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Kherson，Khersonska Oblast（15:40）。 红色警报：空中威胁。 警笛声。 立即掩盖！</text:span>
</text:h>
      <text:p text:style-name="P4">
作者: liveuamap (Language: en)</text:p>
      <text:p text:style-name="P4">
时间: 2023-05-26T09:40:00</text:p>
      <text:p text:style-name="P4">
地点: Kherson (Latitude:46.6559 Longtitude:32.6181)</text:p>
      <text:p text:style-name="P4">
视频: []</text:p>
      <text:p text:style-name="P4">
图片: []</text:p>
      <text:p text:style-name="P4">
标签: []</text:p>
      <text:p text:style-name="P4">
Id: 22565562</text:p>
      <!--METADATA-->
      <text:p text:style-name="P4">
没有任何</text:p>
      <text:p text:style-name="P4">
新闻集链接：<text:a xlink:type="simple" xlink:href="https://liveuamap.com/en/2023/26-may-kherson-khersonska-oblast1540-red-alerg" text:style-name="Internet_20_link" text:visited-style-name="Visited_20_Internet_20_Link">
https://liveuamap.com/en/2023/26-may-kherson-khersonska-oblast1540-red-red-alerg</text:a>
</text:p>
      <text:p text:style-name="P4">
News Source: <text:a xlink:type="simple" xlink:href="https://liveuamap.com/en/2023/26-may-kherson-khersonska-oblast1540-red-alerg" text:style-name="Internet_20_link" text:visited-style-name="Visited_20_Internet_20_Link">
https://liveuamap.com/en/2023/26-may-kherson-khersonska-oblast1540-red-alerg</text:a>
</text:p>
      <!--NEWS-->
      <text:h text:style-name="P10" text:outline-level="1">
<text:span text:style-name="T4">
Donetsk Oblast，Zaporizka Oblast（20:48）。 红色警报：空中威胁。 警笛声。 去湾...</text:span>
</text:h>
      <text:p text:style-name="P4">
作者: liveuamap (Language: en)</text:p>
      <text:p text:style-name="P4">
时间: 2023-05-26T14:49:00</text:p>
      <text:p text:style-name="P4">
地点: Donetsk Oblast (Latitude:48.72703 Longtitude:37.57777)</text:p>
      <text:p text:style-name="P4">
视频: []</text:p>
      <text:p text:style-name="P4">
图片: []</text:p>
      <text:p text:style-name="P4">
标签: ["Europe", "Central and Eastern Europe"]</text:p>
      <text:p text:style-name="P4">
Id: 22565609</text:p>
      <!--METADATA-->
      <text:p text:style-name="P4">
Zaporizhzhia地区Donetsk地区(20:48). Red Alert: aerial threat. Sirenssounding. Take cover now!</text:p>
      <text:p text:style-name="P4">
News Collection Link: <text:a xlink:type="simple" xlink:href="https://liveuamap.com/en/2023/26-may-donetsk-oblast-zaporizka-oblast2048-reg" text:style-name="Internet_20_link" text:visited-style-name="Visited_20_Internet_20_Link">
https://liveuamap.com/en/2023/26-may-donetsk-oblast-zaporizka-oblast2048-reg</text:a>
</text:p>
      <text:p text:style-name="P4">
News Source: <text:a xlink:type="simple" xlink:href="https://t.me/air_alert_ua/46581" text:style-name="Internet_20_link" text:visited-style-name="Visited_20_Internet_20_Link">
https://t.me/air_alert_ua/46581</text:a>
</text:p>
      <!--NEWS-->
      <text:h text:style-name="P10" text:outline-level="1">
<text:span text:style-name="T4">
Kharkiv，Kharkivska Oblast（20:50）。 红色警报：空中威胁。 警笛声。 立即掩盖！</text:span>
</text:h>
      <text:p text:style-name="P4">
作者: liveuamap (Language: en)</text:p>
      <text:p text:style-name="P4">
时间: 2023-05-26T14:51:00</text:p>
      <text:p text:style-name="P4">
地点: Kharkiv (Latitude:49.98147 Longtitude:36.25294)</text:p>
      <text:p text:style-name="P4">
视频: []</text:p>
      <text:p text:style-name="P4">
图片: []</text:p>
      <text:p text:style-name="P4">
标签: ["Europe", "Central and Eastern Europe"]</text:p>
      <text:p text:style-name="P4">
Id: 22565610</text:p>
      <!--METADATA-->
      <text:p text:style-name="P4">
哈尔基夫(Kharkiv)，哈尔基夫地区(20:50). Red Alert: aerial threat. Sirens sounding.Take cover now!</text:p>
      <text:p text:style-name="P4">
News Collection Link: <text:a xlink:type="simple" xlink:href="https://liveuamap.com/en/2023/26-may-kharkiv-kharkivska-oblast2050-red-alerg" text:style-name="Internet_20_link" text:visited-style-name="Visited_20_Internet_20_Link">
https://liveuamap.com/en/2023/26-may-kharkiv-kharkivska-oblast2050-red-alerg</text:a>
</text:p>
      <text:p text:style-name="P4">
News Source: <text:a xlink:type="simple" xlink:href="https://t.me/air_alert_ua/46582" text:style-name="Internet_20_link" text:visited-style-name="Visited_20_Internet_20_Link">
https://t.me/air_alert_ua/46582</text:a>
</text:p>
      <!--NEWS-->
      <text:h text:style-name="P10" text:outline-level="1">
<text:span text:style-name="T4">
Kherson，Khersonska Oblast（21:50）。 红色警报：空中威胁。 警笛声。 立即掩盖！</text:span>
</text:h>
      <text:p text:style-name="P4">
作者: liveuamap (Language: en)</text:p>
      <text:p text:style-name="P4">
时间: 2023-05-26T15:51:00</text:p>
      <text:p text:style-name="P4">
地点: Kherson (Latitude:46.65601 Longtitude:32.61755)</text:p>
      <text:p text:style-name="P4">
视频: []</text:p>
      <text:p text:style-name="P4">
图片: []</text:p>
      <text:p text:style-name="P4">
标签: ["Europe", "Central and Eastern Europe"]</text:p>
      <text:p text:style-name="P4">
Id: 22565611</text:p>
      <!--METADATA-->
      <text:p text:style-name="P4">
赫尔森，赫森地区(21:50). Red Alert: aerial threat. Sirens sounding.Take cover now!</text:p>
      <text:p text:style-name="P4">
News Collection Link: <text:a xlink:type="simple" xlink:href="https://liveuamap.com/en/2023/26-may-kherson-khersonska-oblast2150-red-alerg" text:style-name="Internet_20_link" text:visited-style-name="Visited_20_Internet_20_Link">
https://liveuamap.com/en/2023/26-may-kherson-khersonska-oblast2150-red-alerg</text:a>
</text:p>
      <text:p text:style-name="P4">
News Source: <text:a xlink:type="simple" xlink:href="https://t.me/air_alert_ua/46587" text:style-name="Internet_20_link" text:visited-style-name="Visited_20_Internet_20_Link">
https://t.me/air_alert_ua/46587</text:a>
</text:p>
      <!--NEWS-->
      <text:h text:style-name="P10" text:outline-level="1">
<text:span text:style-name="T4">
Mykolaiv，Mykolayivska Oblast（21:51）。 红色警报：空中威胁。 警笛声。 立即掩盖！</text:span>
</text:h>
      <text:p text:style-name="P4">
作者: liveuamap (Language: en)</text:p>
      <text:p text:style-name="P4">
时间: 2023-05-26T15:53:00</text:p>
      <text:p text:style-name="P4">
地点: Mykolaiv (Latitude:46.9485 Longtitude:32.00638)</text:p>
      <text:p text:style-name="P4">
视频: []</text:p>
      <text:p text:style-name="P4">
图片: []</text:p>
      <text:p text:style-name="P4">
标签: ["Europe", "Central and Eastern Europe"]</text:p>
      <text:p text:style-name="P4">
Id: 22565612</text:p>
      <!--METADATA-->
      <text:p text:style-name="P4">
Nikolaev，Mykolaiv地区(21:51). Red Alert: aerial threat. Sirenssounding. Take cover now!</text:p>
      <text:p text:style-name="P4">
News Collection Link: <text:a xlink:type="simple" xlink:href="https://liveuamap.com/en/2023/26-may-mykolaiv-mykolayivska-oblast2151-red-ag" text:style-name="Internet_20_link" text:visited-style-name="Visited_20_Internet_20_Link">
https://liveuamap.com/en/2023/26-may-mykolaiv-mykolayivska-oblast2151-red-ag</text:a>
</text:p>
      <text:p text:style-name="P4">
News Source: <text:a xlink:type="simple" xlink:href="https://t.me/air_alert_ua/46588" text:style-name="Internet_20_link" text:visited-style-name="Visited_20_Internet_20_Link">
https://t.me/air_alert_ua/46588</text:a>
</text:p>
      <!--NEWS-->
      <text:h text:style-name="P10" text:outline-level="1">
<text:span text:style-name="T4">
对于乌克兰人的GDANSK，CNAP的虚拟管理员工作了</text:span>
</text:h>
      <text:p text:style-name="P4">
作者: Ukrinform (Person)</text:p>
      <text:p text:style-name="P4">
出版商: Укринформ (Organization)</text:p>
      <text:p text:style-name="P4">
出版时间: 2023-05-26T17:56:00+03:00</text:p>
      <text:p text:style-name="P4">
修改时间: 2023-05-26T17:56:00+03:00</text:p>
      <text:p text:style-name="P4">
描述: 由于战争而被迫离开家的乌克兰人可以通过虚拟管理员获得CNAP服务。  - 乌克林。</text:p>
      <text:p text:style-name="P4">
图片: ['<text:a xlink:type="simple" xlink:href="https://static.ukrinform.com/photos/2023_05/thumb_files/630_360_1685112924-293.jpg" text:style-name="Internet_20_link" text:visited-style-name="Visited_20_Internet_20_Link">
630_360_16851...</text:a>
']</text:p>
      <text:p text:style-name="P4">
标签: ['Польща', 'Україна', 'ЦНАП']</text:p>
      <text:p text:style-name="P4">
类型: Article</text:p>
      <!--METADATA-->
      <text:p text:style-name="P4">
<draw:frame draw:style-name="fr1" draw:name="Image2" text:anchor-type="as-char" svg:width="6.9236in" svg:height="3.956343in" draw:z-index="0">
<draw:image xlink:href="../Images/yкринформ/2023-05-26T17-56-00-03-00/630_360_1685112924-293.jpg" xlink:type="simple" xlink:show="embed" xlink:actuate="onLoad" draw:mime-type="image/jpeg"/>
</draw:frame>
由于战争而被迫离开家的乌克兰人可以通过虚拟管理员获得CNAP服务。</text:p>
      <text:p text:style-name="P4">
据报道<text:a xlink:type="simple" xlink:href="https://city-adm.lviv.ua/news/city/tsnap/296729-dlia-ukraintsiv-u-hdansku-zapratsiuvav-virtualnyi-administrator-tsnapu-lvova-video" text:style-name="Internet_20_link" text:visited-style-name="Visited_20_Internet_20_Link">
LVIV市议会的新闻服务</text:a>
，报道乌克林福姆。</text:p>
      <text:p text:style-name="P4">
“ Gdansk的LVIV市CNAP的虚拟管理员开始起作用。(https://www.ukrinform.ua/tag-ukraina)您有各种各样的证书，有机会。”</text:p>
      <text:p text:style-name="P4">
您可以在每个星期三下午2:00至下午6:00远程订购服务，每个星期四C 11:00：00至15:00(波兰时间). Попередня реєстрація за номером телефонув Польщі: 500 218 337. Домовлена зустріч відбуватиметься за адресою: ul.Karmelicka 1, Gdańsk 80-851.</text:p>
      <text:p text:style-name="P4">
Зазначено, що впродовж дня віртуальний адміністратор може прийняти до 25людей.</text:p>
      <text:p text:style-name="P4">
<text:span text:style-name="T4">
Читайте також:</text:span>
 <text:a xlink:type="simple" xlink:href="https://www.ukrinform.ua/rubric-kyiv/3707712-stolicni-cnapi-vidnovluut-zapis-u-zastosunku-kiiv-cifrovij.html" text:style-name="Internet_20_link" text:visited-style-name="Visited_20_Internet_20_Link">
 Столичні и відновлюють запис у застосунку «Київ Цифровий»</text:a>
在尊严周之前，乌克兰人的服务与利维夫市议会行政服务的代表进行了工作之后。 LMR行政服务的想法签署了Fundacja Gdanska之间的备忘录，以实施乌克兰人的CNAP虚拟管理员。</text:p>
      <text:p text:style-name="P4">
据报道，CNAP为乌克兰人提供459个行政服务。其中 - 护照注册，居住地的注册，交通设施的注册等等。</text:p>
      <text:p text:style-name="P4">
<text:span text:style-name="T5">
foto：city-adm.lviv.ua</text:span>
</text:p>
      <text:p text:style-name="P4">
News Source: <text:a xlink:type="simple" xlink:href="https://www.ukrinform.ua/rubric-society/3714654-dla-ukrainciv-u-gdansku-zapracuvav-virtualnij-administrator-cnapu.html" text:style-name="Internet_20_link" text:visited-style-name="Visited_20_Internet_20_Link">
https://www.ukrinform.ua/rubric-society/3714654-dla-ukrainciv-u-gdansku-zapracuvav-virtualnij-administrator-cnapu.html</text:a>
</text:p>
      <!--NEWS-->
      <text:h text:style-name="P10" text:outline-level="1">
<text:span text:style-name="T4">
Kharkiv，Kharkivska Oblast（01:04）。 红色警报：空中威胁。 警笛声。 立即掩盖！</text:span>
</text:h>
      <text:p text:style-name="P4">
作者: liveuamap (Language: en)</text:p>
      <text:p text:style-name="P4">
时间: 2023-05-26T19:05:00</text:p>
      <text:p text:style-name="P4">
地点: Kharkiv (Latitude:49.98011 Longtitude:36.2538)</text:p>
      <text:p text:style-name="P4">
视频: []</text:p>
      <text:p text:style-name="P4">
图片: []</text:p>
      <text:p text:style-name="P4">
标签: ["Europe", "Central and Eastern Europe"]</text:p>
      <text:p text:style-name="P4">
Id: 22565616</text:p>
      <!--METADATA-->
      <text:p text:style-name="P4">
哈尔基夫(Kharkiv)，哈尔基夫地区(01:04). Red Alert: aerial threat. Sirens sounding.Take cover now!</text:p>
      <text:p text:style-name="P4">
News Collection Link: <text:a xlink:type="simple" xlink:href="https://liveuamap.com/en/2023/26-may-kharkiv-kharkivska-oblast0104-red-alerg" text:style-name="Internet_20_link" text:visited-style-name="Visited_20_Internet_20_Link">
https://liveuamap.com/en/2023/26-may-kharkiv-kharkivska-oblast0104-red-alerg</text:a>
</text:p>
      <text:p text:style-name="P4">
News Source: <text:a xlink:type="simple" xlink:href="https://t.me/air_alert_ua/46591" text:style-name="Internet_20_link" text:visited-style-name="Visited_20_Internet_20_Link">
https://t.me/air_alert_ua/46591</text:a>
</text:p>
      <!--NEWS-->
      <text:h text:style-name="P10" text:outline-level="1">
<text:span text:style-name="T4">
Kherson，Kherson地区，Mykolaiv，Mykolaiv地区，Kirovohrad Ob ... Zaporizhzhya地区...</text:span>
</text:h>
      <text:p text:style-name="P4">
作者: liveuamap (Language: en)</text:p>
      <text:p text:style-name="P4">
时间: 2023-05-26T20:48:00</text:p>
      <text:p text:style-name="P4">
地点: Kherson (Latitude:46.65581000 Longtitude:32.61780000)</text:p>
      <text:p text:style-name="P4">
视频: []</text:p>
      <text:p text:style-name="P4">
图片: []</text:p>
      <text:p text:style-name="P4">
标签: ["Europe", "Central and Eastern Europe"]</text:p>
      <text:p text:style-name="P4">
Id: 22565618</text:p>
      <!--METADATA-->
      <text:p text:style-name="P4">
Kherson，Kherson地区，Mykolaiv，Mykolaiv地区，Zaporizhzhya地区，Kirovohrad地区，Cherkasy地区，Dnipro，Dnipropetrovsk地区(02:47).Red Alert: aerial threat. Sirens sounding. Take cover now!</text:p>
      <text:p text:style-name="P4">
News Collection Link: <text:a xlink:type="simple" xlink:href="https://liveuamap.com/en/2023/27-may-kherson-khersonska-oblast-mykolaiv-mykg" text:style-name="Internet_20_link" text:visited-style-name="Visited_20_Internet_20_Link">
https://liveuamap.com/en/2023/27-may-kherson-khersonska-oblast-mykolaiv-mykg</text:a>
</text:p>
      <text:p text:style-name="P4">
News Source: <text:a xlink:type="simple" xlink:href="https://t.me/air_alert_ua/46598" text:style-name="Internet_20_link" text:visited-style-name="Visited_20_Internet_20_Link">
https://t.me/air_alert_ua/46598</text:a>
</text:p>
      <!--NEWS-->
      <text:h text:style-name="P10" text:outline-level="1">
<text:span text:style-name="T4">
Odeska Oblast（02:48）。 红色警报：空中威胁。 警笛声。 立即掩盖！</text:span>
</text:h>
      <text:p text:style-name="P4">
作者: liveuamap (Language: en)</text:p>
      <text:p text:style-name="P4">
时间: 2023-05-26T20:49:00</text:p>
      <text:p text:style-name="P4">
地点: Odeska Oblast (Latitude:46.75000000 Longtitude:30.25000000)</text:p>
      <text:p text:style-name="P4">
视频: []</text:p>
      <text:p text:style-name="P4">
图片: []</text:p>
      <text:p text:style-name="P4">
标签: ["Europe", "Central and Eastern Europe"]</text:p>
      <text:p text:style-name="P4">
Id: 22565619</text:p>
      <!--METADATA-->
      <text:p text:style-name="P4">
ODESA地区(02:48). Red Alert: aerial threat. Sirens sounding. Take covernow!</text:p>
      <text:p text:style-name="P4">
News Collection Link: <text:a xlink:type="simple" xlink:href="https://liveuamap.com/en/2023/27-may-odeska-oblast0248-red-alert-aerial-thrg" text:style-name="Internet_20_link" text:visited-style-name="Visited_20_Internet_20_Link">
https://liveuamap.com/en/2023/27-may-odeska-oblast0248-red-alert-aerial-thrg</text:a>
</text:p>
      <text:p text:style-name="P4">
News Source: <text:a xlink:type="simple" xlink:href="https://t.me/suspilneodesa/23550" text:style-name="Internet_20_link" text:visited-style-name="Visited_20_Internet_20_Link">
https://t.me/suspilneodesa/23550</text:a>
</text:p>
      <!--NEWS-->
      <text:h text:style-name="P10" text:outline-level="1">
<text:span text:style-name="T4">
Vinnytska Oblast（02:48）。 红色警报：空中威胁。 警笛声。 立即掩盖！</text:span>
</text:h>
      <text:p text:style-name="P4">
作者: liveuamap (Language: en)</text:p>
      <text:p text:style-name="P4">
时间: 2023-05-26T20:50:00</text:p>
      <text:p text:style-name="P4">
地点: Vinnytska Oblast (Latitude:48.91667000 Longtitude:28.66667000)</text:p>
      <text:p text:style-name="P4">
视频: []</text:p>
      <text:p text:style-name="P4">
图片: []</text:p>
      <text:p text:style-name="P4">
标签: ["Europe", "Central and Eastern Europe"]</text:p>
      <text:p text:style-name="P4">
Id: 22565620</text:p>
      <!--METADATA-->
      <text:p text:style-name="P4">
Vinnytsia地区(02:48). Red Alert: aerial threat. Sirens sounding. Take covernow!</text:p>
      <text:p text:style-name="P4">
News Collection Link: <text:a xlink:type="simple" xlink:href="https://liveuamap.com/en/2023/27-may-vinnytska-oblast0248-red-alert-aerial-g" text:style-name="Internet_20_link" text:visited-style-name="Visited_20_Internet_20_Link">
https://liveuamap.com/en/2023/27-may-vinnytska-oblast0248-red-alert-aerial-g</text:a>
</text:p>
      <text:p text:style-name="P4">
News Source: <text:a xlink:type="simple" xlink:href="https://t.me/air_alert_ua/46600" text:style-name="Internet_20_link" text:visited-style-name="Visited_20_Internet_20_Link">
https://t.me/air_alert_ua/46600</text:a>
</text:p>
      <!--NEWS-->
      <text:h text:style-name="P10" text:outline-level="1">
<text:span text:style-name="T4">
如何找出谁调查亲戚的失踪</text:span>
</text:h>
      <text:p text:style-name="P4">
作者: ['АРМІЯINFORM']</text:p>
      <text:p text:style-name="P4">
时间: 2023-05-26T31:00:00-04:00</text:p>
      <text:p text:style-name="P4">
描述: 关于Slidchogo，Yaki Roslidu，Provadzhennya Schodo Znodoro的Yak Otrimati Informasia ...与乌克兰2022年的战争，与乌克兰与乌克兰的最新新闻，今天与乌克兰2022年的战争，今天与乌克兰的战争，今天，乌克兰和俄罗斯和俄罗斯之间的战争将会发生。乌克兰在乌克兰的情况将是不久的</text:p>
      <text:p text:style-name="P4">
图片: ['<text:a xlink:type="simple" xlink:href="https://armyinform.com.ua/wp-content/uploads/2023/05/bezvisti-znykli.jpg" text:style-name="Internet_20_link" text:visited-style-name="Visited_20_Internet_20_Link">
bezvisti-znykli.jpg</text:a>
']</text:p>
      <text:p text:style-name="P4">
标签: ['STOPRUSSIA', 'АГРЕСІЯ РФ', 'БЕЗВІСТИ ЗНИКЛІ', 'ВІЙНА', 'ВТОРГНЕННЯ РФ', 'МІНРЕІНТЕГРАЦІЇ']</text:p>
      <text:p text:style-name="P4">
类别: News</text:p>
      <!--METADATA-->
      <text:p text:style-name="P4">
<draw:frame draw:style-name="fr1" draw:name="Image3" text:anchor-type="as-char" svg:width="6.9236in" svg:height="3.894525in" draw:z-index="0">
<draw:image xlink:href="../Images/AРМІЯINFORM/2023-05-26T31-00-00-04-00/bezvisti-znykli.jpg" xlink:type="simple" xlink:show="embed" xlink:actuate="onLoad" draw:mime-type="image/jpeg"/>
</draw:frame>
如何获取有关调查人员调查刑事诉讼的调查人员的信息？</text:p>
      <text:p text:style-name="P4">
在相对消失的情况下，作用算法<text:a xlink:type="simple" xlink:href="https://www.facebook.com/MReintegration/posts/pfbid0pQjsg9x941T9qBEr4BRSqnKBhhDWicJSULMAEvCv7eqdz9CuD5wyckbM2xoiLrWfl" text:style-name="Internet_20_link" text:visited-style-name="Visited_20_Internet_20_Link">
颁布</text:a>
在其Facebook页面上，乌克兰临时杯子区域的重新融入部。</text:p>
      <text:p text:style-name="P4">
为了获取有关调查人员的信息，必须在提交申请的情况下向国家警察介绍失踪人员的亲戚，或者将一个人失踪的流离失所。</text:p>
      <text:p text:style-name="P4">
国家警察的负责人的电话可以由失踪人员的专员的地区代表或热线电话获得：0 800 339 247。</text:p>
      <text:p text:style-name="P4">
<text:span text:style-name="T4">
与负责警察进行沟通时，请报告：</text:span>
</text:p>
      <text:p text:style-name="P4">
<text:span text:style-name="T5">
他们的名字是宣布家庭关系的事件； </text:span>
刑事诉讼； *非凡的 - 统一的审判前调查登记册中的其他摘录信息。</text:p>
      <text:p text:style-name="P4">
负责人有义务为您提供有关国家警察或SBU机构名称，调查员的名称及其工作电话的信息(在场).</text:p>
      <text:p text:style-name="P4">
Мінреінтеграції нагадало, що комунікація зі слідчим має відбуватись виключно уписьмовій формі. Телефонні розмови, усні заяви та клопотання законодавством непередбачені.</text:p>
      <text:p text:style-name="P4">
News Source: <text:a xlink:type="simple" xlink:href="https://armyinform.com.ua/2023/05/26/yak-diznatysya-hto-rozsliduye-znyknennya-rodycha/" text:style-name="Internet_20_link" text:visited-style-name="Visited_20_Internet_20_Link">
https://armyinform.com.ua/2023/05/26/yak-diznatysya-hto-rozsliduye-znyknennya-rodycha/</text:a>
</text:p>
      <!--NEWS-->
      <text:h text:style-name="P10" text:outline-level="1">
<text:span text:style-name="T4">
乌克兰必须重新获得南方，并成为北约 - 弗朗西斯福山的成员</text:span>
</text:h>
      <text:p text:style-name="P4">
作者: ['Ольга Мосьондз']</text:p>
      <text:p text:style-name="P4">
时间: 2023-05-26T32:00:00-04:00</text:p>
      <text:p text:style-name="P4">
描述: 关于CE，通过说斯坦福大学教授在Videozaznin，与乌克兰2022年的战争，与乌克兰的最新新闻，今天与乌克兰2022年的新闻战争，今天上次与乌克兰的《新闻战》，乌克兰和俄罗斯之间的战争以及俄罗斯的战争，当乌克兰与乌克兰的战争，以及当，当俄罗斯与俄罗斯之间的战争是否他们说，乌克兰在2022年将是与乌克兰的战争</text:p>
      <text:p text:style-name="P4">
图片: ['<text:a xlink:type="simple" xlink:href="https://armyinform.com.ua/wp-content/uploads/2023/05/fukuyama.jpg" text:style-name="Internet_20_link" text:visited-style-name="Visited_20_Internet_20_Link">
fukuyama.jpg</text:a>
']</text:p>
      <text:p text:style-name="P4">
标签: ['STOPRUSSIA', 'КИЇВСЬКИЙ БЕЗПЕКОВИЙ ФОРУМ', 'УКРАЇНА – НАТО', 'ФРЕНСІС ФУКУЯМА']</text:p>
      <text:p text:style-name="P4">
类别: News</text:p>
      <!--METADATA-->
      <text:p text:style-name="P4">
<draw:frame draw:style-name="fr1" draw:name="Image4" text:anchor-type="as-char" svg:width="6.9236in" svg:height="3.900295in" draw:z-index="0">
<draw:image xlink:href="../Images/AРМІЯINFORM/2023-05-26T32-00-00-04-00/fukuyama.jpg" xlink:type="simple" xlink:show="embed" xlink:actuate="onLoad" draw:mime-type="image/jpeg"/>
</draw:frame>
陆军通知通讯报告，斯坦福大学弗朗西斯·福山(Francis Fukuyama)教授介绍了这一点，以致辞第15届年度基辅安全论坛的参与者。</text:p>
      <text:p text:style-name="P4">
弗朗西斯·福山(Francis Fukuyama)指出，如果没有加入北约，任何和平协议对乌克兰都无法有效，因为时间将使俄罗斯能够重新竞选并继续战争。</text:p>
      <ul>
        <li>
在当前条件下，乌克兰可能会损害和平谈判和临时停火。 毕竟，它可以使俄罗斯对乌克兰南部海岸的克里米亚顿巴斯的控制权。 这是一个更深的问题。 当弗拉基米尔·普京(Vladimir Putin)掌权时，任何“和平协议”都将允许俄罗斯重新集结自己以恢复战争。 -Francisfukuyama强调，任何长期和解都具有更强的安全保证。</li>
      </ul>
      <text:p text:style-name="P4">
他认为，将来与俄罗斯的战争更新只能是北约的乌克兰成员，以及第5条规定的保证。</text:p>
      <ul>
        <li>
斯坦福大学教授说，如果乌克兰是乌克兰，乌克兰是乌克兰，乌克兰是乌克兰，北约会员资格将变得真实。  - 担心克里米亚的缓慢阻碍会鼓励对乌克兰的袭击，长期解锁乌克兰港口，以引起对乌克兰城市的恐怖导弹袭击。</li>
      </ul>
      <text:p text:style-name="P4">
弗朗西斯·福山(Francis Fukuyama)强调，与俄罗斯的任何安排的有效性都取决于乌克兰在北约的成员资格。</text:p>
      <ul>
        <li>
当我们在等待乌克兰反性开始时，我们需要考虑这场战争可以结束的。 正如我所说，在当前情况下，对乌克兰的和平与停火将是一个非常糟糕的主意。 对此有疑问的每个北约成员都必须说，在接下来的几年中，不仅仅是对火的短期压制，也是俄罗斯推翻自己的机会战争 - 弗朗西斯·福山(Frances Fukuyama)说。</li>
      </ul>
      <text:p text:style-name="P4">
News Source: <text:a xlink:type="simple" xlink:href="https://armyinform.com.ua/2023/05/26/ukrayina-povynna-povernuty-sobi-pivden-i-staty-chlenom-nato-frensis-fukuyama/" text:style-name="Internet_20_link" text:visited-style-name="Visited_20_Internet_20_Link">
https://armyinform.com.ua/2023/05/26/ukrayina-povynna-povernuty-sobi-pivden-i-staty-chlenom-nato-frensis-fukuyama/</text:a>
</text:p>
      <!--NEWS-->
      <text:h text:style-name="P10" text:outline-level="1">
<text:span text:style-name="T4">
落后10年的敌人线人将“耗尽”玛丽upol捍卫者的立场</text:span>
</text:h>
      <text:p text:style-name="P4">
作者: ['АРМІЯINFORM']</text:p>
      <text:p text:style-name="P4">
时间: 2023-05-26T33:00:00-04:00</text:p>
      <text:p text:style-name="P4">
描述: Bezleckei Zibrala Bezini Vinini Shchelnik Rashism，Yaki ...与乌克兰2022年的战争，与乌克兰的最新新闻，今天与乌克兰的新闻战争，今天与乌克兰2022年的新闻战争，乌克兰和俄罗斯之间的战争将与乌克兰的战争，以及与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349301995_1439847243499585_3303797932078639424_n.jpg" text:style-name="Internet_20_link" text:visited-style-name="Visited_20_Internet_20_Link">
349301995_1439847243499585_3303797932078639424_n.jpg</text:a>
']</text:p>
      <text:p text:style-name="P4">
标签: ['STOPRUSSIA', 'АГРЕСІЯ РФ', 'ВІЙНА', 'ВТОРГНЕННЯ РФ', 'СБУ']</text:p>
      <text:p text:style-name="P4">
类别: News</text:p>
      <!--METADATA-->
      <text:p text:style-name="P4">
<draw:frame draw:style-name="fr1" draw:name="Image5" text:anchor-type="as-char" svg:width="6.9236in" svg:height="7.362095in" draw:z-index="0">
<draw:image xlink:href="../Images/AРМІЯINFORM/2023-05-26T33-00-00-04-00/349301995_1439847243499585_3303797932078639424_n.jpg" xlink:type="simple" xlink:show="embed" xlink:actuate="onLoad" draw:mime-type="image/jpeg"/>
</draw:frame>
安全局收集了无可争议的证据表明，拉什主义的另一个支持者的过错，后者传给了乌克兰南部国防军地点的占领者。</text:p>
      <text:p text:style-name="P4">
攻击者是波尔塔瓦地区的俄罗斯居民。</text:p>
      <text:p text:style-name="P4">
在与Mariupol的熟人打交道时，他“在黑暗中”收集了有关基地的位置的信息，并在全面入侵开始时将城市的捍卫者移动。</text:p>
      <text:p text:style-name="P4">
通过SO估算的“ DNR授权”的Facebook收到的信息，该信息是Donetsk地区被俘虏部分的职业管理部门的一部分。</text:p>
      <text:p text:style-name="P4">
将来，据俄罗斯沃沃夫斯克在东方阵线的爆炸司令部运送申诉专员。</text:p>
      <text:p text:style-name="P4">
SBU的工作人员于去年3月在波尔塔瓦地区的反式诉讼事件中拘留了敌方线人。</text:p>
      <text:p text:style-name="P4">
根据调查行动的结果，也揭示了通过社交网络分发的共产主义极权政权的象征意义的帖子。</text:p>
      <text:p text:style-name="P4">
根据SBU材料，法院裁定袭击者犯有《乌克兰刑法》的两条条款：</text:p>
      <text:p text:style-name="P4">
▪quartArt的第1部分。 258-3(促进恐怖组织的活动);</text:p>
      <text:p text:style-name="P4">
▪quart1v。436-1v。436-1(共产主义和民族社会主义极权制度的共产主义，纳粹象征主义的生产，纳粹象征主义和宣传).</text:p>
      <text:p text:style-name="P4">
Йому призначено 10 років тюрми.</text:p>
      <text:p text:style-name="P4">
Досудове розслідування проводили співробітники СБУ в Полтавській області запроцесуального керівництва прокуратури.</text:p>
      <text:p text:style-name="P4">
Джерело: <text:a xlink:type="simple" xlink:href="https://www.facebook.com/SecurSerUkraine/posts/pfbid0jSReWM6Dzp5RH9UH1TQ2Cva6dsd1BhcTec1et4Rvv75vjg1asGGTXhuhCvYDR7Xul" text:style-name="Internet_20_link" text:visited-style-name="Visited_20_Internet_20_Link">
Служба безпекиУкраїни</text:a>
</text:p>
      <text:p text:style-name="P4">
News Source: <text:a xlink:type="simple" xlink:href="https://armyinform.com.ua/2023/05/26/10-rokiv-za-gratamy-provede-vorozhyj-informator-yakyj-zlyvav-pozycziyi-zahysnykiv-mariupolya/" text:style-name="Internet_20_link" text:visited-style-name="Visited_20_Internet_20_Link">
https://armyinform.com.ua/2023/05/26/10-rokiv-za-gratamy-provede-vorozhyj-informator-yakyj-zlyvav-pozycziyi-zahysnykiv-mariupolya/</text:a>
</text:p>
      <!--NEWS-->
      <text:h text:style-name="P10" text:outline-level="1">
<text:span text:style-name="T4">
在Kharkiv地区，发现了一个精心掩饰的藏身之处，上面有俄罗斯弹药</text:span>
</text:h>
      <text:p text:style-name="P4">
作者: ['АРМІЯINFORM']</text:p>
      <text:p text:style-name="P4">
时间: 2023-05-26T34:00:00-04:00</text:p>
      <text:p text:style-name="P4">
描述: 在Teritor Kharkivo，他们认识了贵族Skhovanka，Yaki Rosiyskis ...与乌克兰2022年的战争，今天与乌克兰的最新新闻的战争，乌克兰2022年的新闻是今天的最后一场，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whatsapp-image-2023-05-25-at-09.20.36-1-450x395-4fd.jpeg" text:style-name="Internet_20_link" text:visited-style-name="Visited_20_Internet_20_Link">
whatsapp-image-2023-05-25-at-09.20.36-1-450x395-4fd.jpeg</text:a>
']</text:p>
      <text:p text:style-name="P4">
标签: ['АГРЕСІЯ РФ', 'ВТОРГНЕННЯ РФ', 'ДБР']</text:p>
      <text:p text:style-name="P4">
类别: News</text:p>
      <!--METADATA-->
      <text:p text:style-name="P4">
<draw:frame draw:style-name="fr1" draw:name="Image6" text:anchor-type="as-char" svg:width="6.9236in" svg:height="6.077382in" draw:z-index="0">
<draw:image xlink:href="../Images/AРМІЯINFORM/2023-05-26T34-00-00-04-00/whatsapp-image-2023-05-25-at-09.20.36-1-450x395-4fd.jpeg" xlink:type="simple" xlink:show="embed" xlink:actuate="onLoad" draw:mime-type="image/jpeg"/>
</draw:frame>
在哈尔基夫地区的领土上，发现了一个精心伪装的藏身处，俄罗斯入侵者隐藏了喷气突击手榴弹。 18个单位弹药被隐藏在Chuguev区的其中一个森林条的领土上。</text:p>
      <text:p text:style-name="P4">
关于它<text:a xlink:type="simple" xlink:href="https://dbr.gov.ua/news/dbr-znajshlo-na-harkivshhini-shron-z-rosijskimi-boepripasami-video" text:style-name="Internet_20_link" text:visited-style-name="Visited_20_Internet_20_Link">
报告</text:a>
州调查局。</text:p>
      <text:p text:style-name="P4">
根据操作信息，俄罗斯联邦第101军团第三营的设备撤退前的藏身处。</text:p>
      <text:p text:style-name="P4">
DBR雇员发现的所有武器都被扣押并转移到其中一支武装部队中。</text:p>
      <text:p text:style-name="P4">
我们的捍卫者将出于其预期目的使用俄罗斯炮弹。</text:p>
      <text:p text:style-name="P4">
News Source: <text:a xlink:type="simple" xlink:href="https://armyinform.com.ua/2023/05/26/na-harkivshhyni-znajdeno-shron-z-rosijskymy-boyeprypasamy/" text:style-name="Internet_20_link" text:visited-style-name="Visited_20_Internet_20_Link">
https://armyinform.com.ua/2023/05/26/na-harkivshhyni-znajdeno-shron-z-rosijskymy-boyeprypasamy/</text:a>
</text:p>
      <!--NEWS-->
      <text:h text:style-name="P10" text:outline-level="1">
<text:span text:style-name="T4">
轻率的操纵：“更改乌克兰的教堂日历是疯狂的和bacchanalia”</text:span>
</text:h>
      <text:p text:style-name="P4">
作者: ['АРМІЯINFORM']</text:p>
      <text:p text:style-name="P4">
时间: 2023-05-26T35:00:00-04:00</text:p>
      <text:p text:style-name="P4">
描述: Facebook Facebook上的Wizin -Format中心是Rosemystein Vigirk ...与乌克兰2022年的战争，与乌克兰与乌克兰的最新消息，今天与乌克兰2022年的战争是今天的最后一场，将在他们说，乌克兰和俄罗斯以及2022年与乌克兰的战争是在与乌克兰在不久的将来与乌克兰发生战争的时候在俄罗斯</text:p>
      <text:p text:style-name="P4">
图片: ['<text:a xlink:type="simple" xlink:href="https://armyinform.com.ua/wp-content/uploads/2023/05/349168074_260313303316338_3275902651505577956_n.jpg" text:style-name="Internet_20_link" text:visited-style-name="Visited_20_Internet_20_Link">
349168074_260313303316338_3275902651505577956_n.jpg</text:a>
']</text:p>
      <text:p text:style-name="P4">
标签: ['STOPRUSSIA', 'ВІЙНА', 'ВТОРГНЕННЯ РФ', 'МАНІПУЛЯЦІЇ РФ', 'РОСІЙСЬКІ ФЕЙКИ', 'ЦПД РНБО']</text:p>
      <text:p text:style-name="P4">
类别: News</text:p>
      <!--METADATA-->
      <text:p text:style-name="P4">
<draw:frame draw:style-name="fr1" draw:name="Image7" text:anchor-type="as-char" svg:width="6.9236in" svg:height="6.9236in" draw:z-index="0">
<draw:image xlink:href="../Images/AРМІЯINFORM/2023-05-26T35-00-00-04-00/349168074_260313303316338_3275902651505577956_n.jpg" xlink:type="simple" xlink:show="embed" xlink:actuate="onLoad" draw:mime-type="image/jpeg"/>
</draw:frame>
在其官方Facebook页面上打击错误信息的中心<text:a xlink:type="simple" xlink:href="https://www.facebook.com/protydiyadezinformatsiyi.cpd/posts/pfbid06GQ7k3USHRqy15RCA9wRg9ATd8Yb6FjK6UfqCzjB9oVkmgvZ3HhKdVZ5kikrWnKNl" text:style-name="Internet_20_link" text:visited-style-name="Visited_20_Internet_20_Link">
发布</text:a>
昨天传播俄罗斯宣传的一些错误信息和操纵。</text:p>
      <text:p text:style-name="P4">
<text:span text:style-name="T4">
<text:span text:style-name="T5">
错误的信息：</text:span>
*“今天，我们反对一场集体事件，该事件导致我们的国家，实际上是一场未经宣布的战争，”  - 俄罗斯国防部长S. Shayga在与白俄罗斯诉国防部长的会议上说。 Khrenin。 </text:span>
<text:span text:style-name="T5">
操纵：</text:span>
<text:span text:style-name="T5">
总统总统D.Peskov表示：“乌克兰教会日历的变化是一种疯狂和bacchanaly，现在仍在等待拒绝乌克兰语言，以支持美国语言。 “ </text:span>
<text:span text:style-name="T4">
错误信息：</text:span>
俄罗斯联合会外交副部长M. Khistorin表示：“对俄罗斯和白俄罗斯在军事核领域采取的联盟国家安全的措施是对多年来的强迫回应最近发生在欧洲安全的关键参数。”</text:p>
      <text:p text:style-name="P4">
News Source: <text:a xlink:type="simple" xlink:href="https://armyinform.com.ua/2023/05/26/rashystski-manipulyacziyi-zmina-czerkovnogo-kalendarya-v-ukrayini-cze-bozhevillya-ta-vakhanaliya/" text:style-name="Internet_20_link" text:visited-style-name="Visited_20_Internet_20_Link">
https://armyinform.com.ua/2023/05/26/rashystski-manipulyacziyi-zmina-czerkovnogo-kalendarya-v-ukrayini-cze-bozhevillya-ta-vakhanaliya/</text:a>
</text:p>
      <!--NEWS-->
      <text:h text:style-name="P10" text:outline-level="1">
<text:span text:style-name="T4">
河口领导下的俄罗斯联邦军人讲述了城市中未能成功的犯罪 - 古尔</text:span>
</text:h>
      <text:p text:style-name="P4">
作者: ['АРМІЯINFORM']</text:p>
      <text:p text:style-name="P4">
时间: 2023-05-26T36:00:00-04:00</text:p>
      <text:p text:style-name="P4">
描述: https://youtu.be/chal6izyqhi peach rozpovidah，sho yoo pidrodil，只有……与乌克兰2022年的战争，与乌克兰与乌克兰的最新新闻，《与乌克兰的新闻》 2022年上次与乌克兰的新闻战争，今天将在乌克兰和俄罗斯之间发生战争以及俄罗斯和俄罗斯在2022年与乌克兰战争时，是否会在不久的将来与乌克兰进行战争，乌克兰与乌克兰的战争，今天的乌克兰新闻，乌克兰的新闻，乌克兰媒体在俄罗斯的乌克兰新闻</text:p>
      <text:p text:style-name="P4">
图片: []</text:p>
      <text:p text:style-name="P4">
标签: []</text:p>
      <text:p text:style-name="P4">
类别: News</text:p>
      <!--METADATA-->
      <text:p text:style-name="P4">
占用者告诉他的单位第三次试图暴风雨，他的指挥官最近被中和。</text:p>
      <text:p text:style-name="P4">
占领者抱怨说：“我们通常被告知，在Voronezh伊甸园的领导下，我们立即在这里“花边”，他们来到了第一线。”</text:p>
      <text:p text:style-name="P4">
资料来源：Gur Mow</text:p>
      <text:p text:style-name="P4">
News Source: <text:a xlink:type="simple" xlink:href="https://armyinform.com.ua/2023/05/26/vijskovosluzhbovecz-rf-pid-lymanom-rozpovidaye-pro-nevdali-nastupy-na-misto-gur/" text:style-name="Internet_20_link" text:visited-style-name="Visited_20_Internet_20_Link">
https://armyinform.com.ua/2023/05/26/vijskovosluzhbovecz-rf-pid-lymanom-rozpovidaye-pro-nevdali-nastupy-na-misto-gur/</text:a>
</text:p>
      <!--NEWS-->
      <text:h text:style-name="P10" text:outline-level="1">
<text:span text:style-name="T4">
据报道，俄罗斯联合会的怀疑是据报道乌克兰从黑海开火</text:span>
</text:h>
      <text:p text:style-name="P4">
作者: ['АРМІЯINFORM']</text:p>
      <text:p text:style-name="P4">
时间: 2023-05-26T37:00:00-04:00</text:p>
      <text:p text:style-name="P4">
描述: Bingle Zbrazov Docasova基地在俄罗斯海军的Chornomorsk舰队的Dyucho指挥官上的服务...与乌克兰2022年的战争，与乌克兰的最新新闻，今天与乌克兰的新闻，今天与乌克兰2022年的新闻，今天，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349190747_964711264556975_1402606660226146034_n.jpg" text:style-name="Internet_20_link" text:visited-style-name="Visited_20_Internet_20_Link">
349190747_964711264556975_1402606660226146034_n.jpg</text:a>
']</text:p>
      <text:p text:style-name="P4">
标签: ['STOPRUSSIA', 'АГРЕСІЯ РФ', 'ВІЙНА', 'ВТОРГНЕННЯ РФ', 'СБУ']</text:p>
      <text:p text:style-name="P4">
类别: News</text:p>
      <!--METADATA-->
      <text:p text:style-name="P4">
<draw:frame draw:style-name="fr1" draw:name="Image8" text:anchor-type="as-char" svg:width="6.9236in" svg:height="7.358892in" draw:z-index="0">
<draw:image xlink:href="../Images/AРМІЯINFORM/2023-05-26T37-00-00-04-00/349190747_964711264556975_1402606660226146034_n.jpg" xlink:type="simple" xlink:show="embed" xlink:actuate="onLoad" draw:mime-type="image/jpeg"/>
</draw:frame>
安全局已经汇集了俄罗斯联邦维西德河维克多·索科洛夫(Victor Sokolov)海军黑海舰队现有指挥官的证据。 这位官员参与了俄罗斯对乌克兰平民物体的大规模罢工。</text:p>
      <text:p text:style-name="P4">
在2022年8月10日起，索科洛夫亲自下达了在我们国家的能源基础设施上存在有翼的有翼导弹3M14口径的命令。</text:p>
      <text:p text:style-name="P4">
由于敌对的炮击，有4名平民被杀，还有40名被杀害。</text:p>
      <text:p text:style-name="P4">
根据调查，侵略者是通过对Ukivsky，Lviv，Dnipropetrovsk，Vinnytsia，Vinnytsia，Kirovograd，Kirovograd，Odessa，Zaporizia，Sumy，Sumy，Khmelnytsky，Khmelnytsky，Rivne，Rivne，Rivne，Chernivtsi，Chernivtsi，Chernivtsi，Zhivran和Chhytomyfrr的能量对象进行的。</text:p>
      <text:p text:style-name="P4">
还发现，俄罗斯的炮击造成了乌克兰平民人民人口支持的重大损失。</text:p>
      <text:p text:style-name="P4">
此外，对俄罗斯联邦的火箭袭击导致了数十家教育机构，医院和其他社会机构的临时停止。</text:p>
      <text:p text:style-name="P4">
根据收集的证据，安全局的调查人员根据《乌克兰刑法》的几条条款告知索科洛夫：</text:p>
      <text:p text:style-name="P4">
▪quartArt的第2部分。 28，艺术第1部分。 438和艺术的第2部分。 28，艺术第2部分。 438(违反一群人犯下的战争法律和习俗);</text:p>
      <text:p text:style-name="P4">
▪️爪子3v。110(侵占乌克兰领土完整性和完整性);</text:p>
      <text:p text:style-name="P4">
3。(一群人犯下的计划，准备，解决，解决和积极的战争).</text:p>
      <text:p text:style-name="P4">
Тривають комплексні заходи для його притягнення до відповідальності за злочинипроти нашої держави.</text:p>
      <text:p text:style-name="P4">
Зловмиснику загрожує довічне позбавлення волі.</text:p>
      <text:p text:style-name="P4">
Досудове розслідування проводили за процесуального керівництва ОфісуГенерального прокурора.</text:p>
      <text:p text:style-name="P4">
Джерело: <text:a xlink:type="simple" xlink:href="https://www.facebook.com/SecurSerUkraine/posts/pfbid02j5ZjVBQ1QTTUDTdpScRsR2Maw7LaMohWR5vcnESvznYQ3GEpjuXbkBpYjLHZ3mRil" text:style-name="Internet_20_link" text:visited-style-name="Visited_20_Internet_20_Link">
Служба безпекиУкраїни</text:a>
</text:p>
      <text:p text:style-name="P4">
News Source: <text:a xlink:type="simple" xlink:href="https://armyinform.com.ua/2023/05/26/povidomleno-pro-pidozru-viczeadmiralu-rf-yakyj-nakazav-obstrilyuvaty-ukrayinu-kalibramy-z-chornogo-morya/" text:style-name="Internet_20_link" text:visited-style-name="Visited_20_Internet_20_Link">
https://armyinform.com.ua/2023/05/26/povidomleno-pro-pidozru-viczeadmiralu-rf-yakyj-nakazav-obstrilyuvaty-ukrayinu-kalibramy-z-chornogo-morya/</text:a>
</text:p>
      <!--NEWS-->
      <text:h text:style-name="P10" text:outline-level="1">
<text:span text:style-name="T4">
国防军的航空在占用者的重点领域取得了5次跳动</text:span>
</text:h>
      <text:p text:style-name="P4">
作者: ['АРМІЯINFORM']</text:p>
      <text:p text:style-name="P4">
时间: 2023-05-26T38:00:00-04:00</text:p>
      <text:p text:style-name="P4">
描述: 关于ZSU的总参谋部，Zhmu Zvedenni的总部。 “ Avisaatsy的国防军……与乌克兰2022年的战争，与乌克兰的战争是今天的最新消息，今天与乌克兰2022年的新闻战，乌克兰和俄罗斯之间的战争将发生，当乌克兰与俄罗斯之间以及2022年与乌克兰战争时是否会有，是否会有，是否会在不久的将来与乌克兰进行战争，说，与乌克兰的战争，今天的乌克兰新闻，乌克兰的新闻，乌克兰的新闻在俄罗斯的乌克兰媒体</text:p>
      <text:p text:style-name="P4">
图片: ['<text:a xlink:type="simple" xlink:href="https://armyinform.com.ua/wp-content/uploads/2023/01/armijska-aviacziya-2.jpg" text:style-name="Internet_20_link" text:visited-style-name="Visited_20_Internet_20_Link">
armijska-aviacziya-2.jpg</text:a>
']</text:p>
      <text:p text:style-name="P4">
标签: ['STOPRUSSIA', 'АГРЕСІЯ РФ', 'ВІЙНА', 'ВТОРГНЕННЯ РФ', 'ГШ ЗС УКРАЇНИ', 'ХРОНІКА ОБОРОНИ']</text:p>
      <text:p text:style-name="P4">
类别: News</text:p>
      <!--METADATA-->
      <text:p text:style-name="P4">
<draw:frame draw:style-name="fr1" draw:name="Image9" text:anchor-type="as-char" svg:width="6.9236in" svg:height="4.161038in" draw:z-index="0">
<draw:image xlink:href="../Images/AРМІЯINFORM/2023-05-26T38-00-00-04-00/armijska-aviacziya-2.jpg" xlink:type="simple" xlink:show="embed" xlink:actuate="onLoad" draw:mime-type="image/jpeg"/>
</draw:frame>
<text:span text:style-name="T4">
🔥俄罗斯入侵的情况</text:span>
</text:p>
      <text:p text:style-name="P4">
关于它<text:a xlink:type="simple" xlink:href="https://www.facebook.com/GeneralStaff.ua/posts/pfbid0TyvK4eUK1evAWXwLFaEy1zGERX5pV7htfWqBtDJDKaxaWx38haFjHGbs5qqDggQLl" text:style-name="Internet_20_link" text:visited-style-name="Visited_20_Internet_20_Link">
报告</text:a>
武装部队的总人员在其摘要中。</text:p>
      <text:p text:style-name="P4">
“国防军的航空在敌人军事装备人员集中的领域袭击了5杆。</text:p>
      <text:p text:style-name="P4">
另外，最后一天，我们的后卫击落了一架敌人的SU-25飞机。</text:p>
      <text:p text:style-name="P4">
乌克兰火箭发射器和炮兵击中了管理点，防空导弹综合大楼，2个活力集中的领域，1个弹药组成，一个放射性弹药站和两个在射击位置进行的炮兵部队。</text:p>
      <text:p text:style-name="P4">
News Source: <text:a xlink:type="simple" xlink:href="https://armyinform.com.ua/2023/05/26/aviacziya-syl-oborony-zavdala-5-udariv-po-rajonah-zoseredzhennya-okupantiv-ta-zbyla-su-25/" text:style-name="Internet_20_link" text:visited-style-name="Visited_20_Internet_20_Link">
https://armyinform.com.ua/2023/05/26/aviacziya-syl-oborony-zavdala-5-udariv-po-rajonah-zoseredzhennya-okupantiv-ta-zbyla-su-25/</text:a>
</text:p>
      <!--NEWS-->
      <text:h text:style-name="P10" text:outline-level="1">
<text:span text:style-name="T4">
在马德里，在测试模式下，乌克兰的“护照服务”开始运营</text:span>
</text:h>
      <text:p text:style-name="P4">
作者: ['Володимир Поліщук']</text:p>
      <text:p text:style-name="P4">
时间: 2023-05-26T39:00:00-04:00</text:p>
      <text:p text:style-name="P4">
描述: 伊斯帕尼（Mayzha）在伊斯帕尼（Ispanay）的Rosisko-Ukrainian Viyni的非常大规模的大规模。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photo_5438293775404353977_y.jpg" text:style-name="Internet_20_link" text:visited-style-name="Visited_20_Internet_20_Link">
photo_5438293775404353977_y.jpg</text:a>
']</text:p>
      <text:p text:style-name="P4">
标签: ['БІЖЕНЦІ', 'ДЕРЖАВНА МІГРАЦІЙНА СЛУЖБА', 'ДП ДОКУМЕНТ', 'КОРОЛІВСТВО ІСПАНІЯ', 'МАДРИД', 'МЗС', 'ПАСПОРТНИЙ СЕРВІС']</text:p>
      <text:p text:style-name="P4">
类别: News</text:p>
      <!--METADATA-->
      <text:p text:style-name="P4">
<draw:frame draw:style-name="fr1" draw:name="Image10" text:anchor-type="as-char" svg:width="6.9236in" svg:height="6.9236in" draw:z-index="0">
<draw:image xlink:href="../Images/AРМІЯINFORM/2023-05-26T39-00-00-04-00/photo_5438293775404353977_y.jpg" xlink:type="simple" xlink:show="embed" xlink:actuate="onLoad" draw:mime-type="image/jpeg"/>
</draw:frame>
自大规模俄罗斯 - 乌克兰战争开始以来，对乌克兰公民有超过1.7万个临时保护。 关于它<text:a xlink:type="simple" xlink:href="https://www.interior.gob.es/opencms/ca/detalle/articulo/Espana-supera-las-170.000-protecciones-temporales-a-refugiados-de-Ucrania-un-ano-despues-de-la-activacion-del-mecanismo/" text:style-name="Internet_20_link" text:visited-style-name="Visited_20_Internet_20_Link">
报告</text:a>
西班牙内政部。</text:p>
      <text:p text:style-name="P4">
为了向他们提供有效的护照文件，马德里始于乌克兰的“护照服务”。</text:p>
      <text:p text:style-name="P4">
“得益于国家移民服务部的富有成果的合作，内政部，在马德里市的外交部和我们的法律合作伙伴，5个移动软件和技术综合体，特别是配备了SE象征的白色迷你小伙子”文档“操作”，(https://www.facebook.com/passportcenterua/posts/pfbid0B8ALpAL5KRVWcGKBhKLE2Mcvbb74cJ9yRA9X7yokAaAvSfUxRy2QSQQeFgkhGPugl)在国家拥有的企业的官方页面上。</text:p>
      <text:p text:style-name="P4">
在这些小巴中，在西班牙从Rashist犯罪中储蓄的乌克兰人将能够发行并获得将获得财务和人道主义援助的文件，以进入对其他国家边界的塔布尔解释的教育机构。</text:p>
      <text:p text:style-name="P4">
移动站位于：C。Delaltodelretiro，西班牙马德里28031号。</text:p>
      <text:p text:style-name="P4">
国家拥有的企业“文档”报告说，该电台除周日外，每天9:00至18:00运行。</text:p>
      <text:p text:style-name="P4">
目前，在测试期间，马德里市的游客为现场排队服务。 成功测试系统后将实施电子队列的输入，该网站将由其他描述网站报告</text:p>
      <text:p text:style-name="P4">
<text:span text:style-name="T4">
参考：</text:span>
马德里护照服务提供的服务：</text:p>
      <text:p text:style-name="P4">
<text:span text:style-name="T5">
身份证或护照的注册(特别是而不是丢失或被盗); </text:span>
交换身份证或外国护照(由于有效性到期，信息的变化，不合适的使用); * ID卡上的Exchange Passport样品1994(可选或不适); *同时注册外国护照和身份证。</text:p>
      <text:p text:style-name="P4">
回想一下，除了马德里，在西班牙，护照服务部门在瓦伦西亚工作。 此外，我们的同胞服务中心位于四城市波兰(华沙，克拉科夫，格丹克，弗罗克瓦)， 火鸡(伊斯坦布尔)，斯洛伐克(Bratislava)， 捷克共和国(临界点)和德国的两个城市(科隆，放弃).</text:p>
      <text:p text:style-name="P4">
News Source: <text:a xlink:type="simple" xlink:href="https://armyinform.com.ua/2023/05/26/u-madrydi-v-testovomu-rezhymi-rozpochav-robotu-ukrayinskyj-pasportnyj-servis/" text:style-name="Internet_20_link" text:visited-style-name="Visited_20_Internet_20_Link">
https://armyinform.com.ua/2023/05/26/u-madrydi-v-testovomu-rezhymi-rozpochav-robotu-ukrayinskyj-pasportnyj-servis/</text:a>
</text:p>
      <!--NEWS-->
      <text:h text:style-name="P10" text:outline-level="1">
<text:span text:style-name="T4">
西班牙正准备转移到乌克兰又有四个坦克2号豹2和一批M113装甲运营商</text:span>
</text:h>
      <text:p text:style-name="P4">
作者: ['АРМІЯINFORM']</text:p>
      <text:p text:style-name="P4">
时间: 2023-05-26T40:00:00-04:00</text:p>
      <text:p text:style-name="P4">
描述: 关于国防部的伊斯帕奈·玛格丽塔酒robodomil pid小时的国会，twnnet -arear -arear living ...与乌克兰2022年战争，与乌克兰与乌克兰的最新新闻，《与乌克兰的新闻》 2022年与乌克兰的最新新闻战争，今天将在今天与乌克兰的2022年进行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2/12/margaryta-robles.jpg" text:style-name="Internet_20_link" text:visited-style-name="Visited_20_Internet_20_Link">
margaryta-robles.jpg</text:a>
']</text:p>
      <text:p text:style-name="P4">
标签: ['STOPRUSSIA', 'АГРЕСІЯ РФ', 'ВІЙНА', 'ВТОРГНЕННЯ РФ', 'ІСПАНІЯ']</text:p>
      <text:p text:style-name="P4">
类别: News</text:p>
      <!--METADATA-->
      <text:p text:style-name="P4">
<draw:frame draw:style-name="fr1" draw:name="Image11" text:anchor-type="as-char" svg:width="6.9236in" svg:height="4.61393in" draw:z-index="0">
<draw:image xlink:href="../Images/AРМІЯINFORM/2023-05-26T40-00-00-04-00/margaryta-robles.jpg" xlink:type="simple" xlink:show="embed" xlink:actuate="onLoad" draw:mime-type="image/jpeg"/>
</draw:frame>
玛格丽塔·罗伯斯(Margarita Robles)</text:p>
      <text:p text:style-name="P4">
关于这一点，西班牙国防部长玛格丽塔·罗伯斯<text:a xlink:type="simple" xlink:href="https://www.defensa.gob.es/gabinete/notasPrensa/2023/05/DGC-230525-reunion-ramstein.html" text:style-name="Internet_20_link" text:visited-style-name="Visited_20_Internet_20_Link">
报道</text:a>
在乌克兰国防的联络小组的第十二次会议上。</text:p>
      <text:p text:style-name="P4">
玛格丽塔·罗伯斯(Margarita Robles)在演讲中谈到了西班牙用品的新身份，尤其是未来的其他4个豹子2战斗坦克，包括新的M113装甲运营商。</text:p>
      <text:p text:style-name="P4">
她还强调了在西班牙乌克兰军事领土的准备方面取得的重大进展，那里已经对1500名军人进行了培训。</text:p>
      <text:p text:style-name="P4">
News Source: <text:a xlink:type="simple" xlink:href="https://armyinform.com.ua/2023/05/26/ispaniya-gotuyetsya-peredaty-ukrayini-shhe-chotyry-tanky-leopard-2-ta-partiyu-bronetransporteriv-m113/" text:style-name="Internet_20_link" text:visited-style-name="Visited_20_Internet_20_Link">
https://armyinform.com.ua/2023/05/26/ispaniya-gotuyetsya-peredaty-ukrayini-shhe-chotyry-tanky-leopard-2-ta-partiyu-bronetransporteriv-m113/</text:a>
</text:p>
      <!--NEWS-->
      <text:h text:style-name="P10" text:outline-level="1">
<text:span text:style-name="T4">
加拿大将将AIM-9导弹转移到乌克兰</text:span>
</text:h>
      <text:p text:style-name="P4">
作者: ['АРМІЯINFORM']</text:p>
      <text:p text:style-name="P4">
时间: 2023-05-26T41:00:00-04:00</text:p>
      <text:p text:style-name="P4">
描述: 关于TSE Minstro捍卫加拿大Ananda，Pidd，Twnnaty Vivedannya的Twestads的时光...与乌克兰2022年的战争，与乌克兰的战争是今天的最新新闻，这是与乌克兰2022年的新闻战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630_360_1685067730-790.jpg" text:style-name="Internet_20_link" text:visited-style-name="Visited_20_Internet_20_Link">
630_360_1685067730-790.jpg</text:a>
']</text:p>
      <text:p text:style-name="P4">
标签: []</text:p>
      <text:p text:style-name="P4">
类别: News</text:p>
      <!--METADATA-->
      <text:p text:style-name="P4">
<draw:frame draw:style-name="fr1" draw:name="Image12" text:anchor-type="as-char" svg:width="6.9236in" svg:height="3.946452in" draw:z-index="0">
<draw:image xlink:href="../Images/AРМІЯINFORM/2023-05-26T41-00-00-04-00/630_360_1685067730-790.jpg" xlink:type="simple" xlink:show="embed" xlink:actuate="onLoad" draw:mime-type="image/jpeg"/>
</draw:frame>
飞机图像</text:p>
      <text:p text:style-name="P4">
加拿大国防部长阿纳纳·阿南德<text:a xlink:type="simple" xlink:href="https://www.canada.ca/en/department-national-defence/news/2023/05/defence-minister-anita-anand-announces-military-aid-for-ukraine-at-the-twelfth-meeting-of-the-ukraine-defense-contact-group.html" text:style-name="Internet_20_link" text:visited-style-name="Visited_20_Internet_20_Link">
宣布</text:a>
在乌克兰国防联络小组的第十二次会议上。</text:p>
      <text:p text:style-name="P4">
阿纳纳·阿南德(Anina Anand)宣布，加拿大将在统一框架内扩大其在波兰的业务。 因此，除了七名Skanada军人外，还将派遣五名武装丝绸武装的医疗讲师，他们已经参加了该计划，以培训乌克兰以提高医疗技能。 CFC的这些其他成员将为乌克兰毕业生提供数量。</text:p>
      <text:p text:style-name="P4">
加拿大国防部长还指出，在统一行动的框架内，加拿大武装部队和拉脱维亚国家武装部队于5月15日开始为乌克兰武装部队的初级官员共同准备领导才能的发展。</text:p>
      <text:p text:style-name="P4">
参考：自Unifier行动开始以来，CAF在2015年培训了36,000多名乌克兰安全部队的军事人员，以寻求战术和预性技能，其中已有2400多个从全幕后开始2022年2月入侵乌克兰。</text:p>
      <text:p text:style-name="P4">
在拉姆斯泰(Ramstayn)期间，阿纳纳·阿南德(Anina Anand)宣布，加拿大从咖啡馆阿森纳(Caf Arsenal)传输了乌克兰43 Rakketiaim-9，并指出，这种传播将有助于乌克兰在面对俄罗斯持续袭击的情况下保护天空。</text:p>
      <text:p text:style-name="Quotations">

<text:p text:style-name="P4">
加拿大与乌克兰站在一起 - 现在，而且只需花费很长时间。 乌克兰国防联系人小组的Atday&gt;
会议，我宣布了为乌克兰提供的其他军事援助。 我们将在波兰扩大行动统一机，&gt;
培训更多的乌克兰人员，并捐赠AIM-9 Missils。&gt;
 [pic.twitter.com/f74ullxxls]](https://t.co/f74ULlxXLs)&gt;
&gt;
 -Anita Anand(@anitanandmp)<text:a xlink:type="simple" xlink:href="https://twitter.com/AnitaAnandMP/status/1661785953634070547" text:style-name="Internet_20_link" text:visited-style-name="Visited_20_Internet_20_Link">
5月25日，&gt;
 2023</text:a>
部长还指出，计划于4月宣布的小武器和弹药的转让。 机枪，突击步枪，清洁套装和商店已经交付给乌克兰，并计划将100万个56毫米和4800步枪步枪交付给下一个。 预计到夏季，所有21,000台小型武器和240万张论文将在乌克兰。</text:p>

</text:p>
      <text:p text:style-name="P4">
News Source: <text:a xlink:type="simple" xlink:href="https://armyinform.com.ua/2023/05/26/kanada-peredastt-ukrayini-partiyu-protypovitryanyh-raket/" text:style-name="Internet_20_link" text:visited-style-name="Visited_20_Internet_20_Link">
https://armyinform.com.ua/2023/05/26/kanada-peredastt-ukrayini-partiyu-protypovitryanyh-raket/</text:a>
</text:p>
      <!--NEWS-->
      <text:h text:style-name="P10" text:outline-level="1">
<text:span text:style-name="T4">
国防军在Marinka地区击退了许多敌人袭击</text:span>
</text:h>
      <text:p text:style-name="P4">
作者: ['АРМІЯINFORM']</text:p>
      <text:p text:style-name="P4">
时间: 2023-05-26T42:00:00-04:00</text:p>
      <text:p text:style-name="P4">
描述: 关于ZSU的总部。 “对手是主要的Zoseredazhuvati的俯卧……与乌克兰2022年的战争，与乌克兰的战争是今天的最新消息，今天与乌克兰的新闻战2022，今天的最后一场战争，乌克兰和俄罗斯之间的战争是否会发生。 ，当2022年是否与乌克兰发生战争时，它将是，它将是，它将是不久与乌克兰的战争，今天的乌克兰新闻，乌克兰媒体的乌克兰新闻在俄罗斯</text:p>
      <text:p text:style-name="P4">
图片: ['<text:a xlink:type="simple" xlink:href="https://armyinform.com.ua/wp-content/uploads/2022/10/287703910_345357957777289_3967997942720697739_n-e1664721092544.jpg" text:style-name="Internet_20_link" text:visited-style-name="Visited_20_Internet_20_Link">
287703910_345357957777289_3967997942720697739_n-e1664721092544.jpg</text:a>
']</text:p>
      <text:p text:style-name="P4">
标签: ['STOPRUSSIA', 'АГРЕСІЯ РФ', 'ВІЙНА', 'ГШ ЗСУ']</text:p>
      <text:p text:style-name="P4">
类别: News</text:p>
      <!--METADATA-->
      <text:p text:style-name="P4">
<draw:frame draw:style-name="fr1" draw:name="Image13" text:anchor-type="as-char" svg:width="6.9236in" svg:height="3.917822in" draw:z-index="0">
<draw:image xlink:href="../Images/AРМІЯINFORM/2023-05-26T42-00-00-04-00/287703910_345357957777289_3967997942720697739_n-e1664721092544.jpg" xlink:type="simple" xlink:show="embed" xlink:actuate="onLoad" draw:mime-type="image/jpeg"/>
</draw:frame>
说明性照片<text:span text:style-name="T4">
🔥俄罗斯入侵的情况</text:span>
</text:p>
      <text:p text:style-name="P4">
关于它<text:a xlink:type="simple" xlink:href="https://www.facebook.com/GeneralStaff.ua/posts/pfbid0TyvK4eUK1evAWXwLFaEy1zGERX5pV7htfWqBtDJDKaxaWx38haFjHGbs5qqDggQLl" text:style-name="Internet_20_link" text:visited-style-name="Visited_20_Internet_20_Link">
报告</text:a>
武装部队的总人员。</text:p>
      <text:p text:style-name="P4">
“敌人继续专注于对库平，莱曼，巴赫穆特，阿夫迪夫和玛丽斯基的指示 - 当天发生了22次战斗冲突。</text:p>
      <text:p text:style-name="P4">
在库皮斯克的方向上，敌人并没有停止试图改善战术。 他在Chaikivka和Kharkiv地区附近引起了空袭。这一天是在Masutivka地区的不良进攻行动。</text:p>
      <text:p text:style-name="P4">
在白天，敌人带领卢汉斯克地区比格里维卡地区的进攻潜水员失败。 Luhansk地区的Vodamiakiyivka，Nevskoye，Dibrova和Bigorivka的火炮炮击和Donetsk地区有争议的Ivanivka，Thornske，Verkhnyamyanskoye和有争议的人。</text:p>
      <text:p text:style-name="P4">
在白天的巴赫穆特(Bakhmut)方向上，敌人继续领导以下在巴赫穆特(Bakhmut)地区。 Vasyukivka，Privil，Orikhovo-Vasylivka，Grigorivka，Bakhmut，Kalynivka，Yar，Yar，Ivanivske，Stupochka，Predict，Predict，Konstantinovka，White Mountain和North Donetsk地区受到敌人的炮击伤害。</text:p>
      <text:p text:style-name="P4">
在Avdeevsky的方向上，敌人在Krasnogorovka的方向上进行了不成功的进攻行动。 他在Avdiivka和Vodyany区袭击了航空。在Avdiivka，Pervomaisky和Karlovkidonetsk地区附近的炮弹。</text:p>
      <text:p text:style-name="P4">
在马林因斯基的方向上，国防军反映了马林卡地区的众多攻击。 在那里，敌人使用航空进行打击。 当时，敌人的炮击遭到了Marinka和顿涅茨克地区的胜利。”</text:p>
      <text:p text:style-name="P4">
News Source: <text:a xlink:type="simple" xlink:href="https://armyinform.com.ua/2023/05/26/22-bojovyh-zitknennya-vidbulosya-na-kupyanskomu-lymanskomu-bahmutskomu-avdiyivskomu-ta-maryinskomu-napryamkah/" text:style-name="Internet_20_link" text:visited-style-name="Visited_20_Internet_20_Link">
https://armyinform.com.ua/2023/05/26/22-bojovyh-zitknennya-vidbulosya-na-kupyanskomu-lymanskomu-bahmutskomu-avdiyivskomu-ta-maryinskomu-napryamkah/</text:a>
</text:p>
      <!--NEWS-->
      <text:h text:style-name="P10" text:outline-level="1">
<text:span text:style-name="T4">
国防军每天消除了近500名入侵者，摧毁了一架飞机和25架艺术家</text:span>
</text:h>
      <text:p text:style-name="P4">
作者: ['АРМІЯINFORM']</text:p>
      <text:p text:style-name="P4">
时间: 2023-05-26T43:00:00-04:00</text:p>
      <text:p text:style-name="P4">
描述: Zagalni Boyov，将敌人于02/24/22到05/26/23 Orintovo成为：...与乌克兰2022的战争，与乌克兰与乌克兰的最新新闻，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51c8eb7c-3664-4615-829a-4c9b391bea75-scaled.jpg" text:style-name="Internet_20_link" text:visited-style-name="Visited_20_Internet_20_Link">
51c8eb7c-3664-4615-829a-4c9b391bea75-scaled.jpg</text:a>
']</text:p>
      <text:p text:style-name="P4">
标签: ['STOPRUSSIA', 'АГРЕСІЯ РФ', 'ВТОРГНЕННЯ РФ', 'ВТРАТИ ВОРОГА', 'ГШ ЗСУ']</text:p>
      <text:p text:style-name="P4">
类别: News</text:p>
      <!--METADATA-->
      <text:p text:style-name="P4">
<draw:frame draw:style-name="fr1" draw:name="Image14" text:anchor-type="as-char" svg:width="6.9236in" svg:height="6.975527in" draw:z-index="0">
<draw:image xlink:href="../Images/AРМІЯINFORM/2023-05-26T43-00-00-04-00/51c8eb7c-3664-4615-829a-4c9b391bea75-scaled.jpg" xlink:type="simple" xlink:show="embed" xlink:actuate="onLoad" draw:mime-type="image/jpeg"/>
</draw:frame>
敌人的战斗总损失将从24.02.22到26.05.23。</text:p>
      <text:p text:style-name="P4">
<text:span text:style-name="T4">
<text:span text:style-name="T5">
人员 -  </text:span>
* 205720(+460)淘汰的人</text:span>
<text:span text:style-name="T5">
坦克 -  </text:span>
<text:span text:style-name="T5">
 3796(+1)</text:span>
<text:span text:style-name="T4">
战斗装甲车 -  </text:span>
 7435(+3)<text:span text:style-name="T4">
<text:span text:style-name="T5">
炮兵系统 -  </text:span>
<text:span text:style-name="T5">
 3384(+25)</text:span>
 </text:span>
 rszv- <text:span text:style-name="T4">
 570(0)</text:span>
<text:span text:style-name="T5">
防空 -  </text:span>
<text:span text:style-name="T5">
 328(+1)</text:span>
<text:span text:style-name="T4">
飞机 -  </text:span>
 310(+1)<text:span text:style-name="T4">
<text:span text:style-name="T5">
直升机 -  </text:span>
* 296(0)</text:span>
<text:span text:style-name="T5">
无人机手术战术水平 -  </text:span>
<text:span text:style-name="T5">
 2910(+3)</text:span>
<text:span text:style-name="T4">
有翼的导弹 -  </text:span>
 1015(0)<text:span text:style-name="T4">
<text:span text:style-name="T5">
船 /船 -  </text:span>
* 18(0)</text:span>
<text:span text:style-name="T5">
汽车设备和坦克 -  </text:span>
<text:span text:style-name="T5">
 6161(+13)</text:span>
<text:span text:style-name="T4">
特殊设备 -  </text:span>
 446(+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6.05.23。</text:p>
      <text:p text:style-name="P4">
News Source: <text:a xlink:type="simple" xlink:href="https://armyinform.com.ua/2023/05/26/syly-oborony-za-dobu-likviduvaly-majzhe-500-okupantiv-znyshhyly-litak-i-25-artsystem/" text:style-name="Internet_20_link" text:visited-style-name="Visited_20_Internet_20_Link">
https://armyinform.com.ua/2023/05/26/syly-oborony-za-dobu-likviduvaly-majzhe-500-okupantiv-znyshhyly-litak-i-25-artsystem/</text:a>
</text:p>
      <!--NEWS-->
      <text:h text:style-name="P10" text:outline-level="1">
<text:span text:style-name="T4">
俄罗斯联邦的夜间袭击：空军国防军摧毁了10枚有翼的导弹，23个“ Shahda”和2次侦察无人机</text:span>
</text:h>
      <text:p text:style-name="P4">
作者: ['АРМІЯINFORM']</text:p>
      <text:p text:style-name="P4">
时间: 2023-05-26T44:00:00-04:00</text:p>
      <text:p text:style-name="P4">
描述: Nich 25 Herbalop Pid小时的袭击Rosieki Percopulsa超级超级人吸引了ZSU的新移民...与乌克兰2022年的战争，与乌克兰与乌克兰的最新新闻，《新闻战争》，《与乌克兰2022年的新闻战争》，今天上次与乌克兰的新闻战争，将在今天，将在今天，将在乌克兰2022年与乌克兰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5/ataka-droniv-1.jpg" text:style-name="Internet_20_link" text:visited-style-name="Visited_20_Internet_20_Link">
ataka-droniv-1.jpg</text:a>
']</text:p>
      <text:p text:style-name="P4">
标签: ['АТАКА ДРОНІВ', 'ВІЙНА', 'ПОВІТРЯНІ СИЛИ ЗБРОЙНИХ СИЛ УКРАЇНИ', 'РОСІЙСЬКА РАКЕТНА АТАКА']</text:p>
      <text:p text:style-name="P4">
类别: News</text:p>
      <!--METADATA-->
      <text:p text:style-name="P4">
<draw:frame draw:style-name="fr1" draw:name="Image15" text:anchor-type="as-char" svg:width="6.9236in" svg:height="3.894525in" draw:z-index="0">
<draw:image xlink:href="../Images/AРМІЯINFORM/2023-05-26T44-00-00-04-00/ataka-droniv-1.jpg" xlink:type="simple" xlink:show="embed" xlink:actuate="onLoad" draw:mime-type="image/jpeg"/>
</draw:frame>
5月25日晚上，在俄罗斯武力入侵者和武装部队的空军单位袭击中，摧毁了10枚有翼的空气基础导弹X-101/X-555，23 Shahed-136/131，2 23 Sudar无人机手术性级别：“ Orlan-10”和Merlin-BR。</text:p>
      <text:p text:style-name="P4">
关于它<text:a xlink:type="simple" xlink:href="https://t.me/kpszsu/2539" text:style-name="Internet_20_link" text:visited-style-name="Visited_20_Internet_20_Link">
报告</text:a>
武装部队司令部的新闻服务。</text:p>
      <text:p text:style-name="P4">
总的来说，敌人释放了<text:span text:style-name="T4">
 17导弹的不同类型和31次冲击无人机</text:span>
：</text:p>
      <text:p text:style-name="P4">
<text:span text:style-name="T4">
<text:span text:style-name="T5">
 10翼的导弹X-101/X-555 </text:span>
*来自Caspian Sea的TU-95MC飞机。 </text:span>
<text:span text:style-name="T5">
 7 C-300/ C-400防空导弹</text:span>
<text:span text:style-name="T5">
来自Tokmak地区(然后。 Zaporizhhya地区); </text:span>
*!</text:p>
      <text:p text:style-name="P4">
乌克兰的武装部队指出，这次敌人朝着东方的方向移动，攻击关键基础设施的物体和国防军的对象。</text:p>
      <text:p text:style-name="P4">
在哈尔基夫Tadnipropetrovsk地区，有无人机和几个S-300/C-400 SPR。</text:p>
      <text:p text:style-name="P4">
News Source: <text:a xlink:type="simple" xlink:href="https://armyinform.com.ua/2023/05/26/nichna-ataka-z-boku-rf-syly-ppo-znyshhyly-10-krylatyh-raket-23-shahedy-ta-2-rozviduvalnyh-bpla/" text:style-name="Internet_20_link" text:visited-style-name="Visited_20_Internet_20_Link">
https://armyinform.com.ua/2023/05/26/nichna-ataka-z-boku-rf-syly-ppo-znyshhyly-10-krylatyh-raket-23-shahedy-ta-2-rozviduvalnyh-bpla/</text:a>
</text:p>
      <!--NEWS-->
      <text:h text:style-name="P10" text:outline-level="1">
<text:span text:style-name="T4">
日本加剧了针对的制裁</text:span>
</text:h>
      <text:p text:style-name="P4">
作者: ['АРМІЯINFORM']</text:p>
      <text:p text:style-name="P4">
时间: 2023-05-26T45:00:00-04:00</text:p>
      <text:p text:style-name="P4">
描述: 该单元正在搅动新的圣包装 17 OSIB至78 ...与乌克兰2022的战争，与乌克兰的最新消息，今天与乌克兰2022的战争是今天的最后一场战争，无论是乌克兰和俄罗斯之间的战争，以及何时与乌克兰战争时他们说，或者是在2022年，他们是否会在不久的将来与乌克兰战争，他们说，与乌克兰的战争，今天的乌克兰新闻，乌克兰新闻，乌克兰新闻在俄罗斯的乌克兰媒体</text:p>
      <text:p text:style-name="P4">
图片: ['<text:a xlink:type="simple" xlink:href="https://armyinform.com.ua/wp-content/uploads/2023/04/antyrosijski-sankcziyi-1.jpg" text:style-name="Internet_20_link" text:visited-style-name="Visited_20_Internet_20_Link">
antyrosijski-sankcziyi-1.jpg</text:a>
']</text:p>
      <text:p text:style-name="P4">
标签: ['ДОПОМОГА ПАРТНЕРІВ', 'ЕКОНОМІКА РФ', 'ЕКОНОМІЧНІ САНКЦІЇ', 'СВІТ ПІДТРИМУЄ УКРАЇНУ', 'ЯПОНІЯ']</text:p>
      <text:p text:style-name="P4">
类别: News</text:p>
      <!--METADATA-->
      <text:p text:style-name="P4">
<draw:frame draw:style-name="fr1" draw:name="Image16" text:anchor-type="as-char" svg:width="6.9236in" svg:height="3.745668in" draw:z-index="0">
<draw:image xlink:href="../Images/AРМІЯINFORM/2023-05-26T45-00-00-04-00/antyrosijski-sankcziyi-1.jpg" xlink:type="simple" xlink:show="embed" xlink:actuate="onLoad" draw:mime-type="image/jpeg"/>
</draw:frame>
日本政府已宣布针对俄罗斯的新制裁措施。 其中包括来自俄罗斯联邦的17人和78家公司。</text:p>
      <text:p text:style-name="P4">
关于它<text:a xlink:type="simple" xlink:href="https://www.mofa.go.jp/press/release/press4e_003267.html" text:style-name="Internet_20_link" text:visited-style-name="Visited_20_Internet_20_Link">
报告</text:a>
日本外交部。</text:p>
      <text:p text:style-name="P4">
对许多俄罗斯航空企业进行了制裁，例如Avrah，Komsomolsk-on-Amuri和Irkutsk，来自Kolomna，Pulsyar，Gazar Group，Rosel Center，Rosel Center，Rosel Center的机械工程设计局。 Makeev和其他组织。</text:p>
      <text:p text:style-name="P4">
制裁方案也由俄罗斯国家福利基金(Ifond Protection of National Values)提供，其资金用于战争的资助。</text:p>
      <text:p text:style-name="P4">
日本还禁止为Rossia提供建设和工程服务的禁令，并通过许多有助于形成俄罗斯联邦工业基地的商品扩大了禁令的出口清单。</text:p>
      <text:p text:style-name="P4">
我们将提醒，日本政府早些时候<text:a xlink:type="simple" xlink:href="https://armyinform.com.ua/2023/02/28/yaponiya-zaprovadyla-sankcziyi-proty-rf-u-spysku-predstavnyky-minoborony-ta-genshtabu-rf/" text:style-name="Internet_20_link" text:visited-style-name="Visited_20_Internet_20_Link">
介绍</text:a>
俄罗斯总统管理人员以及俄罗斯联合会的副加仑，卡拉什尼科夫关注的负责人和俄罗斯武装部队的武装部队的负责人对面进行制裁。</text:p>
      <text:p text:style-name="P4">
News Source: <text:a xlink:type="simple" xlink:href="https://armyinform.com.ua/2023/05/26/yaponiya-posylyuye-sankcziyi-proty-rosiyi/" text:style-name="Internet_20_link" text:visited-style-name="Visited_20_Internet_20_Link">
https://armyinform.com.ua/2023/05/26/yaponiya-posylyuye-sankcziyi-proty-rosiyi/</text:a>
</text:p>
      <!--NEWS-->
      <text:h text:style-name="P10" text:outline-level="1">
<text:span text:style-name="T4">
队长1排名Stepan Yakimak：破坏程度</text:span>
</text:h>
      <text:p text:style-name="P4">
作者: ['Олександр Козубенко']</text:p>
      <text:p text:style-name="P4">
时间: 2023-05-26T81:00:00-04:00</text:p>
      <text:p text:style-name="P4">
描述: USECHI 24俄罗斯联合会的卑鄙行为的伤害正在欺骗，sho Blizko 5:30 Zbroini Sil Ukrainian ...与乌克兰的战争2022年，与乌克兰与乌克兰的最新新闻，今天与乌克兰的新闻战争，今天与乌克兰2022年的新闻战争，今天将会有乌克兰与俄罗斯之间的战争以及2022年与乌克兰的战争将是与乌克兰的战争，将在不久的将来与乌克兰发生战争，今天与乌克兰的战争，今天的乌克兰新闻，乌克兰新闻，乌克兰媒体在俄罗斯的乌克兰新闻</text:p>
      <text:p text:style-name="P4">
图片: ['<text:a xlink:type="simple" xlink:href="https://armyinform.com.ua/wp-content/uploads/2023/05/foto-01.jpg" text:style-name="Internet_20_link" text:visited-style-name="Visited_20_Internet_20_Link">
foto-01.jpg</text:a>
', '<text:a xlink:type="simple" xlink:href="https://armyinform.com.ua/wp-content/uploads/2023/05/foto-02-150x150.jpg" text:style-name="Internet_20_link" text:visited-style-name="Visited_20_Internet_20_Link">
foto-02-150x150.jpg</text:a>
', '<text:a xlink:type="simple" xlink:href="https://armyinform.com.ua/wp-content/uploads/2023/05/foto-03-150x150.jpg" text:style-name="Internet_20_link" text:visited-style-name="Visited_20_Internet_20_Link">
foto-03-150x150.jpg</text:a>
']</text:p>
      <text:p text:style-name="P4">
标签: ['ВОРОЖИЙ КОРАБЕЛЬ', 'ІВАН ХУРС']</text:p>
      <text:p text:style-name="P4">
类别: News</text:p>
      <!--METADATA-->
      <text:p text:style-name="P4">
<draw:frame draw:style-name="fr1" draw:name="Image17" text:anchor-type="as-char" svg:width="6.9236in" svg:height="4.586885in" draw:z-index="0">
<draw:image xlink:href="../Images/AРМІЯINFORM/2023-05-26T81-00-00-04-00/foto-01.jpg" xlink:type="simple" xlink:show="embed" xlink:actuate="onLoad" draw:mime-type="image/jpeg"/>
</draw:frame>
5月24日晚上，俄罗斯联邦国防部报告说，大约5:30武装的乌克兰“徒劳地尝试攻击三艘无人快速船“这艘船“伊万·赫尔斯”。 根据俄罗斯的军事收藏，情报船通过“在Bosphorus海峡东北140公里的独家经济Zonituretsky Republic”中的气管运作安全实现。 均匀地说，所有船只都“被俄罗斯船的常规武器摧毁了”，据称，该船只证实了一段视频，并击败了一个延迟。</text:p>
      <text:p text:style-name="P4">
但是在一天中，乌克兰国防部可能会享受敌人不合理的胜利<text:a xlink:type="simple" xlink:href="https://twitter.com/DefenceU/status/1661789365582921744" text:style-name="Internet_20_link" text:visited-style-name="Visited_20_Internet_20_Link">
证明</text:a>
侦察船的视频“浪漫会议”。</text:p>
      <text:p text:style-name="P4">
“俄罗斯侦察船”伊万·赫尔斯(Ivan Hurs)遇到了乌克兰非企业。 的确，完美的夫妇!”  - 伴随着这样的签名。</text:p>
      <text:p text:style-name="Quotations">

<text:p text:style-name="P4">
当俄罗斯侦察船“伊万·库尔斯”遇到乌克兰无人机时。 &gt;
确实，完美匹配!&gt;
 <text:a xlink:type="simple" xlink:href="https://t.co/mW3clD0vHh" text:style-name="Internet_20_link" text:visited-style-name="Visited_20_Internet_20_Link">
pic.twitter.com/mw3cld0vhh</text:a>
&gt;
&gt;
  - 乌克兰的防御(@defenceu)<text:a xlink:type="simple" xlink:href="https://twitter.com/DefenceU/status/1661789365582921744" text:style-name="Internet_20_link" text:visited-style-name="Visited_20_Internet_20_Link">
5月25日，&gt;
 2023</text:a>
乌克兰视频驳斥了伊凡·赫尔斯(Ivan Hurs)没有被滥用的敌人的官方版本，因为只有在无人机接近左饲料后，框架才被打破。 从衬里的船的强烈爆炸来看，另一个没有被摧毁，对侦察船造成了很大伤害的心情。</text:p>

</text:p>
      <text:p text:style-name="P4">
根据我们要求伊万·赫尔萨(Ivan Hursa)的战斗能力及其对俄罗斯联邦黑海舰队的重要性，陆军读者由乌克兰国防大学的负责人和海军告诉乌克兰国防大学以Ivanachernyakhernyakhovsky Captain Captain Captain Captain Stepan Yakimak命名。</text:p>
      <ul>
        <li>
斯蒂芬·亚基马克(Stepan Yakimak)说，这艘船不是为黑海舰队而来的，而是用于pvenokoean。  - 但是在2017年，俄罗斯侦察船“利曼”站在Bubbosphorus的锚点时，他是黑色的，一艘带绵羊的船进来了。 因此，决定继续前往黑海舰队的决定。 - 斯蒂芬·亚基马克(Stepan Yakimak)说，从大规模入侵伊万·赫尔斯(Ivan Hurs)开始，入口就一直积极参与。  - 参与了黑海各种黑人的侦察，执行了各种智能任务。特别是，我们观察到它会定期进入奥斯特罗氏菌和敖德萨天然气场之间的区域。</li>
      </ul>
      <text:p text:style-name="P4">
伊万·赫尔斯(Ivan Hurs)的侦察船可以在一个多个月的自动供应中供应，因此很长一段时间以来，它可以确定我们在海上和科学岛的优势，听取了海军雷达站，以及我们的ret力防御等。</text:p>
      <ul>
        <li>
Stepanayak说，这是侦察船的传统任务。  - 聆听无线电频道，活动站的检测以及这种智能总是在综合体中运作：某些沿海系统和中心，例如船舶元素以及空间，空气。 伊万·赫尔萨(Ivan Hursa)的船只对于情报信息变得可靠很重要。 它们的作用很重要，因为它们直接在正确的区域展开，而沿海或空气无法制造。</li>
      </ul>
      <text:p text:style-name="P4">
根据乌克兰国民国民大学海军部长的说法，伊万·赫尔斯(Ivan Hurs)在黑海西北部运营的伊万·赫尔斯(Ivan Hurs)侦察，从多瑙河吉尔(Girle入侵后宣布。 这艘船取决于我们在战斗区部队中目标成功的40-60％。</text:p>
      <ul>
        <li>
斯蒂芬·亚基马克(Stepan Yakimak)说，还有其他俄罗斯侦察船，但它们年龄较大，有摩托车和智力的能力较低。  - 因此，在这艘关键船的破坏情况下，支持者失去了这些显着的40-60％的信息准确性，这些信息准确性给出了复杂的智能系统。</li>
      </ul>
      <text:p text:style-name="P4">
除了监视我们的部队外，从对双腹船船的攻击位置来看，他还可以监视罗马尼亚，土耳其和黑海其他国家的活动以及平民航行。</text:p>
      <text:p text:style-name="P4">
据Stepan Yakimak称，至于对Ivan Hursa的攻击，这不是严重抵抗的大摩托马，因为侦察船具有灯衣，通常在安全地区执行任务。 但是，避免了我们的“海王星”的覆盖范围，俄罗斯人被错误地计算了。</text:p>
      <text:p text:style-name="P4">
<text:a xlink:type="simple" xlink:href="https://armyinform.com.ua/wp-content/uploads/2023/05/foto-02.jpg" text:style-name="Internet_20_link" text:visited-style-name="Visited_20_Internet_20_Link">
!(Images/AРМІЯINFORM/2023-05-26T81-00-00-04-00/foto-02-150x150.jpg)</text:a>
</text:p>
      <text:p text:style-name="P4">
_不上面的图像：1)我们表面无人机爆炸的框架； 2)其他无人机的人员到俄罗斯船。</text:p>
      <ul>
        <li>
顺便说一句，我强调的是，伊万·赫尔斯(Ivan Hurs)是我们部队的合法目标，因为它是黑海舰队的一艘船，这是海军专家。  - 根据国际法，我们只应保证在袭击期间可能靠近它的更多船只的安全。</li>
      </ul>
      <text:p text:style-name="P4">
Stepan Vladimirovich解释说，俄罗斯人试图用土耳其的“独家经济区”掩盖自己，但居住在其中并不能保护船只免受袭击，因为他们是称为“公海”的水，也就是说在国家行动的海洋之外的演员确实是非法的。</text:p>
      <text:p text:style-name="P4">
至于俄罗斯船在理论上可能遭受的损害，从分散的视频来看，斯蒂芬·亚基马克(Stepan Yakimak)认为它们可能很重要：被摧毁的船只爆炸的力量加上船只的另一个无人机的影响。</text:p>
      <ul>
        <li>
他们撞到了左侧的觅食部分 - 分析了Stepan Vladimirovich。  - 在1.5-2米的深度是螺钉的行之一。 对于俄罗斯人来说，这比螺丝本身更热。 这两个螺钉的空腔都是如此特殊的修剪，它们可以转到机舱，并且很难制造，因此没有振动等。 如果您弯曲一点，这将导致这样的事实，即这一勇气通常无法使用。</li>
      </ul>
      <text:p text:style-name="P4">
此外，关于两个瓦洛夫驱动器可能会严重损坏的事实(塔维斯)他们还说，国际交通信息系统的数据实时显示了这一行动。 根据Stepan Yakimak的说法，这一全球系统在袭击后显示了约0.8个节点。</text:p>
      <ul>
        <li>
斯蒂芬·弗拉迪米罗维奇(Stepan Vladimirovich)说，大概是说，他以每小时不到两公里的速度进入，在战斗甚至燃料 - 经济课程中获得了至少12节的完整速度。  - 因此损坏是严重的。</li>
      </ul>
      <text:p text:style-name="P4">
专家指出，据估计的炸药量为50-70公斤，直接冲进板上，该船只可以创建一个直径约为一米的孔。 如果他们为船只的绝佳性而奋斗，那么机组人员可以以某种方式抓住饲料舱并进入维修基地。</text:p>
      <text:p text:style-name="P4">
News Source: <text:a xlink:type="simple" xlink:href="https://armyinform.com.ua/2023/05/26/kapitan-1-rangu-stepan-yakymyak-stupin-urazhennya-rosijskogo-korablya-ivan-hurs-vyvedenyj-z-ladu/" text:style-name="Internet_20_link" text:visited-style-name="Visited_20_Internet_20_Link">
https://armyinform.com.ua/2023/05/26/kapitan-1-rangu-stepan-yakymyak-stupin-urazhennya-rosijskogo-korablya-ivan-hurs-vyvedenyj-z-ladu/</text:a>
</text:p>
      <!--NEWS-->
      <text:h text:style-name="P10" text:outline-level="1">
<text:span text:style-name="T4">
该国东部发生了18场战斗冲突</text:span>
</text:h>
      <text:p text:style-name="P4">
作者: ['АРМІЯINFORM']</text:p>
      <text:p text:style-name="P4">
时间: 2023-05-26T96:00:00-04:00</text:p>
      <text:p text:style-name="P4">
描述: 关于TSE在Facebook，ZSU的总参谋部。 敌人是唱歌...与乌克兰2022年的战争，与乌克兰的战争是今天的最新消息，与乌克兰2022年的新闻战是今天的最后一场，乌克兰和俄罗斯之间的战争以及与乌克兰的战争时会发生战争在2022年，是否会在不久的将来与乌克兰进行战争，说，与乌克兰的战争，今天的乌克兰新闻，乌克兰的新闻，乌克兰的新闻在俄罗斯的乌克兰媒体</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text:p>
      <text:p text:style-name="P4">
类别: News</text:p>
      <!--METADATA-->
      <text:p text:style-name="P4">
<draw:frame draw:style-name="fr1" draw:name="Image18" text:anchor-type="as-char" svg:width="6.9236in" svg:height="4.615733in" draw:z-index="0">
<draw:image xlink:href="../Images/AРМІЯINFORM/2023-05-26T96-00-00-04-00/artylerys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653QoSG5QvAASQxiyeAkY45eHGAYycx8aLvP2FxmpB8MnnVDw8Rmugj4vJEWJko4l" text:style-name="Internet_20_link" text:visited-style-name="Visited_20_Internet_20_Link">
报告</text:a>
武装部队的总人员。</text:p>
      <text:p text:style-name="P4">
敌人继续专注于对库平，莱曼，巴赫穆特，阿夫迪夫和玛丽斯基的主要努力。 总共有18个战斗冲突。</text:p>
      <text:p text:style-name="P4">
News Source: <text:a xlink:type="simple" xlink:href="https://armyinform.com.ua/2023/05/26/18-bojovyh-zitknen-vidbulos-na-shodi-krayiny/" text:style-name="Internet_20_link" text:visited-style-name="Visited_20_Internet_20_Link">
https://armyinform.com.ua/2023/05/26/18-bojovyh-zitknen-vidbulos-na-shodi-krayiny/</text:a>
</text:p>
      <!--NEWS-->
      <text:h text:style-name="P10" text:outline-level="1">
<text:span text:style-name="T4">
敌人炮击Gulyaypol后，救援人员从一个人的废墟中撤出</text:span>
</text:h>
      <text:p text:style-name="P4">
作者: Ukrinform (Person)</text:p>
      <text:p text:style-name="P4">
出版商: Укринформ (Organization)</text:p>
      <text:p text:style-name="P4">
出版时间: 2023-05-27T-14:58:00+03:00</text:p>
      <text:p text:style-name="P4">
修改时间: 2023-05-27T23:58:00+03:00</text:p>
      <text:p text:style-name="P4">
描述: 在Zaporizhhya地区的Gulyaypol，再次遭受了敌意的炮击，救援人员被撤出了一个男人的废墟 - 他被送往医院。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Обстріл', 'Запоріжжя', 'Війна з Росією']</text:p>
      <text:p text:style-name="P4">
类型: Article</text:p>
      <!--METADATA-->
      <text:p text:style-name="P4">
<draw:frame draw:style-name="fr1" draw:name="Image19" text:anchor-type="as-char" svg:width="6.9236in" svg:height="3.956343in" draw:z-index="0">
<draw:image xlink:href="../Images/yкринформ/2023-05-27T-14-58-00-03-00/630_360_1654768443-794.jpg" xlink:type="simple" xlink:show="embed" xlink:actuate="onLoad" draw:mime-type="image/jpeg"/>
</draw:frame>
Zaporizhzhya地区的Uguliayayaypoli再次遭受了敌对的炮击，救援人员从一个男人的废墟中撤出 - 他被送往医院。</text:p>
      <text:p text:style-name="P4">
关于<text:a xlink:type="simple" xlink:href="https://t.me/zoda_gov_ua/19059" text:style-name="Internet_20_link" text:visited-style-name="Visited_20_Internet_20_Link">
电报</text:a>
乌克林福姆报道，尤里·马拉什科(Yuriy Malashko)，尤里·马拉什科(Yuriy Malashko)报道。</text:p>
      <text:p text:style-name="P4">
他说：“敌人再次袭击了这座坚不可摧的城市。一个39岁的男人在自己家的废墟下。专家迅速将受害者的tades拖到医疗机构中。”</text:p>
      <text:p text:style-name="P4">
<text:span text:style-name="T4">
另请阅读：</text:span>
 <text:a xlink:type="simple" xlink:href="https://www.ukrinform.ua/rubric-ato/3715047-rosiani-zavdali-se-cotiri-udari-po-prikordonnu-cernigivsini.html" text:style-name="Internet_20_link" text:visited-style-name="Visited_20_Internet_20_Link">
俄罗斯人在切尔尼希夫地区的边界又进行了四次跳动</text:a>
正如乌克林福姆报道的<text:a xlink:type="simple" xlink:href="https://www.ukrinform.ua/rubric-ato/3715006-vorog-obstrilav-stepnogirsk-na-zaporizzi-dvoe-poranenih.html" text:style-name="Internet_20_link" text:visited-style-name="Visited_20_Internet_20_Link">
俄罗斯入侵者在Stepnogorskzapozhye地区开火</text:a>
，伤口遭受平民的痛苦，其中之一处于严重状态。</text:p>
      <text:p text:style-name="P4">
照片：Yuri Malashko，电报</text:p>
      <text:p text:style-name="P4">
News Source: <text:a xlink:type="simple" xlink:href="https://www.ukrinform.ua/rubric-ato/3715054-pisla-vorozih-obstriliv-gulajpola-ratuvalniki-vitagli-zpid-zavaliv-colovika.html" text:style-name="Internet_20_link" text:visited-style-name="Visited_20_Internet_20_Link">
https://www.ukrinform.ua/rubric-ato/3715054-pisla-vorozih-obstriliv-gulajpola-ratuvalniki-vitagli-zpid-zavaliv-colovika.html</text:a>
</text:p>
      <!--NEWS-->
      <text:h text:style-name="P10" text:outline-level="1">
<text:span text:style-name="T4">
Bohun Morival Lyceum Morival Lyceum已发行了近300名学员</text:span>
</text:h>
      <text:p text:style-name="P4">
作者: Ukrinform (Person)</text:p>
      <text:p text:style-name="P4">
出版商: Укринформ (Organization)</text:p>
      <text:p text:style-name="P4">
出版时间: 2023-05-27T-16:38:00+03:00</text:p>
      <text:p text:style-name="P4">
修改时间: 2023-05-27T23:38:00+03:00</text:p>
      <text:p text:style-name="P4">
描述: 299名学员在伊万·博恩（Ivan Bohun）军事lyceum释放，其中包括25名女孩。  - 乌克林。</text:p>
      <text:p text:style-name="P4">
图片: ['<text:a xlink:type="simple" xlink:href="https://static.ukrinform.com/photos/2023_05/thumb_files/630_360_1685219670-342.jpg" text:style-name="Internet_20_link" text:visited-style-name="Visited_20_Internet_20_Link">
630_360_16852...</text:a>
']</text:p>
      <text:p text:style-name="P4">
标签: ['Гордійчук', 'Військові', 'Київ', 'Курсант']</text:p>
      <text:p text:style-name="P4">
类型: Article</text:p>
      <!--METADATA-->
      <text:p text:style-name="P4">
<draw:frame draw:style-name="fr1" draw:name="Image21" text:anchor-type="as-char" svg:width="6.9236in" svg:height="3.956343in" draw:z-index="0">
<draw:image xlink:href="../Images/yкринформ/2023-05-27T-16-38-00-03-00/630_360_1685219670-342.jpg" xlink:type="simple" xlink:show="embed" xlink:actuate="onLoad" draw:mime-type="image/jpeg"/>
</draw:frame>
Ivan Bohun Ukiiv军事Lyceum被释放299，其中包括25名女孩。</text:p>
      <text:p text:style-name="P4">
乌克林福姆(Ukrinform)表示，基辅城军事管理局在<text:a xlink:type="simple" xlink:href="https://www.facebook.com/kyivmva/" text:style-name="Internet_20_link" text:visited-style-name="Visited_20_Internet_20_Link">
Facebook</text:a>
。</text:p>
      <text:p text:style-name="P4">
值得注意的是，大多数毕业生将继续他们在军事大学的训练，将成为军官，并创建新一代的乌克兰武装部队。</text:p>
      <text:p text:style-name="P4">
毕业庆典是由乌克兰少将伊戈尔·戈尼库克(Igor Gorniychuk)英雄Lyceum的负责人开幕的。 介绍性的演讲是由KMVA的负责人Sergey Popko上校发表的。</text:p>
      <text:p text:style-name="P4">
“对我来说，在这些墙上是一个荣幸。 因为这是我的母校。 正好45年前，我现在也是这个机构的毕业生。 基辅的生存的任何时候都是一所荣誉和英勇。 Lyceum是由乌克兰英雄的毕业生的名字写成的-Andriy Kizilo，Alexander Kukurba等。 基辅他的军事行为igor gorniychuk的负责人是乌克兰战士的顽强性和勇气的一个例子。 正如他所说，Lyceum必须遇到现代挑战，生产说英语的专家Bandera，Cossack-Characterists，Sports的大师，以破坏敌人。 一定要感谢您的老师将您的灵魂纳入您的学习中。” KMVA负责人说。</text:p>
      <text:p text:style-name="P4">
<text:span text:style-name="T4">
另请阅读：</text:span>
 <text:a xlink:type="simple" xlink:href="https://www.ukrinform.ua/rubric-society/3694873-zelenskij-privitav-vipusknikiv-sistemi-mvs.html" text:style-name="Internet_20_link" text:visited-style-name="Visited_20_Internet_20_Link">
Zelensky祝贺内政部</text:a>
波普科感谢学员的事实，即在战争期间，他们选择了一种困难但波的方式<text:a xlink:type="simple" xlink:href="https://www.ukrinform.ua/tag-vijskovi" text:style-name="Internet_20_link" text:visited-style-name="Visited_20_Internet_20_Link">
军事</text:a>
。</text:p>
      <text:p text:style-name="P4">
“您是Ivan Bohun，Peter Sahaidachny和Stepan Bandera的后代。 您创造了乌克兰武装部队的历史。 我们国家的未来取决于您!胜利后，我们在乌克兰带来了和平!</text:p>
      <text:p text:style-name="P4">
正如乌克林福姆(Ukrinform(http://www.ukrinform.ua/rubric-society/3698489-u-suhoputnih-vijskah-zsu-nalicuetsa-majze-38-tisaci-zinokoficeriv.html)，其中许多人担任公共职位。</text:p>
      <text:p text:style-name="P4">
News Source: <text:a xlink:type="simple" xlink:href="https://www.ukrinform.ua/rubric-kyiv/3715073-kiivskij-vijskovij-licej-imeni-boguna-vipustiv-majze-300-kadetiv.html" text:style-name="Internet_20_link" text:visited-style-name="Visited_20_Internet_20_Link">
https://www.ukrinform.ua/rubric-kyiv/3715073-kiivskij-vijskovij-licej-imeni-boguna-vipustiv-majze-300-kadetiv.html</text:a>
</text:p>
      <!--NEWS-->
      <text:h text:style-name="P10" text:outline-level="1">
<text:span text:style-name="T4">
梅·马斯克（May Musk</text:span>
</text:h>
      <text:p text:style-name="P4">
作者: Ukrinform (Person)</text:p>
      <text:p text:style-name="P4">
出版商: Укринформ (Organization)</text:p>
      <text:p text:style-name="P4">
出版时间: 2023-05-27T-18:16:00+03:00</text:p>
      <text:p text:style-name="P4">
修改时间: 2023-05-27T23:16:00+03:00</text:p>
      <text:p text:style-name="P4">
描述: 在戛纳电影节期间，授予了社交网络世界中最有影响力的人物。 在获奖者的“有影响力的奥斯卡奖”中，有梅·马斯克（May Musk），模特，母亲伊洛娜·面具（Mother Ilona Mask）收到。  - 乌克林。</text:p>
      <text:p text:style-name="P4">
图片: ['<text:a xlink:type="simple" xlink:href="https://static.ukrinform.com/photos/2023_05/thumb_files/630_360_1685188403-824.jpg" text:style-name="Internet_20_link" text:visited-style-name="Visited_20_Internet_20_Link">
630_360_16851...</text:a>
', '<text:a xlink:type="simple" xlink:href="https://static.ukrinform.com/photos/2023_05/1685188402-639.jpg" text:style-name="Internet_20_link" text:visited-style-name="Visited_20_Internet_20_Link">
1685188402-63...</text:a>
', '<text:a xlink:type="simple" xlink:href="https://static.ukrinform.com/photos/2023_05/1685188402-681.jpg" text:style-name="Internet_20_link" text:visited-style-name="Visited_20_Internet_20_Link">
1685188402-68...</text:a>
', '<text:a xlink:type="simple" xlink:href="https://static.ukrinform.com/photos/2023_05/1685188402-523.jpg" text:style-name="Internet_20_link" text:visited-style-name="Visited_20_Internet_20_Link">
1685188402-52...</text:a>
', '<text:a xlink:type="simple" xlink:href="https://static.ukrinform.com/photos/2023_05/1685188402-481.jpg" text:style-name="Internet_20_link" text:visited-style-name="Visited_20_Internet_20_Link">
1685188402-48...</text:a>
']</text:p>
      <text:p text:style-name="P4">
标签: ['Ілон Маск', 'Канни', 'Нагорода']</text:p>
      <text:p text:style-name="P4">
类型: Article</text:p>
      <!--METADATA-->
      <text:p text:style-name="P4">
<draw:frame draw:style-name="fr1" draw:name="Image22" text:anchor-type="as-char" svg:width="6.9236in" svg:height="3.956343in" draw:z-index="0">
<draw:image xlink:href="../Images/yкринформ/2023-05-27T-18-16-00-03-00/630_360_1685188403-824.jpg" xlink:type="simple" xlink:show="embed" xlink:actuate="onLoad" draw:mime-type="image/jpeg"/>
</draw:frame>
在临时电影节期间，授予了社交网络最具影响力的个性。 在“流感者”的获奖者中，有Meimask，模特，母亲Ilon Mask。</text:p>
      <text:p text:style-name="P4">
WIBA奖的组织者的新闻服务。</text:p>
      <text:p text:style-name="P4">
“ 5月26日，年度世界有影响力的世界奥斯卡颁奖典礼是在戛纳电影节期间举行的 - 维巴奖。 他们指出了社交网络世界中最有影响力的员工。 Wiba奖的获奖者和客人中有May Musk模特，Ilon Mask的母亲。 最著名的艺术雕塑家Richard Orlinsky雕塑家； 歌手Sophie Alice-Bextor，盖头Halim Aden的第一个Svita Topmodel； 查理·卓别林(Charlie Chaplin Chaplin)的孙子。”</text:p>
      <text:p text:style-name="P4">
<draw:frame draw:style-name="fr1" draw:name="Image23" text:anchor-type="as-char" svg:width="6.9236in" svg:height="4.615733in" draw:z-index="0">
<draw:image xlink:href="../Images/yкринформ/2023-05-27T-18-16-00-03-00/1685188402-639.jpg" xlink:type="simple" xlink:show="embed" xlink:actuate="onLoad" draw:mime-type="image/jpeg"/>
</draw:frame>
今年的仪式 - 已经是周年纪念日，已经是第五名。 Wiba Wiba奖WIBA协会汇集了大约600个意见，来自世界各地的5亿粉虱总数超过5亿。</text:p>
      <text:p text:style-name="P4">
该协会的董事长兼创始人，他创立了奥斯卡奖的有影响力者-Lviv Maria Grazhina Chaplin。 Gala-Termonia的主人成为美国基拉·索尔塔诺维奇(Kira Soltanovich)的流行狂欢。 基拉(Kira)出生于利沃夫(Lviv)，由乌桑·弗朗西斯科(Usan-Francisco)长大，作为摊位，女演员和作家的成功达到了巨大的声音。</text:p>
      <text:p text:style-name="P4">
<draw:frame draw:style-name="fr1" draw:name="Image24" text:anchor-type="as-char" svg:width="6.9236in" svg:height="4.615733in" draw:z-index="0">
<draw:image xlink:href="../Images/yкринформ/2023-05-27T-18-16-00-03-00/1685188402-681.jpg" xlink:type="simple" xlink:show="embed" xlink:actuate="onLoad" draw:mime-type="image/jpeg"/>
</draw:frame>
Volodymyr Zelensky的Expresskretic Yulia Mendel在WIBA奖上向有影响力的人致辞，并启动了Save Ukraine NGO基金。</text:p>
      <text:p text:style-name="P4">
<draw:frame draw:style-name="fr1" draw:name="Image25" text:anchor-type="as-char" svg:width="6.9236in" svg:height="4.615733in" draw:z-index="0">
<draw:image xlink:href="../Images/yкринформ/2023-05-27T-18-16-00-03-00/1685188402-523.jpg" xlink:type="simple" xlink:show="embed" xlink:actuate="onLoad" draw:mime-type="image/jpeg"/>
</draw:frame>
组织者指出，乌克兰传票对樱桃木尤为重要。 在WIBA奖项中，定期持有股票以支持该国。 去年，在授予期间，资金被筹集了，以帮助受战争影响的儿童。 贾马尔(Jamal)歌手，库克·耶夫根(Cook Yevgeny Klopotenko)，萨莎·奇沙(Sasha Chisha)和安娜·安德烈斯(Anna Andres)获得了WIBA奖。</text:p>
      <text:p text:style-name="P4">
<draw:frame draw:style-name="fr1" draw:name="Image26" text:anchor-type="as-char" svg:width="6.9236in" svg:height="4.615733in" draw:z-index="0">
<draw:image xlink:href="../Images/yкринформ/2023-05-27T-18-16-00-03-00/1685188402-481.jpg" xlink:type="simple" xlink:show="embed" xlink:actuate="onLoad" draw:mime-type="image/jpeg"/>
</draw:frame>
正如乌克林福姆(Ukrinform(https://www.ukrinform.ua/rubric-society/3453079-harkivskogo-kotablogera-stepana-nominuvali-na-svitovu-premiu-blogeriv.html)，获得世界影响者和博客作者的提名，2022年。  照片：盖蒂图像</text:p>
      <text:p text:style-name="P4">
News Source: <text:a xlink:type="simple" xlink:href="https://www.ukrinform.ua/rubric-world/3714949-mej-mask-nagorodili-v-kannah-oskarom-dla-influenseriv.html" text:style-name="Internet_20_link" text:visited-style-name="Visited_20_Internet_20_Link">
https://www.ukrinform.ua/rubric-world/3714949-mej-mask-nagorodili-v-kannah-oskarom-dla-influenseriv.html</text:a>
</text:p>
      <!--NEWS-->
      <text:h text:style-name="P10" text:outline-level="1">
<text:span text:style-name="T4">
在Kupyansk指令俄罗斯军队Shele Kolodyazhna，Dvorichny，Masivka，Kislivka，Kamyan ...</text:span>
</text:h>
      <text:p text:style-name="P4">
作者: liveuamap (Language: en)</text:p>
      <text:p text:style-name="P4">
时间: 2023-05-27T-19:16:00</text:p>
      <text:p text:style-name="P4">
地点: Kharkiv, Kharkiv Oblast (Latitude:49.5928 Longtitude:37.86807)</text:p>
      <text:p text:style-name="P4">
视频: []</text:p>
      <text:p text:style-name="P4">
图片: []</text:p>
      <text:p text:style-name="P4">
标签: ["Russia"]</text:p>
      <text:p text:style-name="P4">
Id: 22565636</text:p>
      <!--METADATA-->
      <text:p text:style-name="P4">
在Kupiansk的方向，俄罗斯军队炮击了Kolodyazne，Dvorichna，Masutivka，Kyslivka，Kharkiv地区的Kamyanka和卢斯地区的Stelmakhivka。早上 报告</text:p>
      <text:p text:style-name="P4">
新闻集链接：<text:a xlink:type="simple" xlink:href="https://liveuamap.com/en/2023/27-may-at-kupiansk-direction-russian-army-shelled-kolodyazne" text:style-name="Internet_20_link" text:visited-style-name="Visited_20_Internet_20_Link">
https://liveuamap.com/en/2023/27-may-at-kupiansk-direction-russian-army-army-shelled-kolodyazne</text:a>
</text:p>
      <text:p text:style-name="P4">
News Source: <text:a xlink:type="simple" xlink:href="https://t.me/lumsrc/4911" text:style-name="Internet_20_link" text:visited-style-name="Visited_20_Internet_20_Link">
https://t.me/lumsrc/4911</text:a>
</text:p>
      <!--NEWS-->
      <text:h text:style-name="P10" text:outline-level="1">
<text:span text:style-name="T4">
Konoplyanka离开克拉科夫</text:span>
</text:h>
      <text:p text:style-name="P4">
作者: Ukrinform (Person)</text:p>
      <text:p text:style-name="P4">
出版商: Укринформ (Organization)</text:p>
      <text:p text:style-name="P4">
出版时间: 2023-05-27T-20:13:00+03:00</text:p>
      <text:p text:style-name="P4">
修改时间: 2023-05-27T23:13:00+03:00</text:p>
      <text:p text:style-name="P4">
描述: 乌克兰成为自由球员。  - 乌克林。</text:p>
      <text:p text:style-name="P4">
图片: ['<text:a xlink:type="simple" xlink:href="https://static.ukrinform.com/photos/2023_05/thumb_files/630_360_1685218305-279.jpg" text:style-name="Internet_20_link" text:visited-style-name="Visited_20_Internet_20_Link">
630_360_16852...</text:a>
']</text:p>
      <text:p text:style-name="P4">
标签: ['Футбол', 'Коноплянка']</text:p>
      <text:p text:style-name="P4">
类型: Article</text:p>
      <!--METADATA-->
      <text:p text:style-name="P4">
<draw:frame draw:style-name="fr1" draw:name="Image27" text:anchor-type="as-char" svg:width="6.9236in" svg:height="3.956343in" draw:z-index="0">
<draw:image xlink:href="../Images/yкринформ/2023-05-27T-20-13-00-03-00/630_360_1685218305-279.jpg" xlink:type="simple" xlink:show="embed" xlink:actuate="onLoad" draw:mime-type="image/jpeg"/>
</draw:frame>
乌克兰自由球员。</text:p>
      <text:p text:style-name="P4">
波兰足球俱乐部“克拉科维亚”正式<text:a xlink:type="simple" xlink:href="https://twitter.com/MKSCracoviaSSA/status/1662519912324296706" text:style-name="Internet_20_link" text:visited-style-name="Visited_20_Internet_20_Link">
宣布</text:a>
乌克林福姆报道，关于33岁的乌克兰Vineerevgen Konoplyanka的离开。</text:p>
      <text:p text:style-name="P4">
各方没有扩大合同，现在Konoplyanka已成为自由球员。</text:p>
      <text:p text:style-name="P4">
对于克拉科维亚来说，konoplyanka的表现为本赛季的1.5。 最初，他是Shakhtar的一支租用的波兰队，然后Eugene签署了完整的协议。</text:p>
      <text:p text:style-name="P4">
<text:span text:style-name="T4">
另请阅读：</text:span>
 <text:a xlink:type="simple" xlink:href="https://www.ukrinform.ua/rubric-sports/3703421-gol-konoplanki-vvratuvav-krakoviu-vid-porazki-u-matci-cempionatu-polsi.html" text:style-name="Internet_20_link" text:visited-style-name="Visited_20_Internet_20_Link">
在冠军比赛中失败的球门挤压“克拉科夫”</text:a>
在著名的乌克兰足球运动员38伊戈尔(Krakow)的资产中，他给了4个进球，并给了2个助手。</text:p>
      <text:p text:style-name="P4">
照片：twitter.com/mkscracoviassa</text:p>
      <text:p text:style-name="P4">
News Source: <text:a xlink:type="simple" xlink:href="https://www.ukrinform.ua/rubric-sports/3715071-konoplanka-pokinuv-krakoviu.html" text:style-name="Internet_20_link" text:visited-style-name="Visited_20_Internet_20_Link">
https://www.ukrinform.ua/rubric-sports/3715071-konoplanka-pokinuv-krakoviu.html</text:a>
</text:p>
      <!--NEWS-->
      <text:h text:style-name="P10" text:outline-level="1">
<text:span text:style-name="T4">
在莱曼（Lyman）方向，俄罗斯军队炮击了内维斯克（Nevske），迪布罗瓦（Dibrova），卢汉斯克（Luhansk）地区的比洛霍利夫卡（Bilohorivka）和VE ...</text:span>
</text:h>
      <text:p text:style-name="P4">
作者: liveuamap (Language: en)</text:p>
      <text:p text:style-name="P4">
时间: 2023-05-27T-21:16:00</text:p>
      <text:p text:style-name="P4">
地点: Bakhmut (Latitude:48.8072 Longtitude:38.24478)</text:p>
      <text:p text:style-name="P4">
视频: []</text:p>
      <text:p text:style-name="P4">
图片: []</text:p>
      <text:p text:style-name="P4">
标签: ["Russia"]</text:p>
      <text:p text:style-name="P4">
Id: 22565635</text:p>
      <!--METADATA-->
      <text:p text:style-name="P4">
在莱曼(Lyman)方向，俄罗斯军队炮击了尼夫斯克(Nevske)，迪布罗瓦(Dibrova)，luhansk地区的bilohorivka，以及顿涅茨克(Donetsk)地区的Verkhnokamyanske和Spirne。 乌克兰武装部队的武装部队在《早晨报告》中说</text:p>
      <text:p text:style-name="P4">
新闻集链接：<text:a xlink:type="simple" xlink:href="https://liveuamap.com/en/2023/27-may-at-lyman-direction-russian-army-shelled-nevske-dibrova" text:style-name="Internet_20_link" text:visited-style-name="Visited_20_Internet_20_Link">
https://liveuamap.com/en/2023/27-may-at---------------------------------- russian-army-shelled-nevske-dibrova</text:a>
</text:p>
      <text:p text:style-name="P4">
News Source: <text:a xlink:type="simple" xlink:href="https://t.me/lumsrc/4912" text:style-name="Internet_20_link" text:visited-style-name="Visited_20_Internet_20_Link">
https://t.me/lumsrc/4912</text:a>
</text:p>
      <!--NEWS-->
      <text:h text:style-name="P10" text:outline-level="1">
<text:span text:style-name="T4">
巴赫穆特（Bakhmut Directio Rusian）军队炮击了Vasukivka，Privilia，Orikhovo-Vasylivka，Grigorye ...</text:span>
</text:h>
      <text:p text:style-name="P4">
作者: liveuamap (Language: en)</text:p>
      <text:p text:style-name="P4">
时间: 2023-05-27T-23:16:00</text:p>
      <text:p text:style-name="P4">
地点: Loskutivka,Luhans'ka oblast (Latitude:48.48134 Longtitude:37.85374)</text:p>
      <text:p text:style-name="P4">
视频: []</text:p>
      <text:p text:style-name="P4">
图片: []</text:p>
      <text:p text:style-name="P4">
标签: ["Russia"]</text:p>
      <text:p text:style-name="P4">
Id: 22565634</text:p>
      <!--METADATA-->
      <text:p text:style-name="P4">
At Bakhmut Direction Russian Army Shelled Vasukivka, Pryvillya, Orikhovo-Vasylivka, Hryhorivka, Bakhmut, Kalynivka, Chasiv Yar, Ivanivske, Ivanivske Vka, Bila Hora and Pivnichne of Donetsk Region.russian Aviation Conducted Aircrakes at Hryhorivka and Bila Hora, - Generalstaff of Armed乌克兰的部队在早晨报告中说</text:p>
      <text:p text:style-name="P4">
新闻集链接：(https://liveuamap.com/en/2023/27-may-at-bakhmut-direction-russian-army-shelled-vasukivka)</text:p>
      <text:p text:style-name="P4">
News Source: <text:a xlink:type="simple" xlink:href="https://t.me/lumsrc/4913" text:style-name="Internet_20_link" text:visited-style-name="Visited_20_Internet_20_Link">
https://t.me/lumsrc/4913</text:a>
</text:p>
      <!--NEWS-->
      <text:h text:style-name="P10" text:outline-level="1">
<text:span text:style-name="T4">
坦迪尔的法官无权保释权被拘留</text:span>
</text:h>
      <text:p text:style-name="P4">
作者: Ukrinform (Person)</text:p>
      <text:p text:style-name="P4">
出版商: Укринформ (Organization)</text:p>
      <text:p text:style-name="P4">
出版时间: 2023-05-27T-23:55:00+03:00</text:p>
      <text:p text:style-name="P4">
修改时间: 2023-05-27T22:55:00+03:00</text:p>
      <text:p text:style-name="P4">
描述: 在听证会上，Pechersk地方法院选择了一项限制，直到7月21日至7月21日，拘留了Makariv地方法院主管Alexei Tandir，而没有保释。  - 乌克林。</text:p>
      <text:p text:style-name="P4">
图片: ['<text:a xlink:type="simple" xlink:href="https://static.ukrinform.com/photos/2023_05/thumb_files/630_360_1685217512-297.jpg" text:style-name="Internet_20_link" text:visited-style-name="Visited_20_Internet_20_Link">
630_360_16852...</text:a>
']</text:p>
      <text:p text:style-name="P4">
标签: ['Арешт', 'ДТП', 'Суд']</text:p>
      <text:p text:style-name="P4">
类型: Article</text:p>
      <!--METADATA-->
      <text:p text:style-name="P4">
<draw:frame draw:style-name="fr1" draw:name="Image29" text:anchor-type="as-char" svg:width="6.9236in" svg:height="3.956343in" draw:z-index="0">
<draw:image xlink:href="../Images/yкринформ/2023-05-27T-23-55-00-03-00/630_360_1685217512-297.jpg" xlink:type="simple" xlink:show="embed" xlink:actuate="onLoad" draw:mime-type="image/jpeg"/>
</draw:frame>
佩切斯克地方法院在听证会上选出了一项预防措施，直到7月21日为保释监狱，直到7月21日，佛罗里达州法院Alexei tandir予以拘留。</text:p>
      <text:p text:style-name="P4">
关于它报告<text:a xlink:type="simple" xlink:href="https://t.me/s/suspilnenews" text:style-name="Internet_20_link" text:visited-style-name="Visited_20_Internet_20_Link">
公共</text:a>
，报道乌克林福姆。</text:p>
      <text:p text:style-name="P4">
声明说：“法官阿列克谢·坦杜尔(Alexei Tandoor)涉嫌在酒精中毒状态下发生致命事故，导致国民警卫队死亡，限制法院 - 拘留法院，没有可能在7月21日之前被保释。”</text:p>
      <text:p text:style-name="P4">
如..所示](https://suspilne.media/amp/489238-suddi-tandiri-akij-zbiv-nasmert-nacgvardijca-obrali-zapobiznij-zahid/?fbclid=IwAR21xkK5AL6CxqMe1VpmVHAe5XB26pO8sYQkmuelrrv5Qt6svIM6MZy08_o)，检察官安东·沃坦科(Anton Voitenko)坚持选择预审拘留。 为了证明自己的立场，他强调了几项资金。 首先，据他说，嫌疑人已经到位<text:a xlink:type="simple" xlink:href="https://www.ukrinform.ua/tag-dtp" text:style-name="Internet_20_link" text:visited-style-name="Visited_20_Internet_20_Link">
事故</text:a>
有一种听不清的语言，目击者和酒精的气味。 其次，Tandoor汽车的速度更大，这是对汽车机械损坏所证明的。</text:p>
      <text:p text:style-name="P4">
<text:span text:style-name="T4">
另请阅读：</text:span>
 <text:a xlink:type="simple" xlink:href="https://www.ukrinform.ua/rubric-society/3715033-zapobiznij-zahid-suddi-tandiru-mozut-obrati-vze-sogodni-dbr.html" text:style-name="Internet_20_link" text:visited-style-name="Visited_20_Internet_20_Link">
今天可以选择法官的预防措施-DBR</text:a>
Voitenko还提请注意事故发生后嫌疑人的行为，以及由于最初拒绝Tandoor而花费了18个小时的事实。</text:p>
      <text:p text:style-name="P4">
正如乌克林福姆报道的那样，5月26日晚上，马卡里夫地方法院的负责人坦迪尔<text:a xlink:type="simple" xlink:href="http://www.ukrinform.ua/rubric-kyiv/3714354-na-odnomu-iz-stolicnih-blokpostiv-sudda-na-smert-zbiv-nacgvardijca.html#" text:style-name="Internet_20_link" text:visited-style-name="Visited_20_Internet_20_Link">
被撞死</text:a>
这位23岁的国民警卫队在首都的检查站上。他被执法人员拘留。</text:p>
      <text:p text:style-name="P4">
法官拒绝检查酒精和毒品的含量，但中毒的临床迹象。 法院授予强制选择生物样品的许可。</text:p>
      <text:p text:style-name="P4">
实际上发生事故<text:a xlink:type="simple" xlink:href="http://www.ukrinform.ua/rubric-kyiv/3714707-suddi-akij-na-smert-zbiv-nacgvardijca-ogolosili-pidozru.html" text:style-name="Internet_20_link" text:visited-style-name="Visited_20_Internet_20_Link">
已开始刑事诉讼</text:a>
在3小时的贤哲286-1(违反交通安全或运输运输的行动，这些人以中毒状态管理运输设施)乌克兰的刑法。马卡里夫地区法院的工作人员<text:a xlink:type="simple" xlink:href="http://www.ukrinform.ua/rubric-kyiv/3714487-u-makarivskomu-rajsudi-prokomentuvali-smertelnu-dtp-za-ucasti-golovi-sudu-tandira.html" text:style-name="Internet_20_link" text:visited-style-name="Visited_20_Internet_20_Link">
</text:a>
<text:a xlink:type="simple" xlink:href="http://www.ukrinform.ua/rubric-kyiv/3714487-u-makarivskomu-rajsudi-prokomentuvali-smertelnu-dtp-za-ucasti-golovi-sudu-tandira.html" text:style-name="Internet_20_link" text:visited-style-name="Visited_20_Internet_20_Link">
指出他没有证明法院总统的行动是合理的</text:a>
但是，对悲剧事件进行的完整和公正的调查是一项完整而公正的调查。</text:p>
      <text:p text:style-name="P4">
<text:span text:style-name="T5">
foto：public</text:span>
</text:p>
      <text:p text:style-name="P4">
News Source: <text:a xlink:type="simple" xlink:href="https://www.ukrinform.ua/rubric-society/3715069-suddu-tandira-vzali-pid-vartu-bez-prava-zastavi.html" text:style-name="Internet_20_link" text:visited-style-name="Visited_20_Internet_20_Link">
https://www.ukrinform.ua/rubric-society/3715069-suddu-tandira-vzali-pid-vartu-bez-prava-zastavi.html</text:a>
</text:p>
      <!--NEWS-->
      <text:h text:style-name="P10" text:outline-level="1">
<text:span text:style-name="T4">
军队的JSC Avdiivka Directio Rusian炮击Avdiivka，Pervomaisko，Karlovka Andes Neoelsk ...</text:span>
</text:h>
      <text:p text:style-name="P4">
作者: liveuamap (Language: en)</text:p>
      <text:p text:style-name="P4">
时间: 2023-05-27T-25:16:00</text:p>
      <text:p text:style-name="P4">
地点: Donetsk Oblast (Latitude:48.11098 Longtitude:37.4917)</text:p>
      <text:p text:style-name="P4">
视频: []</text:p>
      <text:p text:style-name="P4">
图片: []</text:p>
      <text:p text:style-name="P4">
标签: ["Russia"]</text:p>
      <text:p text:style-name="P4">
Id: 22565633</text:p>
      <!--METADATA-->
      <text:p text:style-name="P4">
在Avdiyivka的方向，俄罗斯军队炮击了Avdiyivka，Pervomayske，Donetsk地区的Karlivkaand Nevelske。 俄罗斯航空进行了空袭Atavdiyivka和Pervomayske， - 乌克兰武装部队的总参谋部在早晨的报告中说</text:p>
      <text:p text:style-name="P4">
新闻集链接：<text:a xlink:type="simple" xlink:href="https://liveuamap.com/en/2023/27-may-at-avdiyivka-direction-russian-army-shelled-avdiyivka" text:style-name="Internet_20_link" text:visited-style-name="Visited_20_Internet_20_Link">
https://liveuamap.com/en/2023/27-may-at-avdiyivka-direction-russian-army-army-shelled-avdiyivka</text:a>
</text:p>
      <text:p text:style-name="P4">
News Source: <text:a xlink:type="simple" xlink:href="https://t.me/lumsrc/4914" text:style-name="Internet_20_link" text:visited-style-name="Visited_20_Internet_20_Link">
https://t.me/lumsrc/4914</text:a>
</text:p>
      <!--NEWS-->
      <text:h text:style-name="P10" text:outline-level="1">
<text:span text:style-name="T4">
历史上第一次“卢顿”去了APL</text:span>
</text:h>
      <text:p text:style-name="P4">
作者: Ukrinform (Person)</text:p>
      <text:p text:style-name="P4">
出版商: Укринформ (Organization)</text:p>
      <text:p text:style-name="P4">
出版时间: 2023-05-27T-25:33:18+03:00</text:p>
      <text:p text:style-name="P4">
修改时间: 2023-05-27T22:33:18+03:00</text:p>
      <text:p text:style-name="P4">
描述: 在卢顿的罚球系列中，他击败了盟约。  - 乌克林。</text:p>
      <text:p text:style-name="P4">
图片: ['<text:a xlink:type="simple" xlink:href="https://static.ukrinform.com/photos/2023_05/thumb_files/630_360_1685215744-571.png" text:style-name="Internet_20_link" text:visited-style-name="Visited_20_Internet_20_Link">
630_360_16852...</text:a>
']</text:p>
      <text:p text:style-name="P4">
标签: ['Футбол', 'АПЛ']</text:p>
      <text:p text:style-name="P4">
类型: Article</text:p>
      <!--METADATA-->
      <text:p text:style-name="P4">
<draw:frame draw:style-name="fr1" draw:name="Image30" text:anchor-type="as-char" svg:width="6.9236in" svg:height="3.956343in" draw:z-index="0">
<draw:image xlink:href="../Images/yкринформ/2023-05-27T-25-33-18-03-00/630_360_1685215744-571.png" xlink:type="simple" xlink:show="embed" xlink:actuate="onLoad" draw:mime-type="image/png"/>
</draw:frame>
在卢顿系列中，他击败了盟约。</text:p>
      <text:p text:style-name="P4">
在季后赛冠军“卢顿”击败“考文垂”的最后一场比赛中 - (1：1(0：1)，5：6的罚球系列)但是他去了英超联赛，在乌克利福姆(Ukrinform)举行的英国英超联赛。</text:p>
      <text:p text:style-name="P4">
卢顿(Luton)是乔丹·克拉克(Jordan Clark)在比赛的第21届比赛中的进球之后，第一个在比赛中打开比分的人。 “考文垂”因中风而休息后踢球。 在会议结束时，没有一个球队能够为获胜者得分，而且额外的时间也发现了最强的时间。</text:p>
      <text:p text:style-name="P4">
在罚球系列中，卢顿球员更准确地打了拳-6：5。</text:p>
      <text:p text:style-name="P4">
历史上第一次，卢顿参加了英超联赛。 在冠军赛中，球队排名第三。 在季后赛的半决赛中，“卢顿”比“桑德兰”强，而“ Coventri”通过了“ Middlsbro”。</text:p>
      <text:p text:style-name="P4">
<text:span text:style-name="T4">
另请阅读：</text:span>
 <text:a xlink:type="simple" xlink:href="https://www.ukrinform.ua/rubric-sports/3711013-koventri-ta-luton-zigraut-u-finali-plejoff-za-vihid-do-apl.html" text:style-name="Internet_20_link" text:visited-style-name="Visited_20_Internet_20_Link">
“ Coventry”和“ Luto”将参加APL出口的季后赛决赛</text:a>
据乌克林福姆称，伯恩利和谢菲尔德联队直接来自冠军，直接来到英国总理利吉塔。</text:p>
      <text:p text:style-name="P4">
照片：盖蒂图像</text:p>
      <text:p text:style-name="P4">
News Source: <text:a xlink:type="simple" xlink:href="https://www.ukrinform.ua/rubric-sports/3715066-luton-vperse-v-istorii-vijsov-v-apl.html" text:style-name="Internet_20_link" text:visited-style-name="Visited_20_Internet_20_Link">
https://www.ukrinform.ua/rubric-sports/3715066-luton-vperse-v-istorii-vijsov-v-apl.html</text:a>
</text:p>
      <!--NEWS-->
      <text:h text:style-name="P10" text:outline-level="1">
<text:span text:style-name="T4">
在玛丽卡（Maryinka）方向，俄罗斯军队炮击了顿涅茨克地区的Heorhiyivka和Pobyeda。 俄语...</text:span>
</text:h>
      <text:p text:style-name="P4">
作者: liveuamap (Language: en)</text:p>
      <text:p text:style-name="P4">
时间: 2023-05-27T-27:16:00</text:p>
      <text:p text:style-name="P4">
地点: Marinka, Donetsk Oblast (Latitude:47.94406 Longtitude:37.49273)</text:p>
      <text:p text:style-name="P4">
视频: []</text:p>
      <text:p text:style-name="P4">
图片: []</text:p>
      <text:p text:style-name="P4">
标签: ["Russia"]</text:p>
      <text:p text:style-name="P4">
Id: 22565632</text:p>
      <!--METADATA-->
      <text:p text:style-name="P4">
在玛丽卡(Maryinka)方向，俄罗斯军队炮击了顿涅茨克雷奇(Donetskregion)的Heorhiyivka和Pobyeda。 俄罗斯航空在玛丽卡(Maryinka)进行了空袭，乌克兰的总参谋部在早晨报告中说</text:p>
      <text:p text:style-name="P4">
新闻集链接：<text:a xlink:type="simple" xlink:href="https://liveuamap.com/en/2023/27-may-at-maryinka-direction-russian-army-shelled-heorhiyivka" text:style-name="Internet_20_link" text:visited-style-name="Visited_20_Internet_20_Link">
https://liveuamap.com/en/2023/27-may-at-maryinka-direction-russian-army-shelled-heorhiyivka</text:a>
</text:p>
      <text:p text:style-name="P4">
News Source: <text:a xlink:type="simple" xlink:href="https://t.me/lumsrc/4915" text:style-name="Internet_20_link" text:visited-style-name="Visited_20_Internet_20_Link">
https://t.me/lumsrc/4915</text:a>
</text:p>
      <!--NEWS-->
      <text:h text:style-name="P10" text:outline-level="1">
<text:span text:style-name="T4">
俄罗斯人每天在Sumy地区开火18次</text:span>
</text:h>
      <text:p text:style-name="P4">
作者: Ukrinform (Person)</text:p>
      <text:p text:style-name="P4">
出版商: Укринформ (Organization)</text:p>
      <text:p text:style-name="P4">
出版时间: 2023-05-27T-27:32:00+03:00</text:p>
      <text:p text:style-name="P4">
修改时间: 2023-05-27T22:32:00+03:00</text:p>
      <text:p text:style-name="P4">
描述: 在5月27日（星期六），俄罗斯军队犯下了18个苏米地区边境社区的炮击 - 总共记录了88起爆炸。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Вибух', 'Міномет', 'Війна з Росією', 'Артилерія']</text:p>
      <text:p text:style-name="P4">
类型: Article</text:p>
      <!--METADATA-->
      <text:p text:style-name="P4">
<draw:frame draw:style-name="fr1" draw:name="Image31" text:anchor-type="as-char" svg:width="6.9236in" svg:height="3.956343in" draw:z-index="0">
<draw:image xlink:href="../Images/yкринформ/2023-05-27T-27-32-00-03-00/630_360_1574102935-316.jpg" xlink:type="simple" xlink:show="embed" xlink:actuate="onLoad" draw:mime-type="image/jpeg"/>
</draw:frame>
5月27日，俄罗斯军队对边境社区进行了18次炮击 - 总共记录了88次爆炸。</text:p>
      <text:p text:style-name="P4">
根据乌克林福姆(Ukrinform)，Sumy OVA在[Telegram]中报告(http://t.me/Sumy_news_ODA/16488)。</text:p>
      <text:p text:style-name="P4">
“白天，俄罗斯人进行了18次炮击。 记录了88次爆炸。Velikopisarevskaya，Yunakovskaya，Miropil，Khotinsk，Belopilsk，Krasnopil社区显示了 - 消息写着。</text:p>
      <text:p text:style-name="P4">
在更大的Positar社区的领土上，敌人从直升机上释放了六台雷达和两台迫击炮矿。</text:p>
      <text:p text:style-name="P4">
年轻的社区被俄罗斯人解雇了(三个爆炸)，砂浆炮击也在这里记录(12“到达”).</text:p>
      <text:p text:style-name="P4">
<text:span text:style-name="T4">
Читайте також:</text:span>
 <text:a xlink:type="simple" xlink:href="https://www.ukrinform.ua/rubric-regions/3714960-u-gluhovi-na-sumsini-vorozim-obstrilom-poskodzena-bagatopoverhivka.html" text:style-name="Internet_20_link" text:visited-style-name="Visited_20_Internet_20_Link">
 У Глухові на і ворожим обстрілом пошкодженабагатоповерхівка </text:a>
在Miropil社区中，侵略者击败了迫击炮(11爆炸).</text:p>
      <text:p text:style-name="P4">
Хотінська громада зазнала мінометного <text:a xlink:type="simple" xlink:href="https://www.ukrinform.ua/tag-obstril" text:style-name="Internet_20_link" text:visited-style-name="Visited_20_Internet_20_Link">
 обстрілу</text:a>
 (四次爆炸). Також ворог запустивНУРС із гелікоптера.</text:p>
      <text:p text:style-name="P4">
Білопільську громаду росіяни обстріляли з мінометів і артилерії (根据12和10刀片)此外，还开了15枪。</text:p>
      <text:p text:style-name="P4">
Krasnopil社区有来自迫击炮的五个“到达”。</text:p>
      <text:p text:style-name="P4">
根据初步的OVA数据，没有人员伤亡和破坏。</text:p>
      <text:p text:style-name="P4">
<text:span text:style-name="T4">
另请阅读：</text:span>
 <text:a xlink:type="simple" xlink:href="https://www.ukrinform.ua/rubric-regions/3714660-na-sumsini-vnaslidok-artobstrilu-poskodzenij-budinok-ditacoi-tvorcosti.html" text:style-name="Internet_20_link" text:visited-style-name="Visited_20_Internet_20_Link">
在炮击损坏的儿童创造之家的结果上</text:a>
正如乌克林福姆报道的，5月27日<text:a xlink:type="simple" xlink:href="http://www.ukrinform.ua/rubric-ato/3715022-rosiani-obstrilali-selo-na-cernigivsini-poskodzeni-zitlovi-budinki-j-lep.html" text:style-name="Internet_20_link" text:visited-style-name="Visited_20_Internet_20_Link">
俄罗斯军队在铁广场村开火</text:a>
Chernihiv地区的Novgorod -Siverskyi区损坏了住宅建筑物和线路 - 没有电力，就有超过一千多名消费者。</text:p>
      <text:p text:style-name="P4">
News Source: <text:a xlink:type="simple" xlink:href="https://www.ukrinform.ua/rubric-ato/3715065-rosiani-za-den-18-raziv-obstrilali-prikordonna-sumsini.html" text:style-name="Internet_20_link" text:visited-style-name="Visited_20_Internet_20_Link">
https://www.ukrinform.ua/rubric-ato/3715065-rosiani-za-den-18-raziv-obstrilali-prikordonna-sumsini.html</text:a>
</text:p>
      <!--NEWS-->
      <text:h text:style-name="P10" text:outline-level="1">
<text:span text:style-name="T4">
军队的JSC Shakhtar Directio Rusian炮击了Paraskovivka，煤炭和愿望。 罗斯...</text:span>
</text:h>
      <text:p text:style-name="P4">
作者: liveuamap (Language: en)</text:p>
      <text:p text:style-name="P4">
时间: 2023-05-27T-29:16:00</text:p>
      <text:p text:style-name="P4">
地点: Velyka Novosilka (Latitude:47.83102 Longtitude:36.84351)</text:p>
      <text:p text:style-name="P4">
视频: []</text:p>
      <text:p text:style-name="P4">
图片: []</text:p>
      <text:p text:style-name="P4">
标签: ["Russia"]</text:p>
      <text:p text:style-name="P4">
Id: 22565631</text:p>
      <!--METADATA-->
      <text:p text:style-name="P4">
在沙克塔克(Shakhtarske)方向，俄罗斯军队炮击了巴拉斯加维耶夫卡(Paraskoviyivka)，Vuhledar和Prechystivka。 俄罗斯航空在Prechystivkaand Velyka Novosilka的Vuhledar进行了空袭，乌克兰武装部队的总参谋部在主题报告中说</text:p>
      <text:p text:style-name="P4">
新闻集链接：<text:a xlink:type="simple" xlink:href="https://liveuamap.com/en/2023/27-may-at-shakhtarske-direction-russian-army-shelled-paraskoviyivka" text:style-name="Internet_20_link" text:visited-style-name="Visited_20_Internet_20_Link">
https://liveuamap.com/en/2023/27-may-at-shakhtarske-direction-russian-army-army-shelled-paraskoviyivka</text:a>
</text:p>
      <text:p text:style-name="P4">
News Source: <text:a xlink:type="simple" xlink:href="https://t.me/lumsrc/4916" text:style-name="Internet_20_link" text:visited-style-name="Visited_20_Internet_20_Link">
https://t.me/lumsrc/4916</text:a>
</text:p>
      <!--NEWS-->
      <text:h text:style-name="P10" text:outline-level="1">
<text:span text:style-name="T4">
雷布罗夫正式宣布与主教练“ Al -in”职位脱离</text:span>
</text:h>
      <text:p text:style-name="P4">
作者: Ukrinform (Person)</text:p>
      <text:p text:style-name="P4">
出版商: Укринформ (Organization)</text:p>
      <text:p text:style-name="P4">
出版时间: 2023-05-27T-29:23:58+03:00</text:p>
      <text:p text:style-name="P4">
修改时间: 2023-05-27T22:23:58+03:00</text:p>
      <text:p text:style-name="P4">
描述: Rebrov与Al-ain一起赢得了2个奖杯，两者都是上个赛季。  - 乌克林。</text:p>
      <text:p text:style-name="P4">
图片: ['<text:a xlink:type="simple" xlink:href="https://static.ukrinform.com/photos/2023_05/thumb_files/630_360_1685215297-563.jpg" text:style-name="Internet_20_link" text:visited-style-name="Visited_20_Internet_20_Link">
630_360_16852...</text:a>
']</text:p>
      <text:p text:style-name="P4">
标签: ['Футбол', 'Ребров', 'Збірна України']</text:p>
      <text:p text:style-name="P4">
类型: Article</text:p>
      <!--METADATA-->
      <text:p text:style-name="P4">
<draw:frame draw:style-name="fr1" draw:name="Image32" text:anchor-type="as-char" svg:width="6.9236in" svg:height="3.956343in" draw:z-index="0">
<draw:image xlink:href="../Images/yкринформ/2023-05-27T-29-23-58-03-00/630_360_1685215297-563.jpg" xlink:type="simple" xlink:show="embed" xlink:actuate="onLoad" draw:mime-type="image/jpeg"/>
</draw:frame>
Rebrov与Al-ain一起赢得了2个奖杯，两者都是上个赛季。</text:p>
      <text:p text:style-name="P4">
Al-Yana主教练Sergey Rebrov宣布他要离开自己的职位，乌克兰专家<text:a xlink:type="simple" xlink:href="https://alainclub.ae/ar/" text:style-name="Internet_20_link" text:visited-style-name="Visited_20_Internet_20_Link">
报道</text:a>
据报道，阿联酋联赛杯杯的后手说，这是他的最后一场比赛。</text:p>
      <text:p text:style-name="P4">
“今天的比赛是我与al-ain的最后一场比赛。 我希望在Al-Yeni赢得阿联酋联赛杯的职业生涯。 我感谢俱乐部的工作人员感谢为球队提供两个赛季的塔夫布勒人。 我在这支出色的团队中度过了最后两年。 我们参加了冠军，我们已经为今天的比赛做准备。 这场比赛非常紧张，尽管我们的努力和进步，但阿勒姆就迷路了。”雷布罗夫说。</text:p>
      <text:p text:style-name="P4">
今天，5月27日，al-ain被阿联酋杯FC FC Al-Sharja所取代。</text:p>
      <text:p text:style-name="P4">
自2021年以来，Rebrov一直领导Al-ain。 在此期间，他在2021/22赛季赢得了阿联酋冠军和该国的杯赛。 他总共度过了主教练“ Al-Yana”的72场比赛，45场决斗赢得了9次，输球和18场。</text:p>
      <text:p text:style-name="P4">
Ribrov最有可能将领导乌克兰国家队。</text:p>
      <text:p text:style-name="P4">
<text:span text:style-name="T4">
另请阅读：</text:span>
 <text:a xlink:type="simple" xlink:href="https://www.ukrinform.ua/rubric-sports/3713250-uaf-predstavit-rebrova-30-travna-zmi.html" text:style-name="Internet_20_link" text:visited-style-name="Visited_20_Internet_20_Link">
UAF将提出5月30日 - 媒体</text:a>
据乌克林福姆报道，乌克兰国家队将于6月19日举行欧元-2024和6月19日的比赛，并将在6月12日举行OBLAST的控制会议。</text:p>
      <text:p text:style-name="P4">
照片：Twitter.com/alainfcae</text:p>
      <text:p text:style-name="P4">
News Source: <text:a xlink:type="simple" xlink:href="https://www.ukrinform.ua/rubric-sports/3715063-rebrov-oficijno-ogolosiv-pro-vidhid-z-posadi-golovnogo-trenera-alajna.html" text:style-name="Internet_20_link" text:visited-style-name="Visited_20_Internet_20_Link">
https://www.ukrinform.ua/rubric-sports/3715063-rebrov-oficijno-ogolosiv-pro-vidhid-z-posadi-golovnogo-trenera-alajna.html</text:a>
</text:p>
      <!--NEWS-->
      <text:h text:style-name="P10" text:outline-level="1">
<text:span text:style-name="T4">
在Zaporizhzhia和Kherson的指示，俄罗斯军队炮击了Donetsk的Vremivka和Novosilka ...</text:span>
</text:h>
      <text:p text:style-name="P4">
作者: liveuamap (Language: en)</text:p>
      <text:p text:style-name="P4">
时间: 2023-05-27T-31:16:00</text:p>
      <text:p text:style-name="P4">
地点: Kherson (Latitude:46.86406 Longtitude:33.58143)</text:p>
      <text:p text:style-name="P4">
视频: []</text:p>
      <text:p text:style-name="P4">
图片: []</text:p>
      <text:p text:style-name="P4">
标签: ["Russia"]</text:p>
      <text:p text:style-name="P4">
Id: 22565630</text:p>
      <!--METADATA-->
      <text:p text:style-name="P4">
在Zaporizhzhia和Kherson的指示，俄罗斯军队炮击了Donetsk地区的Vremivka和Novosilka。 Olhivske，Huliaipole，Zaliznychne，Bilohirya，Mala Tokmachka，Mali Scherbaky和Zaporizhzhia地区的Kamyanske； Zolotabalka，Vesele，Kozatske，Lvove，Antonivka，Kizomys，Khersonregion的Stanislav和Kherson City。 俄罗斯航空在乌克兰武装部队的库森地区的Stepove ofzaporizhzhia地区和Kherson地区的Zmiyivka进行了空袭。</text:p>
      <text:p text:style-name="P4">
新闻集链接：<text:a xlink:type="simple" xlink:href="https://liveuamap.com/en/2023/27-may-at-zaporizhzhia-and-kherson-directions-russian-army" text:style-name="Internet_20_link" text:visited-style-name="Visited_20_Internet_20_Link">
https://liveuamap.com/en/2023/27-may-at-zaporizhzhia-and-kherson-directions-russian-army</text:a>
</text:p>
      <text:p text:style-name="P4">
News Source: <text:a xlink:type="simple" xlink:href="https://t.me/lumsrc/4917" text:style-name="Internet_20_link" text:visited-style-name="Visited_20_Internet_20_Link">
https://t.me/lumsrc/4917</text:a>
</text:p>
      <!--NEWS-->
      <text:h text:style-name="P10" text:outline-level="1">
<text:span text:style-name="T4">
乌克兰在排球的一名女性金欧罗莱格赢得了匈牙利</text:span>
</text:h>
      <text:p text:style-name="P4">
作者: Ukrinform (Person)</text:p>
      <text:p text:style-name="P4">
出版商: Укринформ (Organization)</text:p>
      <text:p text:style-name="P4">
出版时间: 2023-05-27T-31:17:00+03:00</text:p>
      <text:p text:style-name="P4">
修改时间: 2023-05-27T22:17:00+03:00</text:p>
      <text:p text:style-name="P4">
描述: 乌克兰排球运动员领导一群S.-乌克林福姆。</text:p>
      <text:p text:style-name="P4">
图片: ['<text:a xlink:type="simple" xlink:href="https://static.ukrinform.com/photos/2023_05/thumb_files/630_360_1685214967-310.jpg" text:style-name="Internet_20_link" text:visited-style-name="Visited_20_Internet_20_Link">
630_360_16852...</text:a>
']</text:p>
      <text:p text:style-name="P4">
标签: ['Волейбол']</text:p>
      <text:p text:style-name="P4">
类型: Article</text:p>
      <!--METADATA-->
      <text:p text:style-name="P4">
<draw:frame draw:style-name="fr1" draw:name="Image33" text:anchor-type="as-char" svg:width="6.9236in" svg:height="3.956343in" draw:z-index="0">
<draw:image xlink:href="../Images/yкринформ/2023-05-27T-31-17-00-03-00/630_360_1685214967-310.jpg" xlink:type="simple" xlink:show="embed" xlink:actuate="onLoad" draw:mime-type="image/jpeg"/>
</draw:frame>
乌克兰排球运动员领导一群。</text:p>
      <text:p text:style-name="P4">
乌克林福姆报道，乌克兰的乌克兰国家队开始在2023年在排球的佐洛托弗罗利舞小组比赛中表演。</text:p>
      <text:p text:style-name="P4">
情妇失去了会议的首发部分后，返回了主动权，并获得了六分的席位。 匈牙利派对在三床上以不同的方式获胜-25：22。</text:p>
      <text:p text:style-name="P4">
第二盘的大部分时间都在匈牙利的情况下举行。 但是，以18：18的费用为代价，乌克兰首先挺身而出，获得了最好的轰炸机Anastasia Kidoduba和Alexandra Milenko -25：27的决定性优势。(1：1)第三方标志着乌克兰的主导地位：客人不在24：9的严重叙述中，将比赛转化为第四轮。</text:p>
      <text:p text:style-name="P4">
第四组的命运是在最后的抽奖中决定的，当时乌克兰枪发挥了竞争对手的优势。 以牺牲23:23的费用来了，这是由Aisa Yulia Dimar实施的-1：3(25：22，25：27,9：25，23：25)<text:span text:style-name="T4">
另请阅读：</text:span>
 <text:a xlink:type="simple" xlink:href="https://www.ukrinform.ua/rubric-sports/3715058-ukraina-peremogla-pivnicnu-makedoniu-na-starti-colovicoi-zolotoi-evroligi-z-volejbolu.html" text:style-name="Internet_20_link" text:visited-style-name="Visited_20_Internet_20_Link">
乌克兰在与U的男性黄金Eurolege开始时击败了马其顿北部</text:a>
正如乌克林福姆报道的那样，布达佩斯团队之间的第二场比赛将于5月28日在沃迪尔举行。 开始 - 下午6:30。</text:p>
      <text:p text:style-name="P4">
照片：CEV</text:p>
      <text:p text:style-name="P4">
News Source: <text:a xlink:type="simple" xlink:href="https://www.ukrinform.ua/rubric-sports/3715062-ukraina-peremogla-ugorsinu-na-starti-zinocoi-zolotoi-evroligi-z-volejbolu.html" text:style-name="Internet_20_link" text:visited-style-name="Visited_20_Internet_20_Link">
https://www.ukrinform.ua/rubric-sports/3715062-ukraina-peremogla-ugorsinu-na-starti-zinocoi-zolotoi-evroligi-z-volejbolu.html</text:a>
</text:p>
      <!--NEWS-->
      <text:h text:style-name="P10" text:outline-level="1">
<text:span text:style-name="T4">
塞尔维亚总统维奇奇的电力党负责人被国防部长取代</text:span>
</text:h>
      <text:p text:style-name="P4">
作者: Ukrinform (Person)</text:p>
      <text:p text:style-name="P4">
出版商: Укринформ (Organization)</text:p>
      <text:p text:style-name="P4">
出版时间: 2023-05-27T-33:14:00+03:00</text:p>
      <text:p text:style-name="P4">
修改时间: 2023-05-27T22:14:00+03:00</text:p>
      <text:p text:style-name="P4">
描述: 塞尔维亚总统亚历山大·沃基奇（Aleksandar Vuchich）宣布从克拉加耶夫特举行的国会执政党主席宣布释放。  - 乌克林。</text:p>
      <text:p text:style-name="P4">
图片: ['<text:a xlink:type="simple" xlink:href="https://static.ukrinform.com/photos/2018_08/thumb_files/630_360_1533795567-3575.jpg" text:style-name="Internet_20_link" text:visited-style-name="Visited_20_Internet_20_Link">
630_360_15337...</text:a>
']</text:p>
      <text:p text:style-name="P4">
标签: ['Сербія', 'Вучич', "З'їзд", 'Партія']</text:p>
      <text:p text:style-name="P4">
类型: Article</text:p>
      <!--METADATA-->
      <text:p text:style-name="P4">
<draw:frame draw:style-name="fr1" draw:name="Image34" text:anchor-type="as-char" svg:width="6.9236in" svg:height="3.956343in" draw:z-index="0">
<draw:image xlink:href="../Images/yкринформ/2023-05-27T-33-14-00-03-00/630_360_1533795567-3575.jpg" xlink:type="simple" xlink:show="embed" xlink:actuate="onLoad" draw:mime-type="image/jpeg"/>
</draw:frame>
塞尔维亚总统亚历山大·维奇奇(Aleksandar Vuchich)宣布了他从克拉加耶夫特(Kragayevts)举行的国会政府党主席宣布释放。</text:p>
      <text:p text:style-name="P4">
关于它报告<text:a xlink:type="simple" xlink:href="https://www.dw.com/uk/pravlacu-partiu-serbii-ocoliv-ministr-oboroni/a-65754300" text:style-name="Internet_20_link" text:visited-style-name="Visited_20_Internet_20_Link">
DW</text:a>
，报道乌克林福姆。</text:p>
      <text:p text:style-name="P4">
在以塞尔维亚进步党为首的他的继任者亚历山大·沃基奇(Alexandar Vuchich)的提议中，是48岁的国防部长米洛什·沃切维奇(Milosh Vucevich)。 自2016年以来，他一直是SPP的Vicegols之一。</text:p>
      <text:p text:style-name="P4">
值得注意的是，国会的参与者支持他的非竞选资格。</text:p>
      <text:p text:style-name="P4">
消息称：“米洛斯·沃切维奇(Milos Vucevich)被认为是塞尔维亚现任总统的密切支持者，因此，据观察家称，党的正式排列不会影响维西奇权力的力量。”</text:p>
      <text:p text:style-name="P4">
<text:span text:style-name="T4">
另请阅读：</text:span>
 <text:a xlink:type="simple" xlink:href="https://www.ukrinform.ua/rubric-world/3714948-vucic-jde-z-posadi-lidera-pravlacoi-partii-serbii.html" text:style-name="Internet_20_link" text:visited-style-name="Visited_20_Internet_20_Link">
离开塞尔维亚执政党的立场</text:a>
此外，DW补充说，Vuchich宣布，他打算创建和领导新的公共运动，无论政党偏好如何，该运动都团结起来。</text:p>
      <text:p text:style-name="P4">
据报道，<text:a xlink:type="simple" xlink:href="http://www.ukrinform.ua/rubric-world/3714596-prezident-serbii-priviv-armiu-u-povnu-bojovu-gotovnist-cerez-naprugu-v-kosovo-zmi.html" text:style-name="Internet_20_link" text:visited-style-name="Visited_20_Internet_20_Link">
塞尔维亚总统将军队充分准备就绪</text:a>
他下令她的分区接近与科索沃的边界。</text:p>
      <text:p text:style-name="P4">
News Source: <text:a xlink:type="simple" xlink:href="https://www.ukrinform.ua/rubric-world/3715060-na-coli-vladnoi-partii-serbii-prezidenta-vucica-zminiv-ministr-oboroni.html" text:style-name="Internet_20_link" text:visited-style-name="Visited_20_Internet_20_Link">
https://www.ukrinform.ua/rubric-world/3715060-na-coli-vladnoi-partii-serbii-prezidenta-vucica-zminiv-ministr-oboroni.html</text:a>
</text:p>
      <!--NEWS-->
      <text:h text:style-name="P10" text:outline-level="1">
<text:span text:style-name="T4">
乌克兰在排球的一名男子金欧罗莱格开始时击败了北马其顿</text:span>
</text:h>
      <text:p text:style-name="P4">
作者: Ukrinform (Person)</text:p>
      <text:p text:style-name="P4">
出版商: Укринформ (Organization)</text:p>
      <text:p text:style-name="P4">
出版时间: 2023-05-27T-36:56:00+03:00</text:p>
      <text:p text:style-name="P4">
修改时间: 2023-05-27T21:56:00+03:00</text:p>
      <text:p text:style-name="P4">
描述: 乌克兰排球运动员领导了V. -Ukrinform。</text:p>
      <text:p text:style-name="P4">
图片: ['<text:a xlink:type="simple" xlink:href="https://static.ukrinform.com/photos/2023_05/thumb_files/630_360_1685213692-932.jpg" text:style-name="Internet_20_link" text:visited-style-name="Visited_20_Internet_20_Link">
630_360_16852...</text:a>
']</text:p>
      <text:p text:style-name="P4">
标签: ['Волейбол']</text:p>
      <text:p text:style-name="P4">
类型: Article</text:p>
      <!--METADATA-->
      <text:p text:style-name="P4">
<draw:frame draw:style-name="fr1" draw:name="Image35" text:anchor-type="as-char" svg:width="6.9236in" svg:height="3.956343in" draw:z-index="0">
<draw:image xlink:href="../Images/yкринформ/2023-05-27T-36-56-00-03-00/630_360_1685213692-932.jpg" xlink:type="simple" xlink:show="embed" xlink:actuate="onLoad" draw:mime-type="image/jpeg"/>
</draw:frame>
乌克兰排球运动员领导V.</text:p>
      <text:p text:style-name="P4">
男子胜利队开始了排球金欧洲的新吸引力。 据报道，在波兰洛德兹(Lodzi)的地点，名义所有者被标准的马其顿过热。</text:p>
      <text:p text:style-name="P4">
这场比赛超过了我们团队的好处，最后以令人信服的瓦德迪奥乌戈斯·克拉斯汀什(Waddiopic Ugis Krastinsh)的胜利3：0。</text:p>
      <text:p text:style-name="P4">
我们男孩在与比分的战斗中获胜的前两个政党25:21和25:22。 乌特莱西·塞蒂(Utretsy Seti)根本没有离开对手-25:11。</text:p>
      <text:p text:style-name="P4">
在同一小组中，比利时队在家中赢得了3：1克罗地亚。</text:p>
      <text:p text:style-name="P4">
<text:span text:style-name="T4">
另请阅读：</text:span>
 <text:a xlink:type="simple" xlink:href="https://www.ukrinform.ua/rubric-sports/3714856-zinoca-zbirna-ukraini-z-volejbolu-rozpocinae-vistupi-u-zolotij-evrolizi.html" text:style-name="Internet_20_link" text:visited-style-name="Visited_20_Internet_20_Link">
乌克兰妇女国家队与U开始在Goldenurisos中表演</text:a>
正如乌克林福姆(Ukrinform)报道的那样，5月31日，星期三，乌克兰将参加反卫生的比赛。</text:p>
      <text:p text:style-name="P4">
照片：CEV</text:p>
      <text:p text:style-name="P4">
News Source: <text:a xlink:type="simple" xlink:href="https://www.ukrinform.ua/rubric-sports/3715058-ukraina-peremogla-pivnicnu-makedoniu-na-starti-colovicoi-zolotoi-evroligi-z-volejbolu.html" text:style-name="Internet_20_link" text:visited-style-name="Visited_20_Internet_20_Link">
https://www.ukrinform.ua/rubric-sports/3715058-ukraina-peremogla-pivnicnu-makedoniu-na-starti-colovicoi-zolotoi-evroligi-z-volejbolu.html</text:a>
</text:p>
      <!--NEWS-->
      <text:h text:style-name="P10" text:outline-level="1">
<text:span text:style-name="T4">
入侵者被剥夺了“走廊”，因为平民从鹰从伊格（Zaporozhye）出发</text:span>
</text:h>
      <text:p text:style-name="P4">
作者: Ukrinform (Person)</text:p>
      <text:p text:style-name="P4">
出版商: Укринформ (Organization)</text:p>
      <text:p text:style-name="P4">
出版时间: 2023-05-27T-38:55:00+03:00</text:p>
      <text:p text:style-name="P4">
修改时间: 2023-05-27T21:55:00+03:00</text:p>
      <text:p text:style-name="P4">
描述: 俄罗斯入侵者拒绝协调绿色走廊，以使平民从卢汉斯克地区暂时占领的领土穿过Zaporizhhya到乌克兰政府控制的领土。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Луганщина', 'Переселенці', 'Війна з Росією']</text:p>
      <text:p text:style-name="P4">
类型: Article</text:p>
      <!--METADATA-->
      <text:p text:style-name="P4">
<draw:frame draw:style-name="fr1" draw:name="Image36" text:anchor-type="as-char" svg:width="6.9236in" svg:height="3.956343in" draw:z-index="0">
<draw:image xlink:href="../Images/yкринформ/2023-05-27T-38-55-00-03-00/630_360_1668461240-442.jpg" xlink:type="simple" xlink:show="embed" xlink:actuate="onLoad" draw:mime-type="image/jpeg"/>
</draw:frame>
俄罗斯俄罗斯拒绝协调绿色走廊，以通过卢汉斯克地区被占领领土的平民派发，经乌克兰政府控制的领土上的Zaporizhzhya。</text:p>
      <text:p text:style-name="P4">
关于它<text:a xlink:type="simple" xlink:href="https://t.me/luganska_oda/10300" text:style-name="Internet_20_link" text:visited-style-name="Visited_20_Internet_20_Link">
陈述</text:a>
卢坎克·奥瓦特姆·利索戈尔(Lugansk Ovartem Lisogor)的负责人，乌克利福通讯员报告。</text:p>
      <text:p text:style-name="P4">
“直接连接到暂时占领的领土……没有任何线路。 我们试图通过Zaporozhye以某种方式解决这种情况，以制作走廊，以便和平的人可以去。 但是，非正式共和国和俄罗斯的“政府”代表在分类上拒绝与我们的国家机构进行谈判，人道主义组织的茴香。” Lisogor说。</text:p>
      <text:p text:style-name="P4">
*!(https://www.ukrinform.ua/rubric-society/3714768-pereselenci-z-tot-otrimaut-dopomogu-v-oformlenni-vtracenih-pasportiv.html)他指出，由于碰撞线，没有办法，但是人们通过俄罗斯到欧洲到欧洲的卢汉斯克地区被排除在乌克兰。</text:p>
      <text:p text:style-name="P4">
“但是有很多问题，因为对于男人来说，这条路根本是封闭的，他们被带到服务“服务”，与乌克兰战争，将其用作生命部队。 总的来说，它非常昂贵。 是的，如果您去欧洲去欧洲，大约可以携带500或700欧元，没有保证。” Lisogor说。</text:p>
      <text:p text:style-name="P4">
据报道，在斯瓦蒂夫地区，在卢汉斯克地区暂时占领的领土上，俄罗斯入侵者吊死了一名男子，他的职位清晰。</text:p>
      <text:p text:style-name="P4">
News Source: <text:a xlink:type="simple" xlink:href="https://www.ukrinform.ua/rubric-regions/3714905-zagarbniki-vidmovlaut-u-koridori-dla-viizdu-civilnih-z-orlo-cerez-zaporizza.html" text:style-name="Internet_20_link" text:visited-style-name="Visited_20_Internet_20_Link">
https://www.ukrinform.ua/rubric-regions/3714905-zagarbniki-vidmovlaut-u-koridori-dla-viizdu-civilnih-z-orlo-cerez-zaporizza.html</text:a>
</text:p>
      <!--NEWS-->
      <text:h text:style-name="P10" text:outline-level="1">
<text:span text:style-name="T4">
与曲棍球的世界杯决赛入围者的已知姓名</text:span>
</text:h>
      <text:p text:style-name="P4">
作者: Ukrinform (Person)</text:p>
      <text:p text:style-name="P4">
出版商: Укринформ (Organization)</text:p>
      <text:p text:style-name="P4">
出版时间: 2023-05-27T-40:51:32+03:00</text:p>
      <text:p text:style-name="P4">
修改时间: 2023-05-27T21:51:32+03:00</text:p>
      <text:p text:style-name="P4">
描述: 结局将于明天5月28日举行。  - 乌克林。</text:p>
      <text:p text:style-name="P4">
图片: ['<text:a xlink:type="simple" xlink:href="https://static.ukrinform.com/photos/2023_05/thumb_files/630_360_1685213356-130.jpg" text:style-name="Internet_20_link" text:visited-style-name="Visited_20_Internet_20_Link">
630_360_16852...</text:a>
']</text:p>
      <text:p text:style-name="P4">
标签: ['Чемпіонат світу з хокею', 'хокей']</text:p>
      <text:p text:style-name="P4">
类型: Article</text:p>
      <!--METADATA-->
      <text:p text:style-name="P4">
<draw:frame draw:style-name="fr1" draw:name="Image37" text:anchor-type="as-char" svg:width="6.9236in" svg:height="3.956343in" draw:z-index="0">
<draw:image xlink:href="../Images/yкринформ/2023-05-27T-40-51-32-03-00/630_360_1685213356-130.jpg" xlink:type="simple" xlink:show="embed" xlink:actuate="onLoad" draw:mime-type="image/jpeg"/>
</draw:frame>
决赛将于明天5月28日发布。</text:p>
      <text:p text:style-name="P4">
报道说，德国和加拿大进入了曲棍球世界杯决赛。</text:p>
      <text:p text:style-name="P4">
在第一个半决赛中，加拿大赢得了拉脱维亚(4：2)这是历史上第一次参加世界杯半决赛。</text:p>
      <text:p text:style-name="P4">
加拿大的竞争对手是德国的曲棍球运动员，他们在半决赛中击败了美国3：4(2：2，1：0，0：1，0：1).</text:p>
      <text:p text:style-name="P4">
Американська команда вдало розпочала зустріч і вже на 4-й хвилині вела 2:0.Німці змогли здивувати суперника та відігралися ще до кінця першої20-хвилинки. У другому періоді США знову вийшли вперед. Німеччина відіграласяза півтори хвилини до кінця часу.</text:p>
      <text:p text:style-name="P4">
Доля зустрічі вирішилась в овертаймі – перемогу Німеччини приніс точний кидокФредеріка Тіффельса.</text:p>
      <text:p text:style-name="P4">
Німеччина зіграє у фіналі чемпіонату світу з хокею вперше у ХХІ столітті.Німці жодного разу не вигравали світові першості.</text:p>
      <text:p text:style-name="P4">
<text:span text:style-name="T4">
Читайте також:</text:span>
 <text:a xlink:type="simple" xlink:href="https://www.ukrinform.ua/rubric-sports/3714981-kanada-vijsla-u-final-cs2023-z-hokeu-obigravsi-latviu.html" text:style-name="Internet_20_link" text:visited-style-name="Visited_20_Internet_20_Link">
 Канада вийшла у фінал ЧС-2023 з , обігравши Латвію</text:a>
正如乌克林福姆(Ukrinform)报道的那样，明天，5月28日，德国将参加决赛，美国将与拉脱维亚(Latvia)争夺铜牌。</text:p>
      <text:p text:style-name="P4">
照片：盖蒂图像</text:p>
      <text:p text:style-name="P4">
News Source: <text:a xlink:type="simple" xlink:href="https://www.ukrinform.ua/rubric-sports/3715057-vidomi-imena-finalistiv-cs-z-hokeu.html" text:style-name="Internet_20_link" text:visited-style-name="Visited_20_Internet_20_Link">
https://www.ukrinform.ua/rubric-sports/3715057-vidomi-imena-finalistiv-cs-z-hokeu.html</text:a>
</text:p>
      <!--NEWS-->
      <text:h text:style-name="P10" text:outline-level="1">
<text:span text:style-name="T4">
俄罗斯与仍在努力帮助她恐怖的人一起失败-Zelensky</text:span>
</text:h>
      <text:p text:style-name="P4">
作者: Ukrinform (Person)</text:p>
      <text:p text:style-name="P4">
出版商: Укринформ (Organization)</text:p>
      <text:p text:style-name="P4">
出版时间: 2023-05-27T-42:39:00+03:00</text:p>
      <text:p text:style-name="P4">
修改时间: 2023-05-27T21:39:00+03:00</text:p>
      <text:p text:style-name="P4">
描述: 每个与俄罗斯合作的人都将被制裁所阻止。 俄罗斯联邦与那些仍在试图帮助她恐怖的人一起失去了一切。  - 乌克林。</text:p>
      <text:p text:style-name="P4">
图片: ['<text:a xlink:type="simple" xlink:href="https://static.ukrinform.com/photos/2022_10/thumb_files/630_360_1665639091-410.jpeg" text:style-name="Internet_20_link" text:visited-style-name="Visited_20_Internet_20_Link">
630_360_16656...</text:a>
']</text:p>
      <text:p text:style-name="P4">
标签: ['Санкції', 'Тероризм', 'Зеленський', 'Війна з Росією']</text:p>
      <text:p text:style-name="P4">
类型: Article</text:p>
      <!--METADATA-->
      <text:p text:style-name="P4">
<draw:frame draw:style-name="fr1" draw:name="Image38" text:anchor-type="as-char" svg:width="6.9236in" svg:height="3.956343in" draw:z-index="0">
<draw:image xlink:href="../Images/yкринформ/2023-05-27T-42-39-00-03-00/630_360_1665639091-410.jpeg" xlink:type="simple" xlink:show="embed" xlink:actuate="onLoad" draw:mime-type="image/jpeg"/>
</draw:frame>
与俄罗斯合作的每个人都将被制裁所阻止。 俄罗斯联邦失去了一切，与仍然试图帮助她恐怖的人失去了一切。</text:p>
      <text:p text:style-name="P4">
Volodymyr Zelenskyy在[视频消息]中说了这一点(https://www.youtube.com/watch?v=VLCKtW9RsLI)，报道乌克林福姆。</text:p>
      <text:p text:style-name="P4">
Zelensky说：“我们将继续我们的制裁步骤，依次有新的制裁 - 更大的大规模。”</text:p>
      <text:p text:style-name="P4">
<text:span text:style-name="T5">
video：<text:a xlink:type="simple" xlink:href="https://t.me/V_Zelenskiy_official/6390" text:style-name="Internet_20_link" text:visited-style-name="Visited_20_Internet_20_Link">
总统办公室</text:a>
</text:span>
</text:p>
      <text:p text:style-name="P4">
国家元首指出，每个与俄罗斯工作的人都将被阻止。乌克兰的制裁已经同步，或者将被自由世界同步。</text:p>
      <text:p text:style-name="P4">
“当俄罗斯开始这种侵略时，他们看着镜子里的世界。他们认为据称世界上的每个人都是愤世嫉俗的，据称是俄罗斯的主人。但是世界是不同的 - 世界是不同的 - 世界帮助世界帮助世界。任何反对世界的人都会变得边缘。</text:p>
      <text:p text:style-name="P4">
<text:span text:style-name="T4">
另请阅读：</text:span>
 <text:a xlink:type="simple" xlink:href="https://www.ukrinform.ua/rubric-world/3712788-u-centri-uvagi-obhid-sankcij-rada-ministriv-es-obgovorila-11-paket-proti-rosii.html" text:style-name="Internet_20_link" text:visited-style-name="Visited_20_Internet_20_Link">
关注的中心绕过制裁：部长伊瓦蒂乌斯委员会反对俄罗斯的11人</text:a>
此外，<text:a xlink:type="simple" xlink:href="https://www.ukrinform.ua/tag-zelenskij" text:style-name="Internet_20_link" text:visited-style-name="Visited_20_Internet_20_Link">
Zelensky</text:a>
感谢一月，芬兰，德国，加拿大和冰岛帮助乌克兰。 国家负责人补充说：“下周，我们也将在与角落的合作方面变得强大。我们不会损失任何一周。”</text:p>
      <text:p text:style-name="P4">
据报道，Volodymyr Zelensky通过NSFOPP解决了使用个人经济和其他限制性措施的解决方案提出了他的法令。</text:p>
      <text:p text:style-name="P4">
_foto：op _</text:p>
      <text:p text:style-name="P4">
News Source: <text:a xlink:type="simple" xlink:href="https://www.ukrinform.ua/rubric-polytics/3715055-rosia-prograe-razom-z-timi-hto-se-namagaetsa-dopomagati-ij-u-terori-zelenskij.html" text:style-name="Internet_20_link" text:visited-style-name="Visited_20_Internet_20_Link">
https://www.ukrinform.ua/rubric-polytics/3715055-rosia-prograe-razom-z-timi-hto-se-namagaetsa-dopomagati-ij-u-terori-zelenskij.html</text:a>
</text:p>
      <!--NEWS-->
      <text:h text:style-name="P10" text:outline-level="1">
<text:span text:style-name="T4">
在Mariupol，入侵者没有清洁房屋附近发现的炮弹</text:span>
</text:h>
      <text:p text:style-name="P4">
作者: Ukrinform (Person)</text:p>
      <text:p text:style-name="P4">
出版商: Укринформ (Organization)</text:p>
      <text:p text:style-name="P4">
出版时间: 2023-05-27T-44:31:00+03:00</text:p>
      <text:p text:style-name="P4">
修改时间: 2023-05-27T21:31:00+03:00</text:p>
      <text:p text:style-name="P4">
描述: 在临时捕获的野马中，居民在房屋和公园附近发现了远不受欢迎的炮弹，但“当局”没有采取任何行动来中和它们。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ідеоролик', 'Війна з Росією']</text:p>
      <text:p text:style-name="P4">
类型: Article</text:p>
      <!--METADATA-->
      <text:p text:style-name="P4">
<draw:frame draw:style-name="fr1" draw:name="Image39" text:anchor-type="as-char" svg:width="6.9236in" svg:height="3.956343in" draw:z-index="0">
<draw:image xlink:href="../Images/yкринформ/2023-05-27T-44-31-00-03-00/630_360_1680546247-363.jpg" xlink:type="simple" xlink:show="embed" xlink:actuate="onLoad" draw:mime-type="image/jpeg"/>
</draw:frame>
同样，被俘虏的码头居民发现土地建筑物和公园中的弹丸不引人注目，但“权力”并没有采取任何行动来消除它们。</text:p>
      <text:p text:style-name="P4">
关于<text:a xlink:type="simple" xlink:href="https://t.me/mariupolrada/14397" text:style-name="Internet_20_link" text:visited-style-name="Visited_20_Internet_20_Link">
电报</text:a>
市议会报道，乌克林福姆报道。</text:p>
      <text:p text:style-name="P4">
“在被占领的野马中，他们仍然在房屋和公园附近找到贝壳。当地居民在178 GrantorAtormetric射击的Nakhimov Avenue拍摄了一段录像带。 弹丸是有固结爆炸的。 但是在彩虹公园里，弹丸直接在草坪上发现。”  - 在市议会中说，发布相关的照片和视频。</text:p>
      <text:p text:style-name="P4">
<text:span text:style-name="T4">
另请阅读：</text:span>
 <text:a xlink:type="simple" xlink:href="https://www.ukrinform.ua/rubric-ato/3714857-pid-mariupolem-prolunali-vibuhi.html" text:style-name="Internet_20_link" text:visited-style-name="Visited_20_Internet_20_Link">
在EM爆炸中听到</text:a>
市议会强调，计划不计划爆炸物的入侵者，将野马暴露于危险中。</text:p>
      <text:p text:style-name="P4">
据报道，俄罗斯的侵略造成了玛丽upol中最大的人道主义灾难之一。 由于敌意，该市几乎被摧毁了90％。 被损坏和破坏的住宅建筑，医院，学校，幼儿园。</text:p>
      <text:p text:style-name="P4">
News Source: <text:a xlink:type="simple" xlink:href="https://www.ukrinform.ua/rubric-regions/3714890-u-mariupoli-zagarbniki-ne-pribiraut-viavleni-bila-budinkiv-snaradi.html" text:style-name="Internet_20_link" text:visited-style-name="Visited_20_Internet_20_Link">
https://www.ukrinform.ua/rubric-regions/3714890-u-mariupoli-zagarbniki-ne-pribiraut-viavleni-bila-budinkiv-snaradi.html</text:a>
</text:p>
      <!--NEWS-->
      <text:h text:style-name="P10" text:outline-level="1">
<text:span text:style-name="T4">
主席：反过来 - 新的，甚至更大的制裁包</text:span>
</text:h>
      <text:p text:style-name="P4">
作者: Ukrinform (Person)</text:p>
      <text:p text:style-name="P4">
出版商: Укринформ (Organization)</text:p>
      <text:p text:style-name="P4">
出版时间: 2023-05-27T-46:19:00+03:00</text:p>
      <text:p text:style-name="P4">
修改时间: 2023-05-27T21:19:00+03:00</text:p>
      <text:p text:style-name="P4">
描述: 乌克兰逐步收集有关直接或间接侵略的每个人的完整数据。 反过来 - 新的，更大的制裁包。  - 乌克林。</text:p>
      <text:p text:style-name="P4">
图片: ['<text:a xlink:type="simple" xlink:href="https://static.ukrinform.com/photos/2022_07/thumb_files/630_360_1658192913-591.jpeg" text:style-name="Internet_20_link" text:visited-style-name="Visited_20_Internet_20_Link">
630_360_16581...</text:a>
']</text:p>
      <text:p text:style-name="P4">
标签: ['Санкції', 'Україна', 'Зеленський', 'Війна з Росією']</text:p>
      <text:p text:style-name="P4">
类型: Article</text:p>
      <!--METADATA-->
      <text:p text:style-name="P4">
<draw:frame draw:style-name="fr1" draw:name="Image40" text:anchor-type="as-char" svg:width="6.9236in" svg:height="3.956343in" draw:z-index="0">
<draw:image xlink:href="../Images/yкринформ/2023-05-27T-46-19-00-03-00/630_360_1658192913-591.jpeg" xlink:type="simple" xlink:show="embed" xlink:actuate="onLoad" draw:mime-type="image/jpeg"/>
</draw:frame>
乌克兰 - 步骤逐步收集有关直接为侵略工作的每个人的完整数据。 反过来 - 新的，更大的制裁包。</text:p>
      <text:p text:style-name="P4">
Volodymyr Zelenskyy在[视频消息]中说了这一点(https://www.youtube.com/watch?v=VLCKtW9RsLI)，报道乌克林福姆。</text:p>
      <text:p text:style-name="P4">
<text:span text:style-name="T5">
video：<text:a xlink:type="simple" xlink:href="https://t.me/V_Zelenskiy_official/6390" text:style-name="Internet_20_link" text:visited-style-name="Visited_20_Internet_20_Link">
总统办公室</text:a>
</text:span>
</text:p>
      <text:p text:style-name="P4">
<text:span text:style-name="T4">
我希望健康，亲爱的乌克兰人!</text:span>
</text:p>
      <text:p text:style-name="P4">
今天是我们制裁的另一天。 对法律和身体上的人(其中大多数是俄罗斯人)进行了制裁。</text:p>
      <text:p text:style-name="P4">
总共有220家公司和51个人。 这些是麦克风和值得信赖的俄罗斯公司。 了解战争。 以及这些公司的管理人员。</text:p>
      <text:p text:style-name="P4">
并非所有人都在恐怖分子国家的领土上运作，其中一些国家在其他国家。但将获得全球压力。 一步一步地，我们收集了直接或间接用于侵略的其他人的完整数据。 每个这样的人都在建立，我们的乌克兰制裁已经同步，或者将与自由世界的制裁同步。</text:p>
      <text:p text:style-name="P4">
当俄罗斯开始这种侵略性时，他们看着镜子里的世界。有人认为，尽管人们和俄罗斯的所有者一样，世界上的所有人都是同一愤世嫉俗的人。 但是世界是不同的 - 世界帮助我们保护我们的生活。任何反对世界的人都会变得边缘。 俄罗斯不会得到任何东西。 以及那些仍然试图帮助她恐怖的人。</text:p>
      <text:p text:style-name="P4">
我们将继续我们的制裁步骤，并依次有新的制裁套餐 - 较大的大型尺度。</text:p>
      <text:p text:style-name="P4">
由于本周的结果，我要感谢日本制定了新制裁的Anthabilitia套餐。 感谢您提供日本的新安全援助。 这就是真正节省的原因。</text:p>
      <text:p text:style-name="P4">
我感谢芬兰为乌克兰提供的新防御计划，这一决定也是本周做出的。</text:p>
      <text:p text:style-name="P4">
我感谢德国将我国转移到下一个各种国防支持的政党，这将加强我们对俄罗斯恐怖的防御，包括保护。</text:p>
      <text:p text:style-name="P4">
我要感谢加拿大愿意加强我在乌克兰支持方面的领导地位。</text:p>
      <text:p text:style-name="P4">
感谢冰岛的保护和我们的人民的帮助。</text:p>
      <text:p text:style-name="P4">
下周也将使我们与合作伙伴的合作变得强大。我们不会损失一周。</text:p>
      <text:p text:style-name="P4">
而且，与往常一样，感谢我们的士兵，每个星期都有特别区分的人。利马方向...第81个单独的飞行器旅 - 谢谢你们，我将在摧毁敌人方面发挥效力!</text:p>
      <text:p text:style-name="P4">
Tavriya…第35和第36个单独的海军陆战队，第55炮兵旅，第59个单独的汽车步兵旅和我们的Seventystyatka-i的伞兵，我谢谢大家!一如既往 - 一如既往 - 您非常有效!</text:p>
      <text:p text:style-name="P4">
<text:span text:style-name="T4">
荣耀所有保护我们国家的人!荣耀为帮助的每个人!</text:span>
</text:p>
      <text:p text:style-name="P4">
<text:span text:style-name="T4">
荣耀到乌克兰!</text:span>
</text:p>
      <text:p text:style-name="P4">
_foto：op _</text:p>
      <text:p text:style-name="P4">
News Source: <text:a xlink:type="simple" xlink:href="https://www.ukrinform.ua/rubric-polytics/3715052-prezident-na-cerzi-novi-se-masstabnisi-sankcijni-paketi.html" text:style-name="Internet_20_link" text:visited-style-name="Visited_20_Internet_20_Link">
https://www.ukrinform.ua/rubric-polytics/3715052-prezident-na-cerzi-novi-se-masstabnisi-sankcijni-paketi.html</text:a>
</text:p>
      <!--NEWS-->
      <text:h text:style-name="P10" text:outline-level="1">
<text:span text:style-name="T4">
巴伐利亚32届德国冠军</text:span>
</text:h>
      <text:p text:style-name="P4">
作者: Ukrinform (Person)</text:p>
      <text:p text:style-name="P4">
出版商: Укринформ (Organization)</text:p>
      <text:p text:style-name="P4">
出版时间: 2023-05-27T-48:08:48+03:00</text:p>
      <text:p text:style-name="P4">
修改时间: 2023-05-27T21:08:48+03:00</text:p>
      <text:p text:style-name="P4">
描述: 在决定性巡回演出的最后几分钟中，团队掏出了黄金。  - 乌克林。</text:p>
      <text:p text:style-name="P4">
图片: ['<text:a xlink:type="simple" xlink:href="https://static.ukrinform.com/photos/2023_05/thumb_files/630_360_1685210825-213.jpg" text:style-name="Internet_20_link" text:visited-style-name="Visited_20_Internet_20_Link">
630_360_16852...</text:a>
']</text:p>
      <text:p text:style-name="P4">
标签: ['Баварія', 'Футбол']</text:p>
      <text:p text:style-name="P4">
类型: Article</text:p>
      <!--METADATA-->
      <text:p text:style-name="P4">
<draw:frame draw:style-name="fr1" draw:name="Image41" text:anchor-type="as-char" svg:width="6.9236in" svg:height="3.956343in" draw:z-index="0">
<draw:image xlink:href="../Images/yкринформ/2023-05-27T-48-08-48-03-00/630_360_1685210825-213.jpg" xlink:type="simple" xlink:show="embed" xlink:actuate="onLoad" draw:mime-type="image/jpeg"/>
</draw:frame>
在决定性巡回演出的最后几分钟内将黄金组合在一起。</text:p>
      <text:p text:style-name="P4">
乌克利福姆报道，巴伐利亚赢得了德国德甲联赛冠军冠军冠军的第11位，慕尼黑桌子上的首先在最后的34次获得冠军的结果后返回。</text:p>
      <text:p text:style-name="P4">
在多特蒙德的最后一轮比赛的前夕，2分领先巴伐利亚。 Mainz足以赢得Borussia冠军。</text:p>
      <text:p text:style-name="P4">
“ Borussia”与Mainz -2：2进行了平局，并给了Bavaria一个静态的机会。</text:p>
      <text:p text:style-name="P4">
在平行比赛中，巴伐利亚在对阵科隆的比赛中发挥了作用。</text:p>
      <text:p text:style-name="P4">
贾马尔·穆萨尔(Jamal Musial)承担了责任，他在第89分钟在科隆的右下角进行了长时间的中风。 20岁的Havbekawk的目标是胜利和巴伐利亚冠军。</text:p>
      <text:p text:style-name="P4">
<text:span text:style-name="T4">
另请阅读：</text:span>
 <text:a xlink:type="simple" xlink:href="https://www.ukrinform.ua/rubric-sports/3714965-futbolisti-polissa-vigrali-persu-ligu.html" text:style-name="Internet_20_link" text:visited-style-name="Visited_20_Internet_20_Link">
真相“ Polissya”赢得了第一个联赛</text:a>
因此，第11位的德甲银萨拉达(Bundesliga Silver Salada)连续到达了巴伐利亚梅尼奇(Bavaria Menichen)。 沃西亚(Borussia)是距梦幻冠军的一步，获得了第二名。</text:p>
      <text:p text:style-name="P4">
照片：fcbayern.com</text:p>
      <text:p text:style-name="P4">
News Source: <text:a xlink:type="simple" xlink:href="https://www.ukrinform.ua/rubric-sports/3715048-bavaria-32razovij-cempion-nimeccini.html" text:style-name="Internet_20_link" text:visited-style-name="Visited_20_Internet_20_Link">
https://www.ukrinform.ua/rubric-sports/3715048-bavaria-32razovij-cempion-nimeccini.html</text:a>
</text:p>
      <!--NEWS-->
      <text:h text:style-name="P10" text:outline-level="1">
<text:span text:style-name="T4">
俄罗斯人在切尔尼希夫地区的边界又进行了四次中风</text:span>
</text:h>
      <text:p text:style-name="P4">
作者: Ukrinform (Person)</text:p>
      <text:p text:style-name="P4">
出版商: Укринформ (Organization)</text:p>
      <text:p text:style-name="P4">
出版时间: 2023-05-27T-50:00:00+03:00</text:p>
      <text:p text:style-name="P4">
修改时间: 2023-05-27T21:00:00+03:00</text:p>
      <text:p text:style-name="P4">
描述: 截至5月27日20:00，俄罗斯军队又发射了四次，是切尼希夫地区边界地区的四次。  - 乌克林。</text:p>
      <text:p text:style-name="P4">
图片: ['<text:a xlink:type="simple" xlink:href="https://static.ukrinform.com/photos/2023_05/thumb_files/630_360_1684670086-586.jpeg" text:style-name="Internet_20_link" text:visited-style-name="Visited_20_Internet_20_Link">
630_360_16846...</text:a>
']</text:p>
      <text:p text:style-name="P4">
标签: ['Обстріл', 'Чернігівщина', 'Війна з Росією']</text:p>
      <text:p text:style-name="P4">
类型: Article</text:p>
      <!--METADATA-->
      <text:p text:style-name="P4">
<draw:frame draw:style-name="fr1" draw:name="Image42" text:anchor-type="as-char" svg:width="6.9236in" svg:height="3.956343in" draw:z-index="0">
<draw:image xlink:href="../Images/yкринформ/2023-05-27T-50-00-00-03-00/630_360_1684670086-586.jpeg" xlink:type="simple" xlink:show="embed" xlink:actuate="onLoad" draw:mime-type="image/jpeg"/>
</draw:frame>
截至5月27日的20:00，俄罗斯军队又发射了Chernihiv地区边界地区的四倍。</text:p>
      <text:p text:style-name="P4">
根据乌克林福姆(Ukrinform)的说法，[Telegram中的运营命令“ North”报告。 这是给出的(https://t.me/ok_pivnich1/2864)特别是，从08:40到08:55记录了4个节拍，可能是在Timonovichi定居点地区的120毫米毫米毫米毫米。</text:p>
      <text:p text:style-name="P4">
从09:27到09:50记录了13个节拍，可能来自铁桥的超声波炮弹。 炮击发生在消防建筑中。 火灾是由SES救援人员局部的。</text:p>
      <text:p text:style-name="P4">
从09:30到09:47，记录了18个节拍，可能是在Mykolaivka定居点的120mm毫米毫米分钟内。</text:p>
      <text:p text:style-name="P4">
<text:span text:style-name="T4">
另请阅读：</text:span>
 <text:a xlink:type="simple" xlink:href="https://www.ukrinform.ua/rubric-ato/3715006-vorog-obstrilav-stepnogirsk-na-zaporizzi-dvoe-poranenih.html" text:style-name="Internet_20_link" text:visited-style-name="Visited_20_Internet_20_Link">
Zaporozhye的敌人YAV Stepnogorsk，两人受伤</text:a>
此外，从12:50到13:10录制了6个节拍，大概是Chaikine绘制的Sau。 “在[炮击]期间(https://www.ukrinform.ua/tag-obstril)帽子，拖拉机和汽车被损坏。 这位受伤的十几岁女孩被提供急救，并派往最近的医疗机构进行更好的检查。”</text:p>
      <text:p text:style-name="P4">
正如乌克林福姆(Ukrinform)报道的，2 <text:a xlink:type="simple" xlink:href="https://www.ukrinform.ua/rubric-ato/3715022-rosiani-obstrilali-selo-na-cernigivsini-poskodzeni-zitlovi-budinki-j-lep.html" text:style-name="Internet_20_link" text:visited-style-name="Visited_20_Internet_20_Link">
5月7日，俄罗斯军队在iRononist村开火</text:a>
切尔尼希夫地区的诺夫哥罗德 - 西弗斯基区。 住房和线路已损坏，一千多个消费者没有光。</text:p>
      <text:p text:style-name="P4">
<text:span text:style-name="T5">
照片说明性</text:span>
</text:p>
      <text:p text:style-name="P4">
News Source: <text:a xlink:type="simple" xlink:href="https://www.ukrinform.ua/rubric-ato/3715047-rosiani-zavdali-se-cotiri-udari-po-prikordonnu-cernigivsini.html" text:style-name="Internet_20_link" text:visited-style-name="Visited_20_Internet_20_Link">
https://www.ukrinform.ua/rubric-ato/3715047-rosiani-zavdali-se-cotiri-udari-po-prikordonnu-cernigivsini.html</text:a>
</text:p>
      <!--NEWS-->
      <text:h text:style-name="P10" text:outline-level="1">
<text:span text:style-name="T4">
前线的能量区域已获得超过40吨的支撑</text:span>
</text:h>
      <text:p text:style-name="P4">
作者: Ukrinform (Person)</text:p>
      <text:p text:style-name="P4">
出版商: Укринформ (Organization)</text:p>
      <text:p text:style-name="P4">
出版时间: 2023-05-27T-53:46:30+03:00</text:p>
      <text:p text:style-name="P4">
修改时间: 2023-05-27T20:46:30+03:00</text:p>
      <text:p text:style-name="P4">
描述: 已将40多吨的支撑物转移到Zaporizhhzhya和mykolaiv地区的能量中。  - 乌克林。</text:p>
      <text:p text:style-name="P4">
图片: ['<text:a xlink:type="simple" xlink:href="https://static.ukrinform.com/photos/2023_05/thumb_files/630_360_1685209485-196.jpg" text:style-name="Internet_20_link" text:visited-style-name="Visited_20_Internet_20_Link">
630_360_16852...</text:a>
']</text:p>
      <text:p text:style-name="P4">
标签: ['Електроенергія', 'Міненерго', 'Галущенко']</text:p>
      <text:p text:style-name="P4">
类型: Article</text:p>
      <!--METADATA-->
      <text:p text:style-name="P4">
<draw:frame draw:style-name="fr1" draw:name="Image43" text:anchor-type="as-char" svg:width="6.9236in" svg:height="3.956343in" draw:z-index="0">
<draw:image xlink:href="../Images/yкринформ/2023-05-27T-53-46-30-03-00/630_360_1685209485-196.jpg" xlink:type="simple" xlink:show="embed" xlink:actuate="onLoad" draw:mime-type="image/jpeg"/>
</draw:frame>
Zaporizhzhya和Mykolaiv地区可再生作品的能量具有40多吨支持。</text:p>
      <text:p text:style-name="P4">
乌克兰能源部在<text:a xlink:type="simple" xlink:href="https://www.facebook.com/minenergoUkraine/posts/pfbid021ZvLUsRt64iyTaCQrmZryEz6CDzVwaMLKZG31trsqswghJSkVRU3HuLNYmmxuWjWl" text:style-name="Internet_20_link" text:visited-style-name="Visited_20_Internet_20_Link">
Facebook</text:a>
，报道乌克林福姆。</text:p>
      <text:p text:style-name="P4">
因此，Zaporizhzhzhiaoblenergo获得了21吨重21吨的支持，Mykolaivoblenergo-约20吨。</text:p>
      <text:p text:style-name="P4">
将设备提供给波兰。 根据该部的说法，在过去的两周中，乌克兰收到了13份援助，总重量超过190吨，其中包括82个具有不同权力的发电机。</text:p>
      <text:p text:style-name="P4">
<text:span text:style-name="T4">
另请阅读：</text:span>
 <text:a xlink:type="simple" xlink:href="https://www.ukrinform.ua/rubric-vidbudova/3715011-meri-mariupola-ta-brussela-obgovorili-vidbudovu-ukrainskogo-mista-pisla-jogo-deokupacii.html" text:style-name="Internet_20_link" text:visited-style-name="Visited_20_Internet_20_Link">
市长Mariupol和Brussels在占领之后讨论了OVU乌克兰城市</text:a>
自2022年3月以来，乌克兰从波兰合作伙伴那里获得了9.3万吨超过1.6亿吨。</text:p>
      <text:p text:style-name="P4">
根据乌克兰能源部长赫尔曼·加鲁什琴科(Herman Galushchenko)的卫生区域，这些地区仍然是无情袭击的敌人，这种支持本身是有价值的。 得益于提供的能源，可再生工作的速度更快，更有效地为下一个暖气季节做准备。</text:p>
      <text:p text:style-name="P4">
<text:span text:style-name="T4">
另请阅读：</text:span>
 <text:a xlink:type="simple" xlink:href="https://www.ukrinform.ua/rubric-vidbudova/3714428-ukraina-ta-svitovij-bank-obgovorili-pidgotovku-novih-proektiv-vidbudovi.html" text:style-name="Internet_20_link" text:visited-style-name="Visited_20_Internet_20_Link">
乌克兰和世界银行讨论了新预测的准备，</text:a>
“我们非常感谢波兰为我们的能源部门提供的帮助 - 外交，人道主义，组织。 部长强调，在波兰工作的Resceu后勤工作非常重要，该物流从欧洲各地收集人道主义援助，将其转移给乌克兰。</text:p>
      <text:p text:style-name="P4">
据乌克林福姆报道，截至5月<text:a xlink:type="simple" xlink:href="https://www.ukrinform.ua/rubric-economy/3714703-generacia-stanom-na-traven-vtratila-27-gvt-vstanovlenoi-potuznosti-ukrenergo.html" text:style-name="Internet_20_link" text:visited-style-name="Visited_20_Internet_20_Link">
乌克兰金星系统的装机能力损失增加到27吉瓦</text:a>
 .</text:p>
      <text:p text:style-name="P4">
News Source: <text:a xlink:type="simple" xlink:href="https://www.ukrinform.ua/rubric-vidbudova/3715046-energetiki-prifrontovih-oblastej-otrimali-ponad-40-tonn-opor.html" text:style-name="Internet_20_link" text:visited-style-name="Visited_20_Internet_20_Link">
https://www.ukrinform.ua/rubric-vidbudova/3715046-energetiki-prifrontovih-oblastej-otrimali-ponad-40-tonn-opor.html</text:a>
</text:p>
      <!--NEWS-->
      <text:h text:style-name="P10" text:outline-level="1">
<text:span text:style-name="T4">
海牙在海牙的气候示威中拘留了1500多名激进分子</text:span>
</text:h>
      <text:p text:style-name="P4">
作者: Ukrinform (Person)</text:p>
      <text:p text:style-name="P4">
出版商: Укринформ (Organization)</text:p>
      <text:p text:style-name="P4">
出版时间: 2023-05-27T-55:38:00+03:00</text:p>
      <text:p text:style-name="P4">
修改时间: 2023-05-27T20:38:00+03:00</text:p>
      <text:p text:style-name="P4">
描述: 在海牙，执法人员使用了一条水路，并拘留了1579名气候活动家，他们阻止了通往城市的关键路线。  - 乌克林。</text:p>
      <text:p text:style-name="P4">
图片: ['<text:a xlink:type="simple" xlink:href="https://static.ukrinform.com/photos/2023_05/thumb_files/630_360_1685208858-225.jpeg" text:style-name="Internet_20_link" text:visited-style-name="Visited_20_Internet_20_Link">
630_360_16852...</text:a>
']</text:p>
      <text:p text:style-name="P4">
标签: ['Клімат', 'Нідерланди', 'Протест']</text:p>
      <text:p text:style-name="P4">
类型: Article</text:p>
      <!--METADATA-->
      <text:p text:style-name="P4">
<draw:frame draw:style-name="fr1" draw:name="Image44" text:anchor-type="as-char" svg:width="6.9236in" svg:height="3.956343in" draw:z-index="0">
<draw:image xlink:href="../Images/yкринформ/2023-05-27T-55-38-00-03-00/630_360_1685208858-225.jpeg" xlink:type="simple" xlink:show="embed" xlink:actuate="onLoad" draw:mime-type="image/jpeg"/>
</draw:frame>
海牙警卫使用了一条水道，并拘留了1,579名气候活动家，他们梦想着通往城市的关键路线。</text:p>
      <text:p text:style-name="P4">
根据<text:a xlink:type="simple" xlink:href="https://nos.nl/artikel/2476650-bijna-1600-klimaatactivisten-opgepakt-op-a12-den-haag-40-worden-vervolgd" text:style-name="Internet_20_link" text:visited-style-name="Visited_20_Internet_20_Link">
NOS</text:a>
，抗议者抗议政府的反气候政策。</text:p>
      <text:p text:style-name="P4">
“ 1579年，活动家今天在A12 Ugaaaz的气候示威活动中被拘留。 据警方称，尽管市政当局禁止这样的行动，但他们拒绝停止阻塞。</text:p>
      <text:p text:style-name="P4">
值得注意的是，绝大多数被拘留者立即被释放。 警方说，其中40人将通过对执法或故意破坏的袭击来负责。 其余的被拘留者将承担责任，因为该行动通常是和平的。</text:p>
      <text:p text:style-name="P4">
在示威期间，灭绝叛乱的气候群体阻止了海牙的A12关键用途，在整个城市造成了大型拥塞。</text:p>
      <text:p text:style-name="P4">
当抗议者无视警察解锁道路的呼吁时，还应用了水。</text:p>
      <text:p text:style-name="P4">
<text:span text:style-name="T4">
另请阅读：</text:span>
 <text:a xlink:type="simple" xlink:href="https://www.ukrinform.ua/rubric-world/3681281-klimaticnij-protest-v-gaazi-zaversivsa-vodometom-ta-zatrimannam-700-demonstrantiv.html" text:style-name="Internet_20_link" text:visited-style-name="Visited_20_Internet_20_Link">
海牙的气候抗议活动结束了欧姆并拘留了700名抗议者</text:a>
反过来，抗议者为这种发展做好了准备。 他们被排在水道前。</text:p>
      <text:p text:style-name="P4">
值得注意的是，海牙市政当局一再警告说，禁止封锁道路。 在当地时间的下午1:00左右，海牙周围开始交通拥堵。</text:p>
      <text:p text:style-name="Quotations">

<text:p text:style-name="P4">
我们vorderen op dit moment actievoerders die de <text:a xlink:type="simple" xlink:href="https://twitter.com/hashtag/Utrechtsebaan" text:style-name="Internet_20_link" text:visited-style-name="Visited_20_Internet_20_Link">
#utrechtsebaan&gt;
</text:a>
&gt;
块离开<text:a xlink:type="simple" xlink:href="https://twitter.com/hashtag/A12" text:style-name="Internet_20_link" text:visited-style-name="Visited_20_Internet_20_Link">
#A12&gt;
</text:a>
<text:a xlink:type="simple" xlink:href="https://t.co/XfTm1lKtH4" text:style-name="Internet_20_link" text:visited-style-name="Visited_20_Internet_20_Link">
&gt;
 pic.twitter.com/xftm1lkth4</text:a>
&gt;
&gt;
  - 海牙警察部门(@pol_denhaag)<text:a xlink:type="simple" xlink:href="https://twitter.com/POL_DenHaag/status/1662403544970829825" text:style-name="Internet_20_link" text:visited-style-name="Visited_20_Internet_20_Link">
2023年5月27日&gt;
</text:a>
正如乌克林福姆报道的那样，2023年3月，海牙的气候活动家已经参加了示威活动，并阻止了A12高速公路。</text:p>

</text:p>
      <text:p text:style-name="P4">
然后有3,000多名抗议者参加了封锁。</text:p>
      <text:p text:style-name="P4">
News Source: <text:a xlink:type="simple" xlink:href="https://www.ukrinform.ua/rubric-world/3715044-na-klimaticnij-demonstracii-v-gaazi-zatrimali-sotni-aktivistiv.html" text:style-name="Internet_20_link" text:visited-style-name="Visited_20_Internet_20_Link">
https://www.ukrinform.ua/rubric-world/3715044-na-klimaticnij-demonstracii-v-gaazi-zatrimali-sotni-aktivistiv.html</text:a>
</text:p>
      <!--NEWS-->
      <text:h text:style-name="P10" text:outline-level="1">
<text:span text:style-name="T4">
在英国，一名男子进入了一辆汽车进入首映居住门</text:span>
</text:h>
      <text:p text:style-name="P4">
作者: Ukrinform (Person)</text:p>
      <text:p text:style-name="P4">
出版商: Укринформ (Organization)</text:p>
      <text:p text:style-name="P4">
出版时间: 2023-05-27T-57:20:00+03:00</text:p>
      <text:p text:style-name="P4">
修改时间: 2023-05-27T20:20:00+03:00</text:p>
      <text:p text:style-name="P4">
描述: 在英国，警方释放了一名男子，该男子撞到了伦敦街的总理住所的大门。  - 乌克林。</text:p>
      <text:p text:style-name="P4">
图片: ['<text:a xlink:type="simple" xlink:href="https://static.ukrinform.com/photos/2023_05/thumb_files/630_360_1685035671-2879.png" text:style-name="Internet_20_link" text:visited-style-name="Visited_20_Internet_20_Link">
630_360_16850...</text:a>
']</text:p>
      <text:p text:style-name="P4">
标签: ['Британія', 'ДТП', 'Лондон', 'Ріші Сунак']</text:p>
      <text:p text:style-name="P4">
类型: Article</text:p>
      <!--METADATA-->
      <text:p text:style-name="P4">
<draw:frame draw:style-name="fr1" draw:name="Image47" text:anchor-type="as-char" svg:width="6.9236in" svg:height="3.956343in" draw:z-index="0">
<draw:image xlink:href="../Images/yкринформ/2023-05-27T-57-20-00-03-00/630_360_1685035671-2879.png" xlink:type="simple" xlink:show="embed" xlink:actuate="onLoad" draw:mime-type="image/png"/>
</draw:frame>
警方释放了一名男子，该男子在伦敦的街道上撞上了总理的住所。</text:p>
      <text:p text:style-name="P4">
根据乌克林福姆(Ukrinform)的报道，它报告了[晚上标准。(https://www.youtube.com/watch?v=f_aZtqXTWkU)如图所述，该男子在调查此事件时被起诉并释放。</text:p>
      <text:p text:style-name="P4">
也<text:a xlink:type="simple" xlink:href="https://www.standard.co.uk/news/london/downing-street-crash-man-arrest-release-met-police-london-b1084131.html" text:style-name="Internet_20_link" text:visited-style-name="Visited_20_Internet_20_Link">
报道</text:a>
提交了单独的淫秽日期图像的起诉，但尚未提供细节。</text:p>
      <text:p text:style-name="P4">
<text:span text:style-name="T4">
另请阅读：</text:span>
 [在并进行了“乌克兰防守者的魅力”]]](https://www.ukrinform.ua/rubric-diaspora/3712473-u-londoni-proveli-akciu-oberig-dla-ukrainskogo-zahisnika.html)回想一下，在伦敦，一辆汽车在英国住所的大门上开车。 <text:a xlink:type="simple" xlink:href="https://www.ukrinform.ua/rubric-world/3714215-u-bramu-rezidencii-premera-britanii-vihala-avtivka.html" text:style-name="Internet_20_link" text:visited-style-name="Visited_20_Internet_20_Link">
车辆的驾驶员被警察拘留。</text:a>
警方说，这一事件没有人受伤。 一个人被怀疑有破坏性和危险驾驶。</text:p>
      <text:p text:style-name="P4">
News Source: <text:a xlink:type="simple" xlink:href="https://www.ukrinform.ua/rubric-world/3715043-u-britanii-vidpustili-colovika-akij-vihav-na-avto-u-bramu-rezidencii-premera.html" text:style-name="Internet_20_link" text:visited-style-name="Visited_20_Internet_20_Link">
https://www.ukrinform.ua/rubric-world/3715043-u-britanii-vidpustili-colovika-akij-vihav-na-avto-u-bramu-rezidencii-premera.html</text:a>
</text:p>
      <!--NEWS-->
      <text:h text:style-name="P10" text:outline-level="1">
<text:span text:style-name="T4">
乌克兰的女子团队 - 欧洲学术划船冠军</text:span>
</text:h>
      <text:p text:style-name="P4">
作者: Ukrinform (Person)</text:p>
      <text:p text:style-name="P4">
出版商: Укринформ (Organization)</text:p>
      <text:p text:style-name="P4">
出版时间: 2023-05-27T-59:18:00+03:00</text:p>
      <text:p text:style-name="P4">
修改时间: 2023-05-27T20:18:00+03:00</text:p>
      <text:p text:style-name="P4">
描述: 金牌赢得了女子四人。  - 乌克林。</text:p>
      <text:p text:style-name="P4">
图片: ['<text:a xlink:type="simple" xlink:href="https://static.ukrinform.com/photos/2023_05/thumb_files/630_360_1685207847-738.jpg" text:style-name="Internet_20_link" text:visited-style-name="Visited_20_Internet_20_Link">
630_360_16852...</text:a>
']</text:p>
      <text:p text:style-name="P4">
标签: ['академічне веслування']</text:p>
      <text:p text:style-name="P4">
类型: Article</text:p>
      <!--METADATA-->
      <text:p text:style-name="P4">
<draw:frame draw:style-name="fr1" draw:name="Image48" text:anchor-type="as-char" svg:width="6.9236in" svg:height="3.956343in" draw:z-index="0">
<draw:image xlink:href="../Images/yкринформ/2023-05-27T-59-18-00-03-00/630_360_1685207847-738.jpg" xlink:type="simple" xlink:show="embed" xlink:actuate="onLoad" draw:mime-type="image/jpeg"/>
</draw:frame>
妇女的四个配对。</text:p>
      <text:p text:style-name="P4">
乌克林福姆报道，乌克兰国家队在2023年的欧洲锦标赛上获得了金牌，该学术收获是在斯洛文尼亚刀片举行的。</text:p>
      <text:p text:style-name="P4">
在达里亚·维克霍格维特(Daria Verkhogvit)，娜塔莉亚·多维科(Natalia Dovhko)，阿纳斯塔西娅(Anastasia)胜利和卡特里纳·达尚科(Kateryna Dudchenko)的一部分，女性四枚奖牌是赢得了“金牌”的奖牌。 “银”向荷兰的代表“铜牌”  - 英国。</text:p>
      <text:p text:style-name="P4">
对于乌克兰来说，这种黄金已成为自2014年以来首次获得欧洲学术收获的锦标赛。</text:p>
      <text:p text:style-name="P4">
<text:span text:style-name="T4">
另请阅读：</text:span>
 <text:a xlink:type="simple" xlink:href="https://www.ukrinform.ua/rubric-sports/3714920-ukrainci-zdobuli-zoloto-ta-bronzu-na-kubku-svitu-z-vesluvanna-na-kanoe.html" text:style-name="Internet_20_link" text:visited-style-name="Visited_20_Internet_20_Link">
乌克兰人与纳达诺(Nadanoe)在世界杯上赢得了“黄金”和“铜”</text:a>
正如乌克林福姆报道的那样，今天5月27日，乌克兰在波兹南的皮划艇和独木舟上获得了四枚世界杯奖牌。</text:p>
      <text:p text:style-name="P4">
照片：facebook.com/tufnellphotography</text:p>
      <text:p text:style-name="P4">
News Source: <text:a xlink:type="simple" xlink:href="https://www.ukrinform.ua/rubric-sports/3715042-zinoca-zbirna-ukraini-cempionki-evropi-z-akademicnogo-vesluvanna.html" text:style-name="Internet_20_link" text:visited-style-name="Visited_20_Internet_20_Link">
https://www.ukrinform.ua/rubric-sports/3715042-zinoca-zbirna-ukraini-cempionki-evropi-z-akademicnogo-vesluvanna.html</text:a>
</text:p>
      <!--NEWS-->
      <text:h text:style-name="P10" text:outline-level="1">
<text:span text:style-name="T4">
在总人员中，指定了俄罗斯军队的损失</text:span>
</text:h>
      <text:p text:style-name="P4">
作者: Ukrinform (Person)</text:p>
      <text:p text:style-name="P4">
出版商: Укринформ (Organization)</text:p>
      <text:p text:style-name="P4">
出版时间: 2023-05-27T-62:58:00+03:00</text:p>
      <text:p text:style-name="P4">
修改时间: 2023-05-27T19:58:00+03:00</text:p>
      <text:p text:style-name="P4">
描述: 乌克兰武装部队的总人员发布了有关在全面战争中俄罗斯军队造成的一般损失的完善数据。  - 乌克林。</text:p>
      <text:p text:style-name="P4">
图片: ['<text:a xlink:type="simple" xlink:href="https://static.ukrinform.com/photos/2022_04/thumb_files/630_360_1649246844-344.jpg" text:style-name="Internet_20_link" text:visited-style-name="Visited_20_Internet_20_Link">
630_360_16492...</text:a>
']</text:p>
      <text:p text:style-name="P4">
标签: ['Генштаб', 'Війна з Росією']</text:p>
      <text:p text:style-name="P4">
类型: Article</text:p>
      <!--METADATA-->
      <text:p text:style-name="P4">
<draw:frame draw:style-name="fr1" draw:name="Image49" text:anchor-type="as-char" svg:width="6.9236in" svg:height="3.956343in" draw:z-index="0">
<draw:image xlink:href="../Images/yкринформ/2023-05-27T-62-58-00-03-00/630_360_1649246844-344.jpg" xlink:type="simple" xlink:show="embed" xlink:actuate="onLoad" draw:mime-type="image/jpeg"/>
</draw:frame>
乌克兰武装部队的总人员发布了有关俄罗斯军队在全面战争中造成的一般损失的规定数据。</text:p>
      <text:p text:style-name="P4">
新数字由总人员在[Facebook]上发布(https://www.facebook.com/GeneralStaff.ua/posts/pfbid07hj9h9cgJshUQxTRGWsKpv4Mpq1YActfTSsJi64nwxV3eCkSADTij6ntBjhmJ6mHl)，报道乌克林福姆。</text:p>
      <text:p text:style-name="P4">
“与不断收到精制数据有关，对敌人损失的某些位置进行了更正。出版挤压数字，同时考虑到自2022年2月24日以来的这段时间一直可用总参谋部说。</text:p>
      <text:p text:style-name="P4">
因此，根据规定的信息，截至5月27日，乌克兰的辩护部队遭受了3794敌人的敌意<text:a xlink:type="simple" xlink:href="https://www.ukrinform.ua/tag-tank" text:style-name="Internet_20_link" text:visited-style-name="Visited_20_Internet_20_Link">
坦克</text:a>
，7449 Boyev装甲车，3414炮兵系统，574个反应性土壤火系统，313架飞机，298架直升机，2990架手术时级的无人机，1036架有翼的导弹和6183个俄罗斯军队的汽车设备。</text:p>
      <text:p text:style-name="P4">
<text:span text:style-name="T4">
另请阅读：</text:span>
 <text:a xlink:type="simple" xlink:href="https://www.ukrinform.ua/rubric-ato/3714795-zaluznij-zaaviv-so-prijsov-cas-povertati-svoe.html" text:style-name="Internet_20_link" text:visited-style-name="Visited_20_Internet_20_Link">
“是时候返回其”：Zaluzhny出版了一段视频，上面写着割草，以解放乌克兰</text:a>
“澄清总是在“负”的某个地方和某个地方 - “加”。我们要求您理解。</text:p>
      <text:p text:style-name="P4">
感谢您的理解，”  - 向总参谋部添加。</text:p>
      <text:p text:style-name="P4">
据乌克林福姆报道，白天<text:a xlink:type="simple" xlink:href="https://www.ukrinform.ua/rubric-ato/3715027-aviacia-sil-oboroni-za-dobu-zavdala-cotiroh-udariv-po-rajonah-zoseredzenna-voroga.html" text:style-name="Internet_20_link" text:visited-style-name="Visited_20_Internet_20_Link">
乌克兰航空造成了四个曼</text:a>
在太空地区，俄罗斯联邦的人员组成和军事装备以及三个敌人的园林绿化综合体。</text:p>
      <text:p text:style-name="P4">
News Source: <text:a xlink:type="simple" xlink:href="https://www.ukrinform.ua/rubric-ato/3715032-u-genstabi-utocnili-vtrati-rosijskih-vijsk.html" text:style-name="Internet_20_link" text:visited-style-name="Visited_20_Internet_20_Link">
https://www.ukrinform.ua/rubric-ato/3715032-u-genstabi-utocnili-vtrati-rosijskih-vijsk.html</text:a>
</text:p>
      <!--NEWS-->
      <text:h text:style-name="P10" text:outline-level="1">
<text:span text:style-name="T4">
今天可以选择法官的Tandir预防措施-DBR</text:span>
</text:h>
      <text:p text:style-name="P4">
作者: Ukrinform (Person)</text:p>
      <text:p text:style-name="P4">
出版商: Укринформ (Organization)</text:p>
      <text:p text:style-name="P4">
出版时间: 2023-05-27T-64:45:00+03:00</text:p>
      <text:p text:style-name="P4">
修改时间: 2023-05-27T19:45:00+03:00</text:p>
      <text:p text:style-name="P4">
描述: 到5月27日底，马卡里夫地区法院的负责人亚历克西（Alexei Tandir）可能会当选国民警卫队的战斗机。  - 乌克林。</text:p>
      <text:p text:style-name="P4">
图片: ['<text:a xlink:type="simple" xlink:href="https://static.ukrinform.com/photos/2023_05/thumb_files/630_360_1685205655-114.jpg" text:style-name="Internet_20_link" text:visited-style-name="Visited_20_Internet_20_Link">
630_360_16852...</text:a>
']</text:p>
      <text:p text:style-name="P4">
标签: ['Держбюро розслідувань', 'Кримінал', 'Єдині новини']</text:p>
      <text:p text:style-name="P4">
类型: Article</text:p>
      <!--METADATA-->
      <text:p text:style-name="P4">
<draw:frame draw:style-name="fr1" draw:name="Image51" text:anchor-type="as-char" svg:width="6.9236in" svg:height="3.956343in" draw:z-index="0">
<draw:image xlink:href="../Images/yкринформ/2023-05-27T-64-45-00-03-00/630_360_1685205655-114.jpg" xlink:type="simple" xlink:show="embed" xlink:actuate="onLoad" draw:mime-type="image/jpeg"/>
</draw:frame>
到5月27日底，马卡里夫地区法院的负责人亚历克西(Alexei Tandir)被选出由汽车车轮焊接的警卫驾驶的亚历克西·坦迪尔(Alexei Tandir)。</text:p>
      <text:p text:style-name="P4">
乌克林福姆报道，州调查局的发言人塔蒂亚娜·萨蒂安(Tatiana Sapyan)在基本的电话“统一新闻”中说。</text:p>
      <text:p text:style-name="P4">
“现在，据我所知，也许，即使在这段时间内，他正在准备或已经在会议的佩切斯克地区法院中，在那里他将以一个巧合选举……我假设在一天结束之前DBR发言人说。</text:p>
      <text:p text:style-name="P4">
<text:span text:style-name="T4">
另请阅读：</text:span>
 [被国民警卫队击倒的法官宣布(https://www.ukrinform.ua/rubric-kyiv/3714707-suddi-akij-na-smert-zbiv-nacgvardijca-ogolosili-pidozru.html)她指出，起诉方将要求拘留。</text:p>
      <text:p text:style-name="P4">
Sapyan还报告说，调查正在等待事故发生后法官选择的分析结果。 据她说，实验室需要5-7天的检查。</text:p>
      <text:p text:style-name="P4">
众所周知，基辅城市检察官办公室<text:a xlink:type="simple" xlink:href="https://t.me/kyiv_pro_office/1993" text:style-name="Internet_20_link" text:visited-style-name="Visited_20_Internet_20_Link">
提出了请愿书</text:a>
根据针对基夫·奥克西·阿列克谢·坦迪尔(Kyiv Oblast Alexei Tandir)Golovmakariv地方法院的预防措施。</text:p>
      <text:p text:style-name="P4">
<text:span text:style-name="T4">
另请阅读：</text:span>
 [法院允许强制撤职(https://www.ukrinform.ua/rubric-kyiv/3714619-sud-dav-dozvil-na-primusove-vidibranna-biologicnih-zrazkiv-u-suddi-akij-zbiv-nacgvardijca.html)高级司法理事会在5月27日星期六的一次会议上授予副检察长的提交，将同意书授予Vyarttovsta，后者涉嫌在酒精状态下犯下致命事故。</text:p>
      <text:p text:style-name="P4">
“与此同时，基辅城市检察官办公室将于5月27日，基辅地区法院，是一份以拘留形式选举的限制限制的请愿书，而没有任何抵押品的可能性，”  - 信息读到。</text:p>
      <text:p text:style-name="P4">
据报道，<text:a xlink:type="simple" xlink:href="https://www.ukrinform.ua/rubric-society/3715018-vrp-dozvolila-arestuvati-suddu-akij-zbiv-na-smert-nacgvardijca.html" text:style-name="Internet_20_link" text:visited-style-name="Visited_20_Internet_20_Link">
高级司法委员会已同意逮捕基夫·贝克斯特·阿列克谢·坦迪尔的科洛多瓦卡里夫地方法院</text:a>
 .</text:p>
      <text:p text:style-name="P4">
5月26日晚上，一个tandoor <text:a xlink:type="simple" xlink:href="https://www.ukrinform.ua/rubric-kyiv/3714354-na-odnomu-iz-stolicnih-blokpostiv-sudda-na-smert-zbiv-nacgvardijca.html#" text:style-name="Internet_20_link" text:visited-style-name="Visited_20_Internet_20_Link">
击倒了首都的23岁国民警卫队的死亡</text:a>
。核监护人拘留了它。</text:p>
      <text:p text:style-name="P4">
法官拒绝检查酒精和毒品的含量，但中毒的临床迹象。 法院授予强制选择生物样品的许可。</text:p>
      <text:p text:style-name="P4">
实际上发生事故<text:a xlink:type="simple" xlink:href="https://www.ukrinform.ua/rubric-kyiv/3714707-suddi-akij-na-smert-zbiv-nacgvardijca-ogolosili-pidozru.html" text:style-name="Internet_20_link" text:visited-style-name="Visited_20_Internet_20_Link">
提起刑事诉讼</text:a>
在3小时的贤哲286-1(违反交通安全或运输运输的行动，这些人以中毒状态管理运输设施)乌克兰的刑法。</text:p>
      <text:p text:style-name="P4">
马卡里夫地方法院的工作人员表示，<text:a xlink:type="simple" xlink:href="https://www.ukrinform.ua/rubric-kyiv/3714487-u-makarivskomu-rajsudi-prokomentuvali-smertelnu-dtp-za-ucasti-golovi-sudu-tandira.html" text:style-name="Internet_20_link" text:visited-style-name="Visited_20_Internet_20_Link">
没有证明法院总统的行动是合理的</text:a>
但是，对悲剧事件进行的完整和公正的调查是一项完整而公正的调查。</text:p>
      <text:p text:style-name="P4">
News Source: <text:a xlink:type="simple" xlink:href="https://www.ukrinform.ua/rubric-society/3715033-zapobiznij-zahid-suddi-tandiru-mozut-obrati-vze-sogodni-dbr.html" text:style-name="Internet_20_link" text:visited-style-name="Visited_20_Internet_20_Link">
https://www.ukrinform.ua/rubric-society/3715033-zapobiznij-zahid-suddi-tandiru-mozut-obrati-vze-sogodni-dbr.html</text:a>
</text:p>
      <!--NEWS-->
      <text:h text:style-name="P10" text:outline-level="1">
<text:span text:style-name="T4">
Svitolina：Strasbourg锦标赛的所有奖项都将送往乌克兰儿童</text:span>
</text:h>
      <text:p text:style-name="P4">
作者: Ukrinform (Person)</text:p>
      <text:p text:style-name="P4">
出版商: Укринформ (Organization)</text:p>
      <text:p text:style-name="P4">
出版时间: 2023-05-27T-66:32:44+03:00</text:p>
      <text:p text:style-name="P4">
修改时间: 2023-05-27T19:32:44+03:00</text:p>
      <text:p text:style-name="P4">
描述: 在结局中，乌克兰人赢得了俄罗斯的平民。  - 乌克林。</text:p>
      <text:p text:style-name="P4">
图片: ['<text:a xlink:type="simple" xlink:href="https://static.ukrinform.com/photos/2023_05/thumb_files/630_360_1685205064-439.jpeg" text:style-name="Internet_20_link" text:visited-style-name="Visited_20_Internet_20_Link">
630_360_16852...</text:a>
']</text:p>
      <text:p text:style-name="P4">
标签: ['Світоліна', 'Теніс']</text:p>
      <text:p text:style-name="P4">
类型: Article</text:p>
      <!--METADATA-->
      <text:p text:style-name="P4">
<draw:frame draw:style-name="fr1" draw:name="Image52" text:anchor-type="as-char" svg:width="6.9236in" svg:height="3.956343in" draw:z-index="0">
<draw:image xlink:href="../Images/yкринформ/2023-05-27T-66-32-44-03-00/630_360_1685205064-439.jpeg" xlink:type="simple" xlink:show="embed" xlink:actuate="onLoad" draw:mime-type="image/jpeg"/>
</draw:frame>
在决赛中，俄罗斯赢得了俄罗斯人。</text:p>
      <text:p text:style-name="P4">
乌克兰网球运动员Elina Svitolina(№508WTA)<text:a xlink:type="simple" xlink:href="https://twitter.com/WTA/status/1662476215255732225" text:style-name="Internet_20_link" text:visited-style-name="Visited_20_Internet_20_Link">
评论</text:a>
击败俄罗斯人(№66WTA)据报道，在斯特拉斯堡的WTA锦标赛250的决赛中。</text:p>
      <text:p text:style-name="P4">
“我想与我的祖国与乌克兰分享这种能量。 我为我的所有奖品而捐款。 本次比赛的所有奖项都将由在艰难时期需要他们的乌克兰儿童管理。 我想为法国穿衣服以进行非凡的工作 - 帮助乌克兰人，在这里提供第二家。 非常感谢您为我们做的事情。 我们将一起点燃并赢得这场战争。 非常感谢。 荣耀与乌克兰”。</text:p>
      <text:p text:style-name="P4">
斯特拉斯堡的胜利带来了Svitolini 29.760欧元的奖金和280个评分积分。 在更新的WTA排名中，它将上升到300多个职位，并返回前200名。</text:p>
      <text:p text:style-name="P4">
<text:span text:style-name="T4">
另请阅读：</text:span>
 <text:a xlink:type="simple" xlink:href="https://www.ukrinform.ua/rubric-sports/3715001-svitolina-vdruge-vigrala-turnir-wta-u-strazburzi.html" text:style-name="Internet_20_link" text:visited-style-name="Visited_20_Internet_20_Link">
第二个赢得了斯特拉斯堡的WTA锦标赛</text:a>
正如乌克林福姆报道的那样，下周，斯维托利纳将在罗兰·加罗斯(Rolan Garros)开始，在第一个圈子里，他将在第一个圈子里与意大利的第26届播种的马丁娜·特拉维斯(Martina Travisan)进行比赛。</text:p>
      <text:p text:style-name="P4">
照片：btu.org.ua</text:p>
      <text:p text:style-name="P4">
News Source: <text:a xlink:type="simple" xlink:href="https://www.ukrinform.ua/rubric-sports/3715030-svitolina-usi-prizovi-z-turniru-v-strasburzi-vidpravlatsa-ukrainskim-ditam.html" text:style-name="Internet_20_link" text:visited-style-name="Visited_20_Internet_20_Link">
https://www.ukrinform.ua/rubric-sports/3715030-svitolina-usi-prizovi-z-turniru-v-strasburzi-vidpravlatsa-ukrainskim-ditam.html</text:a>
</text:p>
      <!--NEWS-->
      <text:h text:style-name="P10" text:outline-level="1">
<text:span text:style-name="T4">
喀麦隆发生的公共汽车事故，至少有19人被杀</text:span>
</text:h>
      <text:p text:style-name="P4">
作者: Ukrinform (Person)</text:p>
      <text:p text:style-name="P4">
出版商: Укринформ (Organization)</text:p>
      <text:p text:style-name="P4">
出版时间: 2023-05-27T-68:29:35+03:00</text:p>
      <text:p text:style-name="P4">
修改时间: 2023-05-27T19:29:35+03:00</text:p>
      <text:p text:style-name="P4">
描述: 在喀麦隆，一辆客车与卡车相撞，至少造成19人。  - 乌克林。</text:p>
      <text:p text:style-name="P4">
图片: ['<text:a xlink:type="simple" xlink:href="https://static.ukrinform.com/photos/2023_05/thumb_files/630_360_1685204903-979.jpg" text:style-name="Internet_20_link" text:visited-style-name="Visited_20_Internet_20_Link">
630_360_16852...</text:a>
']</text:p>
      <text:p text:style-name="P4">
标签: ['ДТП', 'Автобус', 'Камерун']</text:p>
      <text:p text:style-name="P4">
类型: Article</text:p>
      <!--METADATA-->
      <text:p text:style-name="P4">
<draw:frame draw:style-name="fr1" draw:name="Image53" text:anchor-type="as-char" svg:width="6.9236in" svg:height="3.946452in" draw:z-index="0">
<draw:image xlink:href="../Images/yкринформ/2023-05-27T-68-29-35-03-00/630_360_1685204903-979.jpg" xlink:type="simple" xlink:show="embed" xlink:actuate="onLoad" draw:mime-type="image/jpeg"/>
</draw:frame>
乘客巴士与卡车相撞，导致至少19人丧生。</text:p>
      <text:p text:style-name="P4">
正如乌克林福姆报道的那样，它报告了<text:a xlink:type="simple" xlink:href="https://apnews.com/article/cameroon-bus-crash-15eb1bea1725ce6872def0222995bbf4" text:style-name="Internet_20_link" text:visited-style-name="Visited_20_Internet_20_Link">
AP</text:a>
。</text:p>
      <text:p text:style-name="P4">
据交通运输部长让·欧内斯特·马斯森·恩加尔·比贝(Jean Ernest Ngalle Biebehe当场。</text:p>
      <text:p text:style-name="P4">
<text:span text:style-name="T4">
另请阅读：</text:span>
 <text:a xlink:type="simple" xlink:href="https://www.ukrinform.ua/rubric-regions/3712579-na-rivnensini-u-dtp-zaginuv-volonter-akogo-kilka-misaciv-tomu-zvilnili-v-rosijskogo-polonu.html" text:style-name="Internet_20_link" text:visited-style-name="Visited_20_Internet_20_Link">
在里文地区，一名志愿者在俄罗斯囚禁中被杀了几个月</text:a>
根据比贝(Biebehe)的说法，事故发生在警察控制和距离附近的Duala-Ediea道路上，受害者被带到医院。</text:p>
      <text:p text:style-name="P4">
根据喀麦隆州电视台的说法，警方认为该空腔是粗心的驾驶。</text:p>
      <text:p text:style-name="P4">
对事件的调查正在进行中。</text:p>
      <text:p text:style-name="P4">
<text:span text:style-name="T4">
另请阅读：</text:span>
 <text:a xlink:type="simple" xlink:href="https://www.ukrinform.ua/rubric-world/3710487-v-avstralii-u-dtp-z-avtobusom-postrazdali-18-ditej.html" text:style-name="Internet_20_link" text:visited-style-name="Visited_20_Internet_20_Link">
在澳大利亚，在公共汽车上受伤了18个孩子</text:a>
相机中的道路事故很普遍。 据估计，政府每年大约有1,500人死亡。</text:p>
      <text:p text:style-name="P4">
照片：Twitter / Mimimefoinfo</text:p>
      <text:p text:style-name="P4">
News Source: <text:a xlink:type="simple" xlink:href="https://www.ukrinform.ua/rubric-world/3715028-sonajmense-19-ludej-zaginuli-vnaslidok-avarii-avtobusa-v-kameruni.html" text:style-name="Internet_20_link" text:visited-style-name="Visited_20_Internet_20_Link">
https://www.ukrinform.ua/rubric-world/3715028-sonajmense-19-ludej-zaginuli-vnaslidok-avarii-avtobusa-v-kameruni.html</text:a>
</text:p>
      <!--NEWS-->
      <text:h text:style-name="P10" text:outline-level="1">
<text:span text:style-name="T4">
库勒巴（Kuleba）：中国的专家并不建议给俄罗斯占领乌克兰领土</text:span>
</text:h>
      <text:p text:style-name="P4">
作者: Ukrinform (Person)</text:p>
      <text:p text:style-name="P4">
出版商: Укринформ (Organization)</text:p>
      <text:p text:style-name="P4">
出版时间: 2023-05-27T-70:28:00+03:00</text:p>
      <text:p text:style-name="P4">
修改时间: 2023-05-27T19:28:00+03:00</text:p>
      <text:p text:style-name="P4">
描述: 乌克兰Dmytro Kuleba外交部长否认了中国政府在欧亚大陆政府特别代表Lee Huai提议向俄罗斯联合会提供乌克兰占领领土的信息。  - 乌克林。</text:p>
      <text:p text:style-name="P4">
图片: ['<text:a xlink:type="simple" xlink:href="https://static.ukrinform.com/photos/2022_08/thumb_files/630_360_1659425800-542.jpg" text:style-name="Internet_20_link" text:visited-style-name="Visited_20_Internet_20_Link">
630_360_16594...</text:a>
']</text:p>
      <text:p text:style-name="P4">
标签: ['Китай', 'Дмитро Кулеба', 'Україна', 'Росія']</text:p>
      <text:p text:style-name="P4">
类型: Article</text:p>
      <!--METADATA-->
      <text:p text:style-name="P4">
<draw:frame draw:style-name="fr1" draw:name="Image55" text:anchor-type="as-char" svg:width="6.9236in" svg:height="3.956343in" draw:z-index="0">
<draw:image xlink:href="../Images/yкринформ/2023-05-27T-70-28-00-03-00/630_360_1659425800-542.jpg" xlink:type="simple" xlink:show="embed" xlink:actuate="onLoad" draw:mime-type="image/jpeg"/>
</draw:frame>
乌克兰Dmytro Kuleba的法律部长否认，中国政府在欧亚大陆政府的特别代表Lee Huai提议将俄罗斯联合会授予乌克兰占领的领土。</text:p>
      <text:p text:style-name="P4">
Kuleba在<text:a xlink:type="simple" xlink:href="https://m.facebook.com/story.php" text:style-name="Internet_20_link" text:visited-style-name="Visited_20_Internet_20_Link">
Facebook，</text:a>
他报告了乌克林福姆。</text:p>
      <text:p text:style-name="P4">
“我立即在他访问过的那些首都的同事中立即与我的同事联系。他们的过去没有确认有谈话或正在谈判，以识别俄罗斯那些她现在所处的乌克兰领土。所以我会保持冷酷，保持健康，健康感官。没有必要将塔莫尔纳入每个出版物。我们控制这个过程。”  -  [kuleba]说。(https://www.ukrinform.ua/tag-kuleba)。</text:p>
      <text:p text:style-name="P4">
<text:span text:style-name="T5">
video：dmitry kuleba</text:span>
</text:p>
      <text:p text:style-name="P4">
他保证，没有人会在乌克兰后面做任何事情，因为Zuzima有关键的合作伙伴，我们有信任的关系。</text:p>
      <text:p text:style-name="P4">
库勒巴指出，乌克兰将继续与中国对话。</text:p>
      <text:p text:style-name="P4">
<text:span text:style-name="T4">
另请阅读：</text:span>
 <text:a xlink:type="simple" xlink:href="https://www.ukrinform.ua/rubric-polytics/3715021-diplomaticni-vidnosini-z-afrikou-vidkriut-dla-ukraini-novi-mozlivosti-kuleba.html" text:style-name="Internet_20_link" text:visited-style-name="Visited_20_Internet_20_Link">
与非洲的外交关系将为乌克兰机会开放 - </text:a>
“但是它将按照三个基本原则进行。第一个是尊重性诚信。第二个不是主动权，它规定了乌克兰的任何领土让步。第三次 - 没有冻结的冲突。乌克兰将取得胜利，将取得胜利，部长补充说。</text:p>
      <text:p text:style-name="P4">
早期版<text:a xlink:type="simple" xlink:href="https://www.wsj.com/articles/china-pushing-ukraine-cease-fire-gets-cool-reception-in-europe-614774dd" text:style-name="Internet_20_link" text:visited-style-name="Visited_20_Internet_20_Link">
华尔街日报</text:a>
据报道，中国李华在欧洲巡回演出中提议离开乌克兰临时占领领土的特别代表。</text:p>
      <text:p text:style-name="P4">
News Source: <text:a xlink:type="simple" xlink:href="https://www.ukrinform.ua/rubric-polytics/3715026-kuleba-specposlanec-kitau-ne-proponuvav-viddati-rosii-okupovani-ukrainski-teritorii.html" text:style-name="Internet_20_link" text:visited-style-name="Visited_20_Internet_20_Link">
https://www.ukrinform.ua/rubric-polytics/3715026-kuleba-specposlanec-kitau-ne-proponuvav-viddati-rosii-okupovani-ukrainski-teritorii.html</text:a>
</text:p>
      <!--NEWS-->
      <text:h text:style-name="P10" text:outline-level="1">
<text:span text:style-name="T4">
被俄罗斯人驱逐出境的未成年人被送回乌克兰</text:span>
</text:h>
      <text:p text:style-name="P4">
作者: Ukrinform (Person)</text:p>
      <text:p text:style-name="P4">
出版商: Укринформ (Organization)</text:p>
      <text:p text:style-name="P4">
出版时间: 2023-05-27T-89:13:00+03:00</text:p>
      <text:p text:style-name="P4">
修改时间: 2023-05-27T17:13:00+03:00</text:p>
      <text:p text:style-name="P4">
描述: 在乌克兰控制的领土上，名叫维亚切斯拉夫的未成年男孩被俄罗斯人驱逐出唐内茨克地区临时捕获的野马，设法归还了该领土。  - 乌克林。</text:p>
      <text:p text:style-name="P4">
图片: ['<text:a xlink:type="simple" xlink:href="https://static.ukrinform.com/photos/2023_05/thumb_files/630_360_1685196664-962.jpg" text:style-name="Internet_20_link" text:visited-style-name="Visited_20_Internet_20_Link">
630_360_16851...</text:a>
']</text:p>
      <text:p text:style-name="P4">
标签: ['Маріуполь', 'Верещук', 'Війна з Росією']</text:p>
      <text:p text:style-name="P4">
类型: Article</text:p>
      <!--METADATA-->
      <text:p text:style-name="P4">
<draw:frame draw:style-name="fr1" draw:name="Image56" text:anchor-type="as-char" svg:width="6.9236in" svg:height="3.956343in" draw:z-index="0">
<draw:image xlink:href="../Images/yкринформ/2023-05-27T-89-13-00-03-00/630_360_1685196664-962.jpg" xlink:type="simple" xlink:show="embed" xlink:actuate="onLoad" draw:mime-type="image/jpeg"/>
</draw:frame>
乌克兰的领土设法返回了由俄罗斯人驱逐的小男孩Naimya Vyacheslav，该领土被暂时捕获的Mariopolyadonets地区驱逐出境。</text:p>
      <text:p text:style-name="P4">
根据乌克林福姆的说法，Irina Vereshchuk在[Telegram]中报道了这位Viceremier-Minister-Minister，用于重新整合临时被占领的领土Irina Vereshchuk。(https://t.me/vereshchuk_iryna/1920)。</text:p>
      <text:p text:style-name="P4">
根据她的说法，维亚切斯拉(Vyacheslav)在没有父母的情况下成长。 2021年，刚从玛丽波(Mariupol)高冶金学校开始的15岁。</text:p>
      <text:p text:style-name="P4">
<text:span text:style-name="T4">
另请阅读：</text:span>
 <text:a xlink:type="simple" xlink:href="https://www.ukrinform.ua/rubric-sports/3714637-minmolodsportu-nazvalo-imena-sportsmeniv-aki-ne-povernulis-iz-zakordonu.html" text:style-name="Internet_20_link" text:visited-style-name="Visited_20_Internet_20_Link">
青年运动部将不在国外的运动员的名字命名</text:a>
“在捕获了玛丽波尔的敌人之后，入侵者被维亚切斯拉夫·多沙克·塔克斯克(Vyacheslav Doshakhtarsk)驱逐出境。</text:p>
      <text:p text:style-name="P4">
重返社会部负责人感谢乌克兰塔斯鲁兹比外交部的基辅迪斯尼斯基地区的子女。</text:p>
      <text:p text:style-name="P4">
<text:span text:style-name="T4">
另请阅读：</text:span>
 <text:a xlink:type="simple" xlink:href="https://www.ukrinform.ua/rubric-ato/3712873-rosijska-armia-v-ukraini-poranila-vze-982-ditini.html" text:style-name="Internet_20_link" text:visited-style-name="Visited_20_Internet_20_Link">
乌克兰的俄罗斯军队已经受伤了982名儿童</text:a>
另外，她感谢国际慈善组织“ SOS儿童镇” Daria Kasyanov和乌克兰定居点“儿童权利”的计划主任。</text:p>
      <text:p text:style-name="P4">
正如乌克林福姆报道的那样，<text:a xlink:type="simple" xlink:href="https://www.ukrinform.ua/rubric-ato/3714127-do-ukraini-z-rosii-povernuli-se-odnu-deportovanu-ditinu.html" text:style-name="Internet_20_link" text:visited-style-name="Visited_20_Internet_20_Link">
前几天，男孩出口到俄罗斯联邦被送回乌克兰</text:a>
以“疏散”为借口。</text:p>
      <text:p text:style-name="P4">
照片：Irina Vereshchuk，电报</text:p>
      <text:p text:style-name="P4">
News Source: <text:a xlink:type="simple" xlink:href="https://www.ukrinform.ua/rubric-society/3714989-v-ukrainu-povernuli-nepovnolitnogo-hlopca-deportovanogo-rosianami-z-mariupola.html" text:style-name="Internet_20_link" text:visited-style-name="Visited_20_Internet_20_Link">
https://www.ukrinform.ua/rubric-society/3714989-v-ukrainu-povernuli-nepovnolitnogo-hlopca-deportovanogo-rosianami-z-mariupola.html</text:a>
</text:p>
      <!--NEWS-->
      <text:h text:style-name="P10" text:outline-level="1">
<text:span text:style-name="T4">
无人机在Belgorod的发电站掉了2个爆炸装置</text:span>
</text:h>
      <text:p text:style-name="P4">
作者: liveuamap (Language: en)</text:p>
      <text:p text:style-name="P4">
时间: 2023-05-27T02:09:00</text:p>
      <text:p text:style-name="P4">
地点: Belgorod, Belgorodskaya oblast' (Latitude:50.59898 Longtitude:36.61559)</text:p>
      <text:p text:style-name="P4">
视频: []</text:p>
      <text:p text:style-name="P4">
图片: []</text:p>
      <text:p text:style-name="P4">
标签: ["Central and Eastern Europe", "Russia"]</text:p>
      <text:p text:style-name="P4">
Id: 22565627</text:p>
      <!--METADATA-->
      <text:p text:style-name="P4">
无人机在Belgorod的发电站掉了2个爆炸装置</text:p>
      <text:p text:style-name="P4">
新闻收集链接：<text:a xlink:type="simple" xlink:href="https://liveuamap.com/en/2023/27-may-drone-has-dropped-2-explosive-devices-at-power-station" text:style-name="Internet_20_link" text:visited-style-name="Visited_20_Internet_20_Link">
https://liveuamap.com/en/2023/27-may-drone-has-dropped-2------------------- exposive-devices-at-at-power-station</text:a>
</text:p>
      <text:p text:style-name="P4">
News Source: <text:a xlink:type="simple" xlink:href="https://t.me/rusbrief/120764" text:style-name="Internet_20_link" text:visited-style-name="Visited_20_Internet_20_Link">
https://t.me/rusbrief/120764</text:a>
</text:p>
      <!--NEWS-->
      <text:h text:style-name="P10" text:outline-level="1">
<text:span text:style-name="T4">
无人机已在Belgorod地区Mayski村的派出所掉落爆炸装置</text:span>
</text:h>
      <text:p text:style-name="P4">
作者: liveuamap (Language: en)</text:p>
      <text:p text:style-name="P4">
时间: 2023-05-27T02:23:41</text:p>
      <text:p text:style-name="P4">
地点: Belgorod (Latitude:50.52278 Longtitude:36.45611)</text:p>
      <text:p text:style-name="P4">
视频: []</text:p>
      <text:p text:style-name="P4">
图片: []</text:p>
      <text:p text:style-name="P4">
标签: ["Russia"]</text:p>
      <text:p text:style-name="P4">
Id: 22565622</text:p>
      <!--METADATA-->
      <text:p text:style-name="P4">
无人机已在贝尔戈罗德地区Mayski村的派出所掉落爆炸装置</text:p>
      <text:p text:style-name="P4">
新闻收集链接：<text:a xlink:type="simple" xlink:href="https://liveuamap.com/en/2023/27-may-drone-has-dropped-explosive-device-on-police-station" text:style-name="Internet_20_link" text:visited-style-name="Visited_20_Internet_20_Link">
https://liveuamap.com/en/2023/27-may-drone-has-dropped-explosive-device-onpolice-onpolice-station</text:a>
</text:p>
      <text:p text:style-name="P4">
News Source: <text:a xlink:type="simple" xlink:href="https://t.me/huyovy_kharkiv/110941" text:style-name="Internet_20_link" text:visited-style-name="Visited_20_Internet_20_Link">
https://t.me/huyovy_kharkiv/110941</text:a>
</text:p>
      <!--NEWS-->
      <text:h text:style-name="P10" text:outline-level="1">
<text:span text:style-name="T4">
Kherson，Khersonska Oblast（08:58）。 红色警报：空中威胁。 警笛声。 立即掩盖！</text:span>
</text:h>
      <text:p text:style-name="P4">
作者: liveuamap (Language: en)</text:p>
      <text:p text:style-name="P4">
时间: 2023-05-27T03:00:00</text:p>
      <text:p text:style-name="P4">
地点: Kherson (Latitude:46.65606 Longtitude:32.61692)</text:p>
      <text:p text:style-name="P4">
视频: []</text:p>
      <text:p text:style-name="P4">
图片: []</text:p>
      <text:p text:style-name="P4">
标签: ["Europe", "Central and Eastern Europe"]</text:p>
      <text:p text:style-name="P4">
Id: 22565623</text:p>
      <!--METADATA-->
      <text:p text:style-name="P4">
赫尔森，赫森地区(08:58). Red Alert: aerial threat. Sirens sounding.Take cover now!</text:p>
      <text:p text:style-name="P4">
News Collection Link: <text:a xlink:type="simple" xlink:href="https://liveuamap.com/en/2023/27-may-kherson-khersonska-oblast0858-red-alerg" text:style-name="Internet_20_link" text:visited-style-name="Visited_20_Internet_20_Link">
https://liveuamap.com/en/2023/27-may-kherson-khersonska-oblast0858-red-alerg</text:a>
</text:p>
      <text:p text:style-name="P4">
News Source: <text:a xlink:type="simple" xlink:href="https://t.me/air_alert_ua/46610" text:style-name="Internet_20_link" text:visited-style-name="Visited_20_Internet_20_Link">
https://t.me/air_alert_ua/46610</text:a>
</text:p>
      <!--NEWS-->
      <text:h text:style-name="P10" text:outline-level="1">
<text:span text:style-name="T4">
2爆炸报告是由于无人机在Transneft管道的行政建设中袭击的结果...</text:span>
</text:h>
      <text:p text:style-name="P4">
作者: liveuamap (Language: en)</text:p>
      <text:p text:style-name="P4">
时间: 2023-05-27T04:03:07</text:p>
      <text:p text:style-name="P4">
地点: Pskov, Pskovskaya oblast' (Latitude:56.25649 Longtitude:28.427)</text:p>
      <text:p text:style-name="P4">
视频: []</text:p>
      <text:p text:style-name="P4">
图片: ["<text:a xlink:type="simple" xlink:href="https://liveuamap.com/pics/2023/05/27/22565626_0.jpg" text:style-name="Internet_20_link" text:visited-style-name="Visited_20_Internet_20_Link">
22565626_0.jpg</text:a>
"]</text:p>
      <text:p text:style-name="P4">
标签: ["Russia", "Central and Eastern Europe"]</text:p>
      <text:p text:style-name="P4">
Id: 22565626</text:p>
      <!--METADATA-->
      <text:p text:style-name="P4">
2爆炸是在PSKOV地区的Transneft管道行政建设中造成无人机攻击的结果</text:p>
      <text:p text:style-name="P4">
<draw:frame draw:style-name="fr1" draw:name="Image57" text:anchor-type="as-char" svg:width="6.9236in" svg:height="3.609219in" draw:z-index="0">
<draw:image xlink:href="../Images/liveuamap/2023-05-27T04-03-07/22565626_0.jpg" xlink:type="simple" xlink:show="embed" xlink:actuate="onLoad" draw:mime-type="image/jpeg"/>
</draw:frame>
新闻集链接：<text:a xlink:type="simple" xlink:href="https://liveuamap.com/en/2023/27-may-2-explosions-reported-as-result-of-drone-attack-at" text:style-name="Internet_20_link" text:visited-style-name="Visited_20_Internet_20_Link">
https://liveuamap.com/en/2023/27-may-2-explosions-reported-as-result-drone-attack-at</text:a>
</text:p>
      <text:p text:style-name="P4">
News Source: <text:a xlink:type="simple" xlink:href="https://t.me/operativnoZSU/98148" text:style-name="Internet_20_link" text:visited-style-name="Visited_20_Internet_20_Link">
https://t.me/operativnoZSU/98148</text:a>
</text:p>
      <!--NEWS-->
      <text:h text:style-name="P10" text:outline-level="1">
<text:span text:style-name="T4">
Donetsk Oblast（10:09）。 红色警报：空中威胁。 警笛声。 立即掩盖！</text:span>
</text:h>
      <text:p text:style-name="P4">
作者: liveuamap (Language: en)</text:p>
      <text:p text:style-name="P4">
时间: 2023-05-27T04:09:00</text:p>
      <text:p text:style-name="P4">
地点: Donetsk Oblast (Latitude:48.72717 Longtitude:37.57877)</text:p>
      <text:p text:style-name="P4">
视频: []</text:p>
      <text:p text:style-name="P4">
图片: []</text:p>
      <text:p text:style-name="P4">
标签: ["Europe", "Central and Eastern Europe"]</text:p>
      <text:p text:style-name="P4">
Id: 22565628</text:p>
      <!--METADATA-->
      <text:p text:style-name="P4">
Donetsk Oblast(10:09). Red Alert: aerial threat. Sirens sounding. Take covernow!</text:p>
      <text:p text:style-name="P4">
News Collection Link: <text:a xlink:type="simple" xlink:href="https://liveuamap.com/en/2023/27-may-donetsk-oblast1009-red-alert-aerial-thg" text:style-name="Internet_20_link" text:visited-style-name="Visited_20_Internet_20_Link">
https://liveuamap.com/en/2023/27-may-donetsk-oblast1009-red-alert-aerial-thg</text:a>
</text:p>
      <text:p text:style-name="P4">
News Source: <text:a xlink:type="simple" xlink:href="https://t.me/air_alert_ua/46612" text:style-name="Internet_20_link" text:visited-style-name="Visited_20_Internet_20_Link">
https://t.me/air_alert_ua/46612</text:a>
</text:p>
      <!--NEWS-->
      <text:h text:style-name="P10" text:outline-level="1">
<text:span text:style-name="T4">
JSC Sivershchyna和Slobozhanshchina方向Rusian军队炮击Senkivka，Sosnivka，Iron ...</text:span>
</text:h>
      <text:p text:style-name="P4">
作者: liveuamap (Language: en)</text:p>
      <text:p text:style-name="P4">
时间: 2023-05-27T04:16:00</text:p>
      <text:p text:style-name="P4">
地点: Kharkiv (Latitude:50.29789 Longtitude:36.40217)</text:p>
      <text:p text:style-name="P4">
视频: []</text:p>
      <text:p text:style-name="P4">
图片: []</text:p>
      <text:p text:style-name="P4">
标签: ["Russia"]</text:p>
      <text:p text:style-name="P4">
Id: 22565637</text:p>
      <!--METADATA-->
      <text:p text:style-name="P4">
在Sivershchyna和Slbozhanschyna的指示，俄罗斯军队炮击了Senkivka，Sosnivka，Chernihiv地区的Zaliznyy Mist； Svarkove，Boyaro-Lezhachi，Starivyrky，Pavlivka，Volfyne，Basivka，Zapsillya，Myropillya，Myropillya，Vellyka Pysarivka ofsum，Kopan，Kopan，Alsolererobiobiobiobivkavkavkavkavkavka哈尔基夫地区的Vovcha，Budarky和Vilkhuvatka。 俄罗斯航空的诱因在乌克兰的乌克兰武装部队中，乌克兰的武装部队的俄罗斯航空和Zemlyanky在早晨的报告中说</text:p>
      <text:p text:style-name="P4">
新闻集链接：(https://liveuamap.com/en/2023/27-may-at-sivershchyna-and-slobozhanschyna-directions-russian)</text:p>
      <text:p text:style-name="P4">
News Source: <text:a xlink:type="simple" xlink:href="https://t.me/lumsrc/4910" text:style-name="Internet_20_link" text:visited-style-name="Visited_20_Internet_20_Link">
https://t.me/lumsrc/4910</text:a>
</text:p>
      <!--NEWS-->
      <text:h text:style-name="P10" text:outline-level="1">
<text:span text:style-name="T4">
俄罗斯部队在Lyman，Bakhmut，Avdiivka和Maryinka Directio进行进攻行动...</text:span>
</text:h>
      <text:p text:style-name="P4">
作者: liveuamap (Language: en)</text:p>
      <text:p text:style-name="P4">
时间: 2023-05-27T04:19:49</text:p>
      <text:p text:style-name="P4">
地点: Donetsk (Latitude:48.08679 Longtitude:37.60208)</text:p>
      <text:p text:style-name="P4">
视频: []</text:p>
      <text:p text:style-name="P4">
图片: []</text:p>
      <text:p text:style-name="P4">
标签: ["Russia"]</text:p>
      <text:p text:style-name="P4">
Id: 22565629</text:p>
      <!--METADATA-->
      <text:p text:style-name="P4">
俄罗斯部队在莱曼，巴赫穆特，阿夫迪夫卡和玛丽卡执行进攻行动。 乌克兰军方在Masutivka，Bilohorivka，Predtechyne，Pervomayske附近与俄罗斯武器进行了25次战斗，乌克兰武装部队在早晨的报告中说</text:p>
      <text:p text:style-name="P4">
新闻集链接：<text:a xlink:type="simple" xlink:href="https://liveuamap.com/en/2023/27-may-russian-forces-conducting-offensive-actions-at-lyman" text:style-name="Internet_20_link" text:visited-style-name="Visited_20_Internet_20_Link">
https://liveuamap.com/en/2023/27-may-russian-forces-conducting-condermist-ristendions-actions-actions-at-lyman</text:a>
</text:p>
      <text:p text:style-name="P4">
News Source: <text:a xlink:type="simple" xlink:href="https://t.me/lumsrc/4918" text:style-name="Internet_20_link" text:visited-style-name="Visited_20_Internet_20_Link">
https://t.me/lumsrc/4918</text:a>
</text:p>
      <!--NEWS-->
      <text:h text:style-name="P10" text:outline-level="1">
<text:span text:style-name="T4">
贝尔戈罗德地区的Schebekyne镇报道了炮击</text:span>
</text:h>
      <text:p text:style-name="P4">
作者: liveuamap (Language: en)</text:p>
      <text:p text:style-name="P4">
时间: 2023-05-27T04:39:15</text:p>
      <text:p text:style-name="P4">
地点: Belgorod (Latitude:50.41779 Longtitude:36.89213)</text:p>
      <text:p text:style-name="P4">
视频: []</text:p>
      <text:p text:style-name="P4">
图片: ["<text:a xlink:type="simple" xlink:href="https://liveuamap.com/pics/2023/05/27/22565639_0.jpg" text:style-name="Internet_20_link" text:visited-style-name="Visited_20_Internet_20_Link">
22565639_0.jpg</text:a>
"]</text:p>
      <text:p text:style-name="P4">
标签: ["Russia", "Europe"]</text:p>
      <text:p text:style-name="P4">
Id: 22565639</text:p>
      <!--METADATA-->
      <text:p text:style-name="P4">
贝尔戈罗德地区的Schebekyne镇报道了炮击</text:p>
      <text:p text:style-name="P4">
<draw:frame draw:style-name="fr1" draw:name="Image58" text:anchor-type="as-char" svg:width="6.9236in" svg:height="6.9236in" draw:z-index="0">
<draw:image xlink:href="../Images/liveuamap/2023-05-27T04-39-15/22565639_0.jpg" xlink:type="simple" xlink:show="embed" xlink:actuate="onLoad" draw:mime-type="image/jpeg"/>
</draw:frame>
新闻集链接：<text:a xlink:type="simple" xlink:href="https://liveuamap.com/en/2023/27-may-shelling-reported-in-schebekyne-town-of-belgorod-region" text:style-name="Internet_20_link" text:visited-style-name="Visited_20_Internet_20_Link">
https://liveuamap.com/en/2023/27-may-shelling-reported-in-schebekyne-wownne-wownne--wown----belgorod-rigion</text:a>
</text:p>
      <text:p text:style-name="P4">
News Source: <text:a xlink:type="simple" xlink:href="https://t.me/shot_shot/52015" text:style-name="Internet_20_link" text:visited-style-name="Visited_20_Internet_20_Link">
https://t.me/shot_shot/52015</text:a>
</text:p>
      <!--NEWS-->
      <text:h text:style-name="P10" text:outline-level="1">
<text:span text:style-name="T4">
Zaporizka Oblast（11:51）。 红色警报：空中威胁。 警笛声。 立即掩盖！</text:span>
</text:h>
      <text:p text:style-name="P4">
作者: liveuamap (Language: en)</text:p>
      <text:p text:style-name="P4">
时间: 2023-05-27T05:54:00</text:p>
      <text:p text:style-name="P4">
地点: Zaporizka Oblast (Latitude:47.612021 Longtitude:35.765261)</text:p>
      <text:p text:style-name="P4">
视频: []</text:p>
      <text:p text:style-name="P4">
图片: []</text:p>
      <text:p text:style-name="P4">
标签: ["Europe", "Central and Eastern Europe"]</text:p>
      <text:p text:style-name="P4">
Id: 22565727</text:p>
      <!--METADATA-->
      <text:p text:style-name="P4">
Zaporizhzhia地区(11:51). Red Alert: aerial threat. Sirens sounding. Take covernow!</text:p>
      <text:p text:style-name="P4">
News Collection Link: <text:a xlink:type="simple" xlink:href="https://liveuamap.com/en/2023/27-may-zaporizka-oblast1151-red-alert-aerial-g" text:style-name="Internet_20_link" text:visited-style-name="Visited_20_Internet_20_Link">
https://liveuamap.com/en/2023/27-may-zaporizka-oblast1151-red-alert-aerial-g</text:a>
</text:p>
      <text:p text:style-name="P4">
News Source: <text:a xlink:type="simple" xlink:href="https://t.me/air_alert_ua/46614" text:style-name="Internet_20_link" text:visited-style-name="Visited_20_Internet_20_Link">
https://t.me/air_alert_ua/46614</text:a>
</text:p>
      <!--NEWS-->
      <text:h text:style-name="P10" text:outline-level="1">
<text:span text:style-name="T4">
Kherson，Khersonska Oblast（12:30）。 红色警报：空中威胁。 警笛声。 立即掩盖！</text:span>
</text:h>
      <text:p text:style-name="P4">
作者: liveuamap (Language: en)</text:p>
      <text:p text:style-name="P4">
时间: 2023-05-27T06:32:00</text:p>
      <text:p text:style-name="P4">
地点: Kherson (Latitude:46.65568 Longtitude:32.61817)</text:p>
      <text:p text:style-name="P4">
视频: []</text:p>
      <text:p text:style-name="P4">
图片: []</text:p>
      <text:p text:style-name="P4">
标签: ["Europe", "Central and Eastern Europe"]</text:p>
      <text:p text:style-name="P4">
Id: 22565732</text:p>
      <!--METADATA-->
      <text:p text:style-name="P4">
赫尔森，赫森地区(12:30). Red Alert: aerial threat. Sirens sounding.Take cover now!</text:p>
      <text:p text:style-name="P4">
News Collection Link: <text:a xlink:type="simple" xlink:href="https://liveuamap.com/en/2023/27-may-kherson-khersonska-oblast1230-red-alerg" text:style-name="Internet_20_link" text:visited-style-name="Visited_20_Internet_20_Link">
https://liveuamap.com/en/2023/27-may-kherson-khersonska-oblast1230-red-alerg</text:a>
</text:p>
      <text:p text:style-name="P4">
News Source: <text:a xlink:type="simple" xlink:href="https://t.me/air_alert_ua/46616" text:style-name="Internet_20_link" text:visited-style-name="Visited_20_Internet_20_Link">
https://t.me/air_alert_ua/46616</text:a>
</text:p>
      <!--NEWS-->
      <text:h text:style-name="P10" text:outline-level="1">
<text:span text:style-name="T4">
Donetsk Oblast（14:23）。 红色警报：空中威胁。 警笛声。 立即掩盖！</text:span>
</text:h>
      <text:p text:style-name="P4">
作者: liveuamap (Language: en)</text:p>
      <text:p text:style-name="P4">
时间: 2023-05-27T08:26:00</text:p>
      <text:p text:style-name="P4">
地点: Donetsk Oblast (Latitude:48.72744 Longtitude:37.5781)</text:p>
      <text:p text:style-name="P4">
视频: []</text:p>
      <text:p text:style-name="P4">
图片: []</text:p>
      <text:p text:style-name="P4">
标签: ["Europe", "Central and Eastern Europe"]</text:p>
      <text:p text:style-name="P4">
Id: 22565736</text:p>
      <!--METADATA-->
      <text:p text:style-name="P4">
Donetsk Oblast(14:23). Red Alert: aerial threat. Sirens sounding. Take covernow!</text:p>
      <text:p text:style-name="P4">
News Collection Link: <text:a xlink:type="simple" xlink:href="https://liveuamap.com/en/2023/27-may-donetsk-oblast1423-red-alert-aerial-thg" text:style-name="Internet_20_link" text:visited-style-name="Visited_20_Internet_20_Link">
https://liveuamap.com/en/2023/27-may-donetsk-oblast1423-red-alert-aerial-thg</text:a>
</text:p>
      <text:p text:style-name="P4">
News Source: <text:a xlink:type="simple" xlink:href="https://t.me/air_alert_ua/46618" text:style-name="Internet_20_link" text:visited-style-name="Visited_20_Internet_20_Link">
https://t.me/air_alert_ua/46618</text:a>
</text:p>
      <!--NEWS-->
      <text:h text:style-name="P10" text:outline-level="1">
<text:span text:style-name="T4">
2俄罗斯军人在布罗夫尼奇和苏斯...</text:span>
</text:h>
      <text:p text:style-name="P4">
作者: liveuamap (Language: en)</text:p>
      <text:p text:style-name="P4">
时间: 2023-05-27T08:55:00</text:p>
      <text:p text:style-name="P4">
地点: Bryansk,Bryanskaya oblast' (Latitude:52.21202 Longtitude:32.31697)</text:p>
      <text:p text:style-name="P4">
视频: []</text:p>
      <text:p text:style-name="P4">
图片: ["<text:a xlink:type="simple" xlink:href="https://liveuamap.com/pics/2023/05/27/22565743_0.jpg" text:style-name="Internet_20_link" text:visited-style-name="Visited_20_Internet_20_Link">
22565743_0.jpg</text:a>
"]</text:p>
      <text:p text:style-name="P4">
标签: ["Russia", "Central and Eastern Europe"]</text:p>
      <text:p text:style-name="P4">
Id: 22565743</text:p>
      <!--METADATA-->
      <text:p text:style-name="P4">
2俄罗斯军人在布洛夫尼奇和苏珊特地区的道路上袭击了一辆车辆，杀死了布莱恩斯克地区的一辆车辆  <draw:frame draw:style-name="fr1" draw:name="Image59" text:anchor-type="as-char" svg:width="6.9236in" svg:height="5.819682in" draw:z-index="0">
<draw:image xlink:href="../Images/liveuamap/2023-05-27T08-55-00/22565743_0.jpg" xlink:type="simple" xlink:show="embed" xlink:actuate="onLoad" draw:mime-type="image/jpeg"/>
</draw:frame>
新闻集链接：<text:a xlink:type="simple" xlink:href="https://liveuamap.com/en/2023/27-may-2-russian-servicemen-killed-as-drone-attacked-a-vehicle" text:style-name="Internet_20_link" text:visited-style-name="Visited_20_Internet_20_Link">
https://liveuamap.com/en/2023/27-may-2-russian-servicemen-servicemen-kill-kill-aas-drone-attack- a- vehicle</text:a>
</text:p>
      <text:p text:style-name="P4">
News Source: <text:a xlink:type="simple" xlink:href="https://t.me/ENews112/14008" text:style-name="Internet_20_link" text:visited-style-name="Visited_20_Internet_20_Link">
https://t.me/ENews112/14008</text:a>
</text:p>
      <!--NEWS-->
      <text:h text:style-name="P10" text:outline-level="1">
<text:span text:style-name="T4">
Zaporizhhya地区，Dnipro，Dnipropetrovsk地区（15:08）。 红色ALRT：空中tchretate。 警笛声...</text:span>
</text:h>
      <text:p text:style-name="P4">
作者: liveuamap (Language: en)</text:p>
      <text:p text:style-name="P4">
时间: 2023-05-27T09:09:00</text:p>
      <text:p text:style-name="P4">
地点: Zaporizka Oblast (Latitude:47.611421 Longtitude:35.766451)</text:p>
      <text:p text:style-name="P4">
视频: []</text:p>
      <text:p text:style-name="P4">
图片: []</text:p>
      <text:p text:style-name="P4">
标签: ["Europe", "Central and Eastern Europe"]</text:p>
      <text:p text:style-name="P4">
Id: 22565737</text:p>
      <!--METADATA-->
      <text:p text:style-name="P4">
dnipropetrovsk地区Dnipro Zaporizhzhia地区(15:08). Red Alert: aerialthreat. Sirens sounding. Take cover now!</text:p>
      <text:p text:style-name="P4">
News Collection Link: <text:a xlink:type="simple" xlink:href="https://liveuamap.com/en/2023/27-may-zaporizka-oblast-dnipro-dnipropetrovskg" text:style-name="Internet_20_link" text:visited-style-name="Visited_20_Internet_20_Link">
https://liveuamap.com/en/2023/27-may-zaporizka-oblast-dnipro-dnipropetrovskg</text:a>
</text:p>
      <text:p text:style-name="P4">
News Source: <text:a xlink:type="simple" xlink:href="https://t.me/air_alert_ua/46621" text:style-name="Internet_20_link" text:visited-style-name="Visited_20_Internet_20_Link">
https://t.me/air_alert_ua/46621</text:a>
</text:p>
      <!--NEWS-->
      <text:h text:style-name="P10" text:outline-level="1">
<text:span text:style-name="T4">
理事会建议建立奴役民族的文化和信息中心</text:span>
</text:h>
      <text:p text:style-name="P4">
作者: Ukrinform (Person)</text:p>
      <text:p text:style-name="P4">
出版商: Укринформ (Organization)</text:p>
      <text:p text:style-name="P4">
出版时间: 2023-05-27T09:29:00+03:00</text:p>
      <text:p text:style-name="P4">
修改时间: 2023-05-27T09:29:00+03:00</text:p>
      <text:p text:style-name="P4">
描述: Verkhovna RadA人道主义与信息政策委员会主席，人民党的人民副主席Nikita Potraev提议建立居住在乌克兰俄罗斯的被奴役人民的文化和信息中心。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None</text:p>
      <text:p text:style-name="P4">
类型: Article</text:p>
      <!--METADATA-->
      <text:p text:style-name="P4">
<draw:frame draw:style-name="fr1" draw:name="Image60" text:anchor-type="as-char" svg:width="6.9236in" svg:height="3.956343in" draw:z-index="0">
<draw:image xlink:href="../Images/yкринформ/2023-05-27T09-29-00-03-00/630_360_1682685211-525.jpg" xlink:type="simple" xlink:show="embed" xlink:actuate="onLoad" draw:mime-type="image/jpeg"/>
</draw:frame>
尼基塔·波特拉夫(Nikita Potraev)提议建立乌克兰居住在俄罗斯的奴隶制人民的文化和信息中心，尼基塔·波特拉夫(Nikita Potraev)主席Verkhovna Rada主席，《人民和信息政策》，“人民的仆人”人民代表。</text:p>
      <text:p text:style-name="P4">
根据乌克林福姆的说法，他在托克斯(Toxhaw)上说<text:a xlink:type="simple" xlink:href="https://suspilne.media/488626-nardep-zaproponuvav-stvoriti-v-ukraini-kulturni-centri-ponevolenih-narodiv-rf/" text:style-name="Internet_20_link" text:visited-style-name="Visited_20_Internet_20_Link">
公开</text:a>
。</text:p>
      <text:p text:style-name="P4">
议员报道说：“在我看来，这项与少数民族的合作似乎很有希望。我们知道，在被奴役的人民的所有文化权利中，被奴役的所有文化权利都完全专门。关于高等教育课程。”</text:p>
      <text:p text:style-name="P4">
因此，他说，乌克兰应该考虑为俄罗斯人民创建文化和信息中心。</text:p>
      <text:p text:style-name="P4">
“同样的khanti，同一玛尼，同样的伏尔加tatars，有很多宗教信仰。许多来自俄罗斯的联邦的人都去了。我们可以为他们提供<text:a xlink:type="simple" xlink:href="https://www.ukrinform.ua/tag-kiiv" text:style-name="Internet_20_link" text:visited-style-name="Visited_20_Internet_20_Link">
Kiev</text:a>
这些文化和信息中心将以某种方式被定位，”  -  said povoraev。</text:p>
      <text:p text:style-name="P4">
同时，他表达了这样的观点，即此类信息中心应从事文化和教育工作。</text:p>
      <text:p text:style-name="P4">
<text:span text:style-name="T4">
另请阅读：</text:span>
 <text:a xlink:type="simple" xlink:href="https://www.ukrinform.ua/rubric-polytics/3595656-rada-viznala-ickeriu-timcasovo-okupovanou-rosijskou-federacieu.html" text:style-name="Internet_20_link" text:visited-style-name="Visited_20_Internet_20_Link">
理事会认可暂时占领的俄罗斯联邦</text:a>
“文化和信息中心可能会让人想起未识别的台湾韦尔的非正式使馆，所以在这个被称为的联邦中，他们的文化权利是什么？</text:p>
      <text:p text:style-name="P4">
News Source: <text:a xlink:type="simple" xlink:href="https://www.ukrinform.ua/rubric-culture/3714816-u-radi-proponuut-stvoriti-v-ukraini-kulturnoinformacijni-centri-ponevolenih-narodiv-rosii.html" text:style-name="Internet_20_link" text:visited-style-name="Visited_20_Internet_20_Link">
https://www.ukrinform.ua/rubric-culture/3714816-u-radi-proponuut-stvoriti-v-ukraini-kulturnoinformacijni-centri-ponevolenih-narodiv-rosii.html</text:a>
</text:p>
      <!--NEWS-->
      <text:h text:style-name="P10" text:outline-level="1">
<text:span text:style-name="T4">
在乌克兰，有17.4千平方公里可能被爆炸物污染</text:span>
</text:h>
      <text:p text:style-name="P4">
作者: Ukrinform (Person)</text:p>
      <text:p text:style-name="P4">
出版商: Укринформ (Organization)</text:p>
      <text:p text:style-name="P4">
出版时间: 2023-05-27T09:30:00+03:00</text:p>
      <text:p text:style-name="P4">
修改时间: 2023-05-27T09:30:00+03:00</text:p>
      <text:p text:style-name="P4">
描述: 在乌克兰，由于俄罗斯的侵略，约有17.4万平方公里被认为是潜在污染的爆炸物。  - 乌克林。</text:p>
      <text:p text:style-name="P4">
图片: ['<text:a xlink:type="simple" xlink:href="https://static.ukrinform.com/photos/2023_03/thumb_files/630_360_1678725501-826.jpg" text:style-name="Internet_20_link" text:visited-style-name="Visited_20_Internet_20_Link">
630_360_16787...</text:a>
']</text:p>
      <text:p text:style-name="P4">
标签: ['Міна', 'Міноборони', 'Розмінування', 'Війна з Росією']</text:p>
      <text:p text:style-name="P4">
类型: Article</text:p>
      <!--METADATA-->
      <text:p text:style-name="P4">
<draw:frame draw:style-name="fr1" draw:name="Image61" text:anchor-type="as-char" svg:width="6.9236in" svg:height="3.956343in" draw:z-index="0">
<draw:image xlink:href="../Images/yкринформ/2023-05-27T09-30-00-03-00/630_360_1678725501-826.jpg" xlink:type="simple" xlink:show="embed" xlink:actuate="onLoad" draw:mime-type="image/jpeg"/>
</draw:frame>
在乌克兰，由于俄罗斯的侵略，17.4千平方公里被认为可能被危险物体污染。</text:p>
      <text:p text:style-name="P4">
国防部的新闻服务在[电报]中报道了这一点(https://t.me/ministry_of_defense_ua/7632)，报道乌克林福姆。</text:p>
      <text:p text:style-name="P4">
“乌克兰地区约有17.4万平方公里，包括皱纹，被认为是受污染的<text:a xlink:type="simple" xlink:href="https://www.ukrinform.ua/tag-vibuhivka" text:style-name="Internet_20_link" text:visited-style-name="Visited_20_Internet_20_Link">
爆炸性主题</text:a>
由于对俄罗斯联邦的广泛入侵，”该消息写道。</text:p>
      <text:p text:style-name="P4">
割草机指出，可能受到污染的所有领土，在临时占领和火箭中风中积极战斗。</text:p>
      <text:p text:style-name="P4">
<text:span text:style-name="T4">
另请阅读：</text:span>
 <text:a xlink:type="simple" xlink:href="https://www.ukrinform.ua/rubric-society/3714089-ukraina-zalucatime-kraini-nato-do-gumanitarnogo-rozminuvanna.html" text:style-name="Internet_20_link" text:visited-style-name="Visited_20_Internet_20_Link">
乌克兰将涉及北约国家人道主义者</text:a>
据报道，进行检查的deocal领地面积为4.5万平方公​​里，其中17,000平方米。 公里是基于土地的目的。</text:p>
      <text:p text:style-name="P4">
正如乌克林福姆报道的那样，[乌克兰将与北约国家合作就人道主义领土的侵犯问题。 这是给出的(https://www.ukrinform.ua/rubric-society/3714089-ukraina-zalucatime-kraini-nato-do-gumanitarnogo-rozminuvanna.html)</text:p>
      <text:p text:style-name="P4">
News Source: <text:a xlink:type="simple" xlink:href="https://www.ukrinform.ua/rubric-ato/3714817-v-ukraini-174-tisaci-kvadratnih-kilometriv-potencijno-zabrudneni-vibuhonebezpecnimi-predmetami.html" text:style-name="Internet_20_link" text:visited-style-name="Visited_20_Internet_20_Link">
https://www.ukrinform.ua/rubric-ato/3714817-v-ukraini-174-tisaci-kvadratnih-kilometriv-potencijno-zabrudneni-vibuhonebezpecnimi-predmetami.html</text:a>
</text:p>
      <!--NEWS-->
      <text:h text:style-name="P10" text:outline-level="1">
<text:span text:style-name="T4">
占领者被带到石墓保护区的克里米亚展品</text:span>
</text:h>
      <text:p text:style-name="P4">
作者: Ukrinform (Person)</text:p>
      <text:p text:style-name="P4">
出版商: Укринформ (Organization)</text:p>
      <text:p text:style-name="P4">
出版时间: 2023-05-27T09:37:00+03:00</text:p>
      <text:p text:style-name="P4">
修改时间: 2023-05-27T09:37:00+03:00</text:p>
      <text:p text:style-name="P4">
描述: 在临时占领的克里米亚，俄罗斯人展出的展览是从历史和考古保护区的凯米安墓中偷来的。  - 乌克林。</text:p>
      <text:p text:style-name="P4">
图片: ['<text:a xlink:type="simple" xlink:href="https://static.ukrinform.com/photos/2023_05/thumb_files/630_360_1685169373-369.jpg" text:style-name="Internet_20_link" text:visited-style-name="Visited_20_Internet_20_Link">
630_360_16851...</text:a>
']</text:p>
      <text:p text:style-name="P4">
标签: ['Крим', 'Музей', 'Заповідник', "Кам'яна могила"]</text:p>
      <text:p text:style-name="P4">
类型: Article</text:p>
      <!--METADATA-->
      <text:p text:style-name="P4">
<draw:frame draw:style-name="fr1" draw:name="Image62" text:anchor-type="as-char" svg:width="6.9236in" svg:height="3.956343in" draw:z-index="0">
<draw:image xlink:href="../Images/yкринформ/2023-05-27T09-37-00-03-00/630_360_1685169373-369.jpg" xlink:type="simple" xlink:show="embed" xlink:actuate="onLoad" draw:mime-type="image/jpeg"/>
</draw:frame>
俄罗斯人展出的展览从历史和考古保护区的Kamyana坟墓中被盗。</text:p>
      <text:p text:style-name="P4">
根据乌克林福姆的报道，它报告了<text:a xlink:type="simple" xlink:href="https://sprotyv.mod.gov.ua/rosiyany-vyvezly-v-krym-eksponaty-kam-yanoyi-mogyly/" text:style-name="Internet_20_link" text:visited-style-name="Visited_20_Internet_20_Link">
国家抵抗中心</text:a>
。</text:p>
      <text:p text:style-name="P4">
“在克里米亚博物馆 - 保留地” Chersonese Tavriysky”，入侵者开场了一个展览，上面有120种考古文物，这些文物被从[博物馆]带出来。(https://www.ukrinform.ua/tag-muzej)“石墓”位于Zaporizhhya地区的原始占领领土上”，这是信息。</text:p>
      <text:p text:style-name="P4">
中枢神经系统还被告知，在2023年1月，他被占领政府“博物馆” Chersonese Tavriysky的董事任命。</text:p>
      <text:p text:style-name="P4">
<text:span text:style-name="T4">
另请阅读：</text:span>
 <text:a xlink:type="simple" xlink:href="https://www.ukrinform.ua/rubric-culture/3712957-rosiani-rozgrabuvali-muzejzapovidnik-hersones-tavrijskij.html" text:style-name="Internet_20_link" text:visited-style-name="Visited_20_Internet_20_Link">
\  - “”</text:a>
中枢神经系统警告说，贝迪安斯克艺术博物馆发生了类似的过程，俄罗斯入侵者已经开始从中出口最有价值的过程。</text:p>
      <text:p text:style-name="P4">
国家历史和考古博物馆 - 保留kamian墓 - 乌克兰附近的乌克兰古代文化的重要记忆(耐心村)Uzaposhi地区。 它包括在乌克兰的“ 7个奇迹”中。</text:p>
      <text:p text:style-name="P4">
正如乌克林福姆报道的，来自赫尔森博物馆的俄罗斯侵略者<text:a xlink:type="simple" xlink:href="https://www.ukrinform.ua/rubric-culture/3612831-rosiani-vivezli-z-hersonskih-muzeiv-majze-15-tisac-kartin.html" text:style-name="Internet_20_link" text:visited-style-name="Visited_20_Internet_20_Link">
更有价值的展览</text:a>
。</text:p>
      <text:p text:style-name="P4">
_照片：Shutterstock _</text:p>
      <text:p text:style-name="P4">
News Source: <text:a xlink:type="simple" xlink:href="https://www.ukrinform.ua/rubric-crimea/3714821-okupanti-vivezli-v-krim-eksponati-iz-zapovidnika-kamana-mogila.html" text:style-name="Internet_20_link" text:visited-style-name="Visited_20_Internet_20_Link">
https://www.ukrinform.ua/rubric-crimea/3714821-okupanti-vivezli-v-krim-eksponati-iz-zapovidnika-kamana-mogila.html</text:a>
</text:p>
      <!--NEWS-->
      <text:h text:style-name="P10" text:outline-level="1">
<text:span text:style-name="T4">
Bindl和Yastremskaya在主要网格“ Rolan Harros”中获得了竞争对手</text:span>
</text:h>
      <text:p text:style-name="P4">
作者: Ukrinform (Person)</text:p>
      <text:p text:style-name="P4">
出版商: Укринформ (Organization)</text:p>
      <text:p text:style-name="P4">
出版时间: 2023-05-27T09:39:00+03:00</text:p>
      <text:p text:style-name="P4">
修改时间: 2023-05-27T09:39:00+03:00</text:p>
      <text:p text:style-name="P4">
描述: 乌克兰网球运动员Kateryna Bindl和Diana Yastremskaya在大满贯锦标赛“ Rolan Harros”的“基础”中获得了第一批竞争对手，并获得了19,804,000欧元的奖金。  - 乌克林。</text:p>
      <text:p text:style-name="P4">
图片: ['<text:a xlink:type="simple" xlink:href="https://static.ukrinform.com/photos/2023_05/thumb_files/630_360_1685169392-153.jpg" text:style-name="Internet_20_link" text:visited-style-name="Visited_20_Internet_20_Link">
630_360_16851...</text:a>
']</text:p>
      <text:p text:style-name="P4">
标签: ['Франція', 'Теніс', 'Жінки', 'Даяна Ястремська']</text:p>
      <text:p text:style-name="P4">
类型: Article</text:p>
      <!--METADATA-->
      <text:p text:style-name="P4">
<draw:frame draw:style-name="fr1" draw:name="Image63" text:anchor-type="as-char" svg:width="6.9236in" svg:height="3.956343in" draw:z-index="0">
<draw:image xlink:href="../Images/yкринформ/2023-05-27T09-39-00-03-00/630_360_1685169392-153.jpg" xlink:type="simple" xlink:show="embed" xlink:actuate="onLoad" draw:mime-type="image/jpeg"/>
</draw:frame>
Kitterina Bindl和Diana Yastremskaya获得了大满贯“ Rolan Harros”的第一批竞争对手，并获得了19,804,000欧元的奖金。</text:p>
      <text:p text:style-name="P4">
乌克林福姆报道，比赛将于5月28日至6月11日在巴黎持续。</text:p>
      <text:p text:style-name="P4">
绑定(№80wta)罗兰·加洛斯(Rolan Garros)的首发比赛将持有塞尔维亚的奥尔加·丹尼洛维奇(Olga Danilovich)。(104).</text:p>
      <text:p text:style-name="P4">
<text:span text:style-name="T4">
Читайте також:</text:span>
 <text:a xlink:type="simple" xlink:href="https://www.ukrinform.ua/rubric-sports/3714183-ukrainka-astremska-peremogla-minnen-i-zigrae-v-osnovnij-castini-rolan-garros.html" text:style-name="Internet_20_link" text:visited-style-name="Visited_20_Internet_20_Link">
 Українка Ястремська перемогла Міннен і зіграє в основнійчастині </text:a>
Yastremskaya(144)，在排位赛中赢得了三场胜利，在与第22播种的唐娜·沃基奇(Donna Vokich)的第一次冲突中(22). Даяна виграла у трьох ізчотирьох матчів проти хорватки, проте поступилася в їхній попередній зустрічіминулого року на турнірі в Істборні (英国).</text:p>
      <text:p text:style-name="P4">
На фото: Катерина Байндль/btu.org.</text:p>
      <text:p text:style-name="P4">
News Source: <text:a xlink:type="simple" xlink:href="https://www.ukrinform.ua/rubric-sports/3714819-bajndl-i-astremska-otrimali-supernic-v-osnovnij-sitci-rolan-garros.html" text:style-name="Internet_20_link" text:visited-style-name="Visited_20_Internet_20_Link">
https://www.ukrinform.ua/rubric-sports/3714819-bajndl-i-astremska-otrimali-supernic-v-osnovnij-sitci-rolan-garros.html</text:a>
</text:p>
      <!--NEWS-->
      <text:h text:style-name="P10" text:outline-level="1">
<text:span text:style-name="T4">
在南非，对卢旺达的可疑种族灭绝的审判开始</text:span>
</text:h>
      <text:p text:style-name="P4">
作者: Ukrinform (Person)</text:p>
      <text:p text:style-name="P4">
出版商: Укринформ (Organization)</text:p>
      <text:p text:style-name="P4">
出版时间: 2023-05-27T09:49:00+03:00</text:p>
      <text:p text:style-name="P4">
修改时间: 2023-05-27T09:49:00+03:00</text:p>
      <text:p text:style-name="P4">
描述: 1994年在卢旺达种族灭绝的种族灭绝中，最受欢迎的嫌疑人之一是被指控下令谋杀2,000名躲藏在教堂里的人，他否认他参与了犯罪。  - 乌克林。</text:p>
      <text:p text:style-name="P4">
图片: ['<text:a xlink:type="simple" xlink:href="https://static.ukrinform.com/photos/2023_05/thumb_files/630_360_1685028036-733.png" text:style-name="Internet_20_link" text:visited-style-name="Visited_20_Internet_20_Link">
630_360_16850...</text:a>
']</text:p>
      <text:p text:style-name="P4">
标签: ['Геноцид', 'Підозра', 'Суд', 'Руанда']</text:p>
      <text:p text:style-name="P4">
类型: Article</text:p>
      <!--METADATA-->
      <text:p text:style-name="P4">
<draw:frame draw:style-name="fr1" draw:name="Image64" text:anchor-type="as-char" svg:width="6.9236in" svg:height="3.956343in" draw:z-index="0">
<draw:image xlink:href="../Images/yкринформ/2023-05-27T09-49-00-03-00/630_360_1685028036-733.png" xlink:type="simple" xlink:show="embed" xlink:actuate="onLoad" draw:mime-type="image/png"/>
</draw:frame>
1994年卢旺达种族灭绝的最搜查嫌疑人的嫌疑人被指控下令谋杀2,000名藏在教堂里的人，否认了他们参与犯罪。</text:p>
      <text:p text:style-name="P4">
根据乌克林福姆的报道，它报告了[路透]。(https://www.reuters.com/world/africa/rwandan-genocide-accused-fulgence-kayishema-appears-south-african-court-2023-05-26/)菲尔根斯·凯希姆(Fulgens Kaishem)已经躲藏了二十年了，他于周三在南非的一个葡萄农场被逮捕，据检察官称，它是其他难民发行的。</text:p>
      <text:p text:style-name="P4">
在关于记者的问题的第一次听证会上，他有什么要告诉申诉，一名62岁的嫌疑人，拿着圣经和书本的书，上面写着“耶稣”，在开普敦的地方法院回答： “我能说什么？很遗憾听到发生了什么事。当时发生了一场战争……我与它无关。”</text:p>
      <text:p text:style-name="P4">
<text:span text:style-name="T4">
另请阅读：</text:span>
 <text:a xlink:type="simple" xlink:href="https://www.ukrinform.ua/rubric-polytics/3714433-ukraina-vidkrie-posolstvo-v-ruandi.html" text:style-name="Internet_20_link" text:visited-style-name="Visited_20_Internet_20_Link">
乌克兰将在卢旺达开设大使馆</text:a>
自2001年以来，前警官Fulgens Kayishim一直隐藏着[卢旺达]人民的刑事法庭(https://www.ukrinform.ua/tag-ruanda) (Mkcr)他因在基布(Kibue)县的天主教教堂参与而被指控犯有种族灭绝。</text:p>
      <text:p text:style-name="P4">
正如乌克林福姆报道的那样，<text:a xlink:type="simple" xlink:href="https://www.ukrinform.ua/rubric-world/3714147-u-pivdennij-africi-zatrimali-pidozruvanogo-u-genocidi-v-ruandi.html" text:style-name="Internet_20_link" text:visited-style-name="Visited_20_Internet_20_Link">
在南非逮捕了兰德安</text:a>
大约2000年被杀，他们在1994年种族灭绝期间在教堂里寻找庇护。</text:p>
      <text:p text:style-name="P4">
_foto：Getty Images _</text:p>
      <text:p text:style-name="P4">
News Source: <text:a xlink:type="simple" xlink:href="https://www.ukrinform.ua/rubric-world/3714825-u-pivdennij-africi-rozpocavsa-sud-nad-pidozruvanim-u-genocidi-v-ruandi.html" text:style-name="Internet_20_link" text:visited-style-name="Visited_20_Internet_20_Link">
https://www.ukrinform.ua/rubric-world/3714825-u-pivdennij-africi-rozpocavsa-sud-nad-pidozruvanim-u-genocidi-v-ruandi.html</text:a>
</text:p>
      <!--NEWS-->
      <text:h text:style-name="P10" text:outline-level="1">
<text:span text:style-name="T4">
乌克兰Yulia Chumachenko赢得了塞浦路斯的高度比赛</text:span>
</text:h>
      <text:p text:style-name="P4">
作者: Ukrinform (Person)</text:p>
      <text:p text:style-name="P4">
出版商: Укринформ (Organization)</text:p>
      <text:p text:style-name="P4">
出版时间: 2023-05-27T09:54:00+03:00</text:p>
      <text:p text:style-name="P4">
修改时间: 2023-05-27T09:54:00+03:00</text:p>
      <text:p text:style-name="P4">
描述: 乌克兰在尤利亚·库马奇科（Yulia Chumachenko）高峰期赢得了塞浦路斯国际体育会议比赛。  - 乌克林。</text:p>
      <text:p text:style-name="P4">
图片: ['<text:a xlink:type="simple" xlink:href="https://static.ukrinform.com/photos/2023_05/thumb_files/630_360_1685170044-504.jpg" text:style-name="Internet_20_link" text:visited-style-name="Visited_20_Internet_20_Link">
630_360_16851...</text:a>
']</text:p>
      <text:p text:style-name="P4">
标签: ['Кіпр', 'Легка атлетика', 'Спорт', 'Збірна України', 'Жінки']</text:p>
      <text:p text:style-name="P4">
类型: Article</text:p>
      <!--METADATA-->
      <text:p text:style-name="P4">
<draw:frame draw:style-name="fr1" draw:name="Image65" text:anchor-type="as-char" svg:width="6.9236in" svg:height="3.956343in" draw:z-index="0">
<draw:image xlink:href="../Images/yкринформ/2023-05-27T09-54-00-03-00/630_360_1685170044-504.jpg" xlink:type="simple" xlink:show="embed" xlink:actuate="onLoad" draw:mime-type="image/jpeg"/>
</draw:frame>
乌克兰种姓的尤利娅·乔马奇科(Yulia Chumachenko)赢得了塞浦路斯体育会议比赛。</text:p>
      <text:p text:style-name="P4">
世界田径大陆巡回赛的锦标赛下(http://https://www.facebook.com/olympicua)在利马索尔市(塞浦路斯)，报道乌克林福姆。</text:p>
      <text:p text:style-name="P4">
我们的运动员仅克服了1.84 m的高度，领先于七名植物，其中四名停止为1.80。</text:p>
      <text:p text:style-name="P4">
<text:span text:style-name="T4">
另请阅读：</text:span>
 <text:a xlink:type="simple" xlink:href="https://www.ukrinform.ua/rubric-sports/3708797-magucih-zdobula-zoloto-z-rekordom-sezonu-na-turniri-v-kenii.html" text:style-name="Internet_20_link" text:visited-style-name="Visited_20_Internet_20_Link">
我在肯尼亚锦标赛上获得了本赛季纪录的金牌</text:a>
银牌获得者是匈牙利的锦标赛塔蒂亚娜·侯赛因(Tatiana Husin)的情妇。</text:p>
      <text:p text:style-name="P4">
照片：uaf.org.ua。</text:p>
      <text:p text:style-name="P4">
News Source: <text:a xlink:type="simple" xlink:href="https://www.ukrinform.ua/rubric-sports/3714829-ukrainka-ulia-cumacenko-vigrala-zmaganna-zi-stribkiv-u-visotu-na-kipri.html" text:style-name="Internet_20_link" text:visited-style-name="Visited_20_Internet_20_Link">
https://www.ukrinform.ua/rubric-sports/3714829-ukrainka-ulia-cumacenko-vigrala-zmaganna-zi-stribkiv-u-visotu-na-kipri.html</text:a>
</text:p>
      <!--NEWS-->
      <text:h text:style-name="P10" text:outline-level="1">
<text:span text:style-name="T4">
在Zaporizhzhia地区占领的伯迪安斯港附近报道了导弹罢工</text:span>
</text:h>
      <text:p text:style-name="P4">
作者: liveuamap (Language: en)</text:p>
      <text:p text:style-name="P4">
时间: 2023-05-27T09:54:00</text:p>
      <text:p text:style-name="P4">
地点: Berdians'k,Zaporiz'ka oblast (Latitude:46.75456 Longtitude:36.77776)</text:p>
      <text:p text:style-name="P4">
视频: []</text:p>
      <text:p text:style-name="P4">
图片: []</text:p>
      <text:p text:style-name="P4">
标签: ["Europe", "Central and Eastern Europe"]</text:p>
      <text:p text:style-name="P4">
Id: 22565744</text:p>
      <!--METADATA-->
      <text:p text:style-name="P4">
据报道，导弹罢工在贝迪安斯克港附近被占领的地区</text:p>
      <text:p text:style-name="P4">
新闻集链接：<text:a xlink:type="simple" xlink:href="https://liveuamap.com/en/2023/27-may-missile-strike-reported-near-port-in-berdiansk-in" text:style-name="Internet_20_link" text:visited-style-name="Visited_20_Internet_20_Link">
https://liveuamap.com/en/2023/27-may-missile-strike-reported-near-port-in-berdiansk-in</text:a>
</text:p>
      <text:p text:style-name="P4">
News Source: <text:a xlink:type="simple" xlink:href="https://t.me/mash_donbass/4000" text:style-name="Internet_20_link" text:visited-style-name="Visited_20_Internet_20_Link">
https://t.me/mash_donbass/4000</text:a>
</text:p>
      <!--NEWS-->
      <text:h text:style-name="P10" text:outline-level="1">
<text:span text:style-name="T4">
白天，俄罗斯军队在比格里维卡，内夫斯科耶，迪布罗瓦和斯特尔马奇卡开火</text:span>
</text:h>
      <text:p text:style-name="P4">
作者: Ukrinform (Person)</text:p>
      <text:p text:style-name="P4">
出版商: Укринформ (Organization)</text:p>
      <text:p text:style-name="P4">
出版时间: 2023-05-27T09:54:17+03:00</text:p>
      <text:p text:style-name="P4">
修改时间: 2023-05-27T09:54:17+03:00</text:p>
      <text:p text:style-name="P4">
描述: 5月26日，俄罗斯的俄罗斯军队对卢汉斯地区的Bigorivka，Nevsky，Dibrovy和Stelmachivka进行了炮击。  - 乌克林。</text:p>
      <text:p text:style-name="P4">
图片: ['<text:a xlink:type="simple" xlink:href="https://static.ukrinform.com/photos/2022_05/thumb_files/630_360_1652041267-925.jpg" text:style-name="Internet_20_link" text:visited-style-name="Visited_20_Internet_20_Link">
630_360_16520...</text:a>
']</text:p>
      <text:p text:style-name="P4">
标签: ['Луганщина', 'Обстріл', 'Війна з Росією']</text:p>
      <text:p text:style-name="P4">
类型: Article</text:p>
      <!--METADATA-->
      <text:p text:style-name="P4">
<draw:frame draw:style-name="fr1" draw:name="Image66" text:anchor-type="as-char" svg:width="6.9236in" svg:height="3.956343in" draw:z-index="0">
<draw:image xlink:href="../Images/yкринформ/2023-05-27T09-54-17-03-00/630_360_1652041267-925.jpg" xlink:type="simple" xlink:show="embed" xlink:actuate="onLoad" draw:mime-type="image/jpeg"/>
</draw:frame>
俄罗斯陆军于5月26日对卢汉斯地区的Bigorivka，Nevsky，Dibrovy和Stelmachivka进行了炮击。</text:p>
      <text:p text:style-name="P4">
根据乌克林福姆的说法，卢甘斯克地区军事行政部门在[Facebook]上报告(https://www.facebook.com/odalug/posts/pfbid032zGEDDxgowNfcMVRWJXpDNu7sjF7qKBskQ2Q69ahRpBo7FPaoTY45YFBeXayrrTkl).</text:p>
      <text:p text:style-name="P4">
За словами начальника ОВА Артема Лисогора, перебувати в селах на лінії фронтувкрай небезпечно. “Хоча <text:a xlink:type="simple" xlink:href="https://www.ukrinform.ua/tag-evakuacia" text:style-name="Internet_20_link" text:visited-style-name="Visited_20_Internet_20_Link">
 виїжджати </text:a>
他们每周只同意几个人。 那些未能确保自己的人带来了面包，一些建筑材料和一批产品。”他说。</text:p>
      <text:p text:style-name="P4">
<text:span text:style-name="T4">
另请阅读：</text:span>
 [国民警卫队展示了他们如何捍卫Belogovka -Fragrant(https://www.ukrinform.ua/rubric-ato/3713692-nacgvardijci-pokazali-ak-oboronaut-bilogorivku-forpost-lugansini.html)“ Bigorivka承受着俄罗斯人的不断压力 - 使敌人失败。 村庄还经受了空军的攻击，并进行了巨大的炮击。”</text:p>
      <text:p text:style-name="P4">
正如乌克林福姆报道的那样，俄罗斯暂时捕获的卢汉斯地区的入侵者增加了检查站的数量，<text:a xlink:type="simple" xlink:href="https://www.ukrinform.ua/rubric-regions/3713829-zagarbniki-zbilsuut-kilkist-blokpostiv-ta-minuut-okolici-mist-na-lugansini.html" text:style-name="Internet_20_link" text:visited-style-name="Visited_20_Internet_20_Link">
替换城市的城市</text:a>
 .</text:p>
      <text:p text:style-name="P4">
News Source: <text:a xlink:type="simple" xlink:href="https://www.ukrinform.ua/rubric-regions/3714828-vijska-rf-protagom-dobi-obstriluvali-bilogorivku-nevske-dibrovu-i-stelmahivku.html" text:style-name="Internet_20_link" text:visited-style-name="Visited_20_Internet_20_Link">
https://www.ukrinform.ua/rubric-regions/3714828-vijska-rf-protagom-dobi-obstriluvali-bilogorivku-nevske-dibrovu-i-stelmahivku.html</text:a>
</text:p>
      <!--NEWS-->
      <text:h text:style-name="P10" text:outline-level="1">
<text:span text:style-name="T4">
Wagnerivtsi开始离开Bakhmut的某些职位 - 英国情报</text:span>
</text:h>
      <text:p text:style-name="P4">
作者: Ukrinform (Person)</text:p>
      <text:p text:style-name="P4">
出版商: Укринформ (Organization)</text:p>
      <text:p text:style-name="P4">
出版时间: 2023-05-27T09:57:00+03:00</text:p>
      <text:p text:style-name="P4">
修改时间: 2023-05-27T09:57:00+03:00</text:p>
      <text:p text:style-name="P4">
描述: 瓦格纳集团的部队可能开始偏离巴赫穆特周围的一些职位。  - 乌克林。</text:p>
      <text:p text:style-name="P4">
图片: ['<text:a xlink:type="simple" xlink:href="https://static.ukrinform.com/photos/2022_11/thumb_files/630_360_1667373640-270.jpg" text:style-name="Internet_20_link" text:visited-style-name="Visited_20_Internet_20_Link">
630_360_16673...</text:a>
']</text:p>
      <text:p text:style-name="P4">
标签: ['Бахмут', 'Британія', 'Розвідка', 'ПВК "Вагнера"', 'Війна з Росією']</text:p>
      <text:p text:style-name="P4">
类型: Article</text:p>
      <!--METADATA-->
      <text:p text:style-name="P4">
<draw:frame draw:style-name="fr1" draw:name="Image67" text:anchor-type="as-char" svg:width="6.9236in" svg:height="3.956343in" draw:z-index="0">
<draw:image xlink:href="../Images/yкринформ/2023-05-27T09-57-00-03-00/630_360_1667373640-270.jpg" xlink:type="simple" xlink:show="embed" xlink:actuate="onLoad" draw:mime-type="image/jpeg"/>
</draw:frame>
瓦格纳集团的部队可能开始离开他们在巴赫穆特先生周围的一些职位。</text:p>
      <text:p text:style-name="P4">
在[Tweet]中关于它(https://twitter.com/DefenceHQ/status/1662337489334419458?cxt=HHwWhIC-yfPI55EuAAAA)乌克林福姆报道，英国国防部关于情报的报告。</text:p>
      <text:p text:style-name="P4">
Wagner Pec Yevhen Prigogin的所有者在5月25日表示，他的伊兹巴赫穆特部队的撤离开始，并将职位转移到国防部(我们)俄罗斯人将延长至2023年6月1日。</text:p>
      <text:p text:style-name="P4">
乌克兰国防部副部长还证实了沃格纳部队的旋转[Bakhmut。 这是给出的(https://www.ukrinform.ua/tag-bahmut)值得注意的是，截至5月24日，SO被称为“顿涅茨克人民共和国”的力量(dpr)进入城市开始清洁行动。</text:p>
      <text:p text:style-name="P4">
“在过去的几周中，第31空降空军旅的元素(空降部队)俄罗斯在情报中说。</text:p>
      <text:p text:style-name="P4">
截至5月16日，乌克兰军队占领了纳夫兰·巴赫穆特(Naflan Bakhmut)20平方公里。 专家预测，瓦格纳力量的旋转将继续受控阶段，以防止巴赫穆特包围。</text:p>
      <text:p text:style-name="P4">
<text:span text:style-name="T4">
另请阅读：</text:span>
 <text:a xlink:type="simple" xlink:href="https://www.ukrinform.ua/rubric-ato/3714589-na-bahmutskomu-napramku-bijci-otrimali-novi-zrazki-ozbroenna-ta-tehnicnu-dopomogu.html" text:style-name="Internet_20_link" text:visited-style-name="Visited_20_Internet_20_Link">
在战斗人员的方向上获得了新的武器和技术援助</text:a>
“尽管普里戈宁与俄罗斯国防部的敌对持续了长期以来，但瓦格纳部队在恢复部队后可能会用于进一步的纳多巴斯进攻行动，”  - 在英国情报中总结。</text:p>
      <text:p text:style-name="P4">
正如乌克林福姆(Ukrinform)报道的那样，乌克兰武装部队的总司令<text:a xlink:type="simple" xlink:href="https://www.ukrinform.ua/rubric-ato/3714795-zaluznij-zaaviv-so-prijsov-cas-povertati-svoe.html" text:style-name="Internet_20_link" text:visited-style-name="Visited_20_Internet_20_Link">
Valeriusluzhny指出，现在是时候返回其。</text:a>
照片：盖蒂图像</text:p>
      <text:p text:style-name="P4">
News Source: <text:a xlink:type="simple" xlink:href="https://www.ukrinform.ua/rubric-ato/3714831-vagnerivci-pocali-vidhoditi-z-deakih-pozicij-u-bahmuti-britanska-rozvidka.html" text:style-name="Internet_20_link" text:visited-style-name="Visited_20_Internet_20_Link">
https://www.ukrinform.ua/rubric-ato/3714831-vagnerivci-pocali-vidhoditi-z-deakih-pozicij-u-bahmuti-britanska-rozvidka.html</text:a>
</text:p>
      <!--NEWS-->
      <text:h text:style-name="P10" text:outline-level="1">
<text:span text:style-name="T4">
乌克兰进入了欧盟Govtech4All的统一 - 费多罗夫</text:span>
</text:h>
      <text:p text:style-name="P4">
作者: Ukrinform (Person)</text:p>
      <text:p text:style-name="P4">
出版商: Укринформ (Organization)</text:p>
      <text:p text:style-name="P4">
出版时间: 2023-05-27T10:09:00+03:00</text:p>
      <text:p text:style-name="P4">
修改时间: 2023-05-27T10:09:00+03:00</text:p>
      <text:p text:style-name="P4">
描述: 乌克兰已加入GovTech4 LabTech4 Leav。  - 乌克林。</text:p>
      <text:p text:style-name="P4">
图片: ['<text:a xlink:type="simple" xlink:href="https://static.ukrinform.com/photos/2023_04/thumb_files/630_360_1682495491-455.jpg" text:style-name="Internet_20_link" text:visited-style-name="Visited_20_Internet_20_Link">
630_360_16824...</text:a>
']</text:p>
      <text:p text:style-name="P4">
标签: ['Євросоюз', 'Технології', 'Україна', 'Цифровізація']</text:p>
      <text:p text:style-name="P4">
类型: Article</text:p>
      <!--METADATA-->
      <text:p text:style-name="P4">
<draw:frame draw:style-name="fr1" draw:name="Image68" text:anchor-type="as-char" svg:width="6.9236in" svg:height="3.956343in" draw:z-index="0">
<draw:image xlink:href="../Images/yкринформ/2023-05-27T10-09-00-03-00/630_360_1682495491-455.jpg" xlink:type="simple" xlink:show="embed" xlink:actuate="onLoad" draw:mime-type="image/jpeg"/>
</draw:frame>
乌克兰已进入Govtech4All Govtech联盟。</text:p>
      <text:p text:style-name="P4">
根据乌克林福姆的说法，<text:a xlink:type="simple" xlink:href="https://t.me/zedigital/3175" text:style-name="Internet_20_link" text:visited-style-name="Visited_20_Internet_20_Link">
电报</text:a>
乌克兰Mykhailo Fedorov的Viceremier-Minister报道。</text:p>
      <text:p text:style-name="P4">
据他说，GovTech4All的目标之一是通过[数字化提高国家流程的效率。 这是给出的(https://www.ukrinform.ua/tag-cifrovizacia)“也就是说，我们有一个共同的目的 - 创建更多的数字产品，以便公民在没有队列和官僚机构的情况下获得方便和人类的服务。第一阶段，将开发三个试点项目，计划出售2023-2025的流程。他们。提供了600万欧元。”</text:p>
      <text:p text:style-name="P4">
正如Viceremier强调的那样，“ Govtech产品的孵化器是在布鲁塞尔举行的Diagital Transformation Summit期间推出的，我在那里讲述了有关乌克兰数字的经验。在三年内，我们已经完全改变了国家服务哲学。”</text:p>
      <text:p text:style-name="P4">
14个国家和21个合作伙伴组织加入了GovTech4All。 其中包括数字化转型部和乌克兰初创基金。 Takiraine是第一个不是欧盟成员成为Govtech4all的一部分的国家。</text:p>
      <text:p text:style-name="P4">
<text:span text:style-name="T4">
另请阅读：</text:span>
 <text:a xlink:type="simple" xlink:href="https://www.ukrinform.ua/rubric-economy/3708212-cifrovizacia-sferi-socposlug-zekonomit-derzavi-milardi-griven-fedorov.html" text:style-name="Internet_20_link" text:visited-style-name="Visited_20_Internet_20_Link">
社会服务的得分将节省数十亿人的HRYVNIA- FEDERS</text:a>
Fedorov感谢里斯本理事会的总统兼联合创始人Paul Hoffheinzuza邀请和对数字乌克兰的信仰。</text:p>
      <text:p text:style-name="P4">
正如乌克林福姆报道的，在北约 - 乌克兰在科学与环境保护领域合作的一次会议上，乌克兰米哈伊尔·费多罗夫(Mikraine Mikhail Fedorov)的米尔米尔(Viceremier) - 北约秘书长和北约秘书长的最新安全挑战，大卫·维尔(David Vile等级。 这是给出的(https://www.ukrinform.ua/rubric-technology/3714605-nato-i-ukraina-poglibluvatimut-partnerstvo-v-tehnologiah-ta-nauci.html)</text:p>
      <text:p text:style-name="P4">
News Source: <text:a xlink:type="simple" xlink:href="https://www.ukrinform.ua/rubric-technology/3714836-ukraina-uvijsla-do-obednanna-evrosouzu-govtech4all-fedorov.html" text:style-name="Internet_20_link" text:visited-style-name="Visited_20_Internet_20_Link">
https://www.ukrinform.ua/rubric-technology/3714836-ukraina-uvijsla-do-obednanna-evrosouzu-govtech4all-fedorov.html</text:a>
</text:p>
      <!--NEWS-->
      <text:h text:style-name="P10" text:outline-level="1">
<text:span text:style-name="T4">
火车站附近的Mariupol的爆炸</text:span>
</text:h>
      <text:p text:style-name="P4">
作者: liveuamap (Language: en)</text:p>
      <text:p text:style-name="P4">
时间: 2023-05-27T10:12:00</text:p>
      <text:p text:style-name="P4">
地点: Mariupol', Donetsk Oblast (Latitude:47.0839 Longtitude:37.55548)</text:p>
      <text:p text:style-name="P4">
视频: []</text:p>
      <text:p text:style-name="P4">
图片: ["<text:a xlink:type="simple" xlink:href="https://liveuamap.com/pics/2023/05/27/22565742_0.jpg" text:style-name="Internet_20_link" text:visited-style-name="Visited_20_Internet_20_Link">
22565742_0.jpg</text:a>
"]</text:p>
      <text:p text:style-name="P4">
标签: []</text:p>
      <text:p text:style-name="P4">
Id: 22565742</text:p>
      <!--METADATA-->
      <text:p text:style-name="P4">
火车站附近的Mariupol的爆炸</text:p>
      <text:p text:style-name="P4">
<draw:frame draw:style-name="fr1" draw:name="Image69" text:anchor-type="as-char" svg:width="6.9236in" svg:height="5.1927in" draw:z-index="0">
<draw:image xlink:href="../Images/liveuamap/2023-05-27T10-12-00/22565742_0.jpg" xlink:type="simple" xlink:show="embed" xlink:actuate="onLoad" draw:mime-type="image/jpeg"/>
</draw:frame>
新闻集链接：<text:a xlink:type="simple" xlink:href="https://liveuamap.com/en/2023/27-may-explosions-in-mariupol-near-railway-station-" text:style-name="Internet_20_link" text:visited-style-name="Visited_20_Internet_20_Link">
https://liveuamap.com/en/2023/27-may-explosions-in-mariupol-near-railway-station-</text:a>
</text:p>
      <text:p text:style-name="P4">
News Source: <text:a xlink:type="simple" xlink:href="https://t.me/mariupolnow/29761" text:style-name="Internet_20_link" text:visited-style-name="Visited_20_Internet_20_Link">
https://t.me/mariupolnow/29761</text:a>
</text:p>
      <!--NEWS-->
      <text:h text:style-name="P10" text:outline-level="1">
<text:span text:style-name="T4">
您保持领先地位：Zelensky祝贺出版商的员工，印刷和图书发行</text:span>
</text:h>
      <text:p text:style-name="P4">
作者: Ukrinform (Person)</text:p>
      <text:p text:style-name="P4">
出版商: Укринформ (Organization)</text:p>
      <text:p text:style-name="P4">
出版时间: 2023-05-27T10:15:00+03:00</text:p>
      <text:p text:style-name="P4">
修改时间: 2023-05-27T10:15:00+03:00</text:p>
      <text:p text:style-name="P4">
描述: 沃迪米尔·泽伦斯基（Volodymyr Zelenskyy）总统祝贺出版，印刷和书籍分销工作者的职业假期。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Книги', 'Свято', 'Видавництво', 'Зеленський']</text:p>
      <text:p text:style-name="P4">
类型: Article</text:p>
      <!--METADATA-->
      <text:p text:style-name="P4">
<draw:frame draw:style-name="fr1" draw:name="Image70" text:anchor-type="as-char" svg:width="6.9236in" svg:height="3.956343in" draw:z-index="0">
<draw:image xlink:href="../Images/yкринформ/2023-05-27T10-15-00-03-00/630_360_1685119271-129.jpeg" xlink:type="simple" xlink:show="embed" xlink:actuate="onLoad" draw:mime-type="image/jpeg"/>
</draw:frame>
总统神圣Zelensky祝贺出版，印刷和书籍分销工作者的专业假期。</text:p>
      <text:p text:style-name="P4">
问候文本发表在[国家元首]上(https://www.president.gov.ua/news/vitannya-prezidenta-ukrayini-z-nagodi-dnya-pracivnikiv-vidav-83177)，报道乌克林福姆。</text:p>
      <text:p text:style-name="P4">
总统强调：“今天，当占用者破坏乌克兰文化时，他们正在摧毁印刷房屋时，您与出版的阵线无处不在，创建了乌克兰书籍并传播了乌克兰的话语。”</text:p>
      <text:p text:style-name="P4">
他指出，战争使乌克兰人分散了世界各地的乌克兰人，使儿童剥夺了孩子在这种文化环境中学习和发展的机会。 但是通过<text:a xlink:type="simple" xlink:href="https://www.ukrinform.ua/tag-kniga" text:style-name="Internet_20_link" text:visited-style-name="Visited_20_Internet_20_Link">
书</text:a>
他们与自己的家和家园保持联系。</text:p>
      <text:p text:style-name="P4">
国家元首感谢提供强迫流离失所者的艺术和教学文学的每个人。</text:p>
      <text:p text:style-name="P4">
他说：“感谢您在世界各地的共同努力，“乌克兰儿童 - 乌克兰书籍”，“乌克兰书架”，“无国界书籍”的预测成功实施。</text:p>
      <text:p text:style-name="P4">
总统感谢乌克兰的出版业，他代表乌克兰在国际书展览会和网站上，展示了世界价值观和愿望。</text:p>
      <text:p text:style-name="P4">
Zelensky补充说：“我感谢任何将书籍传递给我们无所畏惧的战士的人或努斯特的人。”</text:p>
      <text:p text:style-name="P4">
他希望出版行业的员工以及强大的工作的书籍分配，伟大的灵感和创造思想的实现。</text:p>
      <text:p text:style-name="P4">
<text:span text:style-name="T4">
另请阅读：</text:span>
 <text:a xlink:type="simple" xlink:href="https://www.ukrinform.ua/rubric-culture/3700988-u-persi-misaci-z-pocatku-vtorgnenna-rf-39-ukrainciv-zovsim-ne-citali-knizok.html" text:style-name="Internet_20_link" text:visited-style-name="Visited_20_Internet_20_Link">
在俄罗斯联邦入侵的最初几个月中，有39％的乌克兰人没有阅读书籍</text:a>
文化和信息政策部长Oleksandr Tkachenko在<text:a xlink:type="simple" xlink:href="https://t.me/otkachenkokyiv/3647" text:style-name="Internet_20_link" text:visited-style-name="Visited_20_Internet_20_Link">
Telegram</text:a>
他还向所有参与日间工人的出版商，印刷和图书发行招呼。</text:p>
      <text:p text:style-name="P4">
这位部长说：“我祝贺所有书籍出版，出版社，印刷和图书发行。”</text:p>
      <text:p text:style-name="P4">
Tkachenko强调，现在不仅在乌克兰文学中而且在世界范围内，而且在世界范围内都面临着补充书籍表的挑战。</text:p>
      <text:p text:style-name="P4">
他强调，MKIP不断致力于与合作伙伴的国际援助参与，以购买乌克兰书籍，投入翻译和印刷。5月的最后一个星期六在乌克兰庆祝出版社，印刷和图书发行的日子。</text:p>
      <text:p text:style-name="P4">
<text:span text:style-name="T5">
照片：总统办公室</text:span>
</text:p>
      <text:p text:style-name="P4">
News Source: <text:a xlink:type="simple" xlink:href="https://www.ukrinform.ua/rubric-society/3714837-trimaete-svij-front-zelenskij-privitav-pracivnikiv-vidavnictv-poligrafii-i-knigorozpovsudzenna.html" text:style-name="Internet_20_link" text:visited-style-name="Visited_20_Internet_20_Link">
https://www.ukrinform.ua/rubric-society/3714837-trimaete-svij-front-zelenskij-privitav-pracivnikiv-vidavnictv-poligrafii-i-knigorozpovsudzenna.html</text:a>
</text:p>
      <!--NEWS-->
      <text:h text:style-name="P10" text:outline-level="1">
<text:span text:style-name="T4">
Schebekyne的剧烈爆炸和火灾</text:span>
</text:h>
      <text:p text:style-name="P4">
作者: liveuamap (Language: en)</text:p>
      <text:p text:style-name="P4">
时间: 2023-05-27T10:24:00</text:p>
      <text:p text:style-name="P4">
地点: Belgorod (Latitude:50.40786 Longtitude:36.88934)</text:p>
      <text:p text:style-name="P4">
视频: []</text:p>
      <text:p text:style-name="P4">
图片: ["<text:a xlink:type="simple" xlink:href="https://liveuamap.com/pics/2023/05/27/22565740_0.jpg" text:style-name="Internet_20_link" text:visited-style-name="Visited_20_Internet_20_Link">
22565740_0.jpg</text:a>
", "<text:a xlink:type="simple" xlink:href="https://liveuamap.com/pics/2023/05/27/22565740_1.jpg" text:style-name="Internet_20_link" text:visited-style-name="Visited_20_Internet_20_Link">
22565740_1.jpg</text:a>
"]</text:p>
      <text:p text:style-name="P4">
标签: ["Russia"]</text:p>
      <text:p text:style-name="P4">
Id: 22565740</text:p>
      <!--METADATA-->
      <text:p text:style-name="P4">
Schebekyne的剧烈爆炸和火灾</text:p>
      <text:p text:style-name="P4">
<draw:frame draw:style-name="fr1" draw:name="Image71" text:anchor-type="as-char" svg:width="6.9236in" svg:height="6.248549in" draw:z-index="0">
<draw:image xlink:href="../Images/liveuamap/2023-05-27T10-24-00/22565740_0.jpg" xlink:type="simple" xlink:show="embed" xlink:actuate="onLoad" draw:mime-type="image/jpeg"/>
</draw:frame>
<draw:frame draw:style-name="fr1" draw:name="Image72" text:anchor-type="as-char" svg:width="6.9236in" svg:height="9.231467in" draw:z-index="0">
<draw:image xlink:href="../Images/liveuamap/2023-05-27T10-24-00/22565740_1.jpg" xlink:type="simple" xlink:show="embed" xlink:actuate="onLoad" draw:mime-type="image/jpeg"/>
</draw:frame>
新闻集链接：<text:a xlink:type="simple" xlink:href="https://liveuamap.com/en/2023/27-may-violent-explosions-and-fire-in-schebekyne" text:style-name="Internet_20_link" text:visited-style-name="Visited_20_Internet_20_Link">
https://liveuamap.com/en/2023/27-may-violent-explosions-and-fire-n-fire-in-schebekyne</text:a>
</text:p>
      <text:p text:style-name="P4">
News Source: <text:a xlink:type="simple" xlink:href="https://t.me/lachentyt/29769" text:style-name="Internet_20_link" text:visited-style-name="Visited_20_Internet_20_Link">
https://t.me/lachentyt/29769</text:a>
</text:p>
      <!--NEWS-->
      <text:h text:style-name="P10" text:outline-level="1">
<text:span text:style-name="T4">
俄罗斯联邦的军队向乌克兰的九个地区开火 -  OVA的勃起</text:span>
</text:h>
      <text:p text:style-name="P4">
作者: Ukrinform (Person)</text:p>
      <text:p text:style-name="P4">
出版商: Укринформ (Organization)</text:p>
      <text:p text:style-name="P4">
出版时间: 2023-05-27T10:25:00+03:00</text:p>
      <text:p text:style-name="P4">
修改时间: 2023-05-27T10:25:00+03:00</text:p>
      <text:p text:style-name="P4">
描述: 俄罗斯军队开除了乌克兰的九个地区一天，被杀和受伤的人。  - 乌克林。</text:p>
      <text:p text:style-name="P4">
图片: ['<text:a xlink:type="simple" xlink:href="https://static.ukrinform.com/photos/2023_03/thumb_files/630_360_1679917010-662.jpg" text:style-name="Internet_20_link" text:visited-style-name="Visited_20_Internet_20_Link">
630_360_16799...</text:a>
']</text:p>
      <text:p text:style-name="P4">
标签: ['Обстріл', 'Війна з Росією', 'Регіони']</text:p>
      <text:p text:style-name="P4">
类型: Article</text:p>
      <!--METADATA-->
      <text:p text:style-name="P4">
<draw:frame draw:style-name="fr1" draw:name="Image73" text:anchor-type="as-char" svg:width="6.9236in" svg:height="3.956343in" draw:z-index="0">
<draw:image xlink:href="../Images/yкринформ/2023-05-27T10-25-00-03-00/630_360_1679917010-662.jpg" xlink:type="simple" xlink:show="embed" xlink:actuate="onLoad" draw:mime-type="image/jpeg"/>
</draw:frame>
俄罗斯军队一天开火了九个地区的乌克兰地区，人们被杀。</text:p>
      <text:p text:style-name="P4">
根据乌克林福姆的说法，截至27日星期六9:00，区域军事行政部门的合并信息中报道了这一点。</text:p>
      <text:p text:style-name="P4">
<text:span text:style-name="T4">
在Chernihiv地区</text:span>
每天，敌人从Minoteiv Gorod-Siversky区开了三遍。 在一个村庄中，建筑物被烧毁了，另一个被损坏。 没有受害者。</text:p>
      <text:p text:style-name="P4">
<text:span text:style-name="T4">
在Sumy地区</text:span>
夜晚，俄罗斯军队进行了9次炮击。记录了34起爆炸。 炮击受到Novoslobidskaya，Velikopysarivska，Glukhiv，Shalyginsk，Miropil，Belopilsk，Krasnopil社区的折磨。</text:p>
      <text:p text:style-name="P4">
Novoslobid社区中有三个家庭受损。 格鲁克夫社区损坏了三个私人住宅。 Krasnopil社区受伤。</text:p>
      <text:p text:style-name="P4">
昨天白天，俄罗斯人做了11个<text:a xlink:type="simple" xlink:href="https://www.ukrinform.ua/tag-obstril" text:style-name="Internet_20_link" text:visited-style-name="Visited_20_Internet_20_Link">
炮击</text:a>
Sumy地区。 记录了58次爆炸。大火遭到了Sredi-Budsk，Novoslobidskaya，Velikopysarivska，Shaliginsk，Yunakovskaya，Miropil，Belopil社区的折磨。 记录了民事基础设施。</text:p>
      <text:p text:style-name="P4">
<text:span text:style-name="T4">
另请阅读：</text:span>
 <text:a xlink:type="simple" xlink:href="https://www.ukrinform.ua/rubric-ato/3714762-vorog-za-dobu-11-raziv-obstrilav-sumsinu-poskodzeni-licej-ta-lep.html" text:style-name="Internet_20_link" text:visited-style-name="Visited_20_Internet_20_Link">
敌人每天开火11次，损坏的Lyceum Thaps</text:a>
<text:span text:style-name="T4">
在Zaporozhye地区</text:span>
入侵者以16个定居点开火，108笔笔触：96 Gulyaypol，Novodanylivka，Novoandriivka，Novoandriivka，Stepnogorsk，Stepnogorsk，Kamyansky，Kamyansky等。 ，火箭在圣诞节和lyubitske的村庄中抚摸。</text:p>
      <text:p text:style-name="P4">
两名妇女在Gulyaypoli受伤，一名73岁的妇女在Novodanilovka被杀。</text:p>
      <text:p text:style-name="P4">
15记录了对平民物体的新破坏。</text:p>
      <text:p text:style-name="P4">
**在晚上和早晨，炮兵的敌人击败了Nikopol区的Obarganets社区。</text:p>
      <text:p text:style-name="P4">
星期六，在DNIEPER上，为那些因昨天的俄罗斯手表而丧生的人哀悼的日子。 两个人被杀。 三人的命运仍然未知。有32人意识到，其中13人在医院，病情严重。</text:p>
      <text:p text:style-name="P4">
<text:span text:style-name="T4">
另请阅读：</text:span>
 <text:a xlink:type="simple" xlink:href="https://www.ukrinform.ua/rubric-regions/3714804-u-dnipri-zaversilis-posukovi-roboti-ta-rozbir-zavaliv-budivli-medzakladu.html" text:style-name="Internet_20_link" text:visited-style-name="Visited_20_Internet_20_Link">
在DNIEPER中，搜索工作和解析医疗设施的热身已经完成</text:a>
</text:p>
      <text:p text:style-name="P4">
到了晚上，俄罗斯军队在哈尔基夫地区的莉普卡(Lipka)村进行了火箭袭击。普拉克(Praket)，以前是C-300，撞到了花园，损坏了一座私人住宅建筑。 没有受害者。</text:p>
      <text:p text:style-name="P4">
由于迫击炮炮击，在Bohodukhiv区的Basove村，私人房屋遭到破坏。</text:p>
      <text:p text:style-name="P4">
由于Chuguev区Vilchi村的炮击，四座住宅建筑和电力线损坏了。</text:p>
      <text:p text:style-name="P4">
昨天，来自RSSW的俄罗斯人在Vovchansk Chuguev区开火。 受损的私人房屋所有权。</text:p>
      <text:p text:style-name="P4">
由于Kivsharivka镇Kupyansk区的炮击，一所私人房屋被损坏。</text:p>
      <text:p text:style-name="P4">
<text:span text:style-name="T4">
在卢汉斯地区</text:span>
 Bigorivka，Nevskoye，Dibrova和Stelmakhivkuzhian军队在最后一天被解雇。</text:p>
      <text:p text:style-name="P4">
在Bigorivka，俄罗斯人进行了飞机罢工和巨大的炮击。</text:p>
      <text:p text:style-name="P4">
白天，卢汉斯克地区的俄罗斯军队进行了93炮击(她发布了413个单位).</text:p>
      <text:p text:style-name="P4">
<text:span text:style-name="T4">
Читайте також:</text:span>
 <text:a xlink:type="simple" xlink:href="https://www.ukrinform.ua/rubric-regions/3714259-v-avdiivci-pid-zrujnovanimi-budinkami-zalisautsa-dva-tila-aki-nemozlivo-distati.html" text:style-name="Internet_20_link" text:visited-style-name="Visited_20_Internet_20_Link">
 В Авдіївці під зруйнованими будинками залишаються дватіла, які неможливо дістати </text:a>
<text:span text:style-name="T4">
在顿涅茨克地区</text:span>
 19对10个定居点的炮击：库拉科夫，阿夫迪夫卡，临时雅尔，康斯坦蒂诺诺夫卡，纽约，Vasyukivka，Thorlovka，Karlovka，Karlovka，Ivanovsky，Ivanovsky，Prechistivka在Donetsk地区记录了Prechistivka。</text:p>
      <text:p text:style-name="P4">
<text:a xlink:type="simple" xlink:href="https://static.ukrinform.com/photos/2023_05/1685175793-5516.jpeg" text:style-name="Internet_20_link" text:visited-style-name="Visited_20_Internet_20_Link">
</text:a>
 <text:a xlink:type="simple" xlink:href="https://static.ukrinform.com/photos/2023_05/1685175793-1686.jpeg" text:style-name="Internet_20_link" text:visited-style-name="Visited_20_Internet_20_Link">
</text:a>
 <text:a xlink:type="simple" xlink:href="https://static.ukrinform.com/photos/2023_05/1685175793-9431.jpeg" text:style-name="Internet_20_link" text:visited-style-name="Visited_20_Internet_20_Link">
</text:a>
 <text:a xlink:type="simple" xlink:href="https://static.ukrinform.com/photos/2023_05/1685175793-6226.jpeg" text:style-name="Internet_20_link" text:visited-style-name="Visited_20_Internet_20_Link">
</text:a>
 <text:a xlink:type="simple" xlink:href="https://static.ukrinform.com/photos/2023_05/1685175793-7813.jpeg" text:style-name="Internet_20_link" text:visited-style-name="Visited_20_Internet_20_Link">
</text:a>
 <text:a xlink:type="simple" xlink:href="https://static.ukrinform.com/photos/2023_05/1685175793-2638.jpeg" text:style-name="Internet_20_link" text:visited-style-name="Visited_20_Internet_20_Link">
</text:a>
 <text:a xlink:type="simple" xlink:href="https://static.ukrinform.com/photos/2023_05/1685175793-8834.jpeg" text:style-name="Internet_20_link" text:visited-style-name="Visited_20_Internet_20_Link">
</text:a>
 <text:a xlink:type="simple" xlink:href="https://static.ukrinform.com/photos/2023_05/1685175793-2473.jpeg" text:style-name="Internet_20_link" text:visited-style-name="Visited_20_Internet_20_Link">
</text:a>
13个房屋被损坏(其中六套公寓)，家庭，兽医，铁路，医院，幼儿园，电影院，健身房，住房和电力线。</text:p>
      <text:p text:style-name="P4">
在顿涅茨克(Donetsk)，一天有两人被杀，受伤。</text:p>
      <text:p text:style-name="P4">
到了晚上，尼古拉地区的防空部队和手段**摧毁了两个敌对的冲击无人机SHAHD-131/136。</text:p>
      <text:p text:style-name="P4">
昨天下午，敌人撞到了奥查科夫(Ochakov)。 奥查科夫社区水域也被减去。</text:p>
      <text:p text:style-name="P4">
<text:span text:style-name="T4">
在赫尔森地区</text:span>
每天入侵者每天进行45次炮击(发行的193壳)，他们在赫尔森 - 两个迫击炮炮击(5个壳).Російські військові поцілили у райони 21 населеного пункту.</text:p>
      <text:p text:style-name="P4">
<text:span text:style-name="T4">
另请阅读：</text:span>
 <text:a xlink:type="simple" xlink:href="https://www.ukrinform.ua/rubric-regions/3714800-na-tot-hersonsini-brakue-izi-ta-tovariv-persoi-neobhidnosti-centr-nacsprotivu.html" text:style-name="Internet_20_link" text:visited-style-name="Visited_20_Internet_20_Link">
关于缺乏食物和必需产品 - 中央安全</text:a>
敌人袭击了Zmiivka Beryslav Gromad村的仓库，建筑物损坏和农业机械。</text:p>
      <text:p text:style-name="P4">
俄罗斯军队向佐洛塔·贝利斯拉夫(Zolota Berislav)区开火，亲吻了发生烟雾的电梯的vittorium。</text:p>
      <text:p text:style-name="P4">
从俄罗斯人释放的俄罗斯人中有57人撤离。</text:p>
      <text:p text:style-name="P4">
<text:span text:style-name="T5">
照片说明性</text:span>
</text:p>
      <text:p text:style-name="P4">
News Source: <text:a xlink:type="simple" xlink:href="https://www.ukrinform.ua/rubric-regions/3714847-armia-rf-za-dobu-obstrilala-devat-regioniv-ukraini-zvedenna-ova.html" text:style-name="Internet_20_link" text:visited-style-name="Visited_20_Internet_20_Link">
https://www.ukrinform.ua/rubric-regions/3714847-armia-rf-za-dobu-obstrilala-devat-regioniv-ukraini-zvedenna-ova.html</text:a>
</text:p>
      <!--NEWS-->
      <text:h text:style-name="P10" text:outline-level="1">
<text:span text:style-name="T4">
瓦纳塔（Vanata）被公认为五月最好的迪纳摩足球运动员</text:span>
</text:h>
      <text:p text:style-name="P4">
作者: Ukrinform (Person)</text:p>
      <text:p text:style-name="P4">
出版商: Укринформ (Organization)</text:p>
      <text:p text:style-name="P4">
出版时间: 2023-05-27T10:38:00+03:00</text:p>
      <text:p text:style-name="P4">
修改时间: 2023-05-27T10:38:00+03:00</text:p>
      <text:p text:style-name="P4">
描述: 弗拉迪斯拉夫·瓦纳塔（Vladislav Vanata）的足球前锋被认为是五月的最佳球员。  - 乌克林。</text:p>
      <text:p text:style-name="P4">
图片: ['<text:a xlink:type="simple" xlink:href="https://static.ukrinform.com/photos/2023_05/thumb_files/630_360_1685172662-220.jpeg" text:style-name="Internet_20_link" text:visited-style-name="Visited_20_Internet_20_Link">
630_360_16851...</text:a>
']</text:p>
      <text:p text:style-name="P4">
标签: ['Динамо', 'Футбол', 'Україна']</text:p>
      <text:p text:style-name="P4">
类型: Article</text:p>
      <!--METADATA-->
      <text:p text:style-name="P4">
<draw:frame draw:style-name="fr1" draw:name="Image74" text:anchor-type="as-char" svg:width="6.9236in" svg:height="3.956343in" draw:z-index="0">
<draw:image xlink:href="../Images/yкринформ/2023-05-27T10-38-00-03-00/630_360_1685172662-220.jpeg" xlink:type="simple" xlink:show="embed" xlink:actuate="onLoad" draw:mime-type="image/jpeg"/>
</draw:frame>
弗拉迪斯拉夫·瓦纳塔(Vladislav Vanata)的足球前锋被迪纳摩·基维(Dynamo Kyiv)公认为五月的最佳球员。</text:p>
      <text:p text:style-name="P4">
攻击者<text:a xlink:type="simple" xlink:href="https://fcdynamo.com/news/dinamo-gotuyetsya-do-matchu-z-veresom" text:style-name="Internet_20_link" text:visited-style-name="Visited_20_Internet_20_Link">
获得奖项</text:a>
乌克林福姆报道，在周五对基凡人的培训中。</text:p>
      <text:p text:style-name="P4">
据报道，弗拉迪斯拉夫(Vladislav)将在冠军赛中错过两次迪纳摩比赛，而1925年的弗雷斯(Veres)和金属主义者(Metalist)则通过取消资格。 乌克兰足球协会的控制和纪律委员会取消了关于真相的前锋，以及有条件的两场比赛，因为Kateryna Monzul进行了“歧视性陈述”。</text:p>
      <text:p text:style-name="P4">
<text:span text:style-name="T4">
另请阅读：</text:span>
 <text:a xlink:type="simple" xlink:href="https://www.ukrinform.ua/rubric-sports/3709862-uaf-vidstoronila-na-tri-matci-futbolista-dinamo-vanata.html" text:style-name="Internet_20_link" text:visited-style-name="Visited_20_Internet_20_Link">
UAF删除了Dynamo足球运动员的三场比赛</text:a>
这个季节，这位21岁的Vanat为基凡人花了36场比赛。 在他的帐户中，13英里和3个生产齿轮。</text:p>
      <text:p text:style-name="P4">
照片：fcdynamo.com。</text:p>
      <text:p text:style-name="P4">
News Source: <text:a xlink:type="simple" xlink:href="https://www.ukrinform.ua/rubric-sports/3714848-vanata-viznali-najkrasim-futbolistom-dinamo-u-travni.html" text:style-name="Internet_20_link" text:visited-style-name="Visited_20_Internet_20_Link">
https://www.ukrinform.ua/rubric-sports/3714848-vanata-viznali-najkrasim-futbolistom-dinamo-u-travni.html</text:a>
</text:p>
      <!--NEWS-->
      <text:h text:style-name="P10" text:outline-level="1">
<text:span text:style-name="T4">
在黑色和亚齐夫海中 - 六艘敌船，没有火箭架</text:span>
</text:h>
      <text:p text:style-name="P4">
作者: Ukrinform (Person)</text:p>
      <text:p text:style-name="P4">
出版商: Укринформ (Organization)</text:p>
      <text:p text:style-name="P4">
出版时间: 2023-05-27T10:39:00+03:00</text:p>
      <text:p text:style-name="P4">
修改时间: 2023-05-27T10:39:00+03:00</text:p>
      <text:p text:style-name="P4">
描述: 在黑海，俄罗斯联邦拥有6艘军舰，在亚佐斯（Azos） - 所有船只 - 替代船只船都被带到了基点。  - 乌克林。</text:p>
      <text:p text:style-name="P4">
图片: ['<text:a xlink:type="simple" xlink:href="https://static.ukrinform.com/photos/2023_03/thumb_files/630_360_1678431971-142.jpeg" text:style-name="Internet_20_link" text:visited-style-name="Visited_20_Internet_20_Link">
630_360_16784...</text:a>
']</text:p>
      <text:p text:style-name="P4">
标签: ['Ракета', ' Чорне море', 'Азовське море', 'Корабель', 'Війна з Росією']</text:p>
      <text:p text:style-name="P4">
类型: Article</text:p>
      <!--METADATA-->
      <text:p text:style-name="P4">
<draw:frame draw:style-name="fr1" draw:name="Image75" text:anchor-type="as-char" svg:width="6.9236in" svg:height="3.956343in" draw:z-index="0">
<draw:image xlink:href="../Images/yкринформ/2023-05-27T10-39-00-03-00/630_360_1678431971-142.jpeg" xlink:type="simple" xlink:show="embed" xlink:actuate="onLoad" draw:mime-type="image/jpeg"/>
</draw:frame>
在黑山(Montenegrus)中，俄罗斯联邦(Russian Federation)在Azoi中持有6艘军舰 - 一艘，所有船只 - 雌激素船都被带到了基础。</text:p>
      <text:p text:style-name="P4">
根据乌克林福姆(Ukrinform(https://www.facebook.com/OperationalCommandSouth/posts/pfbid04w5b2G3JWvu9SEZLSrp2wszhNhmnmtLy7WzUtZxFdvRWj592Yb1bWBiq8UJbk1xvl).</text:p>
      <text:p text:style-name="P4">
“У Чорному та Азовському морях ворог тримає шість і один корабель, відповідно.Всі ракетоносії заведено в пункти базування”, - йдеться у повідомленні.</text:p>
      <text:p text:style-name="P4">
В ОК “Південь” попередили, що <text:a xlink:type="simple" xlink:href="https://www.ukrinform.ua/tag-storm" text:style-name="Internet_20_link" text:visited-style-name="Visited_20_Internet_20_Link">
 штормова </text:a>
雷暴和阵风的天气可能有助于带来海岸。</text:p>
      <text:p text:style-name="P4">
<text:span text:style-name="T4">
另请阅读：</text:span>
 [加拿大将转移到乌克兰一批(https://www.ukrinform.ua/rubric-ato/3714290-kanada-peredast-ukraini-partiu-protipovitranih-raket.html)正如乌克林福姆报道的那样，5月26日，俄罗斯在黑色和亚佐夫海中保留了7艘军舰，其中有<text:a xlink:type="simple" xlink:href="https://www.ukrinform.ua/rubric-ato/3714364-u-cornomu-ta-azovskomu-morah-vidsutni-rosijski-raketonosii.html" text:style-name="Internet_20_link" text:visited-style-name="Visited_20_Internet_20_Link">
碳“口径”火箭</text:a>
。</text:p>
      <text:p text:style-name="P4">
<text:span text:style-name="T5">
foto：mod photo</text:span>
</text:p>
      <text:p text:style-name="P4">
News Source: <text:a xlink:type="simple" xlink:href="https://www.ukrinform.ua/rubric-ato/3714852-u-cornomu-ta-azovskomu-morah-sist-voroziih-korabliv-raketonosiiv-nemae.html" text:style-name="Internet_20_link" text:visited-style-name="Visited_20_Internet_20_Link">
https://www.ukrinform.ua/rubric-ato/3714852-u-cornomu-ta-azovskomu-morah-sist-voroziih-korabliv-raketonosiiv-nemae.html</text:a>
</text:p>
      <!--NEWS-->
      <text:h text:style-name="P10" text:outline-level="1">
<text:span text:style-name="T4">
Mariupol附近的尼古尔斯克的爆炸</text:span>
</text:h>
      <text:p text:style-name="P4">
作者: liveuamap (Language: en)</text:p>
      <text:p text:style-name="P4">
时间: 2023-05-27T10:40:00</text:p>
      <text:p text:style-name="P4">
地点: Donetsk (Latitude:47.19251 Longtitude:37.31094)</text:p>
      <text:p text:style-name="P4">
视频: []</text:p>
      <text:p text:style-name="P4">
图片: ["<text:a xlink:type="simple" xlink:href="https://liveuamap.com/pics/2023/05/27/22565741_0.jpg" text:style-name="Internet_20_link" text:visited-style-name="Visited_20_Internet_20_Link">
22565741_0.jpg</text:a>
", "<text:a xlink:type="simple" xlink:href="https://liveuamap.com/pics/2023/05/27/22565741_1.jpg" text:style-name="Internet_20_link" text:visited-style-name="Visited_20_Internet_20_Link">
22565741_1.jpg</text:a>
"]</text:p>
      <text:p text:style-name="P4">
标签: ["Europe", "Central and Eastern Europe"]</text:p>
      <text:p text:style-name="P4">
Id: 22565741</text:p>
      <!--METADATA-->
      <text:p text:style-name="P4">
Mariupol附近的尼古尔斯克的爆炸</text:p>
      <text:p text:style-name="P4">
<draw:frame draw:style-name="fr1" draw:name="Image76" text:anchor-type="as-char" svg:width="6.9236in" svg:height="1.692436in" draw:z-index="0">
<draw:image xlink:href="../Images/liveuamap/2023-05-27T10-40-00/22565741_0.jpg" xlink:type="simple" xlink:show="embed" xlink:actuate="onLoad" draw:mime-type="image/jpeg"/>
</draw:frame>
<draw:frame draw:style-name="fr1" draw:name="Image77" text:anchor-type="as-char" svg:width="6.9236in" svg:height="4.335904in" draw:z-index="0">
<draw:image xlink:href="../Images/liveuamap/2023-05-27T10-40-00/22565741_1.jpg" xlink:type="simple" xlink:show="embed" xlink:actuate="onLoad" draw:mime-type="image/jpeg"/>
</draw:frame>
新闻集链接：<text:a xlink:type="simple" xlink:href="https://liveuamap.com/en/2023/27-may-explosions-in-nikolske-near-mariupol-" text:style-name="Internet_20_link" text:visited-style-name="Visited_20_Internet_20_Link">
https://liveuamap.com/en/2023/27-may-explosions-in-nikolske-nikolske-near-mariupol-</text:a>
</text:p>
      <text:p text:style-name="P4">
News Source: <text:a xlink:type="simple" xlink:href="https://t.me/mariupolnow/29763" text:style-name="Internet_20_link" text:visited-style-name="Visited_20_Internet_20_Link">
https://t.me/mariupolnow/29763</text:a>
</text:p>
      <!--NEWS-->
      <text:h text:style-name="P10" text:outline-level="1">
<text:span text:style-name="T4">
达尼洛夫准备反对意见：乌克兰不能失去的历史机会</text:span>
</text:h>
      <text:p text:style-name="P4">
作者: Ukrinform (Person)</text:p>
      <text:p text:style-name="P4">
出版商: Укринформ (Organization)</text:p>
      <text:p text:style-name="P4">
出版时间: 2023-05-27T10:50:00+03:00</text:p>
      <text:p text:style-name="P4">
修改时间: 2023-05-27T10:50:00+03:00</text:p>
      <text:p text:style-name="P4">
描述: 国家安全与国防委员会秘书亚历克西·丹尼洛夫（Alexei Danilov）表示，乌克兰准备开始征服其领土的期待期待期待期待的较长的反合。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ЗСУ', 'Данілов', 'Війна з Росією', 'Контрнаступ']</text:p>
      <text:p text:style-name="P4">
类型: Article</text:p>
      <!--METADATA-->
      <text:p text:style-name="P4">
<draw:frame draw:style-name="fr1" draw:name="Image78" text:anchor-type="as-char" svg:width="6.9236in" svg:height="3.956343in" draw:z-index="0">
<draw:image xlink:href="../Images/yкринформ/2023-05-27T10-50-00-03-00/630_360_1684691970-341.jpg" xlink:type="simple" xlink:show="embed" xlink:actuate="onLoad" draw:mime-type="image/jpeg"/>
</draw:frame>
国家安全与国防部秘书Oleksiy Danilov表示，乌克兰已准备好处置已久的未知反性征服其领土。</text:p>
      <text:p text:style-name="P4">
Danilov在接受[BBC]的采访中说了这一点(https://www.bbc.com/news/world-65725004)，报道乌克林福姆。</text:p>
      <text:p text:style-name="P4">
据报道，丹尼洛夫没有命名反辩论日期的日期，他指出，为了征服普京占领部队的领土，它可能会开始“明天，明天或一周之后的第二天”。</text:p>
      <text:p text:style-name="P4">
他警告说，乌克兰政府在这一决定中“无权犯错”，因为这是“我们不能失去”的“历史机会”。</text:p>
      <text:p text:style-name="P4">
在采访中，达尼洛夫还确认，瓦格纳的一些雇佣军武力离开了巴赫穆特。 他报告了他们在其他三个地方的重组，并强调“这并不意味着他们会停止与承运人战斗”。</text:p>
      <text:p text:style-name="P4">
该出版物指出，乌克兰计划在几个月内进行反辩申。 但是她想有尽可能多的时间来准备西方盟友的军事装备。</text:p>
      <text:p text:style-name="P4">
<text:span text:style-name="T4">
另请阅读：</text:span>
 <text:a xlink:type="simple" xlink:href="https://www.ukrinform.ua/rubric-ato/3714795-zaluznij-zaaviv-so-prijsov-cas-povertati-svoe.html" text:style-name="Internet_20_link" text:visited-style-name="Visited_20_Internet_20_Link">
“是时候返回其”：Zaluzhny出版了一段视频，上面写着割草，以解放乌克兰</text:a>
根据NSDC秘书的说法，武装部队将在指挥官估计“我们将能够在现阶段取得最佳成绩”时开始进攻。”</text:p>
      <text:p text:style-name="P4">
“如果我称某些事件的开头的开头。 Danilov。](https://www.ukrinform.ua/tag-danilov)这位官员拒绝了以下的假设，即反对意见已经开始，并指出“毁灭俄罗斯管理和俄罗斯军事装备”是自去年2月24日以来乌克兰武装部队的一项任务。</text:p>
      <text:p text:style-name="P4">
达尼洛夫(达尼洛夫)支持乌克兰军队在过去几个月中在巴赫穆特(Bahmut)战斗的决定。</text:p>
      <text:p text:style-name="P4">
它补充说：“巴赫穆特是我们的土地，我们的领土，我们必须保护它，如果我们开始离开每个和解，它可以带到我们的西部边界，就像普京在战争的第一天想要的那样。”</text:p>
      <text:p text:style-name="P4">
据他说：“我们只控制着这座城市的一小部分，我们指定了这一点。但是您必须记住，巴赫穆特在这方面发挥了重要作用。”丹尼洛夫评论说：“对我们来说，这不是一些消息。”</text:p>
      <text:p text:style-name="P4">
正如乌克林福姆报道的那样，[瓦格纳集团的部队可能开始在巴赫穆特附近的职位上离开。 这是给出的(https://www.ukrinform.ua/rubric-ato/3714831-vagnerivci-pocali-vidhoditi-z-deakih-pozicij-u-bahmuti-britanska-rozvidka.html)<text:span text:style-name="T5">
foto：konstantin liber</text:span>
</text:p>
      <text:p text:style-name="P4">
News Source: <text:a xlink:type="simple" xlink:href="https://www.ukrinform.ua/rubric-ato/3714854-danilov-pro-gotovnist-do-kontrnastupu-istoricna-mozlivist-aku-ukraina-ne-moze-vtratiti.html" text:style-name="Internet_20_link" text:visited-style-name="Visited_20_Internet_20_Link">
https://www.ukrinform.ua/rubric-ato/3714854-danilov-pro-gotovnist-do-kontrnastupu-istoricna-mozlivist-aku-ukraina-ne-moze-vtratiti.html</text:a>
</text:p>
      <!--NEWS-->
      <text:h text:style-name="P10" text:outline-level="1">
<text:span text:style-name="T4">
Sumska Oblast（16:49）。 红色警报：空中威胁。 警笛声。 立即掩盖！</text:span>
</text:h>
      <text:p text:style-name="P4">
作者: liveuamap (Language: en)</text:p>
      <text:p text:style-name="P4">
时间: 2023-05-27T10:50:00</text:p>
      <text:p text:style-name="P4">
地点: Sumska Oblast (Latitude:51.00000000 Longtitude:34.00000000)</text:p>
      <text:p text:style-name="P4">
视频: []</text:p>
      <text:p text:style-name="P4">
图片: []</text:p>
      <text:p text:style-name="P4">
标签: ["Europe", "Central and Eastern Europe"]</text:p>
      <text:p text:style-name="P4">
Id: 22565739</text:p>
      <!--METADATA-->
      <text:p text:style-name="P4">
Sumy地区(16:49). Red Alert: aerial threat. Sirens sounding. Take covernow!</text:p>
      <text:p text:style-name="P4">
News Collection Link: <text:a xlink:type="simple" xlink:href="https://liveuamap.com/en/2023/27-may-sumska-oblast1649-red-alert-aerial-thrg" text:style-name="Internet_20_link" text:visited-style-name="Visited_20_Internet_20_Link">
https://liveuamap.com/en/2023/27-may-sumska-oblast1649-red-alert-aerial-thrg</text:a>
</text:p>
      <text:p text:style-name="P4">
News Source: <text:a xlink:type="simple" xlink:href="https://t.me/air_alert_ua/46624" text:style-name="Internet_20_link" text:visited-style-name="Visited_20_Internet_20_Link">
https://t.me/air_alert_ua/46624</text:a>
</text:p>
      <!--NEWS-->
      <text:h text:style-name="P10" text:outline-level="1">
<text:span text:style-name="T4">
乌克兰排球女子团队开始以黄金欧洲分析的表现</text:span>
</text:h>
      <text:p text:style-name="P4">
作者: Ukrinform (Person)</text:p>
      <text:p text:style-name="P4">
出版商: Укринформ (Organization)</text:p>
      <text:p text:style-name="P4">
出版时间: 2023-05-27T10:53:04+03:00</text:p>
      <text:p text:style-name="P4">
修改时间: 2023-05-27T10:53:04+03:00</text:p>
      <text:p text:style-name="P4">
描述: 5月27日，星期六，乌克兰国家队的排球运动员将在2023年的黄金欧洲纪念碑上开始。  - 乌克林。</text:p>
      <text:p text:style-name="P4">
图片: ['<text:a xlink:type="simple" xlink:href="https://static.ukrinform.com/photos/2023_05/thumb_files/630_360_1685173424-188.jpg" text:style-name="Internet_20_link" text:visited-style-name="Visited_20_Internet_20_Link">
630_360_16851...</text:a>
']</text:p>
      <text:p text:style-name="P4">
标签: ['Європа', 'Угорщина', 'Волейбол', 'Збірна України', 'Жінки']</text:p>
      <text:p text:style-name="P4">
类型: Article</text:p>
      <!--METADATA-->
      <text:p text:style-name="P4">
<draw:frame draw:style-name="fr1" draw:name="Image79" text:anchor-type="as-char" svg:width="6.9236in" svg:height="3.956343in" draw:z-index="0">
<draw:image xlink:href="../Images/yкринформ/2023-05-27T10-53-04-03-00/630_360_1685173424-188.jpg" xlink:type="simple" xlink:show="embed" xlink:actuate="onLoad" draw:mime-type="image/jpeg"/>
</draw:frame>
5月27日，星期六，乌克兰国家队的排球运动员将于2023年开始。</text:p>
      <text:p text:style-name="P4">
在布达佩斯的Erd Arena，“蓝色和黄色” <text:a xlink:type="simple" xlink:href="https://www.facebook.com/olympicua" text:style-name="Internet_20_link" text:visited-style-name="Visited_20_Internet_20_Link">
Play</text:a>
据《乌克林福姆》报道，与匈牙利的代表。</text:p>
      <text:p text:style-name="P4">
比赛将从20.00 Kyiv时间开始。</text:p>
      <text:p text:style-name="P4">
为了进入伊万·佩特科夫(Ivan Petkov)病房的“四个决赛”，应该在C组的三支球队中获得第一个 - 法国人也采取行动。</text:p>
      <text:p text:style-name="P4">
<text:span text:style-name="T4">
另请阅读：</text:span>
 <text:a xlink:type="simple" xlink:href="https://www.ukrinform.ua/rubric-sports/3714424-u-subotu-ukrainski-volejbolisti-rozpocnut-vistupi-u-zolotij-evrolizi2023.html" text:style-name="Internet_20_link" text:visited-style-name="Visited_20_Internet_20_Link">
在星期六，乌克兰真相将在Goldenurisosin-2023中发表演讲</text:a>
应当指出的是，乌克兰乌克兰妇女国家队是四金欧洲皇家莱格(Ligh-2017)决赛的冠军。</text:p>
      <text:p text:style-name="P4">
照片：facebook.com/olympicua。</text:p>
      <text:p text:style-name="P4">
News Source: <text:a xlink:type="simple" xlink:href="https://www.ukrinform.ua/rubric-sports/3714856-zinoca-zbirna-ukraini-z-volejbolu-rozpocinae-vistupi-u-zolotij-evrolizi.html" text:style-name="Internet_20_link" text:visited-style-name="Visited_20_Internet_20_Link">
https://www.ukrinform.ua/rubric-sports/3714856-zinoca-zbirna-ukraini-z-volejbolu-rozpocinae-vistupi-u-zolotij-evrolizi.html</text:a>
</text:p>
      <!--NEWS-->
      <text:h text:style-name="P10" text:outline-level="1">
<text:span text:style-name="T4">
在Mariupol爆炸下来了</text:span>
</text:h>
      <text:p text:style-name="P4">
作者: Ukrinform (Person)</text:p>
      <text:p text:style-name="P4">
出版商: Укринформ (Organization)</text:p>
      <text:p text:style-name="P4">
出版时间: 2023-05-27T11:03:00+03:00</text:p>
      <text:p text:style-name="P4">
修改时间: 2023-05-27T11:03:00+03:00</text:p>
      <text:p text:style-name="P4">
描述: 在俄罗斯军队俘虏的尼古尔斯科耶（Nikolskoye）早晨，爆炸发生在星期六上午。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аріуполь', 'Вибух', 'Війна з Росією']</text:p>
      <text:p text:style-name="P4">
类型: Article</text:p>
      <!--METADATA-->
      <text:p text:style-name="P4">
<draw:frame draw:style-name="fr1" draw:name="Image80" text:anchor-type="as-char" svg:width="6.9236in" svg:height="3.956343in" draw:z-index="0">
<draw:image xlink:href="../Images/yкринформ/2023-05-27T11-03-00-03-00/630_360_1669987737-966.jpg" xlink:type="simple" xlink:show="embed" xlink:actuate="onLoad" draw:mime-type="image/jpeg"/>
</draw:frame>
尼古尔斯基马里波尔区尼古拉斯区，俄罗斯军队，爆炸。</text:p>
      <text:p text:style-name="P4">
关于<text:a xlink:type="simple" xlink:href="https://t.me/andriyshTime/10150" text:style-name="Internet_20_link" text:visited-style-name="Visited_20_Internet_20_Link">
电报</text:a>
乌克林福姆报道，Petro Andryushchenko顾问Mariupol报道。</text:p>
      <text:p text:style-name="P4">
“……他们写了关于尼古尔斯基的两个来者的文章，”安德里申科说。</text:p>
      <text:p text:style-name="P4">
他也<text:a xlink:type="simple" xlink:href="https://t.me/andriyshTime/10152" text:style-name="Internet_20_link" text:visited-style-name="Visited_20_Internet_20_Link">
发布了信件</text:a>
社交网络上的当地硕士，指出：“与此同时，尼古尔斯基的聊天中，他们说了些棉花。”</text:p>
      <text:p text:style-name="P4">
<text:span text:style-name="T4">
另请阅读：</text:span>
 <text:a xlink:type="simple" xlink:href="https://www.ukrinform.ua/rubric-world/3714782-u-belgorodskij-oblasti-prolunali-vibuhi-povidomlaut-pro-ataku-drona-na-budivlu-mvs.html" text:style-name="Internet_20_link" text:visited-style-name="Visited_20_Internet_20_Link">
在Belgorod地区听到并 - 将无人机报告给内政部</text:a>
随后Andryushchenko <text:a xlink:type="simple" xlink:href="https://t.me/andriyshTime/10155" text:style-name="Internet_20_link" text:visited-style-name="Visited_20_Internet_20_Link">
写</text:a>
许多“快速”到达了尼古尔斯基的人造丝Inkubitor。 他补充说：“棉花完全是俄罗斯人。”</text:p>
      <text:p text:style-name="P4">
正如报道的那样，前一天，在暂时扣押的玛丽波尔(Mariupol)的Azovstal Methodbat地区<text:a xlink:type="simple" xlink:href="https://www.ukrinform.ua/rubric-regions/3714731-u-rajoni-azovstali-prolunali-potuzni-vibuhi.html" text:style-name="Internet_20_link" text:visited-style-name="Visited_20_Internet_20_Link">
听到了两次爆炸。</text:a>
</text:p>
      <text:p text:style-name="P4">
News Source: <text:a xlink:type="simple" xlink:href="https://www.ukrinform.ua/rubric-ato/3714857-pid-mariupolem-prolunali-vibuhi.html" text:style-name="Internet_20_link" text:visited-style-name="Visited_20_Internet_20_Link">
https://www.ukrinform.ua/rubric-ato/3714857-pid-mariupolem-prolunali-vibuhi.html</text:a>
</text:p>
      <!--NEWS-->
      <text:h text:style-name="P10" text:outline-level="1">
<text:span text:style-name="T4">
本周27个乌克兰人被撤离到欧洲</text:span>
</text:h>
      <text:p text:style-name="P4">
作者: Ukrinform (Person)</text:p>
      <text:p text:style-name="P4">
出版商: Укринформ (Organization)</text:p>
      <text:p text:style-name="P4">
出版时间: 2023-05-27T11:04:00+03:00</text:p>
      <text:p text:style-name="P4">
修改时间: 2023-05-27T11:04:00+03:00</text:p>
      <text:p text:style-name="P4">
描述: 本周，乌克兰公民的27名受害者被撤离到欧盟国家。  - 乌克林。</text:p>
      <text:p text:style-name="P4">
图片: ['<text:a xlink:type="simple" xlink:href="https://static.ukrinform.com/photos/2022_07/thumb_files/630_360_1658510025-561.jpg" text:style-name="Internet_20_link" text:visited-style-name="Visited_20_Internet_20_Link">
630_360_16585...</text:a>
']</text:p>
      <text:p text:style-name="P4">
标签: ['Євросоюз', 'Реабілітація', 'Лікарня', 'Військові']</text:p>
      <text:p text:style-name="P4">
类型: Article</text:p>
      <!--METADATA-->
      <text:p text:style-name="P4">
<draw:frame draw:style-name="fr1" draw:name="Image81" text:anchor-type="as-char" svg:width="6.9236in" svg:height="3.95476in" draw:z-index="0">
<draw:image xlink:href="../Images/yкринформ/2023-05-27T11-04-00-03-00/630_360_1658510025-561.jpg" xlink:type="simple" xlink:show="embed" xlink:actuate="onLoad" draw:mime-type="image/jpeg"/>
</draw:frame>
27名乌克兰公民战争的受害者被撤离到欧盟的治疗。</text:p>
      <text:p text:style-name="P4">
关于它报告<text:a xlink:type="simple" xlink:href="https://moz.gov.ua/article/news/27-ukrainciv-evakujovano-na-specializovane-likuvannja-do-klinik-evropi" text:style-name="Internet_20_link" text:visited-style-name="Visited_20_Internet_20_Link">
新闻服务</text:a>
卫生部，乌克林福姆报告。</text:p>
      <text:p text:style-name="P4">
内政部说：“本周，有27名受影响的乌克兰公民撤离了与欧盟国家的专业诊所合作的一部分。”</text:p>
      <text:p text:style-name="P4">
根据该机构的说法，有疾病和烧伤受伤的军事，有癌症的平民，顿涅茨克地区和边境地区的患者以及2022年受到抨击的铁路工人。</text:p>
      <text:p text:style-name="P4">
患者被转介到法国，德国，立陶宛，荷兰，挪威，波兰，西班牙和奥地利的诊所。 他们将得到专业的和进一步的康复。 这是给出的(https://www.ukrinform.ua/tag-reabilitacia)<text:span text:style-name="T4">
另请阅读：</text:span>
 <text:a xlink:type="simple" xlink:href="https://www.ukrinform.ua/rubric-ato/3705785-vijskovi-pisla-povernenna-z-polonu-mozut-prohoditi-likuvanna-ta-reabilitaciu-za-kordonom.html" text:style-name="Internet_20_link" text:visited-style-name="Visited_20_Internet_20_Link">
使用\  - </text:a>
据报道，从俄罗斯针对乌克兰的全面战争开始，与欧洲委员会和国际伙伴一起，为受武装侵略影响的乌克兰人组织撤离飞行。</text:p>
      <text:p text:style-name="P4">
一般而言，内政部与国际合伙人一起撤离了3,700多名乌克兰人。</text:p>
      <text:p text:style-name="P4">
<text:span text:style-name="T5">
opto说明性shutterstock</text:span>
</text:p>
      <text:p text:style-name="P4">
News Source: <text:a xlink:type="simple" xlink:href="https://www.ukrinform.ua/rubric-society/3714862-na-likuvanna-do-evropi-cogo-tizna-evakuuvali-27-ukrainciv.html" text:style-name="Internet_20_link" text:visited-style-name="Visited_20_Internet_20_Link">
https://www.ukrinform.ua/rubric-society/3714862-na-likuvanna-do-evropi-cogo-tizna-evakuuvali-27-ukrainciv.html</text:a>
</text:p>
      <!--NEWS-->
      <text:h text:style-name="P10" text:outline-level="1">
<text:span text:style-name="T4">
克里奇科（Klitschko）祝贺基夫（Kyiv）生日</text:span>
</text:h>
      <text:p text:style-name="P4">
作者: Ukrinform (Person)</text:p>
      <text:p text:style-name="P4">
出版商: Укринформ (Organization)</text:p>
      <text:p text:style-name="P4">
出版时间: 2023-05-27T11:05:47+03:00</text:p>
      <text:p text:style-name="P4">
修改时间: 2023-05-27T11:05:47+03:00</text:p>
      <text:p text:style-name="P4">
描述: 市长Vitaliy Klitschko祝贺基辅的生日，并指出他认为他是乌克兰的心灵。  - 乌克林。</text:p>
      <text:p text:style-name="P4">
图片: ['<text:a xlink:type="simple" xlink:href="https://static.ukrinform.com/photos/2021_08/thumb_files/630_360_1630176848-103.jpg" text:style-name="Internet_20_link" text:visited-style-name="Visited_20_Internet_20_Link">
630_360_16301...</text:a>
']</text:p>
      <text:p text:style-name="P4">
标签: ['Віталій Кличко', 'Київ', 'День міста']</text:p>
      <text:p text:style-name="P4">
类型: Article</text:p>
      <!--METADATA-->
      <text:p text:style-name="P4">
<draw:frame draw:style-name="fr1" draw:name="Image82" text:anchor-type="as-char" svg:width="6.9236in" svg:height="3.956343in" draw:z-index="0">
<draw:image xlink:href="../Images/yкринформ/2023-05-27T11-05-47-03-00/630_360_1630176848-103.jpg" xlink:type="simple" xlink:show="embed" xlink:actuate="onLoad" draw:mime-type="image/jpeg"/>
</draw:frame>
首都董事长Vitaliy Klitschko祝贺基辅的生日，并指出他以乌克兰的心灵和灵魂来相信这一点。</text:p>
      <text:p text:style-name="P4">
根据乌克林福姆的说法，克里奇科在[电报]中写了有关它的文章(https://t.me/vitaliy_klitschko/1972)并与今天的框架一起出版了一个视频。</text:p>
      <text:p text:style-name="P4">
“ <text:a xlink:type="simple" xlink:href="https://www.ukrinform.ua/tag-kiiv" text:style-name="Internet_20_link" text:visited-style-name="Visited_20_Internet_20_Link">
基夫</text:a>
。 古老而现代。 创建。 他说：“总是 - 在保护明亮的力量的情况下!”  - 他说，“乌克兰心在这里战斗。”</text:p>
      <text:p text:style-name="P4">
正如基辅市长所指出的那样：“我们爱我们的城市!而且 - 一起 - 我们使首都更加美丽和欧洲。”</text:p>
      <text:p text:style-name="P4">
<text:span text:style-name="T4">
另请阅读：</text:span>
 <text:a xlink:type="simple" xlink:href="https://www.ukrinform.ua/rubric-kyiv/3714409-klicko-pokazav-ak-vigladatime-rekreacijna-zona-na-oboloni.html" text:style-name="Internet_20_link" text:visited-style-name="Visited_20_Internet_20_Link">
喜欢</text:a>
“生日快乐，基辅!您是乌克兰的心灵!”  -  Klitschko补充说。</text:p>
      <text:p text:style-name="P4">
据报道，一年一度的基辅日在5月的最后一个星期日庆祝。(https://www.ukrinform.ua/rubric-society/3714561-u-probigu-pid-kastanami-bratimut-ucast-ponad-6-tisac-ludej-v-ukraini-ta-sviti.html) ".</text:p>
      <text:p text:style-name="P4">
News Source: <text:a xlink:type="simple" xlink:href="https://www.ukrinform.ua/rubric-kyiv/3714860-klicko-privitav-kiiv-z-dnem-narodzenna.html" text:style-name="Internet_20_link" text:visited-style-name="Visited_20_Internet_20_Link">
https://www.ukrinform.ua/rubric-kyiv/3714860-klicko-privitav-kiiv-z-dnem-narodzenna.html</text:a>
</text:p>
      <!--NEWS-->
      <text:h text:style-name="P10" text:outline-level="1">
<text:span text:style-name="T4">
在每天的资本中，水位增加了9厘米</text:span>
</text:h>
      <text:p text:style-name="P4">
作者: Ukrinform (Person)</text:p>
      <text:p text:style-name="P4">
出版商: Укринформ (Organization)</text:p>
      <text:p text:style-name="P4">
出版时间: 2023-05-27T11:11:29+03:00</text:p>
      <text:p text:style-name="P4">
修改时间: 2023-05-27T11:11:29+03:00</text:p>
      <text:p text:style-name="P4">
描述: 在基辅，水位每天增加9厘米。  - 乌克林。</text:p>
      <text:p text:style-name="P4">
图片: ['<text:a xlink:type="simple" xlink:href="https://static.ukrinform.com/photos/2023_04/thumb_files/630_360_1682758192-559.jpeg" text:style-name="Internet_20_link" text:visited-style-name="Visited_20_Internet_20_Link">
630_360_16827...</text:a>
']</text:p>
      <text:p text:style-name="P4">
标签: ['Дніпро', 'Повінь', 'Ріка', 'Вода', 'Київ', 'Водопілля']</text:p>
      <text:p text:style-name="P4">
类型: Article</text:p>
      <!--METADATA-->
      <text:p text:style-name="P4">
<draw:frame draw:style-name="fr1" draw:name="Image83" text:anchor-type="as-char" svg:width="6.9236in" svg:height="3.956343in" draw:z-index="0">
<draw:image xlink:href="../Images/yкринформ/2023-05-27T11-11-29-03-00/630_360_1682758192-559.jpeg" xlink:type="simple" xlink:show="embed" xlink:actuate="onLoad" draw:mime-type="image/jpeg"/>
</draw:frame>
在基辅，水位增加了9厘米。</text:p>
      <text:p text:style-name="P4">
这是由基辅城军事管理局的新闻服务在[电报]中报道的。(https://t.me/VA_Kyiv/1839)据报道，关于Kmwasergy Popka负责人的评论。</text:p>
      <text:p text:style-name="P4">
“截至2010年5月27日的10:00级别<text:a xlink:type="simple" xlink:href="https://www.ukrinform.ua/tag-voda" text:style-name="Internet_20_link" text:visited-style-name="Visited_20_Internet_20_Link">
水</text:a>
在地铁桥附近的基辅的Dniep​​er河中，是9 235厘米(根据高地的波罗的海系统). Температура води: 20  °C. В порівнянні з минулим днем, рівеньводопілля підвищився на 9 см», - йдеться у повідомленні.</text:p>
      <text:p text:style-name="P4">
<text:span text:style-name="T4">
Читайте також:</text:span>
 <text:a xlink:type="simple" xlink:href="https://www.ukrinform.ua/rubric-regions/3714024-u-troh-oblastah-zalisautsa-pidtoplenimi-ponad-6-tisac-gektar-silgospugid.html" text:style-name="Internet_20_link" text:visited-style-name="Visited_20_Internet_20_Link">
 У 6 </text:a>
他指出，基辅市没有紧急洪水。</text:p>
      <text:p text:style-name="P4">
同时，波普科告知该市的工业遗址和居民区遭受了非凡的洪水。</text:p>
      <text:p text:style-name="P4">
如[Ukrinform]报道(https://www.ukrinform.ua/rubric-kyiv/3714384-u-kievi-za-dobu-riven-vodi-zmensivsa-na-17-santimetriv.html)，usotsya，截至5月26日，水位降低了17厘米。</text:p>
      <text:p text:style-name="P4">
<text:span text:style-name="T5">
foto：kmw</text:span>
</text:p>
      <text:p text:style-name="P4">
News Source: <text:a xlink:type="simple" xlink:href="https://www.ukrinform.ua/rubric-kyiv/3714864-u-stolici-za-dobu-riven-vodi-zbilsivsa-na-9-santimetriv.html" text:style-name="Internet_20_link" text:visited-style-name="Visited_20_Internet_20_Link">
https://www.ukrinform.ua/rubric-kyiv/3714864-u-stolici-za-dobu-riven-vodi-zbilsivsa-na-9-santimetriv.html</text:a>
</text:p>
      <!--NEWS-->
      <text:h text:style-name="P10" text:outline-level="1">
<text:span text:style-name="T4">
曲棍球：随着乌克兰国家队的参与，2024年世界杯的所有者被确定</text:span>
</text:h>
      <text:p text:style-name="P4">
作者: Ukrinform (Person)</text:p>
      <text:p text:style-name="P4">
出版商: Укринформ (Organization)</text:p>
      <text:p text:style-name="P4">
出版时间: 2023-05-27T11:13:41+03:00</text:p>
      <text:p text:style-name="P4">
修改时间: 2023-05-27T11:13:41+03:00</text:p>
      <text:p text:style-name="P4">
描述: 克罗地亚收到了乌克兰国家队演出的3A分区世界杯的组织。  - 乌克林。</text:p>
      <text:p text:style-name="P4">
图片: ['<text:a xlink:type="simple" xlink:href="https://static.ukrinform.com/photos/2023_05/thumb_files/630_360_1685174457-530.jpg" text:style-name="Internet_20_link" text:visited-style-name="Visited_20_Internet_20_Link">
630_360_16851...</text:a>
']</text:p>
      <text:p text:style-name="P4">
标签: ['Чемпіонат світу', 'хокей', 'Збірна України', 'Жінки', 'Чоловіки']</text:p>
      <text:p text:style-name="P4">
类型: Article</text:p>
      <!--METADATA-->
      <text:p text:style-name="P4">
<draw:frame draw:style-name="fr1" draw:name="Image84" text:anchor-type="as-char" svg:width="6.9236in" svg:height="3.956343in" draw:z-index="0">
<draw:image xlink:href="../Images/yкринформ/2023-05-27T11-13-41-03-00/630_360_1685174457-530.jpg" xlink:type="simple" xlink:show="embed" xlink:actuate="onLoad" draw:mime-type="image/jpeg"/>
</draw:frame>
克罗地亚收到了乌克兰国籍表演的3A分区世界杯的组织。</text:p>
      <text:p text:style-name="P4">
巴尔干国家的这一权利已获得<text:a xlink:type="simple" xlink:href="https://www.facebook.com/fhu.com.ua" text:style-name="Internet_20_link" text:visited-style-name="Visited_20_Internet_20_Link">
投票后</text:a>
合并的国会议员IIHF竞争(21反对5)，报道乌克林福姆。</text:p>
      <text:p text:style-name="P4">
因此，在2024年春天，我们女孩的竞争对手将是Propinct，立陶宛，罗马尼亚，保加利亚和塞尔维亚。</text:p>
      <text:p text:style-name="P4">
明年乌克兰男子国家队将再次充当世界曲棍球梯队-1B部门的力量。</text:p>
      <text:p text:style-name="P4">
正如IIHFC大会决定的那样，我们的团队将是立陶宛，中国，爱沙尼亚，荷兰和西班牙。</text:p>
      <text:p text:style-name="P4">
<text:span text:style-name="T4">
另请阅读：</text:span>
 <text:a xlink:type="simple" xlink:href="https://www.ukrinform.ua/rubric-sports/3714556-nimeccina-provede-cs2027-z-hokeu.html" text:style-name="Internet_20_link" text:visited-style-name="Visited_20_Internet_20_Link">
德国将与2027年世界杯一起度过</text:a>
男子锦标赛将于4月27日至5月3日在立陶宛首都村庄举行。</text:p>
      <text:p text:style-name="P4">
照片：facebook.com/fhu.com.ua。</text:p>
      <text:p text:style-name="P4">
News Source: <text:a xlink:type="simple" xlink:href="https://www.ukrinform.ua/rubric-sports/3714867-hokej-viznacilisa-gospodari-cs2024-za-ucastu-nacionalnih-zbirnih-ukraini.html" text:style-name="Internet_20_link" text:visited-style-name="Visited_20_Internet_20_Link">
https://www.ukrinform.ua/rubric-sports/3714867-hokej-viznacilisa-gospodari-cs2024-za-ucastu-nacionalnih-zbirnih-ukraini.html</text:a>
</text:p>
      <!--NEWS-->
      <text:h text:style-name="P10" text:outline-level="1">
<text:span text:style-name="T4">
国防军在巴赫穆特（Bakhmut）的领导下保持了主导高度，但晋升被暂停 - 画家</text:span>
</text:h>
      <text:p text:style-name="P4">
作者: Ukrinform (Person)</text:p>
      <text:p text:style-name="P4">
出版商: Укринформ (Organization)</text:p>
      <text:p text:style-name="P4">
出版时间: 2023-05-27T11:22:00+03:00</text:p>
      <text:p text:style-name="P4">
修改时间: 2023-05-27T11:22:00+03:00</text:p>
      <text:p text:style-name="P4">
描述: 国防军在巴赫穆特（Bakhmut）北部和南部拥有主导高度，而晋升则是为了执行其他任务的目的。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Бахмут', 'Міноборони', 'ЗСУ', 'Війна з Росією']</text:p>
      <text:p text:style-name="P4">
类型: Article</text:p>
      <!--METADATA-->
      <text:p text:style-name="P4">
<draw:frame draw:style-name="fr1" draw:name="Image85" text:anchor-type="as-char" svg:width="6.9236in" svg:height="3.956343in" draw:z-index="0">
<draw:image xlink:href="../Images/yкринформ/2023-05-27T11-22-00-03-00/630_360_1682412643-256.png" xlink:type="simple" xlink:show="embed" xlink:actuate="onLoad" draw:mime-type="image/png"/>
</draw:frame>
Deborons在Bakhmut的北部和南部拥有主导的高度，而该进步被暂停以执行其他任务。</text:p>
      <text:p text:style-name="P4">
根据乌克林福姆的说法，国防部副部长安娜·玛丽亚尔(Anna Malyar)在[Telegram中报道了它。 这是给出的(https://t.me/annamaliar/797)根据她的说法，在巴赫穆特的方向上，敌人没有成功，但总的来说，贵族活动减少了。 俄罗斯人依靠航空危害和强烈的火炮炮击的任务。</text:p>
      <text:p text:style-name="P4">
画家说：“昨天和今天没有积极的战斗 - 在城市和侧面都没有。</text:p>
      <text:p text:style-name="P4">
<text:span text:style-name="T4">
另请阅读：</text:span>
 <text:a xlink:type="simple" xlink:href="https://www.ukrinform.ua/rubric-ato/3714854-danilov-pro-gotovnist-do-kontrnastupu-istoricna-mozlivist-aku-ukraina-ne-moze-vtratiti.html" text:style-name="Internet_20_link" text:visited-style-name="Visited_20_Internet_20_Link">
Danilov准备反对意见：乌克兰不会失去的历史知识</text:a>
她指出，乌克兰一方拥有“ [Bakhmut]北部和南部的先前占领的主人 - (https://www.ukrinform.ua/tag-bahmut)。 同时，促销活动昨天和今天被暂停，以执行其他任务。”</text:p>
      <text:p text:style-name="P4">
敌人进攻活动的减少是由于实施了部队的重新组合。 画家强调，敌人试图增强自己的能力。</text:p>
      <text:p text:style-name="P4">
随后，国防部副部长<text:a xlink:type="simple" xlink:href="https://t.me/annamaliar/798" text:style-name="Internet_20_link" text:visited-style-name="Visited_20_Internet_20_Link">
添加</text:a>
：“我们的部队控制着飞机西南部的巴赫穆特郊区。</text:p>
      <text:p text:style-name="P4">
根据乌克林福姆的说法，英国国防部引用情报说[“ Wagnerivtsi”可能开始离开巴赫穆特附近的某些职位。 这是给出的(https://www.ukrinform.ua/rubric-ato/3714831-vagnerivci-pocali-vidhoditi-z-deakih-pozicij-u-bahmuti-britanska-rozvidka.html)<text:span text:style-name="T5">
foto：konstantin liber</text:span>
</text:p>
      <text:p text:style-name="P4">
News Source: <text:a xlink:type="simple" xlink:href="https://www.ukrinform.ua/rubric-ato/3714874-sili-oboroni-trimaut-panivni-visoti-pid-bahmutom-ale-prosuvanna-prizupinili-malar.html" text:style-name="Internet_20_link" text:visited-style-name="Visited_20_Internet_20_Link">
https://www.ukrinform.ua/rubric-ato/3714874-sili-oboroni-trimaut-panivni-visoti-pid-bahmutom-ale-prosuvanna-prizupinili-malar.html</text:a>
</text:p>
      <!--NEWS-->
      <text:h text:style-name="P10" text:outline-level="1">
<text:span text:style-name="T4">
两支乌克兰篮球队3x3进入了十二个季后赛</text:span>
</text:h>
      <text:p text:style-name="P4">
作者: Ukrinform (Person)</text:p>
      <text:p text:style-name="P4">
出版商: Укринформ (Organization)</text:p>
      <text:p text:style-name="P4">
出版时间: 2023-05-27T11:27:40+03:00</text:p>
      <text:p text:style-name="P4">
修改时间: 2023-05-27T11:27:40+03:00</text:p>
      <text:p text:style-name="P4">
描述: 乌克兰的3x3男性和女子国家队继续为欧元的资格做准备，始于十二个瓦罗尼（France）。  - 乌克林。</text:p>
      <text:p text:style-name="P4">
图片: ['<text:a xlink:type="simple" xlink:href="https://static.ukrinform.com/photos/2023_05/thumb_files/630_360_1685175917-946.jpg" text:style-name="Internet_20_link" text:visited-style-name="Visited_20_Internet_20_Link">
630_360_16851...</text:a>
']</text:p>
      <text:p text:style-name="P4">
标签: ['Баскетбол', 'Франція', 'Збірна України', 'Жінки', 'Чоловіки']</text:p>
      <text:p text:style-name="P4">
类型: Article</text:p>
      <!--METADATA-->
      <text:p text:style-name="P4">
<draw:frame draw:style-name="fr1" draw:name="Image86" text:anchor-type="as-char" svg:width="6.9236in" svg:height="3.956343in" draw:z-index="0">
<draw:image xlink:href="../Images/yкринформ/2023-05-27T11-27-40-03-00/630_360_1685175917-946.jpg" xlink:type="simple" xlink:show="embed" xlink:actuate="onLoad" draw:mime-type="image/jpeg"/>
</draw:frame>
篮球3x3的男子女子国家队继续准备欧元，始于大十二瓦罗尼锦标赛(法国).</text:p>
      <text:p text:style-name="P4">
Чоловіки зіграли у Вуароні <text:a xlink:type="simple" xlink:href="https://fbu.ua/news/dv-zbrn-ukrani-3h3-viyshli-v-pley-of-turnru-big-twelve" text:style-name="Internet_20_link" text:visited-style-name="Visited_20_Internet_20_Link">
 двома складами </text:a>
乌克林福姆报道，这两个都在同一小组中。</text:p>
      <text:p text:style-name="P4">
A团队包括Vladimir Konev，Maxim Nikitin，Nikita Ruslov和Maximzakursaev，到B -Oleg Bondarenko，Ilya Kabatsyura，Yuri Kondrakov Taigor Sergeyev。</text:p>
      <text:p text:style-name="P4">
两支国家队都让位了希腊的主要组成，但是法国U23国家队是由乌克兰国家队A.饰演的。</text:p>
      <text:p text:style-name="P4">
它是乌克兰的国家队，从该小组的第二名来到了四分之一决赛，威尔与葡萄牙一起迪达。 获胜者将在半决赛中与法国的基本集合开会。 但是乌克兰国家队在小组伊夫什奇(Ivvershchi)演讲中的最后一席之地。</text:p>
      <text:p text:style-name="P4">
<text:span text:style-name="T4">
另请阅读：</text:span>
 <text:a xlink:type="simple" xlink:href="https://www.ukrinform.ua/rubric-sports/3714342-zbirni-ukraini-z-basketbolu-3h3-startuut-na-turniri-big-twelve-u-francii.html" text:style-name="Internet_20_link" text:visited-style-name="Visited_20_Internet_20_Link">
3x3篮球篮球队从法国的Bigtwelve锦标赛开始</text:a>
乌克兰女子团队由Crystina Filevich，Oksana Mollova，Veronicikosmach和Miriam Uro-Nile组成，始于法国国家队NORD的击败，并对希腊A队感到满意，并从第二名中获得了季后赛。</text:p>
      <text:p text:style-name="P4">
在四分之一决赛中，我们的球队将与西班牙见面。</text:p>
      <text:p text:style-name="P4">
照片：fbu.ua。</text:p>
      <text:p text:style-name="P4">
News Source: <text:a xlink:type="simple" xlink:href="https://www.ukrinform.ua/rubric-sports/3714873-dvi-zbirni-ukraini-z-basketbolu-3h3-vijsli-do-plejoff-turniru-big-twelve.html" text:style-name="Internet_20_link" text:visited-style-name="Visited_20_Internet_20_Link">
https://www.ukrinform.ua/rubric-sports/3714873-dvi-zbirni-ukraini-z-basketbolu-3h3-vijsli-do-plejoff-turniru-big-twelve.html</text:a>
</text:p>
      <!--NEWS-->
      <text:h text:style-name="P10" text:outline-level="1">
<text:span text:style-name="T4">
今天在贝尔戈罗德地区的Schebekyne地区炮击中，有1人丧生，2人受伤</text:span>
</text:h>
      <text:p text:style-name="P4">
作者: liveuamap (Language: en)</text:p>
      <text:p text:style-name="P4">
时间: 2023-05-27T11:31:00</text:p>
      <text:p text:style-name="P4">
地点: Belgorod (Latitude:50.4118 Longtitude:36.89308)</text:p>
      <text:p text:style-name="P4">
视频: []</text:p>
      <text:p text:style-name="P4">
图片: []</text:p>
      <text:p text:style-name="P4">
标签: ["Russia", "Central and Eastern Europe"]</text:p>
      <text:p text:style-name="P4">
Id: 22565791</text:p>
      <!--METADATA-->
      <text:p text:style-name="P4">
今天在贝尔戈罗德地区的Schebekyne地区炮击中有1人丧生，2人受伤</text:p>
      <text:p text:style-name="P4">
新闻集链接：<text:a xlink:type="simple" xlink:href="https://liveuamap.com/en/2023/27-may-1-person-killed-2-wounded-in-shelling-today-in-schebekyne" text:style-name="Internet_20_link" text:visited-style-name="Visited_20_Internet_20_Link">
https://liveuamap.com/en/2023/27-may-1-person-kill-kill-2-wounded-in-shelling-today-inday-in-schebekyne</text:a>
</text:p>
      <text:p text:style-name="P4">
News Source: <text:a xlink:type="simple" xlink:href="https://t.me/rbc_news/74968" text:style-name="Internet_20_link" text:visited-style-name="Visited_20_Internet_20_Link">
https://t.me/rbc_news/74968</text:a>
</text:p>
      <!--NEWS-->
      <text:h text:style-name="P10" text:outline-level="1">
<text:span text:style-name="T4">
联合国儿童基金会和教育部为开发学龄前儿童推出了“超能力的火花”  -  Zelenskaya</text:span>
</text:h>
      <text:p text:style-name="P4">
作者: Ukrinform (Person)</text:p>
      <text:p text:style-name="P4">
出版商: Укринформ (Organization)</text:p>
      <text:p text:style-name="P4">
出版时间: 2023-05-27T11:31:04+03:00</text:p>
      <text:p text:style-name="P4">
修改时间: 2023-05-27T11:31:04+03:00</text:p>
      <text:p text:style-name="P4">
描述: 联合国儿童基金会和教育与科学部已启动了一个项目，以开发“超级超级超级火花”。  - 乌克林。</text:p>
      <text:p text:style-name="P4">
图片: ['<text:a xlink:type="simple" xlink:href="https://static.ukrinform.com/photos/2023_05/thumb_files/630_360_1685176097-133.jpeg" text:style-name="Internet_20_link" text:visited-style-name="Visited_20_Internet_20_Link">
630_360_16851...</text:a>
']</text:p>
      <text:p text:style-name="P4">
标签: ['Діти', 'Освіта', 'Олена Зеленська']</text:p>
      <text:p text:style-name="P4">
类型: Article</text:p>
      <!--METADATA-->
      <text:p text:style-name="P4">
<draw:frame draw:style-name="fr1" draw:name="Image87" text:anchor-type="as-char" svg:width="6.9236in" svg:height="3.956343in" draw:z-index="0">
<draw:image xlink:href="../Images/yкринформ/2023-05-27T11-31-04-03-00/630_360_1685176097-133.jpeg" xlink:type="simple" xlink:show="embed" xlink:actuate="onLoad" draw:mime-type="image/jpeg"/>
</draw:frame>
联合国儿童基金会教育和科学的塔米尼斯特主义成立了一个项目，以开发“超级丝绸火花”的儿童。</text:p>
      <text:p text:style-name="P4">
总统的妻子奥琳娜·泽伦斯克(Olena Zelensk)在[电报]中报道了这一点。(https://t.me/FirstLadyOfUkraine/3226)，报道乌克林福姆。</text:p>
      <text:p text:style-name="P4">
“火花是超级大国 - 他们正好在每个成长为战争条件下的乌克兰儿童。 正是每个爸爸妈妈，他们尽管一切都在继续照顾，娱乐，保持童年。 “超级丝绸的火花”是一个被启动[联合国儿童基金会]的学龄前儿童的父母的项目(https://www.ukrinform.ua/tag-unisef)乌克兰和乌克兰教育和科学部，以帮助他们奖励教育过程，不幸的是，这已经阻止了许多幼儿园的战争。”第一夫人说。</text:p>
      <text:p text:style-name="P4">
据她说，这是一个互动的木偶剧院，其中包含角色Spiky-Pum，Zhuz，Mio和Brin。 他们每个人都有自己的生动特征和超级力量 - 小人面对的不同情况下派上用场的知识和技能。 字符和方案可以<text:a xlink:type="simple" xlink:href="https://numo.mon.gov.ua/puppet-show" text:style-name="Internet_20_link" text:visited-style-name="Visited_20_Internet_20_Link">
下载</text:a>
在平台上免费播放并在任何地方玩。</text:p>
      <text:p text:style-name="P4">
<text:span text:style-name="T4">
 readmetas：</text:span>
 <text:a xlink:type="simple" xlink:href="https://www.ukrinform.ua/rubric-society/3713799-zelenska-radit-diuosvita-abi-opanuvati-novi-profesijni-navicki.html" text:style-name="Internet_20_link" text:visited-style-name="Visited_20_Internet_20_Link">
建议“行动。教育”以掌握新的专业技能</text:a>
总统多德拉德鲁兹纳(Dodladruzhina)总统：“您需要下载，打印，与孩子一起剪裁。”</text:p>
      <text:p text:style-name="P4">
Zelenskaya告知平台上<text:a xlink:type="simple" xlink:href="https://numo.mon.gov.ua/puppet-show/scenariyi-vistav" text:style-name="Internet_20_link" text:visited-style-name="Visited_20_Internet_20_Link">
有10个现场场景，</text:a>
他复制了众所周知的乌克兰人：“这是在操场上有同行，起诉食物的边界，并在我们美丽的国家旅行。”</text:p>
      <text:p text:style-name="P4">
她补充说，上色页也可以使用[在网站上下载。 这是给出的(https://numo.mon.gov.ua/puppet-show/rozmalovki)<text:span text:style-name="T5">
foto：Elena Zelenskaya Telegram</text:span>
</text:p>
      <text:p text:style-name="P4">
News Source: <text:a xlink:type="simple" xlink:href="https://www.ukrinform.ua/rubric-society/3714876-unisef-ta-minosviti-zapustili-proekt-iskorki-supersili-dla-rozvitku-doskilnat-zelenska.html" text:style-name="Internet_20_link" text:visited-style-name="Visited_20_Internet_20_Link">
https://www.ukrinform.ua/rubric-society/3714876-unisef-ta-minosviti-zapustili-proekt-iskorki-supersili-dla-rozvitku-doskilnat-zelenska.html</text:a>
</text:p>
      <!--NEWS-->
      <text:h text:style-name="P10" text:outline-level="1">
<text:span text:style-name="T4">
日本通过战斗射击进行了大规模训练</text:span>
</text:h>
      <text:p text:style-name="P4">
作者: Ukrinform (Person)</text:p>
      <text:p text:style-name="P4">
出版商: Укринформ (Organization)</text:p>
      <text:p text:style-name="P4">
出版时间: 2023-05-27T11:40:00+03:00</text:p>
      <text:p text:style-name="P4">
修改时间: 2023-05-27T11:40:00+03:00</text:p>
      <text:p text:style-name="P4">
描述: 日本的陆地部队在该国中部的训练场上进行了年度训练，大约有2500名军人参加了这项运动。  - 乌克林。</text:p>
      <text:p text:style-name="P4">
图片: ['<text:a xlink:type="simple" xlink:href="https://static.ukrinform.com/photos/2023_05/thumb_files/630_360_1685176909-132.jpg" text:style-name="Internet_20_link" text:visited-style-name="Visited_20_Internet_20_Link">
630_360_16851...</text:a>
']</text:p>
      <text:p text:style-name="P4">
标签: ['Японія', 'Військові навчання']</text:p>
      <text:p text:style-name="P4">
类型: Article</text:p>
      <!--METADATA-->
      <text:p text:style-name="P4">
<draw:frame draw:style-name="fr1" draw:name="Image91" text:anchor-type="as-char" svg:width="6.9236in" svg:height="3.956343in" draw:z-index="0">
<draw:image xlink:href="../Images/yкринформ/2023-05-27T11-40-00-03-00/630_360_1685176909-132.jpg" xlink:type="simple" xlink:show="embed" xlink:actuate="onLoad" draw:mime-type="image/jpeg"/>
</draw:frame>
日本的自卫每年是在该国中部进行的那不勒门的战斗射击，约有2500名军人参加了这项运动。</text:p>
      <text:p text:style-name="P4">
关于它报告<text:a xlink:type="simple" xlink:href="https://www3.nhk.or.jp/nhkworld/en/news/20230527_11/" text:style-name="Internet_20_link" text:visited-style-name="Visited_20_Internet_20_Link">
NHK</text:a>
，报道乌克林福姆。</text:p>
      <text:p text:style-name="P4">
如果将敌人入侵一个退后的日本群岛，军方就采取了行动。 自卫队派往该地区情报官员，并发射了无人机来监视局势，然后派出了一个快速响应的登陆旅，该旅的战术扣押了袭击和岛上的解放。</text:p>
      <text:p text:style-name="P4">
在练习期间，军方特别是使用武器向消防车开火。</text:p>
      <text:p text:style-name="P4">
以前，这种对战斗射击的培训向公众开放，每年收集20,000多名观众。 但是，在过去的三年中，通过皇冠病毒大流行取消了公众评论。</text:p>
      <text:p text:style-name="P4">
<text:span text:style-name="T4">
另请阅读：</text:span>
 <text:a xlink:type="simple" xlink:href="https://www.ukrinform.ua/rubric-world/3714307-aponia-ogolosila-cergovij-paket-sankcij-proti-rosii.html" text:style-name="Internet_20_link" text:visited-style-name="Visited_20_Internet_20_Link">
我宣布了对俄罗斯的另一套制裁措施</text:a>
正如军事团队中所解释的那样，与“安全状况和专注需要”有关，今年的演习也被关闭。</text:p>
      <text:p text:style-name="P4">
根据日本军方的说法，在演习中使用了57吨弹药(760万美元).</text:p>
      <text:p text:style-name="P4">
Як повідомляв Укрінформ, військові Південної Кореї спільно з силамиконтингенту збройних сил США вперше за останні шість років провели  <text:a xlink:type="simple" xlink:href="https://www.ukrinform.ua/rubric-world/3714306-vijskovi-pivdennoi-korei-ta-ssa-proveli-masstabni-navcanna-nepodalik-kordonu-z-kndr.html" text:style-name="Internet_20_link" text:visited-style-name="Visited_20_Internet_20_Link">
масштабні військові навчання з бойовими стрільбами</text:a>
与朝鲜边界以南仅25公里。</text:p>
      <text:p text:style-name="P4">
_从开源_OPTO _</text:p>
      <text:p text:style-name="P4">
News Source: <text:a xlink:type="simple" xlink:href="https://www.ukrinform.ua/rubric-world/3714880-u-aponii-proveli-masstabni-navcanna-z-bojovimi-strilbami.html" text:style-name="Internet_20_link" text:visited-style-name="Visited_20_Internet_20_Link">
https://www.ukrinform.ua/rubric-world/3714880-u-aponii-proveli-masstabni-navcanna-z-bojovimi-strilbami.html</text:a>
</text:p>
      <!--NEWS-->
      <text:h text:style-name="P10" text:outline-level="1">
<text:span text:style-name="T4">
日本通过战斗射击进行了大规模训练</text:span>
</text:h>
      <text:p text:style-name="P4">
作者: Ukrinform (Person)</text:p>
      <text:p text:style-name="P4">
出版商: Укринформ (Organization)</text:p>
      <text:p text:style-name="P4">
出版时间: 2023-05-27T11:40:00+03:00</text:p>
      <text:p text:style-name="P4">
修改时间: 2023-05-27T11:40:00+03:00</text:p>
      <text:p text:style-name="P4">
描述: 日本的陆地部队在该国中部的训练场上进行了年度训练，大约有2500名军人参加了这项运动。  - 乌克林。</text:p>
      <text:p text:style-name="P4">
图片: ['<text:a xlink:type="simple" xlink:href="https://static.ukrinform.com/photos/2023_05/thumb_files/630_360_1685176909-132.jpg" text:style-name="Internet_20_link" text:visited-style-name="Visited_20_Internet_20_Link">
630_360_16851...</text:a>
']</text:p>
      <text:p text:style-name="P4">
标签: ['Японія', 'Військові навчання']</text:p>
      <text:p text:style-name="P4">
类型: Article</text:p>
      <!--METADATA-->
      <text:p text:style-name="P4">
<draw:frame draw:style-name="fr1" draw:name="Image92" text:anchor-type="as-char" svg:width="6.9236in" svg:height="3.956343in" draw:z-index="0">
<draw:image xlink:href="../Images/yкринформ/2023-05-27T11-40-00-03-00/630_360_1685176909-132.jpg" xlink:type="simple" xlink:show="embed" xlink:actuate="onLoad" draw:mime-type="image/jpeg"/>
</draw:frame>
日本的自卫每年是在该国中部进行的那不勒门的战斗射击，约有2500名军人参加了这项运动。</text:p>
      <text:p text:style-name="P4">
关于它报告<text:a xlink:type="simple" xlink:href="https://www3.nhk.or.jp/nhkworld/en/news/20230527_11/" text:style-name="Internet_20_link" text:visited-style-name="Visited_20_Internet_20_Link">
NHK</text:a>
，报道乌克林福姆。</text:p>
      <text:p text:style-name="P4">
如果将敌人入侵一个退后的日本群岛，军方就采取了行动。 自卫队派往该地区情报官员，并发射了无人机来监视局势，然后派出了一个快速响应的登陆旅，该旅的战术扣押了袭击和岛上的解放。</text:p>
      <text:p text:style-name="P4">
在练习期间，军方特别是使用武器向消防车开火。</text:p>
      <text:p text:style-name="P4">
以前，这种对战斗射击的培训向公众开放，每年收集20,000多名观众。 但是，在过去的三年中，通过皇冠病毒大流行取消了公众评论。</text:p>
      <text:p text:style-name="P4">
<text:span text:style-name="T4">
另请阅读：</text:span>
 <text:a xlink:type="simple" xlink:href="https://www.ukrinform.ua/rubric-world/3714307-aponia-ogolosila-cergovij-paket-sankcij-proti-rosii.html" text:style-name="Internet_20_link" text:visited-style-name="Visited_20_Internet_20_Link">
我宣布了对俄罗斯的另一套制裁措施</text:a>
正如军事团队中所解释的那样，与“安全状况和专注需要”有关，今年的演习也被关闭。</text:p>
      <text:p text:style-name="P4">
根据日本军方的说法，在演习中使用了57吨弹药(760万美元).</text:p>
      <text:p text:style-name="P4">
Як повідомляв Укрінформ, військові Південної Кореї спільно з силамиконтингенту збройних сил США вперше за останні шість років провели  <text:a xlink:type="simple" xlink:href="https://www.ukrinform.ua/rubric-world/3714306-vijskovi-pivdennoi-korei-ta-ssa-proveli-masstabni-navcanna-nepodalik-kordonu-z-kndr.html" text:style-name="Internet_20_link" text:visited-style-name="Visited_20_Internet_20_Link">
масштабні військові навчання з бойовими стрільбами</text:a>
与朝鲜边界以南仅25公里。</text:p>
      <text:p text:style-name="P4">
_从开源_OPTO _</text:p>
      <text:p text:style-name="P4">
News Source: <text:a xlink:type="simple" xlink:href="https://www.ukrinform.ua/rubric-world/3714880-u-aponii-proveli-masstabni-navcanna-z-bojovimi-strilbami.html" text:style-name="Internet_20_link" text:visited-style-name="Visited_20_Internet_20_Link">
https://www.ukrinform.ua/rubric-world/3714880-u-aponii-proveli-masstabni-navcanna-z-bojovimi-strilbami.html</text:a>
</text:p>
      <!--NEWS-->
      <text:h text:style-name="P10" text:outline-level="1">
<text:span text:style-name="T4">
Zelensky对51个人和220个法人实体的制裁做出了NSDC决定</text:span>
</text:h>
      <text:p text:style-name="P4">
作者: Ukrinform (Person)</text:p>
      <text:p text:style-name="P4">
出版商: Укринформ (Organization)</text:p>
      <text:p text:style-name="P4">
出版时间: 2023-05-27T11:57:00+03:00</text:p>
      <text:p text:style-name="P4">
修改时间: 2023-05-27T11:57:00+03:00</text:p>
      <text:p text:style-name="P4">
描述: 乌克兰Volodymyr Zelensky总裁提出了NSDC关于使用个人经济和其他限制性措施的NSDC决定，向51个自然和220个法人实体提出了决定。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РНБО', 'Санкції', 'Росія', 'Зеленський']</text:p>
      <text:p text:style-name="P4">
类型: Article</text:p>
      <!--METADATA-->
      <text:p text:style-name="P4">
<draw:frame draw:style-name="fr1" draw:name="Image93" text:anchor-type="as-char" svg:width="6.9236in" svg:height="3.956343in" draw:z-index="0">
<draw:image xlink:href="../Images/yкринформ/2023-05-27T11-57-00-03-00/630_360_1664388416-236.jpg" xlink:type="simple" xlink:show="embed" xlink:actuate="onLoad" draw:mime-type="image/jpeg"/>
</draw:frame>
乌克兰沃罗迪米尔·泽伦斯基(Volodymyr Zelensky)总裁根据他的法令提出了NSDC的决定，以执行个人经济和其他限制性措施，最多可达51个自然和220个法人实体。</text:p>
      <text:p text:style-name="P4">
根据乌克林福姆的说法，相应<text:a xlink:type="simple" xlink:href="https://www.president.gov.ua/documents/3072023-46917" text:style-name="Internet_20_link" text:visited-style-name="Visited_20_Internet_20_Link">
第307/2023号法令</text:a>
发表在国家元首的网站上。</text:p>
      <text:p text:style-name="P4">
是的，根据附件<text:a xlink:type="simple" xlink:href="https://www.president.gov.ua/storage/j-files-storage/01/19/09/7b21d2ec72c38145625c92a52abe1f22_1685168635.pdf" text:style-name="Internet_20_link" text:visited-style-name="Visited_20_Internet_20_Link">
#1</text:a>
根据法令，总统在5月27日的NSDU决定中就采用了个人经济和其他限制性措施(制裁)“反对51名俄罗斯联邦公民。</text:p>
      <text:p text:style-name="P4">
根据附件<text:a xlink:type="simple" xlink:href="https://www.president.gov.ua/storage/j-files-storage/01/19/13/9ba481b6ec61facfc683351e47697ce7_1685168800.pdf" text:style-name="Internet_20_link" text:visited-style-name="Visited_20_Internet_20_Link">
2号</text:a>
，Zelensky对包括俄罗斯公司和外国公司在内的220个法人实体进行了制裁。 特别是[制裁]已应用(https://www.ukrinform.ua/tag-sankcii)对于这类俄罗斯公司作为铁路公司“铁路贸易公司”的公司，这是一家责任有限的“创新石油技术”的公司，这是一家责任有限的“国防注册”的公司。</text:p>
      <text:p text:style-name="P4">
<text:span text:style-name="T4">
另请阅读：</text:span>
 <text:a xlink:type="simple" xlink:href="https://www.ukrinform.ua/rubric-world/3714184-sankcii-proti-rf-maut-vikonuvati-vsi-kraini-prezident-kipru.html" text:style-name="Internet_20_link" text:visited-style-name="Visited_20_Internet_20_Link">
RF-</text:a>
对塞浦路斯公司“ Sirch Lokishn Limited”，“ 2 Gaslokal Serch Limited”，捷克Navitel SRO和Navitel Ukraine Limited Company的制裁在乌克兰注册。</text:p>
      <text:p text:style-name="P4">
正如乌克林福姆(Ukrinform)报道的那样，4月22日，总统通过法令提出了关于[使用个人经济和其他经济措施]的决定的决定。(https://www.ukrinform.ua/rubric-polytics/3699292-prezident-vviv-u-diu-risenna-rnbo-pro-sankcii-proti-radu-fizicnih-ta-uridicnih-osib.html)最多40个人和382个法人实体。</text:p>
      <text:p text:style-name="P4">
News Source: <text:a xlink:type="simple" xlink:href="https://www.ukrinform.ua/rubric-polytics/3714883-zelenskij-vviv-u-diu-risenna-rnbo-pro-sankcii-proti-51-fizicnoi-ta-220-uridicnih-osib.html" text:style-name="Internet_20_link" text:visited-style-name="Visited_20_Internet_20_Link">
https://www.ukrinform.ua/rubric-polytics/3714883-zelenskij-vviv-u-diu-risenna-rnbo-pro-sankcii-proti-51-fizicnoi-ta-220-uridicnih-osib.html</text:a>
</text:p>
      <!--NEWS-->
      <text:h text:style-name="P10" text:outline-level="1">
<text:span text:style-name="T4">
Zelensky对51个人和220个法人实体的制裁做出了NSDC决定</text:span>
</text:h>
      <text:p text:style-name="P4">
作者: Ukrinform (Person)</text:p>
      <text:p text:style-name="P4">
出版商: Укринформ (Organization)</text:p>
      <text:p text:style-name="P4">
出版时间: 2023-05-27T11:57:00+03:00</text:p>
      <text:p text:style-name="P4">
修改时间: 2023-05-27T11:57:00+03:00</text:p>
      <text:p text:style-name="P4">
描述: 乌克兰Volodymyr Zelensky总裁提出了NSDC关于使用个人经济和其他限制性措施的NSDC决定，向51个自然和220个法人实体提出了决定。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РНБО', 'Санкції', 'Росія', 'Зеленський']</text:p>
      <text:p text:style-name="P4">
类型: Article</text:p>
      <!--METADATA-->
      <text:p text:style-name="P4">
<draw:frame draw:style-name="fr1" draw:name="Image94" text:anchor-type="as-char" svg:width="6.9236in" svg:height="3.956343in" draw:z-index="0">
<draw:image xlink:href="../Images/yкринформ/2023-05-27T11-57-00-03-00/630_360_1664388416-236.jpg" xlink:type="simple" xlink:show="embed" xlink:actuate="onLoad" draw:mime-type="image/jpeg"/>
</draw:frame>
乌克兰沃罗迪米尔·泽伦斯基(Volodymyr Zelensky)总裁根据他的法令提出了NSDC的决定，以执行个人经济和其他限制性措施，最多可达51个自然和220个法人实体。</text:p>
      <text:p text:style-name="P4">
根据乌克林福姆的说法，相应<text:a xlink:type="simple" xlink:href="https://www.president.gov.ua/documents/3072023-46917" text:style-name="Internet_20_link" text:visited-style-name="Visited_20_Internet_20_Link">
第307/2023号法令</text:a>
发表在国家元首的网站上。</text:p>
      <text:p text:style-name="P4">
是的，根据附件<text:a xlink:type="simple" xlink:href="https://www.president.gov.ua/storage/j-files-storage/01/19/09/7b21d2ec72c38145625c92a52abe1f22_1685168635.pdf" text:style-name="Internet_20_link" text:visited-style-name="Visited_20_Internet_20_Link">
#1</text:a>
根据法令，总统在5月27日的NSDU决定中就采用了个人经济和其他限制性措施(制裁)“反对51名俄罗斯联邦公民。</text:p>
      <text:p text:style-name="P4">
根据附件<text:a xlink:type="simple" xlink:href="https://www.president.gov.ua/storage/j-files-storage/01/19/13/9ba481b6ec61facfc683351e47697ce7_1685168800.pdf" text:style-name="Internet_20_link" text:visited-style-name="Visited_20_Internet_20_Link">
2号</text:a>
，Zelensky对包括俄罗斯公司和外国公司在内的220个法人实体进行了制裁。 特别是[制裁]已应用(https://www.ukrinform.ua/tag-sankcii)对于这类俄罗斯公司作为铁路公司“铁路贸易公司”的公司，这是一家责任有限的“创新石油技术”的公司，这是一家责任有限的“国防注册”的公司。</text:p>
      <text:p text:style-name="P4">
<text:span text:style-name="T4">
另请阅读：</text:span>
 <text:a xlink:type="simple" xlink:href="https://www.ukrinform.ua/rubric-world/3714184-sankcii-proti-rf-maut-vikonuvati-vsi-kraini-prezident-kipru.html" text:style-name="Internet_20_link" text:visited-style-name="Visited_20_Internet_20_Link">
RF-</text:a>
对塞浦路斯公司“ Sirch Lokishn Limited”，“ 2 Gaslokal Serch Limited”，捷克Navitel SRO和Navitel Ukraine Limited Company的制裁在乌克兰注册。</text:p>
      <text:p text:style-name="P4">
正如乌克林福姆(Ukrinform)报道的那样，4月22日，总统通过法令提出了关于[使用个人经济和其他经济措施]的决定的决定。(https://www.ukrinform.ua/rubric-polytics/3699292-prezident-vviv-u-diu-risenna-rnbo-pro-sankcii-proti-radu-fizicnih-ta-uridicnih-osib.html)最多40个人和382个法人实体。</text:p>
      <text:p text:style-name="P4">
News Source: <text:a xlink:type="simple" xlink:href="https://www.ukrinform.ua/rubric-polytics/3714883-zelenskij-vviv-u-diu-risenna-rnbo-pro-sankcii-proti-51-fizicnoi-ta-220-uridicnih-osib.html" text:style-name="Internet_20_link" text:visited-style-name="Visited_20_Internet_20_Link">
https://www.ukrinform.ua/rubric-polytics/3714883-zelenskij-vviv-u-diu-risenna-rnbo-pro-sankcii-proti-51-fizicnoi-ta-220-uridicnih-osib.html</text:a>
</text:p>
      <!--NEWS-->
      <text:h text:style-name="P10" text:outline-level="1">
<text:span text:style-name="T4">
Sumy地区，Kharkiv，Kharkiv地区，Poltava地区（18:01）。 红色ALRT：空中tchretate ....</text:span>
</text:h>
      <text:p text:style-name="P4">
作者: liveuamap (Language: en)</text:p>
      <text:p text:style-name="P4">
时间: 2023-05-27T12:02:00</text:p>
      <text:p text:style-name="P4">
地点: Sumska Oblast (Latitude:51.00075 Longtitude:34.00033)</text:p>
      <text:p text:style-name="P4">
视频: []</text:p>
      <text:p text:style-name="P4">
图片: []</text:p>
      <text:p text:style-name="P4">
标签: ["Europe", "Central and Eastern Europe"]</text:p>
      <text:p text:style-name="P4">
Id: 22565746</text:p>
      <!--METADATA-->
      <text:p text:style-name="P4">
苏米地区，哈尔基夫，哈尔基夫地区，波尔塔瓦地区(18:01). Red Alert:aerial threat. Sirens sounding. Take cover now!</text:p>
      <text:p text:style-name="P4">
News Collection Link: <text:a xlink:type="simple" xlink:href="https://liveuamap.com/en/2023/27-may-sumska-oblast-kharkiv-kharkivska-oblasg" text:style-name="Internet_20_link" text:visited-style-name="Visited_20_Internet_20_Link">
https://liveuamap.com/en/2023/27-may-sumska-oblast-kharkiv-kharkivska-oblasg</text:a>
</text:p>
      <text:p text:style-name="P4">
News Source: <text:a xlink:type="simple" xlink:href="https://t.me/air_alert_ua/46628" text:style-name="Internet_20_link" text:visited-style-name="Visited_20_Internet_20_Link">
https://t.me/air_alert_ua/46628</text:a>
</text:p>
      <!--NEWS-->
      <text:h text:style-name="P10" text:outline-level="1">
<text:span text:style-name="T4">
乌克兰问德国有翼的金牛座导弹 - 媒体</text:span>
</text:h>
      <text:p text:style-name="P4">
作者: Ukrinform (Person)</text:p>
      <text:p text:style-name="P4">
出版商: Укринформ (Organization)</text:p>
      <text:p text:style-name="P4">
出版时间: 2023-05-27T12:13:48+03:00</text:p>
      <text:p text:style-name="P4">
修改时间: 2023-05-27T12:13:48+03:00</text:p>
      <text:p text:style-name="P4">
描述: 乌克兰已向德国提交了有翼的金牛座翼导弹。  - 乌克林。</text:p>
      <text:p text:style-name="P4">
图片: ['<text:a xlink:type="simple" xlink:href="https://static.ukrinform.com/photos/2023_05/thumb_files/630_360_1685178733-981.jpg" text:style-name="Internet_20_link" text:visited-style-name="Visited_20_Internet_20_Link">
630_360_16851...</text:a>
']</text:p>
      <text:p text:style-name="P4">
标签: ['Німеччина', 'Ракета', 'Війна з Росією']</text:p>
      <text:p text:style-name="P4">
类型: Article</text:p>
      <!--METADATA-->
      <text:p text:style-name="P4">
<draw:frame draw:style-name="fr1" draw:name="Image95" text:anchor-type="as-char" svg:width="6.9236in" svg:height="3.956343in" draw:z-index="0">
<draw:image xlink:href="../Images/yкринформ/2023-05-27T12-13-48-03-00/630_360_1685178733-981.jpg" xlink:type="simple" xlink:show="embed" xlink:actuate="onLoad" draw:mime-type="image/jpeg"/>
</draw:frame>
乌克兰已向德国提交了有翼的金牛座翼导弹。</text:p>
      <text:p text:style-name="P4">
关于它报告<text:a xlink:type="simple" xlink:href="https://www.dw.com/uk/ukraina-zaprosila-v-nimeccini-dalekobijni-raketi-taurus/a-65751508" text:style-name="Internet_20_link" text:visited-style-name="Visited_20_Internet_20_Link">
DW</text:a>
乌克林福姆报道，关于德国国防部的发言人。</text:p>
      <text:p text:style-name="P4">
据报道，乌克兰呼吁德国将其转移到金牛座火箭队。 前几天收到了基辅的相应请求。</text:p>
      <text:p text:style-name="P4">
<text:span text:style-name="T4">
另请阅读：</text:span>
 <text:a xlink:type="simple" xlink:href="https://www.ukrinform.ua/rubric-ato/3714708-kongresmeni-ponovili-tisk-na-bilij-dim-sodo-postavok-atacms-v-ukrainu.html" text:style-name="Internet_20_link" text:visited-style-name="Visited_20_Internet_20_Link">
国会议员在乌克兰的ATACMS供应方面对白宫的压力更新</text:a>
几天前，即5月23日，来自基督教民主联盟的德国议会议员(CD)罗德里希·基兹维特(Roderich Kizevetter)呼吁政府提供这些Rocketra。</text:p>
      <text:p text:style-name="P4">
他说：“乌克兰的合作伙伴现在应该去V -bank，并为乌克兰提供在一场联合战斗中使用的一切以及国际法所允许的一切。”</text:p>
      <text:p text:style-name="P4">
据他介绍，有翼的金牛座导弹，最多400-500公里的范围将是德国非常有用的贡献。</text:p>
      <text:p text:style-name="P4">
Kizyvetter那时说：“这里不再应该有红线。”</text:p>
      <text:p text:style-name="P4">
<text:span text:style-name="T4">
另请阅读：</text:span>
 <text:a xlink:type="simple" xlink:href="https://www.ukrinform.ua/rubric-polytics/3714720-senator-grem-zaklikae-priskoriti-i-posiliti-postacanna-zbroi-ukraini.html" text:style-name="Internet_20_link" text:visited-style-name="Visited_20_Internet_20_Link">
参议员格雷厄姆(Graham)呼吁加快加速并加强向乌克兰的供应</text:a>
德国国防部长鲍里斯·皮斯托里乌斯(Boris Pistorius)对基塞维特(Kisevetter)的提案做出了回应，但也指出：“据信，乌克兰应以国际法允许的所有制度来支持乌克兰。”</text:p>
      <text:p text:style-name="P4">
根据乌克林福姆的说法，德国总理奥拉夫·索尔茨(Olaf Soltz)根据向乌克兰提供的西方武器确认了这一立场，目的是在我国进行防御。</text:p>
      <text:p text:style-name="P4">
照片：MBDA Deutchland</text:p>
      <text:p text:style-name="P4">
News Source: <text:a xlink:type="simple" xlink:href="https://www.ukrinform.ua/rubric-ato/3714885-ukraina-poprosila-u-nimeccini-krilati-raketi-taurus-zmi.html" text:style-name="Internet_20_link" text:visited-style-name="Visited_20_Internet_20_Link">
https://www.ukrinform.ua/rubric-ato/3714885-ukraina-poprosila-u-nimeccini-krilati-raketi-taurus-zmi.html</text:a>
</text:p>
      <!--NEWS-->
      <text:h text:style-name="P10" text:outline-level="1">
<text:span text:style-name="T4">
如果在乌克兰失败时，俄罗斯将对英国构成危险 - 空军负责人</text:span>
</text:h>
      <text:p text:style-name="P4">
作者: Ukrinform (Person)</text:p>
      <text:p text:style-name="P4">
出版商: Укринформ (Organization)</text:p>
      <text:p text:style-name="P4">
出版时间: 2023-05-27T12:19:00+03:00</text:p>
      <text:p text:style-name="P4">
修改时间: 2023-05-27T12:19:00+03:00</text:p>
      <text:p text:style-name="P4">
描述: 英国空军酋长迈克·威格斯通爵士说，俄罗斯空军，水上舰队和潜艇对英国和北约构成了威胁。  - 乌克林。</text:p>
      <text:p text:style-name="P4">
图片: ['<text:a xlink:type="simple" xlink:href="https://static.ukrinform.com/photos/2016_03/thumb_files/630_360_1459411837-1303-foto-milru.jpg" text:style-name="Internet_20_link" text:visited-style-name="Visited_20_Internet_20_Link">
630_360_14594...</text:a>
']</text:p>
      <text:p text:style-name="P4">
标签: ['Британія', 'Росія', 'Війна з Росією']</text:p>
      <text:p text:style-name="P4">
类型: Article</text:p>
      <!--METADATA-->
      <text:p text:style-name="P4">
<draw:frame draw:style-name="fr1" draw:name="Image96" text:anchor-type="as-char" svg:width="6.9236in" svg:height="3.956343in" draw:z-index="0">
<draw:image xlink:href="../Images/yкринформ/2023-05-27T12-19-00-03-00/630_360_1459411837-1303-foto-milru.jpg" xlink:type="simple" xlink:show="embed" xlink:actuate="onLoad" draw:mime-type="image/jpeg"/>
</draw:frame>
英国空军迈克·威格斯特爵士(Mike Wiggstone)的总部说，俄罗斯空军，水上舰队和潜艇是英国和北约的雷暴。</text:p>
      <text:p text:style-name="P4">
这种观点是皇家军事部队的负责人(皇家空军)在温特维(The Telegraph)中表达(https://www.telegraph.co.uk/news/2023/05/26/russia-poses-danger-to-uk-sir-mike-wigston-raf/)，报道乌克林福姆。</text:p>
      <text:p text:style-name="P4">
根据Wiggstone的说法，正处于“我们必须集中思想”的威胁上。</text:p>
      <text:p text:style-name="P4">
同时，即使俄罗斯联邦现任总统弗拉基米尔·普京(Vladimir Putin)被撤职，他也坚信这种威胁将持续或加剧。</text:p>
      <text:p text:style-name="P4">
<text:span text:style-name="T4">
另请阅读：</text:span>
 <text:a xlink:type="simple" xlink:href="https://www.ukrinform.ua/rubric-polytics/3713708-britania-v-obse-rozkritikuvala-brehlive-pragnenna-rosii-do-dialogu.html" text:style-name="Internet_20_link" text:visited-style-name="Visited_20_Internet_20_Link">
在OSCE中批评俄罗斯对话的错误“欲望”</text:a>
“当乌克兰的冲突结束并且乌克兰将恢复其边界，正如它看来一样，我们将以任何方式遭受破坏，复仇和残酷的俄罗斯，这将以任何方式：空中，火箭和水下攻击，”皇家空军的负责人说。</text:p>
      <text:p text:style-name="P4">
正如乌克林福姆(Ukrinform(https://www.ukrinform.ua/rubric-world/3712942-pid-mirni-plani-maskuutsa-sprobi-zamoroziti-vijnu-v-ukraini-premer-britanii.html)试图冻结乌克兰冲突的尝试是完全错误的，应该在胚胎中停止。</text:p>
      <text:p text:style-name="P4">
News Source: <text:a xlink:type="simple" xlink:href="https://www.ukrinform.ua/rubric-world/3714891-rosia-stanovitime-nebezpeku-dla-britanii-u-razi-porazki-v-ukraini-glava-vps.html" text:style-name="Internet_20_link" text:visited-style-name="Visited_20_Internet_20_Link">
https://www.ukrinform.ua/rubric-world/3714891-rosia-stanovitime-nebezpeku-dla-britanii-u-razi-porazki-v-ukraini-glava-vps.html</text:a>
</text:p>
      <!--NEWS-->
      <text:h text:style-name="P10" text:outline-level="1">
<text:span text:style-name="T4">
俄罗斯将一辆碳载体带到了黑海 - 总高达4导弹</text:span>
</text:h>
      <text:p text:style-name="P4">
作者: Ukrinform (Person)</text:p>
      <text:p text:style-name="P4">
出版商: Укринформ (Organization)</text:p>
      <text:p text:style-name="P4">
出版时间: 2023-05-27T12:32:31+03:00</text:p>
      <text:p text:style-name="P4">
修改时间: 2023-05-27T12:32:31+03:00</text:p>
      <text:p text:style-name="P4">
描述: 俄罗斯联邦将一枚碳“口径”导弹带到了黑海，以进行战斗。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97" text:anchor-type="as-char" svg:width="6.9236in" svg:height="3.956343in" draw:z-index="0">
<draw:image xlink:href="../Images/yкринформ/2023-05-27T12-32-31-03-00/630_360_1678431987-587.jpg" xlink:type="simple" xlink:show="embed" xlink:actuate="onLoad" draw:mime-type="image/jpeg"/>
</draw:frame>
俄罗斯联合会将一块地毯带到了口径的有翼火箭进入黑海，以进行战斗。</text:p>
      <text:p text:style-name="P4">
根据乌克林福姆的说法，乌克兰武装部队的海军在[Facebook]上报告(https://www.facebook.com/navy.mil.gov.ua/posts/pfbid02z4DuBfqbLVK5qvMotiTavnBUF3UdCcSqYoxVDutL5h28hioejHwkbGQ63ShgpWQbl).</text:p>
      <text:p text:style-name="P4">
“Станом на 11:45 27.05.2023 в Чорному морі на бойовому чергуванні знаходитьсячотири ворожих кораблів, з них один носій крилатих ракет "Калібр", загальнийзалп до 4 ракет”, - йдеться у повідомленні.</text:p>
      <text:p text:style-name="P4">
阿佐夫海有一艘敌对的船。</text:p>
      <text:p text:style-name="P4">
<text:span text:style-name="T4">
另请阅读：</text:span>
 <text:a xlink:type="simple" xlink:href="https://www.ukrinform.ua/rubric-world/3713861-rosiani-namaluvali-svou-svastiku-v-cornomu-mori-britanska-rozvidka.html" text:style-name="Internet_20_link" text:visited-style-name="Visited_20_Internet_20_Link">
俄罗斯人“画”他们的swastika黑色\  - 英国智能</text:a>
在地中海税收的地中海 - 最多七艘敌军，从碳载体的询问者中，射手总数多达四只火箭。</text:p>
      <text:p text:style-name="P4">
正如乌克林福姆报道的，5月27日上午<text:a xlink:type="simple" xlink:href="https://www.ukrinform.ua/rubric-ato/3714852-u-cornomu-ta-azovskomu-morah-sist-voroziih-korabliv-raketonosiiv-nemae.html" text:style-name="Internet_20_link" text:visited-style-name="Visited_20_Internet_20_Link">
在黑海</text:a>
俄罗斯在阿佐夫斯基(Azovsky)保留了六个战斗-Border-将所有船只 - 赛车置于点。</text:p>
      <text:p text:style-name="P4">
News Source: <text:a xlink:type="simple" xlink:href="https://www.ukrinform.ua/rubric-ato/3714895-rosia-vivela-v-corne-more-odin-nosij-kalibriv-zagalnij-zalp-do-4-raket.html" text:style-name="Internet_20_link" text:visited-style-name="Visited_20_Internet_20_Link">
https://www.ukrinform.ua/rubric-ato/3714895-rosia-vivela-v-corne-more-odin-nosij-kalibriv-zagalnij-zalp-do-4-raket.html</text:a>
</text:p>
      <!--NEWS-->
      <text:h text:style-name="P10" text:outline-level="1">
<text:span text:style-name="T4">
Donetsk Oblast（18:31）。 红色警报：空中威胁。 警笛声。 立即掩盖！</text:span>
</text:h>
      <text:p text:style-name="P4">
作者: liveuamap (Language: en)</text:p>
      <text:p text:style-name="P4">
时间: 2023-05-27T12:33:00</text:p>
      <text:p text:style-name="P4">
地点: Donetsk Oblast (Latitude:48.72717 Longtitude:37.57913)</text:p>
      <text:p text:style-name="P4">
视频: []</text:p>
      <text:p text:style-name="P4">
图片: []</text:p>
      <text:p text:style-name="P4">
标签: ["Europe", "Central and Eastern Europe"]</text:p>
      <text:p text:style-name="P4">
Id: 22565747</text:p>
      <!--METADATA-->
      <text:p text:style-name="P4">
Donetsk Oblast(18:31). Red Alert: aerial threat. Sirens sounding. Take covernow!</text:p>
      <text:p text:style-name="P4">
News Collection Link: <text:a xlink:type="simple" xlink:href="https://liveuamap.com/en/2023/27-may-donetsk-oblast1831-red-alert-aerial-thg" text:style-name="Internet_20_link" text:visited-style-name="Visited_20_Internet_20_Link">
https://liveuamap.com/en/2023/27-may-donetsk-oblast1831-red-alert-aerial-thg</text:a>
</text:p>
      <text:p text:style-name="P4">
News Source: <text:a xlink:type="simple" xlink:href="https://t.me/air_alert_ua/46629" text:style-name="Internet_20_link" text:visited-style-name="Visited_20_Internet_20_Link">
https://t.me/air_alert_ua/46629</text:a>
</text:p>
      <!--NEWS-->
      <text:h text:style-name="P10" text:outline-level="1">
<text:span text:style-name="T4">
SBU宣布对四名合作者宣布怀疑，其中包括SO宣布的紧急情况官员</text:span>
</text:h>
      <text:p text:style-name="P4">
作者: Ukrinform (Person)</text:p>
      <text:p text:style-name="P4">
出版商: Укринформ (Organization)</text:p>
      <text:p text:style-name="P4">
出版时间: 2023-05-27T12:35:00+03:00</text:p>
      <text:p text:style-name="P4">
修改时间: 2023-05-27T12:35:00+03:00</text:p>
      <text:p text:style-name="P4">
描述: 乌克兰的安全局宣布怀疑四名敌方同事，包括俄罗斯联邦紧急情况部的伪官“”和司法部的前雇员。  - 乌克林。</text:p>
      <text:p text:style-name="P4">
图片: ['<text:a xlink:type="simple" xlink:href="https://static.ukrinform.com/photos/2022_12/thumb_files/630_360_1669983394-548.jpg" text:style-name="Internet_20_link" text:visited-style-name="Visited_20_Internet_20_Link">
630_360_16699...</text:a>
']</text:p>
      <text:p text:style-name="P4">
标签: ['Підозра', 'СБУ', 'Колаборант', 'Війна з Росією']</text:p>
      <text:p text:style-name="P4">
类型: Article</text:p>
      <!--METADATA-->
      <text:p text:style-name="P4">
<draw:frame draw:style-name="fr1" draw:name="Image99" text:anchor-type="as-char" svg:width="6.9236in" svg:height="3.956343in" draw:z-index="0">
<draw:image xlink:href="../Images/yкринформ/2023-05-27T12-35-00-03-00/630_360_1669983394-548.jpg" xlink:type="simple" xlink:show="embed" xlink:actuate="onLoad" draw:mime-type="image/jpeg"/>
</draw:frame>
乌克兰的服役宣布怀疑四个敌方刺客，其中包括俄罗斯联邦紧急情况部的伪造刺客。</text:p>
      <text:p text:style-name="P4">
正如乌克林福姆报道的那样，它报道了[SBU]。(https://ssu.gov.ua/novyny/sbu-povidomyla-pro-pidozru-shche-4m-vorozhym-poplichnykam-sered-nykh-posadovtsi-mns-rf-ta-kolyshnia-pratsivnytsia-miniustu)因此，参与其中的一个人是一名累犯，在2021年被判处犯罪的十年监禁，以控制俄罗斯的“唐部队的哥萨克国民警卫队”。 从那以后，他一直在卢汉斯克地区被俘虏的一部分时期躲藏起来，从2022年9月开始，他由侵略者“ Lisichansky Fire and Rescue Squad”领导。</text:p>
      <text:p text:style-name="P4">
犯罪嫌疑人之一是提供商公司的怪物和州紧急服务部的前就业部门。 据发现，在该地区夺取一部分地区后，他们支持与他们捆绑的俄罗斯入侵者进行自愿合作。</text:p>
      <text:p text:style-name="P4">
根据<text:a xlink:type="simple" xlink:href="https://www.ukrinform.ua/tag-sbu" text:style-name="Internet_20_link" text:visited-style-name="Visited_20_Internet_20_Link">
SBU，</text:a>
蒙特(Monter)由俄罗斯内部政策部内部政策部任命，SSNS Expousadovets  - 城市的负责人“ LNR紧急情况”的“消防与救援部”。</text:p>
      <text:p text:style-name="P4">
<text:span text:style-name="T4">
另请阅读：</text:span>
 <text:a xlink:type="simple" xlink:href="https://www.ukrinform.ua/rubric-ato/3714753-sbu-za-rik-vikrila-ponad-300-vorozih-agentiv-castinu-z-nih-pereverbuvali-maluk.html" text:style-name="Internet_20_link" text:visited-style-name="Visited_20_Internet_20_Link">
SBU每年暴露了300多名敌方代理商，其中一些人交了 - 宝贝</text:a>
所有三名被告都被指控犯有艺术犯罪委员会。 111-1(合作)乌克兰的刑法。</text:p>
      <text:p text:style-name="P4">
还记录了前司法工人的犯罪行为，后者于2022年逃到了顿涅茨克地区暂时占领的领土，在那里她与战斗人员保持联系，这证明了俄罗斯武装侵略的合理，并敦促当地居民支持入侵者。</text:p>
      <text:p text:style-name="P4">
被通缉。 她被指控有理由，承认权，否认俄罗斯联邦对乌克兰的武装侵略，荣耀(艺术。 乌克兰刑法的436-2).</text:p>
      <text:p text:style-name="P4">
<text:span text:style-name="T4">
Читайте також:</text:span>
 <text:a xlink:type="simple" xlink:href="https://www.ukrinform.ua/rubric-ato/3713895-sbu-zatrimala-rosijskogo-agenta-akij-gotuvav-pidriv-zaliznicnoi-kolii-pid-avdiivkou.html" text:style-name="Internet_20_link" text:visited-style-name="Visited_20_Internet_20_Link">
 затримала російського агента, який готував підривзалізничної колії під Авдіївкою </text:a>
</text:p>
      <text:p text:style-name="P4">
据乌克林福姆(Ukrinform)报道，这种怀疑被宣布为乌克兰德米特里·沃罗尼(Dmitry Voroni)的州登记局的贵族，后者是“俄罗斯联邦维德扎普兹(Vidzapozhzhia)地区的参议员”。</text:p>
      <text:p text:style-name="P4">
News Source: <text:a xlink:type="simple" xlink:href="https://www.ukrinform.ua/rubric-ato/3714900-sbu-ogolosila-pidozru-cotirom-kolaborantam-sered-akih-tak-zvani-posadovci-mns-rf.html" text:style-name="Internet_20_link" text:visited-style-name="Visited_20_Internet_20_Link">
https://www.ukrinform.ua/rubric-ato/3714900-sbu-ogolosila-pidozru-cotirom-kolaborantam-sered-akih-tak-zvani-posadovci-mns-rf.html</text:a>
</text:p>
      <!--NEWS-->
      <text:h text:style-name="P10" text:outline-level="1">
<text:span text:style-name="T4">
乌克兰国家队在篮球3x3中的著名竞争对手选择欧元</text:span>
</text:h>
      <text:p text:style-name="P4">
作者: Ukrinform (Person)</text:p>
      <text:p text:style-name="P4">
出版商: Укринформ (Organization)</text:p>
      <text:p text:style-name="P4">
出版时间: 2023-05-27T12:35:14+03:00</text:p>
      <text:p text:style-name="P4">
修改时间: 2023-05-27T12:35:14+03:00</text:p>
      <text:p text:style-name="P4">
描述: 乌克兰的3x3男性和女子国家队在欧洲冠军的小组赛中获得了竞争对手。  - 乌克林。</text:p>
      <text:p text:style-name="P4">
图片: ['<text:a xlink:type="simple" xlink:href="https://static.ukrinform.com/photos/2023_05/thumb_files/630_360_1685179718-742.jpg" text:style-name="Internet_20_link" text:visited-style-name="Visited_20_Internet_20_Link">
630_360_16851...</text:a>
']</text:p>
      <text:p text:style-name="P4">
标签: ['Баскетбол', 'Європа', 'Збірна України', 'Жінки', 'Чоловіки']</text:p>
      <text:p text:style-name="P4">
类型: Article</text:p>
      <!--METADATA-->
      <text:p text:style-name="P4">
<draw:frame draw:style-name="fr1" draw:name="Image100" text:anchor-type="as-char" svg:width="6.9236in" svg:height="3.956343in" draw:z-index="0">
<draw:image xlink:href="../Images/yкринформ/2023-05-27T12-35-14-03-00/630_360_1685179718-742.jpg" xlink:type="simple" xlink:show="embed" xlink:actuate="onLoad" draw:mime-type="image/jpeg"/>
</draw:frame>
篮球3x3中乌克兰的男性女子队在欧洲冠军的基于小组的资格中获得了对手。</text:p>
      <text:p text:style-name="P4">
我们的团队<text:a xlink:type="simple" xlink:href="https://fbu.ua/news/viznachilis-superniki-zbrnih-ukrani-po-vdboru-na-chemponat-vropi-3h3" text:style-name="Internet_20_link" text:visited-style-name="Visited_20_Internet_20_Link">
将战斗</text:a>
在将在康斯坦塔举行的资格赛中进入欧洲冠军的最后一部分(rumnia)，报道乌克林福姆。</text:p>
      <text:p text:style-name="P4">
乌克兰男子国家队在B组中，我们的竞争对手将成为德国和意大利的命令。</text:p>
      <text:p text:style-name="P4">
该小组中最好的两个进入了四分之一决赛。 欧洲的最后一部分是决赛选手，也是比赛的获胜者。</text:p>
      <text:p text:style-name="P4">
A组的乌克兰妇女国家队将反对西班牙，瑞士，塞尔维亚塔达尼亚。</text:p>
      <text:p text:style-name="P4">
在女性电网中，将参加五支球队的A组的获胜者进入了最后一部分。 欧洲冠军的第三次竞争将播放该系列，这将排名第二。</text:p>
      <text:p text:style-name="P4">
<text:span text:style-name="T4">
另请阅读：</text:span>
 <text:a xlink:type="simple" xlink:href="https://www.ukrinform.ua/rubric-sports/3707631-colovica-zbirna-ukraini-z-basketbolu-3h3-istoria-vistupiv-na-evro.html" text:style-name="Internet_20_link" text:visited-style-name="Visited_20_Internet_20_Link">
男篮球3x3篮球队：欧洲技术的故事</text:a>
9月5日至7日，欧洲冠军2023的最后一部分接受耶路撒冷(以色列).</text:p>
      <text:p text:style-name="P4">
Фото: fbu.ua.</text:p>
      <text:p text:style-name="P4">
News Source: <text:a xlink:type="simple" xlink:href="https://www.ukrinform.ua/rubric-sports/3714896-stali-vidomi-superniki-zbirnih-ukraini-z-basketbolu-3h3-u-vidbori-evro.html" text:style-name="Internet_20_link" text:visited-style-name="Visited_20_Internet_20_Link">
https://www.ukrinform.ua/rubric-sports/3714896-stali-vidomi-superniki-zbirnih-ukraini-z-basketbolu-3h3-u-vidbori-evro.html</text:a>
</text:p>
      <!--NEWS-->
      <text:h text:style-name="P10" text:outline-level="1">
<text:span text:style-name="T4">
Dnipro，Dnipropetrovska Oblast（18:35）。 红色警报：空中威胁。 警笛声。 掩护...</text:span>
</text:h>
      <text:p text:style-name="P4">
作者: liveuamap (Language: en)</text:p>
      <text:p text:style-name="P4">
时间: 2023-05-27T12:37:00</text:p>
      <text:p text:style-name="P4">
地点: Dnipro (Latitude:48.45930000 Longtitude:35.03865000)</text:p>
      <text:p text:style-name="P4">
视频: []</text:p>
      <text:p text:style-name="P4">
图片: []</text:p>
      <text:p text:style-name="P4">
标签: ["Europe", "Central and Eastern Europe"]</text:p>
      <text:p text:style-name="P4">
Id: 22565748</text:p>
      <!--METADATA-->
      <text:p text:style-name="P4">
dnipro，dnipropetrovsk区域(18:35). Red Alert: aerial threat. Sirenssounding. Take cover now!</text:p>
      <text:p text:style-name="P4">
News Collection Link: <text:a xlink:type="simple" xlink:href="https://liveuamap.com/en/2023/27-may-dnipro-dnipropetrovska-oblast1835-red-g" text:style-name="Internet_20_link" text:visited-style-name="Visited_20_Internet_20_Link">
https://liveuamap.com/en/2023/27-may-dnipro-dnipropetrovska-oblast1835-red-g</text:a>
</text:p>
      <text:p text:style-name="P4">
News Source: <text:a xlink:type="simple" xlink:href="https://t.me/suspilnednipro/15976" text:style-name="Internet_20_link" text:visited-style-name="Visited_20_Internet_20_Link">
https://t.me/suspilnednipro/15976</text:a>
</text:p>
      <!--NEWS-->
      <text:h text:style-name="P10" text:outline-level="1">
<text:span text:style-name="T4">
Kirovohradska Oblast（18:35）。 红色警报：空中威胁。 警笛声。 立即掩盖！</text:span>
</text:h>
      <text:p text:style-name="P4">
作者: liveuamap (Language: en)</text:p>
      <text:p text:style-name="P4">
时间: 2023-05-27T12:38:00</text:p>
      <text:p text:style-name="P4">
地点: Kirovohradska Oblast (Latitude:48.50000000 Longtitude:32.00000000)</text:p>
      <text:p text:style-name="P4">
视频: []</text:p>
      <text:p text:style-name="P4">
图片: []</text:p>
      <text:p text:style-name="P4">
标签: ["Europe", "Central and Eastern Europe"]</text:p>
      <text:p text:style-name="P4">
Id: 22565749</text:p>
      <!--METADATA-->
      <text:p text:style-name="P4">
Kirovohrad地区(18:35). Red Alert: aerial threat. Sirens sounding. Takecover now!</text:p>
      <text:p text:style-name="P4">
News Collection Link: <text:a xlink:type="simple" xlink:href="https://liveuamap.com/en/2023/27-may-kirovohradska-oblast1835-red-alert-aerg" text:style-name="Internet_20_link" text:visited-style-name="Visited_20_Internet_20_Link">
https://liveuamap.com/en/2023/27-may-kirovohradska-oblast1835-red-alert-aerg</text:a>
</text:p>
      <text:p text:style-name="P4">
News Source: <text:a xlink:type="simple" xlink:href="https://t.me/air_alert_ua/46630" text:style-name="Internet_20_link" text:visited-style-name="Visited_20_Internet_20_Link">
https://t.me/air_alert_ua/46630</text:a>
</text:p>
      <!--NEWS-->
      <text:h text:style-name="P10" text:outline-level="1">
<text:span text:style-name="T4">
乌克兰在欧盟和北约的地位 - 德国外交部</text:span>
</text:h>
      <text:p text:style-name="P4">
作者: Ukrinform (Person)</text:p>
      <text:p text:style-name="P4">
出版商: Укринформ (Organization)</text:p>
      <text:p text:style-name="P4">
出版时间: 2023-05-27T12:39:00+03:00</text:p>
      <text:p text:style-name="P4">
修改时间: 2023-05-27T12:39:00+03:00</text:p>
      <text:p text:style-name="P4">
描述: 乌克兰应该在欧盟和北约。  - 乌克林。</text:p>
      <text:p text:style-name="P4">
图片: ['<text:a xlink:type="simple" xlink:href="https://static.ukrinform.com/photos/2023_05/thumb_files/630_360_1685180233-408.jpg" text:style-name="Internet_20_link" text:visited-style-name="Visited_20_Internet_20_Link">
630_360_16851...</text:a>
']</text:p>
      <text:p text:style-name="P4">
标签: ['Євросоюз', 'НАТО', 'Німеччина']</text:p>
      <text:p text:style-name="P4">
类型: Article</text:p>
      <!--METADATA-->
      <text:p text:style-name="P4">
<draw:frame draw:style-name="fr1" draw:name="Image101" text:anchor-type="as-char" svg:width="6.9236in" svg:height="3.956343in" draw:z-index="0">
<draw:image xlink:href="../Images/yкринформ/2023-05-27T12-39-00-03-00/630_360_1685180233-408.jpg" xlink:type="simple" xlink:show="embed" xlink:actuate="onLoad" draw:mime-type="image/jpeg"/>
</draw:frame>
乌克兰在欧盟和北约。</text:p>
      <text:p text:style-name="P4">
如报告<text:a xlink:type="simple" xlink:href="https://www.dw.com/uk/eksglava-mzs-nimeccini-fiser-misce-ukraini-v-es-i-nato/a-65751849" text:style-name="Internet_20_link" text:visited-style-name="Visited_20_Internet_20_Link">
DW</text:a>
，卡萨耶(Casayai)Jeszhka Fisher一直是凯撒(Caesaia)。</text:p>
      <text:p text:style-name="P4">
根据费舍尔(Fisher)的说法，旧配方“只有在俄罗斯的安全性”莫雷恩(Moreene)作品。 现在，“保护自己免受俄罗斯联邦”的影响更为重要。</text:p>
      <text:p text:style-name="P4">
*!(https://www.ukrinform.ua/rubric-polytics/3714746-kiivskij-bezpekovij-forum-zaklikav-nato-nevidkladno-nadati-ukraini-clenstvo.html)费舍尔敦促放弃关于俄罗斯的“残酷的天真”。 他指出，俄罗斯总统弗拉基米尔·普京(Vladimir Putin)的新娘以及他希望返回前苏联共和国领土的愿望，以及这种愿望在俄罗斯人口中“广泛”。</text:p>
      <text:p text:style-name="P4">
德国外交部外交部认为，乌克兰将在欧洲安全中发挥决定性作用。</text:p>
      <text:p text:style-name="P4">
他说：“乌克兰在欧盟以及北约都在北约。”</text:p>
      <text:p text:style-name="P4">
<text:span text:style-name="T4">
另请阅读：</text:span>
 [乌克兰将成为欧盟的主要国家之一，在美国的\  -  expossol(https://www.ukrinform.ua/rubric-polytics/3714726-ukraina-stane-odnieu-z-klucovih-krain-evrosouzu-i-nato-eksposol-ssa-v-rosii-makfol.html)同时，政客们建议俄罗斯对乌克兰的战争将以“痛苦的摊铺机和领土妥协无法满足任何Zistorin的折衷”。 他认为这将意味着对欧洲存在长期威胁。 因此，政客认为德国应该加强其预防措施。</text:p>
      <text:p text:style-name="P4">
“曾经是欧洲的中央国家和最大的经济体，我们不能让自己远离武器。</text:p>
      <text:p text:style-name="P4">
正如乌克林福姆报道的<text:a xlink:type="simple" xlink:href="https://www.ukrinform.ua/rubric-ato/3714885-ukraina-poprosila-u-nimeccini-krilati-raketi-taurus-zmi.html" text:style-name="Internet_20_link" text:visited-style-name="Visited_20_Internet_20_Link">
乌克兰已向德国提交了供应火箭</text:a>
大范围的金牛座。</text:p>
      <text:p text:style-name="P4">
照片：维基百科</text:p>
      <text:p text:style-name="P4">
News Source: <text:a xlink:type="simple" xlink:href="https://www.ukrinform.ua/rubric-polytics/3714897-misce-ukraini-v-evrosouzi-ta-nato-eksglava-mzs-nimeccini.html" text:style-name="Internet_20_link" text:visited-style-name="Visited_20_Internet_20_Link">
https://www.ukrinform.ua/rubric-polytics/3714897-misce-ukraini-v-evrosouzi-ta-nato-eksglava-mzs-nimeccini.html</text:a>
</text:p>
      <!--NEWS-->
      <text:h text:style-name="P10" text:outline-level="1">
<text:span text:style-name="T4">
导弹打击了DNIEPER：欧安组织以“特别浮华的举动”称为医疗机构的大火</text:span>
</text:h>
      <text:p text:style-name="P4">
作者: Ukrinform (Person)</text:p>
      <text:p text:style-name="P4">
出版商: Укринформ (Organization)</text:p>
      <text:p text:style-name="P4">
出版时间: 2023-05-27T12:44:00+03:00</text:p>
      <text:p text:style-name="P4">
修改时间: 2023-05-27T12:44:00+03:00</text:p>
      <text:p text:style-name="P4">
描述: 欧安组织的领导人谴责了俄罗斯对乌克兰的导弹袭击，包括昨天在DNIEPER中解雇了一家医疗机构，并保证了乌克兰人民的支持。  - 乌克林。</text:p>
      <text:p text:style-name="P4">
图片: ['<text:a xlink:type="simple" xlink:href="https://static.ukrinform.com/photos/2023_05/thumb_files/630_360_1685098724-7652.jpeg" text:style-name="Internet_20_link" text:visited-style-name="Visited_20_Internet_20_Link">
630_360_16850...</text:a>
']</text:p>
      <text:p text:style-name="P4">
标签: ['Дніпро', 'ОБСЄ', 'Війна з Росією', 'Ракетний удар']</text:p>
      <text:p text:style-name="P4">
类型: Article</text:p>
      <!--METADATA-->
      <text:p text:style-name="P4">
<draw:frame draw:style-name="fr1" draw:name="Image102" text:anchor-type="as-char" svg:width="6.9236in" svg:height="3.956343in" draw:z-index="0">
<draw:image xlink:href="../Images/yкринформ/2023-05-27T12-44-00-03-00/630_360_1685098724-7652.jpeg" xlink:type="simple" xlink:show="embed" xlink:actuate="onLoad" draw:mime-type="image/jpeg"/>
</draw:frame>
领导人谴责俄罗斯对乌克兰的导弹袭击，包括昨天的《迪纳特大火》，并保证了乌克兰人民的支持。</text:p>
      <text:p text:style-name="P4">
欧安组织现任负责人，马其顿北部的外交事务部长，欧安组织俄亥俄州秘书长Gelga Maria Schmid，OSCE总裁Margaret Sederfelt和秘书长 -  Roberto Montella，Roberto Paisser，Roberto Paisser，Roberto(https://www.osce.org/chairpersonship/544642)，报道乌克林福姆。</text:p>
      <text:p text:style-name="P4">
该声明说：“我们谴责最近几周加剧的乌克兰的火箭炮击。泰勒亚袭击是严重侵犯人权的行为，与国际人道主义法相矛盾，只带来……包括……在内的平民人口，包括死亡和破坏，”</text:p>
      <text:p text:style-name="P4">
管理<text:a xlink:type="simple" xlink:href="https://www.ukrinform.ua/tag-obse" text:style-name="Internet_20_link" text:visited-style-name="Visited_20_Internet_20_Link">
OSCE</text:a>
周五，在德尼普罗的一家医疗机构上被称为俄罗斯导弹中风的“特殊翅膀法案”。</text:p>
      <text:p text:style-name="P4">
<text:span text:style-name="T4">
另请阅读：</text:span>
 <text:a xlink:type="simple" xlink:href="https://www.ukrinform.ua/rubric-regions/3714804-u-dnipri-zaversilis-posukovi-roboti-ta-rozbir-zavaliv-budivli-medzakladu.html" text:style-name="Internet_20_link" text:visited-style-name="Visited_20_Internet_20_Link">
in and</text:a>
“我们最昂贵的谴责这种对平民法规的无意义的暴力行为，这在这场战争中继续付出可怕的代价。我们再次敦促俄罗斯联邦立即停止袭击，停止违反国际权利并遵守原则和义务声明中指示的OSCE。</text:p>
      <text:p text:style-name="P4">
正如乌克林福姆报道的那样，<text:a xlink:type="simple" xlink:href="https://www.ukrinform.ua/rubric-regions/3714448-u-dnipri-sered-poranenih-vnaslidok-raketnoi-ataki-dvoe-ditej.html" text:style-name="Internet_20_link" text:visited-style-name="Visited_20_Internet_20_Link">
5月26日上午，俄罗斯人袭击了Dnipro Rocket罢工，击中了医疗机构</text:a>
，在那里协助精神疾病的人，这是一家塔维尔诊所。 两人被杀，32人受伤。</text:p>
      <text:p text:style-name="P4">
<text:a xlink:type="simple" xlink:href="https://www.ukrinform.ua/rubric-regions/3714785-raketnij-udar-po-dnipru-dola-troh-ludej-zalisaetsa-nevidomou.html" text:style-name="Internet_20_link" text:visited-style-name="Visited_20_Internet_20_Link">
三个人的命运</text:a>
5月26日俄罗斯火箭袭击时，可以在受影响的建筑物中解释这一点，仍然未知。</text:p>
      <text:p text:style-name="P4">
<text:a xlink:type="simple" xlink:href="https://www.ukrinform.ua/rubric-regions/3714612-u-dnipri-ogolosili-den-zalobi-za-zagiblimi.html" text:style-name="Internet_20_link" text:visited-style-name="Visited_20_Internet_20_Link">
5月27日在德尼普罗宣布哀悼一天</text:a>
一家城市医院死亡。</text:p>
      <text:p text:style-name="P4">
News Source: <text:a xlink:type="simple" xlink:href="https://www.ukrinform.ua/rubric-regions/3714892-raketnij-udar-po-dnipru-v-obse-nazvali-obstril-medzakladu-osoblivo-kricusim-aktom.html" text:style-name="Internet_20_link" text:visited-style-name="Visited_20_Internet_20_Link">
https://www.ukrinform.ua/rubric-regions/3714892-raketnij-udar-po-dnipru-v-obse-nazvali-obstril-medzakladu-osoblivo-kricusim-aktom.html</text:a>
</text:p>
      <!--NEWS-->
      <text:h text:style-name="P10" text:outline-level="1">
<text:span text:style-name="T4">
中国航空母舰通过台湾海峡 - 国防部</text:span>
</text:h>
      <text:p text:style-name="P4">
作者: Ukrinform (Person)</text:p>
      <text:p text:style-name="P4">
出版商: Укринформ (Organization)</text:p>
      <text:p text:style-name="P4">
出版时间: 2023-05-27T12:57:00+03:00</text:p>
      <text:p text:style-name="P4">
修改时间: 2023-05-27T12:57:00+03:00</text:p>
      <text:p text:style-name="P4">
描述: 台湾政府报告说，周六，中国航空母舰和另外两艘船只通过了台湾海峡。  - 乌克林。</text:p>
      <text:p text:style-name="P4">
图片: ['<text:a xlink:type="simple" xlink:href="https://static.ukrinform.com/photos/2023_05/thumb_files/630_360_1685181206-222.jpg" text:style-name="Internet_20_link" text:visited-style-name="Visited_20_Internet_20_Link">
630_360_16851...</text:a>
']</text:p>
      <text:p text:style-name="P4">
标签: ['Китай', 'Тайвань', 'Корабель']</text:p>
      <text:p text:style-name="P4">
类型: Article</text:p>
      <!--METADATA-->
      <text:p text:style-name="P4">
<draw:frame draw:style-name="fr1" draw:name="Image103" text:anchor-type="as-char" svg:width="6.9236in" svg:height="3.956343in" draw:z-index="0">
<draw:image xlink:href="../Images/yкринформ/2023-05-27T12-57-00-03-00/630_360_1685181206-222.jpg" xlink:type="simple" xlink:show="embed" xlink:actuate="onLoad" draw:mime-type="image/jpeg"/>
</draw:frame>
政府报告说，周六，中国航空母舰和另外两艘台湾海峡的船只通过。</text:p>
      <text:p text:style-name="P4">
关于它报告<text:a xlink:type="simple" xlink:href="https://www.dw.com/en/taiwan-says-chinese-aircraft-carrier-sailed-through-strait/a-65751878" text:style-name="Internet_20_link" text:visited-style-name="Visited_20_Internet_20_Link">
DW</text:a>
乌克林福姆报道，关于国防部。</text:p>
      <text:p text:style-name="P4">
该部表示，包括山东航空母舰在内的船只通过海峡经过了北部，这是塔瓦和[中国]的非正式障碍。(https://www.ukrinform.ua/tag-kitaj)。</text:p>
      <text:p text:style-name="P4">
台湾政府报告说，在其自己的船只和飞机的帮助下，对中国船只的行动进行了密切监测，并“以某种方式做出了反应”。</text:p>
      <text:p text:style-name="P4">
<text:span text:style-name="T4">
另请阅读：</text:span>
 <text:a xlink:type="simple" xlink:href="https://www.ukrinform.ua/rubric-world/3712036-pekin-oburivsa-zaklikom-samitu-g7-do-miru-z-tajvanem.html" text:style-name="Internet_20_link" text:visited-style-name="Visited_20_Internet_20_Link">
北京对G7与EM和平的呼吁感到愤慨</text:a>
正如乌克林福姆(Ukrinform)报道的<text:a xlink:type="simple" xlink:href="https://www.ukrinform.ua/rubric-world/3711769-vijna-ce-ne-variant-prezidentka-tajvanu-prokomentuvala-napruzenist-u-vidnosinah-z-kitaem.html" text:style-name="Internet_20_link" text:visited-style-name="Visited_20_Internet_20_Link">
台湾TSI总统承诺支持现状</text:a>
台湾海峡的和平与稳定在与中国高度可比的关系背景下。</text:p>
      <text:p text:style-name="P4">
News Source: <text:a xlink:type="simple" xlink:href="https://www.ukrinform.ua/rubric-world/3714902-kitajskij-avianosec-projsov-cerez-tajvansku-protoku-minoboroni.html" text:style-name="Internet_20_link" text:visited-style-name="Visited_20_Internet_20_Link">
https://www.ukrinform.ua/rubric-world/3714902-kitajskij-avianosec-projsov-cerez-tajvansku-protoku-minoboroni.html</text:a>
</text:p>
      <!--NEWS-->
      <text:h text:style-name="P10" text:outline-level="1">
<text:span text:style-name="T4">
丹尼洛夫：俄罗斯人只能将留在靴子的鞋底上的土地带走</text:span>
</text:h>
      <text:p text:style-name="P4">
作者: Ukrinform (Person)</text:p>
      <text:p text:style-name="P4">
出版商: Укринформ (Organization)</text:p>
      <text:p text:style-name="P4">
出版时间: 2023-05-27T13:07:26+03:00</text:p>
      <text:p text:style-name="P4">
修改时间: 2023-05-27T13:07:26+03:00</text:p>
      <text:p text:style-name="P4">
描述: 乌克兰阿列克谢·丹尼洛夫（Alexei Danilov）国家安全与国防委员会秘书强调，俄罗斯人将能够与他们一起占领的唯一土地是将留在其陆军靴子上的土地。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РНБО', 'Данілов', 'Війна з Росією']</text:p>
      <text:p text:style-name="P4">
类型: Article</text:p>
      <!--METADATA-->
      <text:p text:style-name="P4">
<draw:frame draw:style-name="fr1" draw:name="Image104" text:anchor-type="as-char" svg:width="6.9236in" svg:height="3.956343in" draw:z-index="0">
<draw:image xlink:href="../Images/yкринформ/2023-05-27T13-07-26-03-00/630_360_1680783784-260.jpg" xlink:type="simple" xlink:show="embed" xlink:actuate="onLoad" draw:mime-type="image/jpeg"/>
</draw:frame>
乌克兰阿列克谢·丹尼洛夫(Alexei Danilov)的国家安全和辩护秘书强调，俄罗斯人将能够带走的唯一土地是将仍然是其军装靴子的醉汉。</text:p>
      <text:p text:style-name="P4">
根据乌克林福姆的说法，他在[Facebook]中写了有关它的文章(https://www.facebook.com/danilov.oleksiy/posts/pfbid02FMZFNobhcVTgLBSGPMwSY5VKibDkeuJcLvdpRraDpSSsBNA3kdTErvxpgiMqRPnsl).</text:p>
      <text:p text:style-name="P4">
«Знищуємо рашистську гадину!Вдень і вночі!Солдат і техніку!Автоматом чи«Коктейлем «Спротив»!Словом чи ділом!Ми не дамо вам спокою жодноїсекунди!Будемо знаходити вас, де б ви не були, чекати в засідці або атакувативаші колони!Ми будемо вас вбивати і гнати з нашої землі!І ми знайдемо іпокараємо всіх, хто віддавав накази вбивати нас, українців, — наших воїнів,жінок і дітей!Хто стріляв по мирних містах і селах!Хто розстрілював «швидкі»і пожежні машини!Ми ніколи вас не вибачимо!Ми будемо вас гнати, допокиостанній смердючий московський окупант своїм ходом або в целофановому пакетіне залишить українську землю!», — зазначив Данілов.</text:p>
      <text:p text:style-name="P4">
<text:span text:style-name="T4">
Читайте також:</text:span>
 <text:a xlink:type="simple" xlink:href="https://www.ukrinform.ua/rubric-ato/3713628-fejkova-smert-zaluznogo-danilov-rozpoviv-pro-zasidanna-stavki-ta-pidmorgnuv-hejteram.html" text:style-name="Internet_20_link" text:visited-style-name="Visited_20_Internet_20_Link">
 Фейкова смерть Залужного: розповів про засідання Ставкита «підморгнув» хейтерам </text:a>
“而且您唯一可以带走的土地是乌克兰土地，它将用于您的军队靴子。 不多。 它将仍然是一个滞留的棺材，作为您带给乌克兰所有土著人带来的死亡和痛苦的永恒诅咒!我们向你保证!我们的土地，我们的历史和我们的选择!”他说。</text:p>
      <text:p text:style-name="P4">
正如乌克林福姆报道的那样，早期的丹尼洛夫(Danilov(https://www.ukrinform.ua/rubric-ato/3714854-danilov-pro-gotovnist-do-kontrnastupu-istoricna-mozlivist-aku-ukraina-ne-moze-vtratiti.html)征服他们的领土。</text:p>
      <text:p text:style-name="P4">
News Source: <text:a xlink:type="simple" xlink:href="https://www.ukrinform.ua/rubric-ato/3714906-danilov-rosiani-zmozut-zabrati-z-sobou-lise-tu-zemlu-so-zalisitsa-na-pidosvah-ihnih-cobit.html" text:style-name="Internet_20_link" text:visited-style-name="Visited_20_Internet_20_Link">
https://www.ukrinform.ua/rubric-ato/3714906-danilov-rosiani-zmozut-zabrati-z-sobou-lise-tu-zemlu-so-zalisitsa-na-pidosvah-ihnih-cobit.html</text:a>
</text:p>
      <!--NEWS-->
      <text:h text:style-name="P10" text:outline-level="1">
<text:span text:style-name="T4">
Zelensky展示了照片，因为乌克兰人将胜利更加接近</text:span>
</text:h>
      <text:p text:style-name="P4">
作者: Ukrinform (Person)</text:p>
      <text:p text:style-name="P4">
出版商: Укринформ (Organization)</text:p>
      <text:p text:style-name="P4">
出版时间: 2023-05-27T13:16:00+03:00</text:p>
      <text:p text:style-name="P4">
修改时间: 2023-05-27T13:16:00+03:00</text:p>
      <text:p text:style-name="P4">
描述: 乌克兰应该在战争中赢得战争并继承和平。  - 乌克林。</text:p>
      <text:p text:style-name="P4">
图片: ['<text:a xlink:type="simple" xlink:href="https://static.ukrinform.com/photos/2023_05/thumb_files/630_360_1685182731-866.jpg" text:style-name="Internet_20_link" text:visited-style-name="Visited_20_Internet_20_Link">
630_360_16851...</text:a>
']</text:p>
      <text:p text:style-name="P4">
标签: ['Україна', 'Зеленський', 'Війна з Росією']</text:p>
      <text:p text:style-name="P4">
类型: Article</text:p>
      <!--METADATA-->
      <text:p text:style-name="P4">
<draw:frame draw:style-name="fr1" draw:name="Image105" text:anchor-type="as-char" svg:width="6.9236in" svg:height="3.956343in" draw:z-index="0">
<draw:image xlink:href="../Images/yкринформ/2023-05-27T13-16-00-03-00/630_360_1685182731-866.jpg" xlink:type="simple" xlink:show="embed" xlink:actuate="onLoad" draw:mime-type="image/jpeg"/>
</draw:frame>
乌克兰人赢得战争并将和平继承给后代。</text:p>
      <text:p text:style-name="P4">
沃迪米尔总统Zelenskyy在[Telegram]中撰写了有关它的文章(https://t.me/V_Zelenskiy_official/6389)，报道乌克林福姆。</text:p>
      <text:p text:style-name="P4">
“我们将把孩子和孙子作为当今的遗产，是和平。 我们没有其他选择。 但是，为了继承和平，我们必须能够说我们将以我们的步骤结束这场战争。”</text:p>
      <text:p text:style-name="P4">
<text:span text:style-name="T4">
另请阅读：</text:span>
 <text:a xlink:type="simple" xlink:href="https://www.ukrinform.ua/rubric-polytics/3714883-zelenskij-vviv-u-diu-risenna-rnbo-pro-sankcii-proti-51-fizicnoi-ta-220-uridicnih-osib.html" text:style-name="Internet_20_link" text:visited-style-name="Visited_20_Internet_20_Link">
我对51个个人和220个法人实体制裁的NSDC决定</text:a>
他还发布了一些照片。</text:p>
      <text:p text:style-name="P4">
据报道，如果没有乌克兰的胜利，澳大利亚总理在2013  -  2015年安东尼·阿伯茨希达(Anthony Abbotttzhida)是不可能长期和平的。</text:p>
      <text:p text:style-name="P4">
News Source: <text:a xlink:type="simple" xlink:href="https://www.ukrinform.ua/rubric-ato/3714910-zelenskij-pokazav-svitlini-ak-ukrainci-nablizaut-peremogu.html" text:style-name="Internet_20_link" text:visited-style-name="Visited_20_Internet_20_Link">
https://www.ukrinform.ua/rubric-ato/3714910-zelenskij-pokazav-svitlini-ak-ukrainci-nablizaut-peremogu.html</text:a>
</text:p>
      <!--NEWS-->
      <text:h text:style-name="P10" text:outline-level="1">
<text:span text:style-name="T4">
匈牙利有一个强大的专业人物领域 - 专家</text:span>
</text:h>
      <text:p text:style-name="P4">
作者: Ukrinform (Person)</text:p>
      <text:p text:style-name="P4">
出版商: Укринформ (Organization)</text:p>
      <text:p text:style-name="P4">
出版时间: 2023-05-27T13:23:00+03:00</text:p>
      <text:p text:style-name="P4">
修改时间: 2023-05-27T13:23:00+03:00</text:p>
      <text:p text:style-name="P4">
描述: 在匈牙利，社会学调查的结果证明了有强大的亲乌克兰群体的存在。  - 乌克林。</text:p>
      <text:p text:style-name="P4">
图片: ['<text:a xlink:type="simple" xlink:href="https://static.ukrinform.com/photos/2020_07/thumb_files/630_360_1594380490-827.jpg" text:style-name="Internet_20_link" text:visited-style-name="Visited_20_Internet_20_Link">
630_360_15943...</text:a>
']</text:p>
      <text:p text:style-name="P4">
标签: ['Угорщина', 'Україна', 'Політика', 'Війна з Росією']</text:p>
      <text:p text:style-name="P4">
类型: Article</text:p>
      <!--METADATA-->
      <text:p text:style-name="P4">
<draw:frame draw:style-name="fr1" draw:name="Image106" text:anchor-type="as-char" svg:width="6.9236in" svg:height="3.956343in" draw:z-index="0">
<draw:image xlink:href="../Images/yкринформ/2023-05-27T13-23-00-03-00/630_360_1594380490-827.jpg" xlink:type="simple" xlink:show="embed" xlink:actuate="onLoad" draw:mime-type="image/jpeg"/>
</draw:frame>
在匈牙利，社会学调查的结果证明了强大的工业领域的存在。</text:p>
      <text:p text:style-name="P4">
乌克林福姆的通讯员说，社会心理学家，政治研究所独立研究所，分析和咨询在LVIV媒体论坛上的政治资本分析和咨询。</text:p>
      <text:p text:style-name="P4">
根据科学家的说法，政治首都最近发起了一个保护欧洲委员会的项目，旨在抵消错误信息和宣传。研究所的分析与“ LACMUS”一起检查了该研究所的事实。 仅在去年，媒体电器就将Lambille作为百万观众。</text:p>
      <text:p text:style-name="P4">
此外，与法国公司一起，科学家通过采访和监视社交网络进行了对匈牙利人的研究，并进行了一项调查研究，以帮助人们区分假货的真实新闻。</text:p>
      <text:p text:style-name="P4">
<text:span text:style-name="T4">
另请阅读：</text:span>
 <text:a xlink:type="simple" xlink:href="https://www.ukrinform.ua/rubric-regions/3714192-na-lvivskomu-mediaforumi-obgovoruut-pitanna-vizivanna-civilizacij.html" text:style-name="Internet_20_link" text:visited-style-name="Visited_20_Internet_20_Link">
关于LVIV并讨论文明生存的问题</text:a>
“我们意识到，如果我们使用媒体素养工具赋予人们潜力，请说：阅读本文如何正确地误导信息，然后尝试向您的朋友，妈妈，祖母...专家，然后这种方法有效地工作。 在这项研究之后，我们看到了良好的结果，”科学家说。</text:p>
      <text:p text:style-name="P4">
据他说，匈牙利人的全面入侵开始时，谴责了俄罗斯人并支持乌克兰人。 但是，在四月份的大选(维克多·奥尔班)被征服后，和平的叙述在匈牙利的政治话语中占主导地位，这影响了政府选民。 克雷科(Kreko)说，“奥班政府建立的媒体系统的影响力，这是非常有效的。”</text:p>
      <text:p text:style-name="P4">
“现在，匈牙利有一个有500多个组织的媒体系统，其中许多是由政府控制的。 由于这种媒体的有效性，我们将得出这样一个事实，即在匈牙利的舆论中不是政治决定的原因，而是他们的结果。”专家说。</text:p>
      <text:p text:style-name="P4">
据报道，<text:a xlink:type="simple" xlink:href="https://www.ukrinform.ua/rubric-world/3705472-glava-mzs-ugorsini-poskandaliv-z-poslom-ssa-zvinuvativsi-jogo-v-propagandi-vijni.html" text:style-name="Internet_20_link" text:visited-style-name="Visited_20_Internet_20_Link">
匈牙利外交部长彼得·西亚托托(Peter Siyarthoto)在战争宣传中安慰了美国驻匈牙利大卫·普雷斯曼(David Presman)。</text:a>
4月，在匈牙利议会中，执政党“ Fidesz”的支持者没有投票赞成一份文件，该文件代表了国际刑事法院来支持Dorhaw的RFVVOLODIMIR PUTIN总统。</text:p>
      <text:p text:style-name="P4">
2月下旬，匈牙利总理维克多·奥尔班(Viktor Orban)在明年开幕时与反乌克兰(Anti-Kukraine)发表了许多有关俄罗斯战争的叙述。 他特别说，这场战争“对乌克兰人，俄罗斯人，匈牙利人，对欧洲有害，越来越明显的是，它对整个世界都是不利的”，但匈牙利人认为应该将其保持在远处。</text:p>
      <text:p text:style-name="P4">
News Source: <text:a xlink:type="simple" xlink:href="https://www.ukrinform.ua/rubric-polytics/3714913-v-ugorsini-isnue-potuznij-proukrainskij-segment-ekspert.html" text:style-name="Internet_20_link" text:visited-style-name="Visited_20_Internet_20_Link">
https://www.ukrinform.ua/rubric-polytics/3714913-v-ugorsini-isnue-potuznij-proukrainskij-segment-ekspert.html</text:a>
</text:p>
      <!--NEWS-->
      <text:h text:style-name="P10" text:outline-level="1">
<text:span text:style-name="T4">
Donetsk Oblast（19:14）。 红色警报：空中威胁。 警笛声。 立即掩盖！</text:span>
</text:h>
      <text:p text:style-name="P4">
作者: liveuamap (Language: en)</text:p>
      <text:p text:style-name="P4">
时间: 2023-05-27T13:23:00</text:p>
      <text:p text:style-name="P4">
地点: Donetsk Oblast (Latitude:48.72768 Longtitude:37.57805)</text:p>
      <text:p text:style-name="P4">
视频: []</text:p>
      <text:p text:style-name="P4">
图片: []</text:p>
      <text:p text:style-name="P4">
标签: ["Europe", "Central and Eastern Europe"]</text:p>
      <text:p text:style-name="P4">
Id: 22565777</text:p>
      <!--METADATA-->
      <text:p text:style-name="P4">
Donetsk Oblast(19:14). Red Alert: aerial threat. Sirens sounding. Take covernow!</text:p>
      <text:p text:style-name="P4">
News Collection Link: <text:a xlink:type="simple" xlink:href="https://liveuamap.com/en/2023/27-may-donetsk-oblast1914-red-alert-aerial-thg" text:style-name="Internet_20_link" text:visited-style-name="Visited_20_Internet_20_Link">
https://liveuamap.com/en/2023/27-may-donetsk-oblast1914-red-alert-aerial-thg</text:a>
</text:p>
      <text:p text:style-name="P4">
News Source: <text:a xlink:type="simple" xlink:href="https://t.me/air_alert_ua/46639" text:style-name="Internet_20_link" text:visited-style-name="Visited_20_Internet_20_Link">
https://t.me/air_alert_ua/46639</text:a>
</text:p>
      <!--NEWS-->
      <text:h text:style-name="P10" text:outline-level="1">
<text:span text:style-name="T4">
在赫尔森，敌人开了两个村庄，有一个受伤的</text:span>
</text:h>
      <text:p text:style-name="P4">
作者: Ukrinform (Person)</text:p>
      <text:p text:style-name="P4">
出版商: Укринформ (Organization)</text:p>
      <text:p text:style-name="P4">
出版时间: 2023-05-27T13:29:00+03:00</text:p>
      <text:p text:style-name="P4">
修改时间: 2023-05-27T13:29:00+03:00</text:p>
      <text:p text:style-name="P4">
描述: 在赫尔森地区，由于一名61岁的妇女的伤口，俄罗斯入侵者解雇了萨多夫和兹米夫卡的村庄。  - 乌克林。</text:p>
      <text:p text:style-name="P4">
图片: ['<text:a xlink:type="simple" xlink:href="https://static.ukrinform.com/photos/2023_05/thumb_files/630_360_1685183282-873.jpg" text:style-name="Internet_20_link" text:visited-style-name="Visited_20_Internet_20_Link">
630_360_16851...</text:a>
']</text:p>
      <text:p text:style-name="P4">
标签: ['Херсонщина', 'Обстріл', 'Війна з Росією']</text:p>
      <text:p text:style-name="P4">
类型: Article</text:p>
      <!--METADATA-->
      <text:p text:style-name="P4">
<draw:frame draw:style-name="fr1" draw:name="Image107" text:anchor-type="as-char" svg:width="6.9236in" svg:height="3.956343in" draw:z-index="0">
<draw:image xlink:href="../Images/yкринформ/2023-05-27T13-29-00-03-00/630_360_1685183282-873.jpg" xlink:type="simple" xlink:show="embed" xlink:actuate="onLoad" draw:mime-type="image/jpeg"/>
</draw:frame>
乌赫森地区的俄罗斯入侵者向萨德沃伊和兹米夫卡的村庄开火，一名61岁的妇女遭受了尿伤。</text:p>
      <text:p text:style-name="P4">
关于<text:a xlink:type="simple" xlink:href="https://t.me/khersonskaODA/6187" text:style-name="Internet_20_link" text:visited-style-name="Visited_20_Internet_20_Link">
电报</text:a>
报道说，库尔森地区军事管理局报道。</text:p>
      <text:p text:style-name="P4">
“俄罗斯继续恐吓赫森地区。 在火下是花园。 “飞到私人住宅”。 一名61岁的妇女受伤。 它处于平均努力工作者的状态，该地区的临床医院……被解雇了。 在村庄里有一个私人经济组成。”信息写道。</text:p>
      <text:p text:style-name="P4">
<text:span text:style-name="T4">
另请阅读：</text:span>
 <text:a xlink:type="simple" xlink:href="https://www.ukrinform.ua/rubric-regions/3714892-raketnij-udar-po-dnipru-v-obse-nazvali-obstril-medzakladu-osoblivo-kricusim-aktom.html" text:style-name="Internet_20_link" text:visited-style-name="Visited_20_Internet_20_Link">
Dniep​​er上的火箭中风：在OSCE中称为医疗机构“尤其是通过浮华的行为”</text:a>
值得注意的是，在白天，敌人也被向库尔森开火，在城市损坏了莱斯姆的参考。</text:p>
      <text:p text:style-name="P4">
正如乌克林福姆(Ukrinform)报道的那一天，俄罗斯军队在5月26日对霍尔森地区进行了45次炮击，一人被杀。</text:p>
      <text:p text:style-name="P4">
News Source: <text:a xlink:type="simple" xlink:href="https://www.ukrinform.ua/rubric-ato/3714915-na-hersonsini-vorog-obstrilav-dva-sela-e-poranena.html" text:style-name="Internet_20_link" text:visited-style-name="Visited_20_Internet_20_Link">
https://www.ukrinform.ua/rubric-ato/3714915-na-hersonsini-vorog-obstrilav-dva-sela-e-poranena.html</text:a>
</text:p>
      <!--NEWS-->
      <text:h text:style-name="P10" text:outline-level="1">
<text:span text:style-name="T4">
在布查（Bucha</text:span>
</text:h>
      <text:p text:style-name="P4">
作者: Ukrinform (Person)</text:p>
      <text:p text:style-name="P4">
出版商: Укринформ (Organization)</text:p>
      <text:p text:style-name="P4">
出版时间: 2023-05-27T13:34:00+03:00</text:p>
      <text:p text:style-name="P4">
修改时间: 2023-05-27T13:34:00+03:00</text:p>
      <text:p text:style-name="P4">
描述: 基辅地区的布查（Bucha）发生了气体爆炸，导致房屋摧毁，其所有者受伤。  - 乌克林。</text:p>
      <text:p text:style-name="P4">
图片: ['<text:a xlink:type="simple" xlink:href="https://static.ukrinform.com/photos/2023_05/thumb_files/630_360_1685183646-596.jpg" text:style-name="Internet_20_link" text:visited-style-name="Visited_20_Internet_20_Link">
630_360_16851...</text:a>
']</text:p>
      <text:p text:style-name="P4">
标签: ['Буча', 'Поліція', 'Київщина', 'Андрій Нєбитов']</text:p>
      <text:p text:style-name="P4">
类型: Article</text:p>
      <!--METADATA-->
      <text:p text:style-name="P4">
<draw:frame draw:style-name="fr1" draw:name="Image108" text:anchor-type="as-char" svg:width="6.9236in" svg:height="3.956343in" draw:z-index="0">
<draw:image xlink:href="../Images/yкринформ/2023-05-27T13-34-00-03-00/630_360_1685183646-596.jpg" xlink:type="simple" xlink:show="embed" xlink:actuate="onLoad" draw:mime-type="image/jpeg"/>
</draw:frame>
布奇基夫地区发生了瓦斯爆炸，导致房屋被摧毁，其所有者受伤。</text:p>
      <text:p text:style-name="P4">
根据乌克林福姆的说法，安德烈·内蒂托夫(Andrey Netbitov)在[Telegram]中报道了(https://t.me/andrii_nebytov/1338?fbclid=IwAR0ZzxR_He3lRTqEgKWK3NGJKwPAslOMzEMR9SqPVQPGXMP8XfJq-m08Ib0).</text:p>
      <text:p text:style-name="P4">
“Внаслідок детонації газу в Бучі постраждав літній чоловік, його будинок булосуттєво зруйновано”, - зазначив Нєбитов.</text:p>
      <text:p text:style-name="P4">
<text:span text:style-name="T4">
Читайте також:</text:span>
 <text:a xlink:type="simple" xlink:href="https://www.ukrinform.ua/rubric-regions/3690891-u-krivomu-rozi-stavsa-vibuh-gazu-u-patipoverhivci-10-postrazdalih.html" text:style-name="Internet_20_link" text:visited-style-name="Visited_20_Internet_20_Link">
 У Кривому Розі стався у п’ятиповерхівці, 10 постраждалих</text:a>
据他说，受害人报告说，他在屋子里感到不愉快的气味，检查了瓷砖上的阀门，点燃了火，并用爆炸性的波浪拆除了他。</text:p>
      <text:p text:style-name="P4">
据乌克林福姆报道，5月26日在基辅地区，由于爆炸爆炸而在哈尔基夫 - 凯夫高速公路上的，驾驶员因爆炸而丧生。</text:p>
      <text:p text:style-name="P4">
News Source: <text:a xlink:type="simple" xlink:href="https://www.ukrinform.ua/rubric-regions/3714916-u-buci-stavsa-vibuh-gazu-v-budinku-postrazdav-gospodar.html" text:style-name="Internet_20_link" text:visited-style-name="Visited_20_Internet_20_Link">
https://www.ukrinform.ua/rubric-regions/3714916-u-buci-stavsa-vibuh-gazu-v-budinku-postrazdav-gospodar.html</text:a>
</text:p>
      <!--NEWS-->
      <text:h text:style-name="P10" text:outline-level="1">
<text:span text:style-name="T4">
乌克兰人在独木舟上赢得了“黄金”和“青铜”</text:span>
</text:h>
      <text:p text:style-name="P4">
作者: Ukrinform (Person)</text:p>
      <text:p text:style-name="P4">
出版商: Укринформ (Organization)</text:p>
      <text:p text:style-name="P4">
出版时间: 2023-05-27T13:40:00+03:00</text:p>
      <text:p text:style-name="P4">
修改时间: 2023-05-27T13:40:00+03:00</text:p>
      <text:p text:style-name="P4">
描述: 在波兰城市，波兹南开始了独木舟上世界划船杯的舞台。  - 乌克林。</text:p>
      <text:p text:style-name="P4">
图片: ['<text:a xlink:type="simple" xlink:href="https://static.ukrinform.com/photos/2023_05/thumb_files/630_360_1685183700-110.jpg" text:style-name="Internet_20_link" text:visited-style-name="Visited_20_Internet_20_Link">
630_360_16851...</text:a>
']</text:p>
      <text:p text:style-name="P4">
标签: ['Польща', 'Спорт', 'Збірна України', 'Веслування на байдарках і каное']</text:p>
      <text:p text:style-name="P4">
类型: Article</text:p>
      <!--METADATA-->
      <text:p text:style-name="P4">
<draw:frame draw:style-name="fr1" draw:name="Image109" text:anchor-type="as-char" svg:width="6.9236in" svg:height="3.956343in" draw:z-index="0">
<draw:image xlink:href="../Images/yкринформ/2023-05-27T13-40-00-03-00/630_360_1685183700-110.jpg" xlink:type="simple" xlink:show="embed" xlink:actuate="onLoad" draw:mime-type="image/jpeg"/>
</draw:frame>
Upolsky城市Poznan在独木舟上开始了世界杯的舞台。</text:p>
      <text:p text:style-name="P4">
乌克林福姆报道，目前，乌克兰的代表有两枚奖牌。</text:p>
      <text:p text:style-name="P4">
来自Ivano-Frankivsk的Lyudmila Luzan在200米的支柱的独木舟上获得了金牌，其结果为47.65。</text:p>
      <text:p text:style-name="P4">
卢德米拉(Ludmila)在中国的两名代表之前。</text:p>
      <text:p text:style-name="P4">
<text:span text:style-name="T4">
另请阅读：</text:span>
 <text:a xlink:type="simple" xlink:href="https://www.ukrinform.ua/rubric-sports/3706044-ukrainci-zdobuli-tri-medali-na-kubku-svitu-z-akademicnogo-vesluvanna.html" text:style-name="Internet_20_link" text:visited-style-name="Visited_20_Internet_20_Link">
乌克兰人在学术世界杯上赢得了三枚奖牌</text:a>
在一个皮划艇上(200 m)青铜奖获得了Zaitsev的Kherson划船。 他职业生涯中的第一次成为世界杯舞台的获胜者。</text:p>
      <text:p text:style-name="P4">
voto：noc-ukr.org。</text:p>
      <text:p text:style-name="P4">
News Source: <text:a xlink:type="simple" xlink:href="https://www.ukrinform.ua/rubric-sports/3714920-ukrainci-zdobuli-zoloto-ta-bronzu-na-kubku-svitu-z-vesluvanna-na-kanoe.html" text:style-name="Internet_20_link" text:visited-style-name="Visited_20_Internet_20_Link">
https://www.ukrinform.ua/rubric-sports/3714920-ukrainci-zdobuli-zoloto-ta-bronzu-na-kubku-svitu-z-vesluvanna-na-kanoe.html</text:a>
</text:p>
      <!--NEWS-->
      <text:h text:style-name="P10" text:outline-level="1">
<text:span text:style-name="T4">
媒体专家：应合并有关俄罗斯犯罪，法律和新闻业的公平性</text:span>
</text:h>
      <text:p text:style-name="P4">
作者: Ukrinform (Person)</text:p>
      <text:p text:style-name="P4">
出版商: Укринформ (Organization)</text:p>
      <text:p text:style-name="P4">
出版时间: 2023-05-27T13:42:00+03:00</text:p>
      <text:p text:style-name="P4">
修改时间: 2023-05-27T13:42:00+03:00</text:p>
      <text:p text:style-name="P4">
描述: 为了从战争信息中获得公平性，记者必须与执法机构合作并共享信息。  - 乌克林。</text:p>
      <text:p text:style-name="P4">
图片: ['<text:a xlink:type="simple" xlink:href="https://static.ukrinform.com/photos/2023_05/thumb_files/630_360_1684841010-652.jpg" text:style-name="Internet_20_link" text:visited-style-name="Visited_20_Internet_20_Link">
630_360_16848...</text:a>
']</text:p>
      <text:p text:style-name="P4">
标签: ['Журналіст', 'Воєнні злочини', 'Медіа']</text:p>
      <text:p text:style-name="P4">
类型: Article</text:p>
      <!--METADATA-->
      <text:p text:style-name="P4">
<draw:frame draw:style-name="fr1" draw:name="Image110" text:anchor-type="as-char" svg:width="6.9236in" svg:height="3.956343in" draw:z-index="0">
<draw:image xlink:href="../Images/yкринформ/2023-05-27T13-42-00-03-00/630_360_1684841010-652.jpg" xlink:type="simple" xlink:show="embed" xlink:actuate="onLoad" draw:mime-type="image/jpeg"/>
</draw:frame>
为了从战争信息中获得公平性，记者必须与执法机构合作并共享信息。</text:p>
      <text:p text:style-name="P4">
英国记者，现代俄罗斯的伊兹媒体和宣传专家，全球问题经济学院的教授彼得·波美特塞夫(Peter Pomerantsev)在LVIV媒体论坛上说了这一点。</text:p>
      <text:p text:style-name="P4">
“我们试图将正确的和[新闻]合并在一起，将其结合在一起(https://www.ukrinform.ua/tag-zurnalist)。 这些不是通常不同行的两个职业。 但是，通过这种方式，我们可以从信息到正义，从真理到正义。 当您告诉您真相并等待它工作时，这并不容易，这是您将信息带到信息保护结构以采取适当措施的时候。”</text:p>
      <text:p text:style-name="P4">
据英国记者称，包括空军在内的许多世界媒体都抱怨这种合作，他们说记者不应分享律师和伟大的祖父母的信息。 只有当Doni警察获得逮捕令时，这才有可能。</text:p>
      <text:p text:style-name="P4">
<text:span text:style-name="T4">
另请阅读：</text:span>
 <text:a xlink:type="simple" xlink:href="https://www.ukrinform.ua/rubric-regions/3714192-na-lvivskomu-mediaforumi-obgovoruut-pitanna-vizivanna-civilizacij.html" text:style-name="Internet_20_link" text:visited-style-name="Visited_20_Internet_20_Link">
关于LVIV并讨论文明生存的问题</text:a>
“我理解他们的论点，但是在这种情况下，当我们对俄罗斯，记者，律师，执法人员等强大敌人的宣传汽车有抵抗力时，应共同努力以实现正义和惩罚。 这是我们的创新，我们看到它有效。” Pomerantsev补充说。</text:p>
      <text:p text:style-name="P4">
估算项目：乌克兰作证是修复军事射线的一项倡议，美国记者迪·乔瓦尼(Di Giovanni Co -Co -co -co -co -co -co -co -co -co -co -co -co -co -co -co -co -opergend of Social Isport of社会兴趣新闻业新闻业实验室均由Natalka Humeniuk领导。 该项目的团队在乌克兰收集了战争罪的受害者，以持有俄罗斯的战争参考。</text:p>
      <text:p text:style-name="P4">
据乌克林福姆(Ukrinform)报道，在利沃夫(Lviv)5月25日至27日在LVIV Mediaforoum举行。 该活动聚集了外国和乌克兰媒体的五分之五，研究人员，多宝箱，公共部门的代表和国际组织。</text:p>
      <text:p text:style-name="P4">
<text:span text:style-name="T5">
foto：电报Vitaliy Barabash</text:span>
</text:p>
      <text:p text:style-name="P4">
News Source: <text:a xlink:type="simple" xlink:href="https://www.ukrinform.ua/rubric-society/3714924-dla-dosagnenna-spravedlivosti-sodo-voennih-zlociniv-rf-varto-poednuvati-pravo-i-zurnalistiku-mediaekspert.html" text:style-name="Internet_20_link" text:visited-style-name="Visited_20_Internet_20_Link">
https://www.ukrinform.ua/rubric-society/3714924-dla-dosagnenna-spravedlivosti-sodo-voennih-zlociniv-rf-varto-poednuvati-pravo-i-zurnalistiku-mediaekspert.html</text:a>
</text:p>
      <!--NEWS-->
      <text:h text:style-name="P10" text:outline-level="1">
<text:span text:style-name="T4">
在哈尔基夫，他们找到了一个两年的女孩，她的搜索持续了四天</text:span>
</text:h>
      <text:p text:style-name="P4">
作者: Ukrinform (Person)</text:p>
      <text:p text:style-name="P4">
出版商: Укринформ (Organization)</text:p>
      <text:p text:style-name="P4">
出版时间: 2023-05-27T13:46:00+03:00</text:p>
      <text:p text:style-name="P4">
修改时间: 2023-05-27T13:46:00+03:00</text:p>
      <text:p text:style-name="P4">
描述: 在Kharkiv地区，从Slobozhansky社区的Skripai村发现了一个两年的Violetta，该村庄于5月23日从她自己的院子里消失了。  - 乌克林。</text:p>
      <text:p text:style-name="P4">
图片: ['<text:a xlink:type="simple" xlink:href="https://static.ukrinform.com/photos/2023_05/thumb_files/630_360_1685184965-906.jpeg" text:style-name="Internet_20_link" text:visited-style-name="Visited_20_Internet_20_Link">
630_360_16851...</text:a>
']</text:p>
      <text:p text:style-name="P4">
标签: ['Діти', 'Харківщина', 'Пошуки']</text:p>
      <text:p text:style-name="P4">
类型: Article</text:p>
      <!--METADATA-->
      <text:p text:style-name="P4">
<draw:frame draw:style-name="fr1" draw:name="Image112" text:anchor-type="as-char" svg:width="6.9236in" svg:height="3.956343in" draw:z-index="0">
<draw:image xlink:href="../Images/yкринформ/2023-05-27T13-46-00-03-00/630_360_1685184965-906.jpeg" xlink:type="simple" xlink:show="embed" xlink:actuate="onLoad" draw:mime-type="image/jpeg"/>
</draw:frame>
Kharkiv地区从Skripai Slobozhansk Gromance村发现了一个两年的Violetta，该村庄于5月23日从自己的院子里消失了。</text:p>
      <text:p text:style-name="P4">
正如Ukrinform报道的那样，它在[Telegram]中报告(https://t.me/mvs_ukraine/25662?single&amp;fbclid=IwAR3LfzebjHOb14RtcI8e58CdN73nR8upLqMNMcWxDNTjMwPceLooKm5uv0g)内政部。</text:p>
      <text:p text:style-name="P4">
“连续搜索三天。 包括警察，救援人员，志愿者，当地居民在内的一千多人正在寻找<text:a xlink:type="simple" xlink:href="https://www.ukrinform.ua/tag-diti" text:style-name="Internet_20_link" text:visited-style-name="Visited_20_Internet_20_Link">
儿童</text:a>
在村庄，在灌木丛中，检查了所有周围的水库。</text:p>
      <text:p text:style-name="P4">
星期六，这个女孩在森林中被发现。 “她还活着，但很疲倦，口渴。 婴儿的非法行为没有犯下，Violetta离家太远了。 医生目前正在看婴儿。”该部补充说。</text:p>
      <text:p text:style-name="P4">
<text:span text:style-name="T4">
另请阅读：</text:span>
 [在Vinnytsia地区的强奸犯的Vinnytsia地区提供了13年的遗嘱。(https://www.ukrinform.ua/rubric-regions/3714547-na-vinniccini-gvaltivnika-cotiriricnoi-pleminnici-pozbavili-voli-na-13-rokiv.html)执法人员感谢所有帮助搜索的人。</text:p>
      <text:p text:style-name="P4">
正如乌克林福姆(Ukrinform)报道的那样，5月23日，来自Skripaisisobhansky村的两年 - 紫罗兰(Violetta Muzhechuk)从自己的院子里消失了。 <text:a xlink:type="simple" xlink:href="https://www.ukrinform.ua/rubric-regions/3714554-na-harkivsini-cetvertij-den-sukaut-dvoricnu-ditinu.html" text:style-name="Internet_20_link" text:visited-style-name="Visited_20_Internet_20_Link">
涉及搜索</text:a>
警察，SES救援人员，志愿者Tamy。</text:p>
      <text:p text:style-name="P4">
_foto：内政部</text:p>
      <text:p text:style-name="P4">
News Source: <text:a xlink:type="simple" xlink:href="https://www.ukrinform.ua/rubric-regions/3714930-na-harkivsini-znajsli-dvoricnu-divcinku-posuki-akoi-trivali-cotiri-dni.html" text:style-name="Internet_20_link" text:visited-style-name="Visited_20_Internet_20_Link">
https://www.ukrinform.ua/rubric-regions/3714930-na-harkivsini-znajsli-dvoricnu-divcinku-posuki-akoi-trivali-cotiri-dni.html</text:a>
</text:p>
      <!--NEWS-->
      <text:h text:style-name="P10" text:outline-level="1">
<text:span text:style-name="T4">
理事会的代表团访问了乌克兰军方接受培训的德国军事基地</text:span>
</text:h>
      <text:p text:style-name="P4">
作者: Ukrinform (Person)</text:p>
      <text:p text:style-name="P4">
出版商: Укринформ (Organization)</text:p>
      <text:p text:style-name="P4">
出版时间: 2023-05-27T13:48:00+03:00</text:p>
      <text:p text:style-name="P4">
修改时间: 2023-05-27T13:48:00+03:00</text:p>
      <text:p text:style-name="P4">
描述: 乌克兰的Verkhovna Rada在国家安全，国防和情报上的代表团访问了乌克兰军队接受训练的德国军事基地之一。  - 乌克林。</text:p>
      <text:p text:style-name="P4">
图片: ['<text:a xlink:type="simple" xlink:href="https://static.ukrinform.com/photos/2023_05/thumb_files/630_360_1685184454-126.jpeg" text:style-name="Internet_20_link" text:visited-style-name="Visited_20_Internet_20_Link">
630_360_16851...</text:a>
']</text:p>
      <text:p text:style-name="P4">
标签: ['Депутат', 'Німеччина', 'Верховна Рада', 'Військові навчання']</text:p>
      <text:p text:style-name="P4">
类型: Article</text:p>
      <!--METADATA-->
      <text:p text:style-name="P4">
<draw:frame draw:style-name="fr1" draw:name="Image113" text:anchor-type="as-char" svg:width="6.9236in" svg:height="3.956343in" draw:z-index="0">
<draw:image xlink:href="../Images/yкринформ/2023-05-27T13-48-00-03-00/630_360_1685184454-126.jpeg" xlink:type="simple" xlink:show="embed" xlink:actuate="onLoad" draw:mime-type="image/jpeg"/>
</draw:frame>
乌克兰关于国家安全，国防和情报的Verkhovna Rada代表团访问了乌克兰军事训练的德国军事基地之一。</text:p>
      <text:p text:style-name="P4">
关于它报告<text:a xlink:type="simple" xlink:href="https://www.rada.gov.ua/news/razom/236957.html" text:style-name="Internet_20_link" text:visited-style-name="Visited_20_Internet_20_Link">
BP设备的新闻服务</text:a>
，报道乌克林福姆。</text:p>
      <text:p text:style-name="P4">
消息写道：“本周，由他的主席亚历山大·扎伊特尼维奇(Alexander Zaitnevich)领导的国家安全，国防与情报委员会的代表团访问了德国。”</text:p>
      <text:p text:style-name="P4">
得知，乌克兰和德国议会的第一次国防委员会举行了第一次联合会议。</text:p>
      <text:p text:style-name="P4">
在他在工作访问的框架内，乌克兰代表还与其他议会委员会和“友谊团体”的德国军官会面，并与德国外交部部长交换了思想，并与托比亚斯·林德纳(To​​bias Lindner)以及托比亚·林德纳(To​​bias Lindner)以及议会秘书的名字交换娱乐国防部长。</text:p>
      <text:p text:style-name="P4">
<text:span text:style-name="T4">
另请阅读：</text:span>
 <text:a xlink:type="simple" xlink:href="https://t.me/ukrinform_news/99954" text:style-name="Internet_20_link" text:visited-style-name="Visited_20_Internet_20_Link">
西班牙讲师在电报渠道中陪同我们的B-Video之后的战斗机</text:a>
同时，据报道，Verkhovna Rada的议会代表团参观了Knutsi军事基地之一，乌克兰军队在Nanimetsk设备上接受了训练。 乌克兰人民代表与乌克兰国家的捍卫者进行了交谈，并感谢德国和国际教练。</text:p>
      <text:p text:style-name="P4">
据报道，由Oleksandrzavitnevich领导的乌克兰问题安全，国防与情报委员会的Verkhovna Rada代表团正在德国进行工作访问。</text:p>
      <text:p text:style-name="P4">
照片：BP新闻服务</text:p>
      <text:p text:style-name="P4">
News Source: <text:a xlink:type="simple" xlink:href="https://www.ukrinform.ua/rubric-ato/3714926-delegacia-radi-vidvidala-nimecku-vijskovu-bazu-de-prohodat-navcanna-ukrainski-vijskovi.html" text:style-name="Internet_20_link" text:visited-style-name="Visited_20_Internet_20_Link">
https://www.ukrinform.ua/rubric-ato/3714926-delegacia-radi-vidvidala-nimecku-vijskovu-bazu-de-prohodat-navcanna-ukrainski-vijskovi.html</text:a>
</text:p>
      <!--NEWS-->
      <text:h text:style-name="P10" text:outline-level="1">
<text:span text:style-name="T4">
Zaporizka Oblast（19:54）。 红色警报：空中威胁。 警笛声。 立即掩盖！</text:span>
</text:h>
      <text:p text:style-name="P4">
作者: liveuamap (Language: en)</text:p>
      <text:p text:style-name="P4">
时间: 2023-05-27T13:54:00</text:p>
      <text:p text:style-name="P4">
地点: Zaporizka Oblast (Latitude:47.610951 Longtitude:35.765311)</text:p>
      <text:p text:style-name="P4">
视频: []</text:p>
      <text:p text:style-name="P4">
图片: []</text:p>
      <text:p text:style-name="P4">
标签: ["Europe", "Central and Eastern Europe"]</text:p>
      <text:p text:style-name="P4">
Id: 22565780</text:p>
      <!--METADATA-->
      <text:p text:style-name="P4">
Zaporizhzhia地区(19:54). Red Alert: aerial threat. Sirens sounding. Take covernow!</text:p>
      <text:p text:style-name="P4">
News Collection Link: <text:a xlink:type="simple" xlink:href="https://liveuamap.com/en/2023/27-may-zaporizka-oblast1954-red-alert-aerial-g" text:style-name="Internet_20_link" text:visited-style-name="Visited_20_Internet_20_Link">
https://liveuamap.com/en/2023/27-may-zaporizka-oblast1954-red-alert-aerial-g</text:a>
</text:p>
      <text:p text:style-name="P4">
News Source: <text:a xlink:type="simple" xlink:href="https://t.me/suspilnezaporizhzhya/13127" text:style-name="Internet_20_link" text:visited-style-name="Visited_20_Internet_20_Link">
https://t.me/suspilnezaporizhzhya/13127</text:a>
</text:p>
      <!--NEWS-->
      <text:h text:style-name="P10" text:outline-level="1">
<text:span text:style-name="T4">
莫斯科旅行中的中国专家已经完成了任务</text:span>
</text:h>
      <text:p text:style-name="P4">
作者: Ukrinform (Person)</text:p>
      <text:p text:style-name="P4">
出版商: Укринформ (Organization)</text:p>
      <text:p text:style-name="P4">
出版时间: 2023-05-27T14:01:00+03:00</text:p>
      <text:p text:style-name="P4">
修改时间: 2023-05-27T14:01:00+03:00</text:p>
      <text:p text:style-name="P4">
描述: 欧亚大陆政府在欧亚大陆政府的特别代表李·胡伊（Lee Huai）完成了他对莫斯科的使命，在此期间，俄罗斯外交部讨论了战争政治解决的前景。  - 乌克林。</text:p>
      <text:p text:style-name="P4">
图片: ['<text:a xlink:type="simple" xlink:href="https://static.ukrinform.com/photos/2023_05/thumb_files/630_360_1685185959-848.jpg" text:style-name="Internet_20_link" text:visited-style-name="Visited_20_Internet_20_Link">
630_360_16851...</text:a>
']</text:p>
      <text:p text:style-name="P4">
标签: ['Китай', 'МЗС', 'Росія']</text:p>
      <text:p text:style-name="P4">
类型: Article</text:p>
      <!--METADATA-->
      <text:p text:style-name="P4">
<draw:frame draw:style-name="fr1" draw:name="Image116" text:anchor-type="as-char" svg:width="6.9236in" svg:height="3.946452in" draw:z-index="0">
<draw:image xlink:href="../Images/yкринформ/2023-05-27T14-01-00-03-00/630_360_1685185959-848.jpg" xlink:type="simple" xlink:show="embed" xlink:actuate="onLoad" draw:mime-type="image/jpeg"/>
</draw:frame>
欧亚大陆政府在欧亚大陆政府的特别代表李·胡伊(Lee Huai)完成了前往莫斯科的旅行，在此期间，俄罗斯外交部讨论了战争政治解决的前景。</text:p>
      <text:p text:style-name="P4">
关于IT报告<text:a xlink:type="simple" xlink:href="https://www.mfa.gov.cn/wjdt_674879/sjxw_674887/202305/t20230527_11084761.shtml" text:style-name="Internet_20_link" text:visited-style-name="Visited_20_Internet_20_Link">
中国外交部</text:a>
，乌克林通讯员报告。</text:p>
      <text:p text:style-name="P4">
根据中国外交部的说法，在莫斯科，李华通过对外交事务的变化，谢尔盖·拉夫罗夫(Sergei Lavrov)和他的代表安德里贾登科(Andrijudenko)和米哈伊尔·杰鲁辛(Mikhail Gerusin)交换了关于乌克兰危机的政治解决的想法。</text:p>
      <text:p text:style-name="P4">
<text:span text:style-name="T4">
另请阅读：</text:span>
 <text:a xlink:type="simple" xlink:href="https://www.ukrinform.ua/rubric-world/3714286-kitaj-vvazae-pricinou-ukrainskoi-krizi-problemi-z-bezpekovim-upravlinnam-u-evropi.html" text:style-name="Internet_20_link" text:visited-style-name="Visited_20_Internet_20_Link">
中国考虑了欧洲安全管理问题的“乌克兰危机”的原因</text:a>
李在谈判期间指出，在“乌克兰危机”的问题中，中国始终遵守《联合国宪章》的目标和原则，目标和公正的立场，并且始终坚定地站在和平与对话的一边。</text:p>
      <text:p text:style-name="P4">
“基于“中国在乌克兰克雷政治定居的立场”的立场”(中华人民共和国的和平计划从12分。)中国准备加强与包括俄罗斯在内的各方的交流和对话，并为乌克兰危机的政治解决做出努力。”中国外交官说。</text:p>
      <text:p text:style-name="P4">
值得注意的是，俄罗斯一方感谢中国对“乌克兰危机”的和平监管的协助，并指出，“它将继续遵守其政治和解，并将继续加强与中国与中国的交流。”</text:p>
      <text:p text:style-name="P4">
<text:span text:style-name="T4">
另请阅读：</text:span>
 <text:a xlink:type="simple" xlink:href="https://www.ukrinform.ua/rubric-world/3714276-es-spodivaetsa-so-kitaj-sponukae-rosiu-do-vivedenna-vsih-vijsk-z-ukraini.html" text:style-name="Internet_20_link" text:visited-style-name="Visited_20_Internet_20_Link">
欧盟希望中国鼓励俄罗斯从乌克兰撤出部队</text:a>
从俄罗斯宣传家有关特殊和解的访问的报道中，俄罗斯联邦外交部与李的谈判是俄罗斯远见，莫斯科捍卫了冲突的政治和外交解决方案。 ，乌克兰一方及其“西方策展人”造成了严重的障碍。<text:span text:style-name="T4">
另请阅读：</text:span>
 [中国特别代表讨论了柏林“乌克兰危机”的政治规定]](https://www.ukrinform.ua/rubric-world/3713882-specpredstavnik-kitau-obgovoriv-u-berlini-politicne-vreguluvanna-ukrainskoi-krizi.html)正如乌克林福称所报道的那样，中国认为，定居俄罗斯 - 乌克兰战争的倡议属于欧洲，并支持欧洲人为重置乌克兰和平的努力以及对全欧洲国家可接受的和平决定的提议。</text:p>
      <text:p text:style-name="P4">
News Source: <text:a xlink:type="simple" xlink:href="https://www.ukrinform.ua/rubric-world/3714932-kitajskij-specposlanec-poizdkou-do-moskvi-zaversiv-svou-misiu.html" text:style-name="Internet_20_link" text:visited-style-name="Visited_20_Internet_20_Link">
https://www.ukrinform.ua/rubric-world/3714932-kitajskij-specposlanec-poizdkou-do-moskvi-zaversiv-svou-misiu.html</text:a>
</text:p>
      <!--NEWS-->
      <text:h text:style-name="P10" text:outline-level="1">
<text:span text:style-name="T4">
Dnipro，Dnipropetrovska Oblast（20:12）。 红色警报：空中威胁。 警笛声。 掩护...</text:span>
</text:h>
      <text:p text:style-name="P4">
作者: liveuamap (Language: en)</text:p>
      <text:p text:style-name="P4">
时间: 2023-05-27T14:13:00</text:p>
      <text:p text:style-name="P4">
地点: Dnipro (Latitude:48.45812 Longtitude:35.03946)</text:p>
      <text:p text:style-name="P4">
视频: []</text:p>
      <text:p text:style-name="P4">
图片: []</text:p>
      <text:p text:style-name="P4">
标签: ["Europe", "Central and Eastern Europe"]</text:p>
      <text:p text:style-name="P4">
Id: 22565787</text:p>
      <!--METADATA-->
      <text:p text:style-name="P4">
dnipro，dnipropetrovsk区域(20:12). Red Alert: aerial threat. Sirenssounding. Take cover now!</text:p>
      <text:p text:style-name="P4">
News Collection Link: <text:a xlink:type="simple" xlink:href="https://liveuamap.com/en/2023/27-may-dnipro-dnipropetrovska-oblast2012-red-g" text:style-name="Internet_20_link" text:visited-style-name="Visited_20_Internet_20_Link">
https://liveuamap.com/en/2023/27-may-dnipro-dnipropetrovska-oblast2012-red-g</text:a>
</text:p>
      <text:p text:style-name="P4">
News Source: <text:a xlink:type="simple" xlink:href="https://t.me/air_alert_ua/46641" text:style-name="Internet_20_link" text:visited-style-name="Visited_20_Internet_20_Link">
https://t.me/air_alert_ua/46641</text:a>
</text:p>
      <!--NEWS-->
      <text:h text:style-name="P10" text:outline-level="1">
<text:span text:style-name="T4">
乌克兰军队开始接受艾布拉姆斯坦克的训练</text:span>
</text:h>
      <text:p text:style-name="P4">
作者: Ukrinform (Person)</text:p>
      <text:p text:style-name="P4">
出版商: Укринформ (Organization)</text:p>
      <text:p text:style-name="P4">
出版时间: 2023-05-27T14:17:26+03:00</text:p>
      <text:p text:style-name="P4">
修改时间: 2023-05-27T14:17:26+03:00</text:p>
      <text:p text:style-name="P4">
描述: 大约400名乌克兰军人的第一组开始在德国的M1艾布拉姆斯进行培训。  - 乌克林。</text:p>
      <text:p text:style-name="P4">
图片: ['<text:a xlink:type="simple" xlink:href="https://static.ukrinform.com/photos/2023_03/thumb_files/630_360_1679425864-248.jpg" text:style-name="Internet_20_link" text:visited-style-name="Visited_20_Internet_20_Link">
630_360_16794...</text:a>
']</text:p>
      <text:p text:style-name="P4">
标签: ['Танк', 'Військові', 'Abrams ']</text:p>
      <text:p text:style-name="P4">
类型: Article</text:p>
      <!--METADATA-->
      <text:p text:style-name="P4">
<draw:frame draw:style-name="fr1" draw:name="Image117" text:anchor-type="as-char" svg:width="6.9236in" svg:height="3.956343in" draw:z-index="0">
<draw:image xlink:href="../Images/yкринформ/2023-05-27T14-17-26-03-00/630_360_1679425864-248.jpg" xlink:type="simple" xlink:show="embed" xlink:actuate="onLoad" draw:mime-type="image/jpeg"/>
</draw:frame>
大约400名乌克兰军人的第一组开始训练Vnimechina的运营和维护美国M1 Abrams坦克。</text:p>
      <text:p text:style-name="P4">
这说明了(https://www.nytimes.com/2023/05/27/world/europe/ukraine-tanks-counteroffensive.html)。</text:p>
      <text:p text:style-name="P4">
加恩说：“大约有200名军人 - 大约有一个装甲营 - 普莱蒂尼特(Pryatynitsa)开始对德国格拉芬佛(Grafenver)和霍奇(Hochaenfels)的那不勒斯(Napoligons)进行军方的合并训练。”</text:p>
      <text:p text:style-name="P4">
据他说，这些练习包括基本士兵的任务，例如购物和获得医疗服务，水平和口腔水平的培训，最后，随着Batathont级别的参与，更多的大规模培训将互相抵抗。</text:p>
      <text:p text:style-name="P4">
<text:span text:style-name="T4">
另请阅读：</text:span>
 <text:a xlink:type="simple" xlink:href="https://www.ukrinform.ua/rubric-ato/3714926-delegacia-radi-vidvidala-nimecku-vijskovu-bazu-de-prohodat-navcanna-ukrainski-vijskovi.html" text:style-name="Internet_20_link" text:visited-style-name="Visited_20_Internet_20_Link">
理事会的委托访问了德国军事基地，我离开了乌克兰军队</text:a>
KRMI，另外200名乌克兰士兵开始为加油和服务训练<text:a xlink:type="simple" xlink:href="https://www.ukrinform.ua/tag-tank" text:style-name="Internet_20_link" text:visited-style-name="Visited_20_Internet_20_Link">
坦克</text:a>
。</text:p>
      <text:p text:style-name="P4">
正如乌克林福姆(Ukrinform)报道的<text:a xlink:type="simple" xlink:href="https://www.ukrinform.ua/rubric-ato/3714885-ukraina-poprosila-u-nimeccini-krilati-raketi-taurus-zmi.html" text:style-name="Internet_20_link" text:visited-style-name="Visited_20_Internet_20_Link">
乌克兰已提交给德国</text:a>
为了供应大范围的金牛座火箭。</text:p>
      <text:p text:style-name="P4">
<text:span text:style-name="T5">
照片：防御视觉信息分配服务</text:span>
</text:p>
      <text:p text:style-name="P4">
News Source: <text:a xlink:type="simple" xlink:href="https://www.ukrinform.ua/rubric-ato/3714933-ukrainski-vijskovi-rozpocali-navcanna-na-tankah-abrams.html" text:style-name="Internet_20_link" text:visited-style-name="Visited_20_Internet_20_Link">
https://www.ukrinform.ua/rubric-ato/3714933-ukrainski-vijskovi-rozpocali-navcanna-na-tankah-abrams.html</text:a>
</text:p>
      <!--NEWS-->
      <text:h text:style-name="P10" text:outline-level="1">
<text:span text:style-name="T4">
Kherson，Khersonska Oblast（20:18）。 红色警报：空中威胁。 警笛声。 立即掩盖！</text:span>
</text:h>
      <text:p text:style-name="P4">
作者: liveuamap (Language: en)</text:p>
      <text:p text:style-name="P4">
时间: 2023-05-27T14:20:00</text:p>
      <text:p text:style-name="P4">
地点: Kherson (Latitude:46.65604 Longtitude:32.61763)</text:p>
      <text:p text:style-name="P4">
视频: []</text:p>
      <text:p text:style-name="P4">
图片: []</text:p>
      <text:p text:style-name="P4">
标签: ["Europe", "Central and Eastern Europe"]</text:p>
      <text:p text:style-name="P4">
Id: 22565788</text:p>
      <!--METADATA-->
      <text:p text:style-name="P4">
赫尔森，赫森地区(20:18). Red Alert: aerial threat. Sirens sounding.Take cover now!</text:p>
      <text:p text:style-name="P4">
News Collection Link: <text:a xlink:type="simple" xlink:href="https://liveuamap.com/en/2023/27-may-kherson-khersonska-oblast2018-red-alerg" text:style-name="Internet_20_link" text:visited-style-name="Visited_20_Internet_20_Link">
https://liveuamap.com/en/2023/27-may-kherson-khersonska-oblast2018-red-alerg</text:a>
</text:p>
      <text:p text:style-name="P4">
News Source: <text:a xlink:type="simple" xlink:href="https://t.me/air_alert_ua/46642" text:style-name="Internet_20_link" text:visited-style-name="Visited_20_Internet_20_Link">
https://t.me/air_alert_ua/46642</text:a>
</text:p>
      <!--NEWS-->
      <text:h text:style-name="P10" text:outline-level="1">
<text:span text:style-name="T4">
戈兰德正式成为英国足球英超赛季的球员</text:span>
</text:h>
      <text:p text:style-name="P4">
作者: Ukrinform (Person)</text:p>
      <text:p text:style-name="P4">
出版商: Укринформ (Organization)</text:p>
      <text:p text:style-name="P4">
出版时间: 2023-05-27T14:22:03+03:00</text:p>
      <text:p text:style-name="P4">
修改时间: 2023-05-27T14:22:03+03:00</text:p>
      <text:p text:style-name="P4">
描述: 曼彻斯特城俱乐部埃林·荷兰（Erling Holland）的挪威足球前锋被认为是英超联赛（APP）中本赛季最好的球员。  - 乌克林。</text:p>
      <text:p text:style-name="P4">
图片: ['<text:a xlink:type="simple" xlink:href="https://static.ukrinform.com/photos/2023_05/thumb_files/630_360_1685184843-487.jpg" text:style-name="Internet_20_link" text:visited-style-name="Visited_20_Internet_20_Link">
630_360_16851...</text:a>
']</text:p>
      <text:p text:style-name="P4">
标签: ['Британія', 'Футбол', 'Норвегія', 'Манчестер Сіті', 'АПЛ']</text:p>
      <text:p text:style-name="P4">
类型: Article</text:p>
      <!--METADATA-->
      <text:p text:style-name="P4">
<draw:frame draw:style-name="fr1" draw:name="Image118" text:anchor-type="as-char" svg:width="6.9236in" svg:height="3.956343in" draw:z-index="0">
<draw:image xlink:href="../Images/yкринформ/2023-05-27T14-22-03-03-00/630_360_1685184843-487.jpg" xlink:type="simple" xlink:show="embed" xlink:actuate="onLoad" draw:mime-type="image/jpeg"/>
</draw:frame>
挪威足球曼彻斯特城俱乐部埃林·霍兰塔(Erling Hollanta)是本赛季英超联赛中最好的球员(超级联赛).</text:p>
      <text:p text:style-name="P4">
Про це <text:a xlink:type="simple" xlink:href="https://www.premierleague.com/news/3486457" text:style-name="Internet_20_link" text:visited-style-name="Visited_20_Internet_20_Link">
 повідомляє </text:a>
乌克林福姆报道，在APL的子污染网站上。</text:p>
      <text:p text:style-name="P4">
埃林(Erling(多特蒙德)去年5月。 本赛季，前锋赢得了曼西蒂的冠军冠军。</text:p>
      <text:p text:style-name="P4">
<text:span text:style-name="T4">
另请阅读：</text:span>
 [“”“英格兰的冠军)(https://www.ukrinform.ua/rubric-sports/3712011-mancester-siti-dostrokovo-stav-cempionom-anglii.html)在UPL锦标赛之前，这位22岁的荷兰人在巡回赛之前自信地领导了霍布德比赛。 它在35场比赛中拥有创纪录的36个进球。</text:p>
      <text:p text:style-name="P4">
照片：TeamTalk.com/manchester-city。</text:p>
      <text:p text:style-name="P4">
News Source: <text:a xlink:type="simple" xlink:href="https://www.ukrinform.ua/rubric-sports/3714934-goland-oficijno-stav-gravcem-sezonu-anglijskoi-futbolnoi-premerligi.html" text:style-name="Internet_20_link" text:visited-style-name="Visited_20_Internet_20_Link">
https://www.ukrinform.ua/rubric-sports/3714934-goland-oficijno-stav-gravcem-sezonu-anglijskoi-futbolnoi-premerligi.html</text:a>
</text:p>
      <!--NEWS-->
      <text:h text:style-name="P10" text:outline-level="1">
<text:span text:style-name="T4">
在无人机军队的无人机的帮助下，军方在俄罗斯的俄罗斯“冰雹”摧毁了</text:span>
</text:h>
      <text:p text:style-name="P4">
作者: Ukrinform (Person)</text:p>
      <text:p text:style-name="P4">
出版商: Укринформ (Organization)</text:p>
      <text:p text:style-name="P4">
出版时间: 2023-05-27T14:24:00+03:00</text:p>
      <text:p text:style-name="P4">
修改时间: 2023-05-27T14:24:00+03:00</text:p>
      <text:p text:style-name="P4">
描述: 在巴赫穆特（Bakhmut）的郊区，乌克兰军方在无人机军队的无人机帮助下摧毁了俄罗斯“毕业生”射击大火的反应性体系。  - 乌克林。</text:p>
      <text:p text:style-name="P4">
图片: ['<text:a xlink:type="simple" xlink:href="https://static.ukrinform.com/photos/2023_04/thumb_files/630_360_1682359952-617.jpg" text:style-name="Internet_20_link" text:visited-style-name="Visited_20_Internet_20_Link">
630_360_16823...</text:a>
']</text:p>
      <text:p text:style-name="P4">
标签: ['Бахмут', 'Дрон', 'Війна з Росією', 'Армія дронів']</text:p>
      <text:p text:style-name="P4">
类型: Article</text:p>
      <!--METADATA-->
      <text:p text:style-name="P4">
<draw:frame draw:style-name="fr1" draw:name="Image119" text:anchor-type="as-char" svg:width="6.9236in" svg:height="3.956343in" draw:z-index="0">
<draw:image xlink:href="../Images/yкринформ/2023-05-27T14-24-00-03-00/630_360_1682359952-617.jpg" xlink:type="simple" xlink:show="embed" xlink:actuate="onLoad" draw:mime-type="image/jpeg"/>
</draw:frame>
在巴赫穆特(Bakhmut)的底部，乌克兰军方在无人机军队的无人驾驶飞机的帮助下摧毁了俄罗斯“毕业生”的反应性体系。</text:p>
      <text:p text:style-name="P4">
据《街道》报道，米哈伊尔·费多罗夫(Mikhail Fedorov)在[Telegram。]中对此进行了有关这一用于创新，教育，科学技术发展的Viceremier-Minister，Mikhail Fedorov。(https://t.me/zedigital/3177?fbclid=IwAR3vchDbx2WXEWbeoMa1IGu4i452VK_oKmWJ1Ha4fJYamLaiNptQtmsAhog)“俄罗斯人在巴赫穆特(Bakhmut)的郊区有一个减去的“冰雹”。 这是特种部队与来自[无人机大军]的两个强大的无人机“佩加斯”的有效工作的结果(https://www.ukrinform.ua/tag-armia-droniv)“， - 他写了。</text:p>
      <text:p text:style-name="P4">
据费多夫(Fedorov)称，解雇了乌克兰军队的立场后，俄罗斯人民正迅速逃离犯罪现场并躲藏起来，但是当钉子无人机工作时很难做到这一点。</text:p>
      <text:p text:style-name="P4">
他说：“一只“鸟”被“冰雹”拦住，侵略了一部分，另一个终于被喜欢。”</text:p>
      <text:p text:style-name="P4">
<text:span text:style-name="T4">
另请阅读：</text:span>
 [作为项目的一部分“” 10,000名飞行员-Fedorov]已准备好(https://www.ukrinform.ua/rubric-ato/3704839-u-ramkah-proektu-armia-droniv-pidgotuvali-10-tisac-pilotiv-fedorov.html)正如Fedorov补充的那样，借助无人机陆军项目的帮助，很快就会更大。 他还敦促通过[United24]捐款(https://t.me/U24_gov_ua)或在“动作”的主屏幕上。</text:p>
      <text:p text:style-name="P4">
据《街道》报道，5月，数字化转换部与Correners共同[配备了八个新的Shock Rotbplan的必要设备。 这是给出的(https://www.ukrinform.ua/rubric-ato/3706405-za-proektom-armia-droniv-ukomplektuvali-bijciv-se-vosmi-udarnih-rot-bpla.html)<text:span text:style-name="T5">
foto：afs</text:span>
</text:p>
      <text:p text:style-name="P4">
News Source: <text:a xlink:type="simple" xlink:href="https://www.ukrinform.ua/rubric-ato/3714936-vijskovi-znisili-u-bahmuti-rosijskij-grad-za-dopomogou-bezpilotnikiv-vid-armii-droniv.html" text:style-name="Internet_20_link" text:visited-style-name="Visited_20_Internet_20_Link">
https://www.ukrinform.ua/rubric-ato/3714936-vijskovi-znisili-u-bahmuti-rosijskij-grad-za-dopomogou-bezpilotnikiv-vid-armii-droniv.html</text:a>
</text:p>
      <!--NEWS-->
      <text:h text:style-name="P10" text:outline-level="1">
<text:span text:style-name="T4">
在OP中回应了俄罗斯联邦外交部关于敌对行动终止的“条件”的声明</text:span>
</text:h>
      <text:p text:style-name="P4">
作者: Ukrinform (Person)</text:p>
      <text:p text:style-name="P4">
出版商: Укринформ (Organization)</text:p>
      <text:p text:style-name="P4">
出版时间: 2023-05-27T14:29:00+03:00</text:p>
      <text:p text:style-name="P4">
修改时间: 2023-05-27T14:29:00+03:00</text:p>
      <text:p text:style-name="P4">
描述: 尽管俄罗斯军队在我们的领土上，但没有什么会迫使乌克兰社会和国家领导人与俄罗斯人进行谈判。  - 乌克林。</text:p>
      <text:p text:style-name="P4">
图片: ['<text:a xlink:type="simple" xlink:href="https://static.ukrinform.com/photos/2021_06/thumb_files/630_360_1623145549-151.jpg" text:style-name="Internet_20_link" text:visited-style-name="Visited_20_Internet_20_Link">
630_360_16231...</text:a>
']</text:p>
      <text:p text:style-name="P4">
标签: ['Офіс Президента', 'Війна з Росією']</text:p>
      <text:p text:style-name="P4">
类型: Article</text:p>
      <!--METADATA-->
      <text:p text:style-name="P4">
<draw:frame draw:style-name="fr1" draw:name="Image120" text:anchor-type="as-char" svg:width="6.9236in" svg:height="3.956343in" draw:z-index="0">
<draw:image xlink:href="../Images/yкринформ/2023-05-27T14-29-00-03-00/630_360_1623145549-151.jpg" xlink:type="simple" xlink:show="embed" xlink:actuate="onLoad" draw:mime-type="image/jpeg"/>
</draw:frame>
只要该领土位于俄罗斯军队，就不会迫使乌克兰社区和国家领导人与俄罗斯人进行谈判。</text:p>
      <text:p text:style-name="P4">
因此在[电报]中评论(https://t.me/ermaka2022/2791?fbclid=IwAR13ErcCBj-M0WXIpXgnm4N6TOmQs5UriG1NzvtlV83MtIUijGENj3x0_ig)总统办公室负责人安德里·耶尔马克(Andriy Yermak)与乌克兰的“条款”俄罗斯联合会外交部。</text:p>
      <text:p text:style-name="P4">
耶尔马克写道：“没有这样的力量，今天将迫使乌克兰社会与俄罗斯人交谈，只要俄罗斯的RF站在我们的领土上。”</text:p>
      <text:p text:style-name="P4">
反过来，[Twitter]中指出，总统办公室Mikhail Podolyak负责人顾问(https://twitter.com/Podolyak_M/status/1662369296419373057)俄罗斯联邦外交部证实了俄罗斯 - 友好的法律和实际丧失能力，只有乌克兰的“反条件”条件是现实的。</text:p>
      <text:p text:style-name="P4">
俄罗斯联邦外交部的口中的“俄罗斯要求”得到了俄罗斯领导人的法律和实际能力的证实。 因此，只有现实的“反对条件” ...立即从乌克兰的主权领土上撤出所有部队。国家认识到苏联已经分手了，邮政 - 苏维埃国家都具有主权。 战争罪犯和战争作者的发行。 修复划界(缓冲区)在俄罗斯联邦的领土上。 减少进攻武器(高射击弹). Міжнародна конференція з організації контролюнад ядерним арсеналом РФ. Юридично зафіксована програма репараційних виплат,включно з добровільною відмовою від арештованих в інших країнах російськихактивів на користь України...". - вважає Подоляк.</text:p>
      <text:p text:style-name="P4">
<text:span text:style-name="T4">
Читайте також:</text:span>
 <text:a xlink:type="simple" xlink:href="https://www.ukrinform.ua/rubric-ato/3714037-dzonson-zaaviv-so-ne-bacit-pricin-dla-zatrimok-ukrainskoi-peremogi.html" text:style-name="Internet_20_link" text:visited-style-name="Visited_20_Internet_20_Link">
 Джонсон заявив, що не бачить причин для затримокукраїнської перемоги </text:a>
据报道，俄罗斯米哈伊尔·加鲁辛(Mikhail Galusin)外交部副主任在接受采访的宣传新闻社<text:a xlink:type="simple" xlink:href="https://t.me/tass_agency/193623" text:style-name="Internet_20_link" text:visited-style-name="Visited_20_Internet_20_Link">
TASS</text:a>
他称“条件”结束了与乌克兰的战争。 其中包括终止武装部队和西方军队的供应，乌克兰拒绝加入北约和欧盟，以及返回前分配状态。</text:p>
      <text:p text:style-name="P4">
News Source: <text:a xlink:type="simple" xlink:href="https://www.ukrinform.ua/rubric-polytics/3714941-v-op-vidreaguvali-na-zaavi-mzs-rf-pro-umovi-pripinenna-bojovih-dij.html" text:style-name="Internet_20_link" text:visited-style-name="Visited_20_Internet_20_Link">
https://www.ukrinform.ua/rubric-polytics/3714941-v-op-vidreaguvali-na-zaavi-mzs-rf-pro-umovi-pripinenna-bojovih-dij.html</text:a>
</text:p>
      <!--NEWS-->
      <text:h text:style-name="P10" text:outline-level="1">
<text:span text:style-name="T4">
多亏了Belgorod地区的行动，乌克兰情报已收到重要数据-Yusov</text:span>
</text:h>
      <text:p text:style-name="P4">
作者: Ukrinform (Person)</text:p>
      <text:p text:style-name="P4">
出版商: Укринформ (Organization)</text:p>
      <text:p text:style-name="P4">
出版时间: 2023-05-27T14:35:19+03:00</text:p>
      <text:p text:style-name="P4">
修改时间: 2023-05-27T14:35:19+03:00</text:p>
      <text:p text:style-name="P4">
描述: 由于Belgorod地区的运营，收集了有关乌克兰军事情报的信息。  - 乌克林。</text:p>
      <text:p text:style-name="P4">
图片: ['<text:a xlink:type="simple" xlink:href="https://static.ukrinform.com/photos/2023_02/thumb_files/630_360_1676285387-262.jpg" text:style-name="Internet_20_link" text:visited-style-name="Visited_20_Internet_20_Link">
630_360_16762...</text:a>
']</text:p>
      <text:p text:style-name="P4">
标签: ['Розвідка', 'Війна з Росією', 'Бєлгород']</text:p>
      <text:p text:style-name="P4">
类型: Article</text:p>
      <!--METADATA-->
      <text:p text:style-name="P4">
<draw:frame draw:style-name="fr1" draw:name="Image121" text:anchor-type="as-char" svg:width="6.9236in" svg:height="3.956343in" draw:z-index="0">
<draw:image xlink:href="../Images/yкринформ/2023-05-27T14-35-19-03-00/630_360_1676285387-262.jpg" xlink:type="simple" xlink:show="embed" xlink:actuate="onLoad" draw:mime-type="image/jpeg"/>
</draw:frame>
Belgorod地区的urr养业务是对乌克兰战争情报信息有价值的。</text:p>
      <text:p text:style-name="P4">
这是由乌克兰·安德里·尤索夫国防部情报局主要情报局代表报道的。(https://gur.gov.ua/content/vnaslidok-operatsii-u-bielhorodskii-oblasti-bula-zibrana-vazhlyva-dlia-ukrainskoi-rozvidky-informatsiia.html)。</text:p>
      <text:p text:style-name="P4">
他指出，出于明显的原因收集的数据不会被披露，但是其中一些人已经收到了整个世界。 古尔的代表是“裸体国王”。</text:p>
      <text:p text:style-name="P4">
<text:span text:style-name="T4">
另请阅读：</text:span>
 <text:a xlink:type="simple" xlink:href="https://www.ukrinform.ua/rubric-ato/3714659-legion-svoboda-rosii-opriludniv-kadri-z-belgorodskoi-oblasti.html" text:style-name="Internet_20_link" text:visited-style-name="Visited_20_Internet_20_Link">
军团“俄罗斯的自由”从区域地区出版的人员</text:a>
是的，这是关于俄罗斯联邦总统普京总统的精疲力尽，以及俄罗斯联邦对内部打击的脆弱性。</text:p>
      <text:p text:style-name="P4">
根据Yusov的说法，抵抗力量在俄罗斯的边境村庄和公用事业地区都运作。</text:p>
      <text:p text:style-name="P4">
“他们的任务现在是，如果我们谈论贝尔戈罗德地区，那是地球从普京政权的统治中解放出来的，对于这些领土的居民来说，这 - 不同民族的代表，不同的国籍，显然是一个政权内部职业。意识，甚至不是内部职业，实际上，它是一个直接的外部职业 - 例如，如果我们谈论高加索或塔塔斯坦，”  -  gur的代表解释说。</text:p>
      <text:p text:style-name="P4">
<text:span text:style-name="T4">
另请阅读：</text:span>
 <text:a xlink:type="simple" xlink:href="https://www.ukrinform.ua/rubric-ato/3714216-ramstajn-ssa-prosat-ukrainu-ne-vikoristovuvati-nadanu-nimi-zbrou-na-teritorii-rosii.html" text:style-name="Internet_20_link" text:visited-style-name="Visited_20_Internet_20_Link">
拉姆斯坦：美国要求乌克兰不使用俄罗斯提供的武器</text:a>
他强调，乌克兰人不应高估克里姆林宫对俄罗斯自由和俄罗斯志愿军在贝尔戈罗德地区的行动的反应，这是在前线局势的背景下。</text:p>
      <text:p text:style-name="P4">
根据尤索夫的说法，俄罗斯领导人被迫回应该地区的事件过度升级其部队。 在边境界的志愿者的突破称为情报代表，这是俄罗斯联邦进入乌克兰的全面入侵的绝对结果。</text:p>
      <text:p text:style-name="P4">
“领土的地理和政治名称可能会发生变化。该领土被称为“俄罗斯联邦”  - 它包括不同的历史土地，在不同的阶段中，它们被不同地称为。所以今天这个名字就是这样，那么我们将看，”他说。据报道，5月22日在社交网络上<text:a xlink:type="simple" xlink:href="https://www.ukrinform.ua/rubric-world/3712771-so-vidomo-pro-podii-u-belgorodskij-oblasti-ta-so-govorit-kiiv.html" text:style-name="Internet_20_link" text:visited-style-name="Visited_20_Internet_20_Link">
有“俄罗斯志愿军”和军团“俄罗斯自由”的陈述</text:a>
关于解放了一些居住的朋克，并将其部队引入了Belgorod地区的Grayvoron镇。</text:p>
      <text:p text:style-name="P4">
在同一天，古尔(Gur)指出，军团“俄罗斯自由”和“ RDC”(随着俄罗斯从普京政权解放而开始运作)(https://www.ukrinform.ua/rubric-ato/3712670-stvorenna-smugi-bezpeki-u-gur-prokomentuvali-podii-u-belgorodskij-oblasti-rosii.html)为了建立安全发射以保护乌克兰平民，但同时又是俄罗斯联邦公民。</text:p>
      <text:p text:style-name="P4">
5月24日，RDC指出<text:a xlink:type="simple" xlink:href="https://www.ukrinform.ua/rubric-ato/3713639-rdk-ta-legion-svoboda-rosii-zajsli-u-belgorodsku-oblast-bils-ak-na-40-kilometriv-uglib.html" text:style-name="Internet_20_link" text:visited-style-name="Visited_20_Internet_20_Link">
前进42公里深到Belgorod地区</text:a>
。 一些志愿者积分控制了日子。</text:p>
      <text:p text:style-name="P4">
5月25日，宣布<text:a xlink:type="simple" xlink:href="https://www.ukrinform.ua/rubric-ato/3714018-bijci-rdk-zaavili-so-znovu-zajsli-na-teritoriu-rosii.html" text:style-name="Internet_20_link" text:visited-style-name="Visited_20_Internet_20_Link">
RDC再次进入俄罗斯领土</text:a>
。</text:p>
      <text:p text:style-name="P4">
5月27日晚上，在Belgorod地区的玛雅人村听到了爆炸。(https://www.ukrinform.ua/rubric-world/3714782-u-belgorodskij-oblasti-prolunali-vibuhi-povidomlaut-pro-ataku-drona-na-budivlu-mvs.html) .</text:p>
      <text:p text:style-name="P4">
News Source: <text:a xlink:type="simple" xlink:href="https://www.ukrinform.ua/rubric-ato/3714942-zavdaki-operacii-v-belgorodskij-oblasti-ukrainska-rozvidka-otrimala-vazlivi-dani-usov.html" text:style-name="Internet_20_link" text:visited-style-name="Visited_20_Internet_20_Link">
https://www.ukrinform.ua/rubric-ato/3714942-zavdaki-operacii-v-belgorodskij-oblasti-ukrainska-rozvidka-otrimala-vazlivi-dani-usov.html</text:a>
</text:p>
      <!--NEWS-->
      <text:h text:style-name="P10" text:outline-level="1">
<text:span text:style-name="T4">
1人因在Kostiantynivka炮击而丧生</text:span>
</text:h>
      <text:p text:style-name="P4">
作者: liveuamap (Language: en)</text:p>
      <text:p text:style-name="P4">
时间: 2023-05-27T14:47:36</text:p>
      <text:p text:style-name="P4">
地点: Kostyantynivka (Latitude:48.51911 Longtitude:37.7116)</text:p>
      <text:p text:style-name="P4">
视频: []</text:p>
      <text:p text:style-name="P4">
图片: ["<text:a xlink:type="simple" xlink:href="https://liveuamap.com/pics/2023/05/27/22565795_0.jpg" text:style-name="Internet_20_link" text:visited-style-name="Visited_20_Internet_20_Link">
22565795_0.jpg</text:a>
", "<text:a xlink:type="simple" xlink:href="https://liveuamap.com/pics/2023/05/27/22565795_1.jpg" text:style-name="Internet_20_link" text:visited-style-name="Visited_20_Internet_20_Link">
22565795_1.jpg</text:a>
", "<text:a xlink:type="simple" xlink:href="https://liveuamap.com/pics/2023/05/27/22565795_3.jpg" text:style-name="Internet_20_link" text:visited-style-name="Visited_20_Internet_20_Link">
22565795_3.jpg</text:a>
"]</text:p>
      <text:p text:style-name="P4">
标签: ["Minsk Monitor", "Europe"]</text:p>
      <text:p text:style-name="P4">
Id: 22565795</text:p>
      <!--METADATA-->
      <text:p text:style-name="P4">
1人因在Kostiantynivka炮击而丧生</text:p>
      <text:p text:style-name="P4">
<draw:frame draw:style-name="fr1" draw:name="Image122" text:anchor-type="as-char" svg:width="6.9236in" svg:height="5.71197in" draw:z-index="0">
<draw:image xlink:href="../Images/liveuamap/2023-05-27T14-47-36/22565795_0.jpg" xlink:type="simple" xlink:show="embed" xlink:actuate="onLoad" draw:mime-type="image/jpeg"/>
</draw:frame>
<draw:frame draw:style-name="fr1" draw:name="Image123" text:anchor-type="as-char" svg:width="6.9236in" svg:height="4.794593in" draw:z-index="0">
<draw:image xlink:href="../Images/liveuamap/2023-05-27T14-47-36/22565795_1.jpg" xlink:type="simple" xlink:show="embed" xlink:actuate="onLoad" draw:mime-type="image/jpeg"/>
</draw:frame>
<draw:frame draw:style-name="fr1" draw:name="Image124" text:anchor-type="as-char" svg:width="6.9236in" svg:height="4.219069in" draw:z-index="0">
<draw:image xlink:href="../Images/liveuamap/2023-05-27T14-47-36/22565795_3.jpg" xlink:type="simple" xlink:show="embed" xlink:actuate="onLoad" draw:mime-type="image/jpeg"/>
</draw:frame>
新闻集链接：<text:a xlink:type="simple" xlink:href="https://liveuamap.com/en/2023/27-may-1-person-killed-as-result-of-shelling-in-kostiantynivka" text:style-name="Internet_20_link" text:visited-style-name="Visited_20_Internet_20_Link">
https://liveuamap.com/en/2023/27-may-1-person-kill-kill-kill-as-result-of-shelling-shelling-in-kostiantynivka</text:a>
</text:p>
      <text:p text:style-name="P4">
News Source: <text:a xlink:type="simple" xlink:href="https://t.me/Novoeizdanie/52056" text:style-name="Internet_20_link" text:visited-style-name="Visited_20_Internet_20_Link">
https://t.me/Novoeizdanie/52056</text:a>
</text:p>
      <!--NEWS-->
      <text:h text:style-name="P10" text:outline-level="1">
<text:span text:style-name="T4">
Twitter留下了欧盟自愿协议来打击错误信息</text:span>
</text:h>
      <text:p text:style-name="P4">
作者: Ukrinform (Person)</text:p>
      <text:p text:style-name="P4">
出版商: Укринформ (Organization)</text:p>
      <text:p text:style-name="P4">
出版时间: 2023-05-27T14:48:00+03:00</text:p>
      <text:p text:style-name="P4">
修改时间: 2023-05-27T14:48:00+03:00</text:p>
      <text:p text:style-name="P4">
描述: Twitter从欧盟的自愿协议中进行了收获，以打击互联网上的错误信息。  - 乌克林。</text:p>
      <text:p text:style-name="P4">
图片: ['<text:a xlink:type="simple" xlink:href="https://static.ukrinform.com/photos/2023_04/thumb_files/630_360_1682252855-654.jpg" text:style-name="Internet_20_link" text:visited-style-name="Visited_20_Internet_20_Link">
630_360_16822...</text:a>
']</text:p>
      <text:p text:style-name="P4">
标签: ['Євросоюз', 'Twitter', 'Соцмережі', 'Дезінформація']</text:p>
      <text:p text:style-name="P4">
类型: Article</text:p>
      <!--METADATA-->
      <text:p text:style-name="P4">
<draw:frame draw:style-name="fr1" draw:name="Image125" text:anchor-type="as-char" svg:width="6.9236in" svg:height="3.956343in" draw:z-index="0">
<draw:image xlink:href="../Images/yкринформ/2023-05-27T14-48-00-03-00/630_360_1682252855-654.jpg" xlink:type="simple" xlink:show="embed" xlink:actuate="onLoad" draw:mime-type="image/jpeg"/>
</draw:frame>
Twitter来自欧盟关于与互联网斗争的自愿协议。</text:p>
      <text:p text:style-name="P4">
欧盟专员在[社交网络]的内部市场层列顿委员会报道了这一点。(https://twitter.com/ThierryBreton/status/1662194595755704321)，报道乌克林福姆。</text:p>
      <text:p text:style-name="P4">
“<text:a xlink:type="simple" xlink:href="https://www.ukrinform.ua/tag-twitter" text:style-name="Internet_20_link" text:visited-style-name="Visited_20_Internet_20_Link">
推特</text:a>
它来自欧盟自愿法典来对抗错误信息。 但是义务得到了解决，”布雷顿写道。</text:p>
      <text:p text:style-name="P4">
据他说，除了自愿义务外，对8月25日的误解将是数字服务法律的法律义务(DSA).</text:p>
      <text:p text:style-name="P4">
"Наші команди будуть готові до правозастосування", - заявив Бретон.</text:p>
      <text:p text:style-name="P4">
<text:span text:style-name="T4">
Читайте також:</text:span>
 <text:a xlink:type="simple" xlink:href="https://www.ukrinform.ua/rubric-technology/3711434-twitter-zvinuvativ-microsoft-u-nesankcionovanomu-vikoristanni-danih.html" text:style-name="Internet_20_link" text:visited-style-name="Visited_20_Internet_20_Link">
 звинуватив Microsoft у несанкціонованому використанніданих </text:a>
同时<text:a xlink:type="simple" xlink:href="https://www.dw.com/en/eu-twitter-leaves-voluntary-pact-on-fighting-disinformation/a-65751487" text:style-name="Internet_20_link" text:visited-style-name="Visited_20_Internet_20_Link">
DW</text:a>
指出Twitter尚未从协议中确认。</text:p>
      <text:p text:style-name="P4">
正如乌克林福姆报道的亿万富翁[伊隆·马斯克(Ilon Musk)于10月购买了Twitter]](https://www.ukrinform.ua/rubric-technology/3602603-mask-taki-kupiv-twitter-i-poasniv-dla-cogo-jomu-ce.html)。</text:p>
      <text:p text:style-name="P4">
2023年5月，他介绍了Twitter -Lindushkarino的新首席执行官。 马斯克本人将履行执行董事长和技术主管的职责，并监督产品，软件和系统管理员。</text:p>
      <text:p text:style-name="P4">
News Source: <text:a xlink:type="simple" xlink:href="https://www.ukrinform.ua/rubric-technology/3714945-twitter-vihodit-iz-dobrovilnoi-ugodi-es-pro-borotbu-z-dezinformacieu.html" text:style-name="Internet_20_link" text:visited-style-name="Visited_20_Internet_20_Link">
https://www.ukrinform.ua/rubric-technology/3714945-twitter-vihodit-iz-dobrovilnoi-ugodi-es-pro-borotbu-z-dezinformacieu.html</text:a>
</text:p>
      <!--NEWS-->
      <text:h text:style-name="P10" text:outline-level="1">
<text:span text:style-name="T4">
国际律师协会已批准一项要求创建的决议</text:span>
</text:h>
      <text:p text:style-name="P4">
作者: Ukrinform (Person)</text:p>
      <text:p text:style-name="P4">
出版商: Укринформ (Organization)</text:p>
      <text:p text:style-name="P4">
出版时间: 2023-05-27T14:49:13+03:00</text:p>
      <text:p text:style-name="P4">
修改时间: 2023-05-27T14:49:13+03:00</text:p>
      <text:p text:style-name="P4">
描述: 国际法协会（IBA）批准了一项决议，要求建立关于俄罗斯联邦侵略罪的特别法庭。  - 乌克林。</text:p>
      <text:p text:style-name="P4">
图片: ['<text:a xlink:type="simple" xlink:href="https://static.ukrinform.com/photos/2023_05/thumb_files/630_360_1685188086-764.jpg" text:style-name="Internet_20_link" text:visited-style-name="Visited_20_Internet_20_Link">
630_360_16851...</text:a>
']</text:p>
      <text:p text:style-name="P4">
标签: ['Трибунал', 'Андрій Костін', 'Війна з Росією']</text:p>
      <text:p text:style-name="P4">
类型: Article</text:p>
      <!--METADATA-->
      <text:p text:style-name="P4">
<draw:frame draw:style-name="fr1" draw:name="Image126" text:anchor-type="as-char" svg:width="6.9236in" svg:height="3.956343in" draw:z-index="0">
<draw:image xlink:href="../Images/yкринформ/2023-05-27T14-49-13-03-00/630_360_1685188086-764.jpg" xlink:type="simple" xlink:show="embed" xlink:actuate="onLoad" draw:mime-type="image/jpeg"/>
</draw:frame>
国际律师协会(其他)批准了要求建立俄罗斯联邦侵略罪的法庭的决议。</text:p>
      <text:p text:style-name="P4">
据报道(https://t.me/pgo_gov_ua/12572)，报道乌克林福姆。</text:p>
      <text:p text:style-name="P4">
声明说：“国际律师协会 -  IBA批准了一项呼吁向联合国成员国的决议，以支持建立一个针对乌克兰对乌克兰的侵略的国际特别法庭。”</text:p>
      <text:p text:style-name="P4">
<text:span text:style-name="T4">
另请阅读：</text:span>
 <text:a xlink:type="simple" xlink:href="https://www.ukrinform.ua/rubric-polytics/3714673-putina-mozna-bude-pritagnuti-do-vidpovidalnosti-zavdaki-risennu-genasamblei-oon-eksposol-ssa.html" text:style-name="Internet_20_link" text:visited-style-name="Visited_20_Internet_20_Link">
Putina将由联合国大会 - 美国展览负责</text:a>
在IVA会议期间，乌克兰的检察长安德里·科斯汀(Andriy Kostin)表示，侵略性的特定法庭是将犯罪政权榜首的极端侵略的最佳工具。</text:p>
      <text:p text:style-name="P4">
“克里姆林宫政权是暴力，仇恨和恐怖主义的象征。 我们不必忍受他所做的疯狂，完全鄙视国际权利，规范和价值观，”科斯汀说。</text:p>
      <text:p text:style-name="P4">
同时，他强调说，正义不应仅受惩罚限制。</text:p>
      <text:p text:style-name="P4">
<text:span text:style-name="T4">
另请阅读：</text:span>
 <text:a xlink:type="simple" xlink:href="https://www.ukrinform.ua/rubric-world/3714095-putin-mae-osobisto-postati-pered-tribunalom-u-gaazi-predstavnik-gur.html" text:style-name="Internet_20_link" text:visited-style-name="Visited_20_Internet_20_Link">
普京应该在欧姆(Hague)之前亲自站立 - 礼物的代表</text:a>
总检察长强调说：“法院必须站起来，他们利用自己的权力突出了这种邪恶的飞轮。”</text:p>
      <text:p text:style-name="P4">
他感谢IBA总裁Almudeni Arpon de Mendyville-Aalama和执行董事Mark Ellis的决定性步骤。</text:p>
      <text:p text:style-name="P4">
据报道，乌克兰与合作伙伴一起促进了一个特别法庭的成立，以将俄罗斯联邦的领导犯罪定为犯罪，因为他们犯下了侵略犯罪。</text:p>
      <text:p text:style-name="P4">
<text:span text:style-name="T4">
另请阅读：</text:span>
 <text:a xlink:type="simple" xlink:href="https://www.ukrinform.ua/rubric-polytics/3711877-minust-reestr-zbitkiv-vagomij-krok-u-procesi-pritagnenna-rf-do-vidpovidalnosti-za-agresiu.html" text:style-name="Internet_20_link" text:visited-style-name="Visited_20_Internet_20_Link">
司法部：损失登记册 - 在吸引俄罗斯联邦以侵略为司法的过程中迈出的重要一步</text:a>
欧洲议会议会，欧洲议会，北约议会议会，欧安组织议会议会和独立国家的议会支持了这样的法庭。</text:p>
      <text:p text:style-name="P4">
News Source: <text:a xlink:type="simple" xlink:href="https://www.ukrinform.ua/rubric-world/3714946-miznarodna-asociacia-pravnikiv-uhvalila-rezoluciu-iz-zaklikom-sodo-stvorenna-spectribunalu-nad-rf.html" text:style-name="Internet_20_link" text:visited-style-name="Visited_20_Internet_20_Link">
https://www.ukrinform.ua/rubric-world/3714946-miznarodna-asociacia-pravnikiv-uhvalila-rezoluciu-iz-zaklikom-sodo-stvorenna-spectribunalu-nad-rf.html</text:a>
</text:p>
      <!--NEWS-->
      <text:h text:style-name="P10" text:outline-level="1">
<text:span text:style-name="T4">
北约被称为科索沃立即张力的力量</text:span>
</text:h>
      <text:p text:style-name="P4">
作者: Ukrinform (Person)</text:p>
      <text:p text:style-name="P4">
出版商: Укринформ (Organization)</text:p>
      <text:p text:style-name="P4">
出版时间: 2023-05-27T14:54:00+03:00</text:p>
      <text:p text:style-name="P4">
修改时间: 2023-05-27T14:54:00+03:00</text:p>
      <text:p text:style-name="P4">
描述: 在该国北部的骚乱之后，北约被呼吁在de缩放之前获得科索沃的权力，并宣布准备确保秩序。  - 乌克林。</text:p>
      <text:p text:style-name="P4">
图片: ['<text:a xlink:type="simple" xlink:href="https://static.ukrinform.com/photos/2023_02/thumb_files/630_360_1677534205-257.jpg" text:style-name="Internet_20_link" text:visited-style-name="Visited_20_Internet_20_Link">
630_360_16775...</text:a>
']</text:p>
      <text:p text:style-name="P4">
标签: ['Косово', 'НАТО', 'Переговори', 'Сербія']</text:p>
      <text:p text:style-name="P4">
类型: Article</text:p>
      <!--METADATA-->
      <text:p text:style-name="P4">
<draw:frame draw:style-name="fr1" draw:name="Image127" text:anchor-type="as-char" svg:width="6.9236in" svg:height="3.956343in" draw:z-index="0">
<draw:image xlink:href="../Images/yкринформ/2023-05-27T14-54-00-03-00/630_360_1677534205-257.jpg" xlink:type="simple" xlink:show="embed" xlink:actuate="onLoad" draw:mime-type="image/jpeg"/>
</draw:frame>
在该国北部的骚乱之后，科索沃的权力是为了确保秩序的准备。</text:p>
      <text:p text:style-name="P4">
根据乌克林福姆的说法，[Twitter]中的北约Lungescu的秘书长Switch报告了这一点。(https://twitter.com/NATOpress/status/1662360032246112256?ref_src=twsrc%5Etfw%7Ctwcamp%5Etweetembed%7Ctwterm%5E1662360032246112256%7Ctwgr%5Efde91c2d5cc01fdbce93f4927a5c73cf410b5788%7Ctwcon%5Es1_&amp;ref_url=https%3A%2F%2Fwww.eurointegration.com.ua%2Fnews%2F2023%2F05%2F27%2F7162533%2F)“我们敦促科索沃的机构立即宣传，并致电我们通过对话解决局势。任务<text:a xlink:type="simple" xlink:href="https://www.ukrinform.ua/tag-nato" text:style-name="Internet_20_link" text:visited-style-name="Visited_20_Internet_20_Link">
北约</text:a>
消息说：“ KFOR保持了安全环境的警惕。”</text:p>
      <text:p text:style-name="P4">
<text:span text:style-name="T4">
另请阅读：</text:span>
 <text:a xlink:type="simple" xlink:href="https://www.ukrinform.ua/rubric-world/3714741-evrosouz-zaklikae-do-deeskalacii-naprugi-na-pivnoci-kosova.html" text:style-name="Internet_20_link" text:visited-style-name="Visited_20_Internet_20_Link">
EU EU要求在北部进行电压升级</text:a>
据报道，<text:a xlink:type="simple" xlink:href="https://www.ukrinform.ua/rubric-world/3714596-prezident-serbii-priviv-armiu-u-povnu-bojovu-gotovnist-cerez-naprugu-v-kosovo-zmi.html" text:style-name="Internet_20_link" text:visited-style-name="Visited_20_Internet_20_Link">
塞尔维亚总统亚历山大·沃基奇(Alexandar Vuchich)带来了充满战斗准备的国家军队</text:a>
他命令她的单位接近边界。 在奇科索夫北部的西维亚人市发生碰撞之后，这一命令是在科索沃警察和塞尔维亚社区代表的参与之后发生的。 冲突始于新当选的市长，一个族裔黑白网络，试图获得自己的职务。</text:p>
      <text:p text:style-name="P4">
占该地区大多数人口的塞族人抵制了中间体。</text:p>
      <text:p text:style-name="P4">
欧盟谴责了在科索沃发生的碰撞，并导致种族间紧张局势显着增加，并呼吁各方进行非de -de -de -de -de -de -eScation。</text:p>
      <text:p text:style-name="P4">
<text:span text:style-name="T5">
foto：ua.depositphotos.com</text:span>
</text:p>
      <text:p text:style-name="P4">
News Source: <text:a xlink:type="simple" xlink:href="https://www.ukrinform.ua/rubric-world/3714947-u-nato-zaklikali-vladu-kosova-do-negajnoi-deeskalacii-naprugi.html" text:style-name="Internet_20_link" text:visited-style-name="Visited_20_Internet_20_Link">
https://www.ukrinform.ua/rubric-world/3714947-u-nato-zaklikali-vladu-kosova-do-negajnoi-deeskalacii-naprugi.html</text:a>
</text:p>
      <!--NEWS-->
      <text:h text:style-name="P10" text:outline-level="1">
<text:span text:style-name="T4">
Kateryna Montzul将判断UPL“ Shakhtar”第29轮的中心比赛 - “ Dnipro-1”</text:span>
</text:h>
      <text:p text:style-name="P4">
作者: Ukrinform (Person)</text:p>
      <text:p text:style-name="P4">
出版商: Укринформ (Organization)</text:p>
      <text:p text:style-name="P4">
出版时间: 2023-05-27T15:03:08+03:00</text:p>
      <text:p text:style-name="P4">
修改时间: 2023-05-27T15:03:08+03:00</text:p>
      <text:p text:style-name="P4">
描述: 5月28日至29日，将在本赛季 -  2022/23的英超联赛球队中倒数第二轮的战斗，第29轮。  - 乌克林。</text:p>
      <text:p text:style-name="P4">
图片: ['<text:a xlink:type="simple" xlink:href="https://static.ukrinform.com/photos/2022_11/thumb_files/630_360_1667844857-418.jpeg" text:style-name="Internet_20_link" text:visited-style-name="Visited_20_Internet_20_Link">
630_360_16678...</text:a>
']</text:p>
      <text:p text:style-name="P4">
标签: ['Футбол', "Прем'єр-ліга", 'Шахтар', 'Дніпро-1']</text:p>
      <text:p text:style-name="P4">
类型: Article</text:p>
      <!--METADATA-->
      <text:p text:style-name="P4">
<draw:frame draw:style-name="fr1" draw:name="Image128" text:anchor-type="as-char" svg:width="6.9236in" svg:height="3.956343in" draw:z-index="0">
<draw:image xlink:href="../Images/yкринформ/2023-05-27T15-03-08-03-00/630_360_1667844857-418.jpeg" xlink:type="simple" xlink:show="embed" xlink:actuate="onLoad" draw:mime-type="image/jpeg"/>
</draw:frame>
第28-29赛季将在本赛季-2022/23的英超联赛球队中举办倒数第二轮比赛的决斗，第29轮。</text:p>
      <text:p text:style-name="P4">
乌克林法姆报告说，中央比赛将在第一场比赛的第一场比赛中举行，Shakhtar Dedonetsky将主持Dnipro-1。</text:p>
      <text:p text:style-name="P4">
会议将由FIFA Kharkiv Kateryna Montzul举行。</text:p>
      <text:p text:style-name="P4">
Shakhtar可以提前安排冠军，除非它在周日输了。</text:p>
      <text:p text:style-name="P4">
<text:span text:style-name="T4">
另请阅读：</text:span>
 <text:a xlink:type="simple" xlink:href="https://www.ukrinform.ua/rubric-sports/3714809-29j-tur-ukrainskoi-futbolnoi-premerligi-projde-2829-travna.html" text:style-name="Internet_20_link" text:visited-style-name="Visited_20_Internet_20_Link">
乌克兰主要联赛第29轮将于28-29举行</text:a>
Shakhtar领先UPL排名，其中有69分，然后-Dnipro -1 -64，Zorya -61，Dynamo -56，Alexandria -43，Alexandria -43，Vorskla -39，Kryvbas»-38，“ Kolos”，“ Kolos”，“ Kolos” -33 ... -33 ...</text:p>
      <text:p text:style-name="P4">
照片：UAF。</text:p>
      <text:p text:style-name="P4">
News Source: <text:a xlink:type="simple" xlink:href="https://www.ukrinform.ua/rubric-sports/3714950-katerina-monzul-rozsudit-centralnij-matc-29go-turu-upl-sahtar-dnipro1.html" text:style-name="Internet_20_link" text:visited-style-name="Visited_20_Internet_20_Link">
https://www.ukrinform.ua/rubric-sports/3714950-katerina-monzul-rozsudit-centralnij-matc-29go-turu-upl-sahtar-dnipro1.html</text:a>
</text:p>
      <!--NEWS-->
      <text:h text:style-name="P10" text:outline-level="1">
<text:span text:style-name="T4">
在俄罗斯的两个地区宣布无人机袭击</text:span>
</text:h>
      <text:p text:style-name="P4">
作者: Ukrinform (Person)</text:p>
      <text:p text:style-name="P4">
出版商: Укринформ (Organization)</text:p>
      <text:p text:style-name="P4">
出版时间: 2023-05-27T15:08:00+03:00</text:p>
      <text:p text:style-name="P4">
修改时间: 2023-05-27T15:08:00+03:00</text:p>
      <text:p text:style-name="P4">
描述: 在俄罗斯，官员宣布无人机在TVER和PSKOV地区的基础设施上。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Вибух', 'Дрон', 'Війна з Росією']</text:p>
      <text:p text:style-name="P4">
类型: Article</text:p>
      <!--METADATA-->
      <text:p text:style-name="P4">
<draw:frame draw:style-name="fr1" draw:name="Image129" text:anchor-type="as-char" svg:width="6.9236in" svg:height="3.956343in" draw:z-index="0">
<draw:image xlink:href="../Images/yкринформ/2023-05-27T15-08-00-03-00/630_360_1669987737-966.jpg" xlink:type="simple" xlink:show="embed" xlink:actuate="onLoad" draw:mime-type="image/jpeg"/>
</draw:frame>
在俄罗斯官员中，他们宣布无人机在颠覆和PSKOV地区的基础设施对象上。</text:p>
      <text:p text:style-name="P4">
关于它报告了乌克林。</text:p>
      <text:p text:style-name="P4">
特别是，PSKOV地区Mikhail Vedernkov的州长<text:a xlink:type="simple" xlink:href="https://t.me/MV_007_Pskov/2805" text:style-name="Internet_20_link" text:visited-style-name="Visited_20_Internet_20_Link">
报告</text:a>
爆炸损害了Litvinovenevelsky村附近的石油管道的行政大楼受损。</text:p>
      <text:p text:style-name="P4">
<text:span text:style-name="T4">
另请阅读：</text:span>
 <text:a xlink:type="simple" xlink:href="https://www.ukrinform.ua/rubric-ato/3714942-zavdaki-operacii-v-belgorodskij-oblasti-ukrainska-rozvidka-otrimala-vazlivi-dani-usov.html" text:style-name="Internet_20_link" text:visited-style-name="Visited_20_Internet_20_Link">
感谢乌克兰情报的Belgorod地区手术，已收到重要数据-Yusov</text:a>
“根据初步数据，该建筑物因两种无人机的攻击而损坏。在运营组的工作之后的法定结论。”  -  <text:a xlink:type="simple" xlink:href="https://t.me/MV_007_Pskov/2806" text:style-name="Internet_20_link" text:visited-style-name="Visited_20_Internet_20_Link">
指出</text:a>
Vedernikov。</text:p>
      <text:p text:style-name="P4">
此外，无人机在安德里阿波尔地区的倒塌倒塌了地区报告<text:a xlink:type="simple" xlink:href="https://t.me/pul69/7136" text:style-name="Internet_20_link" text:visited-style-name="Visited_20_Internet_20_Link">
地方政府</text:a>
。</text:p>
      <text:p text:style-name="P4">
“ 5月27日，无人机的倒塌记录在Tversk地区Andreapol区的Yerokhine村附近。没有人受伤。</text:p>
      <text:p text:style-name="P4">
<text:span text:style-name="T4">
另请阅读：</text:span>
 <text:a xlink:type="simple" xlink:href="https://www.ukrinform.ua/rubric-world/3714782-u-belgorodskij-oblasti-prolunali-vibuhi-povidomlaut-pro-ataku-drona-na-budivlu-mvs.html" text:style-name="Internet_20_link" text:visited-style-name="Visited_20_Internet_20_Link">
在Belgorod地区，爆炸被赶到 - 有关内政部袭击A的报道</text:a>
正如乌克林福姆报道的那样，在梅基村的Belgorod地区，爆炸爆炸了 - 无人机袭击了内政部的建设。</text:p>
      <text:p text:style-name="P4">
News Source: <text:a xlink:type="simple" xlink:href="https://www.ukrinform.ua/rubric-ato/3714954-u-dvoh-oblastah-rosii-zaavlaut-pro-ataki-droniv.html" text:style-name="Internet_20_link" text:visited-style-name="Visited_20_Internet_20_Link">
https://www.ukrinform.ua/rubric-ato/3714954-u-dvoh-oblastah-rosii-zaavlaut-pro-ataki-droniv.html</text:a>
</text:p>
      <!--NEWS-->
      <text:h text:style-name="P10" text:outline-level="1">
<text:span text:style-name="T4">
关于囚犯解放的谈判是与俄罗斯联合会和乌克兰协调的臣民进行的</text:span>
</text:h>
      <text:p text:style-name="P4">
作者: Ukrinform (Person)</text:p>
      <text:p text:style-name="P4">
出版商: Укринформ (Organization)</text:p>
      <text:p text:style-name="P4">
出版时间: 2023-05-27T15:21:14+03:00</text:p>
      <text:p text:style-name="P4">
修改时间: 2023-05-27T15:21:14+03:00</text:p>
      <text:p text:style-name="P4">
描述: 关于战俘管理的协调总部指出，关于乌克兰军队解放的谈判是在俄罗斯联邦领土和暂时占领乌克兰领土的不同实体进行的。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Військові', 'Полонені', 'Війна з Росією']</text:p>
      <text:p text:style-name="P4">
类型: Article</text:p>
      <!--METADATA-->
      <text:p text:style-name="P4">
<draw:frame draw:style-name="fr1" draw:name="Image130" text:anchor-type="as-char" svg:width="6.9236in" svg:height="3.956343in" draw:z-index="0">
<draw:image xlink:href="../Images/yкринформ/2023-05-27T15-21-14-03-00/630_360_1680170436-658.jpg" xlink:type="simple" xlink:show="embed" xlink:actuate="onLoad" draw:mime-type="image/jpeg"/>
</draw:frame>
关于辩护囚犯的辩护总部，指出，关于乌克兰军队解放的间隔是在俄罗斯联邦领土和暂时占领乌克兰领土的各个臣民中进行的。</text:p>
      <text:p text:style-name="P4">
根据乌克林福姆的说法，[电报]报告了协调(https://t.me/Koord_shtab/1131?fbclid=IwAR2BqxEumXpQiZrfBerSwnJGzkh1J5pVlnkuMml9DQNJuDntc_jpXPCOuq4).</text:p>
      <text:p text:style-name="P4">
У штабі відбулася зустріч із родинами військовослужбовців Окремоїпрезидентської бригади імені гетьмана Богдана Хмельницького.</text:p>
      <text:p text:style-name="P4">
З родичами полонених і зниклих безвісти військовослужбовців спілкувавсяпредставник Коордштабу.</text:p>
      <text:p text:style-name="P4">
Він зазначив, що переговори щодо визволення українських захисників ведуться зрізними суб’єктами як на території Російської Федерації, так і на тимчасовоокупованих українських територіях. Безперервно триває робота над встановленнямфактів перебування в <text:a xlink:type="simple" xlink:href="https://www.ukrinform.ua/tag-poloneni" text:style-name="Internet_20_link" text:visited-style-name="Visited_20_Internet_20_Link">
 полоні </text:a>
军人失踪人员。</text:p>
      <text:p text:style-name="P4">
“此类信息是从已经从敌对囚禁中转向的各种来源获得的。 这些证词是记录的，必须在释放囚犯的进一步工作中考虑。”总部代表报道。</text:p>
      <text:p text:style-name="P4">
<text:span text:style-name="T4">
另请阅读：</text:span>
 <text:a xlink:type="simple" xlink:href="https://www.ukrinform.ua/rubric-ato/3714231-zelenskij-so-bilse-rosijskih-polonenih-vizmemo-to-bilse-povernemo-nasih-ludej.html" text:style-name="Internet_20_link" text:visited-style-name="Visited_20_Internet_20_Link">
Zelensky：我们将要采取的俄罗斯人越多，我们就越会做我们的人民</text:a>
据他说，有关失踪或俘虏的大量信息已由军人亲戚收集并将其转移到协调中。</text:p>
      <text:p text:style-name="P4">
员工代表指出，搜索和返回Tilzags军人的职能绩效委托给专员办公室，以特殊情况下失踪的人。 有一些搜索小组已被释放并掩盖了地形。</text:p>
      <text:p text:style-name="P4">
正如乌克林福姆报道的，治疗的协调总部(https://www.ukrinform.ua/rubric-ato/3714775-vijskova-castina-ne-moze-nadavati-rodicam-polonenih-sluzbovi-dokumenti-koordstab.html)，旨在使用服务。</text:p>
      <text:p text:style-name="P4">
News Source: <text:a xlink:type="simple" xlink:href="https://www.ukrinform.ua/rubric-ato/3714955-peregovori-pro-vizvolenna-polonenih-vedutsa-z-subektami-u-rf-i-na-tot-ukraini-koordstab.html" text:style-name="Internet_20_link" text:visited-style-name="Visited_20_Internet_20_Link">
https://www.ukrinform.ua/rubric-ato/3714955-peregovori-pro-vizvolenna-polonenih-vedutsa-z-subektami-u-rf-i-na-tot-ukraini-koordstab.html</text:a>
</text:p>
      <!--NEWS-->
      <text:h text:style-name="P10" text:outline-level="1">
<text:span text:style-name="T4">
Vuchich离开了塞尔维亚执政党领导人的职位</text:span>
</text:h>
      <text:p text:style-name="P4">
作者: Ukrinform (Person)</text:p>
      <text:p text:style-name="P4">
出版商: Укринформ (Organization)</text:p>
      <text:p text:style-name="P4">
出版时间: 2023-05-27T15:26:00+03:00</text:p>
      <text:p text:style-name="P4">
修改时间: 2023-05-27T15:26:00+03:00</text:p>
      <text:p text:style-name="P4">
描述: 塞尔维亚总统亚历山大·沃基奇（Alexandarer Vuchich）说，他要离开塞尔维亚进步党（SNS）的领导人。  - 乌克林。</text:p>
      <text:p text:style-name="P4">
图片: ['<text:a xlink:type="simple" xlink:href="https://static.ukrinform.com/photos/2018_09/thumb_files/630_360_1536488633-8763.jpg" text:style-name="Internet_20_link" text:visited-style-name="Visited_20_Internet_20_Link">
630_360_15364...</text:a>
']</text:p>
      <text:p text:style-name="P4">
标签: ['Сербія', 'Вучич', 'Політика']</text:p>
      <text:p text:style-name="P4">
类型: Article</text:p>
      <!--METADATA-->
      <text:p text:style-name="P4">
<draw:frame draw:style-name="fr1" draw:name="Image131" text:anchor-type="as-char" svg:width="6.9236in" svg:height="3.956343in" draw:z-index="0">
<draw:image xlink:href="../Images/yкринформ/2023-05-27T15-26-00-03-00/630_360_1536488633-8763.jpg" xlink:type="simple" xlink:show="embed" xlink:actuate="onLoad" draw:mime-type="image/jpeg"/>
</draw:frame>
总统Aleksandar Vuchich表示，他要离开塞尔维亚进步党的领导人(SNS).</text:p>
      <text:p text:style-name="P4">
Про це він оголосив на мітингу в Белграді у п'ятницю, передає Укрінформ ізпосиланням на  <text:a xlink:type="simple" xlink:href="https://n1info.rs/english/news/vucic-says-he-is-stepping-down-as-party-leader/" text:style-name="Internet_20_link" text:visited-style-name="Visited_20_Internet_20_Link">
 N1 </text:a>
。</text:p>
      <text:p text:style-name="P4">
沃基奇说：“这是我担任SNS领导者的最后一天。明天，其他人会拥抱沙皇。”他补充说，他将继续是党员。</text:p>
      <text:p text:style-name="P4">
自2012年以来，Vuchich一直由SNS领导，当时他的前任Tomiswaw Nicolic在总统当选后出去了<text:a xlink:type="simple" xlink:href="https://www.ukrinform.ua/tag-serbia" text:style-name="Internet_20_link" text:visited-style-name="Visited_20_Internet_20_Link">
塞尔维亚</text:a>
。</text:p>
      <text:p text:style-name="P4">
<text:span text:style-name="T4">
另请阅读：</text:span>
 <text:a xlink:type="simple" xlink:href="https://www.ukrinform.ua/rubric-world/3711714-strilanina-v-serbii-desatki-tisac-ludej-vimagali-vidstavki-uradovciv.html" text:style-name="Internet_20_link" text:visited-style-name="Visited_20_Internet_20_Link">
射击她：成千上万的人要求政府官员辞职</text:a>
2014  -  2017年，他担任总理职位，自2017年以来，塞尔维亚的阶层。</text:p>
      <text:p text:style-name="P4">
据报道，塞尔维亚总统的前一天<text:a xlink:type="simple" xlink:href="https://www.ukrinform.ua/rubric-world/3714596-prezident-serbii-priviv-armiu-u-povnu-bojovu-gotovnist-cerez-naprugu-v-kosovo-zmi.html" text:style-name="Internet_20_link" text:visited-style-name="Visited_20_Internet_20_Link">
亚历山大·沃基奇(Alexandrandar Vuchich)带来了充满战斗准备的军队</text:a>
他命令它与Zkosov接近边界。</text:p>
      <text:p text:style-name="P4">
News Source: <text:a xlink:type="simple" xlink:href="https://www.ukrinform.ua/rubric-world/3714948-vucic-jde-z-posadi-lidera-pravlacoi-partii-serbii.html" text:style-name="Internet_20_link" text:visited-style-name="Visited_20_Internet_20_Link">
https://www.ukrinform.ua/rubric-world/3714948-vucic-jde-z-posadi-lidera-pravlacoi-partii-serbii.html</text:a>
</text:p>
      <!--NEWS-->
      <text:h text:style-name="P10" text:outline-level="1">
<text:span text:style-name="T4">
在基辅，行人穿越的驾驶员在婴儿车里碰到了一个婴儿</text:span>
</text:h>
      <text:p text:style-name="P4">
作者: Ukrinform (Person)</text:p>
      <text:p text:style-name="P4">
出版商: Укринформ (Organization)</text:p>
      <text:p text:style-name="P4">
出版时间: 2023-05-27T15:27:18+03:00</text:p>
      <text:p text:style-name="P4">
修改时间: 2023-05-27T15:27:18+03:00</text:p>
      <text:p text:style-name="P4">
描述: 在基辅，位于鲍里斯·赫米街（Boris Hmyri Street）的基辅，一名不受管制的行人穿越的司机用婴儿车撞到一个婴儿，并住院。  - 乌克林。</text:p>
      <text:p text:style-name="P4">
图片: ['<text:a xlink:type="simple" xlink:href="https://static.ukrinform.com/photos/2023_05/thumb_files/630_360_1685190365-538.jpg" text:style-name="Internet_20_link" text:visited-style-name="Visited_20_Internet_20_Link">
630_360_16851...</text:a>
']</text:p>
      <text:p text:style-name="P4">
标签: ['Діти', 'ДТП', 'Київ']</text:p>
      <text:p text:style-name="P4">
类型: Article</text:p>
      <!--METADATA-->
      <text:p text:style-name="P4">
<draw:frame draw:style-name="fr1" draw:name="Image132" text:anchor-type="as-char" svg:width="6.9236in" svg:height="3.956343in" draw:z-index="0">
<draw:image xlink:href="../Images/yкринформ/2023-05-27T15-27-18-03-00/630_360_1685190365-538.jpg" xlink:type="simple" xlink:show="embed" xlink:actuate="onLoad" draw:mime-type="image/jpeg"/>
</draw:frame>
在基辅，鲍里斯·格里里(Boris Gmyri)是一名不受管制的行人穿越的驾驶员，遇到了一辆婴儿车，并住院。</text:p>
      <text:p text:style-name="P4">
根据乌克林福姆的说法，基辅巡逻警察在[电报]中报告(https://t.me/kyivpatrol/10384)。</text:p>
      <text:p text:style-name="P4">
消息说：“以前，丰田汽车的管理在一辆婴儿车中管理着一个孩子，母亲在不受监管的人行道上越过马路。”</text:p>
      <text:p text:style-name="P4">
巡逻和医生立即去现场。 警察为警卫提供了道路事故，医生吸引了婴儿。</text:p>
      <text:p text:style-name="P4">
<text:span text:style-name="T4">
另请阅读：</text:span>
 [在基辅市议会代表的嫌疑人两个月中。(https://www.ukrinform.ua/rubric-kyiv/3713678-u-pidozruvanoi-v-dtp-deputatki-kiivradi-na-dva-misaci-vilucili-prava.html)将来，调查团队将被解决。</text:p>
      <text:p text:style-name="P4">
正如乌克林福姆(Ukrinform)报道的那样，在5月26日晚上，马卡里夫斯基地方法院的负责人坦迪尔(Makarivsky Priond Court)塔迪尔(Tandir)在基辅的检查站击倒了一名23岁国民警卫队的死亡。</text:p>
      <text:p text:style-name="P4">
News Source: <text:a xlink:type="simple" xlink:href="https://www.ukrinform.ua/rubric-kyiv/3714958-u-kievi-vodij-na-pisohidnomu-perehodi-naihav-na-ditinu-u-kolasci.html" text:style-name="Internet_20_link" text:visited-style-name="Visited_20_Internet_20_Link">
https://www.ukrinform.ua/rubric-kyiv/3714958-u-kievi-vodij-na-pisohidnomu-perehodi-naihav-na-ditinu-u-kolasci.html</text:a>
</text:p>
      <!--NEWS-->
      <text:h text:style-name="P10" text:outline-level="1">
<text:span text:style-name="T4">
在苏米地区的格鲁克霍夫（Glukhov</text:span>
</text:h>
      <text:p text:style-name="P4">
作者: Ukrinform (Person)</text:p>
      <text:p text:style-name="P4">
出版商: Укринформ (Organization)</text:p>
      <text:p text:style-name="P4">
出版时间: 2023-05-27T15:41:44+03:00</text:p>
      <text:p text:style-name="P4">
修改时间: 2023-05-27T15:41:44+03:00</text:p>
      <text:p text:style-name="P4">
描述: 由于5月27日晚上，俄罗斯军队在苏米地区的Hlukhiv市的影响，损害和私人住宅，执法人员开放了刑事诉讼。  - 乌克林。</text:p>
      <text:p text:style-name="P4">
图片: ['<text:a xlink:type="simple" xlink:href="https://static.ukrinform.com/photos/2023_05/thumb_files/630_360_1685191081-739.jpeg" text:style-name="Internet_20_link" text:visited-style-name="Visited_20_Internet_20_Link">
630_360_16851...</text:a>
']</text:p>
      <text:p text:style-name="P4">
标签: None</text:p>
      <text:p text:style-name="P4">
类型: Article</text:p>
      <!--METADATA-->
      <text:p text:style-name="P4">
<draw:frame draw:style-name="fr1" draw:name="Image134" text:anchor-type="as-char" svg:width="6.9236in" svg:height="3.956343in" draw:z-index="0">
<draw:image xlink:href="../Images/yкринформ/2023-05-27T15-41-44-03-00/630_360_1685191081-739.jpeg" xlink:type="simple" xlink:show="embed" xlink:actuate="onLoad" draw:mime-type="image/jpeg"/>
</draw:frame>
由于5月27日晚上，由于俄罗斯军队在苏米地区Hlukhiv市，高层和私人住宅受伤，执法部门开放了刑事诉讼。</text:p>
      <text:p text:style-name="P4">
根据乌克林福姆的说法，检察官办公室在[电报]中报道(https://t.me/pgo_gov_ua/12573)。</text:p>
      <text:p text:style-name="P4">
审前调查开始违反战争法律和习俗(艺术的第1部分。 乌克兰《刑法》的438).</text:p>
      <text:p text:style-name="P4">
根据调查，在5月27日晚上，俄罗斯部队的领土部队发射了格鲁克霍夫的平民基础设施，尤其是破坏性的达克班比风暴。</text:p>
      <text:p text:style-name="P4">
通过敌人<text:a xlink:type="simple" xlink:href="https://www.ukrinform.ua/tag-obstril" text:style-name="Internet_20_link" text:visited-style-name="Visited_20_Internet_20_Link">
炮击</text:a>
在三个私密的房屋中，窗户飞过，碎片是切割的篱笆和墙壁。</text:p>
      <text:p text:style-name="P4">
<text:span text:style-name="T4">
另请阅读：</text:span>
 <text:a xlink:type="simple" xlink:href="https://www.ukrinform.ua/rubric-regions/3714660-na-sumsini-vnaslidok-artobstrilu-poskodzenij-budinok-ditacoi-tvorcosti.html" text:style-name="Internet_20_link" text:visited-style-name="Visited_20_Internet_20_Link">
由于炮击而损害了儿童创造力的房屋</text:a>
检察官与其他执法人员合作记录了ill的后果。</text:p>
      <text:p text:style-name="P4">
正如乌克林福姆报道的，5月26日，俄罗斯入侵者<text:a xlink:type="simple" xlink:href="https://www.ukrinform.ua/rubric-ato/3714762-vorog-za-dobu-11-raziv-obstrilav-sumsinu-poskodzeni-licej-ta-lep.html" text:style-name="Internet_20_link" text:visited-style-name="Visited_20_Internet_20_Link">
向七个境内社区解雇</text:a>
Sumy地区，总共造成58次爆炸。 Lyceum和Line Electric计划损坏了。</text:p>
      <text:p text:style-name="P4">
<text:span text:style-name="T5">
foto：检察官办公室</text:span>
</text:p>
      <text:p text:style-name="P4">
News Source: <text:a xlink:type="simple" xlink:href="https://www.ukrinform.ua/rubric-regions/3714960-u-gluhovi-na-sumsini-vorozim-obstrilom-poskodzena-bagatopoverhivka.html" text:style-name="Internet_20_link" text:visited-style-name="Visited_20_Internet_20_Link">
https://www.ukrinform.ua/rubric-regions/3714960-u-gluhovi-na-sumsini-vorozim-obstrilom-poskodzena-bagatopoverhivka.html</text:a>
</text:p>
      <!--NEWS-->
      <text:h text:style-name="P10" text:outline-level="1">
<text:span text:style-name="T4">
乌克兰有500多个免费的州语言学习</text:span>
</text:h>
      <text:p text:style-name="P4">
作者: Ukrinform (Person)</text:p>
      <text:p text:style-name="P4">
出版商: Укринформ (Organization)</text:p>
      <text:p text:style-name="P4">
出版时间: 2023-05-27T15:46:19+03:00</text:p>
      <text:p text:style-name="P4">
修改时间: 2023-05-27T15:46:19+03:00</text:p>
      <text:p text:style-name="P4">
描述: 乌克兰已经有511个免费网站来研究和改善国家语言。  - 乌克林。</text:p>
      <text:p text:style-name="P4">
图片: ['<text:a xlink:type="simple" xlink:href="https://static.ukrinform.com/photos/2018_08/thumb_files/630_360_1535214938-8626.jpeg" text:style-name="Internet_20_link" text:visited-style-name="Visited_20_Internet_20_Link">
630_360_15352...</text:a>
']</text:p>
      <text:p text:style-name="P4">
标签: ['Українська мова', 'захист', 'Мовний омбудсмен']</text:p>
      <text:p text:style-name="P4">
类型: Article</text:p>
      <!--METADATA-->
      <text:p text:style-name="P4">
<draw:frame draw:style-name="fr1" draw:name="Image136" text:anchor-type="as-char" svg:width="6.9236in" svg:height="3.956343in" draw:z-index="0">
<draw:image xlink:href="../Images/yкринформ/2023-05-27T15-46-19-03-00/630_360_1535214938-8626.jpeg" xlink:type="simple" xlink:show="embed" xlink:actuate="onLoad" draw:mime-type="image/jpeg"/>
</draw:frame>
已经有511个免费网站用于研究和改善州语言。</text:p>
      <text:p text:style-name="P4">
这在秘书处的秘书处在国有语言的秘书处对乌克林形式的信息请求中的回应中得到了说明。</text:p>
      <text:p text:style-name="P4">
消息写道：“乌克兰有511个免费课程，对话俱乐部和在线资源，以帮助您学习和提高语言。”</text:p>
      <text:p text:style-name="P4">
*!(https://www.ukrinform.ua/rubric-crimea/3713195-dla-ukrainizacii-osviti-v-krimu-planuut-vprovaditi-perehidnij-period.html)值得注意的是，大多数网站在基辅地区(69)那里(27)，lviv(79)，跨汽车(60)和dnepropetrovsk(37)区域。</text:p>
      <text:p text:style-name="P4">
乌哈尔基夫(Uharkiv)，顿涅茨克(Donetsk)，卢甘斯克(Lugansk)，赫森地区(Kherson Regions)代表了最少的国家语言研究建议。</text:p>
      <text:p text:style-name="P4">
此外，州语言专员还积极合作内容当局，涉及开设新的免费课程和讲话俱乐部，以掌握各个领土群体的州语言。</text:p>
      <text:p text:style-name="P4">
<text:span text:style-name="T4">
另请阅读：</text:span>
 <text:a xlink:type="simple" xlink:href="https://www.ukrinform.ua/rubric-society/3710618-v-ukraini-funkcionue-47-miscevih-movnih-program-kremin.html" text:style-name="Internet_20_link" text:visited-style-name="Visited_20_Internet_20_Link">
乌克兰有47个本地语言程序-Flint</text:a>
掌握国家语言的新网站的信息会不断更新并发布在“掌握语言”部分的州语言部分的申诉专员网站上。</text:p>
      <text:p text:style-name="P4">
据乌克林福姆报道，乌克兰今天有47个本地计划发展。</text:p>
      <text:p text:style-name="P4">
News Source: <text:a xlink:type="simple" xlink:href="https://www.ukrinform.ua/rubric-society/3714961-v-ukraini-die-ponad-500-bezkostovnih-majdancikiv-dla-vivcenna-derzavnoi-movi.html" text:style-name="Internet_20_link" text:visited-style-name="Visited_20_Internet_20_Link">
https://www.ukrinform.ua/rubric-society/3714961-v-ukraini-die-ponad-500-bezkostovnih-majdancikiv-dla-vivcenna-derzavnoi-movi.html</text:a>
</text:p>
      <!--NEWS-->
      <text:h text:style-name="P10" text:outline-level="1">
<text:span text:style-name="T4">
在Zaporozhye，俄罗斯联邦的特殊服务开始用化学武器实施挑衅-GUR</text:span>
</text:h>
      <text:p text:style-name="P4">
作者: Ukrinform (Person)</text:p>
      <text:p text:style-name="P4">
出版商: Укринформ (Organization)</text:p>
      <text:p text:style-name="P4">
出版时间: 2023-05-27T15:59:00+03:00</text:p>
      <text:p text:style-name="P4">
修改时间: 2023-05-27T15:59:00+03:00</text:p>
      <text:p text:style-name="P4">
描述: 俄罗斯特殊服务开始在Zaporizhhya地区暂时占领的领土上使用化学武器来实施挑衅。  - 乌克林。</text:p>
      <text:p text:style-name="P4">
图片: ['<text:a xlink:type="simple" xlink:href="https://static.ukrinform.com/photos/2017_06/thumb_files/630_360_1498549803-3489.jpg" text:style-name="Internet_20_link" text:visited-style-name="Visited_20_Internet_20_Link">
630_360_14985...</text:a>
']</text:p>
      <text:p text:style-name="P4">
标签: ['Хімічна зброя', 'Провокація', 'Розвідка', 'Запоріжжя', 'Війна з Росією']</text:p>
      <text:p text:style-name="P4">
类型: Article</text:p>
      <!--METADATA-->
      <text:p text:style-name="P4">
<draw:frame draw:style-name="fr1" draw:name="Image137" text:anchor-type="as-char" svg:width="6.9236in" svg:height="3.956343in" draw:z-index="0">
<draw:image xlink:href="../Images/yкринформ/2023-05-27T15-59-00-03-00/630_360_1498549803-3489.jpg" xlink:type="simple" xlink:show="embed" xlink:actuate="onLoad" draw:mime-type="image/jpeg"/>
</draw:frame>
俄罗斯特定的服务开始在Zaporizhzhya地区被占领领土时使用化学武器实施挑衅。</text:p>
      <text:p text:style-name="P4">
关于它报告了乌克兰国防部情报局的主要局长在<text:a xlink:type="simple" xlink:href="https://www.facebook.com/watch/" text:style-name="Internet_20_link" text:visited-style-name="Visited_20_Internet_20_Link">
Facebook</text:a>
，报道乌克林福姆。</text:p>
      <text:p text:style-name="P4">
“为了破坏乌克兰的安全和国防部队的反冲突行动，俄罗斯所有者于2023年5月27日在Zaporizhzhya地区的临时占领领土上使用化学武器开始挑衅。指责，“  - 证词读。</text:p>
      <text:p text:style-name="P4">
<text:span text:style-name="T4">
另请阅读：</text:span>
 <text:a xlink:type="simple" xlink:href="https://www.ukrinform.ua/rubric-ato/3714737-rosiani-v-najblizci-godini-gotuut-udar-po-zaes-z-imitacieu-avarii-rozvidka.html" text:style-name="Internet_20_link" text:visited-style-name="Visited_20_Internet_20_Link">
未来几个小时内的俄罗斯人正在准备模仿阿瓦里亚(Avaria)的打击 - 情报</text:a>
古尔(Gur)强调，乌克兰在战斗中的安全和防御力量仅使用常规手段，而“穆斯科特特殊服务的常规站”无法影响前线进一步的路线。</text:p>
      <text:p text:style-name="P4">
据报道，俄罗斯计划在Zaporizhhya NPP上挑衅：通过驱逐车站的车站，入侵者想怪乌克兰。</text:p>
      <text:p text:style-name="P4">
News Source: <text:a xlink:type="simple" xlink:href="https://www.ukrinform.ua/rubric-ato/3714970-na-zaporizzi-specsluzbi-rf-pocali-realizovuvati-provokaciu-z-himicnou-zbroeu-gur.html" text:style-name="Internet_20_link" text:visited-style-name="Visited_20_Internet_20_Link">
https://www.ukrinform.ua/rubric-ato/3714970-na-zaporizzi-specsluzbi-rf-pocali-realizovuvati-provokaciu-z-himicnou-zbroeu-gur.html</text:a>
</text:p>
      <!--NEWS-->
      <text:h text:style-name="P10" text:outline-level="1">
<text:span text:style-name="T4">
波利西亚球员赢得了第一联盟</text:span>
</text:h>
      <text:p text:style-name="P4">
作者: Ukrinform (Person)</text:p>
      <text:p text:style-name="P4">
出版商: Укринформ (Organization)</text:p>
      <text:p text:style-name="P4">
出版时间: 2023-05-27T16:00:00+03:00</text:p>
      <text:p text:style-name="P4">
修改时间: 2023-05-27T16:00:00+03:00</text:p>
      <text:p text:style-name="P4">
描述: 在第一联盟的乌克兰足球冠军赛中，课堂上的训练小组的第二阶段结束了。  - 乌克林。</text:p>
      <text:p text:style-name="P4">
图片: ['<text:a xlink:type="simple" xlink:href="https://static.ukrinform.com/photos/2023_05/thumb_files/630_360_1685192859-466.jpg" text:style-name="Internet_20_link" text:visited-style-name="Visited_20_Internet_20_Link">
630_360_16851...</text:a>
']</text:p>
      <text:p text:style-name="P4">
标签: ['Футбол', "Прем'єр-ліга", 'Полісся']</text:p>
      <text:p text:style-name="P4">
类型: Article</text:p>
      <!--METADATA-->
      <text:p text:style-name="P4">
<draw:frame draw:style-name="fr1" draw:name="Image138" text:anchor-type="as-char" svg:width="6.9236in" svg:height="3.956343in" draw:z-index="0">
<draw:image xlink:href="../Images/yкринформ/2023-05-27T16-00-00-03-00/630_360_1685192859-466.jpg" xlink:type="simple" xlink:show="embed" xlink:actuate="onLoad" draw:mime-type="image/jpeg"/>
</draw:frame>
第二个联赛足球学校结束了课堂晋升的第二阶段。</text:p>
      <text:p text:style-name="P4">
据《乌克林福》报道，Zhytomyr的Polesie领导人赢得了Cherkasy“ LNZ” -2：1，Obolon Kiev与Lviv的喀尔巴阡-1：1赢得了平局。</text:p>
      <text:p text:style-name="P4">
在Epicenter Game Day的其他比赛中(Kamianets-Podilskyi)导致“弗林特”失败(Kremenchuk)-3：1，Ternopil Niva用“ Metallurg” -1：1交换了目标。</text:p>
      <text:p text:style-name="P4">
最终位置：“ Polissya”  -  32分，“ Obolon -29，“ LNZ”  -  22，“ Metallurg”  -  21，“ Carphatians”  -  18，“ Epicenter”  -  15，“ Niva”  -  8，“ Kremin”  -  7 -7。</text:p>
      <text:p text:style-name="P4">
<text:span text:style-name="T4">
另请阅读：</text:span>
 <text:a xlink:type="simple" xlink:href="https://www.ukrinform.ua/rubric-sports/3712753-obolon-ta-polissa-obminalisa-golami-u-matci-persoi-ligi.html" text:style-name="Internet_20_link" text:visited-style-name="Visited_20_Internet_20_Link">
“ Obolon”和“”在第一场联赛比赛中交换了目标</text:a>
据报道，波利西亚(Polissya)和奥伯隆(Obolon)在下个赛季初确保了乌克兰英超联赛。</text:p>
      <text:p text:style-name="P4">
LNZ和MELALLURG将参加季后赛的过渡比赛，13和14 UPL-14-Yuconds进入乌克兰英超联赛。</text:p>
      <text:p text:style-name="P4">
照片：FC Polissya。</text:p>
      <text:p text:style-name="P4">
News Source: <text:a xlink:type="simple" xlink:href="https://www.ukrinform.ua/rubric-sports/3714965-futbolisti-polissa-vigrali-persu-ligu.html" text:style-name="Internet_20_link" text:visited-style-name="Visited_20_Internet_20_Link">
https://www.ukrinform.ua/rubric-sports/3714965-futbolisti-polissa-vigrali-persu-ligu.html</text:a>
</text:p>
      <!--NEWS-->
      <text:h text:style-name="P10" text:outline-level="1">
<text:span text:style-name="T4">
在瑞典，有一个个人展览乌克兰艺术家瓦伦蒂娜·贝里</text:span>
</text:h>
      <text:p text:style-name="P4">
作者: Ukrinform (Person)</text:p>
      <text:p text:style-name="P4">
出版商: Укринформ (Organization)</text:p>
      <text:p text:style-name="P4">
出版时间: 2023-05-27T16:11:00+03:00</text:p>
      <text:p text:style-name="P4">
修改时间: 2023-05-27T16:11:00+03:00</text:p>
      <text:p text:style-name="P4">
描述: 在瑞典的Bromoll镇，在Ifo Center Residence举行了乌克兰艺术的“混合”展览。  - 乌克林。</text:p>
      <text:p text:style-name="P4">
图片: ['<text:a xlink:type="simple" xlink:href="https://static.ukrinform.com/photos/2023_05/thumb_files/630_360_1685192535-446.jpg" text:style-name="Internet_20_link" text:visited-style-name="Visited_20_Internet_20_Link">
630_360_16851...</text:a>
', '<text:a xlink:type="simple" xlink:href="https://static.ukrinform.com/photos/2023_05/1685192739-524.jpg" text:style-name="Internet_20_link" text:visited-style-name="Visited_20_Internet_20_Link">
1685192739-52...</text:a>
', '<text:a xlink:type="simple" xlink:href="https://static.ukrinform.com/photos/2023_05/1685192768-486.jpg" text:style-name="Internet_20_link" text:visited-style-name="Visited_20_Internet_20_Link">
1685192768-48...</text:a>
', '<text:a xlink:type="simple" xlink:href="https://static.ukrinform.com/photos/2023_05/1685192782-129.jpg" text:style-name="Internet_20_link" text:visited-style-name="Visited_20_Internet_20_Link">
1685192782-12...</text:a>
', '<text:a xlink:type="simple" xlink:href="https://static.ukrinform.com/photos/2023_05/1685192799-422.jpg" text:style-name="Internet_20_link" text:visited-style-name="Visited_20_Internet_20_Link">
1685192799-42...</text:a>
', '<text:a xlink:type="simple" xlink:href="https://static.ukrinform.com/photos/2023_05/1685193165-173.jpg" text:style-name="Internet_20_link" text:visited-style-name="Visited_20_Internet_20_Link">
1685193165-17...</text:a>
', '<text:a xlink:type="simple" xlink:href="https://static.ukrinform.com/photos/2023_05/1685193010-974.jpg" text:style-name="Internet_20_link" text:visited-style-name="Visited_20_Internet_20_Link">
1685193010-97...</text:a>
']</text:p>
      <text:p text:style-name="P4">
标签: ['Швеція', 'Мистецтво', 'Художниця']</text:p>
      <text:p text:style-name="P4">
类型: Article</text:p>
      <!--METADATA-->
      <text:p text:style-name="P4">
<draw:frame draw:style-name="fr1" draw:name="Image139" text:anchor-type="as-char" svg:width="6.9236in" svg:height="3.956343in" draw:z-index="0">
<draw:image xlink:href="../Images/yкринформ/2023-05-27T16-11-00-03-00/630_360_1685192535-446.jpg" xlink:type="simple" xlink:show="embed" xlink:actuate="onLoad" draw:mime-type="image/jpeg"/>
</draw:frame>
在瑞典的扫帚镇，来自Donetsk Valentina Beri的乌克兰艺术家的“混合”展览正在Ifo Center住所的艺术中。</text:p>
      <text:p text:style-name="P4">
艺术家的新闻服务告知乌克林福姆。</text:p>
      <text:p text:style-name="P4">
<draw:frame draw:style-name="fr1" draw:name="Image140" text:anchor-type="as-char" svg:width="6.9236in" svg:height="5.1927in" draw:z-index="0">
<draw:image xlink:href="../Images/yкринформ/2023-05-27T16-11-00-03-00/1685192739-524.jpg" xlink:type="simple" xlink:show="embed" xlink:actuate="onLoad" draw:mime-type="image/jpeg"/>
</draw:frame>
插入物是雕塑和绘画的。 这次展览的许多作品都是瓦伦蒂娜(Valentina)的漫长作品或等待的想法的草图，因此它是旧思想的混合物。</text:p>
      <text:p text:style-name="P4">
<draw:frame draw:style-name="fr1" draw:name="Image141" text:anchor-type="as-char" svg:width="6.9236in" svg:height="4.615733in" draw:z-index="0">
<draw:image xlink:href="../Images/yкринформ/2023-05-27T16-11-00-03-00/1685192768-486.jpg" xlink:type="simple" xlink:show="embed" xlink:actuate="onLoad" draw:mime-type="image/jpeg"/>
</draw:frame>
“自2008年以来，我将不同的材料混合在一起，在我的Igocenter个人展览中，您可以看到陶瓷雕塑与玻璃结合使用，以及我的许多由木材和金属制成的第一批雕塑。 从一开始，自2005年以来，我就想到了孔或加深雕塑的想法，从而创建了经常形成字符的中心，这些角色会附上含义并讲述故事。 在2023年4月至5月至5月在瑞典的展览中，此方法也存在!在我的镀铬中，通常有一个寓言，在这个展览中，您会看到多重boils-我以他们的形象为和平与和平的象征，”  - 说道。</text:p>
      <text:p text:style-name="P4">
<draw:frame draw:style-name="fr1" draw:name="Image142" text:anchor-type="as-char" svg:width="6.9236in" svg:height="4.615733in" draw:z-index="0">
<draw:image xlink:href="../Images/yкринформ/2023-05-27T16-11-00-03-00/1685192782-129.jpg" xlink:type="simple" xlink:show="embed" xlink:actuate="onLoad" draw:mime-type="image/jpeg"/>
</draw:frame>
她在一个艺术家的家庭中长大，因此她爱上了艺术。</text:p>
      <text:p text:style-name="P4">
“我的父母有不同寻常和不同的作者的风格，我对我总是很重要，我的内部任务是像没有人一样工作一次，即使是我的父母，我的父母也是顿涅茨克学院的旅行者，并将他们的生活献给了艺术。对艺术教育的贡献。 自2004年以来，我一直从事作者的风格，从事专业从事艺术角色，并始终如一地发展了我从2004年至2006年开始在Donetsk Art School学习的。 我于2012年毕业的乌尔沃国家艺术学院给了我时间加深练习。”这位艺术家说。</text:p>
      <text:p text:style-name="P4">
<draw:frame draw:style-name="fr1" draw:name="Image143" text:anchor-type="as-char" svg:width="6.9236in" svg:height="4.615733in" draw:z-index="0">
<draw:image xlink:href="../Images/yкринформ/2023-05-27T16-11-00-03-00/1685192799-422.jpg" xlink:type="simple" xlink:show="embed" xlink:actuate="onLoad" draw:mime-type="image/jpeg"/>
</draw:frame>
在她的创意职业生涯开始时，她不得不逃离战争两次。</text:p>
      <text:p text:style-name="P4">
<draw:frame draw:style-name="fr1" draw:name="Image144" text:anchor-type="as-char" svg:width="6.9236in" svg:height="3.89773in" draw:z-index="0">
<draw:image xlink:href="../Images/yкринформ/2023-05-27T16-11-00-03-00/1685193165-173.jpg" xlink:type="simple" xlink:show="embed" xlink:actuate="onLoad" draw:mime-type="image/jpeg"/>
</draw:frame>
据她说，在瑞典，对当地艺术家的支持系统非常好，有一些东西可以学习。 因此，艺术家将很乐意与那些想理解乌克兰文化的发展和支持体系的人分享经验。</text:p>
      <text:p text:style-name="P4">
<draw:frame draw:style-name="fr1" draw:name="Image145" text:anchor-type="as-char" svg:width="6.9236in" svg:height="5.1927in" draw:z-index="0">
<draw:image xlink:href="../Images/yкринформ/2023-05-27T16-11-00-03-00/1685193010-974.jpg" xlink:type="simple" xlink:show="embed" xlink:actuate="onLoad" draw:mime-type="image/jpeg"/>
</draw:frame>
根据乌克林福姆的说法，斯德哥尔摩<text:a xlink:type="simple" xlink:href="https://www.ukrinform.ua/rubric-diaspora/3705957-u-stokgolmi-proveli-vecir-ukrainskoi-kulturi.html" text:style-name="Internet_20_link" text:visited-style-name="Visited_20_Internet_20_Link">
已进行</text:a>
乌克兰文化的夜晚，有120年的活动 - 乌克兰人通过战争在瑞典获得了临时庇护所。</text:p>
      <text:p text:style-name="P4">
<text:span text:style-name="T5">
foto：艺术家的新闻服务</text:span>
</text:p>
      <text:p text:style-name="P4">
News Source: <text:a xlink:type="simple" xlink:href="https://www.ukrinform.ua/rubric-diaspora/3714964-u-svecii-vidbuvaetsa-personalna-vistavka-ukrainskoi-hudoznici-valentini-bero.html" text:style-name="Internet_20_link" text:visited-style-name="Visited_20_Internet_20_Link">
https://www.ukrinform.ua/rubric-diaspora/3714964-u-svecii-vidbuvaetsa-personalna-vistavka-ukrainskoi-hudoznici-valentini-bero.html</text:a>
</text:p>
      <!--NEWS-->
      <text:h text:style-name="P10" text:outline-level="1">
<text:span text:style-name="T4">
希腊和匈牙利阻止了针对俄罗斯的新制裁措施</text:span>
</text:h>
      <text:p text:style-name="P4">
作者: Ukrinform (Person)</text:p>
      <text:p text:style-name="P4">
出版商: Укринформ (Organization)</text:p>
      <text:p text:style-name="P4">
出版时间: 2023-05-27T16:17:00+03:00</text:p>
      <text:p text:style-name="P4">
修改时间: 2023-05-27T16:17:00+03:00</text:p>
      <text:p text:style-name="P4">
描述: 除匈牙利外，针对俄罗斯联邦街区的第11套制裁措施。  - 乌克林。</text:p>
      <text:p text:style-name="P4">
图片: ['<text:a xlink:type="simple" xlink:href="https://static.ukrinform.com/photos/2022_09/thumb_files/630_360_1664378302-977.jpg" text:style-name="Internet_20_link" text:visited-style-name="Visited_20_Internet_20_Link">
630_360_16643...</text:a>
']</text:p>
      <text:p text:style-name="P4">
标签: ['Греція', 'Санкції', 'Угорщина', 'Росія', 'Війна з Росією']</text:p>
      <text:p text:style-name="P4">
类型: Article</text:p>
      <!--METADATA-->
      <text:p text:style-name="P4">
<draw:frame draw:style-name="fr1" draw:name="Image146" text:anchor-type="as-char" svg:width="6.9236in" svg:height="3.956343in" draw:z-index="0">
<draw:image xlink:href="../Images/yкринформ/2023-05-27T16-17-00-03-00/630_360_1664378302-977.jpg" xlink:type="simple" xlink:show="embed" xlink:actuate="onLoad" draw:mime-type="image/jpeg"/>
</draw:frame>
Obrimohra，第11套针对俄罗斯街区的制裁措施。</text:p>
      <text:p text:style-name="P4">
正如乌克林福姆报道的那样，它报告了<text:a xlink:type="simple" xlink:href="https://www.politico.eu/article/new-sanctions-against-russia-stuck-limbo-greece-hungary-protest-ukraine-war/" text:style-name="Internet_20_link" text:visited-style-name="Visited_20_Internet_20_Link">
Politico</text:a>
关于欧盟外交官的话。</text:p>
      <text:p text:style-name="P4">
五位欧盟外交官告诉出版物，在反对俄罗斯制裁的主要自我斗争之后，布达佩斯现在从该部分获得了支持。</text:p>
      <text:p text:style-name="P4">
欧盟国家目前正在讨论他们的第11套计划<text:a xlink:type="simple" xlink:href="https://www.ukrinform.ua/tag-sankcii" text:style-name="Internet_20_link" text:visited-style-name="Visited_20_Internet_20_Link">
制裁</text:a>
一年多以前，莫斯科全面入侵莫斯科进入乌克兰。</text:p>
      <text:p text:style-name="P4">
虽然以前的10个制裁包的重点是旨在毁灭弗拉基米尔·普京(Vladimir Putin)的战斗宝藏的措施，但现在，布鲁塞尔舍(Brusselshoche)现在不可能绕过先前强加的制裁。</text:p>
      <text:p text:style-name="P4">
<text:span text:style-name="T4">
另请阅读：</text:span>
 <text:a xlink:type="simple" xlink:href="https://www.ukrinform.ua/rubric-world/3714307-aponia-ogolosila-cergovij-paket-sankcij-proti-rosii.html" text:style-name="Internet_20_link" text:visited-style-name="Visited_20_Internet_20_Link">
日本宣布对俄罗斯的另一项制裁措施</text:a>
值得注意的是，该包装也可以直接针对其他国家，这些国家离开莫斯科以逃避贸易禁运。 乌克兰汇编了一份私营公司清单，其中称为“战争赞助商”，其中包括欧洲公司的发射器。</text:p>
      <text:p text:style-name="P4">
匈牙利和希​​腊希望他们的一些公司在批准新的欧盟制裁方案之前从制裁登记中获取。</text:p>
      <text:p text:style-name="P4">
这些国家使用一揽子制裁作为政治杠杆，将公司排除在制裁名单之外。</text:p>
      <text:p text:style-name="P4">
根据四位外交官的说法，在周三欧盟大使会议上，周三进行了讨论 - 雅典反对防止审判的提议。</text:p>
      <text:p text:style-name="P4">
欧盟代表说：“希腊再次指出，如果有特定的证据表明违反制裁，则必须在技术层面上引起感兴趣的成员国的注意，以便对其进行适当的调查，然后对其进行适当的消费。” 他补充说，根据乌克兰的“黑名单”，希腊公司认为国际战争赞助商，尽管雅芳人没有违反针对俄罗斯的限制性措施。</text:p>
      <text:p text:style-name="P4">
另一位欧盟外交官说，尽管他们同情希腊的立场，但“问题是它有害的[他们的经济]，而希腊会说这是非常有害的。当然，我们希望下一个制裁措施。”欧洲歌唱团的负责人约瑟夫·博雷尔(Josep Borrel)已承诺消除乌克兰名单中的争议。 两位外交官说，他现在应该与乌克兰一方合作做出这一决定。</text:p>
      <text:p text:style-name="P4">
据报道，德国和匈牙利的外交大臣<text:a xlink:type="simple" xlink:href="https://www.ukrinform.ua/rubric-economy/3713336-ocilniki-mzs-nimeccini-ta-ugorsini-posperecalisa-cerez-rol-banku-otp-u-vijni-v-ukraini.html" text:style-name="Internet_20_link" text:visited-style-name="Visited_20_Internet_20_Link">
在布鲁塞尔外交大臣的一次会议上争辩</text:a>
由于OTP匈牙利银行在俄罗斯针对乌克兰的战争中。</text:p>
      <text:p text:style-name="P4">
News Source: <text:a xlink:type="simple" xlink:href="https://www.ukrinform.ua/rubric-economy/3714973-grecia-ta-ugorsina-blokuut-novij-paket-sankcij-proti-rf.html" text:style-name="Internet_20_link" text:visited-style-name="Visited_20_Internet_20_Link">
https://www.ukrinform.ua/rubric-economy/3714973-grecia-ta-ugorsina-blokuut-novij-paket-sankcij-proti-rf.html</text:a>
</text:p>
      <!--NEWS-->
      <text:h text:style-name="P10" text:outline-level="1">
<text:span text:style-name="T4">
克里米亚tatars想要进入欧洲-Zhumadilov在乌克兰</text:span>
</text:h>
      <text:p text:style-name="P4">
作者: Ukrinform (Person)</text:p>
      <text:p text:style-name="P4">
出版商: Укринформ (Organization)</text:p>
      <text:p text:style-name="P4">
出版时间: 2023-05-27T16:24:51+03:00</text:p>
      <text:p text:style-name="P4">
修改时间: 2023-05-27T16:24:51+03:00</text:p>
      <text:p text:style-name="P4">
描述: 克里米亚未来的平台“ 6月26日”的创始人之一阿森·祖玛迪洛夫（Arsen Zhumadilov）解释了克里米亚tatars为什么需要自治的原因 - 作为认可的指标。 同时，克里米亚Tatars的目的是完全进入欧洲。  - 乌克林。</text:p>
      <text:p text:style-name="P4">
图片: ['<text:a xlink:type="simple" xlink:href="https://static.ukrinform.com/photos/2022_06/thumb_files/630_360_1656261508-847.jpg" text:style-name="Internet_20_link" text:visited-style-name="Visited_20_Internet_20_Link">
630_360_16562...</text:a>
']</text:p>
      <text:p text:style-name="P4">
标签: ['Євросоюз', 'Крим', 'НАТО', 'Україна', 'Автономія']</text:p>
      <text:p text:style-name="P4">
类型: Article</text:p>
      <!--METADATA-->
      <text:p text:style-name="P4">
<draw:frame draw:style-name="fr1" draw:name="Image147" text:anchor-type="as-char" svg:width="6.9236in" svg:height="3.956343in" draw:z-index="0">
<draw:image xlink:href="../Images/yкринформ/2023-05-27T16-24-51-03-00/630_360_1656261508-847.jpg" xlink:type="simple" xlink:show="embed" xlink:actuate="onLoad" draw:mime-type="image/jpeg"/>
</draw:frame>
关于未来Krym的平台，“ 6月26日”的创始人之一Arsenzhumadilov解释了Crimean Tatars为什么需要自主权 - 作为认可的指标。 同时，克里米亚tatar的目的 - 乌克兰完全包括欧洲。</text:p>
      <text:p text:style-name="P4">
他在LVIV媒体论坛的最后一个小组中说，这是“自由社会健康的”。</text:p>
      <text:p text:style-name="P4">
“我们看到乌克兰即将加入欧盟，北约，到达整个文明世界。 我希望我的国家成为这一历史的一部分。 这是一个美丽的故事，”祖玛迪洛夫说。</text:p>
      <text:p text:style-name="P4">
他还指出，乌克兰人的宽容，他们如何对待少数民族的“他人”。 与俄罗斯对彼此的出血态度相比，这尤其与之形成对比。 “我们，乌克兰人和<text:a xlink:type="simple" xlink:href="https://www.ukrinform.ua/tag-krimski-tatari" text:style-name="Internet_20_link" text:visited-style-name="Visited_20_Internet_20_Link">
克里米亚cittaters</text:a>
，我们在这里学会信任一个。 当我们谈论对我们的自主权，克里米亚tatars时，这是一种认可。 仅关于它。 和重点。 然后我们翻页。 纳尼(Nani)是写的 - 乌克兰的美丽未来，我们共同建立!</text:p>
      <text:p text:style-name="P4">
<text:span text:style-name="T4">
另请阅读：</text:span>
 <text:a xlink:type="simple" xlink:href="https://www.ukrinform.ua/rubric-crimea/3713643-usov-stvorenna-pvk-v-krimu-ce-pidgotovka-do-mozlivogo-scenariu-evakuacii-vipperson.html" text:style-name="Internet_20_link" text:visited-style-name="Visited_20_Internet_20_Link">
Yusov：在B-中创建PEC，这是为可能撤离“ Vip-Persons”的准备工作</text:a>
据报道，5月25日至27日，LVIV媒体论坛举行了。 该活动以更新的格式进行，并聚集了外国和乌克兰的媒体媒体，公共知识分子，研究人员，多宝箱，公共部门的代表和国际组织。 焦点主题手册：“战后或战前。 如何击败混乱？”</text:p>
      <text:p text:style-name="P4">
<text:a xlink:type="simple" xlink:href="https://www.ukrinform.ua/rubric-crimea/3517388-v-ukraini-zasnuvali-iniciativu-26-cervna-krimski-aktivisti.html" text:style-name="Internet_20_link" text:visited-style-name="Visited_20_Internet_20_Link">
“ 6月26日”</text:a>
\  - 克里米亚未来的平台，由Aliyev，Emine Jeppar，Arsen Zhumadilov，Suleiman Mamutov，Sevgil Musayev，Akhtem Seitablaev，Tamila Tasheva成立。</text:p>
      <text:p text:style-name="P4">
News Source: <text:a xlink:type="simple" xlink:href="https://www.ukrinform.ua/rubric-crimea/3714974-krimski-tatari-hocut-u-skladi-ukraini-uvijti-v-evropu-zumadilov.html" text:style-name="Internet_20_link" text:visited-style-name="Visited_20_Internet_20_Link">
https://www.ukrinform.ua/rubric-crimea/3714974-krimski-tatari-hocut-u-skladi-ukraini-uvijti-v-evropu-zumadilov.html</text:a>
</text:p>
      <!--NEWS-->
      <text:h text:style-name="P10" text:outline-level="1">
<text:span text:style-name="T4">
在布莱恩斯克地区，由于无人机袭击，两名俄罗斯军事 - 媒体被杀</text:span>
</text:h>
      <text:p text:style-name="P4">
作者: Ukrinform (Person)</text:p>
      <text:p text:style-name="P4">
出版商: Укринформ (Organization)</text:p>
      <text:p text:style-name="P4">
出版时间: 2023-05-27T16:32:00+03:00</text:p>
      <text:p text:style-name="P4">
修改时间: 2023-05-27T16:32:00+03:00</text:p>
      <text:p text:style-name="P4">
描述: Dron-Kamikadze袭击了布莱恩斯克地区俄罗斯联邦国防部的汽车。 众所周知，关于两个死亡。  - 乌克林。</text:p>
      <text:p text:style-name="P4">
图片: ['<text:a xlink:type="simple" xlink:href="https://static.ukrinform.com/photos/2022_08/thumb_files/630_360_1659518497-268.jpg" text:style-name="Internet_20_link" text:visited-style-name="Visited_20_Internet_20_Link">
630_360_16595...</text:a>
']</text:p>
      <text:p text:style-name="P4">
标签: ['Загибель', 'Росія', 'Російські військові', 'Дрон']</text:p>
      <text:p text:style-name="P4">
类型: Article</text:p>
      <!--METADATA-->
      <text:p text:style-name="P4">
<draw:frame draw:style-name="fr1" draw:name="Image148" text:anchor-type="as-char" svg:width="6.9236in" svg:height="3.956343in" draw:z-index="0">
<draw:image xlink:href="../Images/yкринформ/2023-05-27T16-32-00-03-00/630_360_1659518497-268.jpg" xlink:type="simple" xlink:show="embed" xlink:actuate="onLoad" draw:mime-type="image/jpeg"/>
</draw:frame>
Dron-Kamikadze袭击了布莱恩斯克地区俄罗斯联邦国防部的汽车。 我们都知道</text:p>
      <text:p text:style-name="P4">
根据乌克林福姆的报道，电报通道报告[Baza。(https://t.me/bazabazon/18020)正如所指出的那样，据称在布莱恩斯克地区，据称“试图突破各种各样的人”，旁边是Sushana和Brovnichi的定居点“战斗”。当地居民被要求躲在地下室中。 Edelweiss Signal宣布。</text:p>
      <text:p text:style-name="P4">
<text:span text:style-name="T5">
foto：Telegram Baza</text:span>
</text:p>
      <text:p text:style-name="P4">
“在同一地区<text:a xlink:type="simple" xlink:href="https://www.ukrinform.ua/tag-dronkamikadze" text:style-name="Internet_20_link" text:visited-style-name="Visited_20_Internet_20_Link">
Dron-Kamikadze</text:a>
在布罗夫尼奇(Brovnichi -Sushany)的道路上附上了“尼瓦(Niva)”。 两名士兵在迅速的数据中被杀。”  - 新闻说。</text:p>
      <text:p text:style-name="P4">
<text:span text:style-name="T4">
另请阅读：</text:span>
 [在俄罗斯的两个地区宣布攻击]](https://www.ukrinform.ua/rubric-ato/3714954-u-dvoh-oblastah-rosii-zaavlaut-pro-ataki-droniv.html)据报道，5月22日在社交网络上<text:a xlink:type="simple" xlink:href="https://www.ukrinform.ua/rubric-world/3712771-so-vidomo-pro-podii-u-belgorodskij-oblasti-ta-so-govorit-kiiv.html" text:style-name="Internet_20_link" text:visited-style-name="Visited_20_Internet_20_Link">
出现陈述</text:a>
“俄罗斯志愿军”和军团“俄罗斯的自由”在贝尔戈罗德地区的格雷沃伦镇解放了一些定居点及其部队。</text:p>
      <text:p text:style-name="P4">
在同一天，古尔指出，军团的“俄罗斯自由”和“ RDC”开始<text:a xlink:type="simple" xlink:href="https://www.ukrinform.ua/rubric-ato/3712670-stvorenna-smugi-bezpeki-u-gur-prokomentuvali-podii-u-belgorodskij-oblasti-rosii.html" text:style-name="Internet_20_link" text:visited-style-name="Visited_20_Internet_20_Link">
关于俄罗斯解放的行动</text:a>
从普京的政权到为捍卫乌克兰平民的辩护创建安全车道，但仅由公民参与。</text:p>
      <text:p text:style-name="P4">
5月24日，RDC表示<text:a xlink:type="simple" xlink:href="https://www.ukrinform.ua/rubric-ato/3713639-rdk-ta-legion-svoboda-rosii-zajsli-u-belgorodsku-oblast-bils-ak-na-40-kilometriv-uglib.html" text:style-name="Internet_20_link" text:visited-style-name="Visited_20_Internet_20_Link">
高级</text:a>
到达Belgorod地区的42公里。 一些志愿者积分控制了日子。</text:p>
      <text:p text:style-name="P4">
5月25日，宣布RDC <text:a xlink:type="simple" xlink:href="https://www.ukrinform.ua/rubric-ato/3714018-bijci-rdk-zaavili-so-znovu-zajsli-na-teritoriu-rosii.html" text:style-name="Internet_20_link" text:visited-style-name="Visited_20_Internet_20_Link">
再次输入</text:a>
进入俄罗斯领土。</text:p>
      <text:p text:style-name="P4">
5月27日晚上，在Belgorod地区玛雅人村(发生爆炸](https://www.ukrinform.ua/rubric-world/3714782-u-belgorodskij-oblasti-prolunali-vibuhi-povidomlaut-pro-ataku-drona-na-budivlu-mvs.html)。 无人机受到内政部的建设攻击。  第一张照片是说明性的</text:p>
      <text:p text:style-name="P4">
News Source: <text:a xlink:type="simple" xlink:href="https://www.ukrinform.ua/rubric-world/3714977-u-branskij-oblasti-v-rezultati-ataki-drona-zaginuli-dvoe-rosijskih-vijskovih-zmi.html" text:style-name="Internet_20_link" text:visited-style-name="Visited_20_Internet_20_Link">
https://www.ukrinform.ua/rubric-world/3714977-u-branskij-oblasti-v-rezultati-ataki-drona-zaginuli-dvoe-rosijskih-vijskovih-zmi.html</text:a>
</text:p>
      <!--NEWS-->
      <text:h text:style-name="P10" text:outline-level="1">
<text:span text:style-name="T4">
迪纳摩继续进行贝尼托合同</text:span>
</text:h>
      <text:p text:style-name="P4">
作者: Ukrinform (Person)</text:p>
      <text:p text:style-name="P4">
出版商: Укринформ (Organization)</text:p>
      <text:p text:style-name="P4">
出版时间: 2023-05-27T16:39:36+03:00</text:p>
      <text:p text:style-name="P4">
修改时间: 2023-05-27T16:39:36+03:00</text:p>
      <text:p text:style-name="P4">
描述: Dynamo（Kiev）足球俱乐部与Vnger Benito签订了新合同。  - 乌克林。</text:p>
      <text:p text:style-name="P4">
图片: ['<text:a xlink:type="simple" xlink:href="https://static.ukrinform.com/photos/2023_05/thumb_files/630_360_1685194719-934.jpg" text:style-name="Internet_20_link" text:visited-style-name="Visited_20_Internet_20_Link">
630_360_16851...</text:a>
']</text:p>
      <text:p text:style-name="P4">
标签: ['Динамо', 'Футбол']</text:p>
      <text:p text:style-name="P4">
类型: Article</text:p>
      <!--METADATA-->
      <text:p text:style-name="P4">
<draw:frame draw:style-name="fr1" draw:name="Image150" text:anchor-type="as-char" svg:width="6.9236in" svg:height="3.956343in" draw:z-index="0">
<draw:image xlink:href="../Images/yкринформ/2023-05-27T16-39-36-03-00/630_360_1685194719-934.jpg" xlink:type="simple" xlink:show="embed" xlink:actuate="onLoad" draw:mime-type="image/jpeg"/>
</draw:frame>
迪纳摩足球俱乐部(基辅)他与Vnger Benito签订了新合同。</text:p>
      <text:p text:style-name="P4">
正如官方[网站]报道(https://fcdynamo.com/)乌克利福姆报道，基辅的居民“白蓝色”与2026年中期的合同中的中场球员。</text:p>
      <text:p text:style-name="P4">
这位24岁的尼日利亚球员本赛季在本赛季进行了10场比赛，并打了一个球，做了两个有效的齿轮。</text:p>
      <text:p text:style-name="P4">
<text:span text:style-name="T4">
另请阅读：</text:span>
 <text:a xlink:type="simple" xlink:href="https://www.ukrinform.ua/rubric-sports/3714678-lucesku-povernuvsa-v-roztasuvanna-dinamo.html" text:style-name="Internet_20_link" text:visited-style-name="Visited_20_Internet_20_Link">
Lucescua返回“”</text:a>
守门员Denis Boyko Takhavbek亚历山大·卡拉瓦夫(Alexander Karavaev)中，迪纳摩的潜在自由球员中有。</text:p>
      <text:p text:style-name="P4">
照片：fcdynamo.com。</text:p>
      <text:p text:style-name="P4">
News Source: <text:a xlink:type="simple" xlink:href="https://www.ukrinform.ua/rubric-sports/3714978-dinamo-prodovzilo-kontrakt-z-benito.html" text:style-name="Internet_20_link" text:visited-style-name="Visited_20_Internet_20_Link">
https://www.ukrinform.ua/rubric-sports/3714978-dinamo-prodovzilo-kontrakt-z-benito.html</text:a>
</text:p>
      <!--NEWS-->
      <text:h text:style-name="P10" text:outline-level="1">
<text:span text:style-name="T4">
在基辅地区，爆炸装置被引爆 - 一个人失去了刷子</text:span>
</text:h>
      <text:p text:style-name="P4">
作者: Ukrinform (Person)</text:p>
      <text:p text:style-name="P4">
出版商: Укринформ (Organization)</text:p>
      <text:p text:style-name="P4">
出版时间: 2023-05-27T16:40:26+03:00</text:p>
      <text:p text:style-name="P4">
修改时间: 2023-05-27T16:40:26+03:00</text:p>
      <text:p text:style-name="P4">
描述: 在基辅地区，由于爆炸装置的爆炸，一个人失去了刷子。  - 乌克林。</text:p>
      <text:p text:style-name="P4">
图片: ['<text:a xlink:type="simple" xlink:href="https://static.ukrinform.com/photos/2023_05/thumb_files/630_360_1685194430-975.jpeg" text:style-name="Internet_20_link" text:visited-style-name="Visited_20_Internet_20_Link">
630_360_16851...</text:a>
']</text:p>
      <text:p text:style-name="P4">
标签: ['Вибух', 'Травма', 'Київщина']</text:p>
      <text:p text:style-name="P4">
类型: Article</text:p>
      <!--METADATA-->
      <text:p text:style-name="P4">
<draw:frame draw:style-name="fr1" draw:name="Image151" text:anchor-type="as-char" svg:width="6.9236in" svg:height="3.956343in" draw:z-index="0">
<draw:image xlink:href="../Images/yкринформ/2023-05-27T16-40-26-03-00/630_360_1685194430-975.jpeg" xlink:type="simple" xlink:show="embed" xlink:actuate="onLoad" draw:mime-type="image/jpeg"/>
</draw:frame>
由于爆炸装置的爆炸，ukiiv地区丢失了。</text:p>
      <text:p text:style-name="P4">
Photoak报告了基辅地区负责人Andriyenbitov的乌克林福姆(Ukrinform)，在[Telegram]中报道(https://t.me/andrii_nebytov/1341)。</text:p>
      <text:p text:style-name="P4">
“只有一个38岁的Germanivka村居民住院<text:a xlink:type="simple" xlink:href="https://www.ukrinform.ua/tag-bolnica" text:style-name="Internet_20_link" text:visited-style-name="Visited_20_Internet_20_Link">
医院</text:a>
“， - 他说。</text:p>
      <text:p text:style-name="P4">
根据内迪托瓦(Neditova)的说法，受害人遭受了严重伤害，试图拆卸弹丸，他去年在森林中发现了弹丸。</text:p>
      <text:p text:style-name="P4">
<text:span text:style-name="T4">
另请阅读：</text:span>
 <text:a xlink:type="simple" xlink:href="https://www.ukrinform.ua/rubric-regions/3714916-u-buci-stavsa-vibuh-gazu-v-budinku-postrazdav-gospodar.html" text:style-name="Internet_20_link" text:visited-style-name="Visited_20_Internet_20_Link">
in，</text:a>
正如乌克林福姆报道的那样，在一个未知的门尼克(一个人爆炸](https://www.ukrinform.ua/rubric-regions/3713475-vibuhivka-zdetonuvala-u-rukah-na-harkivsini-pidirvavsa-traktorist.html)他在拖拉机上在亚历山德罗夫卡村工作。</text:p>
      <text:p text:style-name="P4">
<text:span text:style-name="T5">
foto：安德鲁的电报nonbitova</text:span>
</text:p>
      <text:p text:style-name="P4">
News Source: <text:a xlink:type="simple" xlink:href="https://www.ukrinform.ua/rubric-regions/3714979-na-kiivsini-zdetonuvav-vibuhovij-pristrij-colovik-vtrativ-kist.html" text:style-name="Internet_20_link" text:visited-style-name="Visited_20_Internet_20_Link">
https://www.ukrinform.ua/rubric-regions/3714979-na-kiivsini-zdetonuvav-vibuhovij-pristrij-colovik-vtrativ-kist.html</text:a>
</text:p>
      <!--NEWS-->
      <text:h text:style-name="P10" text:outline-level="1">
<text:span text:style-name="T4">
科斯汀祝贺通过《国际犯罪调查的合作公约》采用</text:span>
</text:h>
      <text:p text:style-name="P4">
作者: Ukrinform (Person)</text:p>
      <text:p text:style-name="P4">
出版商: Укринформ (Organization)</text:p>
      <text:p text:style-name="P4">
出版时间: 2023-05-27T16:48:00+03:00</text:p>
      <text:p text:style-name="P4">
修改时间: 2023-05-27T16:48:00+03:00</text:p>
      <text:p text:style-name="P4">
描述: 在相互法律援助和引渡（MLA）中，相互法律援助（MLA）已通过了《国际犯罪调查合作公约》。  - 乌克林。</text:p>
      <text:p text:style-name="P4">
图片: ['<text:a xlink:type="simple" xlink:href="https://static.ukrinform.com/photos/2022_08/thumb_files/630_360_1659550516-968.jpg" text:style-name="Internet_20_link" text:visited-style-name="Visited_20_Internet_20_Link">
630_360_16595...</text:a>
']</text:p>
      <text:p text:style-name="P4">
标签: ['Воєнні злочини', 'Андрій Костін']</text:p>
      <text:p text:style-name="P4">
类型: Article</text:p>
      <!--METADATA-->
      <text:p text:style-name="P4">
<draw:frame draw:style-name="fr1" draw:name="Image154" text:anchor-type="as-char" svg:width="6.9236in" svg:height="3.956343in" draw:z-index="0">
<draw:image xlink:href="../Images/yкринформ/2023-05-27T16-48-00-03-00/630_360_1659550516-968.jpg" xlink:type="simple" xlink:show="embed" xlink:actuate="onLoad" draw:mime-type="image/jpeg"/>
</draw:frame>
相互法律援助和引渡(MLA)采用了对国际犯罪调查的合作的热爱。</text:p>
      <text:p text:style-name="P4">
总检察长在[Telegram]中报道了这一点(https://t.me/pgo_gov_ua/12577)，报道乌克林福姆。</text:p>
      <text:p text:style-name="P4">
“我们感谢这些决定性的联合步骤，以确保对国际犯罪的必然性。(https://www.ukrinform.ua/tag-vijskovi-zlocini)其他国际犯罪是迈向加强世界权利的历史一步。 这是在罗马法规后批准的国际刑法领域的第一个主要条约。 检察长安德烈·科斯汀(Andrei Kostin)说：“当欧洲大陆上发生残酷的战争 - 俄罗斯对乌克兰的侵略时，这一进程现在要集结起来。”</text:p>
      <text:p text:style-name="P4">
<text:span text:style-name="T4">
 ReadMetas：</text:span>
 <text:a xlink:type="simple" xlink:href="https://www.ukrinform.ua/rubric-polytics/3705011-kostin-zustrivsa-z-vikonavcim-direktorom-evropolu-govorili-pro-robotu-jit.html" text:style-name="Internet_20_link" text:visited-style-name="Visited_20_Internet_20_Link">
欧洲刑警组织的执行董事 - 谈到工作jit工作</text:a>
正如它所指出的那样，《公约》除其他外，旨在与主管当局识别直接渠道，澄清可以使用哪种形式的州际工作以及如何询问他们，促进与现代技术的合作形式，例如倾听证人支持视频会议或查询。电话对话。</text:p>
      <text:p text:style-name="P4">
MLA是斯洛文尼亚，阿根廷，比利时，蒙古，荷兰塔斯尼加尔的倡议</text:p>
      <text:p text:style-name="P4">
据报道，国际律师协会(其他)批准<text:a xlink:type="simple" xlink:href="https://www.ukrinform.ua/rubric-world/3714946-miznarodna-asociacia-pravnikiv-uhvalila-rezoluciu-iz-zaklikom-sodo-stvorenna-spectribunalu-nad-rf.html" text:style-name="Internet_20_link" text:visited-style-name="Visited_20_Internet_20_Link">
一项决议，要求制定有关俄罗斯联邦侵略罪的特殊罪行</text:a>
<text:span text:style-name="T5">
foto：检察官办公室</text:span>
</text:p>
      <text:p text:style-name="P4">
News Source: <text:a xlink:type="simple" xlink:href="https://www.ukrinform.ua/rubric-society/3714982-kostin-privitav-uhvalenna-konvencii-pro-spivrobitnictvo-u-rozsliduvanni-miznarodnih-zlociniv.html" text:style-name="Internet_20_link" text:visited-style-name="Visited_20_Internet_20_Link">
https://www.ukrinform.ua/rubric-society/3714982-kostin-privitav-uhvalenna-konvencii-pro-spivrobitnictvo-u-rozsliduvanni-miznarodnih-zlociniv.html</text:a>
</text:p>
      <!--NEWS-->
      <text:h text:style-name="P10" text:outline-level="1">
<text:span text:style-name="T4">
加拿大与巴特维亚的曲棍球一起参加了2023年世界杯的决赛</text:span>
</text:h>
      <text:p text:style-name="P4">
作者: Ukrinform (Person)</text:p>
      <text:p text:style-name="P4">
出版商: Укринформ (Organization)</text:p>
      <text:p text:style-name="P4">
出版时间: 2023-05-27T16:55:13+03:00</text:p>
      <text:p text:style-name="P4">
修改时间: 2023-05-27T16:55:13+03:00</text:p>
      <text:p text:style-name="P4">
描述: 在坦佩雷（芬兰）和里加（拉脱维亚）举行的第86届世界曲棍球锦标赛上，决赛中的第一位参加者被确定。  - 乌克林。</text:p>
      <text:p text:style-name="P4">
图片: ['<text:a xlink:type="simple" xlink:href="https://static.ukrinform.com/photos/2023_05/thumb_files/630_360_1685195690-221.jpg" text:style-name="Internet_20_link" text:visited-style-name="Visited_20_Internet_20_Link">
630_360_16851...</text:a>
']</text:p>
      <text:p text:style-name="P4">
标签: ['Чемпіонат світу', 'хокей', 'Канада']</text:p>
      <text:p text:style-name="P4">
类型: Article</text:p>
      <!--METADATA-->
      <text:p text:style-name="P4">
<draw:frame draw:style-name="fr1" draw:name="Image156" text:anchor-type="as-char" svg:width="6.9236in" svg:height="3.956343in" draw:z-index="0">
<draw:image xlink:href="../Images/yкринформ/2023-05-27T16-55-13-03-00/630_360_1685195690-221.jpg" xlink:type="simple" xlink:show="embed" xlink:actuate="onLoad" draw:mime-type="image/jpeg"/>
</draw:frame>
在坦佩雷的世界曲棍球86(芬兰)和里加(拉脱维亚)决赛的第一位参与者确定了。</text:p>
      <text:p text:style-name="P4">
许可证决赛的所有者是加拿大国家队，该队赢得了拉脱维亚竞争对手的志愿者-4：2(0：1、1：1、3：0)，报道乌克林福姆。</text:p>
      <text:p text:style-name="P4">
美国和德国球队由美国和德国队以18.20踢球。</text:p>
      <text:p text:style-name="P4">
<text:span text:style-name="T4">
另请阅读：</text:span>
 <text:a xlink:type="simple" xlink:href="https://www.ukrinform.ua/rubric-sports/3714556-nimeccina-provede-cs2027-z-hokeu.html" text:style-name="Internet_20_link" text:visited-style-name="Visited_20_Internet_20_Link">
德国将与2027年世界杯一起度过</text:a>
第三名和2023年世界杯决赛的比赛将于5月28日举行。</text:p>
      <text:p text:style-name="P4">
照片：乌克兰的Getty Images/Global Images。</text:p>
      <text:p text:style-name="P4">
News Source: <text:a xlink:type="simple" xlink:href="https://www.ukrinform.ua/rubric-sports/3714981-kanada-vijsla-u-final-cs2023-z-hokeu-obigravsi-latviu.html" text:style-name="Internet_20_link" text:visited-style-name="Visited_20_Internet_20_Link">
https://www.ukrinform.ua/rubric-sports/3714981-kanada-vijsla-u-final-cs2023-z-hokeu-obigravsi-latviu.html</text:a>
</text:p>
      <!--NEWS-->
      <text:h text:style-name="P10" text:outline-level="1">
<text:span text:style-name="T4">
在Mariupol-遍布整个城市的爆炸</text:span>
</text:h>
      <text:p text:style-name="P4">
作者: Ukrinform (Person)</text:p>
      <text:p text:style-name="P4">
出版商: Укринформ (Organization)</text:p>
      <text:p text:style-name="P4">
出版时间: 2023-05-27T16:59:00+03:00</text:p>
      <text:p text:style-name="P4">
修改时间: 2023-05-27T16:59:00+03:00</text:p>
      <text:p text:style-name="P4">
描述: 在暂时被俘虏的俄罗斯军队中，目前在整个城市中听到Mariupoli的爆炸声。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Маріуполь', 'Вибух', 'Війна з Росією']</text:p>
      <text:p text:style-name="P4">
类型: Article</text:p>
      <!--METADATA-->
      <text:p text:style-name="P4">
<draw:frame draw:style-name="fr1" draw:name="Image157" text:anchor-type="as-char" svg:width="6.9236in" svg:height="3.956343in" draw:z-index="0">
<draw:image xlink:href="../Images/yкринформ/2023-05-27T16-59-00-03-00/630_360_1677569405-698.jpg" xlink:type="simple" xlink:show="embed" xlink:actuate="onLoad" draw:mime-type="image/jpeg"/>
</draw:frame>
及时被马里波利俄罗斯军队俘虏，听到了整个城市的爆炸。</text:p>
      <text:p text:style-name="P4">
根据乌克林福姆的说法，<text:a xlink:type="simple" xlink:href="https://t.me/mariupolrada/14403" text:style-name="Internet_20_link" text:visited-style-name="Visited_20_Internet_20_Link">
电报</text:a>
玛丽奥波尔市议会报道。</text:p>
      <text:p text:style-name="P4">
“在暂时占领的野马中，听到了<text:a xlink:type="simple" xlink:href="https://www.ukrinform.ua/tag-vibuh" text:style-name="Internet_20_link" text:visited-style-name="Visited_20_Internet_20_Link">
爆炸</text:a>
整个城市!沿铁路方向观察到居民。”消息写道。</text:p>
      <text:p text:style-name="P4">
市议会指出，他们以前曾记录过尼古尔斯克村的敌方防空作品。</text:p>
      <text:p text:style-name="P4">
<text:span text:style-name="T4">
另请阅读：</text:span>
 <text:a xlink:type="simple" xlink:href="https://www.ukrinform.ua/rubric-ato/3714857-pid-mariupolem-prolunali-vibuhi.html" text:style-name="Internet_20_link" text:visited-style-name="Visited_20_Internet_20_Link">
爆炸听到</text:a>
据报道，5月26日在Mariupol(在“ Azovstal”的Theetwork领土上爆炸。 这是给出的(https://www.ukrinform.ua/rubric-regions/3714731-u-rajoni-azovstali-prolunali-potuzni-vibuhi.html)入侵者将野马和周围定居点转变为俄罗斯军队的军事逻辑枢纽。</text:p>
      <text:p text:style-name="P4">
<text:span text:style-name="T5">
第一张照片说明性：Alexander Gymanov</text:span>
</text:p>
      <text:p text:style-name="P4">
News Source: <text:a xlink:type="simple" xlink:href="https://www.ukrinform.ua/rubric-ato/3714985-u-mariupoli-vibuhi-po-vsomu-mistu.html" text:style-name="Internet_20_link" text:visited-style-name="Visited_20_Internet_20_Link">
https://www.ukrinform.ua/rubric-ato/3714985-u-mariupoli-vibuhi-po-vsomu-mistu.html</text:a>
</text:p>
      <!--NEWS-->
      <text:h text:style-name="P10" text:outline-level="1">
<text:span text:style-name="T4">
在美国，法院于1968年驳回了电影《罗密欧与朱丽叶》的明星主张</text:span>
</text:h>
      <text:p text:style-name="P4">
作者: Ukrinform (Person)</text:p>
      <text:p text:style-name="P4">
出版商: Укринформ (Organization)</text:p>
      <text:p text:style-name="P4">
出版时间: 2023-05-27T17:04:37+03:00</text:p>
      <text:p text:style-name="P4">
修改时间: 2023-05-27T17:04:37+03:00</text:p>
      <text:p text:style-name="P4">
描述: 洛杉矶高等法院法官决定拒绝罗密欧与朱丽叶对派拉蒙电影制片厂的电影射击的明星提出的主张。  - 乌克林。</text:p>
      <text:p text:style-name="P4">
图片: ['<text:a xlink:type="simple" xlink:href="https://static.ukrinform.com/photos/2023_05/thumb_files/630_360_1685196250-956.jpg" text:style-name="Internet_20_link" text:visited-style-name="Visited_20_Internet_20_Link">
630_360_16851...</text:a>
']</text:p>
      <text:p text:style-name="P4">
标签: ['Кіно', 'Скандал', 'Суд', 'Сексуальні домагання', 'Актор', 'Насильство над дітьми']</text:p>
      <text:p text:style-name="P4">
类型: Article</text:p>
      <!--METADATA-->
      <text:p text:style-name="P4">
<draw:frame draw:style-name="fr1" draw:name="Image158" text:anchor-type="as-char" svg:width="6.9236in" svg:height="3.956343in" draw:z-index="0">
<draw:image xlink:href="../Images/yкринформ/2023-05-27T17-04-37-03-00/630_360_1685196250-956.jpg" xlink:type="simple" xlink:show="embed" xlink:actuate="onLoad" draw:mime-type="image/jpeg"/>
</draw:frame>
洛杉矶法院法官决定拒绝罗密欧与朱丽叶对派拉蒙电影制片厂的电影射击的明星提出的主张。</text:p>
      <text:p text:style-name="P4">
关于它报告<text:a xlink:type="simple" xlink:href="https://www.bbc.co.uk/news/entertainment-arts-65725714" text:style-name="Internet_20_link" text:visited-style-name="Visited_20_Internet_20_Link">
BBC</text:a>
，报道乌克林福姆。</text:p>
      <text:p text:style-name="P4">
演员奥利维亚·加西(Olivia Gassy)和伦纳德·韦格廷(Leonard Weigting)分别在15岁和16岁时，他们声称这部电影的导演迫使他们被拍摄。</text:p>
      <text:p text:style-name="P4">
但是，洛杉矶艾莉森·麦肯齐(Alison McKenzie)最高法院法官得出的结论是，这不是“性方面的”，无法废除对第一个对宪法的保护。</text:p>
      <text:p text:style-name="P4">
法官在星期四做出的先前决定中说，原告正在“选择”法律适用于其案件的内容。 她还说，波佐夫不符合取消限制期限的要求<text:a xlink:type="simple" xlink:href="https://www.ukrinform.ua/tag-zgvaltuvanna" text:style-name="Internet_20_link" text:visited-style-name="Visited_20_Internet_20_Link">
性暴力</text:a>
来。</text:p>
      <text:p text:style-name="P4">
在这种情况下，代表两位行为者的利益的律师所罗门·格雷森(Solomon Gresen)不同意法官的决定。 他报告说，他的客户正在考虑上诉，格雷森打算对dopherdred Court提出单独索赔。</text:p>
      <text:p text:style-name="P4">
<text:span text:style-name="T4">
另请阅读：</text:span>
 <text:a xlink:type="simple" xlink:href="https://www.ukrinform.ua/rubric-culture/3676653-troe-cleniv-znimalnoi-grupi-filmu-rast-podali-do-sudu-na-boldvina-ta-produseriv.html" text:style-name="Internet_20_link" text:visited-style-name="Visited_20_Internet_20_Link">
“”“到和</text:a>
在现年70岁的Gassy和Weyting的联合声明中，他们说他们将进行战斗。</text:p>
      <text:p text:style-name="P4">
演员们拥有55年的正义已有55年了。我们认为我们必须等待更长的时间。”</text:p>
      <text:p text:style-name="P4">
如<text:a xlink:type="simple" xlink:href="https://www.ukrinform.ua/rubric-culture/3646485-zirki-filmu-romeo-i-dzuletta-1968-roku-suditimutsa-z-paramount-cerez-seksualni-sceni.html" text:style-name="Internet_20_link" text:visited-style-name="Visited_20_Internet_20_Link">
报道</text:a>
乌克林福姆(Ukrinform)，演员伦纳德·怀特(Leonard Watch)和奥利维亚·加西(Olivia Gassy)提交了一家派拉蒙电影制片厂，指责其性剥削和分布青少年的裸体图像。 演员声称，在罗密欧与朱丽叶的时间里(死于2019年)不知情的裸体被淘汰。</text:p>
      <text:p text:style-name="P4">
加西(Gassy)和韦廷(Weyting)在诉讼中说：“电影后55年遭受了索索文(Tamovine)经历的精神痛苦，以及失业的丧失”，派拉蒙工作室(Paramount Studio)要求收回超过5亿美元。</text:p>
      <text:p text:style-name="P4">
照片：盖蒂图像</text:p>
      <text:p text:style-name="P4">
News Source: <text:a xlink:type="simple" xlink:href="https://www.ukrinform.ua/rubric-culture/3714987-u-ssa-sud-vidhiliv-pozov-zirok-filmu-romeo-i-dzuletta-1968-roku-proti-paramount.html" text:style-name="Internet_20_link" text:visited-style-name="Visited_20_Internet_20_Link">
https://www.ukrinform.ua/rubric-culture/3714987-u-ssa-sud-vidhiliv-pozov-zirok-filmu-romeo-i-dzuletta-1968-roku-proti-paramount.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27T17:13:00+03:00</text:p>
      <text:p text:style-name="P4">
修改时间: 2023-05-27T17:13: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59" text:anchor-type="as-char" svg:width="6.9236in" svg:height="3.956343in" draw:z-index="0">
<draw:image xlink:href="../Images/yкринформ/2023-05-27T17-13-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60" text:anchor-type="as-char" svg:width="6.9236in" svg:height="6.9236in" draw:z-index="0">
<draw:image xlink:href="../Images/yкринформ/2023-05-27T17-13-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61" text:anchor-type="as-char" svg:width="6.9236in" svg:height="6.9236in" draw:z-index="0">
<draw:image xlink:href="../Images/yкринформ/2023-05-27T17-13-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62" text:anchor-type="as-char" svg:width="6.9236in" svg:height="6.9236in" draw:z-index="0">
<draw:image xlink:href="../Images/yкринформ/2023-05-27T17-13-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63" text:anchor-type="as-char" svg:width="6.9236in" svg:height="6.9236in" draw:z-index="0">
<draw:image xlink:href="../Images/yкринформ/2023-05-27T17-13-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哈尔基夫地区：由于造船村的炮击，一名妇女，一个受伤的男子被杀</text:span>
</text:h>
      <text:p text:style-name="P4">
作者: Ukrinform (Person)</text:p>
      <text:p text:style-name="P4">
出版商: Укринформ (Organization)</text:p>
      <text:p text:style-name="P4">
出版时间: 2023-05-27T17:23:00+03:00</text:p>
      <text:p text:style-name="P4">
修改时间: 2023-05-27T17:23:00+03:00</text:p>
      <text:p text:style-name="P4">
描述: 在哈尔基夫地区，由于遭到造船村的炮击，一名61岁的妇女今天被杀，一名61岁的妇女受伤，一名60岁男子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Загибель', 'Харківщина', 'Війна з Росією']</text:p>
      <text:p text:style-name="P4">
类型: Article</text:p>
      <!--METADATA-->
      <text:p text:style-name="P4">
<draw:frame draw:style-name="fr1" draw:name="Image164" text:anchor-type="as-char" svg:width="6.9236in" svg:height="3.956343in" draw:z-index="0">
<draw:image xlink:href="../Images/yкринформ/2023-05-27T17-23-00-03-00/630_360_1669987737-966.jpg" xlink:type="simple" xlink:show="embed" xlink:actuate="onLoad" draw:mime-type="image/jpeg"/>
</draw:frame>
由于船只敌人的敌人炮击，纳科夫地区今天杀死了一名61岁的妇女，一名60岁的男子受伤。</text:p>
      <text:p text:style-name="P4">
根据乌克林福姆的说法，<text:a xlink:type="simple" xlink:href="https://t.me/synegubov/6291" text:style-name="Internet_20_link" text:visited-style-name="Visited_20_Internet_20_Link">
电报</text:a>
据Kharkiv地区军事行政部门Oleg Synigubov的负责人报道。</text:p>
      <text:p text:style-name="P4">
“敌人继续解雇平民<text:a xlink:type="simple" xlink:href="https://www.ukrinform.ua/tag-harkivsina" text:style-name="Internet_20_link" text:visited-style-name="Visited_20_Internet_20_Link">
哈尔基夫地区</text:a>
。 不幸的是，和平的人被杀。今天由于村庄的炮击。 Shipuvat Kupyansky地区死于61岁。 此外，一个60岁的男人受伤脆弱并被住院。 医生目前正在协助受害者。”  - 写道。</text:p>
      <text:p text:style-name="P4">
<text:span text:style-name="T4">
另请阅读：</text:span>
 <text:a xlink:type="simple" xlink:href="https://www.ukrinform.ua/rubric-ato/3714915-na-hersonsini-vorog-obstrilav-dva-sela-e-poranena.html" text:style-name="Internet_20_link" text:visited-style-name="Visited_20_Internet_20_Link">
on，是</text:a>
据乌克林福姆称，俄罗斯军队于5月26日在诸如Shahd Merefu和Izium Kharkiv地区的非竞选者的帮助下遭到袭击。 晚上(5月26日至27日)在哈尔基夫地区，俄罗斯军队击中了没有受害者的哈尔基夫地区Lipka定居的导弹罢工。</text:p>
      <text:p text:style-name="P4">
News Source: <text:a xlink:type="simple" xlink:href="https://www.ukrinform.ua/rubric-ato/3714992-harkivsina-vnaslidok-obstriliv-sela-sipuvate-zaginula-zinka-poranenij-colovik.html" text:style-name="Internet_20_link" text:visited-style-name="Visited_20_Internet_20_Link">
https://www.ukrinform.ua/rubric-ato/3714992-harkivsina-vnaslidok-obstriliv-sela-sipuvate-zaginula-zinka-poranenij-colovik.html</text:a>
</text:p>
      <!--NEWS-->
      <text:h text:style-name="P10" text:outline-level="1">
<text:span text:style-name="T4">
在Mariupol，俄罗斯联邦的军队在一周内损失了450名入侵者</text:span>
</text:h>
      <text:p text:style-name="P4">
作者: Ukrinform (Person)</text:p>
      <text:p text:style-name="P4">
出版商: Укринформ (Organization)</text:p>
      <text:p text:style-name="P4">
出版时间: 2023-05-27T17:30:26+03:00</text:p>
      <text:p text:style-name="P4">
修改时间: 2023-05-27T17:30:26+03:00</text:p>
      <text:p text:style-name="P4">
描述: 在临时占领的俄罗斯军队中，上周有450名入侵者被杀。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Маріуполь', 'ЗСУ', 'Російські військові', 'Війна з Росією']</text:p>
      <text:p text:style-name="P4">
类型: Article</text:p>
      <!--METADATA-->
      <text:p text:style-name="P4">
<draw:frame draw:style-name="fr1" draw:name="Image165" text:anchor-type="as-char" svg:width="6.9236in" svg:height="3.956343in" draw:z-index="0">
<draw:image xlink:href="../Images/yкринформ/2023-05-27T17-30-26-03-00/630_360_1668461240-442.jpg" xlink:type="simple" xlink:show="embed" xlink:actuate="onLoad" draw:mime-type="image/jpeg"/>
</draw:frame>
上周，俄罗斯军队及时俘虏了450名入侵者。</text:p>
      <text:p text:style-name="P4">
根据乌克林福姆的说法，<text:a xlink:type="simple" xlink:href="https://t.me/mariupolrada/14402" text:style-name="Internet_20_link" text:visited-style-name="Visited_20_Internet_20_Link">
电报</text:a>
玛丽奥波尔市议会报道了俄罗斯出版物。</text:p>
      <text:p text:style-name="P4">
“在Mariupol中有400多名入侵者被杀。 俄罗斯出版物报道了这一点。(https://www.ukrinform.ua/tag-zsu)上周，俄罗斯联邦的200名士兵被杀。 昨天，乌克兰部队获得了入侵者部署的位置 - 因此消除了250名俄罗斯人。”演讲说。</text:p>
      <text:p text:style-name="P4">
值得注意的是，据Pablik称，Mariupol被转移到俄罗斯军队的驯鹿步兵的特种部队。 在他们身上，火箭在5月26日撞到了。</text:p>
      <text:p text:style-name="P4">
<text:span text:style-name="T4">
另请阅读：</text:span>
 <text:a xlink:type="simple" xlink:href="https://www.ukrinform.ua/rubric-ato/3714787-sili-oboroni-znisili-206-200-rosijskih-zagarbnikiv.html" text:style-name="Internet_20_link" text:visited-style-name="Visited_20_Internet_20_Link">
</text:a>
市议会提醒人们，昨天，5月26日，在Mmariupol Metrocope“ Azovstal”领土上爆炸。</text:p>
      <text:p text:style-name="P4">
据报道，Mariupol和周围定居点是由俄罗斯军队的Naiysk-Logistics Hub转变的。</text:p>
      <text:p text:style-name="P4">
News Source: <text:a xlink:type="simple" xlink:href="https://www.ukrinform.ua/rubric-ato/3714995-u-mariupoli-armia-rf-za-tizden-vtratila-vbitimi-450-zagarbnikiv.html" text:style-name="Internet_20_link" text:visited-style-name="Visited_20_Internet_20_Link">
https://www.ukrinform.ua/rubric-ato/3714995-u-mariupoli-armia-rf-za-tizden-vtratila-vbitimi-450-zagarbnikiv.html</text:a>
</text:p>
      <!--NEWS-->
      <text:h text:style-name="P10" text:outline-level="1">
<text:span text:style-name="T4">
在伯山斯克区议会在城市附近证实爆炸</text:span>
</text:h>
      <text:p text:style-name="P4">
作者: Ukrinform (Person)</text:p>
      <text:p text:style-name="P4">
出版商: Укринформ (Organization)</text:p>
      <text:p text:style-name="P4">
出版时间: 2023-05-27T17:38:27+03:00</text:p>
      <text:p text:style-name="P4">
修改时间: 2023-05-27T17:38:27+03:00</text:p>
      <text:p text:style-name="P4">
描述: 贝迪安斯克区议会证实在伯丹斯克附近的novopetrivka村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Бердянськ', 'Війна з Росією', 'Єдині новини']</text:p>
      <text:p text:style-name="P4">
类型: Article</text:p>
      <!--METADATA-->
      <text:p text:style-name="P4">
<draw:frame draw:style-name="fr1" draw:name="Image166" text:anchor-type="as-char" svg:width="6.9236in" svg:height="3.956343in" draw:z-index="0">
<draw:image xlink:href="../Images/yкринформ/2023-05-27T17-38-27-03-00/630_360_1669987737-966.jpg" xlink:type="simple" xlink:show="embed" xlink:actuate="onLoad" draw:mime-type="image/jpeg"/>
</draw:frame>
Uberdyansk区议会在Berdyansk附近的Novopetrivka村爆炸证实。</text:p>
      <text:p text:style-name="P4">
根据乌克林福姆的报道，它报告了<text:a xlink:type="simple" xlink:href="https://www.radiosvoboda.org/a/news-berdyansk-vybukhy-pidtverdzhennya/32430380.html" text:style-name="Internet_20_link" text:visited-style-name="Visited_20_Internet_20_Link">
自由无线电</text:a>
在国家电信“单一新闻”的空中，参考了Berdyansk Rirad Viktor Dudukalov的副主席。</text:p>
      <text:p text:style-name="P4">
“就在几分钟前，位于Zzhazov Sea海岸的Berdyansk区Novopetrivka村的Khimik娱乐基地的另一个令人难以置信的“到达”。 因此，有一个员工。 我认为这样的成功份额的最后数量 - 我们可以将死者占领者数百人用数十个来计算。” Dudukalov说。</text:p>
      <text:p text:style-name="P4">
<text:span text:style-name="T4">
另请阅读：</text:span>
 <text:a xlink:type="simple" xlink:href="https://www.ukrinform.ua/rubric-ato/3714985-u-mariupoli-vibuhi-po-vsomu-mistu.html" text:style-name="Internet_20_link" text:visited-style-name="Visited_20_Internet_20_Link">
在Mariupol-以及整个城市</text:a>
据他说，在贝迪安斯克的最后几天里，有一种“棉花”，据当地人称，后果是“非常严重的”。</text:p>
      <text:p text:style-name="P4">
取而代之的是，俄罗斯电报频道撰写了有关爆发的Berdyansk Tavely Fragment的飞机的作品以及据称计划的培训。</text:p>
      <text:p text:style-name="P4">
根据在社交网络上写作的当地人的说法，他们听到了Vokupopered Berdyansk的爆炸声。 最近，这个Zaporizhhya地区的信息经常开始出现。</text:p>
      <text:p text:style-name="P4">
<text:span text:style-name="T4">
另请阅读：</text:span>
 <text:a xlink:type="simple" xlink:href="https://www.ukrinform.ua/rubric-regions/3714979-na-kiivsini-zdetonuvav-vibuhovij-pristrij-colovik-vtrativ-kist.html" text:style-name="Internet_20_link" text:visited-style-name="Visited_20_Internet_20_Link">
在基辅地区引爆了此设备 - 该人丢失了</text:a>
正如乌克林福姆报道的那样，在整个城市临时捕获的俄罗斯军队爆炸。</text:p>
      <text:p text:style-name="P4">
照片说明性</text:p>
      <text:p text:style-name="P4">
News Source: <text:a xlink:type="simple" xlink:href="https://www.ukrinform.ua/rubric-ato/3714998-u-berdanskij-rajradi-pidtverdili-vibuhi-poblizu-mista.html" text:style-name="Internet_20_link" text:visited-style-name="Visited_20_Internet_20_Link">
https://www.ukrinform.ua/rubric-ato/3714998-u-berdanskij-rajradi-pidtverdili-vibuhi-poblizu-mista.html</text:a>
</text:p>
      <!--NEWS-->
      <text:h text:style-name="P10" text:outline-level="1">
<text:span text:style-name="T4">
Svitolina第二次在Strasbourg赢得了WTA锦标赛</text:span>
</text:h>
      <text:p text:style-name="P4">
作者: Ukrinform (Person)</text:p>
      <text:p text:style-name="P4">
出版商: Укринформ (Organization)</text:p>
      <text:p text:style-name="P4">
出版时间: 2023-05-27T17:44:00+03:00</text:p>
      <text:p text:style-name="P4">
修改时间: 2023-05-27T17:44:00+03:00</text:p>
      <text:p text:style-name="P4">
描述: 乌克兰Elina Svitolina在斯特拉斯堡（法国）（法国）获得了女子网球协会（WTA）的两次冠军，拥有259.3万美元的奖金-Ukrinform。</text:p>
      <text:p text:style-name="P4">
图片: ['<text:a xlink:type="simple" xlink:href="https://static.ukrinform.com/photos/2023_05/thumb_files/630_360_1685198670-878.jpg" text:style-name="Internet_20_link" text:visited-style-name="Visited_20_Internet_20_Link">
630_360_16851...</text:a>
']</text:p>
      <text:p text:style-name="P4">
标签: ['Світоліна', 'Теніс']</text:p>
      <text:p text:style-name="P4">
类型: Article</text:p>
      <!--METADATA-->
      <text:p text:style-name="P4">
<draw:frame draw:style-name="fr1" draw:name="Image167" text:anchor-type="as-char" svg:width="6.9236in" svg:height="3.956343in" draw:z-index="0">
<draw:image xlink:href="../Images/yкринформ/2023-05-27T17-44-00-03-00/630_360_1685198670-878.jpg" xlink:type="simple" xlink:show="embed" xlink:actuate="onLoad" draw:mime-type="image/jpeg"/>
</draw:frame>
乌克兰尼亚娜·斯维托利娜(Ukrainianelina Svitolina)成为两次冠军(WTA)-Internationaux de Strasbourg-在Strasbourg(法国)奖金259.3万美元</text:p>
      <text:p text:style-name="P4">
在最后一场比赛中，斯维托利纳赢得了俄罗斯安娜·布林卡-6：2、6：3，报道说，乌克林福姆报道。</text:p>
      <text:p text:style-name="P4">
对抗持续了1小时35分钟。</text:p>
      <text:p text:style-name="P4">
斯维托利纳(Svitolina)在职业生涯中获得第20届决赛，赢得了第17个WTA冠军。 2021年8月，Lastelina参加了一场决定性的比赛，当时她赢得了比赛(美国).</text:p>
      <text:p text:style-name="P4">
Зазначимо, що українка була переможницею Internationaux de Strasbourg у 2020році.</text:p>
      <text:p text:style-name="P4">
<text:span text:style-name="T4">
Читайте також:</text:span>
 <text:a xlink:type="simple" xlink:href="https://www.ukrinform.ua/rubric-sports/3714092-ukrainski-tenisistki-otrimali-supernic-na-rolan-garros.html" text:style-name="Internet_20_link" text:visited-style-name="Visited_20_Internet_20_Link">
 Українські истки отримали суперниць на «Ролан Гаррос»</text:a>
斯维托利纳(Svitolina)的下一场比赛将在巴黎的罗兰·哈罗斯(Rolan Harros)的第一个圈子中与意大利的特雷维安(Trevian)对阵马蒂娜(Martina)。</text:p>
      <text:p text:style-name="P4">
照片：克里斯托夫·德·巴里(Christoph de Barry)。</text:p>
      <text:p text:style-name="P4">
News Source: <text:a xlink:type="simple" xlink:href="https://www.ukrinform.ua/rubric-sports/3715001-svitolina-vdruge-vigrala-turnir-wta-u-strazburzi.html" text:style-name="Internet_20_link" text:visited-style-name="Visited_20_Internet_20_Link">
https://www.ukrinform.ua/rubric-sports/3715001-svitolina-vdruge-vigrala-turnir-wta-u-strazburzi.html</text:a>
</text:p>
      <!--NEWS-->
      <text:h text:style-name="P10" text:outline-level="1">
<text:span text:style-name="T4">
丹麦以1.33亿美元的价格为乌克兰创建了一个投资基金</text:span>
</text:h>
      <text:p text:style-name="P4">
作者: Ukrinform (Person)</text:p>
      <text:p text:style-name="P4">
出版商: Укринформ (Organization)</text:p>
      <text:p text:style-name="P4">
出版时间: 2023-05-27T17:47:00+03:00</text:p>
      <text:p text:style-name="P4">
修改时间: 2023-05-27T17:47:00+03:00</text:p>
      <text:p text:style-name="P4">
描述: 丹麦已为乌克兰建立了一项特别的投资基金，总计10亿丹麦王室，约为1.33亿美元 - 乌克林。</text:p>
      <text:p text:style-name="P4">
图片: ['<text:a xlink:type="simple" xlink:href="https://static.ukrinform.com/photos/2016_06/thumb_files/630_360_1465217065-7750-dollary.jpg" text:style-name="Internet_20_link" text:visited-style-name="Visited_20_Internet_20_Link">
630_360_14652...</text:a>
']</text:p>
      <text:p text:style-name="P4">
标签: ['Данія', 'Фінанси', 'Інвестиції', 'Україна', 'допомога']</text:p>
      <text:p text:style-name="P4">
类型: Article</text:p>
      <!--METADATA-->
      <text:p text:style-name="P4">
<draw:frame draw:style-name="fr1" draw:name="Image168" text:anchor-type="as-char" svg:width="6.9236in" svg:height="3.956343in" draw:z-index="0">
<draw:image xlink:href="../Images/yкринформ/2023-05-27T17-47-00-03-00/630_360_1465217065-7750-dollary.jpg" xlink:type="simple" xlink:show="embed" xlink:actuate="onLoad" draw:mime-type="image/jpeg"/>
</draw:frame>
丹麦已经为乌克兰建立了一项特别的投资基金，总计100万丹麦王室，约为1.33亿美元。</text:p>
      <text:p text:style-name="P4">
关于IT报告[乌克兰经济部的新闻服务]](https://www.me.gov.ua/News/Detail?lang=uk-UA&amp;id=3f51f2a1-be66-4f43-b0ce-53ae3daa5b43&amp;title=SpetsialniiInvestitsiiniiFond)，报道乌克林福姆。</text:p>
      <text:p text:style-name="P4">
如图所述，社会计划的启动是在乌克兰投资论坛在哥本哈根宣布的。</text:p>
      <text:p text:style-name="P4">
“<text:a xlink:type="simple" xlink:href="https://www.ukrinform.ua/tag-dania" text:style-name="Internet_20_link" text:visited-style-name="Visited_20_Internet_20_Link">
丹麦</text:a>
他是Undace假设的领导人之一。 自全面入侵开始以来，一般支持为14亿美元，人道主义援助总共有2.12亿美元的宏观援助。 因此，为乌克兰创建的特殊投资基金将以最重要的丹麦技术和创新解决方案的吸引力为这些项目提供资金，并将为州和私营部门提供。”</text:p>
      <text:p text:style-name="P4">
反过来，经济副部长Oleksandr Griban指出，乌克兰与丹麦之间的基本合作是建立互惠关系的建立，当时乌克兰公司不仅进口了丹麦产品，而且还要在乌克兰生产这种产品。</text:p>
      <text:p text:style-name="P4">
<text:span text:style-name="T4">
另请阅读：</text:span>
 <text:a xlink:type="simple" xlink:href="https://www.ukrinform.ua/rubric-ato/3714228-dania-j-niderlandi-ocolat-koaliciu-z-pidgotovki-ukrainskih-pilotiv-na-f16-ostin.html" text:style-name="Internet_20_link" text:visited-style-name="Visited_20_Internet_20_Link">
荷兰将领导乌克兰飞行员在F -16 -Austin -Austin的准备联盟</text:a>
因此，该论坛宣布批准农业和农业处理领域的两个项目项目的资金。 它是南部地区公司的受害者 - 尼布隆(Nibulon)，该公司将贷款2500万欧元，而Agro -fi -fi -fi -fi -fi -Fi -fi -fi -Fi -Fi -1500万欧元。 此外，还将向位于尼古拉耶夫(Nikolaev)前线附近的Agro -Companies提供贷款，该公司将恢复被摧毁和生产能力，从丹麦出口商那里购买设备。</text:p>
      <text:p text:style-name="P4">
根据格里班(Griban)的说法，丹麦基金不仅将提供财务保证，而且还将获得信誉，这将其置于一个稳定的金融机构，该机构为乌克兰开放了计划。 丹麦政府还计划显着增加限制，并将财政援助计划扩展到乌克兰。</text:p>
      <text:p text:style-name="P4">
News Source: <text:a xlink:type="simple" xlink:href="https://www.ukrinform.ua/rubric-economy/3715002-dania-stvorila-investicijnij-fond-dla-ukraini-na-133-miljoni.html" text:style-name="Internet_20_link" text:visited-style-name="Visited_20_Internet_20_Link">
https://www.ukrinform.ua/rubric-economy/3715002-dania-stvorila-investicijnij-fond-dla-ukraini-na-133-miljoni.html</text:a>
</text:p>
      <!--NEWS-->
      <text:h text:style-name="P10" text:outline-level="1">
<text:span text:style-name="T4">
亨利·基辛格（Henry Kissinger）今天庆祝他的百年周年纪念日</text:span>
</text:h>
      <text:p text:style-name="P4">
作者: Ukrinform (Person)</text:p>
      <text:p text:style-name="P4">
出版商: Укринформ (Organization)</text:p>
      <text:p text:style-name="P4">
出版时间: 2023-05-27T17:59:00+03:00</text:p>
      <text:p text:style-name="P4">
修改时间: 2023-05-27T17:59:00+03:00</text:p>
      <text:p text:style-name="P4">
描述: 今天，前美国国务卿亨利·基辛格（Henry Kissinger）已有100年历史。  - 乌克林。</text:p>
      <text:p text:style-name="P4">
图片: ['<text:a xlink:type="simple" xlink:href="https://static.ukrinform.com/photos/2023_05/thumb_files/630_360_1685198513-473.jpg" text:style-name="Internet_20_link" text:visited-style-name="Visited_20_Internet_20_Link">
630_360_16851...</text:a>
']</text:p>
      <text:p text:style-name="P4">
标签: ['США', 'Кіссінджер']</text:p>
      <text:p text:style-name="P4">
类型: Article</text:p>
      <!--METADATA-->
      <text:p text:style-name="P4">
<draw:frame draw:style-name="fr1" draw:name="Image169" text:anchor-type="as-char" svg:width="6.9236in" svg:height="3.956343in" draw:z-index="0">
<draw:image xlink:href="../Images/yкринформ/2023-05-27T17-59-00-03-00/630_360_1685198513-473.jpg" xlink:type="simple" xlink:show="embed" xlink:actuate="onLoad" draw:mime-type="image/jpeg"/>
</draw:frame>
今天，美国国务卿亨利·基辛格(Henry Kissinger)已有100年的历史。</text:p>
      <text:p text:style-name="P4">
正如乌克林福姆报道的那样，它报告了<text:a xlink:type="simple" xlink:href="https://apnews.com/article/henry-kissinger-100th-birthday-565d48b7604ee179d104555490686224" text:style-name="Internet_20_link" text:visited-style-name="Visited_20_Internet_20_Link">
AP</text:a>
。</text:p>
      <text:p text:style-name="P4">
前外交官兼总统顾问亨利·基辛格(Henry Kissinger)庆祝成立100周年，经历了许多政治同时代人，他们从最多的碎片时期统治了韦德斯美国的美国，包括理查德·尼克松(Richard Nixon)在越南担任总统。</text:p>
      <text:p text:style-name="P4">
此外，基辛格(Kissinger)被称为公开发言人，受到内德瓦(Nedava)有利的政治论坛的邀请，也是书籍的科学家和作者。</text:p>
      <text:p text:style-name="P4">
生于[德国]的基辛格(https://www.ukrinform.ua/tag-nimeccina)1923年5月27日，他以1960年代和1970年代美国外部政策中的关键作用而闻名。</text:p>
      <text:p text:style-name="P4">
亨利的儿子戴维·基辛格(David Kissinger)说，他父亲的几个世纪“可以为任何熟悉他对史前象征主义的力量和热爱的人露面。 他不仅在大多数同龄人，众所周知的批评者和学生中幸存下来，而且仍然活跃。”</text:p>
      <text:p text:style-name="P4">
<text:span text:style-name="T4">
另请阅读：</text:span>
 <text:a xlink:type="simple" xlink:href="https://www.ukrinform.ua/rubric-polytics/3637347-kissindzer-znovu-zaklikav-domovlatisa-z-putinim-pro-mir-v-ukraini.html" text:style-name="Internet_20_link" text:visited-style-name="Visited_20_Internet_20_Link">
使用</text:a>
戴维·基辛格(David Kissinger)还写道，本周亨利·基辛格(Henry Kissinger)将访问纽约，伦敦和他在德国的家乡。</text:p>
      <text:p text:style-name="P4">
前美国秘书和国家安全顾问亨利·基辛格(Henry Kissinger)以反对乌克兰加入北约的立场而闻名，在周二在世界经济经济论坛上的演讲中，他同意[基辅联盟的成员资格，这是适当的]](https://www.ukrinform.ua/rubric-polytics/3654404-kissindzer-viznav-so-clenstvo-ukraini-v-nato-bulo-b-dorecnim.html)。  照片：亚当·贝瑞/盖蒂图像</text:p>
      <text:p text:style-name="P4">
News Source: <text:a xlink:type="simple" xlink:href="https://www.ukrinform.ua/rubric-world/3715003-genri-kissindzer-sogodni-svatkue-svij-storicnij-uvilej.html" text:style-name="Internet_20_link" text:visited-style-name="Visited_20_Internet_20_Link">
https://www.ukrinform.ua/rubric-world/3715003-genri-kissindzer-sogodni-svatkue-svij-storicnij-uvilej.html</text:a>
</text:p>
      <!--NEWS-->
      <text:h text:style-name="P10" text:outline-level="1">
<text:span text:style-name="T4">
敌人向Zaporozhye开了Stepnogorsk，两人受伤</text:span>
</text:h>
      <text:p text:style-name="P4">
作者: Ukrinform (Person)</text:p>
      <text:p text:style-name="P4">
出版商: Укринформ (Organization)</text:p>
      <text:p text:style-name="P4">
出版时间: 2023-05-27T18:07:00+03:00</text:p>
      <text:p text:style-name="P4">
修改时间: 2023-05-27T18:07:00+03:00</text:p>
      <text:p text:style-name="P4">
描述: 俄罗斯入侵者向Stepnogorsk Zaporizhhya地区开枪，两名平民受伤，其中一名处于严重状态。  - 乌克林。</text:p>
      <text:p text:style-name="P4">
图片: ['<text:a xlink:type="simple" xlink:href="https://static.ukrinform.com/photos/2023_05/thumb_files/630_360_1685199992-216.jpeg" text:style-name="Internet_20_link" text:visited-style-name="Visited_20_Internet_20_Link">
630_360_16851...</text:a>
']</text:p>
      <text:p text:style-name="P4">
标签: ['Обстріл', 'Поранені', 'Запоріжжя', 'Війна з Росією']</text:p>
      <text:p text:style-name="P4">
类型: Article</text:p>
      <!--METADATA-->
      <text:p text:style-name="P4">
<draw:frame draw:style-name="fr1" draw:name="Image170" text:anchor-type="as-char" svg:width="6.9236in" svg:height="3.956343in" draw:z-index="0">
<draw:image xlink:href="../Images/yкринформ/2023-05-27T18-07-00-03-00/630_360_1685199992-216.jpeg" xlink:type="simple" xlink:show="embed" xlink:actuate="onLoad" draw:mime-type="image/jpeg"/>
</draw:frame>
俄罗斯 - 俄罗斯 -  Zaporizhhzhya地区的Stepnogorsk开火，伤口被双皮，其中一个人现在处于严重状态。</text:p>
      <text:p text:style-name="P4">
关于<text:a xlink:type="simple" xlink:href="https://t.me/zoda_gov_ua/19053" text:style-name="Internet_20_link" text:visited-style-name="Visited_20_Internet_20_Link">
电报</text:a>
乌克林福姆报道，尤里·马拉什科(Yuri Malashko)报道了戈洛瓦萨普萨(Golovazapozhya)地区军事管理。</text:p>
      <text:p text:style-name="P4">
“ Stepnogorsk <text:a xlink:type="simple" xlink:href="https://www.ukrinform.ua/tag-obstril" text:style-name="Internet_20_link" text:visited-style-name="Visited_20_Internet_20_Link">
解雇</text:a>
从毕业生。 这位65岁的男子受伤，在街上行走。另一个男人处于严重状态已有60年。 为受害者提供了所有投入援助。”马拉什科写道。</text:p>
      <text:p text:style-name="P4">
<text:span text:style-name="T4">
另请阅读：</text:span>
 [在Sumy地区的Glukhov，敌人欧姆损坏了很多(https://www.ukrinform.ua/rubric-regions/3714960-u-gluhovi-na-sumsini-vorozim-obstrilom-poskodzena-bagatopoverhivka.html)他补充说，专家目前正在努力消除命中的影响。</text:p>
      <text:p text:style-name="P4">
据报道，俄罗斯联邦的陆军于5月26日(108次在Zaporizhzhya地区的商店开火，一名老年妇女被杀。](https://www.ukrinform.ua/rubric-regions/3714814-vorog-za-dobu-zdijsniv-obstrili-16-naselenih-punktiv-na-zaporizzi-zaginula-zinka.html)</text:p>
      <text:p text:style-name="P4">
News Source: <text:a xlink:type="simple" xlink:href="https://www.ukrinform.ua/rubric-ato/3715006-vorog-obstrilav-stepnogirsk-na-zaporizzi-dvoe-poranenih.html" text:style-name="Internet_20_link" text:visited-style-name="Visited_20_Internet_20_Link">
https://www.ukrinform.ua/rubric-ato/3715006-vorog-obstrilav-stepnogirsk-na-zaporizzi-dvoe-poranenih.html</text:a>
</text:p>
      <!--NEWS-->
      <text:h text:style-name="P10" text:outline-level="1">
<text:span text:style-name="T4">
在巴赫穆特（Bakhmut），边防卫队淘汰了一群入侵者</text:span>
</text:h>
      <text:p text:style-name="P4">
作者: Ukrinform (Person)</text:p>
      <text:p text:style-name="P4">
出版商: Укринформ (Organization)</text:p>
      <text:p text:style-name="P4">
出版时间: 2023-05-27T18:08:00+03:00</text:p>
      <text:p text:style-name="P4">
修改时间: 2023-05-27T18:08:00+03:00</text:p>
      <text:p text:style-name="P4">
描述: 在巴赫穆特（Bakhmut），边境警卫队淘汰了两名入侵者，另外三名受伤。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Бахмут', 'Прикордонники', 'Війна з Росією']</text:p>
      <text:p text:style-name="P4">
类型: Article</text:p>
      <!--METADATA-->
      <text:p text:style-name="P4">
<draw:frame draw:style-name="fr1" draw:name="Image171" text:anchor-type="as-char" svg:width="6.9236in" svg:height="3.956343in" draw:z-index="0">
<draw:image xlink:href="../Images/yкринформ/2023-05-27T18-08-00-03-00/630_360_1680422407-224.png" xlink:type="simple" xlink:show="embed" xlink:actuate="onLoad" draw:mime-type="image/png"/>
</draw:frame>
巴赫穆蒂边防卫队淘汰了两名入侵者，另外三名受伤。</text:p>
      <text:p text:style-name="P4">
关于IT报告[乌克兰国家边境服务的新闻服务]](https://dpsu.gov.ua/ua/news/%20video%20-prikordonniki-minometniki-likviduvali-grupu-zagarbnikiv-u-bahmuti/)，报道乌克林福姆。</text:p>
      <text:p text:style-name="P4">
“前几天，边境部门发现了一个门集团在巴赫穆特郊区的一群人的运动。敌人决定留在破旧的建筑中。</text:p>
      <text:p text:style-name="P4">
值得注意的是，由于射击牌匾，庇护所的位置为沃罗兹德病，两名入侵者被摧毁，另外三人受伤。</text:p>
      <text:p text:style-name="P4">
<text:span text:style-name="T4">
另请阅读：</text:span>
 <text:a xlink:type="simple" xlink:href="https://www.ukrinform.ua/rubric-ato/3714936-vijskovi-znisili-u-bahmuti-rosijskij-grad-za-dopomogou-bezpilotnikiv-vid-armii-droniv.html" text:style-name="Internet_20_link" text:visited-style-name="Visited_20_Internet_20_Link">
在无人机军队的无军事的帮助下，军事和在俄罗斯的俄罗斯“冰雹”</text:a>
据报道，从2022年2月24日至2023年5月27日，过去一天，乌克兰国防部队被淘汰了约206,000200名俄罗斯入侵者，480人被淘汰。</text:p>
      <text:p text:style-name="P4">
News Source: <text:a xlink:type="simple" xlink:href="https://www.ukrinform.ua/rubric-ato/3715008-u-bahmuti-prikordonniki-likviduvali-grupu-zagarbnikiv.html" text:style-name="Internet_20_link" text:visited-style-name="Visited_20_Internet_20_Link">
https://www.ukrinform.ua/rubric-ato/3715008-u-bahmuti-prikordonniki-likviduvali-grupu-zagarbnikiv.html</text:a>
</text:p>
      <!--NEWS-->
      <text:h text:style-name="P10" text:outline-level="1">
<text:span text:style-name="T4">
马里波尔和布鲁塞尔市长讨论了乌克兰城市的重建</text:span>
</text:h>
      <text:p text:style-name="P4">
作者: Ukrinform (Person)</text:p>
      <text:p text:style-name="P4">
出版商: Укринформ (Organization)</text:p>
      <text:p text:style-name="P4">
出版时间: 2023-05-27T18:15:00+03:00</text:p>
      <text:p text:style-name="P4">
修改时间: 2023-05-27T18:15:00+03:00</text:p>
      <text:p text:style-name="P4">
描述: Mariupol市长Vadim Boychenko与布鲁塞尔市市长Philip Cloz讨论了，这是该市DE占领之后在Mariupol复兴的合作选择。  - 乌克林。</text:p>
      <text:p text:style-name="P4">
图片: ['<text:a xlink:type="simple" xlink:href="https://static.ukrinform.com/photos/2023_05/thumb_files/630_360_1685200467-860.jpg" text:style-name="Internet_20_link" text:visited-style-name="Visited_20_Internet_20_Link">
630_360_16852...</text:a>
']</text:p>
      <text:p text:style-name="P4">
标签: ['Брюссель', 'Маріуполь', 'Вадим Бойченко']</text:p>
      <text:p text:style-name="P4">
类型: Article</text:p>
      <!--METADATA-->
      <text:p text:style-name="P4">
<draw:frame draw:style-name="fr1" draw:name="Image172" text:anchor-type="as-char" svg:width="6.9236in" svg:height="3.956343in" draw:z-index="0">
<draw:image xlink:href="../Images/yкринформ/2023-05-27T18-15-00-03-00/630_360_1685200467-860.jpg" xlink:type="simple" xlink:show="embed" xlink:actuate="onLoad" draw:mime-type="image/jpeg"/>
</draw:frame>
Mermariupol Vadim Boychenko与Brussel Philip Cloz与Brussels Cloza讨论了这座城市的占领之后在Mariupol Renaissance工作。</text:p>
      <text:p text:style-name="P4">
关于<text:a xlink:type="simple" xlink:href="https://t.me/mariupolrada/14405" text:style-name="Internet_20_link" text:visited-style-name="Visited_20_Internet_20_Link">
电报</text:a>
市议会报道，乌克林福姆报道。</text:p>
      <text:p text:style-name="P4">
“玛丽奥波尔·瓦迪姆·博伊钦科市长在前往比利时的工作之旅中与布鲁塞尔市长菲利普·克洛兹(Philip Cloz)在一起。 他们讨论了Mariupolreborn之后的Mariupol文艺复兴时期认可的合作，”该消息写道。</text:p>
      <text:p text:style-name="P4">
<text:span text:style-name="T4">
另请阅读：</text:span>
 <text:a xlink:type="simple" xlink:href="https://www.ukrinform.ua/rubric-vidbudova/3712833-mariupol-pisla-deokupacii-otrimae-dopomogu-francii-u-rozvitku-pribereznih-zon.html" text:style-name="Internet_20_link" text:visited-style-name="Visited_20_Internet_20_Link">
占领之后的Mariupol将向法国提供沿海地区的援助</text:a>
值得注意的是，市长拜访了帕拉多研究所的学生，他们在俄罗斯占领后与他们一起提供了战后恢复和重建。 对于年轻人来说，这是一次鼓舞人心的会议。</text:p>
      <text:p text:style-name="P4">
Boychenko强调，Mariupol的重建不仅是乌克兰，而且对整个欧洲都是历史挑战。</text:p>
      <text:p text:style-name="P4">
“一个成为毁灭性俄罗斯​​战争的象征的城市可以使我们的胜利和统一在争取和平，art的自由中。 在这个未来，我们正在努力制定Mariupol City Reborn的计划。 在它周围，我们形成了文艺复兴时期司令部的一个圈子，我们很高兴看到布鲁塞尔。 他解决了布鲁塞尔的领先经验和考试将有助于建立新的野马。</text:p>
      <text:p text:style-name="P4">
<text:span text:style-name="T4">
另请阅读：</text:span>
 <text:a xlink:type="simple" xlink:href="https://www.ukrinform.ua/rubric-kyiv/3711581-u-kievi-vidkrilasa-vistavka-prisvacena-oboroni-mariupola.html" text:style-name="Internet_20_link" text:visited-style-name="Visited_20_Internet_20_Link">
在基辅，致力于Mariupol Defense的展览已开放</text:a>
据报道，Mariupol Boychenko的市长此前介绍了Mariupol Reborn市的计划，该计划由两个主要阶段组成 - 迅速恢复关键基础设施和城市复兴的战略。</text:p>
      <text:p text:style-name="P4">
4月，该计划在美国提出。 世界建筑师，城市主义者和专家已经加入了它的发展。</text:p>
      <text:p text:style-name="P4">
俄罗斯的侵略造成了玛丽upol最大的人道主义灾难之一。由于敌人的炮击，这座城市几乎被摧毁了90％。 受损的房屋，医院，学校，幼儿园等受损。</text:p>
      <text:p text:style-name="P4">
根据初步估计，俄罗斯的入侵造成了野马，损失了140亿美元。</text:p>
      <text:p text:style-name="P4">
News Source: <text:a xlink:type="simple" xlink:href="https://www.ukrinform.ua/rubric-vidbudova/3715011-meri-mariupola-ta-brussela-obgovorili-vidbudovu-ukrainskogo-mista-pisla-jogo-deokupacii.html" text:style-name="Internet_20_link" text:visited-style-name="Visited_20_Internet_20_Link">
https://www.ukrinform.ua/rubric-vidbudova/3715011-meri-mariupola-ta-brussela-obgovorili-vidbudovu-ukrainskogo-mista-pisla-jogo-deokupacii.html</text:a>
</text:p>
      <!--NEWS-->
      <text:h text:style-name="P10" text:outline-level="1">
<text:span text:style-name="T4">
俄罗斯派遣数百名德国公务员 - 在柏林，该决定称为“不合理”</text:span>
</text:h>
      <text:p text:style-name="P4">
作者: Ukrinform (Person)</text:p>
      <text:p text:style-name="P4">
出版商: Укринформ (Organization)</text:p>
      <text:p text:style-name="P4">
出版时间: 2023-05-27T18:18:00+03:00</text:p>
      <text:p text:style-name="P4">
修改时间: 2023-05-27T18:18:00+03:00</text:p>
      <text:p text:style-name="P4">
描述: 数百名德国外交官和教育工作者决定从该国发送。 德国外交部批评了这一决定，称未来的驱逐是“不合理的”和“难以理解的”。  - 乌克林。</text:p>
      <text:p text:style-name="P4">
图片: ['<text:a xlink:type="simple" xlink:href="https://static.ukrinform.com/photos/2018_09/thumb_files/630_360_1537890419-4757.jpg" text:style-name="Internet_20_link" text:visited-style-name="Visited_20_Internet_20_Link">
630_360_15378...</text:a>
']</text:p>
      <text:p text:style-name="P4">
标签: ['Німеччина', 'Посол', 'Росія']</text:p>
      <text:p text:style-name="P4">
类型: Article</text:p>
      <!--METADATA-->
      <text:p text:style-name="P4">
<draw:frame draw:style-name="fr1" draw:name="Image173" text:anchor-type="as-char" svg:width="6.9236in" svg:height="3.956343in" draw:z-index="0">
<draw:image xlink:href="../Images/yкринформ/2023-05-27T18-18-00-03-00/630_360_1537890419-4757.jpg" xlink:type="simple" xlink:show="embed" xlink:actuate="onLoad" draw:mime-type="image/jpeg"/>
</draw:frame>
数以百计的德国外交官和教育工作者被派往该国发送。 在Mznimek中，他们批评了这一决定，称未来的驱逐是“不合理的”和“难以理解的”。</text:p>
      <text:p text:style-name="P4">
正如乌克林福姆报道的那样，它报告了<text:a xlink:type="simple" xlink:href="https://edition.cnn.com/europe/live-news/russia-ukraine-war-news-05-27-23/h_f0a0909b18ed2cde8bed1e5402f1600a" text:style-name="Internet_20_link" text:visited-style-name="Visited_20_Internet_20_Link">
CNN</text:a>
。</text:p>
      <text:p text:style-name="P4">
根据德国外国外国恋情声明，数以百计的德国外交官和公务员只收到几天才能离开该国。</text:p>
      <text:p text:style-name="P4">
今天的命令是尼米奇(Nimechy)决定带出几个俄罗斯(外交官)的驱逐出境中的最后一次命令。(https://www.ukrinform.ua/tag-diplomati)他们被指控有纽带情报。 莫斯科的回应使20名德国外交官洪水泛滥。</text:p>
      <text:p text:style-name="P4">
德国外交部指出，后者与德国外交官，在俄罗斯工作的公务员，歌德研究所的特威尔斯有关，该研究所在歌德歌德学院提出了这一建议，该研究所在歌德学院和文化交流中建议程式。 他们都必须离开俄罗斯联邦直到6月1日。</text:p>
      <text:p text:style-name="P4">
该部称这样的步骤“不合理”和“难以理解”。</text:p>
      <text:p text:style-name="P4">
声明说：“自6月初以来俄罗斯建立的这一限制要求严重缩短我们在俄罗斯联邦中的所有领域。”</text:p>
      <text:p text:style-name="P4">
<text:span text:style-name="T4">
另请阅读：</text:span>
 <text:a xlink:type="simple" xlink:href="https://www.ukrinform.ua/rubric-world/3713969-rosia-zakrivae-genkonsulstvo-v-svecii-i-visilae-patoh-diplomativ.html" text:style-name="Internet_20_link" text:visited-style-name="Visited_20_Internet_20_Link">
俄罗斯关闭瑞典的领事馆和五个帽子</text:a>
声明说：“联邦政府现在担心确保俄罗斯代表的最低限度出现，也保持外交的存在。”</text:p>
      <text:p text:style-name="P4">
据报道，德国外交大臣安娜·贝尔布(Annna Berbb)宣布了两名俄罗斯大使馆在德国的雇员，不受欢迎的人民的苦难被判判处判处判决 - 无期徒刑 - 俄罗斯瓦迪莫拉西科夫(Vadimorasikov)谋杀了Zelim Khangimshvil的前车臣战斗机。 检察官的起诉书指出，德国调查得出的结论是“这一罪行是由俄罗斯联邦的国家机构犯下的。”</text:p>
      <text:p text:style-name="P4">
2019年，德国已经在此案中派出了2名俄罗斯外交官。</text:p>
      <text:p text:style-name="P4">
News Source: <text:a xlink:type="simple" xlink:href="https://www.ukrinform.ua/rubric-world/3715009-rosia-visilae-sotni-nimeckih-derzsluzbovciv-u-berlini-nazvali-risenna-neobgruntovanim.html" text:style-name="Internet_20_link" text:visited-style-name="Visited_20_Internet_20_Link">
https://www.ukrinform.ua/rubric-world/3715009-rosia-visilae-sotni-nimeckih-derzsluzbovciv-u-berlini-nazvali-risenna-neobgruntovanim.html</text:a>
</text:p>
      <!--NEWS-->
      <text:h text:style-name="P10" text:outline-level="1">
<text:span text:style-name="T4">
GRP允许逮捕击败国民警卫队去世的法官</text:span>
</text:h>
      <text:p text:style-name="P4">
作者: Ukrinform (Person)</text:p>
      <text:p text:style-name="P4">
出版商: Укринформ (Organization)</text:p>
      <text:p text:style-name="P4">
出版时间: 2023-05-27T18:33:00+03:00</text:p>
      <text:p text:style-name="P4">
修改时间: 2023-05-27T18:33:00+03:00</text:p>
      <text:p text:style-name="P4">
描述: 高级司法委员会同意将基夫地区马卡里夫地区法院主席阿莱克西·坦迪尔（Alexei Tandir）逮捕。  - 乌克林。</text:p>
      <text:p text:style-name="P4">
图片: ['<text:a xlink:type="simple" xlink:href="https://static.ukrinform.com/photos/2020_11/thumb_files/630_360_1606762004-679.jpg" text:style-name="Internet_20_link" text:visited-style-name="Visited_20_Internet_20_Link">
630_360_16067...</text:a>
']</text:p>
      <text:p text:style-name="P4">
标签: ['Арешт', 'ДТП', 'Нацгвардія', 'Вища рада правосуддя']</text:p>
      <text:p text:style-name="P4">
类型: Article</text:p>
      <!--METADATA-->
      <text:p text:style-name="P4">
<draw:frame draw:style-name="fr1" draw:name="Image174" text:anchor-type="as-char" svg:width="6.9236in" svg:height="3.956343in" draw:z-index="0">
<draw:image xlink:href="../Images/yкринформ/2023-05-27T18-33-00-03-00/630_360_1606762004-679.jpg" xlink:type="simple" xlink:show="embed" xlink:actuate="onLoad" draw:mime-type="image/jpeg"/>
</draw:frame>
右最高用品的较高rada使基夫地区马卡里夫地区法院的负责人阿列克谢·坦迪尔(Alexei Tandir)逮捕，他在赛车的方向盘上被撞死在基辅的检查站。</text:p>
      <text:p text:style-name="P4">
关于IT报告乌克林福姆，参考<text:a xlink:type="simple" xlink:href="https://www.facebook.com/highcouncilofjustice/posts/pfbid02FRNwmu1p75nRv2Ymyf7bJT2tpT2JxwVjvaBNFjtzvZQNpfkwqumxaCjqYoeHvzRyl" text:style-name="Internet_20_link" text:visited-style-name="Visited_20_Internet_20_Link">
GRP</text:a>
.</text:p>
      <text:p text:style-name="P4">
Члени Вищої ради правосуддя на засіданні 27 травня розглянули відповіднеподання заступника генерального прокурора Антона Войтенка та надали згоду наутримання <text:a xlink:type="simple" xlink:href="https://www.ukrinform.ua/tag-sudda" text:style-name="Internet_20_link" text:visited-style-name="Visited_20_Internet_20_Link">
 судді </text:a>
被拘留。</text:p>
      <text:p text:style-name="P4">
正如乌克林福姆报道的那样，5月26日晚上，马卡里夫地方法院的负责人坦迪尔<text:a xlink:type="simple" xlink:href="https://www.ukrinform.ua/rubric-kyiv/3714354-na-odnomu-iz-stolicnih-blokpostiv-sudda-na-smert-zbiv-nacgvardijca.html#" text:style-name="Internet_20_link" text:visited-style-name="Visited_20_Internet_20_Link">
被撞死</text:a>
这位23岁的国民警卫队在首都的检查站上。他被执法人员拘留。</text:p>
      <text:p text:style-name="P4">
法官拒绝检查酒精和毒品的含量，但中毒的临床迹象。 法院授予强制选择生物样品的许可。</text:p>
      <text:p text:style-name="P4">
<text:span text:style-name="T4">
另请阅读：</text:span>
 [在基辅市议会代表的嫌疑人两个月中。(https://www.ukrinform.ua/rubric-kyiv/3713678-u-pidozruvanoi-v-dtp-deputatki-kiivradi-na-dva-misaci-vilucili-prava.html)实际上发生事故<text:a xlink:type="simple" xlink:href="https://www.ukrinform.ua/rubric-kyiv/3714707-suddi-akij-na-smert-zbiv-nacgvardijca-ogolosili-pidozru.html" text:style-name="Internet_20_link" text:visited-style-name="Visited_20_Internet_20_Link">
提起刑事诉讼</text:a>
在3小时的贤哲286-1(违反交通安全或运输运输的行动，这些人以中毒状态管理运输设施)乌克兰的刑法。</text:p>
      <text:p text:style-name="P4">
马卡里夫地方法院的工作人员<text:a xlink:type="simple" xlink:href="https://www.ukrinform.ua/rubric-kyiv/3714487-u-makarivskomu-rajsudi-prokomentuvali-smertelnu-dtp-za-ucasti-golovi-sudu-tandira.html" text:style-name="Internet_20_link" text:visited-style-name="Visited_20_Internet_20_Link">
宣布</text:a>
这不能证明法院主席的行动是合理的，并充当对悲剧事件的填补和公正的调查。</text:p>
      <text:p text:style-name="P4">
News Source: <text:a xlink:type="simple" xlink:href="https://www.ukrinform.ua/rubric-society/3715018-vrp-dozvolila-arestuvati-suddu-akij-zbiv-na-smert-nacgvardijca.html" text:style-name="Internet_20_link" text:visited-style-name="Visited_20_Internet_20_Link">
https://www.ukrinform.ua/rubric-society/3715018-vrp-dozvolila-arestuvati-suddu-akij-zbiv-na-smert-nacgvardijca.html</text:a>
</text:p>
      <!--NEWS-->
      <text:h text:style-name="P10" text:outline-level="1">
<text:span text:style-name="T4">
总参谋部展示了乌克兰新兵如何在英国学习国防战斗</text:span>
</text:h>
      <text:p text:style-name="P4">
作者: Ukrinform (Person)</text:p>
      <text:p text:style-name="P4">
出版商: Укринформ (Organization)</text:p>
      <text:p text:style-name="P4">
出版时间: 2023-05-27T18:49:00+03:00</text:p>
      <text:p text:style-name="P4">
修改时间: 2023-05-27T18:49:00+03:00</text:p>
      <text:p text:style-name="P4">
描述: 在英国，乌克兰新兵接受了消防训练，包括在防守战斗中用小武器进行大火的大火的技能。  - 乌克林。</text:p>
      <text:p text:style-name="P4">
图片: ['<text:a xlink:type="simple" xlink:href="https://static.ukrinform.com/photos/2023_05/thumb_files/630_360_1685200578-3973.jpeg" text:style-name="Internet_20_link" text:visited-style-name="Visited_20_Internet_20_Link">
630_360_16852...</text:a>
']</text:p>
      <text:p text:style-name="P4">
标签: ['Британія', 'ЗСУ', 'Військові']</text:p>
      <text:p text:style-name="P4">
类型: Article</text:p>
      <!--METADATA-->
      <text:p text:style-name="P4">
<draw:frame draw:style-name="fr1" draw:name="Image175" text:anchor-type="as-char" svg:width="6.9236in" svg:height="3.956343in" draw:z-index="0">
<draw:image xlink:href="../Images/yкринформ/2023-05-27T18-49-00-03-00/630_360_1685200578-3973.jpeg" xlink:type="simple" xlink:show="embed" xlink:actuate="onLoad" draw:mime-type="image/jpeg"/>
</draw:frame>
乌克兰新兵正在接受火灾训练，特别是，火武器的技能由病房组成。</text:p>
      <text:p text:style-name="P4">
根据乌克林福姆的说法，乌克兰武装部队的总参谋部在[Facebook]上报道(https://www.facebook.com/GeneralStaff.ua/posts/pfbid05orxbGMQNQ8JKNkUYAVrGLCSRupDZ6xuZRFgyPDkb4YKQuVNX7EWxfQtKDf9TfT1l).</text:p>
      <text:p text:style-name="P4">
Згадані заняття проводять інструктори Сухопутних військ Збройних сил ВеликоїБританії за програмою базової загальновійськової підготовки особового складу <text:a xlink:type="simple" xlink:href="https://www.ukrinform.ua/tag-zsu" text:style-name="Internet_20_link" text:visited-style-name="Visited_20_Internet_20_Link">
ЗСУ </text:a>
在跨国互助教育操作中。</text:p>
      <text:p text:style-name="P4">
<text:a xlink:type="simple" xlink:href="https://static.ukrinform.com/photos/2023_05/1685200578-1302.jpeg" text:style-name="Internet_20_link" text:visited-style-name="Visited_20_Internet_20_Link">
</text:a>
 <text:a xlink:type="simple" xlink:href="https://static.ukrinform.com/photos/2023_05/1685200578-7415.jpeg" text:style-name="Internet_20_link" text:visited-style-name="Visited_20_Internet_20_Link">
</text:a>
 <text:a xlink:type="simple" xlink:href="https://static.ukrinform.com/photos/2023_05/1685200578-3973.jpeg" text:style-name="Internet_20_link" text:visited-style-name="Visited_20_Internet_20_Link">
</text:a>
 <text:a xlink:type="simple" xlink:href="https://static.ukrinform.com/photos/2023_05/1685200578-1531.jpeg" text:style-name="Internet_20_link" text:visited-style-name="Visited_20_Internet_20_Link">
</text:a>
 <text:a xlink:type="simple" xlink:href="https://static.ukrinform.com/photos/2023_05/1685200578-1244.jpeg" text:style-name="Internet_20_link" text:visited-style-name="Visited_20_Internet_20_Link">
</text:a>
 <text:a xlink:type="simple" xlink:href="https://static.ukrinform.com/photos/2023_05/1685200578-8429.jpeg" text:style-name="Internet_20_link" text:visited-style-name="Visited_20_Internet_20_Link">
</text:a>
 <text:a xlink:type="simple" xlink:href="https://static.ukrinform.com/photos/2023_05/1685200579-6136.jpeg" text:style-name="Internet_20_link" text:visited-style-name="Visited_20_Internet_20_Link">
</text:a>
 <text:a xlink:type="simple" xlink:href="https://static.ukrinform.com/photos/2023_05/1685200579-7704.jpeg" text:style-name="Internet_20_link" text:visited-style-name="Visited_20_Internet_20_Link">
</text:a>
 <text:a xlink:type="simple" xlink:href="https://static.ukrinform.com/photos/2023_05/1685200579-8909.jpeg" text:style-name="Internet_20_link" text:visited-style-name="Visited_20_Internet_20_Link">
</text:a>
值得注意的是，这种培训使您能够掌握必要的战术技能，增强乌克兰武装力量的安全和专业精神，以便军人可以巧妙地利用获得的战术知识来保护乌克兰。</text:p>
      <text:p text:style-name="P4">
<text:span text:style-name="T4">
另请阅读：</text:span>
 <text:a xlink:type="simple" xlink:href="https://www.ukrinform.ua/rubric-ato/3714926-delegacia-radi-vidvidala-nimecku-vijskovu-bazu-de-prohodat-navcanna-ukrainski-vijskovi.html" text:style-name="Internet_20_link" text:visited-style-name="Visited_20_Internet_20_Link">
理事会的委托访问了德国军事基地，我离开了乌克兰军队</text:a>
总参谋部说：“在英国武装部队的指导下，乌克兰的武装部队为战斗条件做好了准备。”</text:p>
      <text:p text:style-name="P4">
正如乌克林福姆(Ukrinform(https://www.ukrinform.ua/rubric-ato/3714933-ukrainski-vijskovi-rozpocali-navcanna-na-tankah-abrams.html)在德国，M1 Abrams坦克正在运行。</text:p>
      <text:p text:style-name="P4">
News Source: <text:a xlink:type="simple" xlink:href="https://www.ukrinform.ua/rubric-ato/3715013-genstab-pokazav-ak-u-britanii-ukrainski-novobranci-vidpracovuut-vedenna-oboronnogo-bou.html" text:style-name="Internet_20_link" text:visited-style-name="Visited_20_Internet_20_Link">
https://www.ukrinform.ua/rubric-ato/3715013-genstab-pokazav-ak-u-britanii-ukrainski-novobranci-vidpracovuut-vedenna-oboronnogo-bou.html</text:a>
</text:p>
      <!--NEWS-->
      <text:h text:style-name="P10" text:outline-level="1">
<text:span text:style-name="T4">
与非洲的外交关系将为乌克兰打开新的机会-Kuleba</text:span>
</text:h>
      <text:p text:style-name="P4">
作者: Ukrinform (Person)</text:p>
      <text:p text:style-name="P4">
出版商: Укринформ (Organization)</text:p>
      <text:p text:style-name="P4">
出版时间: 2023-05-27T18:59:00+03:00</text:p>
      <text:p text:style-name="P4">
修改时间: 2023-05-27T18:59:00+03:00</text:p>
      <text:p text:style-name="P4">
描述: 与非洲的外交关系可以为乌克兰提供新的机会。  - 乌克林。</text:p>
      <text:p text:style-name="P4">
图片: ['<text:a xlink:type="simple" xlink:href="https://static.ukrinform.com/photos/2023_03/thumb_files/630_360_1677875998-784.jpg" text:style-name="Internet_20_link" text:visited-style-name="Visited_20_Internet_20_Link">
630_360_16778...</text:a>
']</text:p>
      <text:p text:style-name="P4">
标签: ['Африка', 'Дмитро Кулеба', 'Україна', 'Студент']</text:p>
      <text:p text:style-name="P4">
类型: Article</text:p>
      <!--METADATA-->
      <text:p text:style-name="P4">
<draw:frame draw:style-name="fr1" draw:name="Image176" text:anchor-type="as-char" svg:width="6.9236in" svg:height="3.956343in" draw:z-index="0">
<draw:image xlink:href="../Images/yкринформ/2023-05-27T18-59-00-03-00/630_360_1677875998-784.jpg" xlink:type="simple" xlink:show="embed" xlink:actuate="onLoad" draw:mime-type="image/jpeg"/>
</draw:frame>
与非洲的外交关系可以为乌克兰提供新的机会。</text:p>
      <text:p text:style-name="P4">
乌克兰·德米特里·库莱布(Facebook)的外交事务部长发表了这一意见。(https://m.facebook.com/story.php?story_fbid=217277024416535&amp;id=690053388)，报道乌克林福姆。</text:p>
      <text:p text:style-name="P4">
“我们需要非洲在国际竞技场的支持。其次，<text:a xlink:type="simple" xlink:href="https://www.ukrinform.ua/tag-afrika" text:style-name="Internet_20_link" text:visited-style-name="Visited_20_Internet_20_Link">
非洲</text:a>
\是经济机会。 我们希望更多的乌克兰公司将其产品出口到非洲。赚钱。 因此，他们将他们返回乌克兰并创建了工作场所。 这里确实有很多机会...第三是人际交往的发展。 战后，我们正在努力使更多的非洲学生成为更多的非洲学生。”库尔巴解释说。</text:p>
      <text:p text:style-name="P4">
<text:span text:style-name="T5">
video：dmitry kuleba</text:span>
</text:p>
      <text:p text:style-name="P4">
他指出，人们将返回自己的国家并成为“乌克兰的律师”，这将是“我们的软权力”。</text:p>
      <text:p text:style-name="P4">
<text:span text:style-name="T4">
另请阅读：</text:span>
 <text:a xlink:type="simple" xlink:href="https://www.ukrinform.ua/rubric-polytics/3714543-kuleba-zaklikav-mozambik-dolucitisa-do-vtilenna-formuli-miru.html" text:style-name="Internet_20_link" text:visited-style-name="Visited_20_Internet_20_Link">
称为莫桑比克(Mozambik)加入和平公式的化身</text:a>
据报道，乌克兰外交部长访问了非洲国家，以纪念弗拉基米尔·泽伦斯基和平总统的公式，并为该国的新承诺开放。</text:p>
      <text:p text:style-name="P4">
News Source: <text:a xlink:type="simple" xlink:href="https://www.ukrinform.ua/rubric-polytics/3715021-diplomaticni-vidnosini-z-afrikou-vidkriut-dla-ukraini-novi-mozlivosti-kuleba.html" text:style-name="Internet_20_link" text:visited-style-name="Visited_20_Internet_20_Link">
https://www.ukrinform.ua/rubric-polytics/3715021-diplomaticni-vidnosini-z-afrikou-vidkriut-dla-ukraini-novi-mozlivosti-kuleba.html</text:a>
</text:p>
      <!--NEWS-->
      <text:h text:style-name="P10" text:outline-level="1">
<text:span text:style-name="T4">
俄罗斯人在切尼希夫地区开了村庄，损坏了住宅建筑物和输电线路</text:span>
</text:h>
      <text:p text:style-name="P4">
作者: Ukrinform (Person)</text:p>
      <text:p text:style-name="P4">
出版商: Укринформ (Organization)</text:p>
      <text:p text:style-name="P4">
出版时间: 2023-05-27T19:02:13+03:00</text:p>
      <text:p text:style-name="P4">
修改时间: 2023-05-27T19:02:13+03:00</text:p>
      <text:p text:style-name="P4">
描述: 俄罗斯军队在切尼夫地区的诺夫哥罗德 - 西弗斯基区铁桥村开火，破坏了房屋和电力线，并使一千多个消费者无电。  - 乌克林。</text:p>
      <text:p text:style-name="P4">
图片: ['<text:a xlink:type="simple" xlink:href="https://static.ukrinform.com/photos/2023_05/thumb_files/630_360_1685203162-296.jpg" text:style-name="Internet_20_link" text:visited-style-name="Visited_20_Internet_20_Link">
630_360_16852...</text:a>
']</text:p>
      <text:p text:style-name="P4">
标签: ['Обстріл', 'Чернігівщина', 'Війна з Росією']</text:p>
      <text:p text:style-name="P4">
类型: Article</text:p>
      <!--METADATA-->
      <text:p text:style-name="P4">
<draw:frame draw:style-name="fr1" draw:name="Image177" text:anchor-type="as-char" svg:width="6.9236in" svg:height="3.956343in" draw:z-index="0">
<draw:image xlink:href="../Images/yкринформ/2023-05-27T19-02-13-03-00/630_360_1685203162-296.jpg" xlink:type="simple" xlink:show="embed" xlink:actuate="onLoad" draw:mime-type="image/jpeg"/>
</draw:frame>
俄罗斯军队在切尔尼希夫地区的诺夫哥罗德 - 西弗斯基区铁桥村开火，破坏了住宅建筑和传输线，没有使一千多个消费者留下任何电气。</text:p>
      <text:p text:style-name="P4">
根据乌克林福姆的说法，检察官办公室在[电报]中报道(https://t.me/pgo_gov_ua/12583)。</text:p>
      <text:p text:style-name="P4">
在违反了战争的法律和习俗之后(艺术的第1部分。 438乌克兰的刑法)公开刑事诉讼，预审调查。</text:p>
      <text:p text:style-name="P4">
<text:span text:style-name="T4">
另请阅读：</text:span>
 <text:a xlink:type="simple" xlink:href="https://www.ukrinform.ua/rubric-ato/3715006-vorog-obstrilav-stepnogirsk-na-zaporizzi-dvoe-poranenih.html" text:style-name="Internet_20_link" text:visited-style-name="Visited_20_Internet_20_Link">
Zaporozhye的敌人YAV Stepnogorsk，两人受伤</text:a>
根据调查，5月27日，大约12:30，俄罗斯入侵者从枪管炮兵撞上了一座外交桥梁，从而损坏了住宅建筑物和电力线。</text:p>
      <text:p text:style-name="P4">
由于敌人的炮击，在Novgorod-Siversky区的开创性点，有一千多个订户在没有照明的情况下离开了。</text:p>
      <text:p text:style-name="P4">
<text:span text:style-name="T4">
另请阅读：</text:span>
 [Kharkiv地区：由于IV船瓦特村，一个女人，一个受伤的男人]]]]](https://www.ukrinform.ua/rubric-ato/3714992-harkivsina-vnaslidok-obstriliv-sela-sipuvate-zaginula-zinka-poranenij-colovik.html)据乌克林福姆报道，最后一天，俄罗斯人从切尔尼希夫地区的迫击炮士(Mortar-Siversky)区开了三次。 在一个燃烧的村庄之一中，另一个损坏了。 没有人员伤亡。</text:p>
      <text:p text:style-name="P4">
News Source: <text:a xlink:type="simple" xlink:href="https://www.ukrinform.ua/rubric-ato/3715022-rosiani-obstrilali-selo-na-cernigivsini-poskodzeni-zitlovi-budinki-j-lep.html" text:style-name="Internet_20_link" text:visited-style-name="Visited_20_Internet_20_Link">
https://www.ukrinform.ua/rubric-ato/3715022-rosiani-obstrilali-selo-na-cernigivsini-poskodzeni-zitlovi-budinki-j-lep.html</text:a>
</text:p>
      <!--NEWS-->
      <text:h text:style-name="P10" text:outline-level="1">
<text:span text:style-name="T4">
库勒巴（Kuleba）：中国的专家并不建议给俄罗斯占领乌克兰领土</text:span>
</text:h>
      <text:p text:style-name="P4">
作者: Ukrinform (Person)</text:p>
      <text:p text:style-name="P4">
出版商: Укринформ (Organization)</text:p>
      <text:p text:style-name="P4">
出版时间: 2023-05-27T19:28:00+03:00</text:p>
      <text:p text:style-name="P4">
修改时间: 2023-05-27T19:28:00+03:00</text:p>
      <text:p text:style-name="P4">
描述: 乌克兰Dmytro Kuleba外交部长否认了中国政府在欧亚大陆政府特别代表Lee Huai提议向俄罗斯联合会提供乌克兰占领领土的信息。  - 乌克林。</text:p>
      <text:p text:style-name="P4">
图片: ['<text:a xlink:type="simple" xlink:href="https://static.ukrinform.com/photos/2022_08/thumb_files/630_360_1659425800-542.jpg" text:style-name="Internet_20_link" text:visited-style-name="Visited_20_Internet_20_Link">
630_360_16594...</text:a>
']</text:p>
      <text:p text:style-name="P4">
标签: ['Китай', 'Дмитро Кулеба', 'Україна', 'Росія']</text:p>
      <text:p text:style-name="P4">
类型: Article</text:p>
      <!--METADATA-->
      <text:p text:style-name="P4">
<draw:frame draw:style-name="fr1" draw:name="Image178" text:anchor-type="as-char" svg:width="6.9236in" svg:height="3.956343in" draw:z-index="0">
<draw:image xlink:href="../Images/yкринформ/2023-05-27T19-28-00-03-00/630_360_1659425800-542.jpg" xlink:type="simple" xlink:show="embed" xlink:actuate="onLoad" draw:mime-type="image/jpeg"/>
</draw:frame>
乌克兰Dmytro Kuleba的法律部长否认，中国政府在欧亚大陆政府的特别代表Lee Huai提议将俄罗斯联合会授予乌克兰占领的领土。</text:p>
      <text:p text:style-name="P4">
Kuleba在<text:a xlink:type="simple" xlink:href="https://m.facebook.com/story.php" text:style-name="Internet_20_link" text:visited-style-name="Visited_20_Internet_20_Link">
Facebook，</text:a>
他报告了乌克林福姆。</text:p>
      <text:p text:style-name="P4">
“我立即在他访问过的那些首都的同事中立即与我的同事联系。他们的过去没有确认有谈话或正在谈判，以识别俄罗斯那些她现在所处的乌克兰领土。所以我会保持冷酷，保持健康，健康感官。没有必要将塔莫尔纳入每个出版物。我们控制这个过程。”  -  [kuleba]说。(https://www.ukrinform.ua/tag-kuleba)。</text:p>
      <text:p text:style-name="P4">
<text:span text:style-name="T5">
video：dmitry kuleba</text:span>
</text:p>
      <text:p text:style-name="P4">
他保证，没有人会在乌克兰后面做任何事情，因为Zuzima有关键的合作伙伴，我们有信任的关系。</text:p>
      <text:p text:style-name="P4">
库勒巴指出，乌克兰将继续与中国对话。</text:p>
      <text:p text:style-name="P4">
<text:span text:style-name="T4">
另请阅读：</text:span>
 <text:a xlink:type="simple" xlink:href="https://www.ukrinform.ua/rubric-polytics/3715021-diplomaticni-vidnosini-z-afrikou-vidkriut-dla-ukraini-novi-mozlivosti-kuleba.html" text:style-name="Internet_20_link" text:visited-style-name="Visited_20_Internet_20_Link">
与非洲的外交关系将为乌克兰机会开放 - </text:a>
“但是它将按照三个基本原则进行。第一个是尊重性诚信。第二个不是主动权，它规定了乌克兰的任何领土让步。第三次 - 没有冻结的冲突。乌克兰将取得胜利，将取得胜利，部长补充说。</text:p>
      <text:p text:style-name="P4">
早期版<text:a xlink:type="simple" xlink:href="https://www.wsj.com/articles/china-pushing-ukraine-cease-fire-gets-cool-reception-in-europe-614774dd" text:style-name="Internet_20_link" text:visited-style-name="Visited_20_Internet_20_Link">
华尔街日报</text:a>
据报道，中国李华在欧洲巡回演出中提议离开乌克兰临时占领领土的特别代表。</text:p>
      <text:p text:style-name="P4">
News Source: <text:a xlink:type="simple" xlink:href="https://www.ukrinform.ua/rubric-polytics/3715026-kuleba-specposlanec-kitau-ne-proponuvav-viddati-rosii-okupovani-ukrainski-teritorii.html" text:style-name="Internet_20_link" text:visited-style-name="Visited_20_Internet_20_Link">
https://www.ukrinform.ua/rubric-polytics/3715026-kuleba-specposlanec-kitau-ne-proponuvav-viddati-rosii-okupovani-ukrainski-teritorii.html</text:a>
</text:p>
      <!--NEWS-->
      <text:h text:style-name="P10" text:outline-level="1">
<text:span text:style-name="T4">
喀麦隆发生的公共汽车事故，至少有19人被杀</text:span>
</text:h>
      <text:p text:style-name="P4">
作者: Ukrinform (Person)</text:p>
      <text:p text:style-name="P4">
出版商: Укринформ (Organization)</text:p>
      <text:p text:style-name="P4">
出版时间: 2023-05-27T19:29:35+03:00</text:p>
      <text:p text:style-name="P4">
修改时间: 2023-05-27T19:29:35+03:00</text:p>
      <text:p text:style-name="P4">
描述: 在喀麦隆，一辆客车与卡车相撞，至少造成19人。  - 乌克林。</text:p>
      <text:p text:style-name="P4">
图片: ['<text:a xlink:type="simple" xlink:href="https://static.ukrinform.com/photos/2023_05/thumb_files/630_360_1685204903-979.jpg" text:style-name="Internet_20_link" text:visited-style-name="Visited_20_Internet_20_Link">
630_360_16852...</text:a>
']</text:p>
      <text:p text:style-name="P4">
标签: ['ДТП', 'Автобус', 'Камерун']</text:p>
      <text:p text:style-name="P4">
类型: Article</text:p>
      <!--METADATA-->
      <text:p text:style-name="P4">
<draw:frame draw:style-name="fr1" draw:name="Image179" text:anchor-type="as-char" svg:width="6.9236in" svg:height="3.946452in" draw:z-index="0">
<draw:image xlink:href="../Images/yкринформ/2023-05-27T19-29-35-03-00/630_360_1685204903-979.jpg" xlink:type="simple" xlink:show="embed" xlink:actuate="onLoad" draw:mime-type="image/jpeg"/>
</draw:frame>
喀麦隆的巴士与卡车相撞，导致至少19人丧生。</text:p>
      <text:p text:style-name="P4">
正如乌克林福姆报道的那样，它报告了<text:a xlink:type="simple" xlink:href="https://apnews.com/article/cameroon-bus-crash-15eb1bea1725ce6872def0222995bbf4" text:style-name="Internet_20_link" text:visited-style-name="Visited_20_Internet_20_Link">
AP</text:a>
。</text:p>
      <text:p text:style-name="P4">
据交通运输部长让·欧内斯特·马斯森·恩加尔·比贝(Jean Ernest Ngalle Biebehe当场。</text:p>
      <text:p text:style-name="P4">
<text:span text:style-name="T4">
另请阅读：</text:span>
 <text:a xlink:type="simple" xlink:href="https://www.ukrinform.ua/rubric-regions/3712579-na-rivnensini-u-dtp-zaginuv-volonter-akogo-kilka-misaciv-tomu-zvilnili-v-rosijskogo-polonu.html" text:style-name="Internet_20_link" text:visited-style-name="Visited_20_Internet_20_Link">
在里文地区，一名志愿者在俄罗斯囚禁中被杀了几个月</text:a>
根据比贝(Biebehe)的说法，事故发生在警察控制和距离附近的Duala-Ediea道路上，受害者被带到医院。</text:p>
      <text:p text:style-name="P4">
根据喀麦隆州电视台的说法，警方认为该空腔是粗心的驾驶。</text:p>
      <text:p text:style-name="P4">
对事件的调查正在进行中。</text:p>
      <text:p text:style-name="P4">
<text:span text:style-name="T4">
另请阅读：</text:span>
 <text:a xlink:type="simple" xlink:href="https://www.ukrinform.ua/rubric-world/3710487-v-avstralii-u-dtp-z-avtobusom-postrazdali-18-ditej.html" text:style-name="Internet_20_link" text:visited-style-name="Visited_20_Internet_20_Link">
在澳大利亚，在公共汽车上受伤了18个孩子</text:a>
相机中的道路事故很普遍。 据估计，政府每年大约有1,500人死亡。</text:p>
      <text:p text:style-name="P4">
照片：Twitter / Mimimefoinfo</text:p>
      <text:p text:style-name="P4">
News Source: <text:a xlink:type="simple" xlink:href="https://www.ukrinform.ua/rubric-world/3715028-sonajmense-19-ludej-zaginuli-vnaslidok-avarii-avtobusa-v-kameruni.html" text:style-name="Internet_20_link" text:visited-style-name="Visited_20_Internet_20_Link">
https://www.ukrinform.ua/rubric-world/3715028-sonajmense-19-ludej-zaginuli-vnaslidok-avarii-avtobusa-v-kameruni.html</text:a>
</text:p>
      <!--NEWS-->
      <text:h text:style-name="P10" text:outline-level="1">
<text:span text:style-name="T4">
Svitolina：Strasbourg锦标赛的所有奖项都将送往乌克兰儿童</text:span>
</text:h>
      <text:p text:style-name="P4">
作者: Ukrinform (Person)</text:p>
      <text:p text:style-name="P4">
出版商: Укринформ (Organization)</text:p>
      <text:p text:style-name="P4">
出版时间: 2023-05-27T19:32:44+03:00</text:p>
      <text:p text:style-name="P4">
修改时间: 2023-05-27T19:32:44+03:00</text:p>
      <text:p text:style-name="P4">
描述: 在结局中，乌克兰人赢得了俄罗斯的平民。  - 乌克林。</text:p>
      <text:p text:style-name="P4">
图片: ['<text:a xlink:type="simple" xlink:href="https://static.ukrinform.com/photos/2023_05/thumb_files/630_360_1685205064-439.jpeg" text:style-name="Internet_20_link" text:visited-style-name="Visited_20_Internet_20_Link">
630_360_16852...</text:a>
']</text:p>
      <text:p text:style-name="P4">
标签: ['Світоліна', 'Теніс']</text:p>
      <text:p text:style-name="P4">
类型: Article</text:p>
      <!--METADATA-->
      <text:p text:style-name="P4">
<draw:frame draw:style-name="fr1" draw:name="Image181" text:anchor-type="as-char" svg:width="6.9236in" svg:height="3.956343in" draw:z-index="0">
<draw:image xlink:href="../Images/yкринформ/2023-05-27T19-32-44-03-00/630_360_1685205064-439.jpeg" xlink:type="simple" xlink:show="embed" xlink:actuate="onLoad" draw:mime-type="image/jpeg"/>
</draw:frame>
在决赛中，俄罗斯赢得了俄罗斯人。</text:p>
      <text:p text:style-name="P4">
乌克兰网球运动员Elina Svitolina(№508WTA)<text:a xlink:type="simple" xlink:href="https://twitter.com/WTA/status/1662476215255732225" text:style-name="Internet_20_link" text:visited-style-name="Visited_20_Internet_20_Link">
评论</text:a>
击败俄罗斯人(№66WTA)据报道，在斯特拉斯堡的WTA锦标赛250的决赛中。</text:p>
      <text:p text:style-name="P4">
“我想与我的祖国与乌克兰分享这种能量。 我为我的所有奖品而捐款。 本次比赛的所有奖项都将由在艰难时期需要他们的乌克兰儿童管理。 我想为法国穿衣服以进行非凡的工作 - 帮助乌克兰人，在这里提供第二家。 非常感谢您为我们做的事情。 我们将一起点燃并赢得这场战争。 非常感谢。 荣耀与乌克兰”。</text:p>
      <text:p text:style-name="P4">
斯特拉斯堡的胜利带来了Svitolini 29.760欧元的奖金和280个评分积分。 在更新的WTA排名中，它将上升到300多个职位，并返回前200名。</text:p>
      <text:p text:style-name="P4">
<text:span text:style-name="T4">
另请阅读：</text:span>
 <text:a xlink:type="simple" xlink:href="https://www.ukrinform.ua/rubric-sports/3715001-svitolina-vdruge-vigrala-turnir-wta-u-strazburzi.html" text:style-name="Internet_20_link" text:visited-style-name="Visited_20_Internet_20_Link">
第二个赢得了斯特拉斯堡的WTA锦标赛</text:a>
正如乌克林福姆报道的那样，下周，斯维托利纳将在罗兰·加罗斯(Rolan Garros)开始，在第一个圈子里，他将在第一个圈子里与意大利的第26届播种的马丁娜·特拉维斯(Martina Travisan)进行比赛。</text:p>
      <text:p text:style-name="P4">
照片：btu.org.ua</text:p>
      <text:p text:style-name="P4">
News Source: <text:a xlink:type="simple" xlink:href="https://www.ukrinform.ua/rubric-sports/3715030-svitolina-usi-prizovi-z-turniru-v-strasburzi-vidpravlatsa-ukrainskim-ditam.html" text:style-name="Internet_20_link" text:visited-style-name="Visited_20_Internet_20_Link">
https://www.ukrinform.ua/rubric-sports/3715030-svitolina-usi-prizovi-z-turniru-v-strasburzi-vidpravlatsa-ukrainskim-ditam.html</text:a>
</text:p>
      <!--NEWS-->
      <text:h text:style-name="P10" text:outline-level="1">
<text:span text:style-name="T4">
今天可以选择法官的Tandir预防措施-DBR</text:span>
</text:h>
      <text:p text:style-name="P4">
作者: Ukrinform (Person)</text:p>
      <text:p text:style-name="P4">
出版商: Укринформ (Organization)</text:p>
      <text:p text:style-name="P4">
出版时间: 2023-05-27T19:45:00+03:00</text:p>
      <text:p text:style-name="P4">
修改时间: 2023-05-27T19:45:00+03:00</text:p>
      <text:p text:style-name="P4">
描述: 到5月27日底，马卡里夫地区法院的负责人亚历克西（Alexei Tandir）可能会当选国民警卫队的战斗机。  - 乌克林。</text:p>
      <text:p text:style-name="P4">
图片: ['<text:a xlink:type="simple" xlink:href="https://static.ukrinform.com/photos/2023_05/thumb_files/630_360_1685205655-114.jpg" text:style-name="Internet_20_link" text:visited-style-name="Visited_20_Internet_20_Link">
630_360_16852...</text:a>
']</text:p>
      <text:p text:style-name="P4">
标签: ['Держбюро розслідувань', 'Кримінал', 'Єдині новини']</text:p>
      <text:p text:style-name="P4">
类型: Article</text:p>
      <!--METADATA-->
      <text:p text:style-name="P4">
<draw:frame draw:style-name="fr1" draw:name="Image182" text:anchor-type="as-char" svg:width="6.9236in" svg:height="3.956343in" draw:z-index="0">
<draw:image xlink:href="../Images/yкринформ/2023-05-27T19-45-00-03-00/630_360_1685205655-114.jpg" xlink:type="simple" xlink:show="embed" xlink:actuate="onLoad" draw:mime-type="image/jpeg"/>
</draw:frame>
到5月27日底，马卡里夫地区法院的负责人亚历克西(Alexei Tandir)被选出由汽车车轮焊接的警卫驾驶的亚历克西·坦迪尔(Alexei Tandir)。</text:p>
      <text:p text:style-name="P4">
乌克林福姆报道，州调查局的发言人塔蒂亚娜·萨蒂安(Tatiana Sapyan)在基本的电话“统一新闻”中说。</text:p>
      <text:p text:style-name="P4">
“现在，据我所知，也许，即使在这段时间内，他正在准备或已经在会议的佩切斯克地区法院中，在那里他将以一个巧合选举……我假设在一天结束之前DBR发言人说。</text:p>
      <text:p text:style-name="P4">
<text:span text:style-name="T4">
另请阅读：</text:span>
 [被国民警卫队击倒的法官宣布(https://www.ukrinform.ua/rubric-kyiv/3714707-suddi-akij-na-smert-zbiv-nacgvardijca-ogolosili-pidozru.html)她指出，起诉方将要求拘留。</text:p>
      <text:p text:style-name="P4">
Sapyan还报告说，调查正在等待事故发生后法官选择的分析结果。 据她说，实验室需要5-7天的检查。</text:p>
      <text:p text:style-name="P4">
众所周知，基辅城市检察官办公室<text:a xlink:type="simple" xlink:href="https://t.me/kyiv_pro_office/1993" text:style-name="Internet_20_link" text:visited-style-name="Visited_20_Internet_20_Link">
提出了请愿书</text:a>
根据针对基夫·奥克西·阿列克谢·坦迪尔(Kyiv Oblast Alexei Tandir)Golovmakariv地方法院的预防措施。</text:p>
      <text:p text:style-name="P4">
<text:span text:style-name="T4">
另请阅读：</text:span>
 [法院允许强制撤职(https://www.ukrinform.ua/rubric-kyiv/3714619-sud-dav-dozvil-na-primusove-vidibranna-biologicnih-zrazkiv-u-suddi-akij-zbiv-nacgvardijca.html)高级司法理事会在5月27日星期六的一次会议上授予副检察长的提交，将同意书授予Vyarttovsta，后者涉嫌在酒精状态下犯下致命事故。</text:p>
      <text:p text:style-name="P4">
“与此同时，基辅城市检察官办公室将于5月27日，基辅地区法院，是一份以拘留形式选举的限制限制的请愿书，而没有任何抵押品的可能性，”  - 信息读到。</text:p>
      <text:p text:style-name="P4">
据报道，<text:a xlink:type="simple" xlink:href="https://www.ukrinform.ua/rubric-society/3715018-vrp-dozvolila-arestuvati-suddu-akij-zbiv-na-smert-nacgvardijca.html" text:style-name="Internet_20_link" text:visited-style-name="Visited_20_Internet_20_Link">
高级司法委员会已同意逮捕基夫·贝克斯特·阿列克谢·坦迪尔的科洛多瓦卡里夫地方法院</text:a>
 .</text:p>
      <text:p text:style-name="P4">
5月26日晚上，一个tandoor <text:a xlink:type="simple" xlink:href="https://www.ukrinform.ua/rubric-kyiv/3714354-na-odnomu-iz-stolicnih-blokpostiv-sudda-na-smert-zbiv-nacgvardijca.html#" text:style-name="Internet_20_link" text:visited-style-name="Visited_20_Internet_20_Link">
击倒了首都的23岁国民警卫队的死亡</text:a>
。核监护人拘留了它。</text:p>
      <text:p text:style-name="P4">
法官拒绝检查酒精和毒品的含量，但中毒的临床迹象。 法院授予强制选择生物样品的许可。</text:p>
      <text:p text:style-name="P4">
实际上发生事故<text:a xlink:type="simple" xlink:href="https://www.ukrinform.ua/rubric-kyiv/3714707-suddi-akij-na-smert-zbiv-nacgvardijca-ogolosili-pidozru.html" text:style-name="Internet_20_link" text:visited-style-name="Visited_20_Internet_20_Link">
提起刑事诉讼</text:a>
在3小时的贤哲286-1(违反交通安全或运输运输的行动，这些人以中毒状态管理运输设施)乌克兰的刑法。</text:p>
      <text:p text:style-name="P4">
马卡里夫地方法院的工作人员表示，<text:a xlink:type="simple" xlink:href="https://www.ukrinform.ua/rubric-kyiv/3714487-u-makarivskomu-rajsudi-prokomentuvali-smertelnu-dtp-za-ucasti-golovi-sudu-tandira.html" text:style-name="Internet_20_link" text:visited-style-name="Visited_20_Internet_20_Link">
没有证明法院总统的行动是合理的</text:a>
但是，对悲剧事件进行的完整和公正的调查是一项完整而公正的调查。</text:p>
      <text:p text:style-name="P4">
News Source: <text:a xlink:type="simple" xlink:href="https://www.ukrinform.ua/rubric-society/3715033-zapobiznij-zahid-suddi-tandiru-mozut-obrati-vze-sogodni-dbr.html" text:style-name="Internet_20_link" text:visited-style-name="Visited_20_Internet_20_Link">
https://www.ukrinform.ua/rubric-society/3715033-zapobiznij-zahid-suddi-tandiru-mozut-obrati-vze-sogodni-dbr.html</text:a>
</text:p>
      <!--NEWS-->
      <text:h text:style-name="P10" text:outline-level="1">
<text:span text:style-name="T4">
在总人员中，指定了俄罗斯军队的损失</text:span>
</text:h>
      <text:p text:style-name="P4">
作者: Ukrinform (Person)</text:p>
      <text:p text:style-name="P4">
出版商: Укринформ (Organization)</text:p>
      <text:p text:style-name="P4">
出版时间: 2023-05-27T19:58:00+03:00</text:p>
      <text:p text:style-name="P4">
修改时间: 2023-05-27T19:58:00+03:00</text:p>
      <text:p text:style-name="P4">
描述: 乌克兰武装部队的总人员发布了有关在全面战争中俄罗斯军队造成的一般损失的完善数据。  - 乌克林。</text:p>
      <text:p text:style-name="P4">
图片: ['<text:a xlink:type="simple" xlink:href="https://static.ukrinform.com/photos/2022_04/thumb_files/630_360_1649246844-344.jpg" text:style-name="Internet_20_link" text:visited-style-name="Visited_20_Internet_20_Link">
630_360_16492...</text:a>
']</text:p>
      <text:p text:style-name="P4">
标签: ['Генштаб', 'Війна з Росією']</text:p>
      <text:p text:style-name="P4">
类型: Article</text:p>
      <!--METADATA-->
      <text:p text:style-name="P4">
<draw:frame draw:style-name="fr1" draw:name="Image183" text:anchor-type="as-char" svg:width="6.9236in" svg:height="3.956343in" draw:z-index="0">
<draw:image xlink:href="../Images/yкринформ/2023-05-27T19-58-00-03-00/630_360_1649246844-344.jpg" xlink:type="simple" xlink:show="embed" xlink:actuate="onLoad" draw:mime-type="image/jpeg"/>
</draw:frame>
乌克兰武装部队的总人员发布了有关俄罗斯军队在全面战争中造成的一般损失的规定数据。</text:p>
      <text:p text:style-name="P4">
新数字由总人员在[Facebook]上发布(https://www.facebook.com/GeneralStaff.ua/posts/pfbid07hj9h9cgJshUQxTRGWsKpv4Mpq1YActfTSsJi64nwxV3eCkSADTij6ntBjhmJ6mHl)，报道乌克林福姆。</text:p>
      <text:p text:style-name="P4">
“与不断收到精制数据有关，对敌人损失的某些位置进行了更正。出版挤压数字，同时考虑到自2022年2月24日以来的这段时间一直可用总参谋部说。</text:p>
      <text:p text:style-name="P4">
因此，根据规定的信息，截至5月27日，乌克兰的辩护部队遭受了3794敌人的敌意<text:a xlink:type="simple" xlink:href="https://www.ukrinform.ua/tag-tank" text:style-name="Internet_20_link" text:visited-style-name="Visited_20_Internet_20_Link">
坦克</text:a>
，7449 Boyev装甲车，3414炮兵系统，574个反应性土壤火系统，313架飞机，298架直升机，2990架手术时级的无人机，1036架有翼的导弹和6183个俄罗斯军队的汽车设备。</text:p>
      <text:p text:style-name="P4">
<text:span text:style-name="T4">
另请阅读：</text:span>
 <text:a xlink:type="simple" xlink:href="https://www.ukrinform.ua/rubric-ato/3714795-zaluznij-zaaviv-so-prijsov-cas-povertati-svoe.html" text:style-name="Internet_20_link" text:visited-style-name="Visited_20_Internet_20_Link">
“是时候返回其”：Zaluzhny出版了一段视频，上面写着割草，以解放乌克兰</text:a>
“澄清总是在“负”的某个地方和某个地方 - “加”。我们要求您理解。</text:p>
      <text:p text:style-name="P4">
感谢您的理解，”  - 向总参谋部添加。</text:p>
      <text:p text:style-name="P4">
据乌克林福姆报道，白天<text:a xlink:type="simple" xlink:href="https://www.ukrinform.ua/rubric-ato/3715027-aviacia-sil-oboroni-za-dobu-zavdala-cotiroh-udariv-po-rajonah-zoseredzenna-voroga.html" text:style-name="Internet_20_link" text:visited-style-name="Visited_20_Internet_20_Link">
乌克兰航空造成了四个曼</text:a>
在太空地区，俄罗斯联邦的人员组成和军事装备以及三个敌人的园林绿化综合体。</text:p>
      <text:p text:style-name="P4">
News Source: <text:a xlink:type="simple" xlink:href="https://www.ukrinform.ua/rubric-ato/3715032-u-genstabi-utocnili-vtrati-rosijskih-vijsk.html" text:style-name="Internet_20_link" text:visited-style-name="Visited_20_Internet_20_Link">
https://www.ukrinform.ua/rubric-ato/3715032-u-genstabi-utocnili-vtrati-rosijskih-vijsk.html</text:a>
</text:p>
      <!--NEWS-->
      <text:h text:style-name="P10" text:outline-level="1">
<text:span text:style-name="T4">
乌克兰的女子团队 - 欧洲学术划船冠军</text:span>
</text:h>
      <text:p text:style-name="P4">
作者: Ukrinform (Person)</text:p>
      <text:p text:style-name="P4">
出版商: Укринформ (Organization)</text:p>
      <text:p text:style-name="P4">
出版时间: 2023-05-27T20:18:00+03:00</text:p>
      <text:p text:style-name="P4">
修改时间: 2023-05-27T20:18:00+03:00</text:p>
      <text:p text:style-name="P4">
描述: 金牌赢得了女子四人。  - 乌克林。</text:p>
      <text:p text:style-name="P4">
图片: ['<text:a xlink:type="simple" xlink:href="https://static.ukrinform.com/photos/2023_05/thumb_files/630_360_1685207847-738.jpg" text:style-name="Internet_20_link" text:visited-style-name="Visited_20_Internet_20_Link">
630_360_16852...</text:a>
']</text:p>
      <text:p text:style-name="P4">
标签: ['академічне веслування']</text:p>
      <text:p text:style-name="P4">
类型: Article</text:p>
      <!--METADATA-->
      <text:p text:style-name="P4">
<draw:frame draw:style-name="fr1" draw:name="Image185" text:anchor-type="as-char" svg:width="6.9236in" svg:height="3.956343in" draw:z-index="0">
<draw:image xlink:href="../Images/yкринформ/2023-05-27T20-18-00-03-00/630_360_1685207847-738.jpg" xlink:type="simple" xlink:show="embed" xlink:actuate="onLoad" draw:mime-type="image/jpeg"/>
</draw:frame>
妇女的四个配对。</text:p>
      <text:p text:style-name="P4">
乌克林福姆报道，乌克兰国家队在2023年的欧洲锦标赛上获得了金牌，该学术收获是在斯洛文尼亚刀片举行的。</text:p>
      <text:p text:style-name="P4">
在达里亚·维克霍格维特(Daria Verkhogvit)，娜塔莉亚·多维科(Natalia Dovhko)，阿纳斯塔西娅(Anastasia)胜利和卡特里纳·达尚科(Kateryna Dudchenko)的一部分，女性四枚奖牌是赢得了“金牌”的奖牌。 “银”向荷兰的代表“铜牌”  - 英国。</text:p>
      <text:p text:style-name="P4">
对于乌克兰来说，这种黄金已成为自2014年以来首次获得欧洲学术收获的锦标赛。</text:p>
      <text:p text:style-name="P4">
<text:span text:style-name="T4">
另请阅读：</text:span>
 <text:a xlink:type="simple" xlink:href="https://www.ukrinform.ua/rubric-sports/3714920-ukrainci-zdobuli-zoloto-ta-bronzu-na-kubku-svitu-z-vesluvanna-na-kanoe.html" text:style-name="Internet_20_link" text:visited-style-name="Visited_20_Internet_20_Link">
乌克兰人与纳达诺(Nadanoe)在世界杯上赢得了“黄金”和“铜”</text:a>
正如乌克林福姆报道的那样，今天5月27日，乌克兰在波兹南的皮划艇和独木舟上获得了四枚世界杯奖牌。</text:p>
      <text:p text:style-name="P4">
照片：facebook.com/tufnellphotography</text:p>
      <text:p text:style-name="P4">
News Source: <text:a xlink:type="simple" xlink:href="https://www.ukrinform.ua/rubric-sports/3715042-zinoca-zbirna-ukraini-cempionki-evropi-z-akademicnogo-vesluvanna.html" text:style-name="Internet_20_link" text:visited-style-name="Visited_20_Internet_20_Link">
https://www.ukrinform.ua/rubric-sports/3715042-zinoca-zbirna-ukraini-cempionki-evropi-z-akademicnogo-vesluvanna.html</text:a>
</text:p>
      <!--NEWS-->
      <text:h text:style-name="P10" text:outline-level="1">
<text:span text:style-name="T4">
在英国，一名男子进入了一辆汽车进入首映居住门</text:span>
</text:h>
      <text:p text:style-name="P4">
作者: Ukrinform (Person)</text:p>
      <text:p text:style-name="P4">
出版商: Укринформ (Organization)</text:p>
      <text:p text:style-name="P4">
出版时间: 2023-05-27T20:20:00+03:00</text:p>
      <text:p text:style-name="P4">
修改时间: 2023-05-27T20:20:00+03:00</text:p>
      <text:p text:style-name="P4">
描述: 在英国，警方释放了一名男子，该男子撞到了伦敦街的总理住所的大门。  - 乌克林。</text:p>
      <text:p text:style-name="P4">
图片: ['<text:a xlink:type="simple" xlink:href="https://static.ukrinform.com/photos/2023_05/thumb_files/630_360_1685035671-2879.png" text:style-name="Internet_20_link" text:visited-style-name="Visited_20_Internet_20_Link">
630_360_16850...</text:a>
']</text:p>
      <text:p text:style-name="P4">
标签: ['Британія', 'ДТП', 'Лондон', 'Ріші Сунак']</text:p>
      <text:p text:style-name="P4">
类型: Article</text:p>
      <!--METADATA-->
      <text:p text:style-name="P4">
<draw:frame draw:style-name="fr1" draw:name="Image186" text:anchor-type="as-char" svg:width="6.9236in" svg:height="3.956343in" draw:z-index="0">
<draw:image xlink:href="../Images/yкринформ/2023-05-27T20-20-00-03-00/630_360_1685035671-2879.png" xlink:type="simple" xlink:show="embed" xlink:actuate="onLoad" draw:mime-type="image/png"/>
</draw:frame>
在英国，警方释放了一名男子，该男子在伦敦街上的汽车上撞上了总理。</text:p>
      <text:p text:style-name="P4">
根据乌克林福姆(Ukrinform)的报道，它报告了[晚上标准。(https://www.youtube.com/watch?v=f_aZtqXTWkU)如图所述，该男子在调查此事件时被起诉并释放。</text:p>
      <text:p text:style-name="P4">
也<text:a xlink:type="simple" xlink:href="https://www.standard.co.uk/news/london/downing-street-crash-man-arrest-release-met-police-london-b1084131.html" text:style-name="Internet_20_link" text:visited-style-name="Visited_20_Internet_20_Link">
报道</text:a>
提交了单独的淫秽日期图像的起诉，但尚未提供细节。</text:p>
      <text:p text:style-name="P4">
<text:span text:style-name="T4">
另请阅读：</text:span>
 [在并进行了“乌克兰防守者的魅力”]]](https://www.ukrinform.ua/rubric-diaspora/3712473-u-londoni-proveli-akciu-oberig-dla-ukrainskogo-zahisnika.html)回想一下，在伦敦，一辆汽车在英国住所的大门上开车。 <text:a xlink:type="simple" xlink:href="https://www.ukrinform.ua/rubric-world/3714215-u-bramu-rezidencii-premera-britanii-vihala-avtivka.html" text:style-name="Internet_20_link" text:visited-style-name="Visited_20_Internet_20_Link">
车辆的驾驶员被警察拘留。</text:a>
警方说，这一事件没有人受伤。 一个人被怀疑有破坏性和危险驾驶。</text:p>
      <text:p text:style-name="P4">
News Source: <text:a xlink:type="simple" xlink:href="https://www.ukrinform.ua/rubric-world/3715043-u-britanii-vidpustili-colovika-akij-vihav-na-avto-u-bramu-rezidencii-premera.html" text:style-name="Internet_20_link" text:visited-style-name="Visited_20_Internet_20_Link">
https://www.ukrinform.ua/rubric-world/3715043-u-britanii-vidpustili-colovika-akij-vihav-na-avto-u-bramu-rezidencii-premera.html</text:a>
</text:p>
      <!--NEWS-->
      <text:h text:style-name="P10" text:outline-level="1">
<text:span text:style-name="T4">
海牙在海牙的气候示威中拘留了1500多名激进分子</text:span>
</text:h>
      <text:p text:style-name="P4">
作者: Ukrinform (Person)</text:p>
      <text:p text:style-name="P4">
出版商: Укринформ (Organization)</text:p>
      <text:p text:style-name="P4">
出版时间: 2023-05-27T20:38:00+03:00</text:p>
      <text:p text:style-name="P4">
修改时间: 2023-05-27T20:38:00+03:00</text:p>
      <text:p text:style-name="P4">
描述: 在海牙，执法人员使用了一条水路，并拘留了1579名气候活动家，他们阻止了通往城市的关键路线。  - 乌克林。</text:p>
      <text:p text:style-name="P4">
图片: ['<text:a xlink:type="simple" xlink:href="https://static.ukrinform.com/photos/2023_05/thumb_files/630_360_1685208858-225.jpeg" text:style-name="Internet_20_link" text:visited-style-name="Visited_20_Internet_20_Link">
630_360_16852...</text:a>
']</text:p>
      <text:p text:style-name="P4">
标签: ['Клімат', 'Нідерланди', 'Протест']</text:p>
      <text:p text:style-name="P4">
类型: Article</text:p>
      <!--METADATA-->
      <text:p text:style-name="P4">
<draw:frame draw:style-name="fr1" draw:name="Image187" text:anchor-type="as-char" svg:width="6.9236in" svg:height="3.956343in" draw:z-index="0">
<draw:image xlink:href="../Images/yкринформ/2023-05-27T20-38-00-03-00/630_360_1685208858-225.jpeg" xlink:type="simple" xlink:show="embed" xlink:actuate="onLoad" draw:mime-type="image/jpeg"/>
</draw:frame>
海牙警卫使用了一条水道，并拘留了1,579名气候活动家，他们梦想着通往城市的关键路线。</text:p>
      <text:p text:style-name="P4">
根据<text:a xlink:type="simple" xlink:href="https://nos.nl/artikel/2476650-bijna-1600-klimaatactivisten-opgepakt-op-a12-den-haag-40-worden-vervolgd" text:style-name="Internet_20_link" text:visited-style-name="Visited_20_Internet_20_Link">
NOS</text:a>
，抗议者抗议政府的反气候政策。</text:p>
      <text:p text:style-name="P4">
“ 1579年，活动家今天在A12 Ugaaaz的气候示威活动中被拘留。 据警方称，尽管市政当局禁止这样的行动，但他们拒绝停止阻塞。</text:p>
      <text:p text:style-name="P4">
值得注意的是，绝大多数被拘留者立即被释放。 警方说，其中40人将通过对执法或故意破坏的袭击来负责。 其余的被拘留者将承担责任，因为该行动通常是和平的。</text:p>
      <text:p text:style-name="P4">
在示威期间，灭绝叛乱的气候群体阻止了海牙的A12关键用途，在整个城市造成了大型拥塞。</text:p>
      <text:p text:style-name="P4">
当抗议者无视警察解锁道路的呼吁时，还应用了水。</text:p>
      <text:p text:style-name="P4">
<text:span text:style-name="T4">
另请阅读：</text:span>
 <text:a xlink:type="simple" xlink:href="https://www.ukrinform.ua/rubric-world/3681281-klimaticnij-protest-v-gaazi-zaversivsa-vodometom-ta-zatrimannam-700-demonstrantiv.html" text:style-name="Internet_20_link" text:visited-style-name="Visited_20_Internet_20_Link">
海牙的气候抗议活动结束了欧姆并拘留了700名抗议者</text:a>
反过来，抗议者为这种发展做好了准备。 他们被排在水道前。</text:p>
      <text:p text:style-name="P4">
值得注意的是，海牙市政当局一再警告说，禁止封锁道路。 在当地时间的下午1:00左右，海牙周围开始交通拥堵。</text:p>
      <text:p text:style-name="Quotations">

<text:p text:style-name="P4">
我们vorderen op dit moment actievoerders die de <text:a xlink:type="simple" xlink:href="https://twitter.com/hashtag/Utrechtsebaan" text:style-name="Internet_20_link" text:visited-style-name="Visited_20_Internet_20_Link">
#utrechtsebaan&gt;
</text:a>
&gt;
块离开<text:a xlink:type="simple" xlink:href="https://twitter.com/hashtag/A12" text:style-name="Internet_20_link" text:visited-style-name="Visited_20_Internet_20_Link">
#A12&gt;
</text:a>
<text:a xlink:type="simple" xlink:href="https://t.co/XfTm1lKtH4" text:style-name="Internet_20_link" text:visited-style-name="Visited_20_Internet_20_Link">
&gt;
 pic.twitter.com/xftm1lkth4</text:a>
&gt;
&gt;
  - 海牙警察部门(@pol_denhaag)<text:a xlink:type="simple" xlink:href="https://twitter.com/POL_DenHaag/status/1662403544970829825" text:style-name="Internet_20_link" text:visited-style-name="Visited_20_Internet_20_Link">
2023年5月27日&gt;
</text:a>
正如乌克林福姆报道的那样，2023年3月，海牙的气候活动家已经参加了示威活动，并阻止了A12高速公路。</text:p>

</text:p>
      <text:p text:style-name="P4">
然后有3,000多名抗议者参加了封锁。</text:p>
      <text:p text:style-name="P4">
News Source: <text:a xlink:type="simple" xlink:href="https://www.ukrinform.ua/rubric-world/3715044-na-klimaticnij-demonstracii-v-gaazi-zatrimali-sotni-aktivistiv.html" text:style-name="Internet_20_link" text:visited-style-name="Visited_20_Internet_20_Link">
https://www.ukrinform.ua/rubric-world/3715044-na-klimaticnij-demonstracii-v-gaazi-zatrimali-sotni-aktivistiv.html</text:a>
</text:p>
      <!--NEWS-->
      <text:h text:style-name="P10" text:outline-level="1">
<text:span text:style-name="T4">
前线的能量区域已获得超过40吨的支撑</text:span>
</text:h>
      <text:p text:style-name="P4">
作者: Ukrinform (Person)</text:p>
      <text:p text:style-name="P4">
出版商: Укринформ (Organization)</text:p>
      <text:p text:style-name="P4">
出版时间: 2023-05-27T20:46:30+03:00</text:p>
      <text:p text:style-name="P4">
修改时间: 2023-05-27T20:46:30+03:00</text:p>
      <text:p text:style-name="P4">
描述: 已将40多吨的支撑物转移到Zaporizhhzhya和mykolaiv地区的能量中。  - 乌克林。</text:p>
      <text:p text:style-name="P4">
图片: ['<text:a xlink:type="simple" xlink:href="https://static.ukrinform.com/photos/2023_05/thumb_files/630_360_1685209485-196.jpg" text:style-name="Internet_20_link" text:visited-style-name="Visited_20_Internet_20_Link">
630_360_16852...</text:a>
']</text:p>
      <text:p text:style-name="P4">
标签: ['Електроенергія', 'Міненерго', 'Галущенко']</text:p>
      <text:p text:style-name="P4">
类型: Article</text:p>
      <!--METADATA-->
      <text:p text:style-name="P4">
<draw:frame draw:style-name="fr1" draw:name="Image190" text:anchor-type="as-char" svg:width="6.9236in" svg:height="3.956343in" draw:z-index="0">
<draw:image xlink:href="../Images/yкринформ/2023-05-27T20-46-30-03-00/630_360_1685209485-196.jpg" xlink:type="simple" xlink:show="embed" xlink:actuate="onLoad" draw:mime-type="image/jpeg"/>
</draw:frame>
Zaporizhzhya和Mykolaiv地区可再生作品的能量具有40多吨支持。</text:p>
      <text:p text:style-name="P4">
乌克兰能源部在<text:a xlink:type="simple" xlink:href="https://www.facebook.com/minenergoUkraine/posts/pfbid021ZvLUsRt64iyTaCQrmZryEz6CDzVwaMLKZG31trsqswghJSkVRU3HuLNYmmxuWjWl" text:style-name="Internet_20_link" text:visited-style-name="Visited_20_Internet_20_Link">
Facebook</text:a>
，报道乌克林福姆。</text:p>
      <text:p text:style-name="P4">
因此，Zaporizhzhzhiaoblenergo获得了21吨重21吨的支持，Mykolaivoblenergo-约20吨。</text:p>
      <text:p text:style-name="P4">
将设备提供给波兰。 根据该部的说法，在过去的两周中，乌克兰收到了13份援助，总重量超过190吨，其中包括82个具有不同权力的发电机。</text:p>
      <text:p text:style-name="P4">
<text:span text:style-name="T4">
另请阅读：</text:span>
 <text:a xlink:type="simple" xlink:href="https://www.ukrinform.ua/rubric-vidbudova/3715011-meri-mariupola-ta-brussela-obgovorili-vidbudovu-ukrainskogo-mista-pisla-jogo-deokupacii.html" text:style-name="Internet_20_link" text:visited-style-name="Visited_20_Internet_20_Link">
市长Mariupol和Brussels在占领之后讨论了OVU乌克兰城市</text:a>
自2022年3月以来，乌克兰从波兰合作伙伴那里获得了9.3万吨超过1.6亿吨。</text:p>
      <text:p text:style-name="P4">
根据乌克兰能源部长赫尔曼·加鲁什琴科(Herman Galushchenko)的卫生区域，这些地区仍然是无情袭击的敌人，这种支持本身是有价值的。 得益于提供的能源，可再生工作的速度更快，更有效地为下一个暖气季节做准备。</text:p>
      <text:p text:style-name="P4">
<text:span text:style-name="T4">
另请阅读：</text:span>
 <text:a xlink:type="simple" xlink:href="https://www.ukrinform.ua/rubric-vidbudova/3714428-ukraina-ta-svitovij-bank-obgovorili-pidgotovku-novih-proektiv-vidbudovi.html" text:style-name="Internet_20_link" text:visited-style-name="Visited_20_Internet_20_Link">
乌克兰和世界银行讨论了新预测的准备，</text:a>
“我们非常感谢波兰为我们的能源部门提供的帮助 - 外交，人道主义，组织。 部长强调，在波兰工作的Resceu后勤工作非常重要，该物流从欧洲各地收集人道主义援助，将其转移给乌克兰。</text:p>
      <text:p text:style-name="P4">
据乌克林福姆报道，截至5月<text:a xlink:type="simple" xlink:href="https://www.ukrinform.ua/rubric-economy/3714703-generacia-stanom-na-traven-vtratila-27-gvt-vstanovlenoi-potuznosti-ukrenergo.html" text:style-name="Internet_20_link" text:visited-style-name="Visited_20_Internet_20_Link">
乌克兰金星系统的装机能力损失增加到27吉瓦</text:a>
 .</text:p>
      <text:p text:style-name="P4">
News Source: <text:a xlink:type="simple" xlink:href="https://www.ukrinform.ua/rubric-vidbudova/3715046-energetiki-prifrontovih-oblastej-otrimali-ponad-40-tonn-opor.html" text:style-name="Internet_20_link" text:visited-style-name="Visited_20_Internet_20_Link">
https://www.ukrinform.ua/rubric-vidbudova/3715046-energetiki-prifrontovih-oblastej-otrimali-ponad-40-tonn-opor.html</text:a>
</text:p>
      <!--NEWS-->
      <text:h text:style-name="P10" text:outline-level="1">
<text:span text:style-name="T4">
俄罗斯人在切尔尼希夫地区的边界又进行了四次中风</text:span>
</text:h>
      <text:p text:style-name="P4">
作者: Ukrinform (Person)</text:p>
      <text:p text:style-name="P4">
出版商: Укринформ (Organization)</text:p>
      <text:p text:style-name="P4">
出版时间: 2023-05-27T21:00:00+03:00</text:p>
      <text:p text:style-name="P4">
修改时间: 2023-05-27T21:00:00+03:00</text:p>
      <text:p text:style-name="P4">
描述: 截至5月27日20:00，俄罗斯军队又发射了四次，是切尼希夫地区边界地区的四次。  - 乌克林。</text:p>
      <text:p text:style-name="P4">
图片: ['<text:a xlink:type="simple" xlink:href="https://static.ukrinform.com/photos/2023_05/thumb_files/630_360_1684670086-586.jpeg" text:style-name="Internet_20_link" text:visited-style-name="Visited_20_Internet_20_Link">
630_360_16846...</text:a>
']</text:p>
      <text:p text:style-name="P4">
标签: ['Обстріл', 'Чернігівщина', 'Війна з Росією']</text:p>
      <text:p text:style-name="P4">
类型: Article</text:p>
      <!--METADATA-->
      <text:p text:style-name="P4">
<draw:frame draw:style-name="fr1" draw:name="Image191" text:anchor-type="as-char" svg:width="6.9236in" svg:height="3.956343in" draw:z-index="0">
<draw:image xlink:href="../Images/yкринформ/2023-05-27T21-00-00-03-00/630_360_1684670086-586.jpeg" xlink:type="simple" xlink:show="embed" xlink:actuate="onLoad" draw:mime-type="image/jpeg"/>
</draw:frame>
截至5月27日20:00，截至5月20:00，边境地区向边境地区开枪。</text:p>
      <text:p text:style-name="P4">
根据乌克林福姆(Ukrinform)的说法，[Telegram中的运营命令“ North”报告。 这是给出的(https://t.me/ok_pivnich1/2864)特别是，从08:40到08:55记录了4个节拍，可能是在Timonovichi定居点地区的120毫米毫米毫米毫米。</text:p>
      <text:p text:style-name="P4">
从09:27到09:50记录了13个节拍，可能来自铁桥的超声波炮弹。 炮击发生在消防建筑中。 火灾是由SES救援人员局部的。</text:p>
      <text:p text:style-name="P4">
从09:30到09:47，记录了18个节拍，可能是在Mykolaivka定居点的120mm毫米毫米分钟内。</text:p>
      <text:p text:style-name="P4">
<text:span text:style-name="T4">
另请阅读：</text:span>
 <text:a xlink:type="simple" xlink:href="https://www.ukrinform.ua/rubric-ato/3715006-vorog-obstrilav-stepnogirsk-na-zaporizzi-dvoe-poranenih.html" text:style-name="Internet_20_link" text:visited-style-name="Visited_20_Internet_20_Link">
Zaporozhye的敌人YAV Stepnogorsk，两人受伤</text:a>
此外，从12:50到13:10录制了6个节拍，大概是Chaikine绘制的Sau。 “在[炮击]期间(https://www.ukrinform.ua/tag-obstril)帽子，拖拉机和汽车被损坏。 这位受伤的十几岁女孩被提供急救，并派往最近的医疗机构进行更好的检查。”</text:p>
      <text:p text:style-name="P4">
正如乌克林福姆(Ukrinform)报道的，2 <text:a xlink:type="simple" xlink:href="https://www.ukrinform.ua/rubric-ato/3715022-rosiani-obstrilali-selo-na-cernigivsini-poskodzeni-zitlovi-budinki-j-lep.html" text:style-name="Internet_20_link" text:visited-style-name="Visited_20_Internet_20_Link">
5月7日，俄罗斯军队在iRononist村开火</text:a>
切尔尼希夫地区的诺夫哥罗德 - 西弗斯基区。 住房和线路已损坏，一千多个消费者没有光。</text:p>
      <text:p text:style-name="P4">
<text:span text:style-name="T5">
照片说明性</text:span>
</text:p>
      <text:p text:style-name="P4">
News Source: <text:a xlink:type="simple" xlink:href="https://www.ukrinform.ua/rubric-ato/3715047-rosiani-zavdali-se-cotiri-udari-po-prikordonnu-cernigivsini.html" text:style-name="Internet_20_link" text:visited-style-name="Visited_20_Internet_20_Link">
https://www.ukrinform.ua/rubric-ato/3715047-rosiani-zavdali-se-cotiri-udari-po-prikordonnu-cernigivsini.html</text:a>
</text:p>
      <!--NEWS-->
      <text:h text:style-name="P10" text:outline-level="1">
<text:span text:style-name="T4">
巴伐利亚32届德国冠军</text:span>
</text:h>
      <text:p text:style-name="P4">
作者: Ukrinform (Person)</text:p>
      <text:p text:style-name="P4">
出版商: Укринформ (Organization)</text:p>
      <text:p text:style-name="P4">
出版时间: 2023-05-27T21:08:48+03:00</text:p>
      <text:p text:style-name="P4">
修改时间: 2023-05-27T21:08:48+03:00</text:p>
      <text:p text:style-name="P4">
描述: 在决定性巡回演出的最后几分钟中，团队掏出了黄金。  - 乌克林。</text:p>
      <text:p text:style-name="P4">
图片: ['<text:a xlink:type="simple" xlink:href="https://static.ukrinform.com/photos/2023_05/thumb_files/630_360_1685210825-213.jpg" text:style-name="Internet_20_link" text:visited-style-name="Visited_20_Internet_20_Link">
630_360_16852...</text:a>
']</text:p>
      <text:p text:style-name="P4">
标签: ['Баварія', 'Футбол']</text:p>
      <text:p text:style-name="P4">
类型: Article</text:p>
      <!--METADATA-->
      <text:p text:style-name="P4">
<draw:frame draw:style-name="fr1" draw:name="Image192" text:anchor-type="as-char" svg:width="6.9236in" svg:height="3.956343in" draw:z-index="0">
<draw:image xlink:href="../Images/yкринформ/2023-05-27T21-08-48-03-00/630_360_1685210825-213.jpg" xlink:type="simple" xlink:show="embed" xlink:actuate="onLoad" draw:mime-type="image/jpeg"/>
</draw:frame>
在决定性巡回演出的最后几分钟内将黄金组合在一起。</text:p>
      <text:p text:style-name="P4">
乌克利福姆报道，巴伐利亚赢得了德国德甲联赛冠军冠军冠军的第11位，慕尼黑桌子上的首先在最后的34次获得冠军的结果后返回。</text:p>
      <text:p text:style-name="P4">
在多特蒙德的最后一轮比赛的前夕，2分领先巴伐利亚。 Mainz足以赢得Borussia冠军。</text:p>
      <text:p text:style-name="P4">
“ Borussia”与Mainz -2：2进行了平局，并给了Bavaria一个静态的机会。</text:p>
      <text:p text:style-name="P4">
在平行比赛中，巴伐利亚在对阵科隆的比赛中发挥了作用。</text:p>
      <text:p text:style-name="P4">
贾马尔·穆萨尔(Jamal Musial)承担了责任，他在第89分钟在科隆的右下角进行了长时间的中风。 20岁的Havbekawk的目标是胜利和巴伐利亚冠军。</text:p>
      <text:p text:style-name="P4">
<text:span text:style-name="T4">
另请阅读：</text:span>
 <text:a xlink:type="simple" xlink:href="https://www.ukrinform.ua/rubric-sports/3714965-futbolisti-polissa-vigrali-persu-ligu.html" text:style-name="Internet_20_link" text:visited-style-name="Visited_20_Internet_20_Link">
真相“ Polissya”赢得了第一个联赛</text:a>
因此，第11位的德甲银萨拉达(Bundesliga Silver Salada)连续到达了巴伐利亚梅尼奇(Bavaria Menichen)。 沃西亚(Borussia)是距梦幻冠军的一步，获得了第二名。</text:p>
      <text:p text:style-name="P4">
照片：fcbayern.com</text:p>
      <text:p text:style-name="P4">
News Source: <text:a xlink:type="simple" xlink:href="https://www.ukrinform.ua/rubric-sports/3715048-bavaria-32razovij-cempion-nimeccini.html" text:style-name="Internet_20_link" text:visited-style-name="Visited_20_Internet_20_Link">
https://www.ukrinform.ua/rubric-sports/3715048-bavaria-32razovij-cempion-nimeccini.html</text:a>
</text:p>
      <!--NEWS-->
      <text:h text:style-name="P10" text:outline-level="1">
<text:span text:style-name="T4">
主席：反过来 - 新的，甚至更大的制裁包</text:span>
</text:h>
      <text:p text:style-name="P4">
作者: Ukrinform (Person)</text:p>
      <text:p text:style-name="P4">
出版商: Укринформ (Organization)</text:p>
      <text:p text:style-name="P4">
出版时间: 2023-05-27T21:19:00+03:00</text:p>
      <text:p text:style-name="P4">
修改时间: 2023-05-27T21:19:00+03:00</text:p>
      <text:p text:style-name="P4">
描述: 乌克兰逐步收集有关直接或间接侵略的每个人的完整数据。 反过来 - 新的，更大的制裁包。  - 乌克林。</text:p>
      <text:p text:style-name="P4">
图片: ['<text:a xlink:type="simple" xlink:href="https://static.ukrinform.com/photos/2022_07/thumb_files/630_360_1658192913-591.jpeg" text:style-name="Internet_20_link" text:visited-style-name="Visited_20_Internet_20_Link">
630_360_16581...</text:a>
']</text:p>
      <text:p text:style-name="P4">
标签: ['Санкції', 'Україна', 'Зеленський', 'Війна з Росією']</text:p>
      <text:p text:style-name="P4">
类型: Article</text:p>
      <!--METADATA-->
      <text:p text:style-name="P4">
<draw:frame draw:style-name="fr1" draw:name="Image193" text:anchor-type="as-char" svg:width="6.9236in" svg:height="3.956343in" draw:z-index="0">
<draw:image xlink:href="../Images/yкринформ/2023-05-27T21-19-00-03-00/630_360_1658192913-591.jpeg" xlink:type="simple" xlink:show="embed" xlink:actuate="onLoad" draw:mime-type="image/jpeg"/>
</draw:frame>
乌克兰 - 步骤逐步收集有关直接为侵略工作的每个人的完整数据。 反过来 - 新的，更大的制裁包。</text:p>
      <text:p text:style-name="P4">
Volodymyr Zelenskyy在[视频消息]中说了这一点(https://www.youtube.com/watch?v=VLCKtW9RsLI)，报道乌克林福姆。</text:p>
      <text:p text:style-name="P4">
<text:span text:style-name="T5">
video：<text:a xlink:type="simple" xlink:href="https://t.me/V_Zelenskiy_official/6390" text:style-name="Internet_20_link" text:visited-style-name="Visited_20_Internet_20_Link">
总统办公室</text:a>
</text:span>
</text:p>
      <text:p text:style-name="P4">
<text:span text:style-name="T4">
我希望健康，亲爱的乌克兰人!</text:span>
</text:p>
      <text:p text:style-name="P4">
今天是我们制裁的另一天。 对法律和身体上的人(其中大多数是俄罗斯人)进行了制裁。</text:p>
      <text:p text:style-name="P4">
总共有220家公司和51个人。 这些是麦克风和值得信赖的俄罗斯公司。 了解战争。 以及这些公司的管理人员。</text:p>
      <text:p text:style-name="P4">
并非所有人都在恐怖分子国家的领土上运作，其中一些国家在其他国家。但将获得全球压力。 一步一步地，我们收集了直接或间接用于侵略的其他人的完整数据。 每个这样的人都在建立，我们的乌克兰制裁已经同步，或者将与自由世界的制裁同步。</text:p>
      <text:p text:style-name="P4">
当俄罗斯开始这种侵略性时，他们看着镜子里的世界。有人认为，尽管人们和俄罗斯的所有者一样，世界上的所有人都是同一愤世嫉俗的人。 但是世界是不同的 - 世界帮助我们保护我们的生活。任何反对世界的人都会变得边缘。 俄罗斯不会得到任何东西。 以及那些仍然试图帮助她恐怖的人。</text:p>
      <text:p text:style-name="P4">
我们将继续我们的制裁步骤，并依次有新的制裁套餐 - 较大的大型尺度。</text:p>
      <text:p text:style-name="P4">
由于本周的结果，我要感谢日本制定了新制裁的Anthabilitia套餐。 感谢您提供日本的新安全援助。 这就是真正节省的原因。</text:p>
      <text:p text:style-name="P4">
我感谢芬兰为乌克兰提供的新防御计划，这一决定也是本周做出的。</text:p>
      <text:p text:style-name="P4">
我感谢德国将我国转移到下一个各种国防支持的政党，这将加强我们对俄罗斯恐怖的防御，包括保护。</text:p>
      <text:p text:style-name="P4">
我要感谢加拿大愿意加强我在乌克兰支持方面的领导地位。</text:p>
      <text:p text:style-name="P4">
感谢冰岛的保护和我们的人民的帮助。</text:p>
      <text:p text:style-name="P4">
下周也将使我们与合作伙伴的合作变得强大。我们不会损失一周。</text:p>
      <text:p text:style-name="P4">
而且，与往常一样，感谢我们的士兵，每个星期都有特别区分的人。利马方向...第81个单独的飞行器旅 - 谢谢你们，我将在摧毁敌人方面发挥效力!</text:p>
      <text:p text:style-name="P4">
Tavriya…第35和第36个单独的海军陆战队，第55炮兵旅，第59个单独的汽车步兵旅和我们的Seventystyatka-i的伞兵，我谢谢大家!一如既往 - 一如既往 - 您非常有效!</text:p>
      <text:p text:style-name="P4">
<text:span text:style-name="T4">
荣耀所有保护我们国家的人!荣耀为帮助的每个人!</text:span>
</text:p>
      <text:p text:style-name="P4">
<text:span text:style-name="T4">
荣耀到乌克兰!</text:span>
</text:p>
      <text:p text:style-name="P4">
_foto：op _</text:p>
      <text:p text:style-name="P4">
News Source: <text:a xlink:type="simple" xlink:href="https://www.ukrinform.ua/rubric-polytics/3715052-prezident-na-cerzi-novi-se-masstabnisi-sankcijni-paketi.html" text:style-name="Internet_20_link" text:visited-style-name="Visited_20_Internet_20_Link">
https://www.ukrinform.ua/rubric-polytics/3715052-prezident-na-cerzi-novi-se-masstabnisi-sankcijni-paketi.html</text:a>
</text:p>
      <!--NEWS-->
      <text:h text:style-name="P10" text:outline-level="1">
<text:span text:style-name="T4">
在Mariupol，入侵者没有清洁房屋附近发现的炮弹</text:span>
</text:h>
      <text:p text:style-name="P4">
作者: Ukrinform (Person)</text:p>
      <text:p text:style-name="P4">
出版商: Укринформ (Organization)</text:p>
      <text:p text:style-name="P4">
出版时间: 2023-05-27T21:31:00+03:00</text:p>
      <text:p text:style-name="P4">
修改时间: 2023-05-27T21:31:00+03:00</text:p>
      <text:p text:style-name="P4">
描述: 在临时捕获的野马中，居民在房屋和公园附近发现了远不受欢迎的炮弹，但“当局”没有采取任何行动来中和它们。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ідеоролик', 'Війна з Росією']</text:p>
      <text:p text:style-name="P4">
类型: Article</text:p>
      <!--METADATA-->
      <text:p text:style-name="P4">
<draw:frame draw:style-name="fr1" draw:name="Image194" text:anchor-type="as-char" svg:width="6.9236in" svg:height="3.956343in" draw:z-index="0">
<draw:image xlink:href="../Images/yкринформ/2023-05-27T21-31-00-03-00/630_360_1680546247-363.jpg" xlink:type="simple" xlink:show="embed" xlink:actuate="onLoad" draw:mime-type="image/jpeg"/>
</draw:frame>
同样，被俘虏的码头居民发现土地建筑物和公园中的弹丸不引人注目，但“权力”并没有采取任何行动来消除它们。</text:p>
      <text:p text:style-name="P4">
关于<text:a xlink:type="simple" xlink:href="https://t.me/mariupolrada/14397" text:style-name="Internet_20_link" text:visited-style-name="Visited_20_Internet_20_Link">
电报</text:a>
市议会报道，乌克林福姆报道。</text:p>
      <text:p text:style-name="P4">
“在被占领的野马中，他们仍然在房屋和公园附近找到贝壳。当地居民在178 GrantorAtormetric射击的Nakhimov Avenue拍摄了一段录像带。 弹丸是有固结爆炸的。 但是在彩虹公园里，弹丸直接在草坪上发现。”  - 在市议会中说，发布相关的照片和视频。</text:p>
      <text:p text:style-name="P4">
<text:span text:style-name="T4">
另请阅读：</text:span>
 <text:a xlink:type="simple" xlink:href="https://www.ukrinform.ua/rubric-ato/3714857-pid-mariupolem-prolunali-vibuhi.html" text:style-name="Internet_20_link" text:visited-style-name="Visited_20_Internet_20_Link">
在EM爆炸中听到</text:a>
市议会强调，计划不计划爆炸物的入侵者，将野马暴露于危险中。</text:p>
      <text:p text:style-name="P4">
据报道，俄罗斯的侵略造成了玛丽upol中最大的人道主义灾难之一。 由于敌意，该市几乎被摧毁了90％。 被损坏和破坏的住宅建筑，医院，学校，幼儿园。</text:p>
      <text:p text:style-name="P4">
News Source: <text:a xlink:type="simple" xlink:href="https://www.ukrinform.ua/rubric-regions/3714890-u-mariupoli-zagarbniki-ne-pribiraut-viavleni-bila-budinkiv-snaradi.html" text:style-name="Internet_20_link" text:visited-style-name="Visited_20_Internet_20_Link">
https://www.ukrinform.ua/rubric-regions/3714890-u-mariupoli-zagarbniki-ne-pribiraut-viavleni-bila-budinkiv-snaradi.html</text:a>
</text:p>
      <!--NEWS-->
      <text:h text:style-name="P10" text:outline-level="1">
<text:span text:style-name="T4">
俄罗斯与仍在努力帮助她恐怖的人一起失败-Zelensky</text:span>
</text:h>
      <text:p text:style-name="P4">
作者: Ukrinform (Person)</text:p>
      <text:p text:style-name="P4">
出版商: Укринформ (Organization)</text:p>
      <text:p text:style-name="P4">
出版时间: 2023-05-27T21:39:00+03:00</text:p>
      <text:p text:style-name="P4">
修改时间: 2023-05-27T21:39:00+03:00</text:p>
      <text:p text:style-name="P4">
描述: 每个与俄罗斯合作的人都将被制裁所阻止。 俄罗斯联邦与那些仍在试图帮助她恐怖的人一起失去了一切。  - 乌克林。</text:p>
      <text:p text:style-name="P4">
图片: ['<text:a xlink:type="simple" xlink:href="https://static.ukrinform.com/photos/2022_10/thumb_files/630_360_1665639091-410.jpeg" text:style-name="Internet_20_link" text:visited-style-name="Visited_20_Internet_20_Link">
630_360_16656...</text:a>
']</text:p>
      <text:p text:style-name="P4">
标签: ['Санкції', 'Тероризм', 'Зеленський', 'Війна з Росією']</text:p>
      <text:p text:style-name="P4">
类型: Article</text:p>
      <!--METADATA-->
      <text:p text:style-name="P4">
<draw:frame draw:style-name="fr1" draw:name="Image195" text:anchor-type="as-char" svg:width="6.9236in" svg:height="3.956343in" draw:z-index="0">
<draw:image xlink:href="../Images/yкринформ/2023-05-27T21-39-00-03-00/630_360_1665639091-410.jpeg" xlink:type="simple" xlink:show="embed" xlink:actuate="onLoad" draw:mime-type="image/jpeg"/>
</draw:frame>
与俄罗斯合作的每个人都将被制裁所阻止。 俄罗斯联邦失去了一切，与仍然试图帮助她恐怖的人失去了一切。</text:p>
      <text:p text:style-name="P4">
Volodymyr Zelenskyy在[视频消息]中说了这一点(https://www.youtube.com/watch?v=VLCKtW9RsLI)，报道乌克林福姆。</text:p>
      <text:p text:style-name="P4">
Zelensky说：“我们将继续我们的制裁步骤，依次有新的制裁 - 更大的大规模。”</text:p>
      <text:p text:style-name="P4">
<text:span text:style-name="T5">
video：<text:a xlink:type="simple" xlink:href="https://t.me/V_Zelenskiy_official/6390" text:style-name="Internet_20_link" text:visited-style-name="Visited_20_Internet_20_Link">
总统办公室</text:a>
</text:span>
</text:p>
      <text:p text:style-name="P4">
国家元首指出，每个与俄罗斯工作的人都将被阻止。乌克兰的制裁已经同步，或者将被自由世界同步。</text:p>
      <text:p text:style-name="P4">
“当俄罗斯开始这种侵略时，他们看着镜子里的世界。他们认为据称世界上的每个人都是愤世嫉俗的，据称是俄罗斯的主人。但是世界是不同的 - 世界是不同的 - 世界帮助世界帮助世界。任何反对世界的人都会变得边缘。</text:p>
      <text:p text:style-name="P4">
<text:span text:style-name="T4">
另请阅读：</text:span>
 <text:a xlink:type="simple" xlink:href="https://www.ukrinform.ua/rubric-world/3712788-u-centri-uvagi-obhid-sankcij-rada-ministriv-es-obgovorila-11-paket-proti-rosii.html" text:style-name="Internet_20_link" text:visited-style-name="Visited_20_Internet_20_Link">
关注的中心绕过制裁：部长伊瓦蒂乌斯委员会反对俄罗斯的11人</text:a>
此外，<text:a xlink:type="simple" xlink:href="https://www.ukrinform.ua/tag-zelenskij" text:style-name="Internet_20_link" text:visited-style-name="Visited_20_Internet_20_Link">
Zelensky</text:a>
感谢一月，芬兰，德国，加拿大和冰岛帮助乌克兰。 国家负责人补充说：“下周，我们也将在与角落的合作方面变得强大。我们不会损失任何一周。”</text:p>
      <text:p text:style-name="P4">
据报道，Volodymyr Zelensky通过NSFOPP解决了使用个人经济和其他限制性措施的解决方案提出了他的法令。</text:p>
      <text:p text:style-name="P4">
_foto：op _</text:p>
      <text:p text:style-name="P4">
News Source: <text:a xlink:type="simple" xlink:href="https://www.ukrinform.ua/rubric-polytics/3715055-rosia-prograe-razom-z-timi-hto-se-namagaetsa-dopomagati-ij-u-terori-zelenskij.html" text:style-name="Internet_20_link" text:visited-style-name="Visited_20_Internet_20_Link">
https://www.ukrinform.ua/rubric-polytics/3715055-rosia-prograe-razom-z-timi-hto-se-namagaetsa-dopomagati-ij-u-terori-zelenskij.html</text:a>
</text:p>
      <!--NEWS-->
      <text:h text:style-name="P10" text:outline-level="1">
<text:span text:style-name="T4">
与曲棍球的世界杯决赛入围者的已知姓名</text:span>
</text:h>
      <text:p text:style-name="P4">
作者: Ukrinform (Person)</text:p>
      <text:p text:style-name="P4">
出版商: Укринформ (Organization)</text:p>
      <text:p text:style-name="P4">
出版时间: 2023-05-27T21:51:32+03:00</text:p>
      <text:p text:style-name="P4">
修改时间: 2023-05-27T21:51:32+03:00</text:p>
      <text:p text:style-name="P4">
描述: 结局将于明天5月28日举行。  - 乌克林。</text:p>
      <text:p text:style-name="P4">
图片: ['<text:a xlink:type="simple" xlink:href="https://static.ukrinform.com/photos/2023_05/thumb_files/630_360_1685213356-130.jpg" text:style-name="Internet_20_link" text:visited-style-name="Visited_20_Internet_20_Link">
630_360_16852...</text:a>
']</text:p>
      <text:p text:style-name="P4">
标签: ['Чемпіонат світу з хокею', 'хокей']</text:p>
      <text:p text:style-name="P4">
类型: Article</text:p>
      <!--METADATA-->
      <text:p text:style-name="P4">
<draw:frame draw:style-name="fr1" draw:name="Image196" text:anchor-type="as-char" svg:width="6.9236in" svg:height="3.956343in" draw:z-index="0">
<draw:image xlink:href="../Images/yкринформ/2023-05-27T21-51-32-03-00/630_360_1685213356-130.jpg" xlink:type="simple" xlink:show="embed" xlink:actuate="onLoad" draw:mime-type="image/jpeg"/>
</draw:frame>
决赛将于明天5月28日发布。</text:p>
      <text:p text:style-name="P4">
报道说，德国和加拿大进入了曲棍球世界杯决赛。</text:p>
      <text:p text:style-name="P4">
在第一个半决赛中，加拿大赢得了拉脱维亚(4：2)这是历史上第一次参加世界杯半决赛。</text:p>
      <text:p text:style-name="P4">
加拿大的竞争对手是德国的曲棍球运动员，他们在半决赛中击败了美国3：4(2：2，1：0，0：1，0：1).</text:p>
      <text:p text:style-name="P4">
Американська команда вдало розпочала зустріч і вже на 4-й хвилині вела 2:0.Німці змогли здивувати суперника та відігралися ще до кінця першої20-хвилинки. У другому періоді США знову вийшли вперед. Німеччина відіграласяза півтори хвилини до кінця часу.</text:p>
      <text:p text:style-name="P4">
Доля зустрічі вирішилась в овертаймі – перемогу Німеччини приніс точний кидокФредеріка Тіффельса.</text:p>
      <text:p text:style-name="P4">
Німеччина зіграє у фіналі чемпіонату світу з хокею вперше у ХХІ столітті.Німці жодного разу не вигравали світові першості.</text:p>
      <text:p text:style-name="P4">
<text:span text:style-name="T4">
Читайте також:</text:span>
 <text:a xlink:type="simple" xlink:href="https://www.ukrinform.ua/rubric-sports/3714981-kanada-vijsla-u-final-cs2023-z-hokeu-obigravsi-latviu.html" text:style-name="Internet_20_link" text:visited-style-name="Visited_20_Internet_20_Link">
 Канада вийшла у фінал ЧС-2023 з , обігравши Латвію</text:a>
正如乌克林福姆(Ukrinform)报道的那样，明天，5月28日，德国将参加决赛，美国将与拉脱维亚(Latvia)争夺铜牌。</text:p>
      <text:p text:style-name="P4">
照片：盖蒂图像</text:p>
      <text:p text:style-name="P4">
News Source: <text:a xlink:type="simple" xlink:href="https://www.ukrinform.ua/rubric-sports/3715057-vidomi-imena-finalistiv-cs-z-hokeu.html" text:style-name="Internet_20_link" text:visited-style-name="Visited_20_Internet_20_Link">
https://www.ukrinform.ua/rubric-sports/3715057-vidomi-imena-finalistiv-cs-z-hokeu.html</text:a>
</text:p>
      <!--NEWS-->
      <text:h text:style-name="P10" text:outline-level="1">
<text:span text:style-name="T4">
入侵者被剥夺了“走廊”，因为平民从鹰从伊格（Zaporozhye）出发</text:span>
</text:h>
      <text:p text:style-name="P4">
作者: Ukrinform (Person)</text:p>
      <text:p text:style-name="P4">
出版商: Укринформ (Organization)</text:p>
      <text:p text:style-name="P4">
出版时间: 2023-05-27T21:55:00+03:00</text:p>
      <text:p text:style-name="P4">
修改时间: 2023-05-27T21:55:00+03:00</text:p>
      <text:p text:style-name="P4">
描述: 俄罗斯入侵者拒绝协调绿色走廊，以使平民从卢汉斯克地区暂时占领的领土穿过Zaporizhhya到乌克兰政府控制的领土。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Луганщина', 'Переселенці', 'Війна з Росією']</text:p>
      <text:p text:style-name="P4">
类型: Article</text:p>
      <!--METADATA-->
      <text:p text:style-name="P4">
<draw:frame draw:style-name="fr1" draw:name="Image197" text:anchor-type="as-char" svg:width="6.9236in" svg:height="3.956343in" draw:z-index="0">
<draw:image xlink:href="../Images/yкринформ/2023-05-27T21-55-00-03-00/630_360_1668461240-442.jpg" xlink:type="simple" xlink:show="embed" xlink:actuate="onLoad" draw:mime-type="image/jpeg"/>
</draw:frame>
俄罗斯俄罗斯拒绝协调绿色走廊，以通过卢汉斯克地区被占领领土的平民派发，经乌克兰政府控制的领土上的Zaporizhzhya。</text:p>
      <text:p text:style-name="P4">
关于它<text:a xlink:type="simple" xlink:href="https://t.me/luganska_oda/10300" text:style-name="Internet_20_link" text:visited-style-name="Visited_20_Internet_20_Link">
陈述</text:a>
卢坎克·奥瓦特姆·利索戈尔(Lugansk Ovartem Lisogor)的负责人，乌克利福通讯员报告。</text:p>
      <text:p text:style-name="P4">
“直接连接到暂时占领的领土……没有任何线路。 我们试图通过Zaporozhye以某种方式解决这种情况，以制作走廊，以便和平的人可以去。 但是，非正式共和国和俄罗斯的“政府”代表在分类上拒绝与我们的国家机构进行谈判，人道主义组织的茴香。” Lisogor说。</text:p>
      <text:p text:style-name="P4">
*!(https://www.ukrinform.ua/rubric-society/3714768-pereselenci-z-tot-otrimaut-dopomogu-v-oformlenni-vtracenih-pasportiv.html)他指出，由于碰撞线，没有办法，但是人们通过俄罗斯到欧洲到欧洲的卢汉斯克地区被排除在乌克兰。</text:p>
      <text:p text:style-name="P4">
“但是有很多问题，因为对于男人来说，这条路根本是封闭的，他们被带到服务“服务”，与乌克兰战争，将其用作生命部队。 总的来说，它非常昂贵。 是的，如果您去欧洲去欧洲，大约可以携带500或700欧元，没有保证。” Lisogor说。</text:p>
      <text:p text:style-name="P4">
据报道，在斯瓦蒂夫地区，在卢汉斯克地区暂时占领的领土上，俄罗斯入侵者吊死了一名男子，他的职位清晰。</text:p>
      <text:p text:style-name="P4">
News Source: <text:a xlink:type="simple" xlink:href="https://www.ukrinform.ua/rubric-regions/3714905-zagarbniki-vidmovlaut-u-koridori-dla-viizdu-civilnih-z-orlo-cerez-zaporizza.html" text:style-name="Internet_20_link" text:visited-style-name="Visited_20_Internet_20_Link">
https://www.ukrinform.ua/rubric-regions/3714905-zagarbniki-vidmovlaut-u-koridori-dla-viizdu-civilnih-z-orlo-cerez-zaporizza.html</text:a>
</text:p>
      <!--NEWS-->
      <text:h text:style-name="P10" text:outline-level="1">
<text:span text:style-name="T4">
乌克兰在排球的一名男子金欧罗莱格开始时击败了北马其顿</text:span>
</text:h>
      <text:p text:style-name="P4">
作者: Ukrinform (Person)</text:p>
      <text:p text:style-name="P4">
出版商: Укринформ (Organization)</text:p>
      <text:p text:style-name="P4">
出版时间: 2023-05-27T21:56:00+03:00</text:p>
      <text:p text:style-name="P4">
修改时间: 2023-05-27T21:56:00+03:00</text:p>
      <text:p text:style-name="P4">
描述: 乌克兰排球运动员领导了V. -Ukrinform。</text:p>
      <text:p text:style-name="P4">
图片: ['<text:a xlink:type="simple" xlink:href="https://static.ukrinform.com/photos/2023_05/thumb_files/630_360_1685213692-932.jpg" text:style-name="Internet_20_link" text:visited-style-name="Visited_20_Internet_20_Link">
630_360_16852...</text:a>
']</text:p>
      <text:p text:style-name="P4">
标签: ['Волейбол']</text:p>
      <text:p text:style-name="P4">
类型: Article</text:p>
      <!--METADATA-->
      <text:p text:style-name="P4">
<draw:frame draw:style-name="fr1" draw:name="Image198" text:anchor-type="as-char" svg:width="6.9236in" svg:height="3.956343in" draw:z-index="0">
<draw:image xlink:href="../Images/yкринформ/2023-05-27T21-56-00-03-00/630_360_1685213692-932.jpg" xlink:type="simple" xlink:show="embed" xlink:actuate="onLoad" draw:mime-type="image/jpeg"/>
</draw:frame>
乌克兰的Okolibolists领导了一群V。</text:p>
      <text:p text:style-name="P4">
男子胜利队开始了排球金欧洲的新吸引力。 据报道，在波兰洛德兹(Lodzi)的地点，名义所有者被标准的马其顿过热。</text:p>
      <text:p text:style-name="P4">
这场比赛超过了我们团队的好处，最后以令人信服的瓦德迪奥乌戈斯·克拉斯汀什(Waddiopic Ugis Krastinsh)的胜利3：0。</text:p>
      <text:p text:style-name="P4">
我们男孩在与比分的战斗中获胜的前两个政党25:21和25:22。 乌特莱西·塞蒂(Utretsy Seti)根本没有离开对手-25:11。</text:p>
      <text:p text:style-name="P4">
在同一小组中，比利时队在家中赢得了3：1克罗地亚。</text:p>
      <text:p text:style-name="P4">
<text:span text:style-name="T4">
另请阅读：</text:span>
 <text:a xlink:type="simple" xlink:href="https://www.ukrinform.ua/rubric-sports/3714856-zinoca-zbirna-ukraini-z-volejbolu-rozpocinae-vistupi-u-zolotij-evrolizi.html" text:style-name="Internet_20_link" text:visited-style-name="Visited_20_Internet_20_Link">
乌克兰妇女国家队与U开始在Goldenurisos中表演</text:a>
正如乌克林福姆(Ukrinform)报道的那样，5月31日，星期三，乌克兰将参加反卫生的比赛。</text:p>
      <text:p text:style-name="P4">
照片：CEV</text:p>
      <text:p text:style-name="P4">
News Source: <text:a xlink:type="simple" xlink:href="https://www.ukrinform.ua/rubric-sports/3715058-ukraina-peremogla-pivnicnu-makedoniu-na-starti-colovicoi-zolotoi-evroligi-z-volejbolu.html" text:style-name="Internet_20_link" text:visited-style-name="Visited_20_Internet_20_Link">
https://www.ukrinform.ua/rubric-sports/3715058-ukraina-peremogla-pivnicnu-makedoniu-na-starti-colovicoi-zolotoi-evroligi-z-volejbolu.html</text:a>
</text:p>
      <!--NEWS-->
      <text:h text:style-name="P10" text:outline-level="1">
<text:span text:style-name="T4">
塞尔维亚总统维奇奇的电力党负责人被国防部长取代</text:span>
</text:h>
      <text:p text:style-name="P4">
作者: Ukrinform (Person)</text:p>
      <text:p text:style-name="P4">
出版商: Укринформ (Organization)</text:p>
      <text:p text:style-name="P4">
出版时间: 2023-05-27T22:14:00+03:00</text:p>
      <text:p text:style-name="P4">
修改时间: 2023-05-27T22:14:00+03:00</text:p>
      <text:p text:style-name="P4">
描述: 塞尔维亚总统亚历山大·沃基奇（Aleksandar Vuchich）宣布从克拉加耶夫特举行的国会执政党主席宣布释放。  - 乌克林。</text:p>
      <text:p text:style-name="P4">
图片: ['<text:a xlink:type="simple" xlink:href="https://static.ukrinform.com/photos/2018_08/thumb_files/630_360_1533795567-3575.jpg" text:style-name="Internet_20_link" text:visited-style-name="Visited_20_Internet_20_Link">
630_360_15337...</text:a>
']</text:p>
      <text:p text:style-name="P4">
标签: ['Сербія', 'Вучич', "З'їзд", 'Партія']</text:p>
      <text:p text:style-name="P4">
类型: Article</text:p>
      <!--METADATA-->
      <text:p text:style-name="P4">
<draw:frame draw:style-name="fr1" draw:name="Image199" text:anchor-type="as-char" svg:width="6.9236in" svg:height="3.956343in" draw:z-index="0">
<draw:image xlink:href="../Images/yкринформ/2023-05-27T22-14-00-03-00/630_360_1533795567-3575.jpg" xlink:type="simple" xlink:show="embed" xlink:actuate="onLoad" draw:mime-type="image/jpeg"/>
</draw:frame>
总统Aleksandar Vuchich总统宣布了他从电力党主席宣布释放，并在Kragayevt市举行了国会。</text:p>
      <text:p text:style-name="P4">
关于它报告<text:a xlink:type="simple" xlink:href="https://www.dw.com/uk/pravlacu-partiu-serbii-ocoliv-ministr-oboroni/a-65754300" text:style-name="Internet_20_link" text:visited-style-name="Visited_20_Internet_20_Link">
DW</text:a>
，报道乌克林福姆。</text:p>
      <text:p text:style-name="P4">
在以塞尔维亚进步党为首的他的继任者亚历山大·沃基奇(Alexandar Vuchich)的提议中，是48岁的国防部长米洛什·沃切维奇(Milosh Vucevich)。 自2016年以来，他一直是SPP的Vicegols之一。</text:p>
      <text:p text:style-name="P4">
值得注意的是，国会的参与者支持他的非竞选资格。</text:p>
      <text:p text:style-name="P4">
消息称：“米洛斯·沃切维奇(Milos Vucevich)被认为是塞尔维亚现任总统的密切支持者，因此，据观察家称，党的正式排列不会影响维西奇权力的力量。”</text:p>
      <text:p text:style-name="P4">
<text:span text:style-name="T4">
另请阅读：</text:span>
 <text:a xlink:type="simple" xlink:href="https://www.ukrinform.ua/rubric-world/3714948-vucic-jde-z-posadi-lidera-pravlacoi-partii-serbii.html" text:style-name="Internet_20_link" text:visited-style-name="Visited_20_Internet_20_Link">
离开塞尔维亚执政党的立场</text:a>
此外，DW补充说，Vuchich宣布，他打算创建和领导新的公共运动，无论政党偏好如何，该运动都团结起来。</text:p>
      <text:p text:style-name="P4">
据报道，<text:a xlink:type="simple" xlink:href="http://www.ukrinform.ua/rubric-world/3714596-prezident-serbii-priviv-armiu-u-povnu-bojovu-gotovnist-cerez-naprugu-v-kosovo-zmi.html" text:style-name="Internet_20_link" text:visited-style-name="Visited_20_Internet_20_Link">
塞尔维亚总统将军队充分准备就绪</text:a>
他下令她的分区接近与科索沃的边界。</text:p>
      <text:p text:style-name="P4">
News Source: <text:a xlink:type="simple" xlink:href="https://www.ukrinform.ua/rubric-world/3715060-na-coli-vladnoi-partii-serbii-prezidenta-vucica-zminiv-ministr-oboroni.html" text:style-name="Internet_20_link" text:visited-style-name="Visited_20_Internet_20_Link">
https://www.ukrinform.ua/rubric-world/3715060-na-coli-vladnoi-partii-serbii-prezidenta-vucica-zminiv-ministr-oboroni.html</text:a>
</text:p>
      <!--NEWS-->
      <text:h text:style-name="P10" text:outline-level="1">
<text:span text:style-name="T4">
乌克兰在排球的一名女性金欧罗莱格赢得了匈牙利</text:span>
</text:h>
      <text:p text:style-name="P4">
作者: Ukrinform (Person)</text:p>
      <text:p text:style-name="P4">
出版商: Укринформ (Organization)</text:p>
      <text:p text:style-name="P4">
出版时间: 2023-05-27T22:17:00+03:00</text:p>
      <text:p text:style-name="P4">
修改时间: 2023-05-27T22:17:00+03:00</text:p>
      <text:p text:style-name="P4">
描述: 乌克兰排球运动员领导一群S.-乌克林福姆。</text:p>
      <text:p text:style-name="P4">
图片: ['<text:a xlink:type="simple" xlink:href="https://static.ukrinform.com/photos/2023_05/thumb_files/630_360_1685214967-310.jpg" text:style-name="Internet_20_link" text:visited-style-name="Visited_20_Internet_20_Link">
630_360_16852...</text:a>
']</text:p>
      <text:p text:style-name="P4">
标签: ['Волейбол']</text:p>
      <text:p text:style-name="P4">
类型: Article</text:p>
      <!--METADATA-->
      <text:p text:style-name="P4">
<draw:frame draw:style-name="fr1" draw:name="Image200" text:anchor-type="as-char" svg:width="6.9236in" svg:height="3.956343in" draw:z-index="0">
<draw:image xlink:href="../Images/yкринформ/2023-05-27T22-17-00-03-00/630_360_1685214967-310.jpg" xlink:type="simple" xlink:show="embed" xlink:actuate="onLoad" draw:mime-type="image/jpeg"/>
</draw:frame>
乌克兰Okolibolers领导一群。</text:p>
      <text:p text:style-name="P4">
乌克林福姆报道，乌克兰的乌克兰国家队开始在2023年在排球的佐洛托弗罗利舞小组比赛中表演。</text:p>
      <text:p text:style-name="P4">
情妇失去了会议的首发部分后，返回了主动权，并获得了六分的席位。 匈牙利派对在三床上以不同的方式获胜-25：22。</text:p>
      <text:p text:style-name="P4">
第二盘的大部分时间都在匈牙利的情况下举行。 但是，以18：18的费用为代价，乌克兰首先挺身而出，获得了最好的轰炸机Anastasia Kidoduba和Alexandra Milenko -25：27的决定性优势。(1：1)第三方标志着乌克兰的主导地位：客人不在24：9的严重叙述中，将比赛转化为第四轮。</text:p>
      <text:p text:style-name="P4">
第四组的命运是在最后的抽奖中决定的，当时乌克兰枪发挥了竞争对手的优势。 以牺牲23:23的费用来了，这是由Aisa Yulia Dimar实施的-1：3(25：22，25：27,9：25，23：25)<text:span text:style-name="T4">
另请阅读：</text:span>
 <text:a xlink:type="simple" xlink:href="https://www.ukrinform.ua/rubric-sports/3715058-ukraina-peremogla-pivnicnu-makedoniu-na-starti-colovicoi-zolotoi-evroligi-z-volejbolu.html" text:style-name="Internet_20_link" text:visited-style-name="Visited_20_Internet_20_Link">
乌克兰在与U的男性黄金Eurolege开始时击败了马其顿北部</text:a>
正如乌克林福姆报道的那样，布达佩斯团队之间的第二场比赛将于5月28日在沃迪尔举行。 开始 - 下午6:30。</text:p>
      <text:p text:style-name="P4">
照片：CEV</text:p>
      <text:p text:style-name="P4">
News Source: <text:a xlink:type="simple" xlink:href="https://www.ukrinform.ua/rubric-sports/3715062-ukraina-peremogla-ugorsinu-na-starti-zinocoi-zolotoi-evroligi-z-volejbolu.html" text:style-name="Internet_20_link" text:visited-style-name="Visited_20_Internet_20_Link">
https://www.ukrinform.ua/rubric-sports/3715062-ukraina-peremogla-ugorsinu-na-starti-zinocoi-zolotoi-evroligi-z-volejbolu.html</text:a>
</text:p>
      <!--NEWS-->
      <text:h text:style-name="P10" text:outline-level="1">
<text:span text:style-name="T4">
雷布罗夫正式宣布与主教练“ Al -in”职位脱离</text:span>
</text:h>
      <text:p text:style-name="P4">
作者: Ukrinform (Person)</text:p>
      <text:p text:style-name="P4">
出版商: Укринформ (Organization)</text:p>
      <text:p text:style-name="P4">
出版时间: 2023-05-27T22:23:58+03:00</text:p>
      <text:p text:style-name="P4">
修改时间: 2023-05-27T22:23:58+03:00</text:p>
      <text:p text:style-name="P4">
描述: Rebrov与Al-ain一起赢得了2个奖杯，两者都是上个赛季。  - 乌克林。</text:p>
      <text:p text:style-name="P4">
图片: ['<text:a xlink:type="simple" xlink:href="https://static.ukrinform.com/photos/2023_05/thumb_files/630_360_1685215297-563.jpg" text:style-name="Internet_20_link" text:visited-style-name="Visited_20_Internet_20_Link">
630_360_16852...</text:a>
']</text:p>
      <text:p text:style-name="P4">
标签: ['Футбол', 'Ребров', 'Збірна України']</text:p>
      <text:p text:style-name="P4">
类型: Article</text:p>
      <!--METADATA-->
      <text:p text:style-name="P4">
<draw:frame draw:style-name="fr1" draw:name="Image201" text:anchor-type="as-char" svg:width="6.9236in" svg:height="3.956343in" draw:z-index="0">
<draw:image xlink:href="../Images/yкринформ/2023-05-27T22-23-58-03-00/630_360_1685215297-563.jpg" xlink:type="simple" xlink:show="embed" xlink:actuate="onLoad" draw:mime-type="image/jpeg"/>
</draw:frame>
Rebrov与Al-ain一起赢得了2个奖杯，两者都是上个赛季。</text:p>
      <text:p text:style-name="P4">
Al-Yana主教练Sergey Rebrov宣布他要离开自己的职位，乌克兰专家<text:a xlink:type="simple" xlink:href="https://alainclub.ae/ar/" text:style-name="Internet_20_link" text:visited-style-name="Visited_20_Internet_20_Link">
报道</text:a>
据报道，阿联酋联赛杯杯的后手说，这是他的最后一场比赛。</text:p>
      <text:p text:style-name="P4">
“今天的比赛是我与al-ain的最后一场比赛。 我希望在Al-Yeni赢得阿联酋联赛杯的职业生涯。 我感谢俱乐部的工作人员感谢为球队提供两个赛季的塔夫布勒人。 我在这支出色的团队中度过了最后两年。 我们参加了冠军，我们已经为今天的比赛做准备。 这场比赛非常紧张，尽管我们的努力和进步，但阿勒姆就迷路了。”雷布罗夫说。</text:p>
      <text:p text:style-name="P4">
今天，5月27日，al-ain被阿联酋杯FC FC Al-Sharja所取代。</text:p>
      <text:p text:style-name="P4">
自2021年以来，Rebrov一直领导Al-ain。 在此期间，他在2021/22赛季赢得了阿联酋冠军和该国的杯赛。 他总共度过了主教练“ Al-Yana”的72场比赛，45场决斗赢得了9次，输球和18场。</text:p>
      <text:p text:style-name="P4">
Ribrov最有可能将领导乌克兰国家队。</text:p>
      <text:p text:style-name="P4">
<text:span text:style-name="T4">
另请阅读：</text:span>
 <text:a xlink:type="simple" xlink:href="https://www.ukrinform.ua/rubric-sports/3713250-uaf-predstavit-rebrova-30-travna-zmi.html" text:style-name="Internet_20_link" text:visited-style-name="Visited_20_Internet_20_Link">
UAF将提出5月30日 - 媒体</text:a>
据乌克林福姆报道，乌克兰国家队将于6月19日举行欧元-2024和6月19日的比赛，并将在6月12日举行OBLAST的控制会议。</text:p>
      <text:p text:style-name="P4">
照片：Twitter.com/alainfcae</text:p>
      <text:p text:style-name="P4">
News Source: <text:a xlink:type="simple" xlink:href="https://www.ukrinform.ua/rubric-sports/3715063-rebrov-oficijno-ogolosiv-pro-vidhid-z-posadi-golovnogo-trenera-alajna.html" text:style-name="Internet_20_link" text:visited-style-name="Visited_20_Internet_20_Link">
https://www.ukrinform.ua/rubric-sports/3715063-rebrov-oficijno-ogolosiv-pro-vidhid-z-posadi-golovnogo-trenera-alajna.html</text:a>
</text:p>
      <!--NEWS-->
      <text:h text:style-name="P10" text:outline-level="1">
<text:span text:style-name="T4">
俄罗斯人每天在Sumy地区开火18次</text:span>
</text:h>
      <text:p text:style-name="P4">
作者: Ukrinform (Person)</text:p>
      <text:p text:style-name="P4">
出版商: Укринформ (Organization)</text:p>
      <text:p text:style-name="P4">
出版时间: 2023-05-27T22:32:00+03:00</text:p>
      <text:p text:style-name="P4">
修改时间: 2023-05-27T22:32:00+03:00</text:p>
      <text:p text:style-name="P4">
描述: 在5月27日（星期六），俄罗斯军队犯下了18个苏米地区边境社区的炮击 - 总共记录了88起爆炸。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Вибух', 'Міномет', 'Війна з Росією', 'Артилерія']</text:p>
      <text:p text:style-name="P4">
类型: Article</text:p>
      <!--METADATA-->
      <text:p text:style-name="P4">
<draw:frame draw:style-name="fr1" draw:name="Image202" text:anchor-type="as-char" svg:width="6.9236in" svg:height="3.956343in" draw:z-index="0">
<draw:image xlink:href="../Images/yкринформ/2023-05-27T22-32-00-03-00/630_360_1574102935-316.jpg" xlink:type="simple" xlink:show="embed" xlink:actuate="onLoad" draw:mime-type="image/jpeg"/>
</draw:frame>
5月27日，俄罗斯军队对边境社区进行了18次炮击 - 总共记录了88次爆炸。</text:p>
      <text:p text:style-name="P4">
根据乌克林福姆(Ukrinform)，Sumy OVA在[Telegram]中报告(http://t.me/Sumy_news_ODA/16488)。</text:p>
      <text:p text:style-name="P4">
“白天，俄罗斯人进行了18次炮击。 记录了88次爆炸。Velikopisarevskaya，Yunakovskaya，Miropil，Khotinsk，Belopilsk，Krasnopil社区显示了 - 消息写着。</text:p>
      <text:p text:style-name="P4">
在更大的Positar社区的领土上，敌人从直升机上释放了六台雷达和两台迫击炮矿。</text:p>
      <text:p text:style-name="P4">
年轻的社区被俄罗斯人解雇了(三个爆炸)，砂浆炮击也在这里记录(12“到达”).</text:p>
      <text:p text:style-name="P4">
<text:span text:style-name="T4">
Читайте також:</text:span>
 <text:a xlink:type="simple" xlink:href="https://www.ukrinform.ua/rubric-regions/3714960-u-gluhovi-na-sumsini-vorozim-obstrilom-poskodzena-bagatopoverhivka.html" text:style-name="Internet_20_link" text:visited-style-name="Visited_20_Internet_20_Link">
 У Глухові на і ворожим обстрілом пошкодженабагатоповерхівка </text:a>
在Miropil社区中，侵略者击败了迫击炮(11爆炸).</text:p>
      <text:p text:style-name="P4">
Хотінська громада зазнала мінометного <text:a xlink:type="simple" xlink:href="https://www.ukrinform.ua/tag-obstril" text:style-name="Internet_20_link" text:visited-style-name="Visited_20_Internet_20_Link">
 обстрілу</text:a>
 (四次爆炸). Також ворог запустивНУРС із гелікоптера.</text:p>
      <text:p text:style-name="P4">
Білопільську громаду росіяни обстріляли з мінометів і артилерії (根据12和10刀片)此外，还开了15枪。</text:p>
      <text:p text:style-name="P4">
Krasnopil社区有来自迫击炮的五个“到达”。</text:p>
      <text:p text:style-name="P4">
根据初步的OVA数据，没有人员伤亡和破坏。</text:p>
      <text:p text:style-name="P4">
<text:span text:style-name="T4">
另请阅读：</text:span>
 <text:a xlink:type="simple" xlink:href="https://www.ukrinform.ua/rubric-regions/3714660-na-sumsini-vnaslidok-artobstrilu-poskodzenij-budinok-ditacoi-tvorcosti.html" text:style-name="Internet_20_link" text:visited-style-name="Visited_20_Internet_20_Link">
在炮击损坏的儿童创造之家的结果上</text:a>
正如乌克林福姆报道的，5月27日<text:a xlink:type="simple" xlink:href="http://www.ukrinform.ua/rubric-ato/3715022-rosiani-obstrilali-selo-na-cernigivsini-poskodzeni-zitlovi-budinki-j-lep.html" text:style-name="Internet_20_link" text:visited-style-name="Visited_20_Internet_20_Link">
俄罗斯军队在铁广场村开火</text:a>
Chernihiv地区的Novgorod -Siverskyi区损坏了住宅建筑物和线路 - 没有电力，就有超过一千多名消费者。</text:p>
      <text:p text:style-name="P4">
News Source: <text:a xlink:type="simple" xlink:href="https://www.ukrinform.ua/rubric-ato/3715065-rosiani-za-den-18-raziv-obstrilali-prikordonna-sumsini.html" text:style-name="Internet_20_link" text:visited-style-name="Visited_20_Internet_20_Link">
https://www.ukrinform.ua/rubric-ato/3715065-rosiani-za-den-18-raziv-obstrilali-prikordonna-sumsini.html</text:a>
</text:p>
      <!--NEWS-->
      <text:h text:style-name="P10" text:outline-level="1">
<text:span text:style-name="T4">
历史上第一次“卢顿”去了APL</text:span>
</text:h>
      <text:p text:style-name="P4">
作者: Ukrinform (Person)</text:p>
      <text:p text:style-name="P4">
出版商: Укринформ (Organization)</text:p>
      <text:p text:style-name="P4">
出版时间: 2023-05-27T22:33:18+03:00</text:p>
      <text:p text:style-name="P4">
修改时间: 2023-05-27T22:33:18+03:00</text:p>
      <text:p text:style-name="P4">
描述: 在卢顿的罚球系列中，他击败了盟约。  - 乌克林。</text:p>
      <text:p text:style-name="P4">
图片: ['<text:a xlink:type="simple" xlink:href="https://static.ukrinform.com/photos/2023_05/thumb_files/630_360_1685215744-571.png" text:style-name="Internet_20_link" text:visited-style-name="Visited_20_Internet_20_Link">
630_360_16852...</text:a>
']</text:p>
      <text:p text:style-name="P4">
标签: ['Футбол', 'АПЛ']</text:p>
      <text:p text:style-name="P4">
类型: Article</text:p>
      <!--METADATA-->
      <text:p text:style-name="P4">
<draw:frame draw:style-name="fr1" draw:name="Image203" text:anchor-type="as-char" svg:width="6.9236in" svg:height="3.956343in" draw:z-index="0">
<draw:image xlink:href="../Images/yкринформ/2023-05-27T22-33-18-03-00/630_360_1685215744-571.png" xlink:type="simple" xlink:show="embed" xlink:actuate="onLoad" draw:mime-type="image/png"/>
</draw:frame>
在卢顿系列中，他击败了盟约。</text:p>
      <text:p text:style-name="P4">
在季后赛冠军“卢顿”击败“考文垂”的最后一场比赛中 - (1：1(0：1)，5：6的罚球系列)但是他去了英超联赛，在乌克利福姆(Ukrinform)举行的英国英超联赛。</text:p>
      <text:p text:style-name="P4">
卢顿(Luton)是乔丹·克拉克(Jordan Clark)在比赛的第21届比赛中的进球之后，第一个在比赛中打开比分的人。 “考文垂”因中风而休息后踢球。 在会议结束时，没有一个球队能够为获胜者得分，而且额外的时间也发现了最强的时间。</text:p>
      <text:p text:style-name="P4">
在罚球系列中，卢顿球员更准确地打了拳-6：5。</text:p>
      <text:p text:style-name="P4">
历史上第一次，卢顿参加了英超联赛。 在冠军赛中，球队排名第三。 在季后赛的半决赛中，“卢顿”比“桑德兰”强，而“ Coventri”通过了“ Middlsbro”。</text:p>
      <text:p text:style-name="P4">
<text:span text:style-name="T4">
另请阅读：</text:span>
 <text:a xlink:type="simple" xlink:href="https://www.ukrinform.ua/rubric-sports/3711013-koventri-ta-luton-zigraut-u-finali-plejoff-za-vihid-do-apl.html" text:style-name="Internet_20_link" text:visited-style-name="Visited_20_Internet_20_Link">
“ Coventry”和“ Luto”将参加APL出口的季后赛决赛</text:a>
据乌克林福姆称，伯恩利和谢菲尔德联队直接来自冠军，直接来到英国总理利吉塔。</text:p>
      <text:p text:style-name="P4">
照片：盖蒂图像</text:p>
      <text:p text:style-name="P4">
News Source: <text:a xlink:type="simple" xlink:href="https://www.ukrinform.ua/rubric-sports/3715066-luton-vperse-v-istorii-vijsov-v-apl.html" text:style-name="Internet_20_link" text:visited-style-name="Visited_20_Internet_20_Link">
https://www.ukrinform.ua/rubric-sports/3715066-luton-vperse-v-istorii-vijsov-v-apl.html</text:a>
</text:p>
      <!--NEWS-->
      <text:h text:style-name="P10" text:outline-level="1">
<text:span text:style-name="T4">
坦迪尔的法官无权保释权被拘留</text:span>
</text:h>
      <text:p text:style-name="P4">
作者: Ukrinform (Person)</text:p>
      <text:p text:style-name="P4">
出版商: Укринформ (Organization)</text:p>
      <text:p text:style-name="P4">
出版时间: 2023-05-27T22:55:00+03:00</text:p>
      <text:p text:style-name="P4">
修改时间: 2023-05-27T22:55:00+03:00</text:p>
      <text:p text:style-name="P4">
描述: 在听证会上，Pechersk地方法院选择了一项限制，直到7月21日至7月21日，拘留了Makariv地方法院主管Alexei Tandir，而没有保释。  - 乌克林。</text:p>
      <text:p text:style-name="P4">
图片: ['<text:a xlink:type="simple" xlink:href="https://static.ukrinform.com/photos/2023_05/thumb_files/630_360_1685217512-297.jpg" text:style-name="Internet_20_link" text:visited-style-name="Visited_20_Internet_20_Link">
630_360_16852...</text:a>
']</text:p>
      <text:p text:style-name="P4">
标签: ['Арешт', 'ДТП', 'Суд']</text:p>
      <text:p text:style-name="P4">
类型: Article</text:p>
      <!--METADATA-->
      <text:p text:style-name="P4">
<draw:frame draw:style-name="fr1" draw:name="Image204" text:anchor-type="as-char" svg:width="6.9236in" svg:height="3.956343in" draw:z-index="0">
<draw:image xlink:href="../Images/yкринформ/2023-05-27T22-55-00-03-00/630_360_1685217512-297.jpg" xlink:type="simple" xlink:show="embed" xlink:actuate="onLoad" draw:mime-type="image/jpeg"/>
</draw:frame>
在听证会上，Pechersk地区法院为Makariv地区法院院长拘留了一项预防措施，直到7月21日，否则没有可能存款。</text:p>
      <text:p text:style-name="P4">
关于它报告<text:a xlink:type="simple" xlink:href="https://t.me/s/suspilnenews" text:style-name="Internet_20_link" text:visited-style-name="Visited_20_Internet_20_Link">
公共</text:a>
，报道乌克林福姆。</text:p>
      <text:p text:style-name="P4">
声明说：“法官阿列克谢·坦杜尔(Alexei Tandoor)涉嫌在酒精中毒状态下发生致命事故，导致国民警卫队死亡，限制法院 - 拘留法院，没有可能在7月21日之前被保释。”</text:p>
      <text:p text:style-name="P4">
如..所示](https://suspilne.media/amp/489238-suddi-tandiri-akij-zbiv-nasmert-nacgvardijca-obrali-zapobiznij-zahid/?fbclid=IwAR21xkK5AL6CxqMe1VpmVHAe5XB26pO8sYQkmuelrrv5Qt6svIM6MZy08_o)，检察官安东·沃坦科(Anton Voitenko)坚持选择预审拘留。 为了证明自己的立场，他强调了几项资金。 首先，据他说，嫌疑人已经到位<text:a xlink:type="simple" xlink:href="https://www.ukrinform.ua/tag-dtp" text:style-name="Internet_20_link" text:visited-style-name="Visited_20_Internet_20_Link">
事故</text:a>
有一种听不清的语言，目击者和酒精的气味。 其次，Tandoor汽车的速度更大，这是对汽车机械损坏所证明的。</text:p>
      <text:p text:style-name="P4">
<text:span text:style-name="T4">
另请阅读：</text:span>
 <text:a xlink:type="simple" xlink:href="https://www.ukrinform.ua/rubric-society/3715033-zapobiznij-zahid-suddi-tandiru-mozut-obrati-vze-sogodni-dbr.html" text:style-name="Internet_20_link" text:visited-style-name="Visited_20_Internet_20_Link">
今天可以选择法官的预防措施-DBR</text:a>
Voitenko还提请注意事故发生后嫌疑人的行为，以及由于最初拒绝Tandoor而花费了18个小时的事实。</text:p>
      <text:p text:style-name="P4">
正如乌克林福姆报道的那样，5月26日晚上，马卡里夫地方法院的负责人坦迪尔<text:a xlink:type="simple" xlink:href="http://www.ukrinform.ua/rubric-kyiv/3714354-na-odnomu-iz-stolicnih-blokpostiv-sudda-na-smert-zbiv-nacgvardijca.html#" text:style-name="Internet_20_link" text:visited-style-name="Visited_20_Internet_20_Link">
被撞死</text:a>
这位23岁的国民警卫队在首都的检查站上。他被执法人员拘留。</text:p>
      <text:p text:style-name="P4">
法官拒绝检查酒精和毒品的含量，但中毒的临床迹象。 法院授予强制选择生物样品的许可。</text:p>
      <text:p text:style-name="P4">
实际上发生事故<text:a xlink:type="simple" xlink:href="http://www.ukrinform.ua/rubric-kyiv/3714707-suddi-akij-na-smert-zbiv-nacgvardijca-ogolosili-pidozru.html" text:style-name="Internet_20_link" text:visited-style-name="Visited_20_Internet_20_Link">
已开始刑事诉讼</text:a>
在3小时的贤哲286-1(违反交通安全或运输运输的行动，这些人以中毒状态管理运输设施)乌克兰的刑法。马卡里夫地区法院的工作人员<text:a xlink:type="simple" xlink:href="http://www.ukrinform.ua/rubric-kyiv/3714487-u-makarivskomu-rajsudi-prokomentuvali-smertelnu-dtp-za-ucasti-golovi-sudu-tandira.html" text:style-name="Internet_20_link" text:visited-style-name="Visited_20_Internet_20_Link">
</text:a>
<text:a xlink:type="simple" xlink:href="http://www.ukrinform.ua/rubric-kyiv/3714487-u-makarivskomu-rajsudi-prokomentuvali-smertelnu-dtp-za-ucasti-golovi-sudu-tandira.html" text:style-name="Internet_20_link" text:visited-style-name="Visited_20_Internet_20_Link">
指出他没有证明法院总统的行动是合理的</text:a>
但是，对悲剧事件进行的完整和公正的调查是一项完整而公正的调查。</text:p>
      <text:p text:style-name="P4">
<text:span text:style-name="T5">
foto：public</text:span>
</text:p>
      <text:p text:style-name="P4">
News Source: <text:a xlink:type="simple" xlink:href="https://www.ukrinform.ua/rubric-society/3715069-suddu-tandira-vzali-pid-vartu-bez-prava-zastavi.html" text:style-name="Internet_20_link" text:visited-style-name="Visited_20_Internet_20_Link">
https://www.ukrinform.ua/rubric-society/3715069-suddu-tandira-vzali-pid-vartu-bez-prava-zastavi.html</text:a>
</text:p>
      <!--NEWS-->
      <text:h text:style-name="P10" text:outline-level="1">
<text:span text:style-name="T4">
Konoplyanka离开克拉科夫</text:span>
</text:h>
      <text:p text:style-name="P4">
作者: Ukrinform (Person)</text:p>
      <text:p text:style-name="P4">
出版商: Укринформ (Organization)</text:p>
      <text:p text:style-name="P4">
出版时间: 2023-05-27T23:13:00+03:00</text:p>
      <text:p text:style-name="P4">
修改时间: 2023-05-27T23:13:00+03:00</text:p>
      <text:p text:style-name="P4">
描述: 乌克兰成为自由球员。  - 乌克林。</text:p>
      <text:p text:style-name="P4">
图片: ['<text:a xlink:type="simple" xlink:href="https://static.ukrinform.com/photos/2023_05/thumb_files/630_360_1685218305-279.jpg" text:style-name="Internet_20_link" text:visited-style-name="Visited_20_Internet_20_Link">
630_360_16852...</text:a>
']</text:p>
      <text:p text:style-name="P4">
标签: ['Футбол', 'Коноплянка']</text:p>
      <text:p text:style-name="P4">
类型: Article</text:p>
      <!--METADATA-->
      <text:p text:style-name="P4">
<draw:frame draw:style-name="fr1" draw:name="Image205" text:anchor-type="as-char" svg:width="6.9236in" svg:height="3.956343in" draw:z-index="0">
<draw:image xlink:href="../Images/yкринформ/2023-05-27T23-13-00-03-00/630_360_1685218305-279.jpg" xlink:type="simple" xlink:show="embed" xlink:actuate="onLoad" draw:mime-type="image/jpeg"/>
</draw:frame>
乌克兰自由球员。</text:p>
      <text:p text:style-name="P4">
波兰足球俱乐部“克拉科维亚”正式<text:a xlink:type="simple" xlink:href="https://twitter.com/MKSCracoviaSSA/status/1662519912324296706" text:style-name="Internet_20_link" text:visited-style-name="Visited_20_Internet_20_Link">
宣布</text:a>
乌克林福姆报道，关于33岁的乌克兰Vineerevgen Konoplyanka的离开。</text:p>
      <text:p text:style-name="P4">
各方没有扩大合同，现在Konoplyanka已成为自由球员。</text:p>
      <text:p text:style-name="P4">
对于克拉科维亚来说，konoplyanka的表现为本赛季的1.5。 最初，他是Shakhtar的一支租用的波兰队，然后Eugene签署了完整的协议。</text:p>
      <text:p text:style-name="P4">
<text:span text:style-name="T4">
另请阅读：</text:span>
 <text:a xlink:type="simple" xlink:href="https://www.ukrinform.ua/rubric-sports/3703421-gol-konoplanki-vvratuvav-krakoviu-vid-porazki-u-matci-cempionatu-polsi.html" text:style-name="Internet_20_link" text:visited-style-name="Visited_20_Internet_20_Link">
在冠军比赛中失败的球门挤压“克拉科夫”</text:a>
在著名的乌克兰足球运动员38伊戈尔(Krakow)的资产中，他给了4个进球，并给了2个助手。</text:p>
      <text:p text:style-name="P4">
照片：twitter.com/mkscracoviassa</text:p>
      <text:p text:style-name="P4">
News Source: <text:a xlink:type="simple" xlink:href="https://www.ukrinform.ua/rubric-sports/3715071-konoplanka-pokinuv-krakoviu.html" text:style-name="Internet_20_link" text:visited-style-name="Visited_20_Internet_20_Link">
https://www.ukrinform.ua/rubric-sports/3715071-konoplanka-pokinuv-krakoviu.html</text:a>
</text:p>
      <!--NEWS-->
      <text:h text:style-name="P10" text:outline-level="1">
<text:span text:style-name="T4">
梅·马斯克（May Musk</text:span>
</text:h>
      <text:p text:style-name="P4">
作者: Ukrinform (Person)</text:p>
      <text:p text:style-name="P4">
出版商: Укринформ (Organization)</text:p>
      <text:p text:style-name="P4">
出版时间: 2023-05-27T23:16:00+03:00</text:p>
      <text:p text:style-name="P4">
修改时间: 2023-05-27T23:16:00+03:00</text:p>
      <text:p text:style-name="P4">
描述: 在戛纳电影节期间，授予了社交网络世界中最有影响力的人物。 在获奖者的“有影响力的奥斯卡奖”中，有梅·马斯克（May Musk），模特，母亲伊洛娜·面具（Mother Ilona Mask）收到。  - 乌克林。</text:p>
      <text:p text:style-name="P4">
图片: ['<text:a xlink:type="simple" xlink:href="https://static.ukrinform.com/photos/2023_05/thumb_files/630_360_1685188403-824.jpg" text:style-name="Internet_20_link" text:visited-style-name="Visited_20_Internet_20_Link">
630_360_16851...</text:a>
', '<text:a xlink:type="simple" xlink:href="https://static.ukrinform.com/photos/2023_05/1685188402-639.jpg" text:style-name="Internet_20_link" text:visited-style-name="Visited_20_Internet_20_Link">
1685188402-63...</text:a>
', '<text:a xlink:type="simple" xlink:href="https://static.ukrinform.com/photos/2023_05/1685188402-681.jpg" text:style-name="Internet_20_link" text:visited-style-name="Visited_20_Internet_20_Link">
1685188402-68...</text:a>
', '<text:a xlink:type="simple" xlink:href="https://static.ukrinform.com/photos/2023_05/1685188402-523.jpg" text:style-name="Internet_20_link" text:visited-style-name="Visited_20_Internet_20_Link">
1685188402-52...</text:a>
', '<text:a xlink:type="simple" xlink:href="https://static.ukrinform.com/photos/2023_05/1685188402-481.jpg" text:style-name="Internet_20_link" text:visited-style-name="Visited_20_Internet_20_Link">
1685188402-48...</text:a>
']</text:p>
      <text:p text:style-name="P4">
标签: ['Ілон Маск', 'Канни', 'Нагорода']</text:p>
      <text:p text:style-name="P4">
类型: Article</text:p>
      <!--METADATA-->
      <text:p text:style-name="P4">
<draw:frame draw:style-name="fr1" draw:name="Image207" text:anchor-type="as-char" svg:width="6.9236in" svg:height="3.956343in" draw:z-index="0">
<draw:image xlink:href="../Images/yкринформ/2023-05-27T23-16-00-03-00/630_360_1685188403-824.jpg" xlink:type="simple" xlink:show="embed" xlink:actuate="onLoad" draw:mime-type="image/jpeg"/>
</draw:frame>
在临时电影节期间，授予了社交网络最具影响力的个性。 在“流感者”的获奖者中，有Meimask，模特，母亲Ilon Mask。</text:p>
      <text:p text:style-name="P4">
WIBA奖的组织者的新闻服务。</text:p>
      <text:p text:style-name="P4">
“ 5月26日，年度世界有影响力的世界奥斯卡颁奖典礼是在戛纳电影节期间举行的 - 维巴奖。 他们指出了社交网络世界中最有影响力的员工。 Wiba奖的获奖者和客人中有May Musk模特，Ilon Mask的母亲。 最著名的艺术雕塑家Richard Orlinsky雕塑家； 歌手Sophie Alice-Bextor，盖头Halim Aden的第一个Svita Topmodel； 查理·卓别林(Charlie Chaplin Chaplin)的孙子。”</text:p>
      <text:p text:style-name="P4">
<draw:frame draw:style-name="fr1" draw:name="Image208" text:anchor-type="as-char" svg:width="6.9236in" svg:height="4.615733in" draw:z-index="0">
<draw:image xlink:href="../Images/yкринформ/2023-05-27T23-16-00-03-00/1685188402-639.jpg" xlink:type="simple" xlink:show="embed" xlink:actuate="onLoad" draw:mime-type="image/jpeg"/>
</draw:frame>
今年的仪式 - 已经是周年纪念日，已经是第五名。 Wiba Wiba奖WIBA协会汇集了大约600个意见，来自世界各地的5亿粉虱总数超过5亿。</text:p>
      <text:p text:style-name="P4">
该协会的董事长兼创始人，他创立了奥斯卡奖的有影响力者-Lviv Maria Grazhina Chaplin。 Gala-Termonia的主人成为美国基拉·索尔塔诺维奇(Kira Soltanovich)的流行狂欢。 基拉(Kira)出生于利沃夫(Lviv)，由乌桑·弗朗西斯科(Usan-Francisco)长大，作为摊位，女演员和作家的成功达到了巨大的声音。</text:p>
      <text:p text:style-name="P4">
<draw:frame draw:style-name="fr1" draw:name="Image209" text:anchor-type="as-char" svg:width="6.9236in" svg:height="4.615733in" draw:z-index="0">
<draw:image xlink:href="../Images/yкринформ/2023-05-27T23-16-00-03-00/1685188402-681.jpg" xlink:type="simple" xlink:show="embed" xlink:actuate="onLoad" draw:mime-type="image/jpeg"/>
</draw:frame>
Volodymyr Zelensky的Expresskretic Yulia Mendel在WIBA奖上向有影响力的人致辞，并启动了Save Ukraine NGO基金。</text:p>
      <text:p text:style-name="P4">
<draw:frame draw:style-name="fr1" draw:name="Image210" text:anchor-type="as-char" svg:width="6.9236in" svg:height="4.615733in" draw:z-index="0">
<draw:image xlink:href="../Images/yкринформ/2023-05-27T23-16-00-03-00/1685188402-523.jpg" xlink:type="simple" xlink:show="embed" xlink:actuate="onLoad" draw:mime-type="image/jpeg"/>
</draw:frame>
组织者指出，乌克兰传票对樱桃木尤为重要。 在WIBA奖项中，定期持有股票以支持该国。 去年，在授予期间，资金被筹集了，以帮助受战争影响的儿童。 贾马尔(Jamal)歌手，库克·耶夫根(Cook Yevgeny Klopotenko)，萨莎·奇沙(Sasha Chisha)和安娜·安德烈斯(Anna Andres)获得了WIBA奖。</text:p>
      <text:p text:style-name="P4">
<draw:frame draw:style-name="fr1" draw:name="Image211" text:anchor-type="as-char" svg:width="6.9236in" svg:height="4.615733in" draw:z-index="0">
<draw:image xlink:href="../Images/yкринформ/2023-05-27T23-16-00-03-00/1685188402-481.jpg" xlink:type="simple" xlink:show="embed" xlink:actuate="onLoad" draw:mime-type="image/jpeg"/>
</draw:frame>
正如乌克林福姆(Ukrinform(https://www.ukrinform.ua/rubric-society/3453079-harkivskogo-kotablogera-stepana-nominuvali-na-svitovu-premiu-blogeriv.html)，获得世界影响者和博客作者的提名，2022年。  照片：盖蒂图像</text:p>
      <text:p text:style-name="P4">
News Source: <text:a xlink:type="simple" xlink:href="https://www.ukrinform.ua/rubric-world/3714949-mej-mask-nagorodili-v-kannah-oskarom-dla-influenseriv.html" text:style-name="Internet_20_link" text:visited-style-name="Visited_20_Internet_20_Link">
https://www.ukrinform.ua/rubric-world/3714949-mej-mask-nagorodili-v-kannah-oskarom-dla-influenseriv.html</text:a>
</text:p>
      <!--NEWS-->
      <text:h text:style-name="P10" text:outline-level="1">
<text:span text:style-name="T4">
Bohun Morival Lyceum Morival Lyceum已发行了近300名学员</text:span>
</text:h>
      <text:p text:style-name="P4">
作者: Ukrinform (Person)</text:p>
      <text:p text:style-name="P4">
出版商: Укринформ (Organization)</text:p>
      <text:p text:style-name="P4">
出版时间: 2023-05-27T23:38:00+03:00</text:p>
      <text:p text:style-name="P4">
修改时间: 2023-05-27T23:38:00+03:00</text:p>
      <text:p text:style-name="P4">
描述: 299名学员在伊万·博恩（Ivan Bohun）军事lyceum释放，其中包括25名女孩。  - 乌克林。</text:p>
      <text:p text:style-name="P4">
图片: ['<text:a xlink:type="simple" xlink:href="https://static.ukrinform.com/photos/2023_05/thumb_files/630_360_1685219670-342.jpg" text:style-name="Internet_20_link" text:visited-style-name="Visited_20_Internet_20_Link">
630_360_16852...</text:a>
']</text:p>
      <text:p text:style-name="P4">
标签: ['Гордійчук', 'Військові', 'Київ', 'Курсант']</text:p>
      <text:p text:style-name="P4">
类型: Article</text:p>
      <!--METADATA-->
      <text:p text:style-name="P4">
<draw:frame draw:style-name="fr1" draw:name="Image212" text:anchor-type="as-char" svg:width="6.9236in" svg:height="3.956343in" draw:z-index="0">
<draw:image xlink:href="../Images/yкринформ/2023-05-27T23-38-00-03-00/630_360_1685219670-342.jpg" xlink:type="simple" xlink:show="embed" xlink:actuate="onLoad" draw:mime-type="image/jpeg"/>
</draw:frame>
Ivan Bohun Ukiiv军事Lyceum被释放299，其中包括25名女孩。</text:p>
      <text:p text:style-name="P4">
乌克林福姆(Ukrinform)表示，基辅城军事管理局在<text:a xlink:type="simple" xlink:href="https://www.facebook.com/kyivmva/" text:style-name="Internet_20_link" text:visited-style-name="Visited_20_Internet_20_Link">
Facebook</text:a>
。</text:p>
      <text:p text:style-name="P4">
值得注意的是，大多数毕业生将继续他们在军事大学的训练，将成为军官，并创建新一代的乌克兰武装部队。</text:p>
      <text:p text:style-name="P4">
毕业庆典是由乌克兰少将伊戈尔·戈尼库克(Igor Gorniychuk)英雄Lyceum的负责人开幕的。 介绍性的演讲是由KMVA的负责人Sergey Popko上校发表的。</text:p>
      <text:p text:style-name="P4">
“对我来说，在这些墙上是一个荣幸。 因为这是我的母校。 正好45年前，我现在也是这个机构的毕业生。 基辅的生存的任何时候都是一所荣誉和英勇。 Lyceum是由乌克兰英雄的毕业生的名字写成的-Andriy Kizilo，Alexander Kukurba等。 基辅他的军事行为igor gorniychuk的负责人是乌克兰战士的顽强性和勇气的一个例子。 正如他所说，Lyceum必须遇到现代挑战，生产说英语的专家Bandera，Cossack-Characterists，Sports的大师，以破坏敌人。 一定要感谢您的老师将您的灵魂纳入您的学习中。” KMVA负责人说。</text:p>
      <text:p text:style-name="P4">
<text:span text:style-name="T4">
另请阅读：</text:span>
 <text:a xlink:type="simple" xlink:href="https://www.ukrinform.ua/rubric-society/3694873-zelenskij-privitav-vipusknikiv-sistemi-mvs.html" text:style-name="Internet_20_link" text:visited-style-name="Visited_20_Internet_20_Link">
Zelensky祝贺内政部</text:a>
波普科感谢学员的事实，即在战争期间，他们选择了一种困难但波的方式<text:a xlink:type="simple" xlink:href="https://www.ukrinform.ua/tag-vijskovi" text:style-name="Internet_20_link" text:visited-style-name="Visited_20_Internet_20_Link">
军事</text:a>
。</text:p>
      <text:p text:style-name="P4">
“您是Ivan Bohun，Peter Sahaidachny和Stepan Bandera的后代。 您创造了乌克兰武装部队的历史。 我们国家的未来取决于您!胜利后，我们在乌克兰带来了和平!</text:p>
      <text:p text:style-name="P4">
正如乌克林福姆(Ukrinform(http://www.ukrinform.ua/rubric-society/3698489-u-suhoputnih-vijskah-zsu-nalicuetsa-majze-38-tisaci-zinokoficeriv.html)，其中许多人担任公共职位。</text:p>
      <text:p text:style-name="P4">
News Source: <text:a xlink:type="simple" xlink:href="https://www.ukrinform.ua/rubric-kyiv/3715073-kiivskij-vijskovij-licej-imeni-boguna-vipustiv-majze-300-kadetiv.html" text:style-name="Internet_20_link" text:visited-style-name="Visited_20_Internet_20_Link">
https://www.ukrinform.ua/rubric-kyiv/3715073-kiivskij-vijskovij-licej-imeni-boguna-vipustiv-majze-300-kadetiv.html</text:a>
</text:p>
      <!--NEWS-->
      <text:h text:style-name="P10" text:outline-level="1">
<text:span text:style-name="T4">
敌人炮击Gulyaypol后，救援人员从一个人的废墟中撤出</text:span>
</text:h>
      <text:p text:style-name="P4">
作者: Ukrinform (Person)</text:p>
      <text:p text:style-name="P4">
出版商: Укринформ (Organization)</text:p>
      <text:p text:style-name="P4">
出版时间: 2023-05-27T23:58:00+03:00</text:p>
      <text:p text:style-name="P4">
修改时间: 2023-05-27T23:58:00+03:00</text:p>
      <text:p text:style-name="P4">
描述: 在Zaporizhhya地区的Gulyaypol，再次遭受了敌意的炮击，救援人员被撤出了一个男人的废墟 - 他被送往医院。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Обстріл', 'Запоріжжя', 'Війна з Росією']</text:p>
      <text:p text:style-name="P4">
类型: Article</text:p>
      <!--METADATA-->
      <text:p text:style-name="P4">
<draw:frame draw:style-name="fr1" draw:name="Image213" text:anchor-type="as-char" svg:width="6.9236in" svg:height="3.956343in" draw:z-index="0">
<draw:image xlink:href="../Images/yкринформ/2023-05-27T23-58-00-03-00/630_360_1654768443-794.jpg" xlink:type="simple" xlink:show="embed" xlink:actuate="onLoad" draw:mime-type="image/jpeg"/>
</draw:frame>
Zaporizhzhya地区的Uguliayayaypoli再次遭受了敌对的炮击，救援人员从一个男人的废墟中撤出 - 他被送往医院。</text:p>
      <text:p text:style-name="P4">
关于<text:a xlink:type="simple" xlink:href="https://t.me/zoda_gov_ua/19059" text:style-name="Internet_20_link" text:visited-style-name="Visited_20_Internet_20_Link">
电报</text:a>
乌克林福姆报道，尤里·马拉什科(Yuriy Malashko)，尤里·马拉什科(Yuriy Malashko)报道。</text:p>
      <text:p text:style-name="P4">
他说：“敌人再次袭击了这座坚不可摧的城市。一个39岁的男人在自己家的废墟下。专家迅速将受害者的tades拖到医疗机构中。”</text:p>
      <text:p text:style-name="P4">
<text:span text:style-name="T4">
另请阅读：</text:span>
 <text:a xlink:type="simple" xlink:href="https://www.ukrinform.ua/rubric-ato/3715047-rosiani-zavdali-se-cotiri-udari-po-prikordonnu-cernigivsini.html" text:style-name="Internet_20_link" text:visited-style-name="Visited_20_Internet_20_Link">
俄罗斯人在切尔尼希夫地区的边界又进行了四次跳动</text:a>
正如乌克林福姆报道的<text:a xlink:type="simple" xlink:href="https://www.ukrinform.ua/rubric-ato/3715006-vorog-obstrilav-stepnogirsk-na-zaporizzi-dvoe-poranenih.html" text:style-name="Internet_20_link" text:visited-style-name="Visited_20_Internet_20_Link">
俄罗斯入侵者在Stepnogorskzapozhye地区开火</text:a>
，伤口遭受平民的痛苦，其中之一处于严重状态。</text:p>
      <text:p text:style-name="P4">
照片：Yuri Malashko，电报</text:p>
      <text:p text:style-name="P4">
News Source: <text:a xlink:type="simple" xlink:href="https://www.ukrinform.ua/rubric-ato/3715054-pisla-vorozih-obstriliv-gulajpola-ratuvalniki-vitagli-zpid-zavaliv-colovika.html" text:style-name="Internet_20_link" text:visited-style-name="Visited_20_Internet_20_Link">
https://www.ukrinform.ua/rubric-ato/3715054-pisla-vorozih-obstriliv-gulajpola-ratuvalniki-vitagli-zpid-zavaliv-colovika.html</text:a>
</text:p>
      <!--NEWS-->
      <text:h text:style-name="P10" text:outline-level="1">
<text:span text:style-name="T4">
与2月一样，我们的后卫阻止了俄罗斯伞兵在虫区的袭击</text:span>
</text:h>
      <text:p text:style-name="P4">
作者: ['АРМІЯINFORM']</text:p>
      <text:p text:style-name="P4">
时间: 2023-05-27T50:00:00-04:00</text:p>
      <text:p text:style-name="P4">
描述: 关于乌克兰ZS的负责人TSE ROSPOVYDA，他自己从Facebook上使用Storiznz的ZS负责人：“战争...与乌克兰2022年的战争，与乌克兰的战争是今天的最新消息，今天与乌克兰的新闻战2022是今天的最后一场，将是今天的最后一场新闻，威尔乌克兰与俄罗斯之间发生战争，当与2022年的战争时，乌克兰会在不久的将来与乌克兰发生战争，他们说，与乌克兰的战争，今天的乌克兰新闻，乌克兰的新闻，乌克兰的新闻俄罗斯的媒体</text:p>
      <text:p text:style-name="P4">
图片: []</text:p>
      <text:p text:style-name="P4">
标签: ['STOPRUSSIA', 'АГРЕСІЯ РФ']</text:p>
      <text:p text:style-name="P4">
类别: News</text:p>
      <!--METADATA-->
      <text:p text:style-name="P4">
关于它<text:a xlink:type="simple" xlink:href="https://www.facebook.com/CinCAFU/videos/479792854332204/" text:style-name="Internet_20_link" text:visited-style-name="Visited_20_Internet_20_Link">
告诉</text:a>
乌克兰武装部队在其Facebook页面上的指挥官 - 主持人：</text:p>
      <text:p text:style-name="P4">
“ 2023年2月，在敌人的进攻企图中，第52个Skole步枪营的军人阻止了俄罗斯女士在煤炭中的精英部队的袭击。 “当时，有16件设备：12个坦克和4个BMP来自敌人的一边，”  - 一个营回忆道。 “由于职位的初步准备，改变了战斗人员的tassoordaption，敌人遭受了损失，被迫逃离。”</text:p>
      <text:p text:style-name="P4">
该部队配备了志愿者，他们在心脏的呼唤中拿起武器，以将敌人从我们的地球上驱逐出境。 这种动机为斗争提供了斗争：“对指挥官和兄弟的信心 - 成功和胜利的关键!”。</text:p>
      <text:p text:style-name="P4">
News Source: <text:a xlink:type="simple" xlink:href="https://armyinform.com.ua/2023/05/27/yak-u-lyutomu-nashi-zahysnyky-zupynyly-ataku-rosijskyh-desantnykiv-u-rajoni-vugledaru/" text:style-name="Internet_20_link" text:visited-style-name="Visited_20_Internet_20_Link">
https://armyinform.com.ua/2023/05/27/yak-u-lyutomu-nashi-zahysnyky-zupynyly-ataku-rosijskyh-desantnykiv-u-rajoni-vugledaru/</text:a>
</text:p>
      <!--NEWS-->
      <text:h text:style-name="P10" text:outline-level="1">
<text:span text:style-name="T4">
乌克兰犹太教徒在大奖赛上奥地利2023年锦标赛的第一天赢得了三枚奖牌</text:span>
</text:h>
      <text:p text:style-name="P4">
作者: ['АРМІЯINFORM']</text:p>
      <text:p text:style-name="P4">
时间: 2023-05-27T51:00:00-04:00</text:p>
      <text:p text:style-name="P4">
描述: 在P'TTAL上最大60公斤的Vagi类别中，我们的运动员的笔触被缝制了：...与乌克兰2022年的战争，与乌克兰与乌克兰的最新消息，今天与乌克兰的新闻战争，乌克兰2022年上次与乌克兰进行战争，乌克兰将在乌克兰之间发动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3/05/349522022_1029911938004458_3529162677291558509_n.jpg" text:style-name="Internet_20_link" text:visited-style-name="Visited_20_Internet_20_Link">
349522022_1029911938004458_3529162677291558509_n.jpg</text:a>
']</text:p>
      <text:p text:style-name="P4">
标签: ['STOPRUSSIA', 'АГРЕСІЯ РФ']</text:p>
      <text:p text:style-name="P4">
类别: News</text:p>
      <!--METADATA-->
      <text:p text:style-name="P4">
<draw:frame draw:style-name="fr1" draw:name="Image215" text:anchor-type="as-char" svg:width="6.9236in" svg:height="5.923524in" draw:z-index="0">
<draw:image xlink:href="../Images/AРМІЯINFORM/2023-05-27T51-00-00-04-00/349522022_1029911938004458_3529162677291558509_n.jpg" xlink:type="simple" xlink:show="embed" xlink:actuate="onLoad" draw:mime-type="image/jpeg"/>
</draw:frame>
在高达60公斤重的体重类别中，我们的两个出口升至荣誉基座：迪尔塔·哈尔马托夫(Dilta Khalmatov)成为银牌获得者，而Artem Lesiuk赢得了铜牌。 Artem Lesiuk在青铜决赛中赢得了Nazira Taliba的差距。</text:p>
      <text:p text:style-name="P4">
达里亚·比洛迪德(Darya Bilodid)在重量类别中获得了高达57公斤的铜牌。 在青铜素中，两届世界冠军和金色滑雪奥林匹克运动会的铜牌获得者赢得了塞尔维亚的马里茨·佩斯希奇。</text:p>
      <text:p text:style-name="P4">
祝贺奖牌获得者及其教练，我们希望在奥地利的国家队中获得新的胜利!</text:p>
      <text:p text:style-name="P4">
资料来源：<text:a xlink:type="simple" xlink:href="https://www.facebook.com/minmolodsport" text:style-name="Internet_20_link" text:visited-style-name="Visited_20_Internet_20_Link">
乌克兰青年和体育部</text:a>
</text:p>
      <text:p text:style-name="P4">
News Source: <text:a xlink:type="simple" xlink:href="https://armyinform.com.ua/2023/05/27/ukrayinski-dzyudoyisty-zdobuly-try-medali-u-pershyj-zmagalnyj-den-turniru-grand-prix-upper-austria-2023/" text:style-name="Internet_20_link" text:visited-style-name="Visited_20_Internet_20_Link">
https://armyinform.com.ua/2023/05/27/ukrayinski-dzyudoyisty-zdobuly-try-medali-u-pershyj-zmagalnyj-den-turniru-grand-prix-upper-austria-2023/</text:a>
</text:p>
      <!--NEWS-->
      <text:h text:style-name="P10" text:outline-level="1">
<text:span text:style-name="T4">
在北约议会议会会议上，他们考虑了协调购买和物流的好处</text:span>
</text:h>
      <text:p text:style-name="P4">
作者: ['АРМІЯINFORM']</text:p>
      <text:p text:style-name="P4">
时间: 2023-05-27T52:00:00-04:00</text:p>
      <text:p text:style-name="P4">
描述: 在非震动的春季塞特（Spring Sede）中，北约与卢森堡·布洛·皮尔扎（Luxembourzi Bulo Pirzhah）的议会宣告无聊...与乌克兰2022年的战争，与乌克兰的战争是今天的最新消息，今天与乌克兰2022年的新闻是今天的最后一个新闻。乌克兰和俄罗斯之间以及乌克兰在2022年与乌克兰的战争是否会发生战争，乌克兰新闻在乌克兰媒体的俄罗斯人</text:p>
      <text:p text:style-name="P4">
图片: ['<text:a xlink:type="simple" xlink:href="https://armyinform.com.ua/wp-content/uploads/2023/05/photo_2023-05-26_14-40-58.jpg" text:style-name="Internet_20_link" text:visited-style-name="Visited_20_Internet_20_Link">
photo_2023-05-26_14-40-58.jpg</text:a>
']</text:p>
      <text:p text:style-name="P4">
标签: ['STOPRUSSIA', 'НАТО']</text:p>
      <text:p text:style-name="P4">
类别: News</text:p>
      <!--METADATA-->
      <text:p text:style-name="P4">
<draw:frame draw:style-name="fr1" draw:name="Image216" text:anchor-type="as-char" svg:width="6.9236in" svg:height="4.615733in" draw:z-index="0">
<draw:image xlink:href="../Images/AРМІЯINFORM/2023-05-27T52-00-00-04-00/photo_2023-05-26_14-40-58.jpg" xlink:type="simple" xlink:show="embed" xlink:actuate="onLoad" draw:mime-type="image/jpeg"/>
</draw:frame>
卢森堡北约议会议会最近举行的春季会议强调了协调采购和物流的重要性和好处，该会议能够迅速应对新的安全挑战，并通过合作和协同作用迅速准备就绪。</text:p>
      <text:p text:style-name="P4">
在国家面临基于过时的平台恢复国防工业能力的紧急和困难要求的时候，欧洲俄罗斯 - 乌克兰战争不仅提高了联盟的决心，不仅很快而且共同共同。 根据BreakingDefense的说法，这进一步强调了需要协调跨国公司的必要性。 通过现代化，创新，最重要的是，在组织跨国采购以及集体后勤支持的组织中增强军事能力至关重要。</text:p>
      <text:p text:style-name="P4">
资源和经验的结合使您可以优化国防国家的成本，提高效率，并最终增强北约缩短和国防的能力。</text:p>
      <text:p text:style-name="P4">
作为与经过验证的支持机制有关的这种方法的一个积极例子，有一些跨国协议在两个或多个北约国家的倡议中建立的跨国协议，他们希望组织定期的采购，支持和维护。</text:p>
      <text:p text:style-name="P4">
打破防御会带来协调方法的好处 - 这是使用量表效应的机会。 毕竟，合并和进行集体投资，可以降低成本并获得更高的价格和质量比率。 它还避免了客户之间稀缺工业资源之间的竞争。</text:p>
      <text:p text:style-name="P4">
其次，Breaking Defence写道，来自北约不同国家的科学家的共同工作是促进技术创新的绝佳机会。 它还使您能够有效地结合智力资本，鼓励知识交流并保持技术成就的影响。 这在新代理商(例如网络，混合战争，自主权和人工智能)的背景下尤其重要。此外，上一届北约议会议会已成为意识到跨国采购和物流联盟联盟的重要平台，尤其是在讨论有关联盟安全决定的流苏的背景下。</text:p>
      <text:p text:style-name="P4">
<text:span text:style-name="T5">
准备好的Valery Gastynshchikov</text:span>
</text:p>
      <text:p text:style-name="P4">
News Source: <text:a xlink:type="simple" xlink:href="https://armyinform.com.ua/2023/05/27/na-sesiyi-parlamentskij-asambleyi-nato-rozglyanuly-perevagy-skoordynovanyh-zakupivel-i-logistyky/" text:style-name="Internet_20_link" text:visited-style-name="Visited_20_Internet_20_Link">
https://armyinform.com.ua/2023/05/27/na-sesiyi-parlamentskij-asambleyi-nato-rozglyanuly-perevagy-skoordynovanyh-zakupivel-i-logistyky/</text:a>
</text:p>
      <!--NEWS-->
      <text:h text:style-name="P10" text:outline-level="1">
<text:span text:style-name="T4">
军事俄罗斯联邦要求父母由于缺乏安全性而汇款 - 古尔的拦截</text:span>
</text:h>
      <text:p text:style-name="P4">
作者: ['АРМІЯINFORM']</text:p>
      <text:p text:style-name="P4">
时间: 2023-05-27T53:00:00-04:00</text:p>
      <text:p text:style-name="P4">
描述: Golovna由乌克兰国防部Oprilyudni Opriloholnnya的Rosveski管理...与乌克兰2022年的战争，与乌克兰的最新新闻，与乌克兰的新闻，与乌克兰的新闻进行战争，今天与乌克兰2022年的新闻战争，乌克兰和俄罗斯和俄罗斯之间以及乌克兰和俄罗斯之间的战争将会发生。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09/gur-perehoplennya.jpg" text:style-name="Internet_20_link" text:visited-style-name="Visited_20_Internet_20_Link">
gur-perehoplennya.jpg</text:a>
']</text:p>
      <text:p text:style-name="P4">
标签: ['STOPRUSSIA', 'АГРЕСІЯ РФ', 'ВТОРГНЕННЯ РФ', 'ГУР МОУ']</text:p>
      <text:p text:style-name="P4">
类别: News</text:p>
      <!--METADATA-->
      <text:p text:style-name="P4">
<draw:frame draw:style-name="fr1" draw:name="Image217" text:anchor-type="as-char" svg:width="6.9236in" svg:height="4.615733in" draw:z-index="0">
<draw:image xlink:href="../Images/AРМІЯINFORM/2023-05-27T53-00-00-04-00/gur-perehoplennya.jpg" xlink:type="simple" xlink:show="embed" xlink:actuate="onLoad" draw:mime-type="image/jpeg"/>
</draw:frame>
说明性照片</text:p>
      <text:p text:style-name="P4">
乌克兰国防部情报局主要局<text:a xlink:type="simple" xlink:href="https://t.me/DIUkraine" text:style-name="Internet_20_link" text:visited-style-name="Visited_20_Internet_20_Link">
公开</text:a>
累加器要求父母由于缺乏安全性而要求父母汇款的新对话拦截。</text:p>
      <text:p text:style-name="P4">
<text:span text:style-name="T5">
“它是从一个Mina到达头的”； </text:span>
“没有香烟，没有香烟，它们不会倒，路是5。”</text:p>
      <text:p text:style-name="P4">
对于针对乌克兰的每项军事犯罪，都会有公平的付款。</text:p>
      <text:p text:style-name="P4">
News Source: <text:a xlink:type="simple" xlink:href="https://armyinform.com.ua/2023/05/27/vijskovyj-rf-prosyt-batkiv-vyslaty-groshi-cherez-vidsutnist-zabezpechennya-perehoplennya-gur/" text:style-name="Internet_20_link" text:visited-style-name="Visited_20_Internet_20_Link">
https://armyinform.com.ua/2023/05/27/vijskovyj-rf-prosyt-batkiv-vyslaty-groshi-cherez-vidsutnist-zabezpechennya-perehoplennya-gur/</text:a>
</text:p>
      <!--NEWS-->
      <text:h text:style-name="P10" text:outline-level="1">
<text:span text:style-name="T4">
尽管大规模入侵，但其他两个医疗机构将是器官移植</text:span>
</text:h>
      <text:p text:style-name="P4">
作者: ['АРМІЯINFORM']</text:p>
      <text:p text:style-name="P4">
时间: 2023-05-27T54:00:00-04:00</text:p>
      <text:p text:style-name="P4">
描述: 在赞扬Vidpov的生产之后，将其交给了Pereslik：KNP：“神圣的Likarna ...与乌克兰2022年的战争，与乌克兰的最新新闻，今天与乌克兰2022年的新闻战争，今天，威尔，威尔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5/5f8707823a1e9.image-1-1024x683-1.jpg" text:style-name="Internet_20_link" text:visited-style-name="Visited_20_Internet_20_Link">
5f8707823a1e9.image-1-1024x683-1.jpg</text:a>
']</text:p>
      <text:p text:style-name="P4">
标签: ['STOPRUSSIA', 'АГРЕСІЯ РФ']</text:p>
      <text:p text:style-name="P4">
类别: News</text:p>
      <!--METADATA-->
      <text:p text:style-name="P4">
<draw:frame draw:style-name="fr1" draw:name="Image218" text:anchor-type="as-char" svg:width="6.9236in" svg:height="4.617987in" draw:z-index="0">
<draw:image xlink:href="../Images/AРМІЯINFORM/2023-05-27T54-00-00-04-00/5f8707823a1e9.image-1-1024x683-1.jpg" xlink:type="simple" xlink:show="embed" xlink:actuate="onLoad" draw:mime-type="image/jpeg"/>
</draw:frame>
政府已批准了相关决议，并将其添加到列表中：</text:p>
      <ul>
        <li>
Sumy City Council的Transcarpathia的KNP“圣马丁医院” * KNP“中央城市临床医院”。</li>
      </ul>
      <text:p text:style-name="P4">
扩大可以进行全面战争和无法使用医疗航空的医疗机构清单，这是该国的移植系统正在积极发展的主要信号。</text:p>
      <text:p text:style-name="P4">
说到数字，2022年，医生比器官花费了22％以上(384个移植)比2021年(313个移植).А від початку 2023 року до кінця травня проведено вже понад 53% від загальногообсягу трансплантацій, що відбулися у 2022 році.</text:p>
      <text:p text:style-name="P4">
Ухвалена постанова уряду також передбачає, що невдовзі (从2024年1月1日起)移植操作将支付<text:a xlink:type="simple" xlink:href="https://www.facebook.com/nszu.ukr" text:style-name="Internet_20_link" text:visited-style-name="Visited_20_Internet_20_Link">
乌克兰的NSAU国家卫生局</text:a>
在医疗保证计划的框架内。 应该提醒的是，今天，乌克兰的所有业务均由卫生部在试点项目的框架内支付，以改变对器官移植和其他解剖材料的运营治疗的财政支持机制。</text:p>
      <text:p text:style-name="P4">
资料来源：<text:a xlink:type="simple" xlink:href="https://www.facebook.com/moz.ukr/posts/pfbid029e6y8ULcAkNPw6VB6Chq4CxPbgQv3GpcdjgckseSLhwviwSSUtGj9TUq6Cq8E7dal" text:style-name="Internet_20_link" text:visited-style-name="Visited_20_Internet_20_Link">
乌克兰卫生部</text:a>
</text:p>
      <text:p text:style-name="P4">
News Source: <text:a xlink:type="simple" xlink:href="https://armyinform.com.ua/2023/05/27/shhe-u-dvoh-medzakladah-ukrayiny-budut-provodyty-transplantacziyu-organiv/" text:style-name="Internet_20_link" text:visited-style-name="Visited_20_Internet_20_Link">
https://armyinform.com.ua/2023/05/27/shhe-u-dvoh-medzakladah-ukrayiny-budut-provodyty-transplantacziyu-organiv/</text:a>
</text:p>
      <!--NEWS-->
      <text:h text:style-name="P10" text:outline-level="1">
<text:span text:style-name="T4">
由于ATO/OOS，已批准了为残疾人支付补偿的补贴程序</text:span>
</text:h>
      <text:p text:style-name="P4">
作者: ['АРМІЯINFORM']</text:p>
      <text:p text:style-name="P4">
时间: 2023-05-27T55:00:00-04:00</text:p>
      <text:p text:style-name="P4">
描述: 该支队将订单变成了杂货补偿剧《特种部队的耐力》的玫瑰色的命令...与乌克兰2022年的战争，与乌克兰的战争是今天的最新消息，这是今天与乌克兰2022年的新闻战争。 ，乌克兰和俄罗斯之间以及2022年与乌克兰的战争在2022年与乌克兰的战争时是否会发生战争今天的乌克兰新闻，乌克兰新闻在乌克兰媒体上的新闻</text:p>
      <text:p text:style-name="P4">
图片: ['<text:a xlink:type="simple" xlink:href="https://armyinform.com.ua/wp-content/uploads/2019/11/invalid.jpg" text:style-name="Internet_20_link" text:visited-style-name="Visited_20_Internet_20_Link">
invalid.jpg</text:a>
']</text:p>
      <text:p text:style-name="P4">
标签: ['STOPRUSSIA', 'АГРЕСІЯ РФ']</text:p>
      <text:p text:style-name="P4">
类别: News</text:p>
      <!--METADATA-->
      <text:p text:style-name="P4">
<draw:frame draw:style-name="fr1" draw:name="Image219" text:anchor-type="as-char" svg:width="6.9236in" svg:height="2.734822in" draw:z-index="0">
<draw:image xlink:href="../Images/AРМІЯINFORM/2023-05-27T55-00-00-04-00/invalid.jpg" xlink:type="simple" xlink:show="embed" xlink:actuate="onLoad" draw:mime-type="image/jpeg"/>
</draw:frame>
说明性照片</text:p>
      <text:p text:style-name="P4">
政府批准了根据ATO/OOS及其死者家属的I-I-II组赔偿货币赔偿的补贴的程序(死亡)乌克兰的捍卫者和捍卫者。</text:p>
      <text:p text:style-name="P4">
关于它<text:a xlink:type="simple" xlink:href="https://www.kmu.gov.ua/news/uriad-zatverdyv-poriadok-rozpodilu-subventsii-na-vyplatu-hroshovoi-kompensatsii-osobam-z-invalidnistiu-i-ii-hrupy-vnaslidok-atooos-ta-chlenam-simei-zahyblykh-pomerlykh-zakhysnykiv-i-zakhysnyts-ukrainy" text:style-name="Internet_20_link" text:visited-style-name="Visited_20_Internet_20_Link">
报告</text:a>
政府门户。</text:p>
      <text:p text:style-name="P4">
乌克兰部长的内阁支持部长部长的项目，以1511040的预算计划分配，金额为1 699 057,350千UAH。(死亡)乌克兰的捍卫者和捍卫者。</text:p>
      <text:p text:style-name="P4">
乌克兰的法律“根据乌克兰的国家预算2023年”的退伍军人部已根据预算计划1511040的国家支出预言(国家预算的子方案以支付受害者家庭现金补偿(死亡)乌克兰的捍卫者和捍卫者和由于ATO/OOS参与者中的I-II组而导致的残疾人)在1 733 939.2,000 UAH中。</text:p>
      <text:p text:style-name="P4">
“以分配资金为代价，货币薪酬将获得大约774个指定类别的人，这些赔偿金在队列中的付款中，并包括在01.03.2023的过程中。 退伍军人部将根据对那些在敌对行动中指定货币管理或临时占用的货币管理人员的货币赔偿的信息，在34 881.8.5万UAH量的分配34 881.8.5万UAH的数量中分配34 881.85万UAH。俄罗斯联邦正在进行而不是支付。</text:p>
      <text:p text:style-name="P4">
该项目是由财政部，经济部，国防部，司法部提出的言论。</text:p>
      <text:p text:style-name="P4">
News Source: <text:a xlink:type="simple" xlink:href="https://armyinform.com.ua/2023/05/27/zatverdzheno-poryadok-rozpodilu-subvencziyi-na-vyplatu-kompensacziyi-osobam-z-invalidnistyu-vnaslidok-ato-oos/" text:style-name="Internet_20_link" text:visited-style-name="Visited_20_Internet_20_Link">
https://armyinform.com.ua/2023/05/27/zatverdzheno-poryadok-rozpodilu-subvencziyi-na-vyplatu-kompensacziyi-osobam-z-invalidnistyu-vnaslidok-ato-oos/</text:a>
</text:p>
      <!--NEWS-->
      <text:h text:style-name="P10" text:outline-level="1">
<text:span text:style-name="T4">
9个恐怖组织“ L/DNR”的战斗机已收集</text:span>
</text:h>
      <text:p text:style-name="P4">
作者: ['АРМІЯINFORM']</text:p>
      <text:p text:style-name="P4">
时间: 2023-05-27T56:00:00-04:00</text:p>
      <text:p text:style-name="P4">
描述: 关于乌克兰胡说八道的谷物服务。 Bezpeki Zibravi docasova基地的服务...与乌克兰2022年的战争，与乌克兰的战争是今天的最新消息，即与乌克兰2022年的新闻战，后者的后者将在乌克兰和俄罗斯之间以及俄罗斯之间以及何时进行战争将在2022年与乌克兰进行战争，它将是或不在未来说，乌克兰的战争，今天的乌克兰新闻，乌克兰媒体的乌克兰新闻在俄罗斯</text:p>
      <text:p text:style-name="P4">
图片: ['<text:a xlink:type="simple" xlink:href="https://armyinform.com.ua/wp-content/uploads/2023/05/censor_social.jpg" text:style-name="Internet_20_link" text:visited-style-name="Visited_20_Internet_20_Link">
censor_social.jpg</text:a>
']</text:p>
      <text:p text:style-name="P4">
标签: ['STOPRUSSIA', 'АГРЕСІЯ РФ', 'СБУ']</text:p>
      <text:p text:style-name="P4">
类别: News</text:p>
      <!--METADATA-->
      <text:p text:style-name="P4">
<draw:frame draw:style-name="fr1" draw:name="Image220" text:anchor-type="as-char" svg:width="6.9236in" svg:height="3.63489in" draw:z-index="0">
<draw:image xlink:href="../Images/AРМІЯINFORM/2023-05-27T56-00-00-04-00/censor_social.jpg" xlink:type="simple" xlink:show="embed" xlink:actuate="onLoad" draw:mime-type="image/jpeg"/>
</draw:frame>
关于它<text:a xlink:type="simple" xlink:href="https://t.me/SBUkr" text:style-name="Internet_20_link" text:visited-style-name="Visited_20_Internet_20_Link">
报告</text:a>
乌克兰的安全服务。</text:p>
      <text:p text:style-name="P4">
安全局已为其他9名恐怖组织“ L/DNR”收集了证据基础。 入侵者是在4月和5月的Aavdiivka，Marinka和Lysychansk的战斗中被捕的。</text:p>
      <text:p text:style-name="P4">
“根据调查，涉及的人积极参与了针对乌克兰的Siloborovna的敌对行动。 此外，它们是俄罗斯惩罚性关节的一部分，俄罗斯惩罚性关节“清洁”了Donetsk，Kherson和Zaporizhhya地区的暂时定居点。 在这种“突袭”期间，种族主义者的主要“目标”是乌克兰军队和当地人中抵抗运动的参与者。 根据调查人员的说法，敌对的同事是顿涅茨克和卢汉斯克地区及时占领地区的居民，在全面入侵的开始时，该地区加入了恐怖分子“ l/dnr”的行列。</text:p>
      <text:p text:style-name="P4">
在全面入侵的前夕，他们被转移到俄罗斯联邦武装部队南部军事区的常规部队。 他们被分配到狙击手，手榴弹发射器，箭头和机器枪手的位置。</text:p>
      <text:p text:style-name="P4">
根据所采取的证据，《乌克兰刑法》的人告知了安全局的调查人员：</text:p>
      <text:p text:style-name="P4">
<text:span text:style-name="T5">
h。2艺术。 111(在戒严状态下犯下的国家背叛); </text:span>
h。2pp。260(武装法律未提供或参与其活动的创建).</text:p>
      <text:p text:style-name="P4">
Наразі вони перебувають під вартою. Триває розслідування для встановлення всіхобставин злочинів. Зловмисникам загрожує довічне ув’язнення.</text:p>
      <text:p text:style-name="P4">
Комплексні заходи проводили співробітники СБУ за процесуального керівництваКиївської обласної прокуратури.</text:p>
      <text:p text:style-name="P4">
News Source: <text:a xlink:type="simple" xlink:href="https://armyinform.com.ua/2023/05/27/sbu-zibrala-dokazovu-bazu-na-shhe-9-bojovykiv-terorystychnyh-organizaczij-l-dnr/" text:style-name="Internet_20_link" text:visited-style-name="Visited_20_Internet_20_Link">
https://armyinform.com.ua/2023/05/27/sbu-zibrala-dokazovu-bazu-na-shhe-9-bojovykiv-terorystychnyh-organizaczij-l-dnr/</text:a>
</text:p>
      <!--NEWS-->
      <text:h text:style-name="P10" text:outline-level="1">
<text:span text:style-name="T4">
国防军的航空在敌人的集中区打了11次打击</text:span>
</text:h>
      <text:p text:style-name="P4">
作者: ['АРМІЯINFORM']</text:p>
      <text:p text:style-name="P4">
时间: 2023-05-27T57:00:00-04:00</text:p>
      <text:p text:style-name="P4">
描述: Avisaats的Yya国防部队过去的DOB在Zserdzhennya领域进行了11杆...与乌克兰2022年的战争，与乌克兰的最新新闻战争，今天与乌克兰的新闻，与乌克兰的新闻战争，今天与乌克兰2022年最后一次，乌克兰和俄罗斯之间的战争将发生，当，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РАТИ ВОРОГА', 'ХРОНІКА ОБОРОНИ']</text:p>
      <text:p text:style-name="P4">
类别: News</text:p>
      <!--METADATA-->
      <text:p text:style-name="P4">
<draw:frame draw:style-name="fr1" draw:name="Image221" text:anchor-type="as-char" svg:width="6.9236in" svg:height="4.49457in" draw:z-index="0">
<draw:image xlink:href="../Images/AРМІЯINFORM/2023-05-27T57-00-00-04-00/aviacziya-ps-zsu-zavdara-udariv.jpg" xlink:type="simple" xlink:show="embed" xlink:actuate="onLoad" draw:mime-type="image/jpeg"/>
</draw:frame>
说明性照片<text:span text:style-name="T4">
🔥俄罗斯完成的情况</text:span>
</text:p>
      <text:p text:style-name="P4">
在过去的24小时内，国防军的航空在个人工作人员和敌方军事设备集中的领域中取得了11次跳动。 5倍侦察无人机类型“ Orlan-10”和2-Zala类型也被摧毁。</text:p>
      <text:p text:style-name="P4">
在Facebook上关于它<text:a xlink:type="simple" xlink:href="https://www.facebook.com/GeneralStaff.ua/posts/pfbid02QHeby2RRxVy5PLFdWYoCE6UjsjAf6faquZq5QMNrxz4V7y2wEGS4RtwQEBN7PTxKl" text:style-name="Internet_20_link" text:visited-style-name="Visited_20_Internet_20_Link">
报告</text:a>
武装部队的总人员。</text:p>
      <text:p text:style-name="P4">
导弹部队和炮兵部队被3个管理要点，3个武器和军事设备，2个弹药仓库，2个炮兵部队的2个炮兵部队，1种防空手段以及敌人的2个重要目标。</text:p>
      <text:p text:style-name="P4">
News Source: <text:a xlink:type="simple" xlink:href="https://armyinform.com.ua/2023/05/27/aviacziya-syl-oborony-zavdala-11-udariv-po-rajonah-zoseredzhennya-voroga-3/" text:style-name="Internet_20_link" text:visited-style-name="Visited_20_Internet_20_Link">
https://armyinform.com.ua/2023/05/27/aviacziya-syl-oborony-zavdala-11-udariv-po-rajonah-zoseredzhennya-voroga-3/</text:a>
</text:p>
      <!--NEWS-->
      <text:h text:style-name="P10" text:outline-level="1">
<text:span text:style-name="T4">
斯瓦托夫地区约有20名俄罗斯军队被遗弃</text:span>
</text:h>
      <text:p text:style-name="P4">
作者: ['АРМІЯINFORM']</text:p>
      <text:p text:style-name="P4">
时间: 2023-05-27T58:00:00-04:00</text:p>
      <text:p text:style-name="P4">
描述: 关于TSE在Facebook，ZSU的总参谋部。 Rosiyski Pipes ...与乌克兰2022年的战争，与乌克兰的战争是今天的最新消息，《与乌克兰的新闻战》 2022年《今天的最后一场战争》，乌克兰和俄罗斯之间的战争是否会发生战争，以及与乌克兰的战争之间的战争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text:p>
      <text:p text:style-name="P4">
类别: News</text:p>
      <!--METADATA-->
      <text:p text:style-name="P4">
<draw:frame draw:style-name="fr1" draw:name="Image222" text:anchor-type="as-char" svg:width="6.9236in" svg:height="4.33302in" draw:z-index="0">
<draw:image xlink:href="../Images/AРМІЯINFORM/2023-05-27T58-00-00-04-00/okupanty-strilb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QHeby2RRxVy5PLFdWYoCE6UjsjAf6faquZq5QMNrxz4V7y2wEGS4RtwQEBN7PTxKl" text:style-name="Internet_20_link" text:visited-style-name="Visited_20_Internet_20_Link">
报告</text:a>
武装部队的总人员。</text:p>
      <text:p text:style-name="P4">
俄罗斯占领部队越来越多地庆祝指挥官和逃兵的命令。 例如，5月25日，约有20个小时的囚犯，他们最近接受了加速训练，并以加强位于斯瓦托沃(Svatovo)定居点地区的单位，偷走了卡马兹(Kamaz)汽车，并朝着未知的方向下车。 目前，尚未设置其中断的位置，搜索正在进行中。</text:p>
      <text:p text:style-name="P4">
News Source: <text:a xlink:type="simple" xlink:href="https://armyinform.com.ua/2023/05/27/u-rajoni-svatovogo-dezertyruvaly-blyzko-20-vijskovyh-rf/" text:style-name="Internet_20_link" text:visited-style-name="Visited_20_Internet_20_Link">
https://armyinform.com.ua/2023/05/27/u-rajoni-svatovogo-dezertyruvaly-blyzko-20-vijskovyh-rf/</text:a>
</text:p>
      <!--NEWS-->
      <text:h text:style-name="P10" text:outline-level="1">
<text:span text:style-name="T4">
25次战斗发生在该国东部</text:span>
</text:h>
      <text:p text:style-name="P4">
作者: ['АРМІЯINFORM']</text:p>
      <text:p text:style-name="P4">
时间: 2023-05-27T59:00:00-04:00</text:p>
      <text:p text:style-name="P4">
描述: 关于TSE在Facebook，ZSU的总参谋部。 敌人是唱歌...与乌克兰2022年的战争，与乌克兰的战争是今天的最新消息，与乌克兰2022年的新闻战是今天的最后一场，乌克兰和俄罗斯之间的战争以及与乌克兰的战争时会发生战争在2022年，是否会在不久的将来与乌克兰进行战争，说，与乌克兰的战争，今天的乌克兰新闻，乌克兰的新闻，乌克兰的新闻在俄罗斯的乌克兰媒体</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223" text:anchor-type="as-char" svg:width="6.9236in" svg:height="4.615733in" draw:z-index="0">
<draw:image xlink:href="../Images/AРМІЯINFORM/2023-05-27T59-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QHeby2RRxVy5PLFdWYoCE6UjsjAf6faquZq5QMNrxz4V7y2wEGS4RtwQEBN7PTxKl" text:style-name="Internet_20_link" text:visited-style-name="Visited_20_Internet_20_Link">
报告</text:a>
武装部队的总人员。</text:p>
      <text:p text:style-name="P4">
敌人继续专注于对库平，莱曼，巴赫穆特，阿夫迪夫和玛丽斯基的主要努力。 最后一天，总共举行了25次战斗冲突。</text:p>
      <text:p text:style-name="P4">
News Source: <text:a xlink:type="simple" xlink:href="https://armyinform.com.ua/2023/05/27/na-shodi-krayiny-vidbulos-25-bojovyh-zitknen/" text:style-name="Internet_20_link" text:visited-style-name="Visited_20_Internet_20_Link">
https://armyinform.com.ua/2023/05/27/na-shodi-krayiny-vidbulos-25-bojovyh-zitknen/</text:a>
</text:p>
      <!--NEWS-->
      <text:h text:style-name="P10" text:outline-level="1">
<text:span text:style-name="T4">
敌人的每日损失：减去480个入侵者，22个炮兵系统和31个无人机</text:span>
</text:h>
      <text:p text:style-name="P4">
作者: ['АРМІЯINFORM']</text:p>
      <text:p text:style-name="P4">
时间: 2023-05-27T60:00:00-04:00</text:p>
      <text:p text:style-name="P4">
描述: Zagalni Boyov，在02/24/22到05/27/23 Orintovo成为：...与乌克兰2022的战争，与乌克兰的战争，今天与乌克兰的最新消息，今天与乌克兰的新闻战争，今天与乌克兰的新闻战争，今天与乌克兰2022年一起战争，会有一场战争，会有一场战争他们说，在乌克兰和俄罗斯与乌克兰在2022年与乌克兰战争时，是否会在不久的将来与乌克兰战争，他们说，与乌克兰的战争，今天的乌克兰新闻，乌克兰新闻，乌克兰新闻俄罗斯的媒体</text:p>
      <text:p text:style-name="P4">
图片: ['<text:a xlink:type="simple" xlink:href="https://armyinform.com.ua/wp-content/uploads/2023/05/photo_5445391127256613779_w-scaled.jpg" text:style-name="Internet_20_link" text:visited-style-name="Visited_20_Internet_20_Link">
photo_5445391127256613779_w-scaled.jpg</text:a>
']</text:p>
      <text:p text:style-name="P4">
标签: ['STOPRUSSIA', 'ВТОРГНЕННЯ РФ', 'ВТРАТИ ВОРОГА', 'ГШ ЗСУ']</text:p>
      <text:p text:style-name="P4">
类别: News</text:p>
      <!--METADATA-->
      <text:p text:style-name="P4">
<draw:frame draw:style-name="fr1" draw:name="Image224" text:anchor-type="as-char" svg:width="6.9236in" svg:height="6.975527in" draw:z-index="0">
<draw:image xlink:href="../Images/AРМІЯINFORM/2023-05-27T60-00-00-04-00/photo_5445391127256613779_w-scaled.jpg" xlink:type="simple" xlink:show="embed" xlink:actuate="onLoad" draw:mime-type="image/jpeg"/>
</draw:frame>
从24.02.22到27.05.23的敌人的总损失将定向：</text:p>
      <text:p text:style-name="P4">
<text:span text:style-name="T4">
<text:span text:style-name="T5">
人员 -  </text:span>
* 206200(+480)被淘汰的人</text:span>
<text:span text:style-name="T5">
坦克 -  </text:span>
<text:span text:style-name="T5">
 3799(+3)</text:span>
<text:span text:style-name="T4">
战斗装甲车 -  </text:span>
 7442(+7)<text:span text:style-name="T4">
<text:span text:style-name="T5">
炮兵系统 -  </text:span>
<text:span text:style-name="T5">
 3406(+22)</text:span>
 </text:span>
 rszv- <text:span text:style-name="T4">
 572(+2)</text:span>
<text:span text:style-name="T5">
防空费用 -  </text:span>
<text:span text:style-name="T5">
 329(+1)</text:span>
<text:span text:style-name="T4">
飞机 -  </text:span>
 310(0)<text:span text:style-name="T4">
<text:span text:style-name="T5">
直升机 -  </text:span>
* 296(0)</text:span>
<text:span text:style-name="T5">
无人机手术级别 -  </text:span>
<text:span text:style-name="T5">
 2941(+31)</text:span>
<text:span text:style-name="T4">
有翼的导弹 -  </text:span>
 1025(+10)<text:span text:style-name="T4">
<text:span text:style-name="T5">
船 /船 -  </text:span>
* 18(0)</text:span>
<text:span text:style-name="T5">
汽车设备和坦克 -  </text:span>
<text:span text:style-name="T5">
 6172(+11)</text:span>
<text:span text:style-name="T4">
特殊技术 -  </text:span>
 449(+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7.05.23。</text:p>
      <text:p text:style-name="P4">
News Source: <text:a xlink:type="simple" xlink:href="https://armyinform.com.ua/2023/05/27/dobovi-vtraty-voroga-minus-480-okupantiv-22-artylerijski-systemy-ta-31-bezpilotnyk/" text:style-name="Internet_20_link" text:visited-style-name="Visited_20_Internet_20_Link">
https://armyinform.com.ua/2023/05/27/dobovi-vtraty-voroga-minus-480-okupantiv-22-artylerijski-systemy-ta-31-bezpilotnyk/</text:a>
</text:p>
      <!--NEWS-->
      <text:h text:style-name="P10" text:outline-level="1">
<text:span text:style-name="T4">
是时候转动他的-Valery Zaluzhni</text:span>
</text:h>
      <text:p text:style-name="P4">
作者: ['АРМІЯINFORM']</text:p>
      <text:p text:style-name="P4">
时间: 2023-05-27T61:00:00-04:00</text:p>
      <text:p text:style-name="P4">
描述: 乌克兰Zbroyni部队的医生Zleriy Zaluzhny宣布，他想到一个小时的时间...与乌克兰2022年的战争，与乌克兰的最新新闻，今天与乌克兰的新闻战争，与乌克兰的新闻战争，乌克兰2022年的最后一场战争，乌克兰将在乌克兰之间进行战争和俄罗斯，当与乌克兰的战争将在不久的将来与乌克兰进行战争时，与乌克兰的战争，今天与乌克兰的战争，今天的乌克兰新闻，乌克兰媒体的乌克兰新闻在俄罗斯的乌克兰新闻</text:p>
      <text:p text:style-name="P4">
图片: []</text:p>
      <text:p text:style-name="P4">
标签: ['STOPRUSSIA', 'АГРЕСІЯ РФ']</text:p>
      <text:p text:style-name="P4">
类别: News</text:p>
      <!--METADATA-->
      <text:p text:style-name="P4">
乌克兰Valery Zaluzhny武装部队的指挥官 - 主持人指出，是时候转过身了。</text:p>
      <text:p text:style-name="P4">
他<text:a xlink:type="simple" xlink:href="https://www.facebook.com/CinCAFU/videos/3225973554360344" text:style-name="Internet_20_link" text:visited-style-name="Visited_20_Internet_20_Link">
强调</text:a>
在Facebook上的页面上。</text:p>
      <text:p text:style-name="P4">
乌克兰武装部队的指挥官以这样的言语发表了一段录像带，并为乌克兰解放而磨练了“祝福我们的决定性进攻!”</text:p>
      <text:p text:style-name="P4">
在乌克兰武装部队的信息支持的框架内，一个高速录像带，专门用于解放乌克兰从俄罗斯入侵中解放。</text:p>
      <text:p text:style-name="P4">
作者的录像的创建是受乌克兰民族主义者的祈祷的启发，该视频是由Osip Mashchak在1920年代在大约100年前撰写的。 但是文字在这里有所不同。 这是解放乌克兰的祈祷。 有了这样的言语和思想，英勇的战士继续进攻，将乌克兰从俄罗斯的房屋中释放出来，并举起胜利的旗帜。</text:p>
      <text:p text:style-name="P4">
News Source: <text:a xlink:type="simple" xlink:href="https://armyinform.com.ua/2023/05/27/pryjshov-chas-povertaty-svoye/" text:style-name="Internet_20_link" text:visited-style-name="Visited_20_Internet_20_Link">
https://armyinform.com.ua/2023/05/27/pryjshov-chas-povertaty-svoye/</text:a>
</text:p>
      <!--NEWS-->
      <text:h text:style-name="P10" text:outline-level="1">
<text:span text:style-name="T4">
在乌克兰沉默的时刻</text:span>
</text:h>
      <text:p text:style-name="P4">
作者: ['АРМІЯINFORM']</text:p>
      <text:p text:style-name="P4">
时间: 2023-05-27T6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1.gif" text:style-name="Internet_20_link" text:visited-style-name="Visited_20_Internet_20_Link">
candle-1.gif</text:a>
']</text:p>
      <text:p text:style-name="P4">
标签: ['STOPRUSSIA', "ВШАНУВАННЯ ПАМ'ЯТІ", 'ХВИЛИНА МОВЧАННЯ']</text:p>
      <text:p text:style-name="P4">
类别: News</text:p>
      <!--METADATA-->
      <text:p text:style-name="P4">
<draw:frame draw:style-name="fr1" draw:name="Image225" text:anchor-type="as-char" svg:width="6.9236in" svg:height="3.895992in" draw:z-index="0">
<draw:image xlink:href="../Images/AРМІЯINFORM/2023-05-27T62-00-00-04-00/candle-1.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7/v-ukrayini-hvylyna-movchannya-3/" text:style-name="Internet_20_link" text:visited-style-name="Visited_20_Internet_20_Link">
https://armyinform.com.ua/2023/05/27/v-ukrayini-hvylyna-movchannya-3/</text:a>
</text:p>
      <!--NEWS-->
      <text:h text:style-name="P10" text:outline-level="1">
<text:span text:style-name="T4">
欧洲从根本上改变了其在乌克兰军事支持的理念 - 法国大使</text:span>
</text:h>
      <text:p text:style-name="P4">
作者: ['Ольга Мосьондз']</text:p>
      <text:p text:style-name="P4">
时间: 2023-05-27T63:00:00-04:00</text:p>
      <text:p text:style-name="P4">
描述: єVropeiski乡村纳兹拉西（Nazrazi），他们在巴达阿塔尼亚（Bathah Patannya）的索利加达人（Soligadarist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5/photo1685164228.jpg" text:style-name="Internet_20_link" text:visited-style-name="Visited_20_Internet_20_Link">
photo1685164228.jpg</text:a>
']</text:p>
      <text:p text:style-name="P4">
标签: ['КИЇВСЬКИЙ БЕЗПЕКОВИЙ ФОРУМ', 'ФРАНЦІЯ']</text:p>
      <text:p text:style-name="P4">
类别: News</text:p>
      <!--METADATA-->
      <text:p text:style-name="P4">
<draw:frame draw:style-name="fr1" draw:name="Image226" text:anchor-type="as-char" svg:width="6.9236in" svg:height="4.615733in" draw:z-index="0">
<draw:image xlink:href="../Images/AРМІЯINFORM/2023-05-27T63-00-00-04-00/photo1685164228.jpg" xlink:type="simple" xlink:show="embed" xlink:actuate="onLoad" draw:mime-type="image/jpeg"/>
</draw:frame>
Victor Dehtyar / Armyinform摄</text:p>
      <text:p text:style-name="P4">
欧洲国家目前在许多报告中表现出统一和团结，包括乌克兰的支持和引入制裁压力。 法国驻乌克兰的非凡和控制大使Etienne de Posen说，这是在第15届KYIV安全论坛上宣布的，该论坛是由Arseniy Yatsenyuk Foundation“ Open Ukraine”宣布的。</text:p>
      <text:p text:style-name="P4">
他说，法国总统麦克隆先生在大规模入侵俄罗斯联邦之前与湿润的泽伦斯基建立了非常温暖的关系，现在欢迎乌克兰人支持法国支持乌克兰。</text:p>
      <ul>
        <li>
我最近在乌克兰旅行，访问了克拉曼托克斯，葡萄干和其他城市，与人见面。 我想说的是，人们真诚地见面，祝贺法国支持乌克兰，支持他们将要居住的人们的事实。</li>
      </ul>
      <text:p text:style-name="P4">
他指出，在袭击俄罗斯联邦对欧盟国家的乌克兰，尤其是法国打断了他们对乌克兰支持军事方面的态度。</text:p>
      <ul>
        <li>
欧盟组织有一些转变和变化，尤其是对于军事议会，给乌克兰弹药提供了变化。 法国大使说，如果与几年前的欧洲哲学相比，这是一个根本的变化。</li>
      </ul>
      <text:p text:style-name="P4">
Etien de Possen强调，法国的立场从大型意图的开始就没有改变 - 俄罗斯是侵略者，乌克兰正在为其存在，独立和安全而战。</text:p>
      <text:p text:style-name="P4">
他还指出，法国在联合国安理会提供强大的军事援助，并为乌克兰提供支持。</text:p>
      <text:p text:style-name="P4">
他还坚信乌克兰肯定会成为未来的成员。</text:p>
      <ul>
        <li>
自2月24日以来，乌克兰已经走向了欧洲联盟的欧洲融合。 乌克兰已收到候选人。 当然，有必要建立其他步骤，但是随着战争的开始，情况已经改变。 不幸的是，我不能说出确切的术语，但我坚信乌克兰将成为欧盟成员 - 埃蒂安·德·帕森(Etien de Passen)强调。</li>
      </ul>
      <text:p text:style-name="P4">
News Source: <text:a xlink:type="simple" xlink:href="https://armyinform.com.ua/2023/05/27/yevropa-radykalno-zminyla-svoyu-filosofiyu-shhodo-voyennoyi-pidtrymky-ukrayiny-posol-francziyi/" text:style-name="Internet_20_link" text:visited-style-name="Visited_20_Internet_20_Link">
https://armyinform.com.ua/2023/05/27/yevropa-radykalno-zminyla-svoyu-filosofiyu-shhodo-voyennoyi-pidtrymky-ukrayiny-posol-francziyi/</text:a>
</text:p>
      <!--NEWS-->
      <text:h text:style-name="P10" text:outline-level="1">
<text:span text:style-name="T4">
克里姆林宫领导下的SCO士兵击败了占领者</text:span>
</text:h>
      <text:p text:style-name="P4">
作者: ['АРМІЯINFORM']</text:p>
      <text:p text:style-name="P4">
时间: 2023-05-27T64:00:00-04:00</text:p>
      <text:p text:style-name="P4">
描述: 乌克兰SSO的粗略进入了敌人的传球部队。交叉 - 众议院...与乌克兰2022年的战争，与乌克兰与乌克兰的最新消息，今天与乌克兰2022年的新闻战争，今天与乌克兰的新闻战争，乌克兰和俄罗斯和俄罗斯和俄罗斯和俄罗斯和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0/10/sso7.png" text:style-name="Internet_20_link" text:visited-style-name="Visited_20_Internet_20_Link">
sso7.png</text:a>
']</text:p>
      <text:p text:style-name="P4">
标签: ['STOPRUSSIA', 'АГРЕСІЯ РФ', 'ВТОРГНЕННЯ РФ', 'ССО']</text:p>
      <text:p text:style-name="P4">
类别: News</text:p>
      <!--METADATA-->
      <text:p text:style-name="P4">
<draw:frame draw:style-name="fr1" draw:name="Image227" text:anchor-type="as-char" svg:width="6.9236in" svg:height="3.63489in" draw:z-index="0">
<draw:image xlink:href="../Images/AРМІЯINFORM/2023-05-27T64-00-00-04-00/sso7.png" xlink:type="simple" xlink:show="embed" xlink:actuate="onLoad" draw:mime-type="image/png"/>
</draw:frame>
乌克兰的SCO小组与敌人的盛行部队进行了战斗。关于乌克兰武装部队在Facebook上的特种作战部队的指挥。</text:p>
      <text:p text:style-name="P4">
“它发生在卢汉斯克地区的克雷欣纳地区。 在特殊的情报中，乌克兰SCO的战士找到了敌人人员的位置。 运营商与主要部队接触。 在战斗中，小组打破了联系，并要求为储备金提供火灾。 然后，敌人的位置被60毫米击中。</text:p>
      <text:p text:style-name="P4">
结果，敌人被喂食了。 俄罗斯人目前正在进食损失的数量。</text:p>
      <text:p text:style-name="P4">
News Source: <text:a xlink:type="simple" xlink:href="https://armyinform.com.ua/2023/05/27/voyiny-sso-pid-kreminnoyu-rozgromyly-okupantiv/" text:style-name="Internet_20_link" text:visited-style-name="Visited_20_Internet_20_Link">
https://armyinform.com.ua/2023/05/27/voyiny-sso-pid-kreminnoyu-rozgromyly-okupantiv/</text:a>
</text:p>
      <!--NEWS-->
      <text:h text:style-name="P10" text:outline-level="1">
<text:span text:style-name="T4">
在DNIEPER搜索工作中完成：两人被杀，32人受伤，三名失踪人员</text:span>
</text:h>
      <text:p text:style-name="P4">
作者: ['АРМІЯINFORM']</text:p>
      <text:p text:style-name="P4">
时间: 2023-05-27T65:00:00-04:00</text:p>
      <text:p text:style-name="P4">
描述: 关于主权的主权，局势的标志服务。 “ dnipro。 伤口的村庄...与乌克兰2022年的战争，与乌克兰的战争是今天的最新消息，与乌克兰2022年的新闻战是今天的最后一场新闻，乌克兰和俄罗斯之间以及与与俄罗斯之间的战争以及与与俄罗斯之间的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photo_5442801502495295314_y.jpg" text:style-name="Internet_20_link" text:visited-style-name="Visited_20_Internet_20_Link">
photo_5442801502495295314_y.jpg</text:a>
', '<text:a xlink:type="simple" xlink:href="https://armyinform.com.ua/wp-content/uploads/2023/05/photo_5442801502495295313_y-150x150.jpg" text:style-name="Internet_20_link" text:visited-style-name="Visited_20_Internet_20_Link">
photo_5442801502495295313_y-150x150.jpg</text:a>
', '<text:a xlink:type="simple" xlink:href="https://armyinform.com.ua/wp-content/uploads/2023/05/photo_5442801502495295318_y-150x150.jpg" text:style-name="Internet_20_link" text:visited-style-name="Visited_20_Internet_20_Link">
photo_5442801502495295318_y-150x150.jpg</text:a>
', '<text:a xlink:type="simple" xlink:href="https://armyinform.com.ua/wp-content/uploads/2023/05/photo_5442801502495295316_y-150x150.jpg" text:style-name="Internet_20_link" text:visited-style-name="Visited_20_Internet_20_Link">
photo_5442801502495295316_y-150x150.jpg</text:a>
', '<text:a xlink:type="simple" xlink:href="https://armyinform.com.ua/wp-content/uploads/2023/05/photo_5442801502495295315_y-150x150.jpg" text:style-name="Internet_20_link" text:visited-style-name="Visited_20_Internet_20_Link">
photo_5442801502495295315_y-150x150.jpg</text:a>
', '<text:a xlink:type="simple" xlink:href="https://armyinform.com.ua/wp-content/uploads/2023/05/photo_5442801502495295317_y-150x150.jpg" text:style-name="Internet_20_link" text:visited-style-name="Visited_20_Internet_20_Link">
photo_5442801502495295317_y-150x150.jpg</text:a>
']</text:p>
      <text:p text:style-name="P4">
标签: ['АГРЕСІЯ РФ', 'ДНІПРО', 'ДСНС', 'ОБСТРІЛ']</text:p>
      <text:p text:style-name="P4">
类别: News</text:p>
      <!--METADATA-->
      <text:p text:style-name="P4">
<draw:frame draw:style-name="fr1" draw:name="Image228" text:anchor-type="as-char" svg:width="6.9236in" svg:height="5.1927in" draw:z-index="0">
<draw:image xlink:href="../Images/AРМІЯINFORM/2023-05-27T65-00-00-04-00/photo_5442801502495295314_y.jpg" xlink:type="simple" xlink:show="embed" xlink:actuate="onLoad" draw:mime-type="image/jpeg"/>
</draw:frame>
关于它<text:a xlink:type="simple" xlink:href="https://t.me/dsns_telegram/17061" text:style-name="Internet_20_link" text:visited-style-name="Visited_20_Internet_20_Link">
报告</text:a>
普通情况的国家服务。</text:p>
      <text:p text:style-name="P4">
«dnipro。 截至5月27日上午，三层楼医疗设施大楼的搜救工作和拆卸已经完成，”该验证说。</text:p>
      <text:p text:style-name="P4">
<text:a xlink:type="simple" xlink:href="https://armyinform.com.ua/wp-content/uploads/2023/05/photo_5442801502495295313_y.jpg" text:style-name="Internet_20_link" text:visited-style-name="Visited_20_Internet_20_Link">
!(Images/AРМІЯINFORM/2023-05-27T65-00-00-04-00/photo_5442801502495295313_y-150x150.jpg)</text:a>
</text:p>
      <text:p text:style-name="P4">
<text:a xlink:type="simple" xlink:href="https://armyinform.com.ua/wp-content/uploads/2023/05/photo_5442801502495295318_y.jpg" text:style-name="Internet_20_link" text:visited-style-name="Visited_20_Internet_20_Link">
<draw:frame draw:style-name="fr1" draw:name="Image229" text:anchor-type="as-char" svg:width="6.9236in" svg:height="6.9236in" draw:z-index="0">
<draw:image xlink:href="../Images/AРМІЯINFORM/2023-05-27T65-00-00-04-00/photo_5442801502495295318_y-150x150.jpg" xlink:type="simple" xlink:show="embed" xlink:actuate="onLoad" draw:mime-type="image/jpeg"/>
</draw:frame>
</text:a>
</text:p>
      <text:p text:style-name="P4">
<text:a xlink:type="simple" xlink:href="https://armyinform.com.ua/wp-content/uploads/2023/05/photo_5442801502495295316_y.jpg" text:style-name="Internet_20_link" text:visited-style-name="Visited_20_Internet_20_Link">
<draw:frame draw:style-name="fr1" draw:name="Image230" text:anchor-type="as-char" svg:width="6.9236in" svg:height="6.9236in" draw:z-index="0">
<draw:image xlink:href="../Images/AРМІЯINFORM/2023-05-27T65-00-00-04-00/photo_5442801502495295316_y-150x150.jpg" xlink:type="simple" xlink:show="embed" xlink:actuate="onLoad" draw:mime-type="image/jpeg"/>
</draw:frame>
</text:a>
</text:p>
      <text:p text:style-name="P4">
<text:a xlink:type="simple" xlink:href="https://armyinform.com.ua/wp-content/uploads/2023/05/photo_5442801502495295315_y.jpg" text:style-name="Internet_20_link" text:visited-style-name="Visited_20_Internet_20_Link">
<draw:frame draw:style-name="fr1" draw:name="Image231" text:anchor-type="as-char" svg:width="6.9236in" svg:height="6.9236in" draw:z-index="0">
<draw:image xlink:href="../Images/AРМІЯINFORM/2023-05-27T65-00-00-04-00/photo_5442801502495295315_y-150x150.jpg" xlink:type="simple" xlink:show="embed" xlink:actuate="onLoad" draw:mime-type="image/jpeg"/>
</draw:frame>
</text:a>
</text:p>
      <text:p text:style-name="P4">
<text:a xlink:type="simple" xlink:href="https://armyinform.com.ua/wp-content/uploads/2023/05/photo_5442801502495295317_y.jpg" text:style-name="Internet_20_link" text:visited-style-name="Visited_20_Internet_20_Link">
<draw:frame draw:style-name="fr1" draw:name="Image232" text:anchor-type="as-char" svg:width="6.9236in" svg:height="6.9236in" draw:z-index="0">
<draw:image xlink:href="../Images/AРМІЯINFORM/2023-05-27T65-00-00-04-00/photo_5442801502495295317_y-150x150.jpg" xlink:type="simple" xlink:show="embed" xlink:actuate="onLoad" draw:mime-type="image/jpeg"/>
</draw:frame>
</text:a>
</text:p>
      <text:p text:style-name="P4">
News Source: <text:a xlink:type="simple" xlink:href="https://armyinform.com.ua/2023/05/27/u-dnipri-poshukovi-roboty-zaversheno-dvoye-lyudej-zagynulo-32-poraneni-troye-znykli-bezvisty/" text:style-name="Internet_20_link" text:visited-style-name="Visited_20_Internet_20_Link">
https://armyinform.com.ua/2023/05/27/u-dnipri-poshukovi-roboty-zaversheno-dvoye-lyudej-zagynulo-32-poraneni-troye-znykli-bezvisty/</text:a>
</text:p>
      <!--NEWS-->
      <text:h text:style-name="P10" text:outline-level="1">
<text:span text:style-name="T4">
在最后一天，俄罗斯军队向乌克兰9个地区的领土开火</text:span>
</text:h>
      <text:p text:style-name="P4">
作者: ['АРМІЯINFORM']</text:p>
      <text:p text:style-name="P4">
时间: 2023-05-27T66:00:00-04:00</text:p>
      <text:p text:style-name="P4">
描述: Zagal Iz Riznikh Vidiv ozrobnnya（Ulilevs Zbroya，Minometi，Tanks，Tanks，Artyalian，RSZV，...与乌克兰2022年的战争，与乌克兰的战争，今天与乌克兰的最新新闻，与乌克兰的新闻新闻，与乌克兰2022年的新闻战争，乌克兰和俄罗斯之间的战争，乌克兰和俄罗斯之间的战争，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5/photo_5442866382271268879_y.jpg" text:style-name="Internet_20_link" text:visited-style-name="Visited_20_Internet_20_Link">
photo_5442866382271268879_y.jpg</text:a>
']</text:p>
      <text:p text:style-name="P4">
标签: ['MILITARY MEDIA CENTER', 'STOPRUSSIA', 'ВТОРГНЕННЯ РФ', 'ОБСТРІЛИ']</text:p>
      <text:p text:style-name="P4">
类别: News</text:p>
      <!--METADATA-->
      <text:p text:style-name="P4">
<draw:frame draw:style-name="fr1" draw:name="Image233" text:anchor-type="as-char" svg:width="6.9236in" svg:height="4.454826in" draw:z-index="0">
<draw:image xlink:href="../Images/AРМІЯINFORM/2023-05-27T66-00-00-04-00/photo_5442866382271268879_y.jpg" xlink:type="simple" xlink:show="embed" xlink:actuate="onLoad" draw:mime-type="image/jpeg"/>
</draw:frame>
通常，不同类型的武器(步枪武器，迫击炮，坦克，炮兵，RSZV，SCR，UAV，OCT，战略和战术航空)128个定居点和91个基础设施被解雇。 关于它<text:a xlink:type="simple" xlink:href="https://t.me/militarymediacenter/2062" text:style-name="Internet_20_link" text:visited-style-name="Visited_20_Internet_20_Link">
报告</text:a>
军事媒体中心。</text:p>
      <text:p text:style-name="P4">
平民中有杀害和受伤，受害者人数被澄清。</text:p>
      <text:p text:style-name="P4">
News Source: <text:a xlink:type="simple" xlink:href="https://armyinform.com.ua/2023/05/27/protyagom-mynuloyi-doby-rosijski-vijska-obstrilyaly-terytoriyu-9-oblastej-ukrayiny/" text:style-name="Internet_20_link" text:visited-style-name="Visited_20_Internet_20_Link">
https://armyinform.com.ua/2023/05/27/protyagom-mynuloyi-doby-rosijski-vijska-obstrilyaly-terytoriyu-9-oblastej-ukrayiny/</text:a>
</text:p>
      <!--NEWS-->
      <text:h text:style-name="P10" text:outline-level="1">
<text:span text:style-name="T4">
侵略者国家继续使用防空导弹C-300和C-400-yuriy IGNAT</text:span>
</text:h>
      <text:p text:style-name="P4">
作者: ['Олексій Тригуб']</text:p>
      <text:p text:style-name="P4">
时间: 2023-05-27T67: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11/yurij-ignat-1.jpg" text:style-name="Internet_20_link" text:visited-style-name="Visited_20_Internet_20_Link">
yurij-ignat-1.jpg</text:a>
']</text:p>
      <text:p text:style-name="P4">
标签: ['АГРЕСІЯ РФ', 'С-300', 'С-400', 'ТЕЛЕМАРАФОН "ЄДИНІ НОВИНИ"', 'ЮРІЙ ІГНАТ']</text:p>
      <text:p text:style-name="P4">
类别: News</text:p>
      <!--METADATA-->
      <text:p text:style-name="P4">
<draw:frame draw:style-name="fr1" draw:name="Image234" text:anchor-type="as-char" svg:width="6.9236in" svg:height="4.361868in" draw:z-index="0">
<draw:image xlink:href="../Images/AРМІЯINFORM/2023-05-27T67-00-00-04-00/yurij-ignat-1.jpg" xlink:type="simple" xlink:show="embed" xlink:actuate="onLoad" draw:mime-type="image/jpeg"/>
</draw:frame>
乌克兰空军的尤里·伊格纳修斯空军上校。</text:p>
      <text:p text:style-name="P4">
在直[以太]中(https://www.youtube.com/watch?v=WY8sDvZdWEA)乌克兰上校尤里·伊格纳修斯(Yuriy Ignatius)空军“统一新闻”发言人的唯一新闻回答了演示者在乌克兰防空系统领带效率的最后一天的问题上的问题。</text:p>
      <ul>
        <li>
正如我们可以看到的那样，这个晚上或多或少是安静的， - 说Yuri Ignat。  - 在南部，有几个无人机，现在在空中命令中，“南方”正在精炼它们的类型。 但是总的来说，这是一天 - 白天和白天都是固执的。 敌人使用了不同类型的武器，包括和平机构中的弹道路线。</li>
      </ul>
      <text:p text:style-name="P4">
Yuri Ignat上校指出，侵略者国家继续在防空导弹Koskosss-300和C-400的额叶区域使用反扣动物体。 同时，在使用此类武器的过程中，而不是违背空中目的，而是在地球上，其准确性大大损失了，因此，Rosarmia出于土地目的而发行1-2和7-8导弹，影响了该地区，通过工作类型，例如，说，说，说“城市”。 这是空军发言人的基础，是纯粹的水恐怖行为，应由世界社区定罪并必须进行调查，而有罪的人迟早会受到惩罚。</text:p>
      <text:p text:style-name="P4">
空军司令部对公共关系服务部门的负责人就被殴打的敌人的统计数据进行了回答。</text:p>
      <text:p text:style-name="P4">
News Source: <text:a xlink:type="simple" xlink:href="https://armyinform.com.ua/2023/05/27/krayina-agresor-prodovzhuye-zastosovuvaty-proty-czyvilnyh-obyektiv-zenitni-kerovani-rakety-kompleksiv-s-300-ta-s-400-yurij-ignat/" text:style-name="Internet_20_link" text:visited-style-name="Visited_20_Internet_20_Link">
https://armyinform.com.ua/2023/05/27/krayina-agresor-prodovzhuye-zastosovuvaty-proty-czyvilnyh-obyektiv-zenitni-kerovani-rakety-kompleksiv-s-300-ta-s-400-yurij-ignat/</text:a>
</text:p>
      <!--NEWS-->
      <text:h text:style-name="P10" text:outline-level="1">
<text:span text:style-name="T4">
敌人在Bakhmut方向的活动已大大减少 -  Sergey Cherevaty</text:span>
</text:h>
      <text:p text:style-name="P4">
作者: ['Олексій Тригуб']</text:p>
      <text:p text:style-name="P4">
时间: 2023-05-27T68:00:00-04:00</text:p>
      <text:p text:style-name="P4">
描述: PID小时直接纳入电视节目“єini小说”河是一部屏幕截图乌格拉帕尼...与乌克兰2022年的战争，与乌克兰的最新新闻，今天与乌克兰2022年的新闻战争，乌克兰和俄罗斯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БАХМУТСЬКИЙ НАПРЯМОК', 'СЕРГІЙ ЧЕРЕВАТИЙ', 'ТЕЛЕМАРАФОН "ЄДИНІ НОВИНИ"']</text:p>
      <text:p text:style-name="P4">
类别: News</text:p>
      <!--METADATA-->
      <text:p text:style-name="P4">
<draw:frame draw:style-name="fr1" draw:name="Image235" text:anchor-type="as-char" svg:width="6.9236in" svg:height="4.61393in" draw:z-index="0">
<draw:image xlink:href="../Images/AРМІЯINFORM/2023-05-27T68-00-00-04-00/cherevatyj-2.jpg" xlink:type="simple" xlink:show="embed" xlink:actuate="onLoad" draw:mime-type="image/jpeg"/>
</draw:frame>
在直接加入<text:a xlink:type="simple" xlink:href="https://www.youtube.com/watch" text:style-name="Internet_20_link" text:visited-style-name="Visited_20_Internet_20_Link">
遥控电话</text:a>
乌克兰上校Sergeychycheriev的东部武装部队发言人的“唯一新闻”指出，敌人在巴赫穆特方向的活动很重要。 是的，最后一天只有2名战斗人员。 为了进行比较，在防御巴赫穆特期间，有几天发生这种冲突40-50及更多。 取而代之的是，敌人的发射活动并没有减少，它从不同类型的武器中施加了我们部队的立场。</text:p>
      <ul>
        <li>
是的，最后一天，敌人击败了465次的各种口径，有2架飞机。  - 在战斗中，占领的54次被摧毁，84人受伤。 我们的捍卫者还摧毁了一个BM-21毕业生，3支枪，240毫米塔式迫击炮，3架无人飞机综合大楼和2个弹药的一个反应性系统。</li>
      </ul>
      <text:p text:style-name="P4">
东部部队的发言人指出，尽管敌人发生了激烈的火灾，乌克兰部队仍能够在巴赫穆特(Bakhmut)方向上的各种大火前进，距离为350至400米。</text:p>
      <text:p text:style-name="P4">
Sergei Cherevaty上校还指出，在这个方向上，他朝这个方向迈出了敌人，因为在数月之内，对要塞的英勇防御力量，每天都会失去100多人。</text:p>
      <ul>
        <li>
干燥残留物中prigogine的所有陈述都是潜在的投降 - 摘要。  - 是的，在俄罗斯，“瓦格纳”犯罪群体领导人的军事领导与影响范围之间的军事领导与该人的所有最新状态之间存在着内部的斗争 - 至少尝试以某种方式保持光芒的残余物。 但是，Prigogine很清楚，再过几周，它将不再存在。 因此，关于撤回Ibakhmut方向的下注的陈述。 让我们来看一下，因为我们正在遵循这种情况。</li>
      </ul>
      <text:p text:style-name="P4">
News Source: <text:a xlink:type="simple" xlink:href="https://armyinform.com.ua/2023/05/27/aktyvnist-voroga-na-bahmutskomu-napryamku-znachno-znyzylasya-sergij-cherevatyj/" text:style-name="Internet_20_link" text:visited-style-name="Visited_20_Internet_20_Link">
https://armyinform.com.ua/2023/05/27/aktyvnist-voroga-na-bahmutskomu-napryamku-znachno-znyzylasya-sergij-cherevatyj/</text:a>
</text:p>
      <!--NEWS-->
      <text:h text:style-name="P10" text:outline-level="1">
<text:span text:style-name="T4">
英国志愿者向乌克兰士兵及其国际讲师表现出积极情绪</text:span>
</text:h>
      <text:p text:style-name="P4">
作者: ['АРМІЯINFORM']</text:p>
      <text:p text:style-name="P4">
时间: 2023-05-27T69:00:00-04:00</text:p>
      <text:p text:style-name="P4">
描述: 英国组织“乌克兰英国团结”的志愿者的志愿者 - “与乌克兰2022年的战争，与乌克兰的最新新闻的战争，与乌克兰2022年的新闻战争是今天的最后一场，乌克兰与乌克兰之间的战争将是一场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5/349100461_614962493911740_7499206631635201573_n.jpg" text:style-name="Internet_20_link" text:visited-style-name="Visited_20_Internet_20_Link">
349100461_614962493911740_7499206631635201573_n.jpg</text:a>
', '<text:a xlink:type="simple" xlink:href="https://armyinform.com.ua/wp-content/uploads/2023/05/349974993_230845362981016_8006366383586589118_n-150x150.jpg" text:style-name="Internet_20_link" text:visited-style-name="Visited_20_Internet_20_Link">
349974993_230845362981016_8006366383586589118_n-150x150.jpg</text:a>
', '<text:a xlink:type="simple" xlink:href="https://armyinform.com.ua/wp-content/uploads/2023/05/349575918_183490354663343_3248208331368424467_n-150x150.jpg" text:style-name="Internet_20_link" text:visited-style-name="Visited_20_Internet_20_Link">
349575918_183490354663343_3248208331368424467_n-150x150.jpg</text:a>
', '<text:a xlink:type="simple" xlink:href="https://armyinform.com.ua/wp-content/uploads/2023/05/349882109_998443497989277_4908949402952782078_n-150x150.jpg" text:style-name="Internet_20_link" text:visited-style-name="Visited_20_Internet_20_Link">
349882109_998443497989277_4908949402952782078_n-150x150.jpg</text:a>
', '<text:a xlink:type="simple" xlink:href="https://armyinform.com.ua/wp-content/uploads/2023/05/349989976_1215914012437307_2035288328238715631_n-150x150.jpg" text:style-name="Internet_20_link" text:visited-style-name="Visited_20_Internet_20_Link">
349989976_1215914012437307_2035288328238715631_n-150x150.jpg</text:a>
', '<text:a xlink:type="simple" xlink:href="https://armyinform.com.ua/wp-content/uploads/2023/05/348641509_6940979845930295_4921339448145996364_n-150x150.jpg" text:style-name="Internet_20_link" text:visited-style-name="Visited_20_Internet_20_Link">
348641509_6940979845930295_4921339448145996364_n-150x150.jpg</text:a>
', '<text:a xlink:type="simple" xlink:href="https://armyinform.com.ua/wp-content/uploads/2023/05/350130451_561276982854556_2492887037244230602_n-150x150.jpg" text:style-name="Internet_20_link" text:visited-style-name="Visited_20_Internet_20_Link">
350130451_561276982854556_2492887037244230602_n-150x150.jpg</text:a>
']</text:p>
      <text:p text:style-name="P4">
标签: ['ВЕЛИКА БРИТАНІЯ', 'ЄДНІСТЬ УКРАЇНИ ТА\xa0ВЕЛИКОЇ БРИТАНІЇ']</text:p>
      <text:p text:style-name="P4">
类别: News</text:p>
      <!--METADATA-->
      <text:p text:style-name="P4">
<draw:frame draw:style-name="fr1" draw:name="Image236" text:anchor-type="as-char" svg:width="6.9236in" svg:height="4.623458in" draw:z-index="0">
<draw:image xlink:href="../Images/AРМІЯINFORM/2023-05-27T69-00-00-04-00/349100461_614962493911740_7499206631635201573_n.jpg" xlink:type="simple" xlink:show="embed" xlink:actuate="onLoad" draw:mime-type="image/jpeg"/>
</draw:frame>
英国非政府组织“乌克兰英国统一”  - “乌克兰和英国的统一”的志愿者和志愿者向乌克兰武装部队的塔维军人提供了培训，他们在跨国教育行动的框架中受过培训。在国王和国王，国王的领导下，以及在新西兰，恩兹德·弗伦斯(Nzdefence Force)和英国武装部队的武装部队中，HM武装部队积极的evity，笑容，笑容，笑容和希望。 PROCE <text:a xlink:type="simple" xlink:href="https://www.facebook.com/GeneralStaff.ua/posts/pfbid02J8rpLuhiyRJFWDLyHP71CdUaYvbWU5Y3ca6q6BgNmTwoWamrzSGzXQt9gh3F866Nl" text:style-name="Internet_20_link" text:visited-style-name="Visited_20_Internet_20_Link">
通知</text:a>
武装部队的总人员。</text:p>
      <text:p text:style-name="P4">
乌克兰合唱团“ Kalina”的艺术表演者在埃琳娜(Elena)的指挥指导下进行了乌克兰合唱经典的表演，并向听众和音乐提供了专门为一次以上的生活音乐会做准备的。 听众和听众加入了作品和声音，有时甚至是燃烧的坦克。</text:p>
      <text:p text:style-name="P4">
英国非政府组织“乌克兰英国统一”的志愿者和志愿者 - “乌克兰和英国的统一”带来了伊玛利卡的孩子的来信，包括周六的乌克兰乌克兰乌克兰岛的学生和学生，以及为支持勇气而创建的艺术绘画抗议者和抗议者纳塔利娅(Natalia)女士的艺术家，他们在英国俄罗斯针对乌克兰的战争中找到了保护性。</text:p>
      <text:p text:style-name="P4">
由Irinat女士Karolin女士创建的英国非政府组织“乌克兰英国统一”(Uk Uk Unity)帮助新移民乌克兰人及其子女，他们在英国被送给了临时庇护所，以恢复他们在这里的生活，以提供建议，信息支持和友谊。 乌克兰英国统一志愿者和志愿者是当地人，不同的国籍和起源，由主要目标联合起来，以帮助有社区融合的人们，这是由其他当地慈善组织，地方当局和教堂实现的。</text:p>
      <text:p text:style-name="P4">
<text:a xlink:type="simple" xlink:href="https://armyinform.com.ua/wp-content/uploads/2023/05/349974993_230845362981016_8006366383586589118_n.jpg" text:style-name="Internet_20_link" text:visited-style-name="Visited_20_Internet_20_Link">
!(Images/AРМІЯINFORM/2023-05-27T69-00-00-04-00/349974993_230845362981016_8006366383586589118_n-150x150.jpg)</text:a>
</text:p>
      <text:p text:style-name="P4">
<text:a xlink:type="simple" xlink:href="https://armyinform.com.ua/wp-content/uploads/2023/05/349882109_998443497989277_4908949402952782078_n.jpg" text:style-name="Internet_20_link" text:visited-style-name="Visited_20_Internet_20_Link">
<draw:frame draw:style-name="fr1" draw:name="Image237" text:anchor-type="as-char" svg:width="6.9236in" svg:height="6.9236in" draw:z-index="0">
<draw:image xlink:href="../Images/AРМІЯINFORM/2023-05-27T69-00-00-04-00/349882109_998443497989277_4908949402952782078_n-150x150.jpg" xlink:type="simple" xlink:show="embed" xlink:actuate="onLoad" draw:mime-type="image/jpeg"/>
</draw:frame>
</text:a>
</text:p>
      <text:p text:style-name="P4">
<text:a xlink:type="simple" xlink:href="https://armyinform.com.ua/wp-content/uploads/2023/05/349989976_1215914012437307_2035288328238715631_n.jpg" text:style-name="Internet_20_link" text:visited-style-name="Visited_20_Internet_20_Link">
<draw:frame draw:style-name="fr1" draw:name="Image238" text:anchor-type="as-char" svg:width="6.9236in" svg:height="6.9236in" draw:z-index="0">
<draw:image xlink:href="../Images/AРМІЯINFORM/2023-05-27T69-00-00-04-00/349989976_1215914012437307_2035288328238715631_n-150x150.jpg" xlink:type="simple" xlink:show="embed" xlink:actuate="onLoad" draw:mime-type="image/jpeg"/>
</draw:frame>
</text:a>
</text:p>
      <text:p text:style-name="P4">
<text:a xlink:type="simple" xlink:href="https://armyinform.com.ua/wp-content/uploads/2023/05/348641509_6940979845930295_4921339448145996364_n.jpg" text:style-name="Internet_20_link" text:visited-style-name="Visited_20_Internet_20_Link">
<draw:frame draw:style-name="fr1" draw:name="Image239" text:anchor-type="as-char" svg:width="6.9236in" svg:height="6.9236in" draw:z-index="0">
<draw:image xlink:href="../Images/AРМІЯINFORM/2023-05-27T69-00-00-04-00/348641509_6940979845930295_4921339448145996364_n-150x150.jpg" xlink:type="simple" xlink:show="embed" xlink:actuate="onLoad" draw:mime-type="image/jpeg"/>
</draw:frame>
</text:a>
</text:p>
      <text:p text:style-name="P4">
<text:a xlink:type="simple" xlink:href="https://armyinform.com.ua/wp-content/uploads/2023/05/350130451_561276982854556_2492887037244230602_n.jpg" text:style-name="Internet_20_link" text:visited-style-name="Visited_20_Internet_20_Link">
<draw:frame draw:style-name="fr1" draw:name="Image240" text:anchor-type="as-char" svg:width="6.9236in" svg:height="6.9236in" draw:z-index="0">
<draw:image xlink:href="../Images/AРМІЯINFORM/2023-05-27T69-00-00-04-00/350130451_561276982854556_2492887037244230602_n-150x150.jpg" xlink:type="simple" xlink:show="embed" xlink:actuate="onLoad" draw:mime-type="image/jpeg"/>
</draw:frame>
</text:a>
令人难以置信的曲调和艺术氛围已向乐队“ Atmasfera”的歌手演员展示给武装部队的军事人员，其名字由两个词组成：梵语的“ Atma”被翻译成“人”。 “ sphere”一词描述了所包围的内容。 因此，该小组的创造力被围绕着人的内心世界，他对抵押贷款的深刻经历，这是在该团队的多功能表现中听到的，该团队发明了新的独特声音。 “ Atmasfera”结合了世界纯洁的键盘，原声吉他，电吉他，贝斯吉他，曼陀林，Dombra，Buzuki，Buzuki，Darbuk，各种打击乐器，电子标签，竖琴，竖琴，撒克逊人，萨克森，铃铛，铃铛，铃铛，铃铛，铃铛，声音。</text:p>
      <text:p text:style-name="P4">
在一个美好的变革性夜晚结束时，乌克兰的所有士兵和士兵和新的Zeanda在儿童及其妈妈魅力创造的记忆中收到了新的纪念，并以家用颜色的颜色享受令人难以置信的美味和多样性 - 风味 - 风味 - 乌克兰英国团结»。</text:p>
      <text:p text:style-name="P4">
另外，这一次，就像前一个有愿望的人一样，可以从工匠和美发工匠那里获得独家发型。</text:p>
      <text:p text:style-name="P4">
News Source: <text:a xlink:type="simple" xlink:href="https://armyinform.com.ua/2023/05/27/brytanski-volontery-podaruvaly-ukrayinskym-voyinam-ta-yihnim-mizhnarodnym-instruktoram-pozytyvni-emocziyi/" text:style-name="Internet_20_link" text:visited-style-name="Visited_20_Internet_20_Link">
https://armyinform.com.ua/2023/05/27/brytanski-volontery-podaruvaly-ukrayinskym-voyinam-ta-yihnim-mizhnarodnym-instruktoram-pozytyvni-emocziyi/</text:a>
</text:p>
      <!--NEWS-->
      <text:h text:style-name="P10" text:outline-level="1">
<text:span text:style-name="T4">
我们将把孩子和孙子作为今天的遗产是和平 -  Volodymyr Zelenskyy</text:span>
</text:h>
      <text:p text:style-name="P4">
作者: ['АРМІЯINFORM']</text:p>
      <text:p text:style-name="P4">
时间: 2023-05-27T70:00:00-04:00</text:p>
      <text:p text:style-name="P4">
描述: 关于电报通道中的作品Volodimir Zelensky。 “ Mi Mi充满了我们的……与乌克兰2022年的战争，与乌克兰的战争是今天的最新消息，与乌克兰2022的战争是今天的最后一场，乌克兰和俄罗斯之间的战争是否会发生战争他们说，与乌克兰与乌克兰的战争将与否，他们说，在不久的将来，将与乌克兰发生战争，他们说，今天与乌克兰的战争，今天的乌克兰新闻，乌克兰新闻，乌克兰媒体在俄罗斯的乌克兰新闻</text:p>
      <text:p text:style-name="P4">
图片: ['<text:a xlink:type="simple" xlink:href="https://armyinform.com.ua/wp-content/uploads/2023/05/photo_5445380729140791317_y.jpg" text:style-name="Internet_20_link" text:visited-style-name="Visited_20_Internet_20_Link">
photo_5445380729140791317_y.jpg</text:a>
', '<text:a xlink:type="simple" xlink:href="https://armyinform.com.ua/wp-content/uploads/2023/05/photo_5445380729140791306_y-150x150.jpg" text:style-name="Internet_20_link" text:visited-style-name="Visited_20_Internet_20_Link">
photo_5445380729140791306_y-150x150.jpg</text:a>
', '<text:a xlink:type="simple" xlink:href="https://armyinform.com.ua/wp-content/uploads/2023/05/photo_5445380729140791308_y-150x150.jpg" text:style-name="Internet_20_link" text:visited-style-name="Visited_20_Internet_20_Link">
photo_5445380729140791308_y-150x150.jpg</text:a>
', '<text:a xlink:type="simple" xlink:href="https://armyinform.com.ua/wp-content/uploads/2023/05/photo_5445380729140791309_y-150x150.jpg" text:style-name="Internet_20_link" text:visited-style-name="Visited_20_Internet_20_Link">
photo_5445380729140791309_y-150x150.jpg</text:a>
', '<text:a xlink:type="simple" xlink:href="https://armyinform.com.ua/wp-content/uploads/2023/05/photo_5445380729140791310_y-150x150.jpg" text:style-name="Internet_20_link" text:visited-style-name="Visited_20_Internet_20_Link">
photo_5445380729140791310_y-150x150.jpg</text:a>
', '<text:a xlink:type="simple" xlink:href="https://armyinform.com.ua/wp-content/uploads/2023/05/photo_5445380729140791311_y-150x150.jpg" text:style-name="Internet_20_link" text:visited-style-name="Visited_20_Internet_20_Link">
photo_5445380729140791311_y-150x150.jpg</text:a>
', '<text:a xlink:type="simple" xlink:href="https://armyinform.com.ua/wp-content/uploads/2023/05/photo_5445380729140791314_y-150x150.jpg" text:style-name="Internet_20_link" text:visited-style-name="Visited_20_Internet_20_Link">
photo_5445380729140791314_y-150x150.jpg</text:a>
', '<text:a xlink:type="simple" xlink:href="https://armyinform.com.ua/wp-content/uploads/2023/05/photo_5445380729140791312_y-150x150.jpg" text:style-name="Internet_20_link" text:visited-style-name="Visited_20_Internet_20_Link">
photo_5445380729140791312_y-150x150.jpg</text:a>
', '<text:a xlink:type="simple" xlink:href="https://armyinform.com.ua/wp-content/uploads/2023/05/photo_5445380729140791315_y-150x150.jpg" text:style-name="Internet_20_link" text:visited-style-name="Visited_20_Internet_20_Link">
photo_5445380729140791315_y-150x150.jpg</text:a>
', '<text:a xlink:type="simple" xlink:href="https://armyinform.com.ua/wp-content/uploads/2023/05/photo_5445380729140791318_y-150x150.jpg" text:style-name="Internet_20_link" text:visited-style-name="Visited_20_Internet_20_Link">
photo_5445380729140791318_y-150x150.jpg</text:a>
']</text:p>
      <text:p text:style-name="P4">
标签: ['ВОЛОДИМИР ЗЕЛЕНСЬКИЙ']</text:p>
      <text:p text:style-name="P4">
类别: News</text:p>
      <!--METADATA-->
      <text:p text:style-name="P4">
<draw:frame draw:style-name="fr1" draw:name="Image241" text:anchor-type="as-char" svg:width="6.9236in" svg:height="4.615733in" draw:z-index="0">
<draw:image xlink:href="../Images/AРМІЯINFORM/2023-05-27T70-00-00-04-00/photo_5445380729140791317_y.jpg" xlink:type="simple" xlink:show="embed" xlink:actuate="onLoad" draw:mime-type="image/jpeg"/>
</draw:frame>
关于这个<text:a xlink:type="simple" xlink:href="https://t.me/V_Zelenskiy_official/6389" text:style-name="Internet_20_link" text:visited-style-name="Visited_20_Internet_20_Link">
被引用</text:a>
在Zelensky的电视频道通道中。</text:p>
      <text:p text:style-name="P4">
“我们将把孩子和孙子作为当今的遗产，是和平。 我们没有其他选择。 但是，为了继承和平，我们必须能够说我们将以自己的步骤结束这场战争。”消息说。</text:p>
      <text:p text:style-name="P4">
<text:a xlink:type="simple" xlink:href="https://armyinform.com.ua/wp-content/uploads/2023/05/photo_5445380729140791306_y.jpg" text:style-name="Internet_20_link" text:visited-style-name="Visited_20_Internet_20_Link">
!(Images/AРМІЯINFORM/2023-05-27T70-00-00-04-00/photo_5445380729140791306_y-150x150.jpg)</text:a>
</text:p>
      <text:p text:style-name="P4">
<text:a xlink:type="simple" xlink:href="https://armyinform.com.ua/wp-content/uploads/2023/05/photo_5445380729140791308_y.jpg" text:style-name="Internet_20_link" text:visited-style-name="Visited_20_Internet_20_Link">
<draw:frame draw:style-name="fr1" draw:name="Image242" text:anchor-type="as-char" svg:width="6.9236in" svg:height="6.9236in" draw:z-index="0">
<draw:image xlink:href="../Images/AРМІЯINFORM/2023-05-27T70-00-00-04-00/photo_5445380729140791308_y-150x150.jpg" xlink:type="simple" xlink:show="embed" xlink:actuate="onLoad" draw:mime-type="image/jpeg"/>
</draw:frame>
</text:a>
</text:p>
      <text:p text:style-name="P4">
<text:a xlink:type="simple" xlink:href="https://armyinform.com.ua/wp-content/uploads/2023/05/photo_5445380729140791309_y.jpg" text:style-name="Internet_20_link" text:visited-style-name="Visited_20_Internet_20_Link">
<draw:frame draw:style-name="fr1" draw:name="Image243" text:anchor-type="as-char" svg:width="6.9236in" svg:height="6.9236in" draw:z-index="0">
<draw:image xlink:href="../Images/AРМІЯINFORM/2023-05-27T70-00-00-04-00/photo_5445380729140791309_y-150x150.jpg" xlink:type="simple" xlink:show="embed" xlink:actuate="onLoad" draw:mime-type="image/jpeg"/>
</draw:frame>
</text:a>
</text:p>
      <text:p text:style-name="P4">
<text:a xlink:type="simple" xlink:href="https://armyinform.com.ua/wp-content/uploads/2023/05/photo_5445380729140791310_y.jpg" text:style-name="Internet_20_link" text:visited-style-name="Visited_20_Internet_20_Link">
<draw:frame draw:style-name="fr1" draw:name="Image244" text:anchor-type="as-char" svg:width="6.9236in" svg:height="6.9236in" draw:z-index="0">
<draw:image xlink:href="../Images/AРМІЯINFORM/2023-05-27T70-00-00-04-00/photo_5445380729140791310_y-150x150.jpg" xlink:type="simple" xlink:show="embed" xlink:actuate="onLoad" draw:mime-type="image/jpeg"/>
</draw:frame>
</text:a>
</text:p>
      <text:p text:style-name="P4">
<text:a xlink:type="simple" xlink:href="https://armyinform.com.ua/wp-content/uploads/2023/05/photo_5445380729140791311_y.jpg" text:style-name="Internet_20_link" text:visited-style-name="Visited_20_Internet_20_Link">
<draw:frame draw:style-name="fr1" draw:name="Image245" text:anchor-type="as-char" svg:width="6.9236in" svg:height="6.9236in" draw:z-index="0">
<draw:image xlink:href="../Images/AРМІЯINFORM/2023-05-27T70-00-00-04-00/photo_5445380729140791311_y-150x150.jpg" xlink:type="simple" xlink:show="embed" xlink:actuate="onLoad" draw:mime-type="image/jpeg"/>
</draw:frame>
</text:a>
</text:p>
      <text:p text:style-name="P4">
<text:a xlink:type="simple" xlink:href="https://armyinform.com.ua/wp-content/uploads/2023/05/photo_5445380729140791314_y.jpg" text:style-name="Internet_20_link" text:visited-style-name="Visited_20_Internet_20_Link">
<draw:frame draw:style-name="fr1" draw:name="Image246" text:anchor-type="as-char" svg:width="6.9236in" svg:height="6.9236in" draw:z-index="0">
<draw:image xlink:href="../Images/AРМІЯINFORM/2023-05-27T70-00-00-04-00/photo_5445380729140791314_y-150x150.jpg" xlink:type="simple" xlink:show="embed" xlink:actuate="onLoad" draw:mime-type="image/jpeg"/>
</draw:frame>
</text:a>
</text:p>
      <text:p text:style-name="P4">
<text:a xlink:type="simple" xlink:href="https://armyinform.com.ua/wp-content/uploads/2023/05/photo_5445380729140791312_y.jpg" text:style-name="Internet_20_link" text:visited-style-name="Visited_20_Internet_20_Link">
<draw:frame draw:style-name="fr1" draw:name="Image247" text:anchor-type="as-char" svg:width="6.9236in" svg:height="6.9236in" draw:z-index="0">
<draw:image xlink:href="../Images/AРМІЯINFORM/2023-05-27T70-00-00-04-00/photo_5445380729140791312_y-150x150.jpg" xlink:type="simple" xlink:show="embed" xlink:actuate="onLoad" draw:mime-type="image/jpeg"/>
</draw:frame>
</text:a>
</text:p>
      <text:p text:style-name="P4">
<text:a xlink:type="simple" xlink:href="https://armyinform.com.ua/wp-content/uploads/2023/05/photo_5445380729140791315_y.jpg" text:style-name="Internet_20_link" text:visited-style-name="Visited_20_Internet_20_Link">
<draw:frame draw:style-name="fr1" draw:name="Image248" text:anchor-type="as-char" svg:width="6.9236in" svg:height="6.9236in" draw:z-index="0">
<draw:image xlink:href="../Images/AРМІЯINFORM/2023-05-27T70-00-00-04-00/photo_5445380729140791315_y-150x150.jpg" xlink:type="simple" xlink:show="embed" xlink:actuate="onLoad" draw:mime-type="image/jpeg"/>
</draw:frame>
</text:a>
</text:p>
      <text:p text:style-name="P4">
<text:a xlink:type="simple" xlink:href="https://armyinform.com.ua/wp-content/uploads/2023/05/photo_5445380729140791318_y.jpg" text:style-name="Internet_20_link" text:visited-style-name="Visited_20_Internet_20_Link">
<draw:frame draw:style-name="fr1" draw:name="Image249" text:anchor-type="as-char" svg:width="6.9236in" svg:height="6.9236in" draw:z-index="0">
<draw:image xlink:href="../Images/AРМІЯINFORM/2023-05-27T70-00-00-04-00/photo_5445380729140791318_y-150x150.jpg" xlink:type="simple" xlink:show="embed" xlink:actuate="onLoad" draw:mime-type="image/jpeg"/>
</draw:frame>
</text:a>
</text:p>
      <text:p text:style-name="P4">
News Source: <text:a xlink:type="simple" xlink:href="https://armyinform.com.ua/2023/05/27/same-myr-my-zalyshymo-nashym-dityam-i-onukam-yak-spadshhynu-sogodennya-volodymyr-zelenskyj/" text:style-name="Internet_20_link" text:visited-style-name="Visited_20_Internet_20_Link">
https://armyinform.com.ua/2023/05/27/same-myr-my-zalyshymo-nashym-dityam-i-onukam-yak-spadshhynu-sogodennya-volodymyr-zelenskyj/</text:a>
</text:p>
      <!--NEWS-->
      <text:h text:style-name="P10" text:outline-level="1">
<text:span text:style-name="T4">
我们的部队控制着西南部马利亚的巴赫穆特的郊区</text:span>
</text:h>
      <text:p text:style-name="P4">
作者: ['АРМІЯINFORM']</text:p>
      <text:p text:style-name="P4">
时间: 2023-05-27T71:00:00-04:00</text:p>
      <text:p text:style-name="P4">
描述: 在巴赫穆特斯基（Bakhmutsky），沃戈格（Vogog）没有刺激，在蒂西尔马瘤活动中进行了啤酒……与乌克兰2022年的战争，与乌克兰的最新新闻，与乌克兰的新闻战争，乌克兰2022年的新闻战争，乌克兰和俄罗斯之间的最后战争，乌克兰和俄罗斯之间的战争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bahmut-4.jpg" text:style-name="Internet_20_link" text:visited-style-name="Visited_20_Internet_20_Link">
bahmut-4.jpg</text:a>
']</text:p>
      <text:p text:style-name="P4">
标签: ['БАХМУТ', 'ГАННА МАЛЯР']</text:p>
      <text:p text:style-name="P4">
类别: News</text:p>
      <!--METADATA-->
      <text:p text:style-name="P4">
<draw:frame draw:style-name="fr1" draw:name="Image250" text:anchor-type="as-char" svg:width="6.9236in" svg:height="3.894525in" draw:z-index="0">
<draw:image xlink:href="../Images/AРМІЯINFORM/2023-05-27T71-00-00-04-00/bahmut-4.jpg" xlink:type="simple" xlink:show="embed" xlink:actuate="onLoad" draw:mime-type="image/jpeg"/>
</draw:frame>
说明性照片</text:p>
      <text:p text:style-name="P4">
在巴赫穆特(Bakhmut)的方向上，敌人失败了，但总的来说，进攻活动减少了。 敌人依靠塔克斯大炮炮击的航空罢工。 关于这个<text:a xlink:type="simple" xlink:href="https://t.me/annamaliar/797" text:style-name="Internet_20_link" text:visited-style-name="Visited_20_Internet_20_Link">
被引用</text:a>
在乌克兰安娜·马利亚(Anna Malyar)国防部副部长的电报渠道中。</text:p>
      <text:p text:style-name="P4">
她报道：“昨天和今天没有积极的战斗 - 在城市和侧面都没有。</text:p>
      <text:p text:style-name="P4">
根据安娜·马利亚(Anna Malyar)的说法，我们从巴赫穆特(Bakhmut)拥有先前占领的半夜和南部的高度。 同时，昨天和今天的促销活动是为了完成其他任务。</text:p>
      <text:p text:style-name="P4">
敌人进攻活动的减少是由于这样的事实是，部队的替代和重新组合继续。 敌人试图增强自己的能力。</text:p>
      <text:p text:style-name="P4">
乌克兰国防部副部长总结说：“我们的部队控制着飞机西南部的巴赫穆特郊区。”</text:p>
      <text:p text:style-name="P4">
News Source: <text:a xlink:type="simple" xlink:href="https://armyinform.com.ua/2023/05/27/nashi-vijska-kontrolyuyut-okolyczi-bahmuta-u-pivdenno-zahidnij-chastyni-ganna-malyar/" text:style-name="Internet_20_link" text:visited-style-name="Visited_20_Internet_20_Link">
https://armyinform.com.ua/2023/05/27/nashi-vijska-kontrolyuyut-okolyczi-bahmuta-u-pivdenno-zahidnij-chastyni-ganna-malyar/</text:a>
</text:p>
      <!--NEWS-->
      <text:h text:style-name="P10" text:outline-level="1">
<text:span text:style-name="T4">
在大规模战争的头几天获得的破坏工作的经验 - 在暂时占领的领土上引入了vasyl Malyuk</text:span>
</text:h>
      <text:p text:style-name="P4">
作者: ['Олексій Тригуб']</text:p>
      <text:p text:style-name="P4">
时间: 2023-05-27T72:00:00-04:00</text:p>
      <text:p text:style-name="P4">
描述: 在乌克兰杂志Dmitra Komarov的《 Izhterv'yu》中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5/malyuk.jpg" text:style-name="Internet_20_link" text:visited-style-name="Visited_20_Internet_20_Link">
malyuk.jpg</text:a>
']</text:p>
      <text:p text:style-name="P4">
标签: ['ВАСИЛЬ МАЛЮК', 'СБУ']</text:p>
      <text:p text:style-name="P4">
类别: News</text:p>
      <!--METADATA-->
      <text:p text:style-name="P4">
<draw:frame draw:style-name="fr1" draw:name="Image251" text:anchor-type="as-char" svg:width="6.9236in" svg:height="3.894525in" draw:z-index="0">
<draw:image xlink:href="../Images/AРМІЯINFORM/2023-05-27T72-00-00-04-00/malyuk.jpg" xlink:type="simple" xlink:show="embed" xlink:actuate="onLoad" draw:mime-type="image/jpeg"/>
</draw:frame>
在接受乌克兰著名记者德米特里·科马罗夫(Dmitry Komarov)的采访时他现在负责的力量结构。</text:p>
      <ul>
        <li>
我与情报国家警卫队主要局的工作人员并肩作战。  - 我们去见了敌人，并做出了可能和不可能，因此它不会进入首都。</li>
      </ul>
      <text:p text:style-name="P4">
据Vasyl Malyuk称，这发生在俄罗斯入侵开始后的头两天，然后他不得不返回基辅，虐待和安排工作。</text:p>
      <ul>
        <li>
在那些日子里，有很多这样的布朗运动，有必要这样做，以便一切都像乐团一样和谐地奏效，解释了少将。</li>
      </ul>
      <text:p text:style-name="P4">
由于瞬时措施，资本被分为几个惠族人，每个惠族人都从事运营和调查小组，这些组织由乌克兰安全局，国家警察以及纳布和特种部队的雇员组成。 执法人员对任何威胁做出了回应，立即离开了地方。</text:p>
      <text:p text:style-name="P4">
SBU主席说，在对乌克兰首都威胁的人中，​​2022年2月的Dainets是为了捍卫古代基辅的捍卫，甚至是平民公民。</text:p>
      <ul>
        <li>
我们不能以任何方式抵消即使是普通平民的角色，也强调了将军。  - 那个时候，在2月24日，当我们开车驱车敌人时，在一个已经受到直升机52的打击状态的军事部队之一，设法捡起了武器和损害手段，平民在侧面是民事的呢 我想起了其中的一些。 有一种人在陷阱和交通诉讼中实际上跑出了房子，以将机枪拿到手中并保护乌克兰的保姆!当时，每个乌克兰人都做出了选择。 所以我们站了起来。</li>
      </ul>
      <text:p text:style-name="P4">
几天后，2月28日，瓦西尔·马里克(Vasyl Malyuk)被SBU副主席任命为乌克兰总统。 从同质安全部门的内部事务部返回，该官员首先建立了一个特殊部队，以完成俄罗斯部落暂时抓住的领土后部最重要的任务。当时，新成立的特殊部门的战斗机在基辅泰亚齐米尔地区的边界上经营，当时执行了最重要的任务 - 重建敌人的后勤路径。 它还包括党派代理部队。 敌人后部的特种部队，游击队和特工采取了许多特殊措施，这大大削弱了敌人。因此，除其他外，“ Bunnik”的战士甚至设法摧毁了俄罗斯舰队的后方办公室，被吹入该国。 随后，据婴儿Vasily所说，获得的经验成功地在Donetsk，Lugansk，Kherson，Mykolaiv和Zaporizhzhya地区成功实现。</text:p>
      <ul>
        <li>
正是在这方面，我在这些地区正在商务旅行， - 辅助瓦西尔·马利克(Vasyl Malyuk)少将。</li>
      </ul>
      <text:p text:style-name="P4">
News Source: <text:a xlink:type="simple" xlink:href="https://armyinform.com.ua/2023/05/27/na-tymchasovo-okupovanyh-terytoriyah-vprovadzhuyetsya-dosvid-dyversijnoyi-roboty-zdobutyj-u-pershi-dni-shyrokomasshtabnoyi-vijny-vasyl-malyuk/" text:style-name="Internet_20_link" text:visited-style-name="Visited_20_Internet_20_Link">
https://armyinform.com.ua/2023/05/27/na-tymchasovo-okupovanyh-terytoriyah-vprovadzhuyetsya-dosvid-dyversijnoyi-roboty-zdobutyj-u-pershi-dni-shyrokomasshtabnoyi-vijny-vasyl-malyuk/</text:a>
</text:p>
      <!--NEWS-->
      <text:h text:style-name="P10" text:outline-level="1">
<text:span text:style-name="T4">
基辅安全论坛敦促北约立即授予乌克兰会员资格</text:span>
</text:h>
      <text:p text:style-name="P4">
作者: ['Ольга Мосьондз']</text:p>
      <text:p text:style-name="P4">
时间: 2023-05-27T73:00:00-04:00</text:p>
      <text:p text:style-name="P4">
描述: Pivnichitlant在Maybutno Samiti举行的MAITI，PRAVI POLIVNO ...与乌克兰2022年的战争，与乌克兰的最新新闻，《与乌克兰的新闻战争》，与乌克兰2022年的新闻战争，这是乌克兰和俄罗斯之间的战争，乌克兰和俄罗斯之间的战争将会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photo1685165460-1.jpg" text:style-name="Internet_20_link" text:visited-style-name="Visited_20_Internet_20_Link">
photo1685165460-1.jpg</text:a>
']</text:p>
      <text:p text:style-name="P4">
标签: ['КИЇВСЬКИЙ БЕЗПЕКОВИЙ ФОРУМ', 'НАТО']</text:p>
      <text:p text:style-name="P4">
类别: News</text:p>
      <!--METADATA-->
      <text:p text:style-name="P4">
<draw:frame draw:style-name="fr1" draw:name="Image252" text:anchor-type="as-char" svg:width="6.9236in" svg:height="4.615733in" draw:z-index="0">
<draw:image xlink:href="../Images/AРМІЯINFORM/2023-05-27T73-00-00-04-00/photo1685165460-1.jpg" xlink:type="simple" xlink:show="embed" xlink:actuate="onLoad" draw:mime-type="image/jpeg"/>
</draw:frame>
Victor Dehtyar /Armyinform摄</text:p>
      <text:p text:style-name="P4">
维尔纽斯未来峰会上的北大西洋联盟有一个政治决定 - 在北约提供乌克兰会员资格并开始谈判进入。</text:p>
      <text:p text:style-name="P4">
关于这个<text:a xlink:type="simple" xlink:href="https://ksf.openukraine.org/ua/news/2651-samit-nato-u-vilynyusi-maje-stati-perelomnim-momentomkijivsykij-bezpekovij-forum-zaklikaje-nato-nevidkladno-nadati-ukrajini-chlenstvo" text:style-name="Internet_20_link" text:visited-style-name="Visited_20_Internet_20_Link">
被引用</text:a>
在复杂的位置[文档]中(https://ksf.openukraine.org/mediafiles/files/KSF_NATO_Policy_Paper_2023_UA.pdf)北约战斗论坛是在第15届年度CBF期间提出的。</text:p>
      <text:p text:style-name="P4">
该文件指出：“多年来，双方都缺乏政治意愿。”</text:p>
      <text:p text:style-name="P4">
“与其采用乌克兰，这是一个历史步骤，它将提供共同的安全，并阻止俄罗斯日益增长的地缘政治和军事野心 - 多政治领导人选择将来推迟并在未来留下这样的观点。 事实证明这是一个悲惨的错误。”  - 效率说。</text:p>
      <text:p text:style-name="P4">
它的作者指出，战争改变了一切：“乌克兰在俄罗斯侵略对面的国家抵抗在联盟的安全思维中取得了真正的突破。</text:p>
      <text:p text:style-name="P4">
该文件强调，现在没有什么可以取代乌克兰的北约成员资格 - “没有特殊格式或临时安全性”。</text:p>
      <text:p text:style-name="P4">
基辅安全论坛强调，有必要快速进行发掘，并希望维尔纽斯的北约峰会将成为乌克兰在联盟中成员的转折点。</text:p>
      <text:p text:style-name="P4">
该文件呼吁盟国做出政治决定，向乌克兰会员资格提议，并在入学时开始谈判。 此外，还开始在联盟内进行谈判，以提供乌克兰的保证，类似于北约加入之前第5条的集体防御保证。</text:p>
      <text:p text:style-name="P4">
“在乌克兰加入联盟的问题上，我们面临着保持欧洲无休止的战争的风​​险，乌克兰在北约的成员身份，而不是成为新欧洲欧洲建筑安全的基本要素，我们将再次将再次成为政治谈判期间交易的主题。”</text:p>
      <text:p text:style-name="P4">
** _论坛合作伙伴是大西洋委员会，北约信息和文件中心，国家民主研究所，乌克兰妇女大会，埃伯特农场，欧洲 - 大西洋课程。</text:p>
      <text:p text:style-name="P4">
_</text:p>
      <text:p text:style-name="P4">
News Source: <text:a xlink:type="simple" xlink:href="https://armyinform.com.ua/2023/05/27/kyyivskyj-bezpekovyj-forum-zaklykav-nato-nevidkladno-nadaty-ukrayini-chlenstvo/" text:style-name="Internet_20_link" text:visited-style-name="Visited_20_Internet_20_Link">
https://armyinform.com.ua/2023/05/27/kyyivskyj-bezpekovyj-forum-zaklykav-nato-nevidkladno-nadaty-ukrayini-chlenstvo/</text:a>
</text:p>
      <!--NEWS-->
      <text:h text:style-name="P10" text:outline-level="1">
<text:span text:style-name="T4">
在黑海中，敌人拥有一个带有四个“口径”的火箭架</text:span>
</text:h>
      <text:p text:style-name="P4">
作者: ['АРМІЯINFORM']</text:p>
      <text:p text:style-name="P4">
时间: 2023-05-27T74:00:00-04:00</text:p>
      <text:p text:style-name="P4">
描述: Chotiri Vorozhi在Chorny Morce的27个广告村感到兴奋，Chotiri Vorozhi ...与乌克兰2022年的战争，与乌克兰的最新新闻，今天与乌克兰2022年的新闻战争，今天，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7/maxresdefault-1.jpg" text:style-name="Internet_20_link" text:visited-style-name="Visited_20_Internet_20_Link">
maxresdefault-1.jpg</text:a>
']</text:p>
      <text:p text:style-name="P4">
标签: ['РАКЕТИ «КАЛІБР»', 'РАКЕТОНОСІЇ', 'СЕРЕДЗЕМНЕ МОРЕ', 'ЧОРНЕ ТА АЗОВСЬКЕ МОРЯ']</text:p>
      <text:p text:style-name="P4">
类别: News</text:p>
      <!--METADATA-->
      <text:p text:style-name="P4">
<draw:frame draw:style-name="fr1" draw:name="Image253" text:anchor-type="as-char" svg:width="6.9236in" svg:height="3.894525in" draw:z-index="0">
<draw:image xlink:href="../Images/AРМІЯINFORM/2023-05-27T74-00-00-04-00/maxresdefault-1.jpg" xlink:type="simple" xlink:show="embed" xlink:actuate="onLoad" draw:mime-type="image/jpeg"/>
</draw:frame>
说明性照片</text:p>
      <text:p text:style-name="P4">
截至5月27日，黑海有四艘船，其中一艘是机芯翼导弹的一架载体，是女儿火箭弹的全面。 关于它<text:a xlink:type="simple" xlink:href="https://www.facebook.com/navy.mil.gov.ua/posts/pfbid02z4DuBfqbLVK5qvMotiTavnBUF3UdCcSqYoxVDutL5h28hioejHwkbGQ63ShgpWQbl" text:style-name="Internet_20_link" text:visited-style-name="Visited_20_Internet_20_Link">
报告</text:a>
乌克兰武装部队海军的指挥。</text:p>
      <text:p text:style-name="P4">
亚佐夫海有1艘敌方船，地中海最多有7艘敌方船只，其中包括1艘地毯载体导弹，总计高达4枚导弹。</text:p>
      <text:p text:style-name="P4">
在白天，为了俄罗斯联邦的利益，制造了凯奇 - 元海峡的通过：</text:p>
      <text:p text:style-name="P4">
<text:span text:style-name="T5">
到Azov Sea -37艘船，其中19艘继续延续了Bosphorus海峡的运动； </text:span>
到黑海 -  36艘船，其中15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27/u-chornomu-mori-vorog-trymaye-raketonosij-z-chotyrma-kalibramy/" text:style-name="Internet_20_link" text:visited-style-name="Visited_20_Internet_20_Link">
https://armyinform.com.ua/2023/05/27/u-chornomu-mori-vorog-trymaye-raketonosij-z-chotyrma-kalibramy/</text:a>
</text:p>
      <!--NEWS-->
      <text:h text:style-name="P10" text:outline-level="1">
<text:span text:style-name="T4">
在Ivan Bohun KVL，有299名Lyceum学生的庄严发行</text:span>
</text:h>
      <text:p text:style-name="P4">
作者: ['Яна Задубінна']</text:p>
      <text:p text:style-name="P4">
时间: 2023-05-27T75:00:00-04:00</text:p>
      <text:p text:style-name="P4">
描述: Syogodn Is受伤，在Kyivskoye viskovoi liki izhmen izhmen Ivan Boguna vidnui Traverse ...与乌克兰2022年的战争，今天与乌克兰的最新新闻战争，乌克兰新闻，乌克兰新闻2022年，今天将与乌克兰和拉斯兰之间的战争，乌克兰和乌克兰之间的战争，Wareraine and Whe Wher Wher Wher Wher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vpprprpusk_result_10.jpg" text:style-name="Internet_20_link" text:visited-style-name="Visited_20_Internet_20_Link">
vpprprpusk_result_10.jpg</text:a>
', '<text:a xlink:type="simple" xlink:href="https://armyinform.com.ua/wp-content/uploads/2023/05/vpprprpusk_result_12-150x150.jpg" text:style-name="Internet_20_link" text:visited-style-name="Visited_20_Internet_20_Link">
vpprprpusk_result_12-150x150.jpg</text:a>
', '<text:a xlink:type="simple" xlink:href="https://armyinform.com.ua/wp-content/uploads/2023/05/vpprprpusk_result-150x150.jpg" text:style-name="Internet_20_link" text:visited-style-name="Visited_20_Internet_20_Link">
vpprprpusk_result-150x150.jpg</text:a>
', '<text:a xlink:type="simple" xlink:href="https://armyinform.com.ua/wp-content/uploads/2023/05/vpprprpusk_result_5-150x150.jpg" text:style-name="Internet_20_link" text:visited-style-name="Visited_20_Internet_20_Link">
vpprprpusk_result_5-150x150.jpg</text:a>
', '<text:a xlink:type="simple" xlink:href="https://armyinform.com.ua/wp-content/uploads/2023/05/vpprprpusk_result_4-150x150.jpg" text:style-name="Internet_20_link" text:visited-style-name="Visited_20_Internet_20_Link">
vpprprpusk_result_4-150x150.jpg</text:a>
', '<text:a xlink:type="simple" xlink:href="https://armyinform.com.ua/wp-content/uploads/2023/05/vpprprpusk_result_2.jpg" text:style-name="Internet_20_link" text:visited-style-name="Visited_20_Internet_20_Link">
vpprprpusk_result_2.jpg</text:a>
', '<text:a xlink:type="simple" xlink:href="https://armyinform.com.ua/wp-content/uploads/2023/05/vpprprpusk_result_6-150x150.jpg" text:style-name="Internet_20_link" text:visited-style-name="Visited_20_Internet_20_Link">
vpprprpusk_result_6-150x150.jpg</text:a>
', '<text:a xlink:type="simple" xlink:href="https://armyinform.com.ua/wp-content/uploads/2023/05/vpprprpusk_result_11-150x150.jpg" text:style-name="Internet_20_link" text:visited-style-name="Visited_20_Internet_20_Link">
vpprprpusk_result_11-150x150.jpg</text:a>
', '<text:a xlink:type="simple" xlink:href="https://armyinform.com.ua/wp-content/uploads/2023/05/vpprprpusk_result_13-150x150.jpg" text:style-name="Internet_20_link" text:visited-style-name="Visited_20_Internet_20_Link">
vpprprpusk_result_13-150x150.jpg</text:a>
', '<text:a xlink:type="simple" xlink:href="https://armyinform.com.ua/wp-content/uploads/2023/05/vpprprpusk_result_8-150x150.jpg" text:style-name="Internet_20_link" text:visited-style-name="Visited_20_Internet_20_Link">
vpprprpusk_result_8-150x150.jpg</text:a>
', '<text:a xlink:type="simple" xlink:href="https://armyinform.com.ua/wp-content/uploads/2023/05/vpprprpusk_result_7-150x150.jpg" text:style-name="Internet_20_link" text:visited-style-name="Visited_20_Internet_20_Link">
vpprprpusk_result_7-150x150.jpg</text:a>
', '<text:a xlink:type="simple" xlink:href="https://armyinform.com.ua/wp-content/uploads/2023/05/vpprprpusk_result_9.jpg" text:style-name="Internet_20_link" text:visited-style-name="Visited_20_Internet_20_Link">
vpprprpusk_result_9.jpg</text:a>
']</text:p>
      <text:p text:style-name="P4">
标签: ['STOPRUSSIA', 'АГРЕСІЯ РФ', 'ВИПУСК', 'ВТОРГНЕННЯ РФ', 'КВЛ']</text:p>
      <text:p text:style-name="P4">
类别: News</text:p>
      <!--METADATA-->
      <text:p text:style-name="P4">
<draw:frame draw:style-name="fr1" draw:name="Image254" text:anchor-type="as-char" svg:width="6.9236in" svg:height="4.615733in" draw:z-index="0">
<draw:image xlink:href="../Images/AРМІЯINFORM/2023-05-27T75-00-00-04-00/vpprprpusk_result_10.jpg" xlink:type="simple" xlink:show="embed" xlink:actuate="onLoad" draw:mime-type="image/jpeg"/>
</draw:frame>
今天，5月27日，以伊万·博胡霍夫纳(Ivan Bohuhovna)的名字命名的伊万军事秘密问题。</text:p>
      <text:p text:style-name="P4">
今年，KVL在成年后产生299名学生，其中83名在Boyarka的教育与健康综合体中。 此外，超过70％的优惠类别的孩子：孤儿，父母是ATO/OOS或有IDP的孩子。</text:p>
      <text:p text:style-name="P4">
<text:a xlink:type="simple" xlink:href="https://armyinform.com.ua/wp-content/uploads/2023/05/vpprprpusk_result_12.jpg" text:style-name="Internet_20_link" text:visited-style-name="Visited_20_Internet_20_Link">
!(Images/AРМІЯINFORM/2023-05-27T75-00-00-04-00/vpprprpusk_result_12-150x150.jpg)</text:a>
</text:p>
      <text:p text:style-name="P4">
<text:a xlink:type="simple" xlink:href="https://armyinform.com.ua/wp-content/uploads/2023/05/vpprprpusk_result.jpg" text:style-name="Internet_20_link" text:visited-style-name="Visited_20_Internet_20_Link">
<draw:frame draw:style-name="fr1" draw:name="Image255" text:anchor-type="as-char" svg:width="6.9236in" svg:height="6.9236in" draw:z-index="0">
<draw:image xlink:href="../Images/AРМІЯINFORM/2023-05-27T75-00-00-04-00/vpprprpusk_result-150x150.jpg" xlink:type="simple" xlink:show="embed" xlink:actuate="onLoad" draw:mime-type="image/jpeg"/>
</draw:frame>
</text:a>
</text:p>
      <text:p text:style-name="P4">
<text:a xlink:type="simple" xlink:href="https://armyinform.com.ua/wp-content/uploads/2023/05/vpprprpusk_result_5.jpg" text:style-name="Internet_20_link" text:visited-style-name="Visited_20_Internet_20_Link">
<draw:frame draw:style-name="fr1" draw:name="Image256" text:anchor-type="as-char" svg:width="6.9236in" svg:height="6.9236in" draw:z-index="0">
<draw:image xlink:href="../Images/AРМІЯINFORM/2023-05-27T75-00-00-04-00/vpprprpusk_result_5-150x150.jpg" xlink:type="simple" xlink:show="embed" xlink:actuate="onLoad" draw:mime-type="image/jpeg"/>
</draw:frame>
</text:a>
</text:p>
      <text:p text:style-name="P4">
<text:a xlink:type="simple" xlink:href="https://armyinform.com.ua/wp-content/uploads/2023/05/vpprprpusk_result_4.jpg" text:style-name="Internet_20_link" text:visited-style-name="Visited_20_Internet_20_Link">
<draw:frame draw:style-name="fr1" draw:name="Image257" text:anchor-type="as-char" svg:width="6.9236in" svg:height="6.9236in" draw:z-index="0">
<draw:image xlink:href="../Images/AРМІЯINFORM/2023-05-27T75-00-00-04-00/vpprprpusk_result_4-150x150.jpg" xlink:type="simple" xlink:show="embed" xlink:actuate="onLoad" draw:mime-type="image/jpeg"/>
</draw:frame>
</text:a>
在热情的演讲中，乌克兰少将伊戈尔·戈迪库克(Igor Gordiychuk)的英雄是乌克兰的一位感谢的后卫和后卫，有机会举行仪式。</text:p>
      <ul>
        <li>
在这个艰难时期，任务的个人和教学成分：维护我们的学生的生活和健康以及乌克兰武装部队官员军官管理的质量培训。 我相信我们的毕业生将继续在乌克兰军事机构之一中继续我们的毕业生。 但是应该记住，这一天是可能的，因此许多士兵(其中有些人都还没有幸免于今天)。43位Lycell毕业生给您带来了最昂贵的 - 与您一起自由的生活。</li>
      </ul>
      <text:p text:style-name="P4">
<draw:frame draw:style-name="fr1" draw:name="Image258" text:anchor-type="as-char" svg:width="6.9236in" svg:height="4.563806in" draw:z-index="0">
<draw:image xlink:href="../Images/AРМІЯINFORM/2023-05-27T75-00-00-04-00/vpprprpusk_result_2.jpg" xlink:type="simple" xlink:show="embed" xlink:actuate="onLoad" draw:mime-type="image/jpeg"/>
</draw:frame>
根据职业指导的结果，Lyceum学生寻求继续继续他的职业生涯并加入更高的军事教育机构。</text:p>
      <text:p text:style-name="P4">
当今的毕业生中有24个女孩，其中一位说一名军事律师梦见。</text:p>
      <ul>
        <li>
Lyceum帮助了解了我对我的方向以及我可以在身体上和道德上“拉动”的方向。 Tsygikal说，我选择了律师的职业。</li>
      </ul>
      <text:p text:style-name="P4">
<text:a xlink:type="simple" xlink:href="https://armyinform.com.ua/wp-content/uploads/2023/05/vpprprpusk_result_6.jpg" text:style-name="Internet_20_link" text:visited-style-name="Visited_20_Internet_20_Link">
!(Images/AРМІЯINFORM/2023-05-27T75-00-00-04-00/vpprprpusk_result_6-150x150.jpg)</text:a>
</text:p>
      <text:p text:style-name="P4">
<text:a xlink:type="simple" xlink:href="https://armyinform.com.ua/wp-content/uploads/2023/05/vpprprpusk_result_13.jpg" text:style-name="Internet_20_link" text:visited-style-name="Visited_20_Internet_20_Link">
<draw:frame draw:style-name="fr1" draw:name="Image259" text:anchor-type="as-char" svg:width="6.9236in" svg:height="6.9236in" draw:z-index="0">
<draw:image xlink:href="../Images/AРМІЯINFORM/2023-05-27T75-00-00-04-00/vpprprpusk_result_13-150x150.jpg" xlink:type="simple" xlink:show="embed" xlink:actuate="onLoad" draw:mime-type="image/jpeg"/>
</draw:frame>
</text:a>
乐团的演讲，受人尊敬的客人的演讲，这首歌由一个杂色的演讲... 在其他人的焦虑中，有些人带着微笑笑着：“接下来是什么？” 但是，他们每个人都意识到，尽管他们的生命已经成为一个重要的阶段，但是在他们面前等待困难。</text:p>
      <text:p text:style-name="P4">
在庄严的游行中，伴随着硬币的传统雨水，意外的客人出现在这个地方 - 孩子们不了解整个悲伤和事件的严重性，开始玩耍，拿起硬币。</text:p>
      <text:p text:style-name="P4">
<text:a xlink:type="simple" xlink:href="https://armyinform.com.ua/wp-content/uploads/2023/05/vpprprpusk_result_8.jpg" text:style-name="Internet_20_link" text:visited-style-name="Visited_20_Internet_20_Link">
!(Images/AРМІЯINFORM/2023-05-27T75-00-00-04-00/vpprprpusk_result_8-150x150.jpg)</text:a>
</text:p>
      <text:p text:style-name="P4">
<text:a xlink:type="simple" xlink:href="https://armyinform.com.ua/wp-content/uploads/2023/05/vpprprpusk_result_7.jpg" text:style-name="Internet_20_link" text:visited-style-name="Visited_20_Internet_20_Link">
<draw:frame draw:style-name="fr1" draw:name="Image260" text:anchor-type="as-char" svg:width="6.9236in" svg:height="6.9236in" draw:z-index="0">
<draw:image xlink:href="../Images/AРМІЯINFORM/2023-05-27T75-00-00-04-00/vpprprpusk_result_7-150x150.jpg" xlink:type="simple" xlink:show="embed" xlink:actuate="onLoad" draw:mime-type="image/jpeg"/>
</draw:frame>
</text:a>
在庄严的仪式结束时，客人们等待了鼓箱，武器的表演，示威者 - 手工战斗技巧和告别Walpide Walpide传统的传统“基辅沃尔兹”，由Cisik Kvitka表演。</text:p>
      <text:p text:style-name="P4">
<draw:frame draw:style-name="fr1" draw:name="Image261" text:anchor-type="as-char" svg:width="6.9236in" svg:height="3.831059in" draw:z-index="0">
<draw:image xlink:href="../Images/AРМІЯINFORM/2023-05-27T75-00-00-04-00/vpprprpusk_result_9.jpg" xlink:type="simple" xlink:show="embed" xlink:actuate="onLoad" draw:mime-type="image/jpeg"/>
</draw:frame>
仪式的最后和弦 - 告别了战旗，此时，最准确的面部表情是在每个诗中，好像是通过不再返回的快乐的教学回忆。</text:p>
      <text:p text:style-name="P4">
News Source: <text:a xlink:type="simple" xlink:href="https://armyinform.com.ua/2023/05/27/u-kvl-imeni-ivana-boguna-vidbuvsya-urochystyj-vypusk-299-liczeyistiv/" text:style-name="Internet_20_link" text:visited-style-name="Visited_20_Internet_20_Link">
https://armyinform.com.ua/2023/05/27/u-kvl-imeni-ivana-boguna-vidbuvsya-urochystyj-vypusk-299-liczeyistiv/</text:a>
</text:p>
      <!--NEWS-->
      <text:h text:style-name="P10" text:outline-level="1">
<text:span text:style-name="T4">
在Ivan Bohun KVL，有299名Lyceum学生的庄严发行</text:span>
</text:h>
      <text:p text:style-name="P4">
作者: ['Яна Задубінна']</text:p>
      <text:p text:style-name="P4">
时间: 2023-05-27T75:00:00-04:00</text:p>
      <text:p text:style-name="P4">
描述: Syogodn Is受伤，在Kyivskoye viskovoi liki izhmen izhmen Ivan Boguna vidnui Traverse ...与乌克兰2022年的战争，今天与乌克兰的最新新闻战争，乌克兰新闻，乌克兰新闻2022年，今天将与乌克兰和拉斯兰之间的战争，乌克兰和乌克兰之间的战争，Wareraine and Whe Wher Wher Wher Wher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vpprprpusk_result_10.jpg" text:style-name="Internet_20_link" text:visited-style-name="Visited_20_Internet_20_Link">
vpprprpusk_result_10.jpg</text:a>
', '<text:a xlink:type="simple" xlink:href="https://armyinform.com.ua/wp-content/uploads/2023/05/vpprprpusk_result_12-150x150.jpg" text:style-name="Internet_20_link" text:visited-style-name="Visited_20_Internet_20_Link">
vpprprpusk_result_12-150x150.jpg</text:a>
', '<text:a xlink:type="simple" xlink:href="https://armyinform.com.ua/wp-content/uploads/2023/05/vpprprpusk_result-150x150.jpg" text:style-name="Internet_20_link" text:visited-style-name="Visited_20_Internet_20_Link">
vpprprpusk_result-150x150.jpg</text:a>
', '<text:a xlink:type="simple" xlink:href="https://armyinform.com.ua/wp-content/uploads/2023/05/vpprprpusk_result_5-150x150.jpg" text:style-name="Internet_20_link" text:visited-style-name="Visited_20_Internet_20_Link">
vpprprpusk_result_5-150x150.jpg</text:a>
', '<text:a xlink:type="simple" xlink:href="https://armyinform.com.ua/wp-content/uploads/2023/05/vpprprpusk_result_4-150x150.jpg" text:style-name="Internet_20_link" text:visited-style-name="Visited_20_Internet_20_Link">
vpprprpusk_result_4-150x150.jpg</text:a>
', '<text:a xlink:type="simple" xlink:href="https://armyinform.com.ua/wp-content/uploads/2023/05/vpprprpusk_result_2.jpg" text:style-name="Internet_20_link" text:visited-style-name="Visited_20_Internet_20_Link">
vpprprpusk_result_2.jpg</text:a>
', '<text:a xlink:type="simple" xlink:href="https://armyinform.com.ua/wp-content/uploads/2023/05/vpprprpusk_result_6-150x150.jpg" text:style-name="Internet_20_link" text:visited-style-name="Visited_20_Internet_20_Link">
vpprprpusk_result_6-150x150.jpg</text:a>
', '<text:a xlink:type="simple" xlink:href="https://armyinform.com.ua/wp-content/uploads/2023/05/vpprprpusk_result_11-150x150.jpg" text:style-name="Internet_20_link" text:visited-style-name="Visited_20_Internet_20_Link">
vpprprpusk_result_11-150x150.jpg</text:a>
', '<text:a xlink:type="simple" xlink:href="https://armyinform.com.ua/wp-content/uploads/2023/05/vpprprpusk_result_13-150x150.jpg" text:style-name="Internet_20_link" text:visited-style-name="Visited_20_Internet_20_Link">
vpprprpusk_result_13-150x150.jpg</text:a>
', '<text:a xlink:type="simple" xlink:href="https://armyinform.com.ua/wp-content/uploads/2023/05/vpprprpusk_result_8-150x150.jpg" text:style-name="Internet_20_link" text:visited-style-name="Visited_20_Internet_20_Link">
vpprprpusk_result_8-150x150.jpg</text:a>
', '<text:a xlink:type="simple" xlink:href="https://armyinform.com.ua/wp-content/uploads/2023/05/vpprprpusk_result_7-150x150.jpg" text:style-name="Internet_20_link" text:visited-style-name="Visited_20_Internet_20_Link">
vpprprpusk_result_7-150x150.jpg</text:a>
', '<text:a xlink:type="simple" xlink:href="https://armyinform.com.ua/wp-content/uploads/2023/05/vpprprpusk_result_9.jpg" text:style-name="Internet_20_link" text:visited-style-name="Visited_20_Internet_20_Link">
vpprprpusk_result_9.jpg</text:a>
']</text:p>
      <text:p text:style-name="P4">
标签: ['STOPRUSSIA', 'АГРЕСІЯ РФ', 'ВИПУСК', 'ВТОРГНЕННЯ РФ', 'КВЛ']</text:p>
      <text:p text:style-name="P4">
类别: News</text:p>
      <!--METADATA-->
      <text:p text:style-name="P4">
<draw:frame draw:style-name="fr1" draw:name="Image262" text:anchor-type="as-char" svg:width="6.9236in" svg:height="4.615733in" draw:z-index="0">
<draw:image xlink:href="../Images/AРМІЯINFORM/2023-05-27T75-00-00-04-00/vpprprpusk_result_10.jpg" xlink:type="simple" xlink:show="embed" xlink:actuate="onLoad" draw:mime-type="image/jpeg"/>
</draw:frame>
今天，5月27日，以伊万·博胡霍夫纳(Ivan Bohuhovna)的名字命名的伊万军事秘密问题。</text:p>
      <text:p text:style-name="P4">
今年，KVL在成年后产生299名学生，其中83名在Boyarka的教育与健康综合体中。 此外，超过70％的优惠类别的孩子：孤儿，父母是ATO/OOS或有IDP的孩子。</text:p>
      <text:p text:style-name="P4">
<text:a xlink:type="simple" xlink:href="https://armyinform.com.ua/wp-content/uploads/2023/05/vpprprpusk_result_12.jpg" text:style-name="Internet_20_link" text:visited-style-name="Visited_20_Internet_20_Link">
!(Images/AРМІЯINFORM/2023-05-27T75-00-00-04-00/vpprprpusk_result_12-150x150.jpg)</text:a>
</text:p>
      <text:p text:style-name="P4">
<text:a xlink:type="simple" xlink:href="https://armyinform.com.ua/wp-content/uploads/2023/05/vpprprpusk_result.jpg" text:style-name="Internet_20_link" text:visited-style-name="Visited_20_Internet_20_Link">
<draw:frame draw:style-name="fr1" draw:name="Image263" text:anchor-type="as-char" svg:width="6.9236in" svg:height="6.9236in" draw:z-index="0">
<draw:image xlink:href="../Images/AРМІЯINFORM/2023-05-27T75-00-00-04-00/vpprprpusk_result-150x150.jpg" xlink:type="simple" xlink:show="embed" xlink:actuate="onLoad" draw:mime-type="image/jpeg"/>
</draw:frame>
</text:a>
</text:p>
      <text:p text:style-name="P4">
<text:a xlink:type="simple" xlink:href="https://armyinform.com.ua/wp-content/uploads/2023/05/vpprprpusk_result_5.jpg" text:style-name="Internet_20_link" text:visited-style-name="Visited_20_Internet_20_Link">
<draw:frame draw:style-name="fr1" draw:name="Image264" text:anchor-type="as-char" svg:width="6.9236in" svg:height="6.9236in" draw:z-index="0">
<draw:image xlink:href="../Images/AРМІЯINFORM/2023-05-27T75-00-00-04-00/vpprprpusk_result_5-150x150.jpg" xlink:type="simple" xlink:show="embed" xlink:actuate="onLoad" draw:mime-type="image/jpeg"/>
</draw:frame>
</text:a>
</text:p>
      <text:p text:style-name="P4">
<text:a xlink:type="simple" xlink:href="https://armyinform.com.ua/wp-content/uploads/2023/05/vpprprpusk_result_4.jpg" text:style-name="Internet_20_link" text:visited-style-name="Visited_20_Internet_20_Link">
<draw:frame draw:style-name="fr1" draw:name="Image265" text:anchor-type="as-char" svg:width="6.9236in" svg:height="6.9236in" draw:z-index="0">
<draw:image xlink:href="../Images/AРМІЯINFORM/2023-05-27T75-00-00-04-00/vpprprpusk_result_4-150x150.jpg" xlink:type="simple" xlink:show="embed" xlink:actuate="onLoad" draw:mime-type="image/jpeg"/>
</draw:frame>
</text:a>
在热情的演讲中，乌克兰少将伊戈尔·戈迪库克(Igor Gordiychuk)的英雄是乌克兰的一位感谢的后卫和后卫，有机会举行仪式。</text:p>
      <ul>
        <li>
在这个艰难时期，任务的个人和教学成分：维护我们的学生的生活和健康以及乌克兰武装部队官员军官管理的质量培训。 我相信我们的毕业生将继续在乌克兰军事机构之一中继续我们的毕业生。 但是应该记住，这一天是可能的，因此许多士兵(其中有些人都还没有幸免于今天)。43位Lycell毕业生给您带来了最昂贵的 - 与您一起自由的生活。</li>
      </ul>
      <text:p text:style-name="P4">
<draw:frame draw:style-name="fr1" draw:name="Image266" text:anchor-type="as-char" svg:width="6.9236in" svg:height="4.563806in" draw:z-index="0">
<draw:image xlink:href="../Images/AРМІЯINFORM/2023-05-27T75-00-00-04-00/vpprprpusk_result_2.jpg" xlink:type="simple" xlink:show="embed" xlink:actuate="onLoad" draw:mime-type="image/jpeg"/>
</draw:frame>
根据职业指导的结果，Lyceum学生寻求继续继续他的职业生涯并加入更高的军事教育机构。</text:p>
      <text:p text:style-name="P4">
当今的毕业生中有24个女孩，其中一位说一名军事律师梦见。</text:p>
      <ul>
        <li>
Lyceum帮助了解了我对我的方向以及我可以在身体上和道德上“拉动”的方向。 Tsygikal说，我选择了律师的职业。</li>
      </ul>
      <text:p text:style-name="P4">
<text:a xlink:type="simple" xlink:href="https://armyinform.com.ua/wp-content/uploads/2023/05/vpprprpusk_result_6.jpg" text:style-name="Internet_20_link" text:visited-style-name="Visited_20_Internet_20_Link">
!(Images/AРМІЯINFORM/2023-05-27T75-00-00-04-00/vpprprpusk_result_6-150x150.jpg)</text:a>
</text:p>
      <text:p text:style-name="P4">
<text:a xlink:type="simple" xlink:href="https://armyinform.com.ua/wp-content/uploads/2023/05/vpprprpusk_result_13.jpg" text:style-name="Internet_20_link" text:visited-style-name="Visited_20_Internet_20_Link">
<draw:frame draw:style-name="fr1" draw:name="Image267" text:anchor-type="as-char" svg:width="6.9236in" svg:height="6.9236in" draw:z-index="0">
<draw:image xlink:href="../Images/AРМІЯINFORM/2023-05-27T75-00-00-04-00/vpprprpusk_result_13-150x150.jpg" xlink:type="simple" xlink:show="embed" xlink:actuate="onLoad" draw:mime-type="image/jpeg"/>
</draw:frame>
</text:a>
乐团的演讲，受人尊敬的客人的演讲，这首歌由一个杂色的演讲... 在其他人的焦虑中，有些人带着微笑笑着：“接下来是什么？” 但是，他们每个人都意识到，尽管他们的生命已经成为一个重要的阶段，但是在他们面前等待困难。</text:p>
      <text:p text:style-name="P4">
在庄严的游行中，伴随着硬币的传统雨水，意外的客人出现在这个地方 - 孩子们不了解整个悲伤和事件的严重性，开始玩耍，拿起硬币。</text:p>
      <text:p text:style-name="P4">
<text:a xlink:type="simple" xlink:href="https://armyinform.com.ua/wp-content/uploads/2023/05/vpprprpusk_result_8.jpg" text:style-name="Internet_20_link" text:visited-style-name="Visited_20_Internet_20_Link">
!(Images/AРМІЯINFORM/2023-05-27T75-00-00-04-00/vpprprpusk_result_8-150x150.jpg)</text:a>
</text:p>
      <text:p text:style-name="P4">
<text:a xlink:type="simple" xlink:href="https://armyinform.com.ua/wp-content/uploads/2023/05/vpprprpusk_result_7.jpg" text:style-name="Internet_20_link" text:visited-style-name="Visited_20_Internet_20_Link">
<draw:frame draw:style-name="fr1" draw:name="Image268" text:anchor-type="as-char" svg:width="6.9236in" svg:height="6.9236in" draw:z-index="0">
<draw:image xlink:href="../Images/AРМІЯINFORM/2023-05-27T75-00-00-04-00/vpprprpusk_result_7-150x150.jpg" xlink:type="simple" xlink:show="embed" xlink:actuate="onLoad" draw:mime-type="image/jpeg"/>
</draw:frame>
</text:a>
在庄严的仪式结束时，客人们等待了鼓箱，武器的表演，示威者 - 手工战斗技巧和告别Walpide Walpide传统的传统“基辅沃尔兹”，由Cisik Kvitka表演。</text:p>
      <text:p text:style-name="P4">
<draw:frame draw:style-name="fr1" draw:name="Image269" text:anchor-type="as-char" svg:width="6.9236in" svg:height="3.831059in" draw:z-index="0">
<draw:image xlink:href="../Images/AРМІЯINFORM/2023-05-27T75-00-00-04-00/vpprprpusk_result_9.jpg" xlink:type="simple" xlink:show="embed" xlink:actuate="onLoad" draw:mime-type="image/jpeg"/>
</draw:frame>
仪式的最后和弦 - 告别了战旗，此时，最准确的面部表情是在每个诗中，好像是通过不再返回的快乐的教学回忆。</text:p>
      <text:p text:style-name="P4">
News Source: <text:a xlink:type="simple" xlink:href="https://armyinform.com.ua/2023/05/27/u-kvl-imeni-ivana-boguna-vidbuvsya-urochystyj-vypusk-299-liczeyistiv/" text:style-name="Internet_20_link" text:visited-style-name="Visited_20_Internet_20_Link">
https://armyinform.com.ua/2023/05/27/u-kvl-imeni-ivana-boguna-vidbuvsya-urochystyj-vypusk-299-liczeyistiv/</text:a>
</text:p>
      <!--NEWS-->
      <text:h text:style-name="P10" text:outline-level="1">
<text:span text:style-name="T4">
在乌克兰失败之后，俄罗斯将更多地依赖中国 - 拉贾·莫根（Raja Mogan）</text:span>
</text:h>
      <text:p text:style-name="P4">
作者: ['Ольга Мосьондз']</text:p>
      <text:p text:style-name="P4">
时间: 2023-05-27T76:00:00-04:00</text:p>
      <text:p text:style-name="P4">
描述: Jakshcho Rosia正在来自中国Visini的Jakshcho Rosia宣布中国关于Teritorialal的……与乌克兰2022年的战争，今天与乌克兰的最新新闻，今天与乌克兰的新闻，今天与乌克兰的新闻战争，今天上次与乌克兰的新闻战，乌克兰和俄罗斯和俄罗斯以及何时又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img_20230527_140849.jpg" text:style-name="Internet_20_link" text:visited-style-name="Visited_20_Internet_20_Link">
img_20230527_140849.jpg</text:a>
']</text:p>
      <text:p text:style-name="P4">
标签: ['ІНДІЯ', 'КИЇВСЬКИЙ БЕЗПЕКОВИЙ ФОРУМ']</text:p>
      <text:p text:style-name="P4">
类别: News</text:p>
      <!--METADATA-->
      <text:p text:style-name="P4">
<draw:frame draw:style-name="fr1" draw:name="Image270" text:anchor-type="as-char" svg:width="6.9236in" svg:height="3.248322in" draw:z-index="0">
<draw:image xlink:href="../Images/AРМІЯINFORM/2023-05-27T76-00-00-04-00/img_20230527_140849.jpg" xlink:type="simple" xlink:show="embed" xlink:actuate="onLoad" draw:mime-type="image/jpeg"/>
</draw:frame>
如果俄罗斯赢得了针对乌克兰的战争，它将激发中国向日本，印度，越南和其他国家宣布反学主张。 这不仅在亚洲而且在欧洲都是普遍的情况。 俄罗斯在这方面的丧失将增强俄罗斯联邦对中国的依赖。</text:p>
      <text:p text:style-name="P4">
这一观点在第15届年度基辅安全论坛上表达了新Dely Dr.的较老的研究员亚洲社会政策研究所。 Ch。RadjaMogan。</text:p>
      <ul>
        <li>
对我们来说，很明显，乌克兰正在发生的事情会影响花瓶的状况。 欧洲人在与中国的观点中爆发，试图限制俄罗斯。 Mogan说，这是一个可怕的问题，因为我们希望看到对主权和领土完整性的支持，以便欧洲可以转向世界上广泛的安全问题。</li>
      </ul>
      <text:p text:style-name="P4">
他还说，尽管印度没有明确谴责俄罗斯的侵略，但他的国家欣赏领土独立性，不可侵犯性和主权，并权衡了他们的基本问题。</text:p>
      <text:p text:style-name="P4">
根据专家的说法，印度与莫斯科建立了非常发达的国防关系，这种情况变得复杂，并且这些关系对于克服来自中国的侵略至关重要，中国对印度提出了领土主张。</text:p>
      <text:p text:style-name="P4">
拉贾·莫根(莫根国王)希望乌克兰的胜利并保存历史主权，因为它将“有助于限制中国的扩张”。</text:p>
      <text:p text:style-name="P4">
News Source: <text:a xlink:type="simple" xlink:href="https://armyinform.com.ua/2023/05/27/pislya-porazky-v-ukrayini-rosiya-shhe-bilshe-zalezhatyme-vid-kytayu-radzha-mogan/" text:style-name="Internet_20_link" text:visited-style-name="Visited_20_Internet_20_Link">
https://armyinform.com.ua/2023/05/27/pislya-porazky-v-ukrayini-rosiya-shhe-bilshe-zalezhatyme-vid-kytayu-radzha-mogan/</text:a>
</text:p>
      <!--NEWS-->
      <text:h text:style-name="P10" text:outline-level="1">
<text:span text:style-name="T4">
在乌克兰失败之后，俄罗斯将更多地依赖中国 - 拉贾·莫根（Raja Mogan）</text:span>
</text:h>
      <text:p text:style-name="P4">
作者: ['Ольга Мосьондз']</text:p>
      <text:p text:style-name="P4">
时间: 2023-05-27T76:00:00-04:00</text:p>
      <text:p text:style-name="P4">
描述: Jakshcho Rosia正在来自中国Visini的Jakshcho Rosia宣布中国关于Teritorialal的……与乌克兰2022年的战争，今天与乌克兰的最新新闻，今天与乌克兰的新闻，今天与乌克兰的新闻战争，今天上次与乌克兰的新闻战，乌克兰和俄罗斯和俄罗斯以及何时又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img_20230527_140849.jpg" text:style-name="Internet_20_link" text:visited-style-name="Visited_20_Internet_20_Link">
img_20230527_140849.jpg</text:a>
']</text:p>
      <text:p text:style-name="P4">
标签: ['ІНДІЯ', 'КИЇВСЬКИЙ БЕЗПЕКОВИЙ ФОРУМ']</text:p>
      <text:p text:style-name="P4">
类别: News</text:p>
      <!--METADATA-->
      <text:p text:style-name="P4">
<draw:frame draw:style-name="fr1" draw:name="Image271" text:anchor-type="as-char" svg:width="6.9236in" svg:height="3.248322in" draw:z-index="0">
<draw:image xlink:href="../Images/AРМІЯINFORM/2023-05-27T76-00-00-04-00/img_20230527_140849.jpg" xlink:type="simple" xlink:show="embed" xlink:actuate="onLoad" draw:mime-type="image/jpeg"/>
</draw:frame>
如果俄罗斯赢得了针对乌克兰的战争，它将激发中国向日本，印度，越南和其他国家宣布反学主张。 这不仅在亚洲而且在欧洲都是普遍的情况。 俄罗斯在这方面的丧失将增强俄罗斯联邦对中国的依赖。</text:p>
      <text:p text:style-name="P4">
这一观点在第15届年度基辅安全论坛上表达了新Dely Dr.的较老的研究员亚洲社会政策研究所。 Ch。RadjaMogan。</text:p>
      <ul>
        <li>
对我们来说，很明显，乌克兰正在发生的事情会影响花瓶的状况。 欧洲人在与中国的观点中爆发，试图限制俄罗斯。 Mogan说，这是一个可怕的问题，因为我们希望看到对主权和领土完整性的支持，以便欧洲可以转向世界上广泛的安全问题。</li>
      </ul>
      <text:p text:style-name="P4">
他还说，尽管印度没有明确谴责俄罗斯的侵略，但他的国家欣赏领土独立性，不可侵犯性和主权，并权衡了他们的基本问题。</text:p>
      <text:p text:style-name="P4">
根据专家的说法，印度与莫斯科建立了非常发达的国防关系，这种情况变得复杂，并且这些关系对于克服来自中国的侵略至关重要，中国对印度提出了领土主张。</text:p>
      <text:p text:style-name="P4">
拉贾·莫根(莫根国王)希望乌克兰的胜利并保存历史主权，因为它将“有助于限制中国的扩张”。</text:p>
      <text:p text:style-name="P4">
News Source: <text:a xlink:type="simple" xlink:href="https://armyinform.com.ua/2023/05/27/pislya-porazky-v-ukrayini-rosiya-shhe-bilshe-zalezhatyme-vid-kytayu-radzha-mogan/" text:style-name="Internet_20_link" text:visited-style-name="Visited_20_Internet_20_Link">
https://armyinform.com.ua/2023/05/27/pislya-porazky-v-ukrayini-rosiya-shhe-bilshe-zalezhatyme-vid-kytayu-radzha-mogan/</text:a>
</text:p>
      <!--NEWS-->
      <text:h text:style-name="P10" text:outline-level="1">
<text:span text:style-name="T4">
乌克兰的安全局已经找到了300多名俄罗斯特工</text:span>
</text:h>
      <text:p text:style-name="P4">
作者: ['Олексій Тригуб']</text:p>
      <text:p text:style-name="P4">
时间: 2023-05-27T77:00:00-04:00</text:p>
      <text:p text:style-name="P4">
描述: 在Izhterv'yu Dmittre Komarov中乌克兰与俄罗斯之间的战争，以及战争。战争。与乌克兰在2022年，他们会在不久的将来与乌克兰发生战争，他们说，与乌克兰的战争，今天的乌克兰新闻，乌克兰新闻，乌克兰媒体的新闻，乌克兰媒体的新闻俄语</text:p>
      <text:p text:style-name="P4">
图片: []</text:p>
      <text:p text:style-name="P4">
标签: ['АГЕНТИ РФ', 'ВАСИЛЬ МАЛЮК', 'СБУ']</text:p>
      <text:p text:style-name="P4">
类别: News</text:p>
      <!--METADATA-->
      <text:p text:style-name="P4">
乌克兰少将Vasylmalyuk的安全部门负责人在接受Dmitry Komarov的采访时说，去年，特殊服务已经发现了300多名俄罗斯特工。 SBU的负责人说，但是有细微差别。</text:p>
      <ul>
        <li>
应该理解的是，敌对的代理人并不总是被告人的阴影中的人， - 解释说。  - 在某个阶段，如果它暴露于我们“压倒它”  - 对此感到抱歉，它被称为 - 随后是因为它并因此而误导了Eighger，并影响了它，并从中收到了一些数据，并收到了一些数据。 ，然后我们在另一个方面做到这一点。 有些人被判入狱13至15年 - 平均而言，这是现在的监狱条款，即111战争，就是国家背叛。</li>
      </ul>
      <text:p text:style-name="P4">
可以说，根据SBU主席的说法，特工被拘留不同。</text:p>
      <ul>
        <li>
如果我们提到这个人，我们应该理解，梅德维奇克与俄罗斯联邦第五次FSB服务并肩作战 - 马利亚克(Malyuk)继续说。  - 这是在乌克兰运行的服务。 她一直这样做，这是她的直接工作。 甚至有这样的计划称为“射线”  - 在案例文件中，它被反映了 - 梅德维奇克甚至对乌克兰的工作和工作进行了调整。 这是关于他们深厚的代理人的禁令，这是在乌克兰领土上进一步建立占领政权。</li>
      </ul>
      <text:p text:style-name="P4">
将军补充说，在梅德维奇克(Medvedchuk)的情况下，SBU工作人员发现和许多其他敌对来源。 在这种情况下，不得不提到成为俄罗斯情报居民并有一个呼叫符号“教授”的叛徒。</text:p>
      <ul>
        <li>
这是一个在敖德萨工作的角色 - 少校一般的魔术。 “他还活着，也是居民，也就是说，他还有其他在乌克兰其他地区的特工收集了信息，并将其传递给了教授，然后他又传给了她。 - 他带有SO -SO称为STZ的特殊技术工具。  - 这是一个配备了摄像机和其他手段的时钟。 他拍摄的，将来，由于收到的信息，敌人计划向这些物体，VCA和SBU的建筑物带来火箭打击。</li>
      </ul>
      <text:p text:style-name="P4">
News Source: <text:a xlink:type="simple" xlink:href="https://armyinform.com.ua/2023/05/27/sluzhba-bezpeky-ukrayiny-vyyavyla-vzhe-ponad-300-rosijskyh-agentiv/" text:style-name="Internet_20_link" text:visited-style-name="Visited_20_Internet_20_Link">
https://armyinform.com.ua/2023/05/27/sluzhba-bezpeky-ukrayiny-vyyavyla-vzhe-ponad-300-rosijskyh-agentiv/</text:a>
</text:p>
      <!--NEWS-->
      <text:h text:style-name="P10" text:outline-level="1">
<text:span text:style-name="T4">
国家元首颁发了122个军人奖，其中50个是死后的</text:span>
</text:h>
      <text:p text:style-name="P4">
作者: ['АРМІЯINFORM']</text:p>
      <text:p text:style-name="P4">
时间: 2023-05-27T78:00:00-04:00</text:p>
      <text:p text:style-name="P4">
描述: 乌克兰乌克兰沃迪米尔（Volodymyr Zelensky Vidniy of the Nagorods）的总统122 Zakhisnikiv ...与乌克兰2022年的战争，与乌克兰的最新新闻，今天与乌克兰的新闻，今天与乌克兰的新闻战争，今天与乌克兰和俄罗斯之间的战争以及乌克兰之间的战争将会他们说，在2022年是否在不久的将来与乌克兰战争，他们说，与乌克兰的战争，今天的乌克兰新闻，乌克兰的新闻，乌克兰媒体在俄罗斯的媒体</text:p>
      <text:p text:style-name="P4">
图片: ['<text:a xlink:type="simple" xlink:href="https://armyinform.com.ua/wp-content/uploads/2022/04/35ba8246793fede_759x425-1.jpg" text:style-name="Internet_20_link" text:visited-style-name="Visited_20_Internet_20_Link">
35ba8246793fede_759x425-1.jpg</text:a>
']</text:p>
      <text:p text:style-name="P4">
标签: ['НАГОРОДЖЕННЯ', 'УКАЗ ПРЕЗИДЕНТА УКРАЇНИ']</text:p>
      <text:p text:style-name="P4">
类别: News</text:p>
      <!--METADATA-->
      <text:p text:style-name="P4">
<draw:frame draw:style-name="fr1" draw:name="Image272" text:anchor-type="as-char" svg:width="6.9236in" svg:height="3.876851in" draw:z-index="0">
<draw:image xlink:href="../Images/AРМІЯINFORM/2023-05-27T78-00-00-04-00/35ba8246793fede_759x425-1.jpg" xlink:type="simple" xlink:show="embed" xlink:actuate="onLoad" draw:mime-type="image/jpeg"/>
</draw:frame>
说明性照片</text:p>
      <text:p text:style-name="P4">
乌克兰沃迪米尔·泽伦斯基(Volodymyr Zelensky)主席庆祝了122名乌克兰捍卫者的州奖。 50名军人死后被授予。</text:p>
      <text:p text:style-name="P4">
这在法令[第306/2023号]中说明了这一点(https://www.president.gov.ua/documents/3062023-46913)，由总统办公室网站发布。</text:p>
      <text:p text:style-name="P4">
该奖项获得了“以个人勇气为荣，在保护乌克兰的国家差异和领土完整，无私的军事义务中揭示了奖项。”</text:p>
      <text:p text:style-name="P4">
<text:span text:style-name="T4">
授予Bohdan Khmelnitsky II学位的命令</text:span>
</text:p>
      <text:p text:style-name="P4">
Panchenko Sergey Ivanovich-上校</text:p>
      <text:p text:style-name="P4">
<text:span text:style-name="T4">
授予Bohdan Khmelnitsky III学位的命令</text:span>
</text:p>
      <text:p text:style-name="P4">
Vladimir Pavlovich Dubogriya-主要</text:p>
      <text:p text:style-name="P4">
Levashov Denis Olegovich(死后) - 初级中尉</text:p>
      <text:p text:style-name="P4">
瓦迪姆·莱兹基(Vadim Lazynsky) - 上校</text:p>
      <text:p text:style-name="P4">
Osinsky Vitaliy Anatolyevich(死后) - 中尉</text:p>
      <text:p text:style-name="P4">
Rybak Vladimir Valeriyovych-上尉</text:p>
      <text:p text:style-name="P4">
石油雅罗斯拉夫维奇的哨子 - 高级中尉</text:p>
      <text:p text:style-name="P4">
亚历山大·特里列列考夫(Alexander Tretyakov) - 高级中尉</text:p>
      <text:p text:style-name="P4">
福明科·伊戈尔诺维奇(死后) - 高级中尉</text:p>
      <text:p text:style-name="P4">
<text:span text:style-name="T4">
授予勇气和等级的顺序</text:span>
</text:p>
      <text:p text:style-name="P4">
Shvab Ivan Nikolaevich(死后) - 初中中士</text:p>
      <text:p text:style-name="P4">
<text:span text:style-name="T4">
授予II学位的勇气命令</text:span>
</text:p>
      <text:p text:style-name="P4">
Antonyuk Alexander Petrovich-少校</text:p>
      <text:p text:style-name="P4">
<text:span text:style-name="T4">
授予三级勇气的勇气</text:span>
</text:p>
      <text:p text:style-name="P4">
安德烈·伊戈罗维奇(Andrei Igorovich)(死后) - 高级士兵</text:p>
      <text:p text:style-name="P4">
安东·瓦莱里维奇(Anton Valeryevich)的贝兹帕尔卡(Bezpalka)(死后) - 士兵</text:p>
      <text:p text:style-name="P4">
Boyko Igor Vladimirovich-高级中士</text:p>
      <text:p text:style-name="P4">
布朗·鲁斯兰·弗拉基米罗维奇(死后) - 士兵</text:p>
      <text:p text:style-name="P4">
Veremienko Vladislav Alexandrovich-初中中士</text:p>
      <text:p text:style-name="P4">
Gorban Oleg Petrovich-士兵</text:p>
      <text:p text:style-name="P4">
Gorban Vadim Andreevich-高级士兵</text:p>
      <text:p text:style-name="P4">
Gorpinich Roman Nikolaevich(死后) - 士兵</text:p>
      <text:p text:style-name="P4">
Volodymyr Alexandrovich Eustafyev-中士</text:p>
      <text:p text:style-name="P4">
Zinovieva Anton Pavlovich-高级士兵</text:p>
      <text:p text:style-name="P4">
Katrush Vladislav Petrovich(死后) - 高级士兵</text:p>
      <text:p text:style-name="P4">
Andriy Kovalenko(死后) - 高级士兵</text:p>
      <text:p text:style-name="P4">
Bohdan Kovalenko(死后) - 高级士兵</text:p>
      <text:p text:style-name="P4">
Kozhirnova Yevgeny Alexandrovich-士兵</text:p>
      <text:p text:style-name="P4">
Komoltsev Sergey Petrovich(死后) - 高级中士</text:p>
      <text:p text:style-name="P4">
Volodymyr Vadimir Kondratiev-专业</text:p>
      <text:p text:style-name="P4">
亚历山大·克罗夫金(Alexander Krovkin)(死后) - 高级士兵</text:p>
      <text:p text:style-name="P4">
Kostyukevich Sergey Anatolyevich-高级中士</text:p>
      <text:p text:style-name="P4">
Koshel Ruslan Valeriyovych-初中中士</text:p>
      <text:p text:style-name="P4">
Kulinich Dmitry Valeryevich(死后) - 士兵</text:p>
      <text:p text:style-name="P4">
Mikhail Mikhailovich Leanchuk(死后) - 士兵Melnitsky Dmitry Sergeyevich-上尉</text:p>
      <text:p text:style-name="P4">
Nishgoglodov Valery Vladimirovich(死后) - 中士</text:p>
      <text:p text:style-name="P4">
亚历山大·帕库洛娃(Alexander Pakulova)(死后) - 高级士兵</text:p>
      <text:p text:style-name="P4">
癌症Artem Ivanovich-高级中士</text:p>
      <text:p text:style-name="P4">
Romanyuk Sergey Vasilyevich(死后) - 士兵</text:p>
      <text:p text:style-name="P4">
弗拉基米尔的麦芽汁(死后) - 中士</text:p>
      <text:p text:style-name="P4">
Sukhanova Yuri Igorovich(死后) - 初中中士</text:p>
      <text:p text:style-name="P4">
亚历山大·费尔丘克(Alexander Ferchuk)(死后) - 酋长</text:p>
      <text:p text:style-name="P4">
Chernyshev Denis Ivanovich-士兵</text:p>
      <text:p text:style-name="P4">
Chigareva Alexander Gennadyevich-主要</text:p>
      <text:p text:style-name="P4">
Shahna Vladimir Romanovich(死后) - 中士</text:p>
      <text:p text:style-name="P4">
Lubomyr Ivanovich-专业</text:p>
      <text:p text:style-name="P4">
<text:span text:style-name="T4">
授予Danylo Halytsky的命令</text:span>
</text:p>
      <text:p text:style-name="P4">
Shcherbin Svyatoslav Anatoliyevich-上校</text:p>
      <text:p text:style-name="P4">
<text:span text:style-name="T4">
授予乌克兰军事服役奖章</text:span>
</text:p>
      <text:p text:style-name="P4">
Bevza Sergiy Alexandrovich-高级士兵</text:p>
      <text:p text:style-name="P4">
Vlasov Mikhail Mikhailovich-高级士兵</text:p>
      <text:p text:style-name="P4">
亚历山大·鲍里索维奇·沃德齐亚诺夫斯基 - 士兵</text:p>
      <text:p text:style-name="P4">
Voitenko Viktor Leonidovich-初中中士</text:p>
      <text:p text:style-name="P4">
光滑的伊戈尔 - 高级士兵</text:p>
      <text:p text:style-name="P4">
Nicholas Golyanovsky-士兵</text:p>
      <text:p text:style-name="P4">
Davidenko Vladimir Vladimirovich-士兵</text:p>
      <text:p text:style-name="P4">
Dukarev Orest Zenonovich-士兵</text:p>
      <text:p text:style-name="P4">
Zibina Vladislav Konstantinovich-中士</text:p>
      <text:p text:style-name="P4">
俄克拉荷马州Vitaliy Vasilyevich-高级士兵</text:p>
      <text:p text:style-name="P4">
Knyazev Alexei Vyacheslavovich-初中</text:p>
      <text:p text:style-name="P4">
哥萨克Oleg Valeryevich-士兵</text:p>
      <text:p text:style-name="P4">
Koshelnyk Vitaliy Vasilyevich-士兵</text:p>
      <text:p text:style-name="P4">
Kurila Vladimir Vladimirovich-高级士兵</text:p>
      <text:p text:style-name="P4">
Marshaluk Yuri Vasilyevich-初中中士</text:p>
      <text:p text:style-name="P4">
亚历山大·瓦西利维奇(Alexander Vasilyevich)的水槽 - 士兵</text:p>
      <text:p text:style-name="P4">
Ovcharenko Vitaliy Viktorovich-中士</text:p>
      <text:p text:style-name="P4">
Viktor Vasilyevich Pistria-高级士兵</text:p>
      <text:p text:style-name="P4">
亚历山大·彼得罗维奇·普塞瓦(Alexander Petrovich Puseva) - 士兵</text:p>
      <text:p text:style-name="P4">
Romanyuk Oleg Sergeyevich-Master-Sandent</text:p>
      <text:p text:style-name="P4">
Saganovsky Yuri Yuri Yaroslavovich-士兵</text:p>
      <text:p text:style-name="P4">
Saika Oleg Mironovich-首席中士</text:p>
      <text:p text:style-name="P4">
安静的Bohdan Vasilyevich是一名士兵</text:p>
      <text:p text:style-name="P4">
Tyshkova Vladimir Stanislavovich-士兵</text:p>
      <text:p text:style-name="P4">
格莱布·艾伯托维奇(Gleb Albertovich)的tsvetlyuk</text:p>
      <text:p text:style-name="P4">
Chepurny Ruslan Viktorovich-队长</text:p>
      <text:p text:style-name="P4">
Shapovalov Yevgeny Valentinovich-初中中士</text:p>
      <text:p text:style-name="P4">
Shauluyevich Dmitry Yagenavich-高级士兵</text:p>
      <text:p text:style-name="P4">
<text:span text:style-name="T4">
奖励获得完美服务iii学位</text:span>
</text:p>
      <text:p text:style-name="P4">
Bilyuk Alexei Petrovich-专业</text:p>
      <text:p text:style-name="P4">
Polina Igor Alexandrovich-队长</text:p>
      <text:p text:style-name="P4">
<text:span text:style-name="T4">
奖励奖牌“祖国的捍卫者” </text:span>
</text:p>
      <text:p text:style-name="P4">
弗拉基米尔·瓦莱里维奇(Vladimir Valeryevich) - 高级士兵</text:p>
      <text:p text:style-name="P4">
Banita Sergey Anatolyevich(死后) - 酋长</text:p>
      <text:p text:style-name="P4">
Belik Dmitry Vladimirovich-高级士兵</text:p>
      <text:p text:style-name="P4">
Sergiy Sergiyevich-初中中士</text:p>
      <text:p text:style-name="P4">
Golovatsky Stepan Zinovievich(死后) - 士兵Ilkiv Ivan Vasilyevich(死后) - 士兵</text:p>
      <text:p text:style-name="P4">
亚历山大·亚历山大·卡图山(Alexander Alexander Kartushan)(死后) - 士兵</text:p>
      <text:p text:style-name="P4">
Kindyriya Igor Nikolaevich(死后) - 高级士兵</text:p>
      <text:p text:style-name="P4">
Demian Viktorovich(死后) - 初中中士</text:p>
      <text:p text:style-name="P4">
铁匠Oleg Vladimirovich-中尉</text:p>
      <text:p text:style-name="P4">
哥萨克Vitaliy Anatoliyovych(死后) - 初中中士</text:p>
      <text:p text:style-name="P4">
Kotovich Mykola Vladimirovich(死后) - 士兵</text:p>
      <text:p text:style-name="P4">
亚历山大·克里库诺瓦(Alexander Krykunova) - 队长</text:p>
      <text:p text:style-name="P4">
Kulagina Sergey Vladimirovich(死后) - 高级士兵</text:p>
      <text:p text:style-name="P4">
库切拉·彼得·伊万诺维奇(死后) - 高级中士</text:p>
      <text:p text:style-name="P4">
Lepia Sergey Sergeyevich(死后) - 士兵</text:p>
      <text:p text:style-name="P4">
Livara Valery Petrovich(死后) - 士兵</text:p>
      <text:p text:style-name="P4">
弗拉基米尔·洛斯瓦瓦(Vladimir Lossva)(死后) - 士兵</text:p>
      <text:p text:style-name="P4">
亚历山大·彼得罗维奇·卢森科(死后) - 中士</text:p>
      <text:p text:style-name="P4">
Makovsky Oleg Gennadyevich(死后) - 中尉</text:p>
      <text:p text:style-name="P4">
Mykytyuk Alexander Vitaliyevich(死后) - 高级士兵</text:p>
      <text:p text:style-name="P4">
尚未荣获的弗拉基米尔·阿纳托利耶夫(Vladimir Anatoliyevich)</text:p>
      <text:p text:style-name="P4">
Pylypchuk Sergey Vladimirovich(死后) - 初中中士</text:p>
      <text:p text:style-name="P4">
Oleksandr Anatoliyovych的葬礼 - 高级中士</text:p>
      <text:p text:style-name="P4">
鲁斯兰·鲁斯兰(Ruslan Ruslan) - 士兵</text:p>
      <text:p text:style-name="P4">
亚瑟·帕夫洛维奇(Arthur Pavlovich)的沙拉 - 高级中尉</text:p>
      <text:p text:style-name="P4">
Sapozhnik Yuri Mikhailovich(死后) - 高级士兵</text:p>
      <text:p text:style-name="P4">
Satanovsky Gennady Alexandrovich(死后) - 士兵</text:p>
      <text:p text:style-name="P4">
Stanitsky Yuri Kasyanovich(死后) - 士兵</text:p>
      <text:p text:style-name="P4">
Oleg Petrovich的学校 - 高级士兵</text:p>
      <text:p text:style-name="P4">
Stetsyuk Alexander Alexandrovich(死后) - 士兵</text:p>
      <text:p text:style-name="P4">
塔拉斯·斯特雷特斯基(Taras Streletsky) - 高级士兵</text:p>
      <text:p text:style-name="P4">
列昂尼德·亚当维奇(Leonid Adamovich)，高级中士</text:p>
      <text:p text:style-name="P4">
Dmitry Tyufanov(死后) - 士兵</text:p>
      <text:p text:style-name="P4">
Fomin Sergiy Vladimirovich-高级中士</text:p>
      <text:p text:style-name="P4">
Khrapaty Sergey Mikhailovich(死后) - 士兵</text:p>
      <text:p text:style-name="P4">
Hushkov Victor Mikhailovich(死后) - 士兵</text:p>
      <text:p text:style-name="P4">
Chernyshov Mikhail Yurievich-高级士兵</text:p>
      <text:p text:style-name="P4">
Chobana Sergey Nikolaevich(死后) - 士兵</text:p>
      <text:p text:style-name="P4">
Vasily Ivanovich Silipeda(死后) - 士兵</text:p>
      <text:p text:style-name="P4">
Yulik Denis Dmitrovich(死后) - 士兵</text:p>
      <text:p text:style-name="P4">
<text:span text:style-name="T4">
奖励挽救生命的奖牌</text:span>
</text:p>
      <text:p text:style-name="P4">
Buga Konstantin Anatoliyovych-士兵</text:p>
      <text:p text:style-name="P4">
Kozelka Yaroslav Vladimirovich-士兵</text:p>
      <text:p text:style-name="P4">
Sidoruk Yaroslav Sergeyevich-初中中士</text:p>
      <text:p text:style-name="P4">
Shevchenko Sergey Anatolyevich-士兵。</text:p>
      <text:p text:style-name="P4">
News Source: <text:a xlink:type="simple" xlink:href="https://armyinform.com.ua/2023/05/27/glava-derzhavy-vidznachyv-nagorodamy-122-vijskovosluzhbovczya-iz-nyh-50-posmertno/" text:style-name="Internet_20_link" text:visited-style-name="Visited_20_Internet_20_Link">
https://armyinform.com.ua/2023/05/27/glava-derzhavy-vidznachyv-nagorodamy-122-vijskovosluzhbovczya-iz-nyh-50-posmertno/</text:a>
</text:p>
      <!--NEWS-->
      <text:h text:style-name="P10" text:outline-level="1">
<text:span text:style-name="T4">
美国展览名为普京起诉的三种变体，以应对侵略性负责</text:span>
</text:h>
      <text:p text:style-name="P4">
作者: ['Ольга Мосьондз']</text:p>
      <text:p text:style-name="P4">
时间: 2023-05-27T79:00:00-04:00</text:p>
      <text:p text:style-name="P4">
描述: 一个Zi Shlyakhiv，Yaki，允许IM紧急法庭的Rosetian进程...与乌克兰2022年的战争，与乌克兰的最新新闻，今天与乌克兰的新闻，乌克兰2022年的新闻战争，乌克兰和俄罗斯和俄罗斯和俄罗斯与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img_20230527_142116.jpg" text:style-name="Internet_20_link" text:visited-style-name="Visited_20_Internet_20_Link">
img_20230527_142116.jpg</text:a>
']</text:p>
      <text:p text:style-name="P4">
标签: ['КИЇВСЬКИЙ БЕЗПЕКОВИЙ ФОРУМ', 'США']</text:p>
      <text:p text:style-name="P4">
类别: News</text:p>
      <!--METADATA-->
      <text:p text:style-name="P4">
<draw:frame draw:style-name="fr1" draw:name="Image273" text:anchor-type="as-char" svg:width="6.9236in" svg:height="3.271401in" draw:z-index="0">
<draw:image xlink:href="../Images/AРМІЯINFORM/2023-05-27T79-00-00-04-00/img_20230527_142116.jpg" xlink:type="simple" xlink:show="embed" xlink:actuate="onLoad" draw:mime-type="image/jpeg"/>
</draw:frame>
允许国际法庭在乌克兰侵略俄罗斯总统弗拉基米尔·普京(Vladimir Putin)绳之以法的方法之一可能是通过联合国大会决议。 和平研究所副校长威廉·泰勒(William Taylor)表达了第15届年度基辅安全论坛的负担(美国)，2006  -  2009年美国驻乌克兰大使。</text:p>
      <ul>
        <li>
现在的问题是如何开始此过程，以及什么选择， - 外交官说。</li>
      </ul>
      <text:p text:style-name="P4">
他认为，**选择之一是通过联合国大会决议的采用。</text:p>
      <ul>
        <li>
威廉·泰勒(William Taylor)说，该文件应与乌克兰政府和国际法庭一起制作。</li>
      </ul>
      <text:p text:style-name="P4">
他指出，这“将需要特别的努力，但可以做出”，因为正如威廉·泰勒(William Taylor)提醒的那样，乌克兰设法获得了141个甚至143个大会成员国。</text:p>
      <text:p text:style-name="P4">
泰勒先生还强调，美国提供了开始过程的另一种机制。</text:p>
      <ul>
        <li>
<text:span text:style-name="T4">
第二种选择</text:span>
是较小的国家，例如将建立国际法庭的欧洲国家。 美国提供了乌克兰人不喜欢的混合动力版本。 但这是基于国家法院国有化的想法。 也就是说，这可能是乌克兰国际支持的会议记录，他说。</li>
      </ul>
      <text:p text:style-name="P4">
<text:span text:style-name="T4">
第三种选择</text:span>
泰勒(Taylor)将在欧洲第三国(例如欧洲人)在Jeslochin管辖的第三个国家之一中考虑了普京主张的想法，以实施侵略行为。</text:p>
      <text:p text:style-name="P4">
另外，展览还谈到了将在维尔纽斯举行的北约峰会前景。</text:p>
      <ul>
        <li>
在2008年给乌克兰提供了承诺(会员行动计划。  -  _ ed。)现在可以通风...上周，乌克兰国防部长向我们的一小群美国专家就北约公开门政策询问。 他说：“这扇门在哪里，我们看不到他们。” 在维尔纽斯，我们必须看到他们。 我认为 - 威廉·泰勒(William Taylor)说。</li>
      </ul>
      <text:p text:style-name="P4">
我们将提醒乌克兰总统办公室指出，乌克兰可以在明年一年半的国际特别法庭建立国际特殊法庭之前创建</text:p>
      <text:p text:style-name="P4">
News Source: <text:a xlink:type="simple" xlink:href="https://armyinform.com.ua/2023/05/27/eksposol-ssha-nazvav-try-varianty-prytyagnennya-putina-do-vidpovidalnosti-za-agresiyu/" text:style-name="Internet_20_link" text:visited-style-name="Visited_20_Internet_20_Link">
https://armyinform.com.ua/2023/05/27/eksposol-ssha-nazvav-try-varianty-prytyagnennya-putina-do-vidpovidalnosti-za-agresiyu/</text:a>
</text:p>
      <!--NEWS-->
      <text:h text:style-name="P10" text:outline-level="1">
<text:span text:style-name="T4">
俄罗斯联邦的特殊服务开始用化学武器体现挑衅</text:span>
</text:h>
      <text:p text:style-name="P4">
作者: ['АРМІЯINFORM']</text:p>
      <text:p text:style-name="P4">
时间: 2023-05-27T80:00:00-04:00</text:p>
      <text:p text:style-name="P4">
描述: https://www.youtube.com/watch?v=-iourpbmfs44带有反击观众的方法...与乌克兰2022年的战争，与乌克兰的战争是今天的最新消息，今天与乌克兰的战争2022是最后一场今天，乌克兰与俄罗斯之间的战争以及何时在2022年与乌克兰的战争将在不久俄罗斯的乌克兰媒体</text:p>
      <text:p text:style-name="P4">
图片: []</text:p>
      <text:p text:style-name="P4">
标签: ['ГУР', 'ПРОВОКАЦІЇ РФ', 'ХІМІЧНА ЗБРОЯ']</text:p>
      <text:p text:style-name="P4">
类别: News</text:p>
      <!--METADATA-->
      <text:p text:style-name="P4">
为了破坏乌克兰的安全和国防部队的反对行动，俄罗斯所有者于2023年5月27日在Zaporizhzhya地区暂时占领的领土上使用化学武器开始挑衅。 关于它<text:a xlink:type="simple" xlink:href="https://gur.gov.ua/content/spetssluzhby-rf-rozpochaly-vtiliuvaty-provokatsiiu-iz-khimichnoiu-zbroieiu.html" text:style-name="Internet_20_link" text:visited-style-name="Visited_20_Internet_20_Link">
报告</text:a>
Mov Intelligence局。</text:p>
      <text:p text:style-name="P4">
敌对挑衅的真正受害者将是俄罗斯占领军的士兵。 他们体内的化学武器痕迹计划将侵略者国家作为乌克兰指控的假证据。</text:p>
      <text:p text:style-name="P4">
我们强调，在敌对行动期间，乌克兰的安全和防御力量仅使用常规手段，而穆斯科特特殊服务的常规站无法影响前面的进一步规定。</text:p>
      <text:p text:style-name="P4">
News Source: <text:a xlink:type="simple" xlink:href="https://armyinform.com.ua/2023/05/27/speczsluzhby-rf-rozpochaly-vtilyuvaty-provokacziyu-iz-himichnoyu-zbroyeyu/" text:style-name="Internet_20_link" text:visited-style-name="Visited_20_Internet_20_Link">
https://armyinform.com.ua/2023/05/27/speczsluzhby-rf-rozpochaly-vtilyuvaty-provokacziyu-iz-himichnoyu-zbroyeyu/</text:a>
</text:p>
      <!--NEWS-->
      <text:h text:style-name="P10" text:outline-level="1">
<text:span text:style-name="T4">
我们一口气地知道了暂时占领领土的一切 -  Vasily Mid。</text:span>
</text:h>
      <text:p text:style-name="P4">
作者: ['Олексій Тригуб']</text:p>
      <text:p text:style-name="P4">
时间: 2023-05-27T81:00:00-04:00</text:p>
      <text:p text:style-name="P4">
描述: 乌克兰贝兹皮基（Bezpeki）的戈洛维（Golovy）服务的背后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1/vasyl-malyuk-sbu.jpg" text:style-name="Internet_20_link" text:visited-style-name="Visited_20_Internet_20_Link">
vasyl-malyuk-sbu.jpg</text:a>
']</text:p>
      <text:p text:style-name="P4">
标签: ['ВАСИЛЬ МАЛЮК', 'КОЛАБОРАНТИ', 'СБУ']</text:p>
      <text:p text:style-name="P4">
类别: News</text:p>
      <!--METADATA-->
      <text:p text:style-name="P4">
<draw:frame draw:style-name="fr1" draw:name="Image274" text:anchor-type="as-char" svg:width="6.9236in" svg:height="4.611226in" draw:z-index="0">
<draw:image xlink:href="../Images/AРМІЯINFORM/2023-05-27T81-00-00-04-00/vasyl-malyuk-sbu.jpg" xlink:type="simple" xlink:show="embed" xlink:actuate="onLoad" draw:mime-type="image/jpeg"/>
</draw:frame>
SBU头Vasily Baby</text:p>
      <text:p text:style-name="P4">
根据乌克兰安全局负责人，乌克兰少将瓦西尔·马里克(Vasyl Malyuk)少校，他在解放领土的特工的敌人还没有为乌克兰特殊服务所拥有的文献专业水平做好准备。</text:p>
      <ul>
        <li>
SBU负责人说，我们已经收集了大量材料，他们知道俄罗斯人在呆在原位的同时已经走了。  - 前警察和我们的前任人员组成了伪造的国家安全和伪法官执法机构。 我们设法咨询了他们，宣布他们的怀疑。 今天，这些人被拘留，展示。 显然，有人会参与我们的其他合同游戏 - 总的来说，我们不会说出这些细节。</li>
      </ul>
      <text:p text:style-name="P4">
此外，瓦西尔·马里克少将说，我们已经积极记录了所谓的敌人伪翻新，敌人设法使他的三色合法化。 从文档互换的乌克兰安全服务中知道了一个有趣的时刻。 在其中，合作者向俄罗斯的策展人抱怨，赫尔森不支持多夫的想法。</text:p>
      <text:p text:style-name="P4">
“这种情况在定居点中非常紧张。 大多数居民是亲乌克兰人，他们正在等待其领土对武装部队形成的解放，积极反对当地俄罗斯当局的代表，”叛徒向所有者报告。</text:p>
      <text:p text:style-name="P4">
乌克兰安全部门的负责人表明，在SO称为“ plegiscite”之日，敌人及其同事是关于“投票”的外观和结果的准备数据。</text:p>
      <ul>
        <li>
他们甚至不明白所有这些都是在材料中引入的!-  Vasily Kid说。  - 所有 - 由于成功使用了成功的文档方法。 包括，让我注意，我们将介绍我们的自信(封面的代理 - 注意。 ed。). У нас була ціла низка персоналій, укомірцях яких знаходилися так звані москіти — спеціальні пристрої, якіздійснюють аудіоконтроль, і ми просто в режимі онлайн всі ці речі розуміли,документували та додавали до матеріалів провадження. Вони при всьому цьомурозповідали: от, у нас така явка, у нас все добре!Це все — просто спробалегалізувати ганчірку, триколор, на нашій території, але їм це не вдасться —ні де-юре, ні фактично.</li>
      </ul>
      <text:p text:style-name="P4">
News Source: <text:a xlink:type="simple" xlink:href="https://armyinform.com.ua/2023/05/27/vse-shho-vidbuvayetsya-na-tymchasovo-okupovanyh-terytoriyah-staye-nam-vidomo-vidrazu-vasyl-malyuk/" text:style-name="Internet_20_link" text:visited-style-name="Visited_20_Internet_20_Link">
https://armyinform.com.ua/2023/05/27/vse-shho-vidbuvayetsya-na-tymchasovo-okupovanyh-terytoriyah-staye-nam-vidomo-vidrazu-vasyl-malyuk/</text:a>
</text:p>
      <!--NEWS-->
      <text:h text:style-name="P10" text:outline-level="1">
<text:span text:style-name="T4">
正如乌克兰军人在波兰学习以在豹子坦克上战斗</text:span>
</text:h>
      <text:p text:style-name="P4">
作者: ['АРМІЯINFORM']</text:p>
      <text:p text:style-name="P4">
时间: 2023-05-27T82:00:00-04:00</text:p>
      <text:p text:style-name="P4">
描述: dinemine服务情节zv'yazkiv z gromadzkista opeasza“ Unifier” Zbroany部队...与乌克兰2022年的战争，与乌克兰与乌克兰的最新消息，与乌克兰的新闻，乌克兰2022年的新闻战争，乌克兰和俄罗斯的最后一场以及2022年的战争，以及2022年的战争，他们说，乌克兰是否会在不久的将来与乌克兰进行战争，他们说，与乌克兰的战争，今天的乌克兰新闻，乌克兰的新闻，乌克兰媒体在俄罗斯的乌克兰媒体</text:p>
      <text:p text:style-name="P4">
图片: []</text:p>
      <text:p text:style-name="P4">
标签: ['LEOPARD', 'UNIFIER', 'ВІЙСЬКОВІ НАВЧАННЯ', 'ПОЛЬЩА']</text:p>
      <text:p text:style-name="P4">
类别: News</text:p>
      <!--METADATA-->
      <text:p text:style-name="P4">
动态<text:a xlink:type="simple" xlink:href="https://www.facebook.com/watch/" text:style-name="Internet_20_link" text:visited-style-name="Visited_20_Internet_20_Link">
图</text:a>
加拿大武装部队的公共关系服务“统一”关于“马勋爵斯特拉特金”的讲师和讲师(“加拿大人”)加拿大第三加拿大武装部队武装部队的加拿大机械大队集团在加拿大统一的加拿大武装部队行动行动的框架内与波兰武装部队和武装的Silawheth合作，基本面增加了移动性并发动了力量。</text:p>
      <text:p text:style-name="P4">
News Source: <text:a xlink:type="simple" xlink:href="https://armyinform.com.ua/2023/05/27/yak-ukrayinski-vijskovosluzhbovczi-navchalys-osnovam-bronetankovogo-mystecztva-vykorystannya-tankiv-leopard-u-polshhi/" text:style-name="Internet_20_link" text:visited-style-name="Visited_20_Internet_20_Link">
https://armyinform.com.ua/2023/05/27/yak-ukrayinski-vijskovosluzhbovczi-navchalys-osnovam-bronetankovogo-mystecztva-vykorystannya-tankiv-leopard-u-polshhi/</text:a>
</text:p>
      <!--NEWS-->
      <text:h text:style-name="P10" text:outline-level="1">
<text:span text:style-name="T4">
来自枪管炮兵的乘员在苏米地区的格鲁克夫市开火</text:span>
</text:h>
      <text:p text:style-name="P4">
作者: ['АРМІЯINFORM']</text:p>
      <text:p text:style-name="P4">
时间: 2023-05-27T83:00:00-04:00</text:p>
      <text:p text:style-name="P4">
描述: 对于Rozdochatovo检察官办公室摘要的所有专有的Kerivnitva ...与乌克兰2022年的战争，与乌克兰的战争是今天的最新消息，即今天与乌克兰2022的新闻战争，乌克兰和俄罗斯与俄罗斯和俄罗斯之间的战争将会当他们与乌克兰的战争将在2022年或将没有或没有时，他们会在不久的将来与乌克兰发生战争时，他们说，与乌克兰的战争，今天的乌克兰新闻，乌克兰的新闻，乌克兰媒体在俄罗斯的乌克兰新闻</text:p>
      <text:p text:style-name="P4">
图片: ['<text:a xlink:type="simple" xlink:href="https://armyinform.com.ua/wp-content/uploads/2023/05/photo-5444862730315093725-y.jpg" text:style-name="Internet_20_link" text:visited-style-name="Visited_20_Internet_20_Link">
photo-5444862730315093725-y.jpg</text:a>
', '<text:a xlink:type="simple" xlink:href="https://armyinform.com.ua/wp-content/uploads/2023/05/photo-5444862730315093727-y-150x150.jpg" text:style-name="Internet_20_link" text:visited-style-name="Visited_20_Internet_20_Link">
photo-5444862730315093727-y-150x150.jpg</text:a>
', '<text:a xlink:type="simple" xlink:href="https://armyinform.com.ua/wp-content/uploads/2023/05/photo-5444862730315093728-y-150x150.jpg" text:style-name="Internet_20_link" text:visited-style-name="Visited_20_Internet_20_Link">
photo-5444862730315093728-y-150x150.jpg</text:a>
']</text:p>
      <text:p text:style-name="P4">
标签: ['STOPRUSSIA', 'АГРЕСІЯ РФ', 'ВТОРГНЕННЯ РФ', 'ОБСТРІЛ', 'СУМЩИНА']</text:p>
      <text:p text:style-name="P4">
类别: News</text:p>
      <!--METADATA-->
      <text:p text:style-name="P4">
<draw:frame draw:style-name="fr1" draw:name="Image275" text:anchor-type="as-char" svg:width="6.9236in" svg:height="3.11562in" draw:z-index="0">
<draw:image xlink:href="../Images/AРМІЯINFORM/2023-05-27T83-00-00-04-00/photo-5444862730315093725-y.jpg" xlink:type="simple" xlink:show="embed" xlink:actuate="onLoad" draw:mime-type="image/jpeg"/>
</draw:frame>
在Sumy地区检察官办公室的程序领导下，在违反了战争法律和习俗后开始了预审(艺术的第1部分。 刑法的438). Про це <text:a xlink:type="simple" xlink:href="https://www.gp.gov.ua/ua/posts/okupanti-zi-stvolnoyi-artileriyi-obstrilyali-misto-gluxiv-na-sumshhini-prokurori-dokumentuyut-naslidki" text:style-name="Internet_20_link" text:visited-style-name="Visited_20_Internet_20_Link">
повідомляє</text:a>
乌克兰检察长办公室。</text:p>
      <text:p text:style-name="P4">
根据调查，2023年5月27日，夜间，来自俄罗斯联邦领土的占领者从国库炮兵那里解雇了该市城市的平民基础设施。</text:p>
      <text:p text:style-name="P4">
炮击损坏了高层建筑的屋顶，在三个私人房屋中，窗户飞行，碎片是切割的篱笆和墙壁。</text:p>
      <text:p text:style-name="P4">
检察官与其他执法人员合作记录了后果。 审前调查是由SUMS地区SBU SBU部门的调查人员进行的。</text:p>
      <text:p text:style-name="P4">
<text:a xlink:type="simple" xlink:href="https://armyinform.com.ua/wp-content/uploads/2023/05/photo-5444862730315093727-y.jpg" text:style-name="Internet_20_link" text:visited-style-name="Visited_20_Internet_20_Link">
!(Images/AРМІЯINFORM/2023-05-27T83-00-00-04-00/photo-5444862730315093727-y-150x150.jpg)</text:a>
</text:p>
      <text:p text:style-name="P4">
<text:a xlink:type="simple" xlink:href="https://armyinform.com.ua/wp-content/uploads/2023/05/photo-5444862730315093728-y.jpg" text:style-name="Internet_20_link" text:visited-style-name="Visited_20_Internet_20_Link">
<draw:frame draw:style-name="fr1" draw:name="Image276" text:anchor-type="as-char" svg:width="6.9236in" svg:height="6.9236in" draw:z-index="0">
<draw:image xlink:href="../Images/AРМІЯINFORM/2023-05-27T83-00-00-04-00/photo-5444862730315093728-y-150x150.jpg" xlink:type="simple" xlink:show="embed" xlink:actuate="onLoad" draw:mime-type="image/jpeg"/>
</draw:frame>
</text:a>
</text:p>
      <text:p text:style-name="P4">
News Source: <text:a xlink:type="simple" xlink:href="https://armyinform.com.ua/2023/05/27/okupanty-zi-stvolnoyi-artyleriyi-obstrilyaly-misto-gluhiv-na-sumshhyni/" text:style-name="Internet_20_link" text:visited-style-name="Visited_20_Internet_20_Link">
https://armyinform.com.ua/2023/05/27/okupanty-zi-stvolnoyi-artyleriyi-obstrilyaly-misto-gluhiv-na-sumshhyni/</text:a>
</text:p>
      <!--NEWS-->
      <text:h text:style-name="P10" text:outline-level="1">
<text:span text:style-name="T4">
在巴赫穆特（Bakhmut）的郊区，在无人机的帮助下摧毁了俄罗斯的“冰雹”</text:span>
</text:h>
      <text:p text:style-name="P4">
作者: ['АРМІЯINFORM']</text:p>
      <text:p text:style-name="P4">
时间: 2023-05-27T84:00:00-04:00</text:p>
      <text:p text:style-name="P4">
描述: 在巴赫穆特（Bakhmuts），乌克兰人的辩护人为人类 - 卡姆·卡姆·卡德兹（Human-Kameskadze）的“佩加斯”（Pegas）辩护...与乌克兰2022年的战争，与乌克兰的战争是今天的最新消息，即与乌克兰2022年的战争，今天是今天的最后一场，将是今天的最后一场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2/11/drony-1.jpg" text:style-name="Internet_20_link" text:visited-style-name="Visited_20_Internet_20_Link">
drony-1.jpg</text:a>
']</text:p>
      <text:p text:style-name="P4">
标签: ['UNITED24', 'АРМІЯ ДРОНІВ', 'ГРАД', 'ЗНИЩЕННЯ ВОЄННОЇ ТЕХНІКИ ЗС РФ']</text:p>
      <text:p text:style-name="P4">
类别: News</text:p>
      <!--METADATA-->
      <text:p text:style-name="P4">
<draw:frame draw:style-name="fr1" draw:name="Image277" text:anchor-type="as-char" svg:width="6.9236in" svg:height="4.604194in" draw:z-index="0">
<draw:image xlink:href="../Images/AРМІЯINFORM/2023-05-27T84-00-00-04-00/drony-1.jpg" xlink:type="simple" xlink:show="embed" xlink:actuate="onLoad" draw:mime-type="image/jpeg"/>
</draw:frame>
在乌克兰国防军的巴赫穆特(Bakhmut)的指示下，在德伦·卡米卡德兹(Dron-Kamikadze)的“佩加斯”(Pegas)的帮助下，“摧毁了敌人”“冰雹”。</text:p>
      <text:p text:style-name="P4">
关于这一用于创新，教育，科学和技术发展的替代人士，Fedorov <text:a xlink:type="simple" xlink:href="https://t.me/zedigital/3177" text:style-name="Internet_20_link" text:visited-style-name="Visited_20_Internet_20_Link">
报告</text:a>
在电报中。</text:p>
      <text:p text:style-name="P4">
他说：“这是特种部队与两个强大的非佩格利瓦 - 卡米卡德兹(Pegas)的有效工作的结果。”</text:p>
      <text:p text:style-name="P4">
根据米哈伊尔·费多罗夫(Mikhail Fedorov)的说法，解雇了我们军方的立场，俄罗斯人民正迅速逃离犯罪现场并躲藏起来。 但是当钉子工作时很难做到。 一个“鸟”被跑步部分的“冰雹”拦住，另一个终于实现了。</text:p>
      <text:p text:style-name="P4">
News Source: <text:a xlink:type="simple" xlink:href="https://armyinform.com.ua/2023/05/27/na-okolyczyah-bahmut-znyshheno-rosijskyj-grad-za-dopomogoyu-bezpilotnykiv/" text:style-name="Internet_20_link" text:visited-style-name="Visited_20_Internet_20_Link">
https://armyinform.com.ua/2023/05/27/na-okolyczyah-bahmut-znyshheno-rosijskyj-grad-za-dopomogoyu-bezpilotnykiv/</text:a>
</text:p>
      <!--NEWS-->
      <text:h text:style-name="P10" text:outline-level="1">
<text:span text:style-name="T4">
我们的捍卫者白天击退了13次敌人袭击</text:span>
</text:h>
      <text:p text:style-name="P4">
作者: ['АРМІЯINFORM']</text:p>
      <text:p text:style-name="P4">
时间: 2023-05-27T85:00:00-04:00</text:p>
      <text:p text:style-name="P4">
描述: 敌人是Zoedzhuvati Basic Zuill的沉没，这是在投票节的步伐...与乌克兰2022年的战争，今天与乌克兰的最新新闻，今天与乌克兰的新闻，今天与乌克兰的新闻战争，今天将在乌克兰和俄罗斯和俄罗斯之间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4/zsu.jpg" text:style-name="Internet_20_link" text:visited-style-name="Visited_20_Internet_20_Link">
zsu.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78" text:anchor-type="as-char" svg:width="6.9236in" svg:height="3.894525in" draw:z-index="0">
<draw:image xlink:href="../Images/AРМІЯINFORM/2023-05-27T85-00-00-04-00/zsu.jpg" xlink:type="simple" xlink:show="embed" xlink:actuate="onLoad" draw:mime-type="image/jpeg"/>
</draw:frame>
<text:span text:style-name="T4">
🔥俄罗斯入侵的情况</text:span>
</text:p>
      <text:p text:style-name="P4">
敌人继续专注于试图充分占领卢汉斯克和顿涅茨克地区的主要努力。 在这个时代，Siloborovna部队击退了13次敌人攻击。</text:p>
      <text:p text:style-name="P4">
在Facebook上关于它<text:a xlink:type="simple" xlink:href="https://www.facebook.com/GeneralStaff.ua/posts/pfbid0bAfbHGBPWQGST7z4TtmmwesUhEwWtcgH6K54DpuvQHcxyBknA3zCo4Nmy4keMCGSl" text:style-name="Internet_20_link" text:visited-style-name="Visited_20_Internet_20_Link">
报告</text:a>
武装部队的总人员。</text:p>
      <text:p text:style-name="P4">
“在白天的巴赫穆特(Bakhmut)方向上，敌人带领凯旋(Chrome)西部未能成功的进攻。 Vasyukivka，Privil，Orikhovo-Vasylivka，Grigorivka，Bogdanivka，Yar，Ivanivske，Stupochka，Predict和North Donetsk地区因敌人的炮击而受伤。 在Marinskaya的方向上，后卫在Marinka市击退了7次敌人袭击。 同时，圣乔治，马林卡和胜利顿涅茨克地区遭受了敌对的炮击。”</text:p>
      <text:p text:style-name="P4">
News Source: <text:a xlink:type="simple" xlink:href="https://armyinform.com.ua/2023/05/27/nashi-zahysnyky-protyagom-doby-vidbyly-13-vorozhyh-atak/" text:style-name="Internet_20_link" text:visited-style-name="Visited_20_Internet_20_Link">
https://armyinform.com.ua/2023/05/27/nashi-zahysnyky-protyagom-doby-vidbyly-13-vorozhyh-atak/</text:a>
</text:p>
      <!--NEWS-->
      <text:h text:style-name="P10" text:outline-level="1">
<text:span text:style-name="T4">
总人员提供了有关敌人损失的新数据</text:span>
</text:h>
      <text:p text:style-name="P4">
作者: ['АРМІЯINFORM']</text:p>
      <text:p text:style-name="P4">
时间: 2023-05-27T86:00:00-04:00</text:p>
      <text:p text:style-name="P4">
描述: 澄清的丹尼（Dani）的主管的Zvyasku Zvyazkhni，Vinikla的需求...与乌克兰2022年的战争，与乌克兰的最新新闻战争，今天与乌克兰2022年的新闻战争，今天将在乌克兰和俄罗斯之间发生战争，以及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349520986_1300164567525589_6375236597226587463_n.jpg" text:style-name="Internet_20_link" text:visited-style-name="Visited_20_Internet_20_Link">
349520986_1300164567525589_6375236597226587463_n.jpg</text:a>
']</text:p>
      <text:p text:style-name="P4">
标签: ['ВТРАТИ ПРОТИВНИКА', 'ГШ ЗСУ']</text:p>
      <text:p text:style-name="P4">
类别: News</text:p>
      <!--METADATA-->
      <text:p text:style-name="P4">
<draw:frame draw:style-name="fr1" draw:name="Image279" text:anchor-type="as-char" svg:width="6.9236in" svg:height="9.208446in" draw:z-index="0">
<draw:image xlink:href="../Images/AРМІЯINFORM/2023-05-27T86-00-00-04-00/349520986_1300164567525589_6375236597226587463_n.jpg" xlink:type="simple" xlink:show="embed" xlink:actuate="onLoad" draw:mime-type="image/jpeg"/>
</draw:frame>
由于不断收到指定的情报数据，因此有必要调整敌人损失的某些位置。</text:p>
      <text:p text:style-name="P4">
我们发布了调整后的数字，考虑到此时的所有时间，即2022年2月24日起的预定期限。</text:p>
      <text:p text:style-name="P4">
澄清始终是“负”的某个地方，并且在某处 - “ Plus”。 我们要求您理解。</text:p>
      <text:p text:style-name="P4">
明天，对于已经调整的数字，敌人的损失将被添加到趋势中。</text:p>
      <text:p text:style-name="P4">
谢谢你的理解。</text:p>
      <text:p text:style-name="P4">
<text:span text:style-name="T4">
资料来源：</text:span>
 <text:a xlink:type="simple" xlink:href="https://www.facebook.com/GeneralStaff.ua/posts/pfbid07hj9h9cgJshUQxTRGWsKpv4Mpq1YActfTSsJi64nwxV3eCkSADTij6ntBjhmJ6mHl" text:style-name="Internet_20_link" text:visited-style-name="Visited_20_Internet_20_Link">
总参谋部</text:a>
</text:p>
      <text:p text:style-name="P4">
News Source: <text:a xlink:type="simple" xlink:href="https://armyinform.com.ua/2023/05/27/generalnyj-shtab-nadav-novi-dani-shhodo-vtrat-protyvnyka/" text:style-name="Internet_20_link" text:visited-style-name="Visited_20_Internet_20_Link">
https://armyinform.com.ua/2023/05/27/generalnyj-shtab-nadav-novi-dani-shhodo-vtrat-protyvnyka/</text:a>
</text:p>
      <!--NEWS-->
      <text:h text:style-name="P10" text:outline-level="1">
<text:span text:style-name="T4">
在暂时占领的卢甘斯克，俄罗斯人将产妇医院移交给瓦格纳PEC</text:span>
</text:h>
      <text:p text:style-name="P4">
作者: ['АРМІЯINFORM']</text:p>
      <text:p text:style-name="P4">
时间: 2023-05-27T87:00:00-04:00</text:p>
      <text:p text:style-name="P4">
描述: 在Timchasovo，永恒的卢甘斯克·罗斯斯基（Lugansk Rosiskeski）对续签的热情...与乌克兰2022年的战争，与乌克兰的最新新闻，《与乌克兰的新闻战争》 2022年的战争，今天的最后一场战争，乌克兰和俄罗斯之间以及战争之间的战争是否会发生他们说，与乌克兰将在2022年，或者将没有，或者将没有，在不久的将来将与乌克兰发生战争，他们说，今天与乌克兰的战争，今天的乌克兰新闻，乌克兰的新闻，乌克兰媒体在俄罗斯的乌克兰新闻</text:p>
      <text:p text:style-name="P4">
图片: ['<text:a xlink:type="simple" xlink:href="https://armyinform.com.ua/wp-content/uploads/2023/01/okupanty-zaporizhzhya.jpg" text:style-name="Internet_20_link" text:visited-style-name="Visited_20_Internet_20_Link">
okupanty-zaporizhzhya.jpg</text:a>
']</text:p>
      <text:p text:style-name="P4">
标签: ['STOPRUSSIA', 'АГРЕСІЯ РФ', 'ВТОРГНЕННЯ РФ', 'ГШ ЗСУ', 'ОПЕРАТИВНА ІНФОРМАЦІЯ']</text:p>
      <text:p text:style-name="P4">
类别: News</text:p>
      <!--METADATA-->
      <text:p text:style-name="P4">
<draw:frame draw:style-name="fr1" draw:name="Image280" text:anchor-type="as-char" svg:width="6.9236in" svg:height="4.330592in" draw:z-index="0">
<draw:image xlink:href="../Images/AРМІЯINFORM/2023-05-27T87-00-00-04-00/okupanty-zaporizhzhya.jpg" xlink:type="simple" xlink:show="embed" xlink:actuate="onLoad" draw:mime-type="image/jpeg"/>
</draw:frame>
说明性照片<text:span text:style-name="T4">
🔥俄罗斯入侵的情况</text:span>
</text:p>
      <text:p text:style-name="P4">
在暂时占领的卢甘斯克(Lugansk)中，俄罗斯入侵者继续为他们的需求重新翻新当地的医疗设施。 最近，还进口了一家受伤的入侵者的Dosalic医院和设备。 此外，在同一卢甘斯克入侵者中，将第2号产妇建设转移到了PEC“ Wagner”的处置。</text:p>
      <text:p text:style-name="P4">
在Facebook上关于它<text:a xlink:type="simple" xlink:href="https://www.facebook.com/GeneralStaff.ua/posts/pfbid0bAfbHGBPWQGST7z4TtmmwesUhEwWtcgH6K54DpuvQHcxyBknA3zCo4Nmy4keMCGSl" text:style-name="Internet_20_link" text:visited-style-name="Visited_20_Internet_20_Link">
报告</text:a>
武装部队的总人员。</text:p>
      <text:p text:style-name="P4">
俄罗斯入侵者愤世嫉俗地继续从卢汉斯克地区暂时捕获的领土上出口非法出口。 在Sucky地区的不同点，占领者宣布了俄罗斯联邦领土夏令营的学生为学生提供的娱乐性。”</text:p>
      <text:p text:style-name="P4">
News Source: <text:a xlink:type="simple" xlink:href="https://armyinform.com.ua/2023/05/27/u-lugansku-okupanty-peredaly-pologovyj-budynok-u-rozporyadzhennya-pvk-vagner/" text:style-name="Internet_20_link" text:visited-style-name="Visited_20_Internet_20_Link">
https://armyinform.com.ua/2023/05/27/u-lugansku-okupanty-peredaly-pologovyj-budynok-u-rozporyadzhennya-pvk-vagner/</text:a>
</text:p>
      <!--NEWS-->
      <text:h text:style-name="P10" text:outline-level="1">
<text:span text:style-name="T4">
Skya乐队将近80万Hryvnias转移到国家计划“ Save The Lmb”</text:span>
</text:h>
      <text:p text:style-name="P4">
作者: ['Тетяна Головатюк']</text:p>
      <text:p text:style-name="P4">
时间: 2023-05-27T88:00:00-04:00</text:p>
      <text:p text:style-name="P4">
描述: 乌克兰摇滚摇滚乐的一场与首都的帕拉克（Capital's Palack）的大音乐会之一...与乌克兰2022年的战争，与乌克兰的最新新闻，今天与乌克兰的新闻，乌克兰2022年上次与乌克兰的新闻战争，乌克兰和俄罗斯之间以及俄罗斯之间以及俄罗斯之间的战争，以及俄罗斯之间的战争，与2022年的战争，乌克兰是否会在不久</text:p>
      <text:p text:style-name="P4">
图片: ['<text:a xlink:type="simple" xlink:href="https://armyinform.com.ua/wp-content/uploads/2023/05/golovna-84.jpg" text:style-name="Internet_20_link" text:visited-style-name="Visited_20_Internet_20_Link">
golovna-84.jpg</text:a>
', '<text:a xlink:type="simple" xlink:href="https://armyinform.com.ua/wp-content/uploads/2023/05/foto-1-18-150x150.jpg" text:style-name="Internet_20_link" text:visited-style-name="Visited_20_Internet_20_Link">
foto-1-18-150x150.jpg</text:a>
', '<text:a xlink:type="simple" xlink:href="https://armyinform.com.ua/wp-content/uploads/2023/05/foto-2-23-150x150.jpg" text:style-name="Internet_20_link" text:visited-style-name="Visited_20_Internet_20_Link">
foto-2-23-150x150.jpg</text:a>
', '<text:a xlink:type="simple" xlink:href="https://armyinform.com.ua/wp-content/uploads/2023/05/foto-3-21-150x150.jpg" text:style-name="Internet_20_link" text:visited-style-name="Visited_20_Internet_20_Link">
foto-3-21-150x150.jpg</text:a>
', '<text:a xlink:type="simple" xlink:href="https://armyinform.com.ua/wp-content/uploads/2023/05/foto-4-17-150x150.jpg" text:style-name="Internet_20_link" text:visited-style-name="Visited_20_Internet_20_Link">
foto-4-17-150x150.jpg</text:a>
', '<text:a xlink:type="simple" xlink:href="https://armyinform.com.ua/wp-content/uploads/2023/05/foto-5-1-1-150x150.jpg" text:style-name="Internet_20_link" text:visited-style-name="Visited_20_Internet_20_Link">
foto-5-1-1-150x150.jpg</text:a>
', '<text:a xlink:type="simple" xlink:href="https://armyinform.com.ua/wp-content/uploads/2023/05/foto-6-13-150x150.jpg" text:style-name="Internet_20_link" text:visited-style-name="Visited_20_Internet_20_Link">
foto-6-13-150x150.jpg</text:a>
', '<text:a xlink:type="simple" xlink:href="https://armyinform.com.ua/wp-content/uploads/2023/05/foto-7-8-150x150.jpg" text:style-name="Internet_20_link" text:visited-style-name="Visited_20_Internet_20_Link">
foto-7-8-150x150.jpg</text:a>
', '<text:a xlink:type="simple" xlink:href="https://armyinform.com.ua/wp-content/uploads/2023/05/foto-8-6-150x150.jpg" text:style-name="Internet_20_link" text:visited-style-name="Visited_20_Internet_20_Link">
foto-8-6-150x150.jpg</text:a>
', '<text:a xlink:type="simple" xlink:href="https://armyinform.com.ua/wp-content/uploads/2023/05/foto-9-4-150x150.jpg" text:style-name="Internet_20_link" text:visited-style-name="Visited_20_Internet_20_Link">
foto-9-4-150x150.jpg</text:a>
', '<text:a xlink:type="simple" xlink:href="https://armyinform.com.ua/wp-content/uploads/2023/05/foto-10-5-150x150.jpg" text:style-name="Internet_20_link" text:visited-style-name="Visited_20_Internet_20_Link">
foto-10-5-150x150.jpg</text:a>
']</text:p>
      <text:p text:style-name="P4">
标签: ['ДОПОМОГА', 'КОНЦЕРТ', 'СКАЙ']</text:p>
      <text:p text:style-name="P4">
类别: News</text:p>
      <!--METADATA-->
      <text:p text:style-name="P4">
<draw:frame draw:style-name="fr1" draw:name="Image281" text:anchor-type="as-char" svg:width="6.9236in" svg:height="4.615733in" draw:z-index="0">
<draw:image xlink:href="../Images/AРМІЯINFORM/2023-05-27T88-00-00-04-00/golovna-84.jpg" xlink:type="simple" xlink:show="embed" xlink:actuate="onLoad" draw:mime-type="image/jpeg"/>
</draw:frame>
乌克兰天空中最受欢迎的摇滚乐队之一为乌兹多利亚体育宫提供了一场精彩的音乐会。 在该小组存在的22年中，这是该规模的第一个音乐会场所。</text:p>
      <text:p text:style-name="P4">
在三个小时之内，成千上万的粉丝享受了活泼的声音，灯光秀，明星二重奏的独特人声，军事交响乐最多的人和主唱Oleg Sobchuk的能量。</text:p>
      <text:p text:style-name="P4">
音乐会的主要目的是为乌克兰退伍军人国家队参加无被征服的游戏和计划“ Save the Limb”的比赛筹集资金。</text:p>
      <text:p text:style-name="P4">
<text:a xlink:type="simple" xlink:href="https://armyinform.com.ua/wp-content/uploads/2023/05/foto-1-18.jpg" text:style-name="Internet_20_link" text:visited-style-name="Visited_20_Internet_20_Link">
!(Images/AРМІЯINFORM/2023-05-27T88-00-00-04-00/foto-1-18-150x150.jpg)</text:a>
</text:p>
      <text:p text:style-name="P4">
<text:a xlink:type="simple" xlink:href="https://armyinform.com.ua/wp-content/uploads/2023/05/foto-2-23.jpg" text:style-name="Internet_20_link" text:visited-style-name="Visited_20_Internet_20_Link">
<draw:frame draw:style-name="fr1" draw:name="Image282" text:anchor-type="as-char" svg:width="6.9236in" svg:height="6.9236in" draw:z-index="0">
<draw:image xlink:href="../Images/AРМІЯINFORM/2023-05-27T88-00-00-04-00/foto-2-23-150x150.jpg" xlink:type="simple" xlink:show="embed" xlink:actuate="onLoad" draw:mime-type="image/jpeg"/>
</draw:frame>
</text:a>
</text:p>
      <text:p text:style-name="P4">
<text:a xlink:type="simple" xlink:href="https://armyinform.com.ua/wp-content/uploads/2023/05/foto-3-21.jpg" text:style-name="Internet_20_link" text:visited-style-name="Visited_20_Internet_20_Link">
<draw:frame draw:style-name="fr1" draw:name="Image283" text:anchor-type="as-char" svg:width="6.9236in" svg:height="6.9236in" draw:z-index="0">
<draw:image xlink:href="../Images/AРМІЯINFORM/2023-05-27T88-00-00-04-00/foto-3-21-150x150.jpg" xlink:type="simple" xlink:show="embed" xlink:actuate="onLoad" draw:mime-type="image/jpeg"/>
</draw:frame>
</text:a>
</text:p>
      <text:p text:style-name="P4">
<text:a xlink:type="simple" xlink:href="https://armyinform.com.ua/wp-content/uploads/2023/05/foto-4-17.jpg" text:style-name="Internet_20_link" text:visited-style-name="Visited_20_Internet_20_Link">
<draw:frame draw:style-name="fr1" draw:name="Image284" text:anchor-type="as-char" svg:width="6.9236in" svg:height="6.9236in" draw:z-index="0">
<draw:image xlink:href="../Images/AРМІЯINFORM/2023-05-27T88-00-00-04-00/foto-4-17-150x150.jpg" xlink:type="simple" xlink:show="embed" xlink:actuate="onLoad" draw:mime-type="image/jpeg"/>
</draw:frame>
</text:a>
</text:p>
      <text:p text:style-name="P4">
<text:a xlink:type="simple" xlink:href="https://armyinform.com.ua/wp-content/uploads/2023/05/foto-5-1-1.jpg" text:style-name="Internet_20_link" text:visited-style-name="Visited_20_Internet_20_Link">
<draw:frame draw:style-name="fr1" draw:name="Image285" text:anchor-type="as-char" svg:width="6.9236in" svg:height="6.9236in" draw:z-index="0">
<draw:image xlink:href="../Images/AРМІЯINFORM/2023-05-27T88-00-00-04-00/foto-5-1-1-150x150.jpg" xlink:type="simple" xlink:show="embed" xlink:actuate="onLoad" draw:mime-type="image/jpeg"/>
</draw:frame>
</text:a>
</text:p>
      <text:p text:style-name="P4">
<text:a xlink:type="simple" xlink:href="https://armyinform.com.ua/wp-content/uploads/2023/05/foto-6-13.jpg" text:style-name="Internet_20_link" text:visited-style-name="Visited_20_Internet_20_Link">
<draw:frame draw:style-name="fr1" draw:name="Image286" text:anchor-type="as-char" svg:width="6.9236in" svg:height="6.9236in" draw:z-index="0">
<draw:image xlink:href="../Images/AРМІЯINFORM/2023-05-27T88-00-00-04-00/foto-6-13-150x150.jpg" xlink:type="simple" xlink:show="embed" xlink:actuate="onLoad" draw:mime-type="image/jpeg"/>
</draw:frame>
</text:a>
</text:p>
      <text:p text:style-name="P4">
<text:a xlink:type="simple" xlink:href="https://armyinform.com.ua/wp-content/uploads/2023/05/foto-7-8-scaled.jpg" text:style-name="Internet_20_link" text:visited-style-name="Visited_20_Internet_20_Link">
<draw:frame draw:style-name="fr1" draw:name="Image287" text:anchor-type="as-char" svg:width="6.9236in" svg:height="6.9236in" draw:z-index="0">
<draw:image xlink:href="../Images/AРМІЯINFORM/2023-05-27T88-00-00-04-00/foto-7-8-150x150.jpg" xlink:type="simple" xlink:show="embed" xlink:actuate="onLoad" draw:mime-type="image/jpeg"/>
</draw:frame>
</text:a>
</text:p>
      <text:p text:style-name="P4">
<text:a xlink:type="simple" xlink:href="https://armyinform.com.ua/wp-content/uploads/2023/05/foto-8-6-scaled.jpg" text:style-name="Internet_20_link" text:visited-style-name="Visited_20_Internet_20_Link">
<draw:frame draw:style-name="fr1" draw:name="Image288" text:anchor-type="as-char" svg:width="6.9236in" svg:height="6.9236in" draw:z-index="0">
<draw:image xlink:href="../Images/AРМІЯINFORM/2023-05-27T88-00-00-04-00/foto-8-6-150x150.jpg" xlink:type="simple" xlink:show="embed" xlink:actuate="onLoad" draw:mime-type="image/jpeg"/>
</draw:frame>
</text:a>
 - 今年秋天，将分配每张售出每张门票的30 Hryvnias通过体育康复，并在杜塞尔多夫举行的奥运会上为乌克兰国家队提供康复。 在敌对行动期间受伤和受伤受伤的乌克兰捍卫者和后卫将参加我们的国家参加退伍军人的自适应运动比赛。” Oleg Sobchuk在讲话中说。</text:p>
      <text:p text:style-name="P4">
退伍军人部长“活着的”基金会塔拉斯·科瓦利克·塔拉迪米尔·图尔奇(Taras Kovalik Talodimir Turchin)是该项目“支持舞台上无名”的负责人，感谢古罗(Gurro)和亲自奥利格·索布(Oleg Sobchuk)的工作，这有助于军队。</text:p>
      <text:p text:style-name="P4">
<text:a xlink:type="simple" xlink:href="https://armyinform.com.ua/wp-content/uploads/2023/05/foto-10-5.jpg" text:style-name="Internet_20_link" text:visited-style-name="Visited_20_Internet_20_Link">
<draw:frame draw:style-name="fr1" draw:name="Image289" text:anchor-type="as-char" svg:width="6.9236in" svg:height="6.9236in" draw:z-index="0">
<draw:image xlink:href="../Images/AРМІЯINFORM/2023-05-27T88-00-00-04-00/foto-10-5-150x150.jpg" xlink:type="simple" xlink:show="embed" xlink:actuate="onLoad" draw:mime-type="image/jpeg"/>
</draw:frame>
</text:a>
此外，该音乐会是国家计划“拯救肢体”运营的集合，其任务是减少乌克兰乌克兰人的残疾，这与他们所经历的四肢受伤有关。 今年4月，Oleg Sobchuk乐队的主持人成为大使计划“ Save The Limb”。</text:p>
      <text:p text:style-name="P4">
在乌克兰23个城市举行的慈善之旅“非”之旅中获得了近80万hryvnias的资金，也将被派往为受伤的军队进行行动。 Serhiy Soshinsky计划的作者从Oleg Sobchuk获得了证明资金转让的证书。</text:p>
      <text:p text:style-name="P4">
<text:span text:style-name="T5">
opto作者</text:span>
</text:p>
      <text:p text:style-name="P4">
News Source: <text:a xlink:type="simple" xlink:href="https://armyinform.com.ua/2023/05/27/gurt-skaj-peredav-majzhe-800-000-gryven-naczionalnij-programi-vryatuj-kinczivku/" text:style-name="Internet_20_link" text:visited-style-name="Visited_20_Internet_20_Link">
https://armyinform.com.ua/2023/05/27/gurt-skaj-peredav-majzhe-800-000-gryven-naczionalnij-programi-vryatuj-kinczivku/</text:a>
</text:p>
      <!--NEWS-->
      <text:h text:style-name="P10" text:outline-level="1">
<text:span text:style-name="T4">
关于囚犯解放的谈判是与俄罗斯联邦和乌克兰的臣民进行的 - 协调总部</text:span>
</text:h>
      <text:p text:style-name="P4">
作者: ['АРМІЯINFORM']</text:p>
      <text:p text:style-name="P4">
时间: 2023-05-27T89:00:00-04:00</text:p>
      <text:p text:style-name="P4">
描述: 在皮万（Pywan）的协调总部，采摘者组成了……与乌克兰2022的战争，与乌克兰的战争是今天的最新消息，这是今天与乌克兰2022年的新闻战争，乌克兰与乌克兰之间的战争将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kooord.jpeg" text:style-name="Internet_20_link" text:visited-style-name="Visited_20_Internet_20_Link">
kooord.jpeg</text:a>
', '<text:a xlink:type="simple" xlink:href="https://armyinform.com.ua/wp-content/uploads/2023/05/kooord2-150x150.jpeg" text:style-name="Internet_20_link" text:visited-style-name="Visited_20_Internet_20_Link">
kooord2-150x150.jpeg</text:a>
', '<text:a xlink:type="simple" xlink:href="https://armyinform.com.ua/wp-content/uploads/2023/05/kooord3-150x150.jpeg" text:style-name="Internet_20_link" text:visited-style-name="Visited_20_Internet_20_Link">
kooord3-150x150.jpeg</text:a>
', '<text:a xlink:type="simple" xlink:href="https://armyinform.com.ua/wp-content/uploads/2023/05/kooord4-150x150.jpeg" text:style-name="Internet_20_link" text:visited-style-name="Visited_20_Internet_20_Link">
kooord4-150x150.jpeg</text:a>
', '<text:a xlink:type="simple" xlink:href="https://armyinform.com.ua/wp-content/uploads/2023/05/koord5-150x150.jpeg" text:style-name="Internet_20_link" text:visited-style-name="Visited_20_Internet_20_Link">
koord5-150x150.jpeg</text:a>
']</text:p>
      <text:p text:style-name="P4">
标签: ['STOPRUSSIA', 'АГРЕСІЯ РФ', 'ВТОРГНЕННЯ РФ', 'КООРДИНАЦІЙНИЙ ШТАБ']</text:p>
      <text:p text:style-name="P4">
类别: News</text:p>
      <!--METADATA-->
      <text:p text:style-name="P4">
<draw:frame draw:style-name="fr1" draw:name="Image290" text:anchor-type="as-char" svg:width="6.9236in" svg:height="3.894525in" draw:z-index="0">
<draw:image xlink:href="../Images/AРМІЯINFORM/2023-05-27T89-00-00-04-00/kooord.jpeg" xlink:type="simple" xlink:show="embed" xlink:actuate="onLoad" draw:mime-type="image/jpeg"/>
</draw:frame>
关于战俘管理的协调总部指出，关于乌克兰军方解放的谈判是在俄罗斯联邦的各个郊区进行的，并暂时占领了乌克兰领土。</text:p>
      <text:p text:style-name="P4">
关于它<text:a xlink:type="simple" xlink:href="https://t.me/Koord_shtab/1131" text:style-name="Internet_20_link" text:visited-style-name="Visited_20_Internet_20_Link">
报告</text:a>
与战俘问题协调总部。</text:p>
      <text:p text:style-name="P4">
总部与以Hetman Bohdan Khmelnitsky的名字命名的单独总统旅的军人家人。</text:p>
      <text:p text:style-name="P4">
<text:a xlink:type="simple" xlink:href="https://armyinform.com.ua/wp-content/uploads/2023/05/kooord2.jpeg" text:style-name="Internet_20_link" text:visited-style-name="Visited_20_Internet_20_Link">
!(Images/AРМІЯINFORM/2023-05-27T89-00-00-04-00/kooord2-150x150.jpeg)</text:a>
</text:p>
      <text:p text:style-name="P4">
<text:a xlink:type="simple" xlink:href="https://armyinform.com.ua/wp-content/uploads/2023/05/kooord3.jpeg" text:style-name="Internet_20_link" text:visited-style-name="Visited_20_Internet_20_Link">
<draw:frame draw:style-name="fr1" draw:name="Image291" text:anchor-type="as-char" svg:width="6.9236in" svg:height="6.9236in" draw:z-index="0">
<draw:image xlink:href="../Images/AРМІЯINFORM/2023-05-27T89-00-00-04-00/kooord3-150x150.jpeg" xlink:type="simple" xlink:show="embed" xlink:actuate="onLoad" draw:mime-type="image/jpeg"/>
</draw:frame>
</text:a>
协调代表与囚犯和失踪人员的亲戚进行了交流。</text:p>
      <text:p text:style-name="P4">
他指出，关于乌克兰捍卫者解放的谈判都是由俄罗斯联邦领土和暂时占领的乌克兰领土的苗条实体进行的。 不断工作正在继续建立失踪人员失踪的事实。</text:p>
      <text:p text:style-name="P4">
“此类信息是从已经从敌对囚禁中转向的各种来源获得的。 这些证词是记录的，必须在释放囚犯的进一步工作中考虑。”</text:p>
      <text:p text:style-name="P4">
<text:a xlink:type="simple" xlink:href="https://armyinform.com.ua/wp-content/uploads/2023/05/kooord4.jpeg" text:style-name="Internet_20_link" text:visited-style-name="Visited_20_Internet_20_Link">
!(Images/AРМІЯINFORM/2023-05-27T89-00-00-04-00/kooord4-150x150.jpeg)</text:a>
</text:p>
      <text:p text:style-name="P4">
<text:a xlink:type="simple" xlink:href="https://armyinform.com.ua/wp-content/uploads/2023/05/koord5.jpeg" text:style-name="Internet_20_link" text:visited-style-name="Visited_20_Internet_20_Link">
<draw:frame draw:style-name="fr1" draw:name="Image292" text:anchor-type="as-char" svg:width="6.9236in" svg:height="6.9236in" draw:z-index="0">
<draw:image xlink:href="../Images/AРМІЯINFORM/2023-05-27T89-00-00-04-00/koord5-150x150.jpeg" xlink:type="simple" xlink:show="embed" xlink:actuate="onLoad" draw:mime-type="image/jpeg"/>
</draw:frame>
</text:a>
据他说，有关失踪或俘虏的大量信息已由军人亲戚收集并将其转移到协调中。</text:p>
      <text:p text:style-name="P4">
员工代表指出，搜索和返回Tilzags军人的职能绩效委托给专员办公室，以特殊情况下失踪的人。 有一些搜索小组已被释放并掩盖了地形。</text:p>
      <text:p text:style-name="P4">
News Source: <text:a xlink:type="simple" xlink:href="https://armyinform.com.ua/2023/05/27/peregovory-pro-vyzvolennya-polonenyh-vedutsya-z-subyektamy-u-rf-i-na-tot-ukrayiny-koordynaczijnyj-shtab/" text:style-name="Internet_20_link" text:visited-style-name="Visited_20_Internet_20_Link">
https://armyinform.com.ua/2023/05/27/peregovory-pro-vyzvolennya-polonenyh-vedutsya-z-subyektamy-u-rf-i-na-tot-ukrayiny-koordynaczijnyj-shtab/</text:a>
</text:p>
      <!--NEWS-->
      <text:h text:style-name="P10" text:outline-level="1">
<text:span text:style-name="T4">
“反情报是一项恒定的工作”  - 瓦西里·米德克（Vasily Miduk）讲述了揭露代理网络并发现敌方代理</text:span>
</text:h>
      <text:p text:style-name="P4">
作者: ['Олексій Тригуб']</text:p>
      <text:p text:style-name="P4">
时间: 2023-05-27T90:00:00-04:00</text:p>
      <text:p text:style-name="P4">
描述: https://youtu.be/fsqunlsbwta rospovychi在Interva'yu dmitt Komarov中关于非展示...与乌克兰2022年的战争，今天与乌克兰与乌克兰战争，与乌克兰的新闻战争，今天与乌克兰2022年的新闻战争，乌克兰和乌克兰之间的战争将在俄罗斯，俄罗斯和俄罗斯在2022年与乌克兰的战争将在不久的时间里与乌克兰发生战争，与乌克兰的战争，与乌克兰的战争，今天的乌克兰新闻，乌克兰的新闻，乌克兰媒体在俄罗斯的乌克兰新闻</text:p>
      <text:p text:style-name="P4">
图片: []</text:p>
      <text:p text:style-name="P4">
标签: ['ВАСИЛЬ МАЛЮК', 'КОНТРРОЗВІДКА', 'СБУ']</text:p>
      <text:p text:style-name="P4">
类别: News</text:p>
      <!--METADATA-->
      <text:p text:style-name="P4">
在接受德米特里·科马罗夫(Dmitry Komarov)的采访时，乌克兰少校瓦西尔·马利克(Vasyl Malyuk)的安全局负责人在接受敌对特工的近期拘留中讲话，分别在代理网络上，名称为“ Serb”，该名称在Dnipropetrovsk地区经营。</text:p>
      <ul>
        <li>
它由7人组成，他们在所有可能的领域工作：他们收集了有关军事和平民的信息，以及包括对Dnipropetrovsk地区的导弹炮击， - 解释Miarvasil少将Miarvasil Mid。</li>
      </ul>
      <text:p text:style-name="P4">
大胆的叛徒以志愿者的名义行事，确定了他们从乌克兰军方所需的信息。</text:p>
      <ul>
        <li>
反智能是一项恒定的工作， - 继续SBU的负责人。  - 正如他们所说，这是在干草堆中需要针头的。 在我们的活动中包括一个重要因素是在我们的长凳上检测敌对的“痣”。 是的，我们也有这样的例子。 我会记得我们的“奖杯”之一 - 烹饪。 这是SBU的上校，他在俄罗斯联邦的FSB工作，并与跑道的Sivkovich Yanukovych先生保持联系。 我们设法完全交流渠道 - 收集和信息。</li>
      </ul>
      <text:p text:style-name="P4">
烹饪的拘留是一件大事。 毕竟，这不是普通雇员的逮捕，而是克里米亚SBU部门的负责人。 相反，要理解克里米亚解放的SBU上校是俄罗斯间谍，传播的秘密信息。 他的被捕成为了一项特殊行动，由乌克兰总统主席开发。</text:p>
      <ul>
        <li>
除了烹饪外，我们的等级还有其他拘留，还补充了一般。  - 例如，哈尔基夫人力资源研究所Ryabukha上校负责人。如果您进行极端销售，那么在Zaporizhzhya部门的Zaporizhzhya中，他也为敌人工作，被拘留在Zaporozhye中。</li>
      </ul>
      <text:p text:style-name="P4">
的确，今天，乌克兰的安全部门特别关注自己的雇员。 例如，他们注意到他们正在抚养同事或共鸣管理的调查。 然后事实证明，他们与功率结构有联系。</text:p>
      <ul>
        <li>
最重要的是，SBU是自我纯化的，在其排名中检测到这些老鼠，定性记录，保留它们并吸引它们，并总结婴儿。</li>
      </ul>
      <text:p text:style-name="P4">
News Source: <text:a xlink:type="simple" xlink:href="https://armyinform.com.ua/2023/05/27/kontrrozvidka-cze-postijna-robota-vasyl-malyuk-rozpoviv-pro-vykryttya-agenturnyh-merezh-ta-vyyavlennya-vorozhyh-agentiv/" text:style-name="Internet_20_link" text:visited-style-name="Visited_20_Internet_20_Link">
https://armyinform.com.ua/2023/05/27/kontrrozvidka-cze-postijna-robota-vasyl-malyuk-rozpoviv-pro-vykryttya-agenturnyh-merezh-ta-vyyavlennya-vorozhyh-agentiv/</text:a>
</text:p>
      <!--NEWS-->
      <text:h text:style-name="P10" text:outline-level="1">
<text:span text:style-name="T4">
乌克兰士兵每天摧毁3个敌人无人机</text:span>
</text:h>
      <text:p text:style-name="P4">
作者: ['АРМІЯINFORM']</text:p>
      <text:p text:style-name="P4">
时间: 2023-05-27T91:00:00-04:00</text:p>
      <text:p text:style-name="P4">
描述: DOB的AVISAATSIA国防军在特殊仓库的Zserdzhennya地区进行了4杆...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9-1-2.jpg" text:style-name="Internet_20_link" text:visited-style-name="Visited_20_Internet_20_Link">
9-1-2.jpg</text:a>
']</text:p>
      <text:p text:style-name="P4">
标签: ['АГРЕСІЯ РФ', 'ВТОРГНЕННЯ РФ', 'ГШ ЗСУ', 'ОПЕРАТИВНА ІНФОРМАЦІЯ', 'ХРОНІКА ОБОРОНИ']</text:p>
      <text:p text:style-name="P4">
类别: News</text:p>
      <!--METADATA-->
      <text:p text:style-name="P4">
<draw:frame draw:style-name="fr1" draw:name="Image293" text:anchor-type="as-char" svg:width="6.9236in" svg:height="5.1927in" draw:z-index="0">
<draw:image xlink:href="../Images/AРМІЯINFORM/2023-05-27T91-00-00-04-00/9-1-2.jpg" xlink:type="simple" xlink:show="embed" xlink:actuate="onLoad" draw:mime-type="image/jpeg"/>
</draw:frame>
**🔥i</text:p>
      <text:p text:style-name="P4">
国防军每天的航空在敌人的人员和军事设备集中以及3对抗飞行导弹综合大楼的领域中进行了4次搏动。 我们的战士白天摧毁了3种各种类型的敌人无人机。</text:p>
      <text:p text:style-name="P4">
在Facebook上关于它<text:a xlink:type="simple" xlink:href="https://www.facebook.com/GeneralStaff.ua/posts/pfbid0bAfbHGBPWQGST7z4TtmmwesUhEwWtcgH6K54DpuvQHcxyBknA3zCo4Nmy4keMCGSl" text:style-name="Internet_20_link" text:visited-style-name="Visited_20_Internet_20_Link">
报告</text:a>
武装部队的总人员。</text:p>
      <text:p text:style-name="P4">
火箭部队和炮兵部门袭击了塔维设备武器集中，2个管理点，2个弹药仓库以及敌人的另一个重要军事物体。</text:p>
      <text:p text:style-name="P4">
News Source: <text:a xlink:type="simple" xlink:href="https://armyinform.com.ua/2023/05/27/ukrayinski-voyiny-za-dobu-znyshhyly-3-vorozhi-bpla/" text:style-name="Internet_20_link" text:visited-style-name="Visited_20_Internet_20_Link">
https://armyinform.com.ua/2023/05/27/ukrayinski-voyiny-za-dobu-znyshhyly-3-vorozhi-bpla/</text:a>
</text:p>
      <!--NEWS-->
      <text:h text:style-name="P10" text:outline-level="1">
<text:span text:style-name="T4">
国际犯罪调查合作公约已批准</text:span>
</text:h>
      <text:p text:style-name="P4">
作者: ['АРМІЯINFORM']</text:p>
      <text:p text:style-name="P4">
时间: 2023-05-27T92:00:00-04:00</text:p>
      <text:p text:style-name="P4">
描述: 总检察官安德里·科斯特（Andriy Koste）在外交会议MLA，YAK DAYS上Vistepa Vistepa ...与乌克兰2022年的战争，与乌克兰与乌克兰的最新新闻战争，今天上次与乌克兰的新闻战争，今天与乌克兰的新闻战争，乌克兰和俄罗斯以及俄罗斯之间的战争是否会发生战争与乌克兰的战争将是不久的</text:p>
      <text:p text:style-name="P4">
图片: ['<text:a xlink:type="simple" xlink:href="https://armyinform.com.ua/wp-content/uploads/2023/05/345458945_1645898485922458_4701544711468647385_n.jpg" text:style-name="Internet_20_link" text:visited-style-name="Visited_20_Internet_20_Link">
345458945_1645898485922458_4701544711468647385_n.jpg</text:a>
']</text:p>
      <text:p text:style-name="P4">
标签: ['АНДРІЙ КОСТІН', 'ЗЛОЧИНИ', 'ОФІС ГЕНЕРАЛЬНОГО ПРОКУРОРА', 'СПІВРОБІТНИЦТВО']</text:p>
      <text:p text:style-name="P4">
类别: News</text:p>
      <!--METADATA-->
      <text:p text:style-name="P4">
<draw:frame draw:style-name="fr1" draw:name="Image294" text:anchor-type="as-char" svg:width="6.9236in" svg:height="4.620443in" draw:z-index="0">
<draw:image xlink:href="../Images/AРМІЯINFORM/2023-05-27T92-00-00-04-00/345458945_1645898485922458_4701544711468647385_n.jpg" xlink:type="simple" xlink:show="embed" xlink:actuate="onLoad" draw:mime-type="image/jpeg"/>
</draw:frame>
检察官安德里·科斯汀(Andriy Kostin)将军在卢布尔雅那举行的MLA外交会议上发表了讲话。 关于它<text:a xlink:type="simple" xlink:href="https://www.facebook.com/pgo.gov.ua/posts/pfbid01T9enHtv812cP8czJWeQyYjCe5qG3TXrYqkRkf2fBUQGHXS9g3hMu839TCtWXktTl" text:style-name="Internet_20_link" text:visited-style-name="Visited_20_Internet_20_Link">
报告</text:a>
乌克兰检察长办公室。</text:p>
      <text:p text:style-name="P4">
相互法律援助和引渡(MLA) - 这是斯洛文尼亚，阿根廷，比利时，蒙古，荷兰和塞内加尔的倡议，旨在接受国际合作，以调查和迫害种族灭绝，危害人类罪，战争罪和其他国际速度。</text:p>
      <text:p text:style-name="P4">
安德里·科斯汀(Andriy Kostin)感谢外交部和欧洲的支持。</text:p>
      <text:p text:style-name="P4">
“我们感谢这些决定性的联合步骤，以确保对国际犯罪的必然性。</text:p>
      <text:p text:style-name="P4">
《国际合作公约》在调查和司法服务中，对种族灭绝，危害人类犯罪，军事犯罪和其他国际犯罪的司法服务 - 这是加强世界上法律和秩序的历史步骤。</text:p>
      <text:p text:style-name="P4">
这是在罗马法规之后通过的国际刑法领域的第一项主要条约。 这一过程目前正在发生很重要的是，欧洲大陆继续进行残酷的全面战争 - 乌克兰RFPRO的侵略。”安德烈·科斯汀(Andrei Kostin)说。</text:p>
      <text:p text:style-name="P4">
该公约除其他外，旨在通过主管当局确定直接的沟通渠道，解释了州际合作的形式以及如何询问它们，并使用现代技术的使用来促进合作形式，例如通过视频会议或通过视频会议或查询。嫌疑人。</text:p>
      <text:p text:style-name="P4">
News Source: <text:a xlink:type="simple" xlink:href="https://armyinform.com.ua/2023/05/27/uhvaleno-konvencziyu-pro-spivrobitnycztvo-u-rozsliduvanni-mizhnarodnyh-zlochyniv/" text:style-name="Internet_20_link" text:visited-style-name="Visited_20_Internet_20_Link">
https://armyinform.com.ua/2023/05/27/uhvaleno-konvencziyu-pro-spivrobitnycztvo-u-rozsliduvanni-mizhnarodnyh-zlochyniv/</text:a>
</text:p>
      <!--NEWS-->
      <text:h text:style-name="P10" text:outline-level="1">
<text:span text:style-name="T4">
加拿大将在短期和长期内接近乌克兰 - 安妮塔·阿南德（Anita Anand）</text:span>
</text:h>
      <text:p text:style-name="P4">
作者: ['АРМІЯINFORM']</text:p>
      <text:p text:style-name="P4">
时间: 2023-05-27T93:00:00-04:00</text:p>
      <text:p text:style-name="P4">
描述: “皮德里姆卡乌克兰加拿大人很容易。 如果我在加拿大崛起，我是乌克兰的巴库·普拉波里（Bachu Ukrainian Prapori）...与乌克兰2022的战争，与乌克兰的战争是今天的最新消息，今天与乌克兰2022年的新闻战，乌克兰和乌克兰之间的战争将会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349159661_261096483137907_2872592893971622228_n.jpg" text:style-name="Internet_20_link" text:visited-style-name="Visited_20_Internet_20_Link">
349159661_261096483137907_2872592893971622228_n.jpg</text:a>
']</text:p>
      <text:p text:style-name="P4">
标签: ['ГШ ЗСУ', 'ЗУСТРІЧ', 'КАНАДА']</text:p>
      <text:p text:style-name="P4">
类别: News</text:p>
      <!--METADATA-->
      <text:p text:style-name="P4">
<draw:frame draw:style-name="fr1" draw:name="Image295" text:anchor-type="as-char" svg:width="6.9236in" svg:height="3.88977in" draw:z-index="0">
<draw:image xlink:href="../Images/AРМІЯINFORM/2023-05-27T93-00-00-04-00/349159661_261096483137907_2872592893971622228_n.jpg" xlink:type="simple" xlink:show="embed" xlink:actuate="onLoad" draw:mime-type="image/jpeg"/>
</draw:frame>
“乌克兰在加拿大的支持是坚定的。 当我旅行加拿大时，我看到乌克兰的旗帜在房屋，小型企业和汽车上 - 因此，每个拥抱都知道，乌克兰为自卫而奋斗也是豪华，自由和独立性的斗争。 今天，乌克兰最相关的防御优先事项已经开发出来，我已经确认，在短期内，香原将接近乌克兰。”  - 国家签证大臣亲爱的安妮塔·阿南德(Anita Anand)说，加拿大武装部队人员的国防部长韦恩·唐纳德·埃尔将军通过视频连接的视频连接参加了双方的视频联系 - 乌克兰国防部的联络人会议(udcg)美国国防部长劳埃德·J·奥斯丁。 III 252023。</text:p>
      <text:p text:style-name="P4">
在会议期间，联盟和合作伙伴的成员讨论了乌克兰目前的战斗局势，并确认了他们在整个必要时间内支持乌克兰的奉献精神，为乌克兰的武装部队提供了全面的军事援助。</text:p>
      <text:p text:style-name="P4">
加拿大国防部长亲爱的安妮塔·阿南德(Anita Anand)宣布，作为统一行动的一部分，查纳达(Chanada)扩大了其在波兰的业务。 加拿大武装部队的五名及其医疗教练(CAF)波兰将被指示与已经参与武装部队人员培训医疗技能的七名代表。 这些武装部队武装部队的其他成员是潜在的乌克兰毕业生人数的两倍。</text:p>
      <text:p text:style-name="P4">
加拿大国防部长亲爱的安妮塔·阿南德(Anita Anand)还指出，5月15日，加拿大武装部队和国家武装部队的统一行动，拉特维亚斯开始对乌克兰武装部队的魔法火力的领导力质量的发展进行联合培训。 最近，加拿大国防部长的最新指示是，在加拿大维亚齐派期间，亲爱的安妮塔·阿南德(Anita Anand Anand)，拉脱维亚·伊纳尔·伊纳拉·穆尔尼克(Latvia Inara Murniec)。 自2015年Unifier行动开始以来，加拿大武装部队已培训了36,000多名乌克兰安全部队的军事人员，尤其是高级士兵，尤其是2400多名，在2022年2月在乌克兰进行了全面维护后，已经接受了培训。 。加拿大国防部长亲爱的安妮塔·阿南德(Anita Anand)还指出，四月份的小武器和弹药的捐赠供应是包裹的供应。 机关枪，机器，商店，商店已经交付给乌克兰，并计划在接下来的几周内交付100万发射击5.56毫米和4800步突击步枪。 预计夏天，所有21,000枚铁路武器和240万张弹药将在乌克兰。</text:p>
      <text:p text:style-name="P4">
得益于皇家空军支队目前的工作，加拿大提供了超过900万磅的军事援助，欧洲的联盟成员和合作伙伴现已被加拿大运输。</text:p>
      <text:p text:style-name="P4">
像以前一样，加拿大试图与塔普特纳的联盟成员紧密合作，为乌克兰提供必要的支持，以继续勇敢参加俄罗斯非法和不合理的战争。</text:p>
      <text:p text:style-name="P4">
事实：</text:p>
      <text:p text:style-name="P4">
联系小组乌克兰国防(udcg)美国部长成立于2022年4月，为确定乌克兰设备和张开的关键需求提供了一种战略机制，该机制使联盟成员和合作伙伴成员可以同步预防，咨询和协调军事援助，并提高军事援助的能力，并增加武装部队。 乌克兰的联系国防队正在每月的部长级级别聚会，现在将50个国家团结起来。</text:p>
      <text:p text:style-name="P4">
自2022年初以来，加拿大已分配了超过80亿美元的帮助，其中包括超过10亿美元的军事援助。 这包括豹2A4的主要战斗箱和一台装甲撤离机器，即国家先进的防空导弹系统(Namams)反复的弹药，39辆战斗支架的装甲车，反坦克武器，小型武器，榴弹炮M777和适当的弹药，具有高分辨率室，冬季服装等的无人机。</text:p>
      <text:p text:style-name="P4">
现在，加拿大武装部队的300多名军人和军人现在已成为统一行动的一部分，执行各种职能，例如提供和协调培训，支持国家司令部，援助和交付重要的盟友和协调的军事捐款，伙伴。</text:p>
      <text:p text:style-name="P4">
<text:span text:style-name="T4">
资料来源：</text:span>
 <text:a xlink:type="simple" xlink:href="https://www.facebook.com/GeneralStaff.ua/posts/pfbid0SdwkcQsRqPgrGPM2ACmrGUU7RDgS45EXpRf2NcJMwYt2cJ679pnUYPytGLAp9kD6l" text:style-name="Internet_20_link" text:visited-style-name="Visited_20_Internet_20_Link">
总参谋部</text:a>
</text:p>
      <text:p text:style-name="P4">
News Source: <text:a xlink:type="simple" xlink:href="https://armyinform.com.ua/2023/05/27/kanada-bude-poruch-shhob-pidtrymuvaty-ukrayinu-v-korotkostrokovij-i-dovgostrokovij-perspektyvi-anita-anand/" text:style-name="Internet_20_link" text:visited-style-name="Visited_20_Internet_20_Link">
https://armyinform.com.ua/2023/05/27/kanada-bude-poruch-shhob-pidtrymuvaty-ukrayinu-v-korotkostrokovij-i-dovgostrokovij-perspektyvi-anita-anand/</text:a>
</text:p>
      <!--NEWS-->
      <text:h text:style-name="P10" text:outline-level="1">
<text:span text:style-name="T4">
国际律师协会批准了一项决议，要求提供特别期刊</text:span>
</text:h>
      <text:p text:style-name="P4">
作者: ['АРМІЯINFORM']</text:p>
      <text:p text:style-name="P4">
时间: 2023-05-27T94:00:00-04:00</text:p>
      <text:p text:style-name="P4">
描述: Miethout Assotsia Pravnikiv-iba赞扬了一件外套的决议。乌克兰与俄罗斯之间的战争以及2022年与乌克兰的战争将在不久的将来与乌克兰发生战争，他们说，与乌克兰的战争，今天的乌克兰新闻，乌克兰媒体的新闻，乌克兰的新闻在俄罗斯</text:p>
      <text:p text:style-name="P4">
图片: ['<text:a xlink:type="simple" xlink:href="https://armyinform.com.ua/wp-content/uploads/2023/05/photo-5444862730315093028-y.jpg" text:style-name="Internet_20_link" text:visited-style-name="Visited_20_Internet_20_Link">
photo-5444862730315093028-y.jpg</text:a>
']</text:p>
      <text:p text:style-name="P4">
标签: ['CПЕЦІАЛЬНИЙ ТРИБУНАЛ', 'ОФІС ГЕНЕРАЛЬНОГО ПРОКУРОРА']</text:p>
      <text:p text:style-name="P4">
类别: News</text:p>
      <!--METADATA-->
      <text:p text:style-name="P4">
<draw:frame draw:style-name="fr1" draw:name="Image296" text:anchor-type="as-char" svg:width="6.9236in" svg:height="3.894525in" draw:z-index="0">
<draw:image xlink:href="../Images/AРМІЯINFORM/2023-05-27T94-00-00-04-00/photo-5444862730315093028-y.jpg" xlink:type="simple" xlink:show="embed" xlink:actuate="onLoad" draw:mime-type="image/jpeg"/>
</draw:frame>
国际律师-IBA批准了一项决议，呼吁联合国成员国建立一个国际特别法庭，反对侵略乌克兰。 关于它<text:a xlink:type="simple" xlink:href="https://www.gp.gov.ua/ua/posts/iba-uxvalila-rezolyuciyu-iz-zaklikom-pro-stvorennya-spectribunalu" text:style-name="Internet_20_link" text:visited-style-name="Visited_20_Internet_20_Link">
报告</text:a>
乌克兰将军办公室。</text:p>
      <text:p text:style-name="P4">
检察官安德里·科斯汀(Andriy Kostin)将对总统Almudeni Arpon de Mendville-Aalama和Markelis执行董事的这一决定性步骤表示感谢。</text:p>
      <text:p text:style-name="P4">
“克里姆林宫政权是暴力，仇恨和恐怖主义的象征。 我们不必忍受他所做的疯狂，完全忽略了国际权利，规范和价值观。 数十起残酷的犯罪造成了数百万人的面孔和痛苦。</text:p>
      <text:p text:style-name="P4">
正义不应仅限于对普通表演者的惩罚。 他们应该出现方向盘，他们利用自己的权威放松了邪恶的飞轮。 侵略罪的特别法庭是结束这种犯罪模式不罚现象的最佳工具。”安德烈科斯汀在协会会议上的讲话中强调。</text:p>
      <text:p text:style-name="P4">
News Source: <text:a xlink:type="simple" xlink:href="https://armyinform.com.ua/2023/05/27/mizhnarodna-asocziacziya-pravnykiv-uhvalyla-rezolyucziyu-iz-zaklykom-pro-stvorennya-specztrybunalu/" text:style-name="Internet_20_link" text:visited-style-name="Visited_20_Internet_20_Link">
https://armyinform.com.ua/2023/05/27/mizhnarodna-asocziacziya-pravnykiv-uhvalyla-rezolyucziyu-iz-zaklykom-pro-stvorennya-specztrybunalu/</text:a>
</text:p>
      <!--NEWS-->
      <text:h text:style-name="P10" text:outline-level="1">
<text:span text:style-name="T4">
我们将继续进行制裁步骤 - 新的，甚至更大的制裁套餐 - 乌克兰总裁</text:span>
</text:h>
      <text:p text:style-name="P4">
作者: ['АРМІЯINFORM']</text:p>
      <text:p text:style-name="P4">
时间: 2023-05-27T95:00:00-04:00</text:p>
      <text:p text:style-name="P4">
描述: sogodnis-压碎了我们的圣 є圣桑兹（St. S. ，与乌克兰的战争将在2022年不，他们说，在不久的将来，是否会与乌克兰进行战争，他们说，今天与乌克兰的战争，今天的乌克兰新闻，乌克兰新闻，乌克兰媒体在俄罗斯的乌克兰新闻</text:p>
      <text:p text:style-name="P4">
图片: ['<text:a xlink:type="simple" xlink:href="https://armyinform.com.ua/wp-content/uploads/2023/05/579a80f5c41a6ee06613a9132a8ad6fa_1685211681_extra_large.jpeg" text:style-name="Internet_20_link" text:visited-style-name="Visited_20_Internet_20_Link">
579a80f5c41a6ee06613a9132a8ad6fa_1685211681_extra_large.jpeg</text:a>
']</text:p>
      <text:p text:style-name="P4">
标签: ['STOPRUSSIA', 'АГРЕСІЯ РФ', 'ВОЛОДИМИР ЗЕЛЕНСЬКИЙ', 'ВТОРГНЕННЯ РФ']</text:p>
      <text:p text:style-name="P4">
类别: News</text:p>
      <!--METADATA-->
      <text:p text:style-name="P4">
<draw:frame draw:style-name="fr1" draw:name="Image297" text:anchor-type="as-char" svg:width="6.9236in" svg:height="3.894525in" draw:z-index="0">
<draw:image xlink:href="../Images/AРМІЯINFORM/2023-05-27T95-00-00-04-00/579a80f5c41a6ee06613a9132a8ad6fa_1685211681_extra_large.jpeg" xlink:type="simple" xlink:show="embed" xlink:actuate="onLoad" draw:mime-type="image/jpeg"/>
</draw:frame>
今天是我们制裁的另一天。 对法律和身体上的人(其中大多数是俄罗斯人)进行了制裁。</text:p>
      <text:p text:style-name="P4">
总共有220家公司和51个人。 这些是麦克风和值得信赖的俄罗斯公司。 了解战争。 以及这些公司的管理人员。</text:p>
      <text:p text:style-name="P4">
并非所有人都在恐怖分子国家的领土上运作，其中一些国家在其他国家。但将获得全球压力。 一步一步地，我们直接或间接收集攻击性的完整数据。 每个这样的人都在建立，我们的乌克兰制裁已经同步，或者将与自由世界的制裁同步。</text:p>
      <text:p text:style-name="P4">
当俄罗斯开始这种侵略性时，他们看着镜子里的世界。有人认为，尽管人们和俄罗斯的所有者一样，世界上的所有人都是同一愤世嫉俗的人。 但是世界是不同的 - 世界帮助我们保护我们的生活。每个对抗世界的人都会变得边缘。 俄罗斯不会得到任何东西。 以及那些仍然试图帮助她恐怖的人。</text:p>
      <text:p text:style-name="P4">
我们将继续我们的制裁步骤，并且依次有新的制裁套餐 - 甚至大规模。</text:p>
      <text:p text:style-name="P4">
由于本周的结果，我要感谢日本制定了新制裁的Anthabilitia套餐。 感谢您提供日本的新安全援助。 这就是真正节省的原因。</text:p>
      <text:p text:style-name="P4">
我感谢芬兰为乌克兰提供的新防御计划，这一决定也是本周做出的。</text:p>
      <text:p text:style-name="P4">
我感谢德国将我国转移到下一个各种国防支持的政党，这将加强我们对俄罗斯恐怖的防御，包括保护。</text:p>
      <text:p text:style-name="P4">
我要感谢加拿大愿意加强我在乌克兰支持方面的领导地位。</text:p>
      <text:p text:style-name="P4">
感谢冰岛的保护和我们的人民的帮助。</text:p>
      <text:p text:style-name="P4">
下周也将使我们与合作伙伴的合作变得强大。我们不会损失一周。</text:p>
      <text:p text:style-name="P4">
而且，与往常一样，感谢我们的士兵，每个星期都有特别区分的人。</text:p>
      <text:p text:style-name="P4">
Bakhmut的方向...第80个单独的着陆旅，谢谢您，勇士，为您的积极行动!这正是您需要的。 光荣的第93个单独机械化的旅“冷纱”  - 感谢您的可持续性和意义!做得好!</text:p>
      <text:p text:style-name="P4">
利马方向…第81个单独的飞行器旅 - 谢谢你们，我将使敌人摧毁!<text:span text:style-name="T5">
兄弟：<text:a xlink:type="simple" xlink:href="https://www.president.gov.ua/news/mi-prodovzhimo-nashi-sankcijni-kroki-na-cherzi-novi-she-bils-83201" text:style-name="Internet_20_link" text:visited-style-name="Visited_20_Internet_20_Link">
乌克兰总统办公室</text:a>
</text:span>
</text:p>
      <text:p text:style-name="P4">
News Source: <text:a xlink:type="simple" xlink:href="https://armyinform.com.ua/2023/05/27/my-prodovzhymo-nashi-sankczijni-kroky-na-cherzi-novi-shhe-bilsh-masshtabni-sankczijni-pakety-prezydent-ukrayiny/" text:style-name="Internet_20_link" text:visited-style-name="Visited_20_Internet_20_Link">
https://armyinform.com.ua/2023/05/27/my-prodovzhymo-nashi-sankczijni-kroky-na-cherzi-novi-shhe-bilsh-masshtabni-sankczijni-pakety-prezydent-ukrayiny/</text:a>
</text:p>
      <!--NEWS-->
      <text:h text:style-name="P10" text:outline-level="1">
<text:span text:style-name="T4">
英国讲师为我们的士兵进行了消防训练</text:span>
</text:h>
      <text:p text:style-name="P4">
作者: ['АРМІЯINFORM']</text:p>
      <text:p text:style-name="P4">
时间: 2023-05-27T96:00:00-04:00</text:p>
      <text:p text:style-name="P4">
描述: 英国伟大英国就业的地面viisk的Viisovovovoskovsiskiiski estustori ...与乌克兰2022年的战争，与乌克兰的最新新闻战争，今天与乌克兰2022年的新闻战争，乌克兰与俄罗斯与俄罗斯之间以及俄罗斯之间以及俄罗斯之间的战争，当他们说，乌克兰在2022年将是与乌克兰的战争</text:p>
      <text:p text:style-name="P4">
图片: ['<text:a xlink:type="simple" xlink:href="https://armyinform.com.ua/wp-content/uploads/2023/05/gsh11.jpeg" text:style-name="Internet_20_link" text:visited-style-name="Visited_20_Internet_20_Link">
gsh11.jpeg</text:a>
', '<text:a xlink:type="simple" xlink:href="https://armyinform.com.ua/wp-content/uploads/2023/05/gsh22-150x150.jpeg" text:style-name="Internet_20_link" text:visited-style-name="Visited_20_Internet_20_Link">
gsh22-150x150.jpeg</text:a>
', '<text:a xlink:type="simple" xlink:href="https://armyinform.com.ua/wp-content/uploads/2023/05/gsh66-150x150.jpeg" text:style-name="Internet_20_link" text:visited-style-name="Visited_20_Internet_20_Link">
gsh66-150x150.jpeg</text:a>
', '<text:a xlink:type="simple" xlink:href="https://armyinform.com.ua/wp-content/uploads/2023/05/gsh44-150x150.jpeg" text:style-name="Internet_20_link" text:visited-style-name="Visited_20_Internet_20_Link">
gsh44-150x150.jpeg</text:a>
', '<text:a xlink:type="simple" xlink:href="https://armyinform.com.ua/wp-content/uploads/2023/05/gsh55-150x150.jpeg" text:style-name="Internet_20_link" text:visited-style-name="Visited_20_Internet_20_Link">
gsh55-150x150.jpeg</text:a>
', '<text:a xlink:type="simple" xlink:href="https://armyinform.com.ua/wp-content/uploads/2023/05/gsh33-150x150.jpeg" text:style-name="Internet_20_link" text:visited-style-name="Visited_20_Internet_20_Link">
gsh33-150x150.jpeg</text:a>
']</text:p>
      <text:p text:style-name="P4">
标签: ['STOPRUSSIA', 'АГРЕСІЯ РФ', 'ВТОРГНЕННЯ РФ', 'ГШ ЗСУ', 'СВІТ ПІДТРИМУЄ УКРАЇНУ']</text:p>
      <text:p text:style-name="P4">
类别: News</text:p>
      <!--METADATA-->
      <text:p text:style-name="P4">
<draw:frame draw:style-name="fr1" draw:name="Image298" text:anchor-type="as-char" svg:width="6.9236in" svg:height="4.615733in" draw:z-index="0">
<draw:image xlink:href="../Images/AРМІЯINFORM/2023-05-27T96-00-00-04-00/gsh11.jpeg" xlink:type="simple" xlink:show="embed" xlink:actuate="onLoad" draw:mime-type="image/jpeg"/>
</draw:frame>
乌克兰武装部队武装部队武装部队武装部队的军事人员在乌克兰武装部队在乌克兰武装部队在乌克兰在乌克兰的基本一般力量训练的框架中大不列颠接受火灾训练，尤其是维护</text:p>
      <text:p text:style-name="P4">
在Facebook上关于它<text:a xlink:type="simple" xlink:href="https://www.facebook.com/GeneralStaff.ua/posts/pfbid05orxbGMQNQ8JKNkUYAVrGLCSRupDZ6xuZRFgyPDkb4YKQuVNX7EWxfQtKDf9TfT1l" text:style-name="Internet_20_link" text:visited-style-name="Visited_20_Internet_20_Link">
报告</text:a>
武装部队的总人员。</text:p>
      <text:p text:style-name="P4">
<text:a xlink:type="simple" xlink:href="https://armyinform.com.ua/wp-content/uploads/2023/05/gsh22.jpeg" text:style-name="Internet_20_link" text:visited-style-name="Visited_20_Internet_20_Link">
!(Images/AРМІЯINFORM/2023-05-27T96-00-00-04-00/gsh22-150x150.jpeg)</text:a>
</text:p>
      <text:p text:style-name="P4">
<text:a xlink:type="simple" xlink:href="https://armyinform.com.ua/wp-content/uploads/2023/05/gsh66.jpeg" text:style-name="Internet_20_link" text:visited-style-name="Visited_20_Internet_20_Link">
<draw:frame draw:style-name="fr1" draw:name="Image299" text:anchor-type="as-char" svg:width="6.9236in" svg:height="6.9236in" draw:z-index="0">
<draw:image xlink:href="../Images/AРМІЯINFORM/2023-05-27T96-00-00-04-00/gsh66-150x150.jpeg" xlink:type="simple" xlink:show="embed" xlink:actuate="onLoad" draw:mime-type="image/jpeg"/>
</draw:frame>
</text:a>
</text:p>
      <text:p text:style-name="P4">
<text:a xlink:type="simple" xlink:href="https://armyinform.com.ua/wp-content/uploads/2023/05/gsh44.jpeg" text:style-name="Internet_20_link" text:visited-style-name="Visited_20_Internet_20_Link">
<draw:frame draw:style-name="fr1" draw:name="Image300" text:anchor-type="as-char" svg:width="6.9236in" svg:height="6.9236in" draw:z-index="0">
<draw:image xlink:href="../Images/AРМІЯINFORM/2023-05-27T96-00-00-04-00/gsh44-150x150.jpeg" xlink:type="simple" xlink:show="embed" xlink:actuate="onLoad" draw:mime-type="image/jpeg"/>
</draw:frame>
</text:a>
这项培训使您能够掌握必要的战术技能，提高乌克兰武装部队行动的安全和专业精神，以便军方可以熟练地使用必要的战术知识来保护乌克兰。</text:p>
      <text:p text:style-name="P4">
在英国武装部队讲师的专家指导下，乌克兰武装部队的新兵变得更加准备在战斗条件下。</text:p>
      <text:p text:style-name="P4">
<text:a xlink:type="simple" xlink:href="https://armyinform.com.ua/wp-content/uploads/2023/05/gsh55.jpeg" text:style-name="Internet_20_link" text:visited-style-name="Visited_20_Internet_20_Link">
!(Images/AРМІЯINFORM/2023-05-27T96-00-00-04-00/gsh55-150x150.jpeg)</text:a>
</text:p>
      <text:p text:style-name="P4">
<text:a xlink:type="simple" xlink:href="https://armyinform.com.ua/wp-content/uploads/2023/05/gsh33.jpeg" text:style-name="Internet_20_link" text:visited-style-name="Visited_20_Internet_20_Link">
<draw:frame draw:style-name="fr1" draw:name="Image301" text:anchor-type="as-char" svg:width="6.9236in" svg:height="6.9236in" draw:z-index="0">
<draw:image xlink:href="../Images/AРМІЯINFORM/2023-05-27T96-00-00-04-00/gsh33-150x150.jpeg" xlink:type="simple" xlink:show="embed" xlink:actuate="onLoad" draw:mime-type="image/jpeg"/>
</draw:frame>
</text:a>
“英国和北爱尔兰的英国继续支持乌克兰人民，并不断与我们的国际合作伙伴合作，以响应对国际法的长期破坏，向乌克兰提供持续的支持。 这是无价的，因为建议乌克兰人民为自己的居住权而战。”信息写道。</text:p>
      <text:p text:style-name="P4">
News Source: <text:a xlink:type="simple" xlink:href="https://armyinform.com.ua/2023/05/27/brytanski-instruktory-provely-zanyattya-z-vognevoyi-pidgotovky-dlya-nashyh-voyiniv/" text:style-name="Internet_20_link" text:visited-style-name="Visited_20_Internet_20_Link">
https://armyinform.com.ua/2023/05/27/brytanski-instruktory-provely-zanyattya-z-vognevoyi-pidgotovky-dlya-nashyh-voyiniv/</text:a>
</text:p>
      <!--NEWS-->
      <text:h text:style-name="P10" text:outline-level="1">
<text:span text:style-name="T4">
由于Belgorod地区的手术，收集了有关乌克兰情报的信息</text:span>
</text:h>
      <text:p text:style-name="P4">
作者: ['АРМІЯINFORM']</text:p>
      <text:p text:style-name="P4">
时间: 2023-05-27T97:00:00-04:00</text:p>
      <text:p text:style-name="P4">
描述: 关于TSDOMIV，Mintyki Defers of Mintyki Defers of Ucraine的Rosveski主管的代表...与乌克兰2022年的战争，与乌克兰的最新新闻，今天与乌克兰2022年的新闻战争，今天将在乌克兰和俄罗斯之间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5/20230527-01.jpg" text:style-name="Internet_20_link" text:visited-style-name="Visited_20_Internet_20_Link">
20230527-01.jpg</text:a>
']</text:p>
      <text:p text:style-name="P4">
标签: ['АНДРІЙ ЮСОВ', 'БЄЛГОРОДСЬКА ОБЛАСТЬ', 'ГУР МОУ']</text:p>
      <text:p text:style-name="P4">
类别: News</text:p>
      <!--METADATA-->
      <text:p text:style-name="P4">
<draw:frame draw:style-name="fr1" draw:name="Image302" text:anchor-type="as-char" svg:width="6.9236in" svg:height="4.369813in" draw:z-index="0">
<draw:image xlink:href="../Images/AРМІЯINFORM/2023-05-27T97-00-00-04-00/20230527-01.jpg" xlink:type="simple" xlink:show="embed" xlink:actuate="onLoad" draw:mime-type="image/jpeg"/>
</draw:frame>
关于它<text:a xlink:type="simple" xlink:href="https://gur.gov.ua/content/vnaslidok-operatsii-u-bielhorodskii-oblasti-bula-zibrana-vazhlyva-dlia-ukrainskoi-rozvidky-informatsiia.html" text:style-name="Internet_20_link" text:visited-style-name="Visited_20_Internet_20_Link">
报告</text:a>
乌克兰安德里·尤索夫国防部情报局主要局长代表。</text:p>
      <text:p text:style-name="P4">
据乌克兰国防部的宗师代表说，现在是弗拉基米尔·普京政权的俄罗斯州游击队的任务。 安德里·尤索夫(Andriy Yusov)告知，抵抗力量在俄罗斯边境村庄和乌克兰 - 竞争者的首都地区都有运作。</text:p>
      <text:p text:style-name="P4">
“现在，当我们谈论Belgorod地区时，他们的任务是从普京政权的统治中解放出来的，对于这些领土的居民来说，这是不同民族的代表，不同的民族 - 显然是内部职业的政权。 而且，如果我们谈论的是许多具有较高政治意识的民族，它甚至不是内部职业，实际上，它是直接的外部职业 - 例如，如果我们谈论师或塔塔斯坦，解释了。</text:p>
      <text:p text:style-name="P4">
情报代表警告说，乌克兰人不应高估克雷姆对纳弗罗特(Nafrorot)背景下Belgorod地区LSR和RDC运作的反应。 但是，据他说，俄罗斯领导人被迫回应该地区的部队重组部队。 志愿者在Cordonandri Yusov的突破，称俄罗斯讲故事的全部入侵是无条件的后果。</text:p>
      <text:p text:style-name="P4">
“领土的地理和政治名称可能会改变。 称为“俄罗斯联邦”的领土包括各种历史土地，在不同的阶段被称为不同。 所以今天这个名字就是这样 - 我们将看到。”他强调。</text:p>
      <text:p text:style-name="P4">
乌克兰国防部宗师的代表告知，由于Ubelgorod地区的运作，收集了乌克兰军事情报的宝贵信息，出于明显的原因，这将不公开。 但是，他简要地描述为“裸体之王”的数据部分获得了整个世界。 正如Andrei Yus所解释的那样，这是关于俄罗斯对内部打击的脆弱性的耗尽。</text:p>
      <text:p text:style-name="P4">
News Source: <text:a xlink:type="simple" xlink:href="https://armyinform.com.ua/2023/05/27/vnaslidok-operacziyi-u-byelgorodskij-oblasti-bula-zibrana-vazhlyva-dlya-ukrayinskoyi-rozvidky-informacziya/" text:style-name="Internet_20_link" text:visited-style-name="Visited_20_Internet_20_Link">
https://armyinform.com.ua/2023/05/27/vnaslidok-operacziyi-u-byelgorodskij-oblasti-bula-zibrana-vazhlyva-dlya-ukrayinskoyi-rozvidky-informacziya/</text:a>
</text:p>
      <!--NEWS-->
      <text:h text:style-name="P10" text:outline-level="1">
<text:span text:style-name="T4">
丹麦为乌克兰开设了一项特殊投资基金，价值10亿克鲁恩斯</text:span>
</text:h>
      <text:p text:style-name="P4">
作者: ['АРМІЯINFORM']</text:p>
      <text:p text:style-name="P4">
时间: 2023-05-27T98:00:00-04:00</text:p>
      <text:p text:style-name="P4">
描述: 26乌克兰论坛的Herbalum撰写的哥本哈根，Yaki Vidkril Pershiy ...与乌克兰2022年的战争，与乌克兰的最新新闻战争，今天与乌克兰2022年的新闻战争，今天将在乌克兰和俄罗斯和战争之间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shutterstock_264345386-scaled.jpg" text:style-name="Internet_20_link" text:visited-style-name="Visited_20_Internet_20_Link">
shutterstock_264345386-scaled.jpg</text:a>
']</text:p>
      <text:p text:style-name="P4">
标签: ['ДАНІЯ', 'ІНВЕСТИЦІЇ', 'ФОНД']</text:p>
      <text:p text:style-name="P4">
类别: News</text:p>
      <!--METADATA-->
      <text:p text:style-name="P4">
<draw:frame draw:style-name="fr1" draw:name="Image303" text:anchor-type="as-char" svg:width="6.9236in" svg:height="4.523419in" draw:z-index="0">
<draw:image xlink:href="../Images/AРМІЯINFORM/2023-05-27T98-00-00-04-00/shutterstock_264345386-scaled.jpg" xlink:type="simple" xlink:show="embed" xlink:actuate="onLoad" draw:mime-type="image/jpeg"/>
</draw:frame>
说明性照片</text:p>
      <text:p text:style-name="P4">
5月26日，乌克兰投资论坛在哥本哈根举行，该论坛被乌克兰尤利亚斯维尔顿科经济第一副总理开除。 丹麦副部长莫顿·贝斯库(Morten Bedskou)，丹麦部长拉尔斯利克·拉斯穆森(Larslyukke Rasmussen)副部长奥尔克斯德·格里班(Oleksandr Gryban)参加了此次活动。 关于它<text:a xlink:type="simple" xlink:href="https://www.kmu.gov.ua/news/daniia-vidkryla-spetsialnyi-investytsiinyi-fond-dlia-ukrainy-na-sumu-v-1-mlrd-kron" text:style-name="Internet_20_link" text:visited-style-name="Visited_20_Internet_20_Link">
报告</text:a>
政府门户。</text:p>
      <text:p text:style-name="P4">
该论坛宣布启动丹麦乌克兰投资基金，总数为10亿丹麦王室，将建立约1.33亿美元。</text:p>
      <text:p text:style-name="P4">
丹麦是乌克兰经济援助的领导人之一。 从全面入侵的开始开始，全面的军事支持为14亿美元，阿扎加尔人道主义援助，包括大型财务 - 乌克兰政府的2.12亿美元，高度赞赏丹麦的支持，预计将加深双边交流和加深的交流和进一步参与丹麦业务。 是的，为乌克兰创建的特殊投资基金将通过参与此类创新决定的最佳技术资金为项目提供资金，并将用于州和私人阶级。” Yulia Sviridenko说。</text:p>
      <text:p text:style-name="P4">
根据经济副部长亚历山大·格里班(Alexander Griban)的说法，乌克兰与丹麦之间的主要合作是建立互惠关系，当时乌克兰公司不仅进口了丹麦产品，而且还将此类产品的生产本地化在乌克兰。</text:p>
      <text:p text:style-name="P4">
“我们对丹麦技术感兴趣，我们看到了丹麦公司在优先行业的使用和位置的巨大前景。Amortoxt，它是可再生能源，建筑材料，续签社区服务的技术，以及双重国防技术 - 塔特技术学院，”  - 亚历山大说。</text:p>
      <text:p text:style-name="P4">
因此，该论坛宣布批准农业和农业处理领域的两个项目项目的资金。 它是南部地区公司的受害者 - 尼布隆(Nibulon)，该公司将贷款2500万欧元，而Agro -fi -fi -fi -fi -fi -Fi -fi -fi -Fi -Fi -1500万欧元。 此外，还将向位于尼古拉耶夫(Nikolaev)前线附近的Agro -Companies提供贷款，该公司将恢复被摧毁和生产能力，从丹麦出口商那里购买设备。“您不必等待战争停止。 我们想在乌克兰重建的早期阶段吸引丹麦业务。 我们必须采取行动并支持乌克兰经济。</text:p>
      <text:p text:style-name="P4">
News Source: <text:a xlink:type="simple" xlink:href="https://armyinform.com.ua/2023/05/27/daniya-vidkryla-speczialnyj-investyczijnyj-fond-dlya-ukrayiny-na-sumu-v-1-mlrd-kron/" text:style-name="Internet_20_link" text:visited-style-name="Visited_20_Internet_20_Link">
https://armyinform.com.ua/2023/05/27/daniya-vidkryla-speczialnyj-investyczijnyj-fond-dlya-ukrayiny-na-sumu-v-1-mlrd-kron/</text:a>
</text:p>
      <!--NEWS-->
      <text:h text:style-name="P10" text:outline-level="1">
<text:span text:style-name="T4">
短的。 战争。 第458天。视频</text:span>
</text:h>
      <text:p text:style-name="P4">
作者: ['АРМІЯINFORM']</text:p>
      <text:p text:style-name="P4">
时间: 2023-05-27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ТОРГНЕННЯ РФ', 'ГШ ЗСУ']</text:p>
      <text:p text:style-name="P4">
类别: News</text:p>
      <!--METADATA-->
      <text:p text:style-name="P4">
News Source: <text:a xlink:type="simple" xlink:href="https://armyinform.com.ua/2023/05/27/korotko-vijna-den-458-videodajdzhest/" text:style-name="Internet_20_link" text:visited-style-name="Visited_20_Internet_20_Link">
https://armyinform.com.ua/2023/05/27/korotko-vijna-den-458-videodajdzhest/</text:a>
</text:p>
      <!--NEWS-->
      <text:h text:style-name="P10" text:outline-level="1">
<text:span text:style-name="T4">
Belgorod地区的州长表示，它正在大火</text:span>
</text:h>
      <text:p text:style-name="P4">
作者: Ukrinform (Person)</text:p>
      <text:p text:style-name="P4">
出版商: Укринформ (Organization)</text:p>
      <text:p text:style-name="P4">
出版时间: 2023-05-28T-31:46:00+03:00</text:p>
      <text:p text:style-name="P4">
修改时间: 2023-05-28T00:46:00+03:00</text:p>
      <text:p text:style-name="P4">
描述: 俄罗斯Belgorod地区的州长Vyacheslav Gladkov表示，在去Shebekino镇的旅行中，遭到了抨击。  - 乌克林。</text:p>
      <text:p text:style-name="P4">
图片: ['<text:a xlink:type="simple" xlink:href="https://static.ukrinform.com/photos/2023_05/thumb_files/630_360_1684770066-994.jpg" text:style-name="Internet_20_link" text:visited-style-name="Visited_20_Internet_20_Link">
630_360_16847...</text:a>
']</text:p>
      <text:p text:style-name="P4">
标签: ['Обстріл', 'Росія', 'Бєлгород']</text:p>
      <text:p text:style-name="P4">
类型: Article</text:p>
      <!--METADATA-->
      <text:p text:style-name="P4">
<draw:frame draw:style-name="fr1" draw:name="Image304" text:anchor-type="as-char" svg:width="6.9236in" svg:height="3.956343in" draw:z-index="0">
<draw:image xlink:href="../Images/yкринформ/2023-05-28T-31-46-00-03-00/630_360_1684770066-994.jpg" xlink:type="simple" xlink:show="embed" xlink:actuate="onLoad" draw:mime-type="image/jpeg"/>
</draw:frame>
俄罗斯Belgorod地区州长Vyacheslav Gladkov表示，在前往Shebekino市的旅程中，遭到了抨击。</text:p>
      <text:p text:style-name="P4">
Gladkov在[电报]中报告了这一点(https://t.me/vvgladkov/2329)，报道乌克林福姆。</text:p>
      <text:p text:style-name="P4">
“他只能第二次才能到达希伯金。 他们第一次进入房屋后，他们遭到着火。 他甚至无法下车。 贝壳在附近的街道上蔓延。”他告知。</text:p>
      <text:p text:style-name="P4">
根据俄罗斯官员的说法，周六谢贝诺五次<text:a xlink:type="simple" xlink:href="https://www.ukrinform.ua/tag-obstril" text:style-name="Internet_20_link" text:visited-style-name="Visited_20_Internet_20_Link">
炮击</text:a>
，一个人走了，三人受伤。</text:p>
      <text:p text:style-name="P4">
<text:span text:style-name="T4">
另请阅读：</text:span>
 <text:a xlink:type="simple" xlink:href="https://www.ukrinform.ua/rubric-world/3714977-u-branskij-oblasti-v-rezultati-ataki-drona-zaginuli-dvoe-rosijskih-vijskovih-zmi.html" text:style-name="Internet_20_link" text:visited-style-name="Visited_20_Internet_20_Link">
由于俄罗斯军队的无人机袭击 - 媒体</text:a>
据报道，昨晚在Prolustic的Belgorod地区Mayke村。 根据Roszma的说法，这些无人机遭到俄罗斯联邦内政部拥有的建筑物的袭击。</text:p>
      <text:p text:style-name="P4">
_从开源_OPTO _</text:p>
      <text:p text:style-name="P4">
News Source: <text:a xlink:type="simple" xlink:href="https://www.ukrinform.ua/rubric-world/3715075-gubernator-belgorodskoi-oblasti-zaaviv-so-potrapiv-pid-obstril.html" text:style-name="Internet_20_link" text:visited-style-name="Visited_20_Internet_20_Link">
https://www.ukrinform.ua/rubric-world/3715075-gubernator-belgorodskoi-oblasti-zaaviv-so-potrapiv-pid-obstril.html</text:a>
</text:p>
      <!--NEWS-->
      <text:h text:style-name="P10" text:outline-level="1">
<text:span text:style-name="T4">
在乌克兰在某些地方雨水和雷暴，下午会热身+26°</text:span>
</text:h>
      <text:p text:style-name="P4">
作者: Ukrinform (Person)</text:p>
      <text:p text:style-name="P4">
出版商: Укринформ (Organization)</text:p>
      <text:p text:style-name="P4">
出版时间: 2023-05-28T-33:32:00+03:00</text:p>
      <text:p text:style-name="P4">
修改时间: 2023-05-28T00:32:00+03:00</text:p>
      <text:p text:style-name="P4">
描述: 5月28日，星期日，在乌克兰，将在许多地区发生雷暴，雷雨的地方会发生变化。 北部和西部的白天温度将高达23°； 在其余空气中，它将加热到+26°。  - 乌克林。</text:p>
      <text:p text:style-name="P4">
图片: ['<text:a xlink:type="simple" xlink:href="https://static.ukrinform.com/photos/2018_06/thumb_files/630_360_1530170067-2116.jpg" text:style-name="Internet_20_link" text:visited-style-name="Visited_20_Internet_20_Link">
630_360_15301...</text:a>
']</text:p>
      <text:p text:style-name="P4">
标签: ['Дощ', 'Гроза', 'Погода', 'Прогноз', 'Регіони']</text:p>
      <text:p text:style-name="P4">
类型: Article</text:p>
      <!--METADATA-->
      <text:p text:style-name="P4">
<draw:frame draw:style-name="fr1" draw:name="Image305" text:anchor-type="as-char" svg:width="6.9236in" svg:height="3.956343in" draw:z-index="0">
<draw:image xlink:href="../Images/yкринформ/2023-05-28T-33-32-00-03-00/630_360_1530170067-2116.jpg" xlink:type="simple" xlink:show="embed" xlink:actuate="onLoad" draw:mime-type="image/jpeg"/>
</draw:frame>
5月28日，星期日，在乌克兰，该系列中将发生可变的云彩，短期降雨，雷暴的地方将发生。 白天和事件的温度最高为23°； 在其余空气中，它将加热到+26°。</text:p>
      <text:p text:style-name="P4">
乌克林福姆在乌克兰水文气象学中心报道了这一点。</text:p>
      <text:p text:style-name="P4">
“可变的浑浊。在南部，东部，dnipropetrovsk ikirovograd地区，短期降雨，雷暴的地方；在其余降水境内。 °;在下午21-26°的情况下，在该领土的其余部分11-16°，”  - 预报员说。</text:p>
      <text:p text:style-name="P4">
在基辅和基辅地区，预计不会降水，资本的温度约为10°，下午20-22°，在该地区，晚上将为6-11°，下午18-23°。</text:p>
      <text:p text:style-name="P4">
根据预报员的说法，乌克兰将在接下来的几天中占上风。 在Transcarpathia，在喀尔巴阡山脉，南部，东南地区，第30和该国东部的短期雨水，预计会有雷暴； 在其余领土内没有降水。 晚上的温度为8-13°，在编织的南部至16°； 5月30日，下午20-25°，在喀尔巴阡地区TAV的东部，14-19°。</text:p>
      <text:p text:style-name="P4">
<text:span text:style-name="T4">
另请阅读：</text:span>
 <text:a xlink:type="simple" xlink:href="https://www.ukrinform.ua/rubric-technology/3662460-klimat-dosagne-kriticnogo-porogu-poteplinna-za-1012-rokiv-stucnij-intelekt.html" text:style-name="Internet_20_link" text:visited-style-name="Visited_20_Internet_20_Link">
对于10-12 \  - </text:a>
在基辅和首都地区，5月29日至30日在不降水的情况下改变多云。 下午22-24°，晚上的Upbules将为10-12°，在20-25°下午，该地区为8-13°。</text:p>
      <text:p text:style-name="P4">
预报员警告5月28日至30日在西部(除lviv，跨汽车，伊万诺 - 弗兰基夫斯克，切尔尼夫特斯克)，北部，Vinnytsia和Cherkasy地区以及基辅市将超过非凡的火灾。</text:p>
      <text:p text:style-name="P4">
根据预测，仅在5月31日至6月1日(https://www.ukrinform.ua/tag-karpati)在该地区，5月31日下午在乌克兰降雨中，雷暴。 6月1日在西部和北部地区，晚上的温度为9-15°，南到17°。 下午18-24°，在南部，第31位，中央区域高达27°。</text:p>
      <text:p text:style-name="P4">
News Source: <text:a xlink:type="simple" xlink:href="https://www.ukrinform.ua/rubric-regions/3714939-v-ukraini-zavtra-podekudi-dosi-ta-grozi-vden-progrie-do-26.html" text:style-name="Internet_20_link" text:visited-style-name="Visited_20_Internet_20_Link">
https://www.ukrinform.ua/rubric-regions/3714939-v-ukraini-zavtra-podekudi-dosi-ta-grozi-vden-progrie-do-26.html</text:a>
</text:p>
      <!--NEWS-->
      <text:h text:style-name="P10" text:outline-level="1">
<text:span text:style-name="T4">
敌人在哈尔基夫地区解雇了库皮斯克和马戏团，死亡且受伤</text:span>
</text:h>
      <text:p text:style-name="P4">
作者: Ukrinform (Person)</text:p>
      <text:p text:style-name="P4">
出版商: Укринформ (Organization)</text:p>
      <text:p text:style-name="P4">
出版时间: 2023-05-28T-35:17:00+03:00</text:p>
      <text:p text:style-name="P4">
修改时间: 2023-05-28T00:17:00+03:00</text:p>
      <text:p text:style-name="P4">
描述: 由于5月27日晚上，俄罗斯军队在库平地区的炮兵和哈尔基夫地区的Tsirkuni村进行了袭击，一人被杀，另一人受伤。  - 乌克林。</text:p>
      <text:p text:style-name="P4">
图片: ['<text:a xlink:type="simple" xlink:href="https://static.ukrinform.com/photos/2023_05/thumb_files/630_360_1685222258-921.jpg" text:style-name="Internet_20_link" text:visited-style-name="Visited_20_Internet_20_Link">
630_360_16852...</text:a>
']</text:p>
      <text:p text:style-name="P4">
标签: ['Обстріл', 'Поліція', 'Поранені', 'Загибель', 'Харківщина', 'Війна з Росією']</text:p>
      <text:p text:style-name="P4">
类型: Article</text:p>
      <!--METADATA-->
      <text:p text:style-name="P4">
<draw:frame draw:style-name="fr1" draw:name="Image306" text:anchor-type="as-char" svg:width="6.9236in" svg:height="3.956343in" draw:z-index="0">
<draw:image xlink:href="../Images/yкринформ/2023-05-28T-35-17-00-03-00/630_360_1685222258-921.jpg" xlink:type="simple" xlink:show="embed" xlink:actuate="onLoad" draw:mime-type="image/jpeg"/>
</draw:frame>
由于5月27日晚上，俄罗斯军队在库平地区的炮兵和哈尔基夫地区的Tsirkuni村进行了袭击，一人被杀，另一人受伤。</text:p>
      <text:p text:style-name="P4">
关于它<text:a xlink:type="simple" xlink:href="https://www.facebook.com/police.kharkov" text:style-name="Internet_20_link" text:visited-style-name="Visited_20_Internet_20_Link">
报告</text:a>
警察哈尔基夫地区，据报道。</text:p>
      <text:p text:style-name="P4">
消息写道：“一个60岁的居民在库皮斯克的库班斯克被杀。该男子在众议院的院子里。”</text:p>
      <text:p text:style-name="P4">
此外，在Tsirkuni村，得到了弹片<text:a xlink:type="simple" xlink:href="https://www.ukrinform.ua/tag-poraneni" text:style-name="Internet_20_link" text:visited-style-name="Visited_20_Internet_20_Link">
伤口</text:a>
一位出生于1944年的女人。 它被带到医院。</text:p>
      <text:p text:style-name="P4">
警方说，调查团队，塔布乔普的专家，在炮击领域工作。</text:p>
      <text:p text:style-name="P4">
<text:span text:style-name="T4">
另请阅读：</text:span>
 <text:a xlink:type="simple" xlink:href="https://www.ukrinform.ua/rubric-ato/3714333-zagarbniki-vnoci-sahedami-atakuvali-dva-mista-na-harkivsini.html" text:style-name="Internet_20_link" text:visited-style-name="Visited_20_Internet_20_Link">
Shahheda在夜间的入侵者袭击了Ina的两个城市</text:a>
根据艺术的刑事诉讼。 438(违反法律和习俗)刑法。</text:p>
      <text:p text:style-name="P4">
据报道，由于敌人的Selishipuvate炮击[杀死了61岁的妇女]，于5月27日在Kharkiv地区。(https://www.ukrinform.ua/rubric-ato/3714992-harkivsina-vnaslidok-obstriliv-sela-sipuvate-zaginula-zinka-poranenij-colovik.html)，一名60岁的男子受伤。</text:p>
      <text:p text:style-name="P4">
News Source: <text:a xlink:type="simple" xlink:href="https://www.ukrinform.ua/rubric-ato/3715074-vorog-obstrilav-kupansk-i-cirkuni-na-harkivsini-e-zagiblij-ta-poranena.html" text:style-name="Internet_20_link" text:visited-style-name="Visited_20_Internet_20_Link">
https://www.ukrinform.ua/rubric-ato/3715074-vorog-obstrilav-kupansk-i-cirkuni-na-harkivsini-e-zagiblij-ta-poranena.html</text:a>
</text:p>
      <!--NEWS-->
      <text:h text:style-name="P10" text:outline-level="1">
<text:span text:style-name="T4">
敌人在哈尔基夫地区解雇了库皮斯克和马戏团，死亡且受伤</text:span>
</text:h>
      <text:p text:style-name="P4">
作者: Ukrinform (Person)</text:p>
      <text:p text:style-name="P4">
出版商: Укринформ (Organization)</text:p>
      <text:p text:style-name="P4">
出版时间: 2023-05-28T00:17:00+03:00</text:p>
      <text:p text:style-name="P4">
修改时间: 2023-05-28T00:17:00+03:00</text:p>
      <text:p text:style-name="P4">
描述: 由于5月27日晚上，俄罗斯军队在库平地区的炮兵和哈尔基夫地区的Tsirkuni村进行了袭击，一人被杀，另一人受伤。  - 乌克林。</text:p>
      <text:p text:style-name="P4">
图片: ['<text:a xlink:type="simple" xlink:href="https://static.ukrinform.com/photos/2023_05/thumb_files/630_360_1685222258-921.jpg" text:style-name="Internet_20_link" text:visited-style-name="Visited_20_Internet_20_Link">
630_360_16852...</text:a>
']</text:p>
      <text:p text:style-name="P4">
标签: ['Обстріл', 'Поліція', 'Поранені', 'Загибель', 'Харківщина', 'Війна з Росією']</text:p>
      <text:p text:style-name="P4">
类型: Article</text:p>
      <!--METADATA-->
      <text:p text:style-name="P4">
<draw:frame draw:style-name="fr1" draw:name="Image307" text:anchor-type="as-char" svg:width="6.9236in" svg:height="3.956343in" draw:z-index="0">
<draw:image xlink:href="../Images/yкринформ/2023-05-28T00-17-00-03-00/630_360_1685222258-921.jpg" xlink:type="simple" xlink:show="embed" xlink:actuate="onLoad" draw:mime-type="image/jpeg"/>
</draw:frame>
由于5月27日晚上，俄罗斯军队在库平地区的炮兵和哈尔基夫地区的Tsirkuni村进行了袭击，一人被杀，另一人受伤。</text:p>
      <text:p text:style-name="P4">
关于它<text:a xlink:type="simple" xlink:href="https://www.facebook.com/police.kharkov" text:style-name="Internet_20_link" text:visited-style-name="Visited_20_Internet_20_Link">
报告</text:a>
警察哈尔基夫地区，据报道。</text:p>
      <text:p text:style-name="P4">
消息写道：“一个60岁的居民在库皮斯克的库班斯克被杀。该男子在众议院的院子里。”</text:p>
      <text:p text:style-name="P4">
此外，在Tsirkuni村，得到了弹片<text:a xlink:type="simple" xlink:href="https://www.ukrinform.ua/tag-poraneni" text:style-name="Internet_20_link" text:visited-style-name="Visited_20_Internet_20_Link">
伤口</text:a>
一位出生于1944年的女人。 它被带到医院。</text:p>
      <text:p text:style-name="P4">
警方说，调查团队，塔布乔普的专家，在炮击领域工作。</text:p>
      <text:p text:style-name="P4">
<text:span text:style-name="T4">
另请阅读：</text:span>
 <text:a xlink:type="simple" xlink:href="https://www.ukrinform.ua/rubric-ato/3714333-zagarbniki-vnoci-sahedami-atakuvali-dva-mista-na-harkivsini.html" text:style-name="Internet_20_link" text:visited-style-name="Visited_20_Internet_20_Link">
Shahheda在夜间的入侵者袭击了Ina的两个城市</text:a>
根据艺术的刑事诉讼。 438(违反法律和习俗)刑法。</text:p>
      <text:p text:style-name="P4">
据报道，由于敌人的Selishipuvate炮击[杀死了61岁的妇女]，于5月27日在Kharkiv地区。(https://www.ukrinform.ua/rubric-ato/3714992-harkivsina-vnaslidok-obstriliv-sela-sipuvate-zaginula-zinka-poranenij-colovik.html)，一名60岁的男子受伤。</text:p>
      <text:p text:style-name="P4">
News Source: <text:a xlink:type="simple" xlink:href="https://www.ukrinform.ua/rubric-ato/3715074-vorog-obstrilav-kupansk-i-cirkuni-na-harkivsini-e-zagiblij-ta-poranena.html" text:style-name="Internet_20_link" text:visited-style-name="Visited_20_Internet_20_Link">
https://www.ukrinform.ua/rubric-ato/3715074-vorog-obstrilav-kupansk-i-cirkuni-na-harkivsini-e-zagiblij-ta-poranena.html</text:a>
</text:p>
      <!--NEWS-->
      <text:h text:style-name="P10" text:outline-level="1">
<text:span text:style-name="T4">
在乌克兰在某些地方雨水和雷暴，下午会热身+26°</text:span>
</text:h>
      <text:p text:style-name="P4">
作者: Ukrinform (Person)</text:p>
      <text:p text:style-name="P4">
出版商: Укринформ (Organization)</text:p>
      <text:p text:style-name="P4">
出版时间: 2023-05-28T00:32:00+03:00</text:p>
      <text:p text:style-name="P4">
修改时间: 2023-05-28T00:32:00+03:00</text:p>
      <text:p text:style-name="P4">
描述: 5月28日，星期日，在乌克兰，将在许多地区发生雷暴，雷雨的地方会发生变化。 北部和西部的白天温度将高达23°； 在其余空气中，它将加热到+26°。  - 乌克林。</text:p>
      <text:p text:style-name="P4">
图片: ['<text:a xlink:type="simple" xlink:href="https://static.ukrinform.com/photos/2018_06/thumb_files/630_360_1530170067-2116.jpg" text:style-name="Internet_20_link" text:visited-style-name="Visited_20_Internet_20_Link">
630_360_15301...</text:a>
']</text:p>
      <text:p text:style-name="P4">
标签: ['Дощ', 'Гроза', 'Погода', 'Прогноз', 'Регіони']</text:p>
      <text:p text:style-name="P4">
类型: Article</text:p>
      <!--METADATA-->
      <text:p text:style-name="P4">
<draw:frame draw:style-name="fr1" draw:name="Image308" text:anchor-type="as-char" svg:width="6.9236in" svg:height="3.956343in" draw:z-index="0">
<draw:image xlink:href="../Images/yкринформ/2023-05-28T00-32-00-03-00/630_360_1530170067-2116.jpg" xlink:type="simple" xlink:show="embed" xlink:actuate="onLoad" draw:mime-type="image/jpeg"/>
</draw:frame>
在5月28日，星期日，乌克兰将发生可变的云，短期降雨和雷暴将发生在许多地区。 北部的白天温度将高达23°； 在其余空气中，它将加热到+26°。</text:p>
      <text:p text:style-name="P4">
乌克林福姆在乌克兰水文气象学中心报道了这一点。</text:p>
      <text:p text:style-name="P4">
“可变的浑浊。在南部，东部，dnipropetrovsk ikirovograd地区，短期降雨，雷暴的地方；在其余降水境内。 °;在下午21-26°的情况下，在该领土的其余部分11-16°，”  - 预报员说。</text:p>
      <text:p text:style-name="P4">
在基辅和基辅地区，预计不会降水，资本的温度约为10°，下午20-22°，在该地区，晚上将为6-11°，下午18-23°。</text:p>
      <text:p text:style-name="P4">
根据预报员的说法，乌克兰将在接下来的几天中占上风。 在Transcarpathia，在喀尔巴阡山脉，南部，东南地区，第30和该国东部的短期雨水，预计会有雷暴； 在其余领土内没有降水。 晚上的温度为8-13°，在编织的南部至16°； 5月30日，下午20-25°，在喀尔巴阡地区TAV的东部，14-19°。</text:p>
      <text:p text:style-name="P4">
<text:span text:style-name="T4">
另请阅读：</text:span>
 <text:a xlink:type="simple" xlink:href="https://www.ukrinform.ua/rubric-technology/3662460-klimat-dosagne-kriticnogo-porogu-poteplinna-za-1012-rokiv-stucnij-intelekt.html" text:style-name="Internet_20_link" text:visited-style-name="Visited_20_Internet_20_Link">
对于10-12 \  - </text:a>
在基辅和首都地区，5月29日至30日在不降水的情况下改变多云。 下午22-24°，晚上的Upbules将为10-12°，在20-25°下午，该地区为8-13°。</text:p>
      <text:p text:style-name="P4">
预报员警告5月28日至30日在西部(除lviv，跨汽车，伊万诺 - 弗兰基夫斯克，切尔尼夫特斯克)，北部，Vinnytsia和Cherkasy地区以及基辅市将超过非凡的火灾。</text:p>
      <text:p text:style-name="P4">
根据预测，仅在5月31日至6月1日(https://www.ukrinform.ua/tag-karpati)在该地区，5月31日下午在乌克兰降雨中，雷暴。 6月1日在西部和北部地区，晚上的温度为9-15°，南到17°。 下午18-24°，在南部，第31位，中央区域高达27°。</text:p>
      <text:p text:style-name="P4">
News Source: <text:a xlink:type="simple" xlink:href="https://www.ukrinform.ua/rubric-regions/3714939-v-ukraini-zavtra-podekudi-dosi-ta-grozi-vden-progrie-do-26.html" text:style-name="Internet_20_link" text:visited-style-name="Visited_20_Internet_20_Link">
https://www.ukrinform.ua/rubric-regions/3714939-v-ukraini-zavtra-podekudi-dosi-ta-grozi-vden-progrie-do-26.html</text:a>
</text:p>
      <!--NEWS-->
      <text:h text:style-name="P10" text:outline-level="1">
<text:span text:style-name="T4">
Belgorod地区的州长表示，它正在大火</text:span>
</text:h>
      <text:p text:style-name="P4">
作者: Ukrinform (Person)</text:p>
      <text:p text:style-name="P4">
出版商: Укринформ (Organization)</text:p>
      <text:p text:style-name="P4">
出版时间: 2023-05-28T00:46:00+03:00</text:p>
      <text:p text:style-name="P4">
修改时间: 2023-05-28T00:46:00+03:00</text:p>
      <text:p text:style-name="P4">
描述: 俄罗斯Belgorod地区的州长Vyacheslav Gladkov表示，在去Shebekino镇的旅行中，遭到了抨击。  - 乌克林。</text:p>
      <text:p text:style-name="P4">
图片: ['<text:a xlink:type="simple" xlink:href="https://static.ukrinform.com/photos/2023_05/thumb_files/630_360_1684770066-994.jpg" text:style-name="Internet_20_link" text:visited-style-name="Visited_20_Internet_20_Link">
630_360_16847...</text:a>
']</text:p>
      <text:p text:style-name="P4">
标签: ['Обстріл', 'Росія', 'Бєлгород']</text:p>
      <text:p text:style-name="P4">
类型: Article</text:p>
      <!--METADATA-->
      <text:p text:style-name="P4">
<draw:frame draw:style-name="fr1" draw:name="Image309" text:anchor-type="as-char" svg:width="6.9236in" svg:height="3.956343in" draw:z-index="0">
<draw:image xlink:href="../Images/yкринформ/2023-05-28T00-46-00-03-00/630_360_1684770066-994.jpg" xlink:type="simple" xlink:show="embed" xlink:actuate="onLoad" draw:mime-type="image/jpeg"/>
</draw:frame>
俄罗斯俄罗斯市州长维亚切斯拉夫·格拉德科夫(Vyacheslav Gladkov)表示，在希贝基诺(Shebekino)的靴子旅行中，遭受了抨击。</text:p>
      <text:p text:style-name="P4">
Gladkov在[电报]中报告了这一点(https://t.me/vvgladkov/2329)，报道乌克林福姆。</text:p>
      <text:p text:style-name="P4">
“他只能第二次才能到达希伯金。 他们第一次进入房屋后，他们遭到着火。 他甚至无法下车。 贝壳在附近的街道上蔓延。”他告知。</text:p>
      <text:p text:style-name="P4">
根据俄罗斯官员的说法，周六谢贝诺五次<text:a xlink:type="simple" xlink:href="https://www.ukrinform.ua/tag-obstril" text:style-name="Internet_20_link" text:visited-style-name="Visited_20_Internet_20_Link">
炮击</text:a>
，一个人走了，三人受伤。</text:p>
      <text:p text:style-name="P4">
<text:span text:style-name="T4">
另请阅读：</text:span>
 <text:a xlink:type="simple" xlink:href="https://www.ukrinform.ua/rubric-world/3714977-u-branskij-oblasti-v-rezultati-ataki-drona-zaginuli-dvoe-rosijskih-vijskovih-zmi.html" text:style-name="Internet_20_link" text:visited-style-name="Visited_20_Internet_20_Link">
由于俄罗斯军队的无人机袭击 - 媒体</text:a>
据报道，昨晚在Prolustic的Belgorod地区Mayke村。 根据Roszma的说法，这些无人机遭到俄罗斯联邦内政部拥有的建筑物的袭击。</text:p>
      <text:p text:style-name="P4">
_从开源_OPTO _</text:p>
      <text:p text:style-name="P4">
News Source: <text:a xlink:type="simple" xlink:href="https://www.ukrinform.ua/rubric-world/3715075-gubernator-belgorodskoi-oblasti-zaaviv-so-potrapiv-pid-obstril.html" text:style-name="Internet_20_link" text:visited-style-name="Visited_20_Internet_20_Link">
https://www.ukrinform.ua/rubric-world/3715075-gubernator-belgorodskoi-oblasti-zaaviv-so-potrapiv-pid-obstril.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